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76in" svg:height="3.5449in" svg:x="10.1323in" svg:y="1.4118in">
            <draw:object draw:notify-on-update-of-ranges="Sheet1.M1:Sheet1.Q1 Sheet1.M2:Sheet1.Q2 Sheet1.M3:Sheet1.Q3 Sheet1.M3:Sheet1.Q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5" table:default-cell-style-name="Default"/>
        <table:table-column table:style-name="co3" table:number-columns-repeated="6" table:default-cell-style-name="Default"/>
        <table:table-row table:style-name="ro1"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1">
          <table:table-cell/>
          <table:table-cell office:value-type="float" office:value="21051152" calcext:value-type="float">
            <text:p>21051152</text:p>
          </table:table-cell>
          <table:table-cell office:value-type="float" office:value="150540056" calcext:value-type="float">
            <text:p>150540056</text:p>
          </table:table-cell>
          <table:table-cell office:value-type="float" office:value="78556288" calcext:value-type="float">
            <text:p>78556288</text:p>
          </table:table-cell>
          <table:table-cell office:value-type="float" office:value="65716440" calcext:value-type="float">
            <text:p>65716440</text:p>
          </table:table-cell>
          <table:table-cell office:value-type="float" office:value="45279864" calcext:value-type="float">
            <text:p>45279864</text:p>
          </table:table-cell>
          <table:table-cell office:value-type="float" office:value="25996896" calcext:value-type="float">
            <text:p>25996896</text:p>
          </table:table-cell>
          <table:table-cell office:value-type="float" office:value="170738864" calcext:value-type="float">
            <text:p>170738864</text:p>
          </table:table-cell>
          <table:table-cell office:value-type="float" office:value="77169024" calcext:value-type="float">
            <text:p>77169024</text:p>
          </table:table-cell>
          <table:table-cell office:value-type="float" office:value="69330200" calcext:value-type="float">
            <text:p>69330200</text:p>
          </table:table-cell>
          <table:table-cell office:value-type="float" office:value="51568576" calcext:value-type="float">
            <text:p>51568576</text:p>
          </table:table-cell>
          <table:table-cell/>
          <table:table-cell table:formula="of:=AVERAGE([.B200:.B801])" office:value-type="float" office:value="21305632.6112957" calcext:value-type="float">
            <text:p>21305632.6112957</text:p>
          </table:table-cell>
          <table:table-cell table:formula="of:=AVERAGE([.C200:.C801])" office:value-type="float" office:value="152193164.398671" calcext:value-type="float">
            <text:p>152193164.398671</text:p>
          </table:table-cell>
          <table:table-cell table:formula="of:=AVERAGE([.D200:.D801])" office:value-type="float" office:value="78923792.6245847" calcext:value-type="float">
            <text:p>78923792.6245847</text:p>
          </table:table-cell>
          <table:table-cell table:formula="of:=AVERAGE([.E200:.E801])" office:value-type="float" office:value="66131772.1594684" calcext:value-type="float">
            <text:p>66131772.1594684</text:p>
          </table:table-cell>
          <table:table-cell table:formula="of:=AVERAGE([.F200:.F801])" office:value-type="float" office:value="45549092.8372093" calcext:value-type="float">
            <text:p>45549092.8372093</text:p>
          </table:table-cell>
        </table:table-row>
        <table:table-row table:style-name="ro1">
          <table:table-cell/>
          <table:table-cell office:value-type="float" office:value="21055288" calcext:value-type="float">
            <text:p>21055288</text:p>
          </table:table-cell>
          <table:table-cell office:value-type="float" office:value="150564400" calcext:value-type="float">
            <text:p>150564400</text:p>
          </table:table-cell>
          <table:table-cell office:value-type="float" office:value="78576032" calcext:value-type="float">
            <text:p>78576032</text:p>
          </table:table-cell>
          <table:table-cell office:value-type="float" office:value="65716576" calcext:value-type="float">
            <text:p>65716576</text:p>
          </table:table-cell>
          <table:table-cell office:value-type="float" office:value="45297232" calcext:value-type="float">
            <text:p>45297232</text:p>
          </table:table-cell>
          <table:table-cell office:value-type="float" office:value="26026968" calcext:value-type="float">
            <text:p>26026968</text:p>
          </table:table-cell>
          <table:table-cell office:value-type="float" office:value="170825128" calcext:value-type="float">
            <text:p>170825128</text:p>
          </table:table-cell>
          <table:table-cell office:value-type="float" office:value="77237408" calcext:value-type="float">
            <text:p>77237408</text:p>
          </table:table-cell>
          <table:table-cell office:value-type="float" office:value="69424264" calcext:value-type="float">
            <text:p>69424264</text:p>
          </table:table-cell>
          <table:table-cell office:value-type="float" office:value="51733160" calcext:value-type="float">
            <text:p>51733160</text:p>
          </table:table-cell>
          <table:table-cell/>
          <table:table-cell table:formula="of:=SQRT(VAR([.B200:.B801]))" office:value-type="float" office:value="43859.5627004869" calcext:value-type="float">
            <text:p>43859.5627004869</text:p>
          </table:table-cell>
          <table:table-cell table:formula="of:=SQRT(VAR([.C200:.C801]))" office:value-type="float" office:value="854484.421194426" calcext:value-type="float">
            <text:p>854484.421194426</text:p>
          </table:table-cell>
          <table:table-cell table:formula="of:=SQRT(VAR([.D200:.D801]))" office:value-type="float" office:value="117578.94761854" calcext:value-type="float">
            <text:p>117578.94761854</text:p>
          </table:table-cell>
          <table:table-cell table:formula="of:=SQRT(VAR([.E200:.E801]))" office:value-type="float" office:value="183442.7137864" calcext:value-type="float">
            <text:p>183442.7137864</text:p>
          </table:table-cell>
          <table:table-cell table:formula="of:=SQRT(VAR([.F200:.F801]))" office:value-type="float" office:value="64420.3400286049" calcext:value-type="float">
            <text:p>64420.3400286049</text:p>
          </table:table-cell>
        </table:table-row>
        <table:table-row table:style-name="ro1">
          <table:table-cell/>
          <table:table-cell office:value-type="float" office:value="21067696" calcext:value-type="float">
            <text:p>21067696</text:p>
          </table:table-cell>
          <table:table-cell office:value-type="float" office:value="150575944" calcext:value-type="float">
            <text:p>150575944</text:p>
          </table:table-cell>
          <table:table-cell office:value-type="float" office:value="78586760" calcext:value-type="float">
            <text:p>78586760</text:p>
          </table:table-cell>
          <table:table-cell office:value-type="float" office:value="65716584" calcext:value-type="float">
            <text:p>65716584</text:p>
          </table:table-cell>
          <table:table-cell office:value-type="float" office:value="45308440" calcext:value-type="float">
            <text:p>45308440</text:p>
          </table:table-cell>
          <table:table-cell office:value-type="float" office:value="26080328" calcext:value-type="float">
            <text:p>26080328</text:p>
          </table:table-cell>
          <table:table-cell office:value-type="float" office:value="170974464" calcext:value-type="float">
            <text:p>170974464</text:p>
          </table:table-cell>
          <table:table-cell office:value-type="float" office:value="77292672" calcext:value-type="float">
            <text:p>77292672</text:p>
          </table:table-cell>
          <table:table-cell office:value-type="float" office:value="69485912" calcext:value-type="float">
            <text:p>69485912</text:p>
          </table:table-cell>
          <table:table-cell office:value-type="float" office:value="51753512" calcext:value-type="float">
            <text:p>51753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078168" calcext:value-type="float">
            <text:p>21078168</text:p>
          </table:table-cell>
          <table:table-cell office:value-type="float" office:value="150612144" calcext:value-type="float">
            <text:p>150612144</text:p>
          </table:table-cell>
          <table:table-cell office:value-type="float" office:value="78600208" calcext:value-type="float">
            <text:p>78600208</text:p>
          </table:table-cell>
          <table:table-cell office:value-type="float" office:value="65720552" calcext:value-type="float">
            <text:p>65720552</text:p>
          </table:table-cell>
          <table:table-cell office:value-type="float" office:value="45308816" calcext:value-type="float">
            <text:p>45308816</text:p>
          </table:table-cell>
          <table:table-cell office:value-type="float" office:value="26114832" calcext:value-type="float">
            <text:p>26114832</text:p>
          </table:table-cell>
          <table:table-cell office:value-type="float" office:value="171335952" calcext:value-type="float">
            <text:p>171335952</text:p>
          </table:table-cell>
          <table:table-cell office:value-type="float" office:value="77306744" calcext:value-type="float">
            <text:p>77306744</text:p>
          </table:table-cell>
          <table:table-cell office:value-type="float" office:value="69487256" calcext:value-type="float">
            <text:p>69487256</text:p>
          </table:table-cell>
          <table:table-cell office:value-type="float" office:value="51775632" calcext:value-type="float">
            <text:p>51775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080504" calcext:value-type="float">
            <text:p>21080504</text:p>
          </table:table-cell>
          <table:table-cell office:value-type="float" office:value="150622248" calcext:value-type="float">
            <text:p>150622248</text:p>
          </table:table-cell>
          <table:table-cell office:value-type="float" office:value="78616528" calcext:value-type="float">
            <text:p>78616528</text:p>
          </table:table-cell>
          <table:table-cell office:value-type="float" office:value="65742736" calcext:value-type="float">
            <text:p>65742736</text:p>
          </table:table-cell>
          <table:table-cell office:value-type="float" office:value="45325168" calcext:value-type="float">
            <text:p>45325168</text:p>
          </table:table-cell>
          <table:table-cell office:value-type="float" office:value="26117200" calcext:value-type="float">
            <text:p>26117200</text:p>
          </table:table-cell>
          <table:table-cell office:value-type="float" office:value="171393632" calcext:value-type="float">
            <text:p>171393632</text:p>
          </table:table-cell>
          <table:table-cell office:value-type="float" office:value="77372168" calcext:value-type="float">
            <text:p>77372168</text:p>
          </table:table-cell>
          <table:table-cell office:value-type="float" office:value="69510552" calcext:value-type="float">
            <text:p>69510552</text:p>
          </table:table-cell>
          <table:table-cell office:value-type="float" office:value="51786568" calcext:value-type="float">
            <text:p>51786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082128" calcext:value-type="float">
            <text:p>21082128</text:p>
          </table:table-cell>
          <table:table-cell office:value-type="float" office:value="150624328" calcext:value-type="float">
            <text:p>150624328</text:p>
          </table:table-cell>
          <table:table-cell office:value-type="float" office:value="78617368" calcext:value-type="float">
            <text:p>78617368</text:p>
          </table:table-cell>
          <table:table-cell office:value-type="float" office:value="65743384" calcext:value-type="float">
            <text:p>65743384</text:p>
          </table:table-cell>
          <table:table-cell office:value-type="float" office:value="45328208" calcext:value-type="float">
            <text:p>45328208</text:p>
          </table:table-cell>
          <table:table-cell office:value-type="float" office:value="26139304" calcext:value-type="float">
            <text:p>26139304</text:p>
          </table:table-cell>
          <table:table-cell office:value-type="float" office:value="171535848" calcext:value-type="float">
            <text:p>171535848</text:p>
          </table:table-cell>
          <table:table-cell office:value-type="float" office:value="77388192" calcext:value-type="float">
            <text:p>77388192</text:p>
          </table:table-cell>
          <table:table-cell office:value-type="float" office:value="69537848" calcext:value-type="float">
            <text:p>69537848</text:p>
          </table:table-cell>
          <table:table-cell office:value-type="float" office:value="51811992" calcext:value-type="float">
            <text:p>51811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087584" calcext:value-type="float">
            <text:p>21087584</text:p>
          </table:table-cell>
          <table:table-cell office:value-type="float" office:value="150628144" calcext:value-type="float">
            <text:p>150628144</text:p>
          </table:table-cell>
          <table:table-cell office:value-type="float" office:value="78629896" calcext:value-type="float">
            <text:p>78629896</text:p>
          </table:table-cell>
          <table:table-cell office:value-type="float" office:value="65744248" calcext:value-type="float">
            <text:p>65744248</text:p>
          </table:table-cell>
          <table:table-cell office:value-type="float" office:value="45329040" calcext:value-type="float">
            <text:p>45329040</text:p>
          </table:table-cell>
          <table:table-cell office:value-type="float" office:value="26149272" calcext:value-type="float">
            <text:p>26149272</text:p>
          </table:table-cell>
          <table:table-cell office:value-type="float" office:value="171582496" calcext:value-type="float">
            <text:p>171582496</text:p>
          </table:table-cell>
          <table:table-cell office:value-type="float" office:value="77398232" calcext:value-type="float">
            <text:p>77398232</text:p>
          </table:table-cell>
          <table:table-cell office:value-type="float" office:value="69544496" calcext:value-type="float">
            <text:p>69544496</text:p>
          </table:table-cell>
          <table:table-cell office:value-type="float" office:value="51838288" calcext:value-type="float">
            <text:p>51838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087632" calcext:value-type="float">
            <text:p>21087632</text:p>
          </table:table-cell>
          <table:table-cell office:value-type="float" office:value="150631392" calcext:value-type="float">
            <text:p>150631392</text:p>
          </table:table-cell>
          <table:table-cell office:value-type="float" office:value="78630936" calcext:value-type="float">
            <text:p>78630936</text:p>
          </table:table-cell>
          <table:table-cell office:value-type="float" office:value="65748376" calcext:value-type="float">
            <text:p>65748376</text:p>
          </table:table-cell>
          <table:table-cell office:value-type="float" office:value="45330448" calcext:value-type="float">
            <text:p>45330448</text:p>
          </table:table-cell>
          <table:table-cell office:value-type="float" office:value="26164752" calcext:value-type="float">
            <text:p>26164752</text:p>
          </table:table-cell>
          <table:table-cell office:value-type="float" office:value="171586512" calcext:value-type="float">
            <text:p>171586512</text:p>
          </table:table-cell>
          <table:table-cell office:value-type="float" office:value="77399176" calcext:value-type="float">
            <text:p>77399176</text:p>
          </table:table-cell>
          <table:table-cell office:value-type="float" office:value="69550816" calcext:value-type="float">
            <text:p>69550816</text:p>
          </table:table-cell>
          <table:table-cell office:value-type="float" office:value="51843008" calcext:value-type="float">
            <text:p>51843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088544" calcext:value-type="float">
            <text:p>21088544</text:p>
          </table:table-cell>
          <table:table-cell office:value-type="float" office:value="150634432" calcext:value-type="float">
            <text:p>150634432</text:p>
          </table:table-cell>
          <table:table-cell office:value-type="float" office:value="78632592" calcext:value-type="float">
            <text:p>78632592</text:p>
          </table:table-cell>
          <table:table-cell office:value-type="float" office:value="65749248" calcext:value-type="float">
            <text:p>65749248</text:p>
          </table:table-cell>
          <table:table-cell office:value-type="float" office:value="45331824" calcext:value-type="float">
            <text:p>45331824</text:p>
          </table:table-cell>
          <table:table-cell office:value-type="float" office:value="26173024" calcext:value-type="float">
            <text:p>26173024</text:p>
          </table:table-cell>
          <table:table-cell office:value-type="float" office:value="171747128" calcext:value-type="float">
            <text:p>171747128</text:p>
          </table:table-cell>
          <table:table-cell office:value-type="float" office:value="77405808" calcext:value-type="float">
            <text:p>77405808</text:p>
          </table:table-cell>
          <table:table-cell office:value-type="float" office:value="69574064" calcext:value-type="float">
            <text:p>69574064</text:p>
          </table:table-cell>
          <table:table-cell office:value-type="float" office:value="51853056" calcext:value-type="float">
            <text:p>51853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088880" calcext:value-type="float">
            <text:p>21088880</text:p>
          </table:table-cell>
          <table:table-cell office:value-type="float" office:value="150639784" calcext:value-type="float">
            <text:p>150639784</text:p>
          </table:table-cell>
          <table:table-cell office:value-type="float" office:value="78634824" calcext:value-type="float">
            <text:p>78634824</text:p>
          </table:table-cell>
          <table:table-cell office:value-type="float" office:value="65752480" calcext:value-type="float">
            <text:p>65752480</text:p>
          </table:table-cell>
          <table:table-cell office:value-type="float" office:value="45332120" calcext:value-type="float">
            <text:p>45332120</text:p>
          </table:table-cell>
          <table:table-cell office:value-type="float" office:value="26181560" calcext:value-type="float">
            <text:p>26181560</text:p>
          </table:table-cell>
          <table:table-cell office:value-type="float" office:value="171839648" calcext:value-type="float">
            <text:p>171839648</text:p>
          </table:table-cell>
          <table:table-cell office:value-type="float" office:value="77408760" calcext:value-type="float">
            <text:p>77408760</text:p>
          </table:table-cell>
          <table:table-cell office:value-type="float" office:value="69589224" calcext:value-type="float">
            <text:p>69589224</text:p>
          </table:table-cell>
          <table:table-cell office:value-type="float" office:value="51864168" calcext:value-type="float">
            <text:p>51864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06280" calcext:value-type="float">
            <text:p>21106280</text:p>
          </table:table-cell>
          <table:table-cell office:value-type="float" office:value="150644464" calcext:value-type="float">
            <text:p>150644464</text:p>
          </table:table-cell>
          <table:table-cell office:value-type="float" office:value="78636656" calcext:value-type="float">
            <text:p>78636656</text:p>
          </table:table-cell>
          <table:table-cell office:value-type="float" office:value="65753200" calcext:value-type="float">
            <text:p>65753200</text:p>
          </table:table-cell>
          <table:table-cell office:value-type="float" office:value="45338704" calcext:value-type="float">
            <text:p>45338704</text:p>
          </table:table-cell>
          <table:table-cell office:value-type="float" office:value="26207928" calcext:value-type="float">
            <text:p>26207928</text:p>
          </table:table-cell>
          <table:table-cell office:value-type="float" office:value="171851016" calcext:value-type="float">
            <text:p>171851016</text:p>
          </table:table-cell>
          <table:table-cell office:value-type="float" office:value="77416320" calcext:value-type="float">
            <text:p>77416320</text:p>
          </table:table-cell>
          <table:table-cell office:value-type="float" office:value="69621672" calcext:value-type="float">
            <text:p>69621672</text:p>
          </table:table-cell>
          <table:table-cell office:value-type="float" office:value="51882096" calcext:value-type="float">
            <text:p>51882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12080" calcext:value-type="float">
            <text:p>21112080</text:p>
          </table:table-cell>
          <table:table-cell office:value-type="float" office:value="150646424" calcext:value-type="float">
            <text:p>150646424</text:p>
          </table:table-cell>
          <table:table-cell office:value-type="float" office:value="78644432" calcext:value-type="float">
            <text:p>78644432</text:p>
          </table:table-cell>
          <table:table-cell office:value-type="float" office:value="65757504" calcext:value-type="float">
            <text:p>65757504</text:p>
          </table:table-cell>
          <table:table-cell office:value-type="float" office:value="45344360" calcext:value-type="float">
            <text:p>45344360</text:p>
          </table:table-cell>
          <table:table-cell office:value-type="float" office:value="26226528" calcext:value-type="float">
            <text:p>26226528</text:p>
          </table:table-cell>
          <table:table-cell office:value-type="float" office:value="171862552" calcext:value-type="float">
            <text:p>171862552</text:p>
          </table:table-cell>
          <table:table-cell office:value-type="float" office:value="77436168" calcext:value-type="float">
            <text:p>77436168</text:p>
          </table:table-cell>
          <table:table-cell office:value-type="float" office:value="69719536" calcext:value-type="float">
            <text:p>69719536</text:p>
          </table:table-cell>
          <table:table-cell office:value-type="float" office:value="51891800" calcext:value-type="float">
            <text:p>518918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14088" calcext:value-type="float">
            <text:p>21114088</text:p>
          </table:table-cell>
          <table:table-cell office:value-type="float" office:value="150650640" calcext:value-type="float">
            <text:p>150650640</text:p>
          </table:table-cell>
          <table:table-cell office:value-type="float" office:value="78650264" calcext:value-type="float">
            <text:p>78650264</text:p>
          </table:table-cell>
          <table:table-cell office:value-type="float" office:value="65771000" calcext:value-type="float">
            <text:p>65771000</text:p>
          </table:table-cell>
          <table:table-cell office:value-type="float" office:value="45349232" calcext:value-type="float">
            <text:p>45349232</text:p>
          </table:table-cell>
          <table:table-cell office:value-type="float" office:value="26234080" calcext:value-type="float">
            <text:p>26234080</text:p>
          </table:table-cell>
          <table:table-cell office:value-type="float" office:value="171886008" calcext:value-type="float">
            <text:p>171886008</text:p>
          </table:table-cell>
          <table:table-cell office:value-type="float" office:value="77440904" calcext:value-type="float">
            <text:p>77440904</text:p>
          </table:table-cell>
          <table:table-cell office:value-type="float" office:value="69739480" calcext:value-type="float">
            <text:p>69739480</text:p>
          </table:table-cell>
          <table:table-cell office:value-type="float" office:value="51902792" calcext:value-type="float">
            <text:p>51902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14264" calcext:value-type="float">
            <text:p>21114264</text:p>
          </table:table-cell>
          <table:table-cell office:value-type="float" office:value="150660784" calcext:value-type="float">
            <text:p>150660784</text:p>
          </table:table-cell>
          <table:table-cell office:value-type="float" office:value="78651816" calcext:value-type="float">
            <text:p>78651816</text:p>
          </table:table-cell>
          <table:table-cell office:value-type="float" office:value="65773072" calcext:value-type="float">
            <text:p>65773072</text:p>
          </table:table-cell>
          <table:table-cell office:value-type="float" office:value="45352272" calcext:value-type="float">
            <text:p>45352272</text:p>
          </table:table-cell>
          <table:table-cell office:value-type="float" office:value="26261520" calcext:value-type="float">
            <text:p>26261520</text:p>
          </table:table-cell>
          <table:table-cell office:value-type="float" office:value="171906616" calcext:value-type="float">
            <text:p>171906616</text:p>
          </table:table-cell>
          <table:table-cell office:value-type="float" office:value="77462384" calcext:value-type="float">
            <text:p>77462384</text:p>
          </table:table-cell>
          <table:table-cell office:value-type="float" office:value="69816208" calcext:value-type="float">
            <text:p>69816208</text:p>
          </table:table-cell>
          <table:table-cell office:value-type="float" office:value="51905960" calcext:value-type="float">
            <text:p>519059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16056" calcext:value-type="float">
            <text:p>21116056</text:p>
          </table:table-cell>
          <table:table-cell office:value-type="float" office:value="150663928" calcext:value-type="float">
            <text:p>150663928</text:p>
          </table:table-cell>
          <table:table-cell office:value-type="float" office:value="78653232" calcext:value-type="float">
            <text:p>78653232</text:p>
          </table:table-cell>
          <table:table-cell office:value-type="float" office:value="65774112" calcext:value-type="float">
            <text:p>65774112</text:p>
          </table:table-cell>
          <table:table-cell office:value-type="float" office:value="45353640" calcext:value-type="float">
            <text:p>45353640</text:p>
          </table:table-cell>
          <table:table-cell office:value-type="float" office:value="26267944" calcext:value-type="float">
            <text:p>26267944</text:p>
          </table:table-cell>
          <table:table-cell office:value-type="float" office:value="172084240" calcext:value-type="float">
            <text:p>172084240</text:p>
          </table:table-cell>
          <table:table-cell office:value-type="float" office:value="77492912" calcext:value-type="float">
            <text:p>77492912</text:p>
          </table:table-cell>
          <table:table-cell office:value-type="float" office:value="70058080" calcext:value-type="float">
            <text:p>70058080</text:p>
          </table:table-cell>
          <table:table-cell office:value-type="float" office:value="51909952" calcext:value-type="float">
            <text:p>51909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16896" calcext:value-type="float">
            <text:p>21116896</text:p>
          </table:table-cell>
          <table:table-cell office:value-type="float" office:value="150666704" calcext:value-type="float">
            <text:p>150666704</text:p>
          </table:table-cell>
          <table:table-cell office:value-type="float" office:value="78653960" calcext:value-type="float">
            <text:p>78653960</text:p>
          </table:table-cell>
          <table:table-cell office:value-type="float" office:value="65777760" calcext:value-type="float">
            <text:p>65777760</text:p>
          </table:table-cell>
          <table:table-cell office:value-type="float" office:value="45356872" calcext:value-type="float">
            <text:p>45356872</text:p>
          </table:table-cell>
          <table:table-cell office:value-type="float" office:value="26296616" calcext:value-type="float">
            <text:p>26296616</text:p>
          </table:table-cell>
          <table:table-cell office:value-type="float" office:value="172159736" calcext:value-type="float">
            <text:p>172159736</text:p>
          </table:table-cell>
          <table:table-cell office:value-type="float" office:value="77501184" calcext:value-type="float">
            <text:p>77501184</text:p>
          </table:table-cell>
          <table:table-cell office:value-type="float" office:value="70081592" calcext:value-type="float">
            <text:p>70081592</text:p>
          </table:table-cell>
          <table:table-cell office:value-type="float" office:value="51931512" calcext:value-type="float">
            <text:p>51931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17056" calcext:value-type="float">
            <text:p>21117056</text:p>
          </table:table-cell>
          <table:table-cell office:value-type="float" office:value="150672632" calcext:value-type="float">
            <text:p>150672632</text:p>
          </table:table-cell>
          <table:table-cell office:value-type="float" office:value="78657952" calcext:value-type="float">
            <text:p>78657952</text:p>
          </table:table-cell>
          <table:table-cell office:value-type="float" office:value="65778376" calcext:value-type="float">
            <text:p>65778376</text:p>
          </table:table-cell>
          <table:table-cell office:value-type="float" office:value="45359552" calcext:value-type="float">
            <text:p>45359552</text:p>
          </table:table-cell>
          <table:table-cell office:value-type="float" office:value="26310544" calcext:value-type="float">
            <text:p>26310544</text:p>
          </table:table-cell>
          <table:table-cell office:value-type="float" office:value="172197112" calcext:value-type="float">
            <text:p>172197112</text:p>
          </table:table-cell>
          <table:table-cell office:value-type="float" office:value="77507432" calcext:value-type="float">
            <text:p>77507432</text:p>
          </table:table-cell>
          <table:table-cell office:value-type="float" office:value="70131240" calcext:value-type="float">
            <text:p>70131240</text:p>
          </table:table-cell>
          <table:table-cell office:value-type="float" office:value="51939056" calcext:value-type="float">
            <text:p>51939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17592" calcext:value-type="float">
            <text:p>21117592</text:p>
          </table:table-cell>
          <table:table-cell office:value-type="float" office:value="150674096" calcext:value-type="float">
            <text:p>150674096</text:p>
          </table:table-cell>
          <table:table-cell office:value-type="float" office:value="78658512" calcext:value-type="float">
            <text:p>78658512</text:p>
          </table:table-cell>
          <table:table-cell office:value-type="float" office:value="65779504" calcext:value-type="float">
            <text:p>65779504</text:p>
          </table:table-cell>
          <table:table-cell office:value-type="float" office:value="45364600" calcext:value-type="float">
            <text:p>45364600</text:p>
          </table:table-cell>
          <table:table-cell office:value-type="float" office:value="26319512" calcext:value-type="float">
            <text:p>26319512</text:p>
          </table:table-cell>
          <table:table-cell office:value-type="float" office:value="172206176" calcext:value-type="float">
            <text:p>172206176</text:p>
          </table:table-cell>
          <table:table-cell office:value-type="float" office:value="77547248" calcext:value-type="float">
            <text:p>77547248</text:p>
          </table:table-cell>
          <table:table-cell office:value-type="float" office:value="70154288" calcext:value-type="float">
            <text:p>70154288</text:p>
          </table:table-cell>
          <table:table-cell office:value-type="float" office:value="51959632" calcext:value-type="float">
            <text:p>51959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18296" calcext:value-type="float">
            <text:p>21118296</text:p>
          </table:table-cell>
          <table:table-cell office:value-type="float" office:value="150676088" calcext:value-type="float">
            <text:p>150676088</text:p>
          </table:table-cell>
          <table:table-cell office:value-type="float" office:value="78658944" calcext:value-type="float">
            <text:p>78658944</text:p>
          </table:table-cell>
          <table:table-cell office:value-type="float" office:value="65780736" calcext:value-type="float">
            <text:p>65780736</text:p>
          </table:table-cell>
          <table:table-cell office:value-type="float" office:value="45364632" calcext:value-type="float">
            <text:p>45364632</text:p>
          </table:table-cell>
          <table:table-cell office:value-type="float" office:value="26332608" calcext:value-type="float">
            <text:p>26332608</text:p>
          </table:table-cell>
          <table:table-cell office:value-type="float" office:value="172230400" calcext:value-type="float">
            <text:p>172230400</text:p>
          </table:table-cell>
          <table:table-cell office:value-type="float" office:value="77600512" calcext:value-type="float">
            <text:p>77600512</text:p>
          </table:table-cell>
          <table:table-cell office:value-type="float" office:value="70190264" calcext:value-type="float">
            <text:p>70190264</text:p>
          </table:table-cell>
          <table:table-cell office:value-type="float" office:value="51999024" calcext:value-type="float">
            <text:p>51999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18424" calcext:value-type="float">
            <text:p>21118424</text:p>
          </table:table-cell>
          <table:table-cell office:value-type="float" office:value="150677600" calcext:value-type="float">
            <text:p>150677600</text:p>
          </table:table-cell>
          <table:table-cell office:value-type="float" office:value="78659176" calcext:value-type="float">
            <text:p>78659176</text:p>
          </table:table-cell>
          <table:table-cell office:value-type="float" office:value="65782296" calcext:value-type="float">
            <text:p>65782296</text:p>
          </table:table-cell>
          <table:table-cell office:value-type="float" office:value="45366712" calcext:value-type="float">
            <text:p>45366712</text:p>
          </table:table-cell>
          <table:table-cell office:value-type="float" office:value="26336912" calcext:value-type="float">
            <text:p>26336912</text:p>
          </table:table-cell>
          <table:table-cell office:value-type="float" office:value="172244960" calcext:value-type="float">
            <text:p>172244960</text:p>
          </table:table-cell>
          <table:table-cell office:value-type="float" office:value="77762944" calcext:value-type="float">
            <text:p>77762944</text:p>
          </table:table-cell>
          <table:table-cell office:value-type="float" office:value="70299600" calcext:value-type="float">
            <text:p>70299600</text:p>
          </table:table-cell>
          <table:table-cell office:value-type="float" office:value="52002016" calcext:value-type="float">
            <text:p>5200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19776" calcext:value-type="float">
            <text:p>21119776</text:p>
          </table:table-cell>
          <table:table-cell office:value-type="float" office:value="150690160" calcext:value-type="float">
            <text:p>150690160</text:p>
          </table:table-cell>
          <table:table-cell office:value-type="float" office:value="78660968" calcext:value-type="float">
            <text:p>78660968</text:p>
          </table:table-cell>
          <table:table-cell office:value-type="float" office:value="65782408" calcext:value-type="float">
            <text:p>65782408</text:p>
          </table:table-cell>
          <table:table-cell office:value-type="float" office:value="45367736" calcext:value-type="float">
            <text:p>45367736</text:p>
          </table:table-cell>
          <table:table-cell office:value-type="float" office:value="26337848" calcext:value-type="float">
            <text:p>26337848</text:p>
          </table:table-cell>
          <table:table-cell office:value-type="float" office:value="172280208" calcext:value-type="float">
            <text:p>172280208</text:p>
          </table:table-cell>
          <table:table-cell office:value-type="float" office:value="77799176" calcext:value-type="float">
            <text:p>77799176</text:p>
          </table:table-cell>
          <table:table-cell office:value-type="float" office:value="70302768" calcext:value-type="float">
            <text:p>70302768</text:p>
          </table:table-cell>
          <table:table-cell office:value-type="float" office:value="52011816" calcext:value-type="float">
            <text:p>52011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23280" calcext:value-type="float">
            <text:p>21123280</text:p>
          </table:table-cell>
          <table:table-cell office:value-type="float" office:value="150692920" calcext:value-type="float">
            <text:p>150692920</text:p>
          </table:table-cell>
          <table:table-cell office:value-type="float" office:value="78662208" calcext:value-type="float">
            <text:p>78662208</text:p>
          </table:table-cell>
          <table:table-cell office:value-type="float" office:value="65782832" calcext:value-type="float">
            <text:p>65782832</text:p>
          </table:table-cell>
          <table:table-cell office:value-type="float" office:value="45368600" calcext:value-type="float">
            <text:p>45368600</text:p>
          </table:table-cell>
          <table:table-cell office:value-type="float" office:value="26342704" calcext:value-type="float">
            <text:p>26342704</text:p>
          </table:table-cell>
          <table:table-cell office:value-type="float" office:value="172286192" calcext:value-type="float">
            <text:p>172286192</text:p>
          </table:table-cell>
          <table:table-cell office:value-type="float" office:value="77909000" calcext:value-type="float">
            <text:p>77909000</text:p>
          </table:table-cell>
          <table:table-cell office:value-type="float" office:value="70324664" calcext:value-type="float">
            <text:p>70324664</text:p>
          </table:table-cell>
          <table:table-cell office:value-type="float" office:value="52021048" calcext:value-type="float">
            <text:p>52021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26128" calcext:value-type="float">
            <text:p>21126128</text:p>
          </table:table-cell>
          <table:table-cell office:value-type="float" office:value="150697928" calcext:value-type="float">
            <text:p>150697928</text:p>
          </table:table-cell>
          <table:table-cell office:value-type="float" office:value="78662448" calcext:value-type="float">
            <text:p>78662448</text:p>
          </table:table-cell>
          <table:table-cell office:value-type="float" office:value="65787984" calcext:value-type="float">
            <text:p>65787984</text:p>
          </table:table-cell>
          <table:table-cell office:value-type="float" office:value="45369600" calcext:value-type="float">
            <text:p>45369600</text:p>
          </table:table-cell>
          <table:table-cell office:value-type="float" office:value="26343056" calcext:value-type="float">
            <text:p>26343056</text:p>
          </table:table-cell>
          <table:table-cell office:value-type="float" office:value="172311568" calcext:value-type="float">
            <text:p>172311568</text:p>
          </table:table-cell>
          <table:table-cell office:value-type="float" office:value="77954872" calcext:value-type="float">
            <text:p>77954872</text:p>
          </table:table-cell>
          <table:table-cell office:value-type="float" office:value="70330720" calcext:value-type="float">
            <text:p>70330720</text:p>
          </table:table-cell>
          <table:table-cell office:value-type="float" office:value="52044960" calcext:value-type="float">
            <text:p>520449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26728" calcext:value-type="float">
            <text:p>21126728</text:p>
          </table:table-cell>
          <table:table-cell office:value-type="float" office:value="150701824" calcext:value-type="float">
            <text:p>150701824</text:p>
          </table:table-cell>
          <table:table-cell office:value-type="float" office:value="78663416" calcext:value-type="float">
            <text:p>78663416</text:p>
          </table:table-cell>
          <table:table-cell office:value-type="float" office:value="65788312" calcext:value-type="float">
            <text:p>65788312</text:p>
          </table:table-cell>
          <table:table-cell office:value-type="float" office:value="45371544" calcext:value-type="float">
            <text:p>45371544</text:p>
          </table:table-cell>
          <table:table-cell office:value-type="float" office:value="26344848" calcext:value-type="float">
            <text:p>26344848</text:p>
          </table:table-cell>
          <table:table-cell office:value-type="float" office:value="172412408" calcext:value-type="float">
            <text:p>172412408</text:p>
          </table:table-cell>
          <table:table-cell office:value-type="float" office:value="77956632" calcext:value-type="float">
            <text:p>77956632</text:p>
          </table:table-cell>
          <table:table-cell office:value-type="float" office:value="70341280" calcext:value-type="float">
            <text:p>70341280</text:p>
          </table:table-cell>
          <table:table-cell office:value-type="float" office:value="52050392" calcext:value-type="float">
            <text:p>52050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27744" calcext:value-type="float">
            <text:p>21127744</text:p>
          </table:table-cell>
          <table:table-cell office:value-type="float" office:value="150709512" calcext:value-type="float">
            <text:p>150709512</text:p>
          </table:table-cell>
          <table:table-cell office:value-type="float" office:value="78663888" calcext:value-type="float">
            <text:p>78663888</text:p>
          </table:table-cell>
          <table:table-cell office:value-type="float" office:value="65788992" calcext:value-type="float">
            <text:p>65788992</text:p>
          </table:table-cell>
          <table:table-cell office:value-type="float" office:value="45373424" calcext:value-type="float">
            <text:p>45373424</text:p>
          </table:table-cell>
          <table:table-cell office:value-type="float" office:value="26348888" calcext:value-type="float">
            <text:p>26348888</text:p>
          </table:table-cell>
          <table:table-cell office:value-type="float" office:value="172505104" calcext:value-type="float">
            <text:p>172505104</text:p>
          </table:table-cell>
          <table:table-cell office:value-type="float" office:value="77966872" calcext:value-type="float">
            <text:p>77966872</text:p>
          </table:table-cell>
          <table:table-cell office:value-type="float" office:value="70344360" calcext:value-type="float">
            <text:p>70344360</text:p>
          </table:table-cell>
          <table:table-cell office:value-type="float" office:value="52059336" calcext:value-type="float">
            <text:p>52059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28424" calcext:value-type="float">
            <text:p>21128424</text:p>
          </table:table-cell>
          <table:table-cell office:value-type="float" office:value="150711264" calcext:value-type="float">
            <text:p>150711264</text:p>
          </table:table-cell>
          <table:table-cell office:value-type="float" office:value="78664424" calcext:value-type="float">
            <text:p>78664424</text:p>
          </table:table-cell>
          <table:table-cell office:value-type="float" office:value="65792872" calcext:value-type="float">
            <text:p>65792872</text:p>
          </table:table-cell>
          <table:table-cell office:value-type="float" office:value="45374368" calcext:value-type="float">
            <text:p>45374368</text:p>
          </table:table-cell>
          <table:table-cell office:value-type="float" office:value="26355184" calcext:value-type="float">
            <text:p>26355184</text:p>
          </table:table-cell>
          <table:table-cell office:value-type="float" office:value="172554464" calcext:value-type="float">
            <text:p>172554464</text:p>
          </table:table-cell>
          <table:table-cell office:value-type="float" office:value="77970304" calcext:value-type="float">
            <text:p>77970304</text:p>
          </table:table-cell>
          <table:table-cell office:value-type="float" office:value="70354880" calcext:value-type="float">
            <text:p>70354880</text:p>
          </table:table-cell>
          <table:table-cell office:value-type="float" office:value="52081000" calcext:value-type="float">
            <text:p>52081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28448" calcext:value-type="float">
            <text:p>21128448</text:p>
          </table:table-cell>
          <table:table-cell office:value-type="float" office:value="150717248" calcext:value-type="float">
            <text:p>150717248</text:p>
          </table:table-cell>
          <table:table-cell office:value-type="float" office:value="78666248" calcext:value-type="float">
            <text:p>78666248</text:p>
          </table:table-cell>
          <table:table-cell office:value-type="float" office:value="65793864" calcext:value-type="float">
            <text:p>65793864</text:p>
          </table:table-cell>
          <table:table-cell office:value-type="float" office:value="45379152" calcext:value-type="float">
            <text:p>45379152</text:p>
          </table:table-cell>
          <table:table-cell office:value-type="float" office:value="26359008" calcext:value-type="float">
            <text:p>26359008</text:p>
          </table:table-cell>
          <table:table-cell office:value-type="float" office:value="172589000" calcext:value-type="float">
            <text:p>172589000</text:p>
          </table:table-cell>
          <table:table-cell office:value-type="float" office:value="77982584" calcext:value-type="float">
            <text:p>77982584</text:p>
          </table:table-cell>
          <table:table-cell office:value-type="float" office:value="70368672" calcext:value-type="float">
            <text:p>70368672</text:p>
          </table:table-cell>
          <table:table-cell office:value-type="float" office:value="52100888" calcext:value-type="float">
            <text:p>52100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28920" calcext:value-type="float">
            <text:p>21128920</text:p>
          </table:table-cell>
          <table:table-cell office:value-type="float" office:value="150728520" calcext:value-type="float">
            <text:p>150728520</text:p>
          </table:table-cell>
          <table:table-cell office:value-type="float" office:value="78666528" calcext:value-type="float">
            <text:p>78666528</text:p>
          </table:table-cell>
          <table:table-cell office:value-type="float" office:value="65794368" calcext:value-type="float">
            <text:p>65794368</text:p>
          </table:table-cell>
          <table:table-cell office:value-type="float" office:value="45379312" calcext:value-type="float">
            <text:p>45379312</text:p>
          </table:table-cell>
          <table:table-cell office:value-type="float" office:value="26360880" calcext:value-type="float">
            <text:p>26360880</text:p>
          </table:table-cell>
          <table:table-cell office:value-type="float" office:value="172650904" calcext:value-type="float">
            <text:p>172650904</text:p>
          </table:table-cell>
          <table:table-cell office:value-type="float" office:value="78002544" calcext:value-type="float">
            <text:p>78002544</text:p>
          </table:table-cell>
          <table:table-cell office:value-type="float" office:value="70392304" calcext:value-type="float">
            <text:p>70392304</text:p>
          </table:table-cell>
          <table:table-cell office:value-type="float" office:value="52124080" calcext:value-type="float">
            <text:p>521240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29744" calcext:value-type="float">
            <text:p>21129744</text:p>
          </table:table-cell>
          <table:table-cell office:value-type="float" office:value="150730256" calcext:value-type="float">
            <text:p>150730256</text:p>
          </table:table-cell>
          <table:table-cell office:value-type="float" office:value="78667464" calcext:value-type="float">
            <text:p>78667464</text:p>
          </table:table-cell>
          <table:table-cell office:value-type="float" office:value="65799744" calcext:value-type="float">
            <text:p>65799744</text:p>
          </table:table-cell>
          <table:table-cell office:value-type="float" office:value="45380800" calcext:value-type="float">
            <text:p>45380800</text:p>
          </table:table-cell>
          <table:table-cell office:value-type="float" office:value="26368272" calcext:value-type="float">
            <text:p>26368272</text:p>
          </table:table-cell>
          <table:table-cell office:value-type="float" office:value="172676488" calcext:value-type="float">
            <text:p>172676488</text:p>
          </table:table-cell>
          <table:table-cell office:value-type="float" office:value="78013616" calcext:value-type="float">
            <text:p>78013616</text:p>
          </table:table-cell>
          <table:table-cell office:value-type="float" office:value="70433952" calcext:value-type="float">
            <text:p>70433952</text:p>
          </table:table-cell>
          <table:table-cell office:value-type="float" office:value="52142048" calcext:value-type="float">
            <text:p>52142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32064" calcext:value-type="float">
            <text:p>21132064</text:p>
          </table:table-cell>
          <table:table-cell office:value-type="float" office:value="150733248" calcext:value-type="float">
            <text:p>150733248</text:p>
          </table:table-cell>
          <table:table-cell office:value-type="float" office:value="78670240" calcext:value-type="float">
            <text:p>78670240</text:p>
          </table:table-cell>
          <table:table-cell office:value-type="float" office:value="65800768" calcext:value-type="float">
            <text:p>65800768</text:p>
          </table:table-cell>
          <table:table-cell office:value-type="float" office:value="45381464" calcext:value-type="float">
            <text:p>45381464</text:p>
          </table:table-cell>
          <table:table-cell office:value-type="float" office:value="26374928" calcext:value-type="float">
            <text:p>26374928</text:p>
          </table:table-cell>
          <table:table-cell office:value-type="float" office:value="172731320" calcext:value-type="float">
            <text:p>172731320</text:p>
          </table:table-cell>
          <table:table-cell office:value-type="float" office:value="78022768" calcext:value-type="float">
            <text:p>78022768</text:p>
          </table:table-cell>
          <table:table-cell office:value-type="float" office:value="70521992" calcext:value-type="float">
            <text:p>70521992</text:p>
          </table:table-cell>
          <table:table-cell office:value-type="float" office:value="52179168" calcext:value-type="float">
            <text:p>52179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36656" calcext:value-type="float">
            <text:p>21136656</text:p>
          </table:table-cell>
          <table:table-cell office:value-type="float" office:value="150733328" calcext:value-type="float">
            <text:p>150733328</text:p>
          </table:table-cell>
          <table:table-cell office:value-type="float" office:value="78670568" calcext:value-type="float">
            <text:p>78670568</text:p>
          </table:table-cell>
          <table:table-cell office:value-type="float" office:value="65803496" calcext:value-type="float">
            <text:p>65803496</text:p>
          </table:table-cell>
          <table:table-cell office:value-type="float" office:value="45382536" calcext:value-type="float">
            <text:p>45382536</text:p>
          </table:table-cell>
          <table:table-cell office:value-type="float" office:value="26384728" calcext:value-type="float">
            <text:p>26384728</text:p>
          </table:table-cell>
          <table:table-cell office:value-type="float" office:value="172733664" calcext:value-type="float">
            <text:p>172733664</text:p>
          </table:table-cell>
          <table:table-cell office:value-type="float" office:value="78120032" calcext:value-type="float">
            <text:p>78120032</text:p>
          </table:table-cell>
          <table:table-cell office:value-type="float" office:value="70539400" calcext:value-type="float">
            <text:p>70539400</text:p>
          </table:table-cell>
          <table:table-cell office:value-type="float" office:value="52270352" calcext:value-type="float">
            <text:p>52270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37544" calcext:value-type="float">
            <text:p>21137544</text:p>
          </table:table-cell>
          <table:table-cell office:value-type="float" office:value="150735896" calcext:value-type="float">
            <text:p>150735896</text:p>
          </table:table-cell>
          <table:table-cell office:value-type="float" office:value="78670776" calcext:value-type="float">
            <text:p>78670776</text:p>
          </table:table-cell>
          <table:table-cell office:value-type="float" office:value="65803736" calcext:value-type="float">
            <text:p>65803736</text:p>
          </table:table-cell>
          <table:table-cell office:value-type="float" office:value="45382760" calcext:value-type="float">
            <text:p>45382760</text:p>
          </table:table-cell>
          <table:table-cell office:value-type="float" office:value="26391040" calcext:value-type="float">
            <text:p>26391040</text:p>
          </table:table-cell>
          <table:table-cell office:value-type="float" office:value="172749272" calcext:value-type="float">
            <text:p>172749272</text:p>
          </table:table-cell>
          <table:table-cell office:value-type="float" office:value="78169728" calcext:value-type="float">
            <text:p>78169728</text:p>
          </table:table-cell>
          <table:table-cell office:value-type="float" office:value="70547472" calcext:value-type="float">
            <text:p>70547472</text:p>
          </table:table-cell>
          <table:table-cell office:value-type="float" office:value="52380656" calcext:value-type="float">
            <text:p>52380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41456" calcext:value-type="float">
            <text:p>21141456</text:p>
          </table:table-cell>
          <table:table-cell office:value-type="float" office:value="150736504" calcext:value-type="float">
            <text:p>150736504</text:p>
          </table:table-cell>
          <table:table-cell office:value-type="float" office:value="78673144" calcext:value-type="float">
            <text:p>78673144</text:p>
          </table:table-cell>
          <table:table-cell office:value-type="float" office:value="65808008" calcext:value-type="float">
            <text:p>65808008</text:p>
          </table:table-cell>
          <table:table-cell office:value-type="float" office:value="45384376" calcext:value-type="float">
            <text:p>45384376</text:p>
          </table:table-cell>
          <table:table-cell office:value-type="float" office:value="26397184" calcext:value-type="float">
            <text:p>26397184</text:p>
          </table:table-cell>
          <table:table-cell office:value-type="float" office:value="172754624" calcext:value-type="float">
            <text:p>172754624</text:p>
          </table:table-cell>
          <table:table-cell office:value-type="float" office:value="78183408" calcext:value-type="float">
            <text:p>78183408</text:p>
          </table:table-cell>
          <table:table-cell office:value-type="float" office:value="70590232" calcext:value-type="float">
            <text:p>70590232</text:p>
          </table:table-cell>
          <table:table-cell office:value-type="float" office:value="52393528" calcext:value-type="float">
            <text:p>52393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41624" calcext:value-type="float">
            <text:p>21141624</text:p>
          </table:table-cell>
          <table:table-cell office:value-type="float" office:value="150736624" calcext:value-type="float">
            <text:p>150736624</text:p>
          </table:table-cell>
          <table:table-cell office:value-type="float" office:value="78674048" calcext:value-type="float">
            <text:p>78674048</text:p>
          </table:table-cell>
          <table:table-cell office:value-type="float" office:value="65808088" calcext:value-type="float">
            <text:p>65808088</text:p>
          </table:table-cell>
          <table:table-cell office:value-type="float" office:value="45384544" calcext:value-type="float">
            <text:p>45384544</text:p>
          </table:table-cell>
          <table:table-cell office:value-type="float" office:value="26408376" calcext:value-type="float">
            <text:p>26408376</text:p>
          </table:table-cell>
          <table:table-cell office:value-type="float" office:value="172757616" calcext:value-type="float">
            <text:p>172757616</text:p>
          </table:table-cell>
          <table:table-cell office:value-type="float" office:value="78190568" calcext:value-type="float">
            <text:p>78190568</text:p>
          </table:table-cell>
          <table:table-cell office:value-type="float" office:value="70608192" calcext:value-type="float">
            <text:p>70608192</text:p>
          </table:table-cell>
          <table:table-cell office:value-type="float" office:value="52413536" calcext:value-type="float">
            <text:p>52413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41648" calcext:value-type="float">
            <text:p>21141648</text:p>
          </table:table-cell>
          <table:table-cell office:value-type="float" office:value="150737864" calcext:value-type="float">
            <text:p>150737864</text:p>
          </table:table-cell>
          <table:table-cell office:value-type="float" office:value="78674320" calcext:value-type="float">
            <text:p>78674320</text:p>
          </table:table-cell>
          <table:table-cell office:value-type="float" office:value="65808320" calcext:value-type="float">
            <text:p>65808320</text:p>
          </table:table-cell>
          <table:table-cell office:value-type="float" office:value="45386024" calcext:value-type="float">
            <text:p>45386024</text:p>
          </table:table-cell>
          <table:table-cell office:value-type="float" office:value="26411048" calcext:value-type="float">
            <text:p>26411048</text:p>
          </table:table-cell>
          <table:table-cell office:value-type="float" office:value="172759576" calcext:value-type="float">
            <text:p>172759576</text:p>
          </table:table-cell>
          <table:table-cell office:value-type="float" office:value="78197456" calcext:value-type="float">
            <text:p>78197456</text:p>
          </table:table-cell>
          <table:table-cell office:value-type="float" office:value="70617096" calcext:value-type="float">
            <text:p>70617096</text:p>
          </table:table-cell>
          <table:table-cell office:value-type="float" office:value="52435512" calcext:value-type="float">
            <text:p>52435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41656" calcext:value-type="float">
            <text:p>21141656</text:p>
          </table:table-cell>
          <table:table-cell office:value-type="float" office:value="150742320" calcext:value-type="float">
            <text:p>150742320</text:p>
          </table:table-cell>
          <table:table-cell office:value-type="float" office:value="78675256" calcext:value-type="float">
            <text:p>78675256</text:p>
          </table:table-cell>
          <table:table-cell office:value-type="float" office:value="65808568" calcext:value-type="float">
            <text:p>65808568</text:p>
          </table:table-cell>
          <table:table-cell office:value-type="float" office:value="45386032" calcext:value-type="float">
            <text:p>45386032</text:p>
          </table:table-cell>
          <table:table-cell office:value-type="float" office:value="26417136" calcext:value-type="float">
            <text:p>26417136</text:p>
          </table:table-cell>
          <table:table-cell office:value-type="float" office:value="172771256" calcext:value-type="float">
            <text:p>172771256</text:p>
          </table:table-cell>
          <table:table-cell office:value-type="float" office:value="78266336" calcext:value-type="float">
            <text:p>78266336</text:p>
          </table:table-cell>
          <table:table-cell office:value-type="float" office:value="70638696" calcext:value-type="float">
            <text:p>70638696</text:p>
          </table:table-cell>
          <table:table-cell office:value-type="float" office:value="52447736" calcext:value-type="float">
            <text:p>52447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46336" calcext:value-type="float">
            <text:p>21146336</text:p>
          </table:table-cell>
          <table:table-cell office:value-type="float" office:value="150746144" calcext:value-type="float">
            <text:p>150746144</text:p>
          </table:table-cell>
          <table:table-cell office:value-type="float" office:value="78677200" calcext:value-type="float">
            <text:p>78677200</text:p>
          </table:table-cell>
          <table:table-cell office:value-type="float" office:value="65809368" calcext:value-type="float">
            <text:p>65809368</text:p>
          </table:table-cell>
          <table:table-cell office:value-type="float" office:value="45386112" calcext:value-type="float">
            <text:p>45386112</text:p>
          </table:table-cell>
          <table:table-cell office:value-type="float" office:value="26424496" calcext:value-type="float">
            <text:p>26424496</text:p>
          </table:table-cell>
          <table:table-cell office:value-type="float" office:value="172778376" calcext:value-type="float">
            <text:p>172778376</text:p>
          </table:table-cell>
          <table:table-cell office:value-type="float" office:value="78277320" calcext:value-type="float">
            <text:p>78277320</text:p>
          </table:table-cell>
          <table:table-cell office:value-type="float" office:value="70776392" calcext:value-type="float">
            <text:p>70776392</text:p>
          </table:table-cell>
          <table:table-cell office:value-type="float" office:value="52491648" calcext:value-type="float">
            <text:p>52491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47400" calcext:value-type="float">
            <text:p>21147400</text:p>
          </table:table-cell>
          <table:table-cell office:value-type="float" office:value="150751696" calcext:value-type="float">
            <text:p>150751696</text:p>
          </table:table-cell>
          <table:table-cell office:value-type="float" office:value="78677272" calcext:value-type="float">
            <text:p>78677272</text:p>
          </table:table-cell>
          <table:table-cell office:value-type="float" office:value="65809584" calcext:value-type="float">
            <text:p>65809584</text:p>
          </table:table-cell>
          <table:table-cell office:value-type="float" office:value="45386136" calcext:value-type="float">
            <text:p>45386136</text:p>
          </table:table-cell>
          <table:table-cell office:value-type="float" office:value="26448088" calcext:value-type="float">
            <text:p>26448088</text:p>
          </table:table-cell>
          <table:table-cell office:value-type="float" office:value="172783232" calcext:value-type="float">
            <text:p>172783232</text:p>
          </table:table-cell>
          <table:table-cell office:value-type="float" office:value="78280144" calcext:value-type="float">
            <text:p>78280144</text:p>
          </table:table-cell>
          <table:table-cell office:value-type="float" office:value="70795384" calcext:value-type="float">
            <text:p>70795384</text:p>
          </table:table-cell>
          <table:table-cell office:value-type="float" office:value="52542616" calcext:value-type="float">
            <text:p>52542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47456" calcext:value-type="float">
            <text:p>21147456</text:p>
          </table:table-cell>
          <table:table-cell office:value-type="float" office:value="150754616" calcext:value-type="float">
            <text:p>150754616</text:p>
          </table:table-cell>
          <table:table-cell office:value-type="float" office:value="78677760" calcext:value-type="float">
            <text:p>78677760</text:p>
          </table:table-cell>
          <table:table-cell office:value-type="float" office:value="65812536" calcext:value-type="float">
            <text:p>65812536</text:p>
          </table:table-cell>
          <table:table-cell office:value-type="float" office:value="45387304" calcext:value-type="float">
            <text:p>45387304</text:p>
          </table:table-cell>
          <table:table-cell office:value-type="float" office:value="26456048" calcext:value-type="float">
            <text:p>26456048</text:p>
          </table:table-cell>
          <table:table-cell office:value-type="float" office:value="172786136" calcext:value-type="float">
            <text:p>172786136</text:p>
          </table:table-cell>
          <table:table-cell office:value-type="float" office:value="78308936" calcext:value-type="float">
            <text:p>78308936</text:p>
          </table:table-cell>
          <table:table-cell office:value-type="float" office:value="70805168" calcext:value-type="float">
            <text:p>70805168</text:p>
          </table:table-cell>
          <table:table-cell office:value-type="float" office:value="52574592" calcext:value-type="float">
            <text:p>525745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47688" calcext:value-type="float">
            <text:p>21147688</text:p>
          </table:table-cell>
          <table:table-cell office:value-type="float" office:value="150757576" calcext:value-type="float">
            <text:p>150757576</text:p>
          </table:table-cell>
          <table:table-cell office:value-type="float" office:value="78677872" calcext:value-type="float">
            <text:p>78677872</text:p>
          </table:table-cell>
          <table:table-cell office:value-type="float" office:value="65812864" calcext:value-type="float">
            <text:p>65812864</text:p>
          </table:table-cell>
          <table:table-cell office:value-type="float" office:value="45388304" calcext:value-type="float">
            <text:p>45388304</text:p>
          </table:table-cell>
          <table:table-cell office:value-type="float" office:value="26463544" calcext:value-type="float">
            <text:p>26463544</text:p>
          </table:table-cell>
          <table:table-cell office:value-type="float" office:value="172786560" calcext:value-type="float">
            <text:p>172786560</text:p>
          </table:table-cell>
          <table:table-cell office:value-type="float" office:value="78483136" calcext:value-type="float">
            <text:p>78483136</text:p>
          </table:table-cell>
          <table:table-cell office:value-type="float" office:value="70821424" calcext:value-type="float">
            <text:p>70821424</text:p>
          </table:table-cell>
          <table:table-cell office:value-type="float" office:value="52637320" calcext:value-type="float">
            <text:p>526373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48480" calcext:value-type="float">
            <text:p>21148480</text:p>
          </table:table-cell>
          <table:table-cell office:value-type="float" office:value="150761376" calcext:value-type="float">
            <text:p>150761376</text:p>
          </table:table-cell>
          <table:table-cell office:value-type="float" office:value="78677904" calcext:value-type="float">
            <text:p>78677904</text:p>
          </table:table-cell>
          <table:table-cell office:value-type="float" office:value="65813696" calcext:value-type="float">
            <text:p>65813696</text:p>
          </table:table-cell>
          <table:table-cell office:value-type="float" office:value="45388592" calcext:value-type="float">
            <text:p>45388592</text:p>
          </table:table-cell>
          <table:table-cell office:value-type="float" office:value="26467064" calcext:value-type="float">
            <text:p>26467064</text:p>
          </table:table-cell>
          <table:table-cell office:value-type="float" office:value="172789200" calcext:value-type="float">
            <text:p>172789200</text:p>
          </table:table-cell>
          <table:table-cell office:value-type="float" office:value="78533320" calcext:value-type="float">
            <text:p>78533320</text:p>
          </table:table-cell>
          <table:table-cell office:value-type="float" office:value="70823168" calcext:value-type="float">
            <text:p>70823168</text:p>
          </table:table-cell>
          <table:table-cell office:value-type="float" office:value="52683112" calcext:value-type="float">
            <text:p>52683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48800" calcext:value-type="float">
            <text:p>21148800</text:p>
          </table:table-cell>
          <table:table-cell office:value-type="float" office:value="150761832" calcext:value-type="float">
            <text:p>150761832</text:p>
          </table:table-cell>
          <table:table-cell office:value-type="float" office:value="78678352" calcext:value-type="float">
            <text:p>78678352</text:p>
          </table:table-cell>
          <table:table-cell office:value-type="float" office:value="65814376" calcext:value-type="float">
            <text:p>65814376</text:p>
          </table:table-cell>
          <table:table-cell office:value-type="float" office:value="45388992" calcext:value-type="float">
            <text:p>45388992</text:p>
          </table:table-cell>
          <table:table-cell office:value-type="float" office:value="26469000" calcext:value-type="float">
            <text:p>26469000</text:p>
          </table:table-cell>
          <table:table-cell office:value-type="float" office:value="172797760" calcext:value-type="float">
            <text:p>172797760</text:p>
          </table:table-cell>
          <table:table-cell office:value-type="float" office:value="78541104" calcext:value-type="float">
            <text:p>78541104</text:p>
          </table:table-cell>
          <table:table-cell office:value-type="float" office:value="70865888" calcext:value-type="float">
            <text:p>70865888</text:p>
          </table:table-cell>
          <table:table-cell office:value-type="float" office:value="52709880" calcext:value-type="float">
            <text:p>527098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48864" calcext:value-type="float">
            <text:p>21148864</text:p>
          </table:table-cell>
          <table:table-cell office:value-type="float" office:value="150763016" calcext:value-type="float">
            <text:p>150763016</text:p>
          </table:table-cell>
          <table:table-cell office:value-type="float" office:value="78678400" calcext:value-type="float">
            <text:p>78678400</text:p>
          </table:table-cell>
          <table:table-cell office:value-type="float" office:value="65814808" calcext:value-type="float">
            <text:p>65814808</text:p>
          </table:table-cell>
          <table:table-cell office:value-type="float" office:value="45389488" calcext:value-type="float">
            <text:p>45389488</text:p>
          </table:table-cell>
          <table:table-cell office:value-type="float" office:value="26480600" calcext:value-type="float">
            <text:p>26480600</text:p>
          </table:table-cell>
          <table:table-cell office:value-type="float" office:value="172802752" calcext:value-type="float">
            <text:p>172802752</text:p>
          </table:table-cell>
          <table:table-cell office:value-type="float" office:value="78608360" calcext:value-type="float">
            <text:p>78608360</text:p>
          </table:table-cell>
          <table:table-cell office:value-type="float" office:value="70876904" calcext:value-type="float">
            <text:p>70876904</text:p>
          </table:table-cell>
          <table:table-cell office:value-type="float" office:value="52715312" calcext:value-type="float">
            <text:p>52715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48920" calcext:value-type="float">
            <text:p>21148920</text:p>
          </table:table-cell>
          <table:table-cell office:value-type="float" office:value="150764960" calcext:value-type="float">
            <text:p>150764960</text:p>
          </table:table-cell>
          <table:table-cell office:value-type="float" office:value="78680016" calcext:value-type="float">
            <text:p>78680016</text:p>
          </table:table-cell>
          <table:table-cell office:value-type="float" office:value="65815392" calcext:value-type="float">
            <text:p>65815392</text:p>
          </table:table-cell>
          <table:table-cell office:value-type="float" office:value="45391136" calcext:value-type="float">
            <text:p>45391136</text:p>
          </table:table-cell>
          <table:table-cell office:value-type="float" office:value="26496832" calcext:value-type="float">
            <text:p>26496832</text:p>
          </table:table-cell>
          <table:table-cell office:value-type="float" office:value="172812600" calcext:value-type="float">
            <text:p>172812600</text:p>
          </table:table-cell>
          <table:table-cell office:value-type="float" office:value="78661400" calcext:value-type="float">
            <text:p>78661400</text:p>
          </table:table-cell>
          <table:table-cell office:value-type="float" office:value="70883232" calcext:value-type="float">
            <text:p>70883232</text:p>
          </table:table-cell>
          <table:table-cell office:value-type="float" office:value="52718400" calcext:value-type="float">
            <text:p>527184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49376" calcext:value-type="float">
            <text:p>21149376</text:p>
          </table:table-cell>
          <table:table-cell office:value-type="float" office:value="150765592" calcext:value-type="float">
            <text:p>150765592</text:p>
          </table:table-cell>
          <table:table-cell office:value-type="float" office:value="78680112" calcext:value-type="float">
            <text:p>78680112</text:p>
          </table:table-cell>
          <table:table-cell office:value-type="float" office:value="65815848" calcext:value-type="float">
            <text:p>65815848</text:p>
          </table:table-cell>
          <table:table-cell office:value-type="float" office:value="45392040" calcext:value-type="float">
            <text:p>45392040</text:p>
          </table:table-cell>
          <table:table-cell office:value-type="float" office:value="26521464" calcext:value-type="float">
            <text:p>26521464</text:p>
          </table:table-cell>
          <table:table-cell office:value-type="float" office:value="172814688" calcext:value-type="float">
            <text:p>172814688</text:p>
          </table:table-cell>
          <table:table-cell office:value-type="float" office:value="78663800" calcext:value-type="float">
            <text:p>78663800</text:p>
          </table:table-cell>
          <table:table-cell office:value-type="float" office:value="70912696" calcext:value-type="float">
            <text:p>70912696</text:p>
          </table:table-cell>
          <table:table-cell office:value-type="float" office:value="52739720" calcext:value-type="float">
            <text:p>527397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49632" calcext:value-type="float">
            <text:p>21149632</text:p>
          </table:table-cell>
          <table:table-cell office:value-type="float" office:value="150769776" calcext:value-type="float">
            <text:p>150769776</text:p>
          </table:table-cell>
          <table:table-cell office:value-type="float" office:value="78681032" calcext:value-type="float">
            <text:p>78681032</text:p>
          </table:table-cell>
          <table:table-cell office:value-type="float" office:value="65817304" calcext:value-type="float">
            <text:p>65817304</text:p>
          </table:table-cell>
          <table:table-cell office:value-type="float" office:value="45392432" calcext:value-type="float">
            <text:p>45392432</text:p>
          </table:table-cell>
          <table:table-cell office:value-type="float" office:value="26554024" calcext:value-type="float">
            <text:p>26554024</text:p>
          </table:table-cell>
          <table:table-cell office:value-type="float" office:value="172814872" calcext:value-type="float">
            <text:p>172814872</text:p>
          </table:table-cell>
          <table:table-cell office:value-type="float" office:value="78733496" calcext:value-type="float">
            <text:p>78733496</text:p>
          </table:table-cell>
          <table:table-cell office:value-type="float" office:value="70930816" calcext:value-type="float">
            <text:p>70930816</text:p>
          </table:table-cell>
          <table:table-cell office:value-type="float" office:value="52927880" calcext:value-type="float">
            <text:p>529278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49680" calcext:value-type="float">
            <text:p>21149680</text:p>
          </table:table-cell>
          <table:table-cell office:value-type="float" office:value="150781136" calcext:value-type="float">
            <text:p>150781136</text:p>
          </table:table-cell>
          <table:table-cell office:value-type="float" office:value="78681088" calcext:value-type="float">
            <text:p>78681088</text:p>
          </table:table-cell>
          <table:table-cell office:value-type="float" office:value="65817360" calcext:value-type="float">
            <text:p>65817360</text:p>
          </table:table-cell>
          <table:table-cell office:value-type="float" office:value="45394032" calcext:value-type="float">
            <text:p>45394032</text:p>
          </table:table-cell>
          <table:table-cell office:value-type="float" office:value="26559344" calcext:value-type="float">
            <text:p>26559344</text:p>
          </table:table-cell>
          <table:table-cell office:value-type="float" office:value="172815008" calcext:value-type="float">
            <text:p>172815008</text:p>
          </table:table-cell>
          <table:table-cell office:value-type="float" office:value="78743376" calcext:value-type="float">
            <text:p>78743376</text:p>
          </table:table-cell>
          <table:table-cell office:value-type="float" office:value="70980480" calcext:value-type="float">
            <text:p>70980480</text:p>
          </table:table-cell>
          <table:table-cell office:value-type="float" office:value="53042520" calcext:value-type="float">
            <text:p>53042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54776" calcext:value-type="float">
            <text:p>21154776</text:p>
          </table:table-cell>
          <table:table-cell office:value-type="float" office:value="150781528" calcext:value-type="float">
            <text:p>150781528</text:p>
          </table:table-cell>
          <table:table-cell office:value-type="float" office:value="78682616" calcext:value-type="float">
            <text:p>78682616</text:p>
          </table:table-cell>
          <table:table-cell office:value-type="float" office:value="65817496" calcext:value-type="float">
            <text:p>65817496</text:p>
          </table:table-cell>
          <table:table-cell office:value-type="float" office:value="45394048" calcext:value-type="float">
            <text:p>45394048</text:p>
          </table:table-cell>
          <table:table-cell office:value-type="float" office:value="26572368" calcext:value-type="float">
            <text:p>26572368</text:p>
          </table:table-cell>
          <table:table-cell office:value-type="float" office:value="172820920" calcext:value-type="float">
            <text:p>172820920</text:p>
          </table:table-cell>
          <table:table-cell office:value-type="float" office:value="78808728" calcext:value-type="float">
            <text:p>78808728</text:p>
          </table:table-cell>
          <table:table-cell office:value-type="float" office:value="70992768" calcext:value-type="float">
            <text:p>70992768</text:p>
          </table:table-cell>
          <table:table-cell office:value-type="float" office:value="53043216" calcext:value-type="float">
            <text:p>53043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55072" calcext:value-type="float">
            <text:p>21155072</text:p>
          </table:table-cell>
          <table:table-cell office:value-type="float" office:value="150785808" calcext:value-type="float">
            <text:p>150785808</text:p>
          </table:table-cell>
          <table:table-cell office:value-type="float" office:value="78682976" calcext:value-type="float">
            <text:p>78682976</text:p>
          </table:table-cell>
          <table:table-cell office:value-type="float" office:value="65817752" calcext:value-type="float">
            <text:p>65817752</text:p>
          </table:table-cell>
          <table:table-cell office:value-type="float" office:value="45395320" calcext:value-type="float">
            <text:p>45395320</text:p>
          </table:table-cell>
          <table:table-cell office:value-type="float" office:value="26704424" calcext:value-type="float">
            <text:p>26704424</text:p>
          </table:table-cell>
          <table:table-cell office:value-type="float" office:value="172840416" calcext:value-type="float">
            <text:p>172840416</text:p>
          </table:table-cell>
          <table:table-cell office:value-type="float" office:value="78812528" calcext:value-type="float">
            <text:p>78812528</text:p>
          </table:table-cell>
          <table:table-cell office:value-type="float" office:value="70996832" calcext:value-type="float">
            <text:p>70996832</text:p>
          </table:table-cell>
          <table:table-cell office:value-type="float" office:value="53057016" calcext:value-type="float">
            <text:p>53057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55592" calcext:value-type="float">
            <text:p>21155592</text:p>
          </table:table-cell>
          <table:table-cell office:value-type="float" office:value="150787520" calcext:value-type="float">
            <text:p>150787520</text:p>
          </table:table-cell>
          <table:table-cell office:value-type="float" office:value="78683504" calcext:value-type="float">
            <text:p>78683504</text:p>
          </table:table-cell>
          <table:table-cell office:value-type="float" office:value="65818384" calcext:value-type="float">
            <text:p>65818384</text:p>
          </table:table-cell>
          <table:table-cell office:value-type="float" office:value="45401192" calcext:value-type="float">
            <text:p>45401192</text:p>
          </table:table-cell>
          <table:table-cell office:value-type="float" office:value="26737944" calcext:value-type="float">
            <text:p>26737944</text:p>
          </table:table-cell>
          <table:table-cell office:value-type="float" office:value="172846568" calcext:value-type="float">
            <text:p>172846568</text:p>
          </table:table-cell>
          <table:table-cell office:value-type="float" office:value="78847200" calcext:value-type="float">
            <text:p>78847200</text:p>
          </table:table-cell>
          <table:table-cell office:value-type="float" office:value="71043360" calcext:value-type="float">
            <text:p>71043360</text:p>
          </table:table-cell>
          <table:table-cell office:value-type="float" office:value="53085216" calcext:value-type="float">
            <text:p>53085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58400" calcext:value-type="float">
            <text:p>21158400</text:p>
          </table:table-cell>
          <table:table-cell office:value-type="float" office:value="150794128" calcext:value-type="float">
            <text:p>150794128</text:p>
          </table:table-cell>
          <table:table-cell office:value-type="float" office:value="78683720" calcext:value-type="float">
            <text:p>78683720</text:p>
          </table:table-cell>
          <table:table-cell office:value-type="float" office:value="65820448" calcext:value-type="float">
            <text:p>65820448</text:p>
          </table:table-cell>
          <table:table-cell office:value-type="float" office:value="45401752" calcext:value-type="float">
            <text:p>45401752</text:p>
          </table:table-cell>
          <table:table-cell office:value-type="float" office:value="26828272" calcext:value-type="float">
            <text:p>26828272</text:p>
          </table:table-cell>
          <table:table-cell office:value-type="float" office:value="172853952" calcext:value-type="float">
            <text:p>172853952</text:p>
          </table:table-cell>
          <table:table-cell office:value-type="float" office:value="78848088" calcext:value-type="float">
            <text:p>78848088</text:p>
          </table:table-cell>
          <table:table-cell office:value-type="float" office:value="71053096" calcext:value-type="float">
            <text:p>71053096</text:p>
          </table:table-cell>
          <table:table-cell office:value-type="float" office:value="53109992" calcext:value-type="float">
            <text:p>53109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61592" calcext:value-type="float">
            <text:p>21161592</text:p>
          </table:table-cell>
          <table:table-cell office:value-type="float" office:value="150799152" calcext:value-type="float">
            <text:p>150799152</text:p>
          </table:table-cell>
          <table:table-cell office:value-type="float" office:value="78683896" calcext:value-type="float">
            <text:p>78683896</text:p>
          </table:table-cell>
          <table:table-cell office:value-type="float" office:value="65820784" calcext:value-type="float">
            <text:p>65820784</text:p>
          </table:table-cell>
          <table:table-cell office:value-type="float" office:value="45401952" calcext:value-type="float">
            <text:p>45401952</text:p>
          </table:table-cell>
          <table:table-cell office:value-type="float" office:value="26838824" calcext:value-type="float">
            <text:p>26838824</text:p>
          </table:table-cell>
          <table:table-cell office:value-type="float" office:value="172858072" calcext:value-type="float">
            <text:p>172858072</text:p>
          </table:table-cell>
          <table:table-cell office:value-type="float" office:value="78866632" calcext:value-type="float">
            <text:p>78866632</text:p>
          </table:table-cell>
          <table:table-cell office:value-type="float" office:value="71090432" calcext:value-type="float">
            <text:p>71090432</text:p>
          </table:table-cell>
          <table:table-cell office:value-type="float" office:value="53143160" calcext:value-type="float">
            <text:p>531431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61936" calcext:value-type="float">
            <text:p>21161936</text:p>
          </table:table-cell>
          <table:table-cell office:value-type="float" office:value="150803720" calcext:value-type="float">
            <text:p>150803720</text:p>
          </table:table-cell>
          <table:table-cell office:value-type="float" office:value="78685120" calcext:value-type="float">
            <text:p>78685120</text:p>
          </table:table-cell>
          <table:table-cell office:value-type="float" office:value="65821992" calcext:value-type="float">
            <text:p>65821992</text:p>
          </table:table-cell>
          <table:table-cell office:value-type="float" office:value="45402104" calcext:value-type="float">
            <text:p>45402104</text:p>
          </table:table-cell>
          <table:table-cell office:value-type="float" office:value="26866072" calcext:value-type="float">
            <text:p>26866072</text:p>
          </table:table-cell>
          <table:table-cell office:value-type="float" office:value="172861432" calcext:value-type="float">
            <text:p>172861432</text:p>
          </table:table-cell>
          <table:table-cell office:value-type="float" office:value="78874080" calcext:value-type="float">
            <text:p>78874080</text:p>
          </table:table-cell>
          <table:table-cell office:value-type="float" office:value="71096576" calcext:value-type="float">
            <text:p>71096576</text:p>
          </table:table-cell>
          <table:table-cell office:value-type="float" office:value="53177552" calcext:value-type="float">
            <text:p>53177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63184" calcext:value-type="float">
            <text:p>21163184</text:p>
          </table:table-cell>
          <table:table-cell office:value-type="float" office:value="150805752" calcext:value-type="float">
            <text:p>150805752</text:p>
          </table:table-cell>
          <table:table-cell office:value-type="float" office:value="78685128" calcext:value-type="float">
            <text:p>78685128</text:p>
          </table:table-cell>
          <table:table-cell office:value-type="float" office:value="65822928" calcext:value-type="float">
            <text:p>65822928</text:p>
          </table:table-cell>
          <table:table-cell office:value-type="float" office:value="45402520" calcext:value-type="float">
            <text:p>45402520</text:p>
          </table:table-cell>
          <table:table-cell office:value-type="float" office:value="26874376" calcext:value-type="float">
            <text:p>26874376</text:p>
          </table:table-cell>
          <table:table-cell office:value-type="float" office:value="172861688" calcext:value-type="float">
            <text:p>172861688</text:p>
          </table:table-cell>
          <table:table-cell office:value-type="float" office:value="78923296" calcext:value-type="float">
            <text:p>78923296</text:p>
          </table:table-cell>
          <table:table-cell office:value-type="float" office:value="71098136" calcext:value-type="float">
            <text:p>71098136</text:p>
          </table:table-cell>
          <table:table-cell office:value-type="float" office:value="53192312" calcext:value-type="float">
            <text:p>53192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63888" calcext:value-type="float">
            <text:p>21163888</text:p>
          </table:table-cell>
          <table:table-cell office:value-type="float" office:value="150807672" calcext:value-type="float">
            <text:p>150807672</text:p>
          </table:table-cell>
          <table:table-cell office:value-type="float" office:value="78686032" calcext:value-type="float">
            <text:p>78686032</text:p>
          </table:table-cell>
          <table:table-cell office:value-type="float" office:value="65823016" calcext:value-type="float">
            <text:p>65823016</text:p>
          </table:table-cell>
          <table:table-cell office:value-type="float" office:value="45403664" calcext:value-type="float">
            <text:p>45403664</text:p>
          </table:table-cell>
          <table:table-cell office:value-type="float" office:value="26884632" calcext:value-type="float">
            <text:p>26884632</text:p>
          </table:table-cell>
          <table:table-cell office:value-type="float" office:value="172864768" calcext:value-type="float">
            <text:p>172864768</text:p>
          </table:table-cell>
          <table:table-cell office:value-type="float" office:value="78935800" calcext:value-type="float">
            <text:p>78935800</text:p>
          </table:table-cell>
          <table:table-cell office:value-type="float" office:value="71113096" calcext:value-type="float">
            <text:p>71113096</text:p>
          </table:table-cell>
          <table:table-cell office:value-type="float" office:value="53226760" calcext:value-type="float">
            <text:p>532267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65440" calcext:value-type="float">
            <text:p>21165440</text:p>
          </table:table-cell>
          <table:table-cell office:value-type="float" office:value="150811600" calcext:value-type="float">
            <text:p>150811600</text:p>
          </table:table-cell>
          <table:table-cell office:value-type="float" office:value="78687256" calcext:value-type="float">
            <text:p>78687256</text:p>
          </table:table-cell>
          <table:table-cell office:value-type="float" office:value="65823928" calcext:value-type="float">
            <text:p>65823928</text:p>
          </table:table-cell>
          <table:table-cell office:value-type="float" office:value="45403696" calcext:value-type="float">
            <text:p>45403696</text:p>
          </table:table-cell>
          <table:table-cell office:value-type="float" office:value="26897104" calcext:value-type="float">
            <text:p>26897104</text:p>
          </table:table-cell>
          <table:table-cell office:value-type="float" office:value="172868584" calcext:value-type="float">
            <text:p>172868584</text:p>
          </table:table-cell>
          <table:table-cell office:value-type="float" office:value="78952560" calcext:value-type="float">
            <text:p>78952560</text:p>
          </table:table-cell>
          <table:table-cell office:value-type="float" office:value="71125240" calcext:value-type="float">
            <text:p>71125240</text:p>
          </table:table-cell>
          <table:table-cell office:value-type="float" office:value="53229944" calcext:value-type="float">
            <text:p>53229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66176" calcext:value-type="float">
            <text:p>21166176</text:p>
          </table:table-cell>
          <table:table-cell office:value-type="float" office:value="150812752" calcext:value-type="float">
            <text:p>150812752</text:p>
          </table:table-cell>
          <table:table-cell office:value-type="float" office:value="78687432" calcext:value-type="float">
            <text:p>78687432</text:p>
          </table:table-cell>
          <table:table-cell office:value-type="float" office:value="65824952" calcext:value-type="float">
            <text:p>65824952</text:p>
          </table:table-cell>
          <table:table-cell office:value-type="float" office:value="45404520" calcext:value-type="float">
            <text:p>45404520</text:p>
          </table:table-cell>
          <table:table-cell office:value-type="float" office:value="26900240" calcext:value-type="float">
            <text:p>26900240</text:p>
          </table:table-cell>
          <table:table-cell office:value-type="float" office:value="172879160" calcext:value-type="float">
            <text:p>172879160</text:p>
          </table:table-cell>
          <table:table-cell office:value-type="float" office:value="78963440" calcext:value-type="float">
            <text:p>78963440</text:p>
          </table:table-cell>
          <table:table-cell office:value-type="float" office:value="71127256" calcext:value-type="float">
            <text:p>71127256</text:p>
          </table:table-cell>
          <table:table-cell office:value-type="float" office:value="53235240" calcext:value-type="float">
            <text:p>532352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66360" calcext:value-type="float">
            <text:p>21166360</text:p>
          </table:table-cell>
          <table:table-cell office:value-type="float" office:value="150816448" calcext:value-type="float">
            <text:p>150816448</text:p>
          </table:table-cell>
          <table:table-cell office:value-type="float" office:value="78688216" calcext:value-type="float">
            <text:p>78688216</text:p>
          </table:table-cell>
          <table:table-cell office:value-type="float" office:value="65825416" calcext:value-type="float">
            <text:p>65825416</text:p>
          </table:table-cell>
          <table:table-cell office:value-type="float" office:value="45404600" calcext:value-type="float">
            <text:p>45404600</text:p>
          </table:table-cell>
          <table:table-cell office:value-type="float" office:value="26929144" calcext:value-type="float">
            <text:p>26929144</text:p>
          </table:table-cell>
          <table:table-cell office:value-type="float" office:value="172884320" calcext:value-type="float">
            <text:p>172884320</text:p>
          </table:table-cell>
          <table:table-cell office:value-type="float" office:value="79020544" calcext:value-type="float">
            <text:p>79020544</text:p>
          </table:table-cell>
          <table:table-cell office:value-type="float" office:value="71135912" calcext:value-type="float">
            <text:p>71135912</text:p>
          </table:table-cell>
          <table:table-cell office:value-type="float" office:value="53242816" calcext:value-type="float">
            <text:p>53242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67728" calcext:value-type="float">
            <text:p>21167728</text:p>
          </table:table-cell>
          <table:table-cell office:value-type="float" office:value="150823552" calcext:value-type="float">
            <text:p>150823552</text:p>
          </table:table-cell>
          <table:table-cell office:value-type="float" office:value="78690120" calcext:value-type="float">
            <text:p>78690120</text:p>
          </table:table-cell>
          <table:table-cell office:value-type="float" office:value="65826096" calcext:value-type="float">
            <text:p>65826096</text:p>
          </table:table-cell>
          <table:table-cell office:value-type="float" office:value="45404728" calcext:value-type="float">
            <text:p>45404728</text:p>
          </table:table-cell>
          <table:table-cell office:value-type="float" office:value="26931800" calcext:value-type="float">
            <text:p>26931800</text:p>
          </table:table-cell>
          <table:table-cell office:value-type="float" office:value="172888656" calcext:value-type="float">
            <text:p>172888656</text:p>
          </table:table-cell>
          <table:table-cell office:value-type="float" office:value="79039152" calcext:value-type="float">
            <text:p>79039152</text:p>
          </table:table-cell>
          <table:table-cell office:value-type="float" office:value="71199464" calcext:value-type="float">
            <text:p>71199464</text:p>
          </table:table-cell>
          <table:table-cell office:value-type="float" office:value="53261464" calcext:value-type="float">
            <text:p>53261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69056" calcext:value-type="float">
            <text:p>21169056</text:p>
          </table:table-cell>
          <table:table-cell office:value-type="float" office:value="150826560" calcext:value-type="float">
            <text:p>150826560</text:p>
          </table:table-cell>
          <table:table-cell office:value-type="float" office:value="78691128" calcext:value-type="float">
            <text:p>78691128</text:p>
          </table:table-cell>
          <table:table-cell office:value-type="float" office:value="65826224" calcext:value-type="float">
            <text:p>65826224</text:p>
          </table:table-cell>
          <table:table-cell office:value-type="float" office:value="45405416" calcext:value-type="float">
            <text:p>45405416</text:p>
          </table:table-cell>
          <table:table-cell office:value-type="float" office:value="26946312" calcext:value-type="float">
            <text:p>26946312</text:p>
          </table:table-cell>
          <table:table-cell office:value-type="float" office:value="172890776" calcext:value-type="float">
            <text:p>172890776</text:p>
          </table:table-cell>
          <table:table-cell office:value-type="float" office:value="79111648" calcext:value-type="float">
            <text:p>79111648</text:p>
          </table:table-cell>
          <table:table-cell office:value-type="float" office:value="71218712" calcext:value-type="float">
            <text:p>71218712</text:p>
          </table:table-cell>
          <table:table-cell office:value-type="float" office:value="53304120" calcext:value-type="float">
            <text:p>533041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69160" calcext:value-type="float">
            <text:p>21169160</text:p>
          </table:table-cell>
          <table:table-cell office:value-type="float" office:value="150835952" calcext:value-type="float">
            <text:p>150835952</text:p>
          </table:table-cell>
          <table:table-cell office:value-type="float" office:value="78691760" calcext:value-type="float">
            <text:p>78691760</text:p>
          </table:table-cell>
          <table:table-cell office:value-type="float" office:value="65826704" calcext:value-type="float">
            <text:p>65826704</text:p>
          </table:table-cell>
          <table:table-cell office:value-type="float" office:value="45406176" calcext:value-type="float">
            <text:p>45406176</text:p>
          </table:table-cell>
          <table:table-cell office:value-type="float" office:value="26954968" calcext:value-type="float">
            <text:p>26954968</text:p>
          </table:table-cell>
          <table:table-cell office:value-type="float" office:value="172894912" calcext:value-type="float">
            <text:p>172894912</text:p>
          </table:table-cell>
          <table:table-cell office:value-type="float" office:value="79115504" calcext:value-type="float">
            <text:p>79115504</text:p>
          </table:table-cell>
          <table:table-cell office:value-type="float" office:value="71240032" calcext:value-type="float">
            <text:p>71240032</text:p>
          </table:table-cell>
          <table:table-cell office:value-type="float" office:value="53379976" calcext:value-type="float">
            <text:p>53379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69208" calcext:value-type="float">
            <text:p>21169208</text:p>
          </table:table-cell>
          <table:table-cell office:value-type="float" office:value="150837976" calcext:value-type="float">
            <text:p>150837976</text:p>
          </table:table-cell>
          <table:table-cell office:value-type="float" office:value="78692664" calcext:value-type="float">
            <text:p>78692664</text:p>
          </table:table-cell>
          <table:table-cell office:value-type="float" office:value="65827768" calcext:value-type="float">
            <text:p>65827768</text:p>
          </table:table-cell>
          <table:table-cell office:value-type="float" office:value="45407416" calcext:value-type="float">
            <text:p>45407416</text:p>
          </table:table-cell>
          <table:table-cell office:value-type="float" office:value="26967976" calcext:value-type="float">
            <text:p>26967976</text:p>
          </table:table-cell>
          <table:table-cell office:value-type="float" office:value="172900952" calcext:value-type="float">
            <text:p>172900952</text:p>
          </table:table-cell>
          <table:table-cell office:value-type="float" office:value="79147968" calcext:value-type="float">
            <text:p>79147968</text:p>
          </table:table-cell>
          <table:table-cell office:value-type="float" office:value="71241392" calcext:value-type="float">
            <text:p>71241392</text:p>
          </table:table-cell>
          <table:table-cell office:value-type="float" office:value="53437840" calcext:value-type="float">
            <text:p>534378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69608" calcext:value-type="float">
            <text:p>21169608</text:p>
          </table:table-cell>
          <table:table-cell office:value-type="float" office:value="150838392" calcext:value-type="float">
            <text:p>150838392</text:p>
          </table:table-cell>
          <table:table-cell office:value-type="float" office:value="78692832" calcext:value-type="float">
            <text:p>78692832</text:p>
          </table:table-cell>
          <table:table-cell office:value-type="float" office:value="65827888" calcext:value-type="float">
            <text:p>65827888</text:p>
          </table:table-cell>
          <table:table-cell office:value-type="float" office:value="45407776" calcext:value-type="float">
            <text:p>45407776</text:p>
          </table:table-cell>
          <table:table-cell office:value-type="float" office:value="26970104" calcext:value-type="float">
            <text:p>26970104</text:p>
          </table:table-cell>
          <table:table-cell office:value-type="float" office:value="172903008" calcext:value-type="float">
            <text:p>172903008</text:p>
          </table:table-cell>
          <table:table-cell office:value-type="float" office:value="79174296" calcext:value-type="float">
            <text:p>79174296</text:p>
          </table:table-cell>
          <table:table-cell office:value-type="float" office:value="71256248" calcext:value-type="float">
            <text:p>71256248</text:p>
          </table:table-cell>
          <table:table-cell office:value-type="float" office:value="53460504" calcext:value-type="float">
            <text:p>53460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69664" calcext:value-type="float">
            <text:p>21169664</text:p>
          </table:table-cell>
          <table:table-cell office:value-type="float" office:value="150859536" calcext:value-type="float">
            <text:p>150859536</text:p>
          </table:table-cell>
          <table:table-cell office:value-type="float" office:value="78693896" calcext:value-type="float">
            <text:p>78693896</text:p>
          </table:table-cell>
          <table:table-cell office:value-type="float" office:value="65828728" calcext:value-type="float">
            <text:p>65828728</text:p>
          </table:table-cell>
          <table:table-cell office:value-type="float" office:value="45407904" calcext:value-type="float">
            <text:p>45407904</text:p>
          </table:table-cell>
          <table:table-cell office:value-type="float" office:value="26995176" calcext:value-type="float">
            <text:p>26995176</text:p>
          </table:table-cell>
          <table:table-cell office:value-type="float" office:value="172903672" calcext:value-type="float">
            <text:p>172903672</text:p>
          </table:table-cell>
          <table:table-cell office:value-type="float" office:value="79184112" calcext:value-type="float">
            <text:p>79184112</text:p>
          </table:table-cell>
          <table:table-cell office:value-type="float" office:value="71260112" calcext:value-type="float">
            <text:p>71260112</text:p>
          </table:table-cell>
          <table:table-cell office:value-type="float" office:value="53533856" calcext:value-type="float">
            <text:p>53533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70328" calcext:value-type="float">
            <text:p>21170328</text:p>
          </table:table-cell>
          <table:table-cell office:value-type="float" office:value="150861792" calcext:value-type="float">
            <text:p>150861792</text:p>
          </table:table-cell>
          <table:table-cell office:value-type="float" office:value="78694080" calcext:value-type="float">
            <text:p>78694080</text:p>
          </table:table-cell>
          <table:table-cell office:value-type="float" office:value="65829544" calcext:value-type="float">
            <text:p>65829544</text:p>
          </table:table-cell>
          <table:table-cell office:value-type="float" office:value="45408208" calcext:value-type="float">
            <text:p>45408208</text:p>
          </table:table-cell>
          <table:table-cell office:value-type="float" office:value="27076640" calcext:value-type="float">
            <text:p>27076640</text:p>
          </table:table-cell>
          <table:table-cell office:value-type="float" office:value="172906128" calcext:value-type="float">
            <text:p>172906128</text:p>
          </table:table-cell>
          <table:table-cell office:value-type="float" office:value="79189496" calcext:value-type="float">
            <text:p>79189496</text:p>
          </table:table-cell>
          <table:table-cell office:value-type="float" office:value="71260816" calcext:value-type="float">
            <text:p>71260816</text:p>
          </table:table-cell>
          <table:table-cell office:value-type="float" office:value="53586360" calcext:value-type="float">
            <text:p>535863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75608" calcext:value-type="float">
            <text:p>21175608</text:p>
          </table:table-cell>
          <table:table-cell office:value-type="float" office:value="150862728" calcext:value-type="float">
            <text:p>150862728</text:p>
          </table:table-cell>
          <table:table-cell office:value-type="float" office:value="78694104" calcext:value-type="float">
            <text:p>78694104</text:p>
          </table:table-cell>
          <table:table-cell office:value-type="float" office:value="65829568" calcext:value-type="float">
            <text:p>65829568</text:p>
          </table:table-cell>
          <table:table-cell office:value-type="float" office:value="45408616" calcext:value-type="float">
            <text:p>45408616</text:p>
          </table:table-cell>
          <table:table-cell office:value-type="float" office:value="27092128" calcext:value-type="float">
            <text:p>27092128</text:p>
          </table:table-cell>
          <table:table-cell office:value-type="float" office:value="172914656" calcext:value-type="float">
            <text:p>172914656</text:p>
          </table:table-cell>
          <table:table-cell office:value-type="float" office:value="79190304" calcext:value-type="float">
            <text:p>79190304</text:p>
          </table:table-cell>
          <table:table-cell office:value-type="float" office:value="71299296" calcext:value-type="float">
            <text:p>71299296</text:p>
          </table:table-cell>
          <table:table-cell office:value-type="float" office:value="53598360" calcext:value-type="float">
            <text:p>535983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75896" calcext:value-type="float">
            <text:p>21175896</text:p>
          </table:table-cell>
          <table:table-cell office:value-type="float" office:value="150863704" calcext:value-type="float">
            <text:p>150863704</text:p>
          </table:table-cell>
          <table:table-cell office:value-type="float" office:value="78694632" calcext:value-type="float">
            <text:p>78694632</text:p>
          </table:table-cell>
          <table:table-cell office:value-type="float" office:value="65829728" calcext:value-type="float">
            <text:p>65829728</text:p>
          </table:table-cell>
          <table:table-cell office:value-type="float" office:value="45408792" calcext:value-type="float">
            <text:p>45408792</text:p>
          </table:table-cell>
          <table:table-cell office:value-type="float" office:value="27253744" calcext:value-type="float">
            <text:p>27253744</text:p>
          </table:table-cell>
          <table:table-cell office:value-type="float" office:value="172919416" calcext:value-type="float">
            <text:p>172919416</text:p>
          </table:table-cell>
          <table:table-cell office:value-type="float" office:value="79199456" calcext:value-type="float">
            <text:p>79199456</text:p>
          </table:table-cell>
          <table:table-cell office:value-type="float" office:value="71303816" calcext:value-type="float">
            <text:p>71303816</text:p>
          </table:table-cell>
          <table:table-cell office:value-type="float" office:value="53630344" calcext:value-type="float">
            <text:p>53630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76768" calcext:value-type="float">
            <text:p>21176768</text:p>
          </table:table-cell>
          <table:table-cell office:value-type="float" office:value="150867720" calcext:value-type="float">
            <text:p>150867720</text:p>
          </table:table-cell>
          <table:table-cell office:value-type="float" office:value="78695944" calcext:value-type="float">
            <text:p>78695944</text:p>
          </table:table-cell>
          <table:table-cell office:value-type="float" office:value="65830352" calcext:value-type="float">
            <text:p>65830352</text:p>
          </table:table-cell>
          <table:table-cell office:value-type="float" office:value="45409912" calcext:value-type="float">
            <text:p>45409912</text:p>
          </table:table-cell>
          <table:table-cell office:value-type="float" office:value="27275160" calcext:value-type="float">
            <text:p>27275160</text:p>
          </table:table-cell>
          <table:table-cell office:value-type="float" office:value="172926048" calcext:value-type="float">
            <text:p>172926048</text:p>
          </table:table-cell>
          <table:table-cell office:value-type="float" office:value="79200808" calcext:value-type="float">
            <text:p>79200808</text:p>
          </table:table-cell>
          <table:table-cell office:value-type="float" office:value="71307744" calcext:value-type="float">
            <text:p>71307744</text:p>
          </table:table-cell>
          <table:table-cell office:value-type="float" office:value="53638880" calcext:value-type="float">
            <text:p>536388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77032" calcext:value-type="float">
            <text:p>21177032</text:p>
          </table:table-cell>
          <table:table-cell office:value-type="float" office:value="150886816" calcext:value-type="float">
            <text:p>150886816</text:p>
          </table:table-cell>
          <table:table-cell office:value-type="float" office:value="78696216" calcext:value-type="float">
            <text:p>78696216</text:p>
          </table:table-cell>
          <table:table-cell office:value-type="float" office:value="65830352" calcext:value-type="float">
            <text:p>65830352</text:p>
          </table:table-cell>
          <table:table-cell office:value-type="float" office:value="45410184" calcext:value-type="float">
            <text:p>45410184</text:p>
          </table:table-cell>
          <table:table-cell office:value-type="float" office:value="27362664" calcext:value-type="float">
            <text:p>27362664</text:p>
          </table:table-cell>
          <table:table-cell office:value-type="float" office:value="172932440" calcext:value-type="float">
            <text:p>172932440</text:p>
          </table:table-cell>
          <table:table-cell office:value-type="float" office:value="79201016" calcext:value-type="float">
            <text:p>79201016</text:p>
          </table:table-cell>
          <table:table-cell office:value-type="float" office:value="71310504" calcext:value-type="float">
            <text:p>71310504</text:p>
          </table:table-cell>
          <table:table-cell office:value-type="float" office:value="53639104" calcext:value-type="float">
            <text:p>53639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77160" calcext:value-type="float">
            <text:p>21177160</text:p>
          </table:table-cell>
          <table:table-cell office:value-type="float" office:value="150889808" calcext:value-type="float">
            <text:p>150889808</text:p>
          </table:table-cell>
          <table:table-cell office:value-type="float" office:value="78696432" calcext:value-type="float">
            <text:p>78696432</text:p>
          </table:table-cell>
          <table:table-cell office:value-type="float" office:value="65832008" calcext:value-type="float">
            <text:p>65832008</text:p>
          </table:table-cell>
          <table:table-cell office:value-type="float" office:value="45410552" calcext:value-type="float">
            <text:p>45410552</text:p>
          </table:table-cell>
          <table:table-cell office:value-type="float" office:value="27363856" calcext:value-type="float">
            <text:p>27363856</text:p>
          </table:table-cell>
          <table:table-cell office:value-type="float" office:value="172937488" calcext:value-type="float">
            <text:p>172937488</text:p>
          </table:table-cell>
          <table:table-cell office:value-type="float" office:value="79201248" calcext:value-type="float">
            <text:p>79201248</text:p>
          </table:table-cell>
          <table:table-cell office:value-type="float" office:value="71318616" calcext:value-type="float">
            <text:p>71318616</text:p>
          </table:table-cell>
          <table:table-cell office:value-type="float" office:value="53652240" calcext:value-type="float">
            <text:p>536522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77560" calcext:value-type="float">
            <text:p>21177560</text:p>
          </table:table-cell>
          <table:table-cell office:value-type="float" office:value="150896704" calcext:value-type="float">
            <text:p>150896704</text:p>
          </table:table-cell>
          <table:table-cell office:value-type="float" office:value="78697200" calcext:value-type="float">
            <text:p>78697200</text:p>
          </table:table-cell>
          <table:table-cell office:value-type="float" office:value="65832064" calcext:value-type="float">
            <text:p>65832064</text:p>
          </table:table-cell>
          <table:table-cell office:value-type="float" office:value="45410976" calcext:value-type="float">
            <text:p>45410976</text:p>
          </table:table-cell>
          <table:table-cell office:value-type="float" office:value="27393792" calcext:value-type="float">
            <text:p>27393792</text:p>
          </table:table-cell>
          <table:table-cell office:value-type="float" office:value="172945456" calcext:value-type="float">
            <text:p>172945456</text:p>
          </table:table-cell>
          <table:table-cell office:value-type="float" office:value="79201616" calcext:value-type="float">
            <text:p>79201616</text:p>
          </table:table-cell>
          <table:table-cell office:value-type="float" office:value="71341416" calcext:value-type="float">
            <text:p>71341416</text:p>
          </table:table-cell>
          <table:table-cell office:value-type="float" office:value="53657248" calcext:value-type="float">
            <text:p>53657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77664" calcext:value-type="float">
            <text:p>21177664</text:p>
          </table:table-cell>
          <table:table-cell office:value-type="float" office:value="150899848" calcext:value-type="float">
            <text:p>150899848</text:p>
          </table:table-cell>
          <table:table-cell office:value-type="float" office:value="78698856" calcext:value-type="float">
            <text:p>78698856</text:p>
          </table:table-cell>
          <table:table-cell office:value-type="float" office:value="65832728" calcext:value-type="float">
            <text:p>65832728</text:p>
          </table:table-cell>
          <table:table-cell office:value-type="float" office:value="45411240" calcext:value-type="float">
            <text:p>45411240</text:p>
          </table:table-cell>
          <table:table-cell office:value-type="float" office:value="27452504" calcext:value-type="float">
            <text:p>27452504</text:p>
          </table:table-cell>
          <table:table-cell office:value-type="float" office:value="172945656" calcext:value-type="float">
            <text:p>172945656</text:p>
          </table:table-cell>
          <table:table-cell office:value-type="float" office:value="79203840" calcext:value-type="float">
            <text:p>79203840</text:p>
          </table:table-cell>
          <table:table-cell office:value-type="float" office:value="71341560" calcext:value-type="float">
            <text:p>71341560</text:p>
          </table:table-cell>
          <table:table-cell office:value-type="float" office:value="53660144" calcext:value-type="float">
            <text:p>53660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78696" calcext:value-type="float">
            <text:p>21178696</text:p>
          </table:table-cell>
          <table:table-cell office:value-type="float" office:value="150934144" calcext:value-type="float">
            <text:p>150934144</text:p>
          </table:table-cell>
          <table:table-cell office:value-type="float" office:value="78698888" calcext:value-type="float">
            <text:p>78698888</text:p>
          </table:table-cell>
          <table:table-cell office:value-type="float" office:value="65833016" calcext:value-type="float">
            <text:p>65833016</text:p>
          </table:table-cell>
          <table:table-cell office:value-type="float" office:value="45412600" calcext:value-type="float">
            <text:p>45412600</text:p>
          </table:table-cell>
          <table:table-cell office:value-type="float" office:value="27465912" calcext:value-type="float">
            <text:p>27465912</text:p>
          </table:table-cell>
          <table:table-cell office:value-type="float" office:value="172950744" calcext:value-type="float">
            <text:p>172950744</text:p>
          </table:table-cell>
          <table:table-cell office:value-type="float" office:value="79209080" calcext:value-type="float">
            <text:p>79209080</text:p>
          </table:table-cell>
          <table:table-cell office:value-type="float" office:value="71342568" calcext:value-type="float">
            <text:p>71342568</text:p>
          </table:table-cell>
          <table:table-cell office:value-type="float" office:value="53664096" calcext:value-type="float">
            <text:p>53664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0568" calcext:value-type="float">
            <text:p>21180568</text:p>
          </table:table-cell>
          <table:table-cell office:value-type="float" office:value="150954752" calcext:value-type="float">
            <text:p>150954752</text:p>
          </table:table-cell>
          <table:table-cell office:value-type="float" office:value="78699648" calcext:value-type="float">
            <text:p>78699648</text:p>
          </table:table-cell>
          <table:table-cell office:value-type="float" office:value="65833216" calcext:value-type="float">
            <text:p>65833216</text:p>
          </table:table-cell>
          <table:table-cell office:value-type="float" office:value="45413232" calcext:value-type="float">
            <text:p>45413232</text:p>
          </table:table-cell>
          <table:table-cell office:value-type="float" office:value="27478128" calcext:value-type="float">
            <text:p>27478128</text:p>
          </table:table-cell>
          <table:table-cell office:value-type="float" office:value="172951688" calcext:value-type="float">
            <text:p>172951688</text:p>
          </table:table-cell>
          <table:table-cell office:value-type="float" office:value="79210440" calcext:value-type="float">
            <text:p>79210440</text:p>
          </table:table-cell>
          <table:table-cell office:value-type="float" office:value="71351160" calcext:value-type="float">
            <text:p>71351160</text:p>
          </table:table-cell>
          <table:table-cell office:value-type="float" office:value="53672016" calcext:value-type="float">
            <text:p>5367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0664" calcext:value-type="float">
            <text:p>21180664</text:p>
          </table:table-cell>
          <table:table-cell office:value-type="float" office:value="150960016" calcext:value-type="float">
            <text:p>150960016</text:p>
          </table:table-cell>
          <table:table-cell office:value-type="float" office:value="78700040" calcext:value-type="float">
            <text:p>78700040</text:p>
          </table:table-cell>
          <table:table-cell office:value-type="float" office:value="65834584" calcext:value-type="float">
            <text:p>65834584</text:p>
          </table:table-cell>
          <table:table-cell office:value-type="float" office:value="45414088" calcext:value-type="float">
            <text:p>45414088</text:p>
          </table:table-cell>
          <table:table-cell office:value-type="float" office:value="27498984" calcext:value-type="float">
            <text:p>27498984</text:p>
          </table:table-cell>
          <table:table-cell office:value-type="float" office:value="172955600" calcext:value-type="float">
            <text:p>172955600</text:p>
          </table:table-cell>
          <table:table-cell office:value-type="float" office:value="79221096" calcext:value-type="float">
            <text:p>79221096</text:p>
          </table:table-cell>
          <table:table-cell office:value-type="float" office:value="71362016" calcext:value-type="float">
            <text:p>71362016</text:p>
          </table:table-cell>
          <table:table-cell office:value-type="float" office:value="53672296" calcext:value-type="float">
            <text:p>53672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2440" calcext:value-type="float">
            <text:p>21182440</text:p>
          </table:table-cell>
          <table:table-cell office:value-type="float" office:value="150965744" calcext:value-type="float">
            <text:p>150965744</text:p>
          </table:table-cell>
          <table:table-cell office:value-type="float" office:value="78700352" calcext:value-type="float">
            <text:p>78700352</text:p>
          </table:table-cell>
          <table:table-cell office:value-type="float" office:value="65835296" calcext:value-type="float">
            <text:p>65835296</text:p>
          </table:table-cell>
          <table:table-cell office:value-type="float" office:value="45414272" calcext:value-type="float">
            <text:p>45414272</text:p>
          </table:table-cell>
          <table:table-cell office:value-type="float" office:value="27536304" calcext:value-type="float">
            <text:p>27536304</text:p>
          </table:table-cell>
          <table:table-cell office:value-type="float" office:value="172961808" calcext:value-type="float">
            <text:p>172961808</text:p>
          </table:table-cell>
          <table:table-cell office:value-type="float" office:value="79226880" calcext:value-type="float">
            <text:p>79226880</text:p>
          </table:table-cell>
          <table:table-cell office:value-type="float" office:value="71362792" calcext:value-type="float">
            <text:p>71362792</text:p>
          </table:table-cell>
          <table:table-cell office:value-type="float" office:value="53673920" calcext:value-type="float">
            <text:p>536739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3712" calcext:value-type="float">
            <text:p>21183712</text:p>
          </table:table-cell>
          <table:table-cell office:value-type="float" office:value="150970160" calcext:value-type="float">
            <text:p>150970160</text:p>
          </table:table-cell>
          <table:table-cell office:value-type="float" office:value="78701056" calcext:value-type="float">
            <text:p>78701056</text:p>
          </table:table-cell>
          <table:table-cell office:value-type="float" office:value="65835912" calcext:value-type="float">
            <text:p>65835912</text:p>
          </table:table-cell>
          <table:table-cell office:value-type="float" office:value="45414360" calcext:value-type="float">
            <text:p>45414360</text:p>
          </table:table-cell>
          <table:table-cell office:value-type="float" office:value="27537936" calcext:value-type="float">
            <text:p>27537936</text:p>
          </table:table-cell>
          <table:table-cell office:value-type="float" office:value="172962832" calcext:value-type="float">
            <text:p>172962832</text:p>
          </table:table-cell>
          <table:table-cell office:value-type="float" office:value="79234728" calcext:value-type="float">
            <text:p>79234728</text:p>
          </table:table-cell>
          <table:table-cell office:value-type="float" office:value="71363152" calcext:value-type="float">
            <text:p>71363152</text:p>
          </table:table-cell>
          <table:table-cell office:value-type="float" office:value="53678184" calcext:value-type="float">
            <text:p>53678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3984" calcext:value-type="float">
            <text:p>21183984</text:p>
          </table:table-cell>
          <table:table-cell office:value-type="float" office:value="150970688" calcext:value-type="float">
            <text:p>150970688</text:p>
          </table:table-cell>
          <table:table-cell office:value-type="float" office:value="78702448" calcext:value-type="float">
            <text:p>78702448</text:p>
          </table:table-cell>
          <table:table-cell office:value-type="float" office:value="65836960" calcext:value-type="float">
            <text:p>65836960</text:p>
          </table:table-cell>
          <table:table-cell office:value-type="float" office:value="45414896" calcext:value-type="float">
            <text:p>45414896</text:p>
          </table:table-cell>
          <table:table-cell office:value-type="float" office:value="27544512" calcext:value-type="float">
            <text:p>27544512</text:p>
          </table:table-cell>
          <table:table-cell office:value-type="float" office:value="172965384" calcext:value-type="float">
            <text:p>172965384</text:p>
          </table:table-cell>
          <table:table-cell office:value-type="float" office:value="79237000" calcext:value-type="float">
            <text:p>79237000</text:p>
          </table:table-cell>
          <table:table-cell office:value-type="float" office:value="71366656" calcext:value-type="float">
            <text:p>71366656</text:p>
          </table:table-cell>
          <table:table-cell office:value-type="float" office:value="53678704" calcext:value-type="float">
            <text:p>53678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4760" calcext:value-type="float">
            <text:p>21184760</text:p>
          </table:table-cell>
          <table:table-cell office:value-type="float" office:value="150980368" calcext:value-type="float">
            <text:p>150980368</text:p>
          </table:table-cell>
          <table:table-cell office:value-type="float" office:value="78702768" calcext:value-type="float">
            <text:p>78702768</text:p>
          </table:table-cell>
          <table:table-cell office:value-type="float" office:value="65837240" calcext:value-type="float">
            <text:p>65837240</text:p>
          </table:table-cell>
          <table:table-cell office:value-type="float" office:value="45415688" calcext:value-type="float">
            <text:p>45415688</text:p>
          </table:table-cell>
          <table:table-cell office:value-type="float" office:value="27556728" calcext:value-type="float">
            <text:p>27556728</text:p>
          </table:table-cell>
          <table:table-cell office:value-type="float" office:value="172972424" calcext:value-type="float">
            <text:p>172972424</text:p>
          </table:table-cell>
          <table:table-cell office:value-type="float" office:value="79238192" calcext:value-type="float">
            <text:p>79238192</text:p>
          </table:table-cell>
          <table:table-cell office:value-type="float" office:value="71366696" calcext:value-type="float">
            <text:p>71366696</text:p>
          </table:table-cell>
          <table:table-cell office:value-type="float" office:value="53679280" calcext:value-type="float">
            <text:p>536792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5000" calcext:value-type="float">
            <text:p>21185000</text:p>
          </table:table-cell>
          <table:table-cell office:value-type="float" office:value="150988728" calcext:value-type="float">
            <text:p>150988728</text:p>
          </table:table-cell>
          <table:table-cell office:value-type="float" office:value="78703856" calcext:value-type="float">
            <text:p>78703856</text:p>
          </table:table-cell>
          <table:table-cell office:value-type="float" office:value="65837888" calcext:value-type="float">
            <text:p>65837888</text:p>
          </table:table-cell>
          <table:table-cell office:value-type="float" office:value="45415936" calcext:value-type="float">
            <text:p>45415936</text:p>
          </table:table-cell>
          <table:table-cell office:value-type="float" office:value="27561896" calcext:value-type="float">
            <text:p>27561896</text:p>
          </table:table-cell>
          <table:table-cell office:value-type="float" office:value="172974096" calcext:value-type="float">
            <text:p>172974096</text:p>
          </table:table-cell>
          <table:table-cell office:value-type="float" office:value="79239528" calcext:value-type="float">
            <text:p>79239528</text:p>
          </table:table-cell>
          <table:table-cell office:value-type="float" office:value="71368872" calcext:value-type="float">
            <text:p>71368872</text:p>
          </table:table-cell>
          <table:table-cell office:value-type="float" office:value="53680584" calcext:value-type="float">
            <text:p>53680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5264" calcext:value-type="float">
            <text:p>21185264</text:p>
          </table:table-cell>
          <table:table-cell office:value-type="float" office:value="150992480" calcext:value-type="float">
            <text:p>150992480</text:p>
          </table:table-cell>
          <table:table-cell office:value-type="float" office:value="78703968" calcext:value-type="float">
            <text:p>78703968</text:p>
          </table:table-cell>
          <table:table-cell office:value-type="float" office:value="65838384" calcext:value-type="float">
            <text:p>65838384</text:p>
          </table:table-cell>
          <table:table-cell office:value-type="float" office:value="45416272" calcext:value-type="float">
            <text:p>45416272</text:p>
          </table:table-cell>
          <table:table-cell office:value-type="float" office:value="27577872" calcext:value-type="float">
            <text:p>27577872</text:p>
          </table:table-cell>
          <table:table-cell office:value-type="float" office:value="172987504" calcext:value-type="float">
            <text:p>172987504</text:p>
          </table:table-cell>
          <table:table-cell office:value-type="float" office:value="79245264" calcext:value-type="float">
            <text:p>79245264</text:p>
          </table:table-cell>
          <table:table-cell office:value-type="float" office:value="71369048" calcext:value-type="float">
            <text:p>71369048</text:p>
          </table:table-cell>
          <table:table-cell office:value-type="float" office:value="53691720" calcext:value-type="float">
            <text:p>536917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5736" calcext:value-type="float">
            <text:p>21185736</text:p>
          </table:table-cell>
          <table:table-cell office:value-type="float" office:value="150996168" calcext:value-type="float">
            <text:p>150996168</text:p>
          </table:table-cell>
          <table:table-cell office:value-type="float" office:value="78705336" calcext:value-type="float">
            <text:p>78705336</text:p>
          </table:table-cell>
          <table:table-cell office:value-type="float" office:value="65838600" calcext:value-type="float">
            <text:p>65838600</text:p>
          </table:table-cell>
          <table:table-cell office:value-type="float" office:value="45417232" calcext:value-type="float">
            <text:p>45417232</text:p>
          </table:table-cell>
          <table:table-cell office:value-type="float" office:value="27618440" calcext:value-type="float">
            <text:p>27618440</text:p>
          </table:table-cell>
          <table:table-cell office:value-type="float" office:value="172991320" calcext:value-type="float">
            <text:p>172991320</text:p>
          </table:table-cell>
          <table:table-cell office:value-type="float" office:value="79245576" calcext:value-type="float">
            <text:p>79245576</text:p>
          </table:table-cell>
          <table:table-cell office:value-type="float" office:value="71370176" calcext:value-type="float">
            <text:p>71370176</text:p>
          </table:table-cell>
          <table:table-cell office:value-type="float" office:value="53698808" calcext:value-type="float">
            <text:p>53698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6456" calcext:value-type="float">
            <text:p>21186456</text:p>
          </table:table-cell>
          <table:table-cell office:value-type="float" office:value="151000240" calcext:value-type="float">
            <text:p>151000240</text:p>
          </table:table-cell>
          <table:table-cell office:value-type="float" office:value="78705408" calcext:value-type="float">
            <text:p>78705408</text:p>
          </table:table-cell>
          <table:table-cell office:value-type="float" office:value="65839360" calcext:value-type="float">
            <text:p>65839360</text:p>
          </table:table-cell>
          <table:table-cell office:value-type="float" office:value="45417264" calcext:value-type="float">
            <text:p>45417264</text:p>
          </table:table-cell>
          <table:table-cell office:value-type="float" office:value="27633392" calcext:value-type="float">
            <text:p>27633392</text:p>
          </table:table-cell>
          <table:table-cell office:value-type="float" office:value="172993944" calcext:value-type="float">
            <text:p>172993944</text:p>
          </table:table-cell>
          <table:table-cell office:value-type="float" office:value="79246288" calcext:value-type="float">
            <text:p>79246288</text:p>
          </table:table-cell>
          <table:table-cell office:value-type="float" office:value="71372712" calcext:value-type="float">
            <text:p>71372712</text:p>
          </table:table-cell>
          <table:table-cell office:value-type="float" office:value="53698888" calcext:value-type="float">
            <text:p>53698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6656" calcext:value-type="float">
            <text:p>21186656</text:p>
          </table:table-cell>
          <table:table-cell office:value-type="float" office:value="151015584" calcext:value-type="float">
            <text:p>151015584</text:p>
          </table:table-cell>
          <table:table-cell office:value-type="float" office:value="78705896" calcext:value-type="float">
            <text:p>78705896</text:p>
          </table:table-cell>
          <table:table-cell office:value-type="float" office:value="65839512" calcext:value-type="float">
            <text:p>65839512</text:p>
          </table:table-cell>
          <table:table-cell office:value-type="float" office:value="45417680" calcext:value-type="float">
            <text:p>45417680</text:p>
          </table:table-cell>
          <table:table-cell office:value-type="float" office:value="27649296" calcext:value-type="float">
            <text:p>27649296</text:p>
          </table:table-cell>
          <table:table-cell office:value-type="float" office:value="172995296" calcext:value-type="float">
            <text:p>172995296</text:p>
          </table:table-cell>
          <table:table-cell office:value-type="float" office:value="79249392" calcext:value-type="float">
            <text:p>79249392</text:p>
          </table:table-cell>
          <table:table-cell office:value-type="float" office:value="71373168" calcext:value-type="float">
            <text:p>71373168</text:p>
          </table:table-cell>
          <table:table-cell office:value-type="float" office:value="53701384" calcext:value-type="float">
            <text:p>53701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7096" calcext:value-type="float">
            <text:p>21187096</text:p>
          </table:table-cell>
          <table:table-cell office:value-type="float" office:value="151015824" calcext:value-type="float">
            <text:p>151015824</text:p>
          </table:table-cell>
          <table:table-cell office:value-type="float" office:value="78707024" calcext:value-type="float">
            <text:p>78707024</text:p>
          </table:table-cell>
          <table:table-cell office:value-type="float" office:value="65839560" calcext:value-type="float">
            <text:p>65839560</text:p>
          </table:table-cell>
          <table:table-cell office:value-type="float" office:value="45417920" calcext:value-type="float">
            <text:p>45417920</text:p>
          </table:table-cell>
          <table:table-cell office:value-type="float" office:value="27653752" calcext:value-type="float">
            <text:p>27653752</text:p>
          </table:table-cell>
          <table:table-cell office:value-type="float" office:value="172995328" calcext:value-type="float">
            <text:p>172995328</text:p>
          </table:table-cell>
          <table:table-cell office:value-type="float" office:value="79251528" calcext:value-type="float">
            <text:p>79251528</text:p>
          </table:table-cell>
          <table:table-cell office:value-type="float" office:value="71374616" calcext:value-type="float">
            <text:p>71374616</text:p>
          </table:table-cell>
          <table:table-cell office:value-type="float" office:value="53710576" calcext:value-type="float">
            <text:p>53710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7344" calcext:value-type="float">
            <text:p>21187344</text:p>
          </table:table-cell>
          <table:table-cell office:value-type="float" office:value="151046424" calcext:value-type="float">
            <text:p>151046424</text:p>
          </table:table-cell>
          <table:table-cell office:value-type="float" office:value="78707376" calcext:value-type="float">
            <text:p>78707376</text:p>
          </table:table-cell>
          <table:table-cell office:value-type="float" office:value="65840976" calcext:value-type="float">
            <text:p>65840976</text:p>
          </table:table-cell>
          <table:table-cell office:value-type="float" office:value="45418016" calcext:value-type="float">
            <text:p>45418016</text:p>
          </table:table-cell>
          <table:table-cell office:value-type="float" office:value="27654496" calcext:value-type="float">
            <text:p>27654496</text:p>
          </table:table-cell>
          <table:table-cell office:value-type="float" office:value="173004880" calcext:value-type="float">
            <text:p>173004880</text:p>
          </table:table-cell>
          <table:table-cell office:value-type="float" office:value="79251816" calcext:value-type="float">
            <text:p>79251816</text:p>
          </table:table-cell>
          <table:table-cell office:value-type="float" office:value="71380104" calcext:value-type="float">
            <text:p>71380104</text:p>
          </table:table-cell>
          <table:table-cell office:value-type="float" office:value="53716088" calcext:value-type="float">
            <text:p>53716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7360" calcext:value-type="float">
            <text:p>21187360</text:p>
          </table:table-cell>
          <table:table-cell office:value-type="float" office:value="151049504" calcext:value-type="float">
            <text:p>151049504</text:p>
          </table:table-cell>
          <table:table-cell office:value-type="float" office:value="78707760" calcext:value-type="float">
            <text:p>78707760</text:p>
          </table:table-cell>
          <table:table-cell office:value-type="float" office:value="65841576" calcext:value-type="float">
            <text:p>65841576</text:p>
          </table:table-cell>
          <table:table-cell office:value-type="float" office:value="45418176" calcext:value-type="float">
            <text:p>45418176</text:p>
          </table:table-cell>
          <table:table-cell office:value-type="float" office:value="27663048" calcext:value-type="float">
            <text:p>27663048</text:p>
          </table:table-cell>
          <table:table-cell office:value-type="float" office:value="173014864" calcext:value-type="float">
            <text:p>173014864</text:p>
          </table:table-cell>
          <table:table-cell office:value-type="float" office:value="79254344" calcext:value-type="float">
            <text:p>79254344</text:p>
          </table:table-cell>
          <table:table-cell office:value-type="float" office:value="71380576" calcext:value-type="float">
            <text:p>71380576</text:p>
          </table:table-cell>
          <table:table-cell office:value-type="float" office:value="53716328" calcext:value-type="float">
            <text:p>53716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7496" calcext:value-type="float">
            <text:p>21187496</text:p>
          </table:table-cell>
          <table:table-cell office:value-type="float" office:value="151052656" calcext:value-type="float">
            <text:p>151052656</text:p>
          </table:table-cell>
          <table:table-cell office:value-type="float" office:value="78708120" calcext:value-type="float">
            <text:p>78708120</text:p>
          </table:table-cell>
          <table:table-cell office:value-type="float" office:value="65841720" calcext:value-type="float">
            <text:p>65841720</text:p>
          </table:table-cell>
          <table:table-cell office:value-type="float" office:value="45419368" calcext:value-type="float">
            <text:p>45419368</text:p>
          </table:table-cell>
          <table:table-cell office:value-type="float" office:value="27666040" calcext:value-type="float">
            <text:p>27666040</text:p>
          </table:table-cell>
          <table:table-cell office:value-type="float" office:value="173018200" calcext:value-type="float">
            <text:p>173018200</text:p>
          </table:table-cell>
          <table:table-cell office:value-type="float" office:value="79254952" calcext:value-type="float">
            <text:p>79254952</text:p>
          </table:table-cell>
          <table:table-cell office:value-type="float" office:value="71380600" calcext:value-type="float">
            <text:p>71380600</text:p>
          </table:table-cell>
          <table:table-cell office:value-type="float" office:value="53718088" calcext:value-type="float">
            <text:p>53718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8472" calcext:value-type="float">
            <text:p>21188472</text:p>
          </table:table-cell>
          <table:table-cell office:value-type="float" office:value="151056912" calcext:value-type="float">
            <text:p>151056912</text:p>
          </table:table-cell>
          <table:table-cell office:value-type="float" office:value="78708304" calcext:value-type="float">
            <text:p>78708304</text:p>
          </table:table-cell>
          <table:table-cell office:value-type="float" office:value="65841856" calcext:value-type="float">
            <text:p>65841856</text:p>
          </table:table-cell>
          <table:table-cell office:value-type="float" office:value="45419944" calcext:value-type="float">
            <text:p>45419944</text:p>
          </table:table-cell>
          <table:table-cell office:value-type="float" office:value="27674216" calcext:value-type="float">
            <text:p>27674216</text:p>
          </table:table-cell>
          <table:table-cell office:value-type="float" office:value="173018840" calcext:value-type="float">
            <text:p>173018840</text:p>
          </table:table-cell>
          <table:table-cell office:value-type="float" office:value="79255840" calcext:value-type="float">
            <text:p>79255840</text:p>
          </table:table-cell>
          <table:table-cell office:value-type="float" office:value="71384920" calcext:value-type="float">
            <text:p>71384920</text:p>
          </table:table-cell>
          <table:table-cell office:value-type="float" office:value="53719368" calcext:value-type="float">
            <text:p>53719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8656" calcext:value-type="float">
            <text:p>21188656</text:p>
          </table:table-cell>
          <table:table-cell office:value-type="float" office:value="151058112" calcext:value-type="float">
            <text:p>151058112</text:p>
          </table:table-cell>
          <table:table-cell office:value-type="float" office:value="78708512" calcext:value-type="float">
            <text:p>78708512</text:p>
          </table:table-cell>
          <table:table-cell office:value-type="float" office:value="65842048" calcext:value-type="float">
            <text:p>65842048</text:p>
          </table:table-cell>
          <table:table-cell office:value-type="float" office:value="45420472" calcext:value-type="float">
            <text:p>45420472</text:p>
          </table:table-cell>
          <table:table-cell office:value-type="float" office:value="27684560" calcext:value-type="float">
            <text:p>27684560</text:p>
          </table:table-cell>
          <table:table-cell office:value-type="float" office:value="173020088" calcext:value-type="float">
            <text:p>173020088</text:p>
          </table:table-cell>
          <table:table-cell office:value-type="float" office:value="79262472" calcext:value-type="float">
            <text:p>79262472</text:p>
          </table:table-cell>
          <table:table-cell office:value-type="float" office:value="71389824" calcext:value-type="float">
            <text:p>71389824</text:p>
          </table:table-cell>
          <table:table-cell office:value-type="float" office:value="53720872" calcext:value-type="float">
            <text:p>53720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0816" calcext:value-type="float">
            <text:p>21190816</text:p>
          </table:table-cell>
          <table:table-cell office:value-type="float" office:value="151058752" calcext:value-type="float">
            <text:p>151058752</text:p>
          </table:table-cell>
          <table:table-cell office:value-type="float" office:value="78709144" calcext:value-type="float">
            <text:p>78709144</text:p>
          </table:table-cell>
          <table:table-cell office:value-type="float" office:value="65842432" calcext:value-type="float">
            <text:p>65842432</text:p>
          </table:table-cell>
          <table:table-cell office:value-type="float" office:value="45420856" calcext:value-type="float">
            <text:p>45420856</text:p>
          </table:table-cell>
          <table:table-cell office:value-type="float" office:value="27684648" calcext:value-type="float">
            <text:p>27684648</text:p>
          </table:table-cell>
          <table:table-cell office:value-type="float" office:value="173022320" calcext:value-type="float">
            <text:p>173022320</text:p>
          </table:table-cell>
          <table:table-cell office:value-type="float" office:value="79264368" calcext:value-type="float">
            <text:p>79264368</text:p>
          </table:table-cell>
          <table:table-cell office:value-type="float" office:value="71390616" calcext:value-type="float">
            <text:p>71390616</text:p>
          </table:table-cell>
          <table:table-cell office:value-type="float" office:value="53724152" calcext:value-type="float">
            <text:p>53724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1720" calcext:value-type="float">
            <text:p>21191720</text:p>
          </table:table-cell>
          <table:table-cell office:value-type="float" office:value="151066712" calcext:value-type="float">
            <text:p>151066712</text:p>
          </table:table-cell>
          <table:table-cell office:value-type="float" office:value="78709176" calcext:value-type="float">
            <text:p>78709176</text:p>
          </table:table-cell>
          <table:table-cell office:value-type="float" office:value="65843584" calcext:value-type="float">
            <text:p>65843584</text:p>
          </table:table-cell>
          <table:table-cell office:value-type="float" office:value="45421112" calcext:value-type="float">
            <text:p>45421112</text:p>
          </table:table-cell>
          <table:table-cell office:value-type="float" office:value="27685968" calcext:value-type="float">
            <text:p>27685968</text:p>
          </table:table-cell>
          <table:table-cell office:value-type="float" office:value="173046368" calcext:value-type="float">
            <text:p>173046368</text:p>
          </table:table-cell>
          <table:table-cell office:value-type="float" office:value="79270464" calcext:value-type="float">
            <text:p>79270464</text:p>
          </table:table-cell>
          <table:table-cell office:value-type="float" office:value="71393040" calcext:value-type="float">
            <text:p>71393040</text:p>
          </table:table-cell>
          <table:table-cell office:value-type="float" office:value="53725200" calcext:value-type="float">
            <text:p>537252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3064" calcext:value-type="float">
            <text:p>21193064</text:p>
          </table:table-cell>
          <table:table-cell office:value-type="float" office:value="151079944" calcext:value-type="float">
            <text:p>151079944</text:p>
          </table:table-cell>
          <table:table-cell office:value-type="float" office:value="78709896" calcext:value-type="float">
            <text:p>78709896</text:p>
          </table:table-cell>
          <table:table-cell office:value-type="float" office:value="65843832" calcext:value-type="float">
            <text:p>65843832</text:p>
          </table:table-cell>
          <table:table-cell office:value-type="float" office:value="45421168" calcext:value-type="float">
            <text:p>45421168</text:p>
          </table:table-cell>
          <table:table-cell office:value-type="float" office:value="27693000" calcext:value-type="float">
            <text:p>27693000</text:p>
          </table:table-cell>
          <table:table-cell office:value-type="float" office:value="173048248" calcext:value-type="float">
            <text:p>173048248</text:p>
          </table:table-cell>
          <table:table-cell office:value-type="float" office:value="79273376" calcext:value-type="float">
            <text:p>79273376</text:p>
          </table:table-cell>
          <table:table-cell office:value-type="float" office:value="71397136" calcext:value-type="float">
            <text:p>71397136</text:p>
          </table:table-cell>
          <table:table-cell office:value-type="float" office:value="53726224" calcext:value-type="float">
            <text:p>53726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3120" calcext:value-type="float">
            <text:p>21193120</text:p>
          </table:table-cell>
          <table:table-cell office:value-type="float" office:value="151083064" calcext:value-type="float">
            <text:p>151083064</text:p>
          </table:table-cell>
          <table:table-cell office:value-type="float" office:value="78710272" calcext:value-type="float">
            <text:p>78710272</text:p>
          </table:table-cell>
          <table:table-cell office:value-type="float" office:value="65844520" calcext:value-type="float">
            <text:p>65844520</text:p>
          </table:table-cell>
          <table:table-cell office:value-type="float" office:value="45421392" calcext:value-type="float">
            <text:p>45421392</text:p>
          </table:table-cell>
          <table:table-cell office:value-type="float" office:value="27734080" calcext:value-type="float">
            <text:p>27734080</text:p>
          </table:table-cell>
          <table:table-cell office:value-type="float" office:value="173058872" calcext:value-type="float">
            <text:p>173058872</text:p>
          </table:table-cell>
          <table:table-cell office:value-type="float" office:value="79273584" calcext:value-type="float">
            <text:p>79273584</text:p>
          </table:table-cell>
          <table:table-cell office:value-type="float" office:value="71401304" calcext:value-type="float">
            <text:p>71401304</text:p>
          </table:table-cell>
          <table:table-cell office:value-type="float" office:value="53727528" calcext:value-type="float">
            <text:p>53727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3648" calcext:value-type="float">
            <text:p>21193648</text:p>
          </table:table-cell>
          <table:table-cell office:value-type="float" office:value="151093608" calcext:value-type="float">
            <text:p>151093608</text:p>
          </table:table-cell>
          <table:table-cell office:value-type="float" office:value="78710512" calcext:value-type="float">
            <text:p>78710512</text:p>
          </table:table-cell>
          <table:table-cell office:value-type="float" office:value="65844520" calcext:value-type="float">
            <text:p>65844520</text:p>
          </table:table-cell>
          <table:table-cell office:value-type="float" office:value="45421544" calcext:value-type="float">
            <text:p>45421544</text:p>
          </table:table-cell>
          <table:table-cell office:value-type="float" office:value="27819192" calcext:value-type="float">
            <text:p>27819192</text:p>
          </table:table-cell>
          <table:table-cell office:value-type="float" office:value="173100216" calcext:value-type="float">
            <text:p>173100216</text:p>
          </table:table-cell>
          <table:table-cell office:value-type="float" office:value="79275240" calcext:value-type="float">
            <text:p>79275240</text:p>
          </table:table-cell>
          <table:table-cell office:value-type="float" office:value="71407960" calcext:value-type="float">
            <text:p>71407960</text:p>
          </table:table-cell>
          <table:table-cell office:value-type="float" office:value="53732944" calcext:value-type="float">
            <text:p>53732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4008" calcext:value-type="float">
            <text:p>21194008</text:p>
          </table:table-cell>
          <table:table-cell office:value-type="float" office:value="151095984" calcext:value-type="float">
            <text:p>151095984</text:p>
          </table:table-cell>
          <table:table-cell office:value-type="float" office:value="78710544" calcext:value-type="float">
            <text:p>78710544</text:p>
          </table:table-cell>
          <table:table-cell office:value-type="float" office:value="65844624" calcext:value-type="float">
            <text:p>65844624</text:p>
          </table:table-cell>
          <table:table-cell office:value-type="float" office:value="45423040" calcext:value-type="float">
            <text:p>45423040</text:p>
          </table:table-cell>
          <table:table-cell office:value-type="float" office:value="27832592" calcext:value-type="float">
            <text:p>27832592</text:p>
          </table:table-cell>
          <table:table-cell office:value-type="float" office:value="173101312" calcext:value-type="float">
            <text:p>173101312</text:p>
          </table:table-cell>
          <table:table-cell office:value-type="float" office:value="79275440" calcext:value-type="float">
            <text:p>79275440</text:p>
          </table:table-cell>
          <table:table-cell office:value-type="float" office:value="71410328" calcext:value-type="float">
            <text:p>71410328</text:p>
          </table:table-cell>
          <table:table-cell office:value-type="float" office:value="53735912" calcext:value-type="float">
            <text:p>53735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4048" calcext:value-type="float">
            <text:p>21194048</text:p>
          </table:table-cell>
          <table:table-cell office:value-type="float" office:value="151107784" calcext:value-type="float">
            <text:p>151107784</text:p>
          </table:table-cell>
          <table:table-cell office:value-type="float" office:value="78712088" calcext:value-type="float">
            <text:p>78712088</text:p>
          </table:table-cell>
          <table:table-cell office:value-type="float" office:value="65845184" calcext:value-type="float">
            <text:p>65845184</text:p>
          </table:table-cell>
          <table:table-cell office:value-type="float" office:value="45423048" calcext:value-type="float">
            <text:p>45423048</text:p>
          </table:table-cell>
          <table:table-cell office:value-type="float" office:value="27832776" calcext:value-type="float">
            <text:p>27832776</text:p>
          </table:table-cell>
          <table:table-cell office:value-type="float" office:value="173121904" calcext:value-type="float">
            <text:p>173121904</text:p>
          </table:table-cell>
          <table:table-cell office:value-type="float" office:value="79279968" calcext:value-type="float">
            <text:p>79279968</text:p>
          </table:table-cell>
          <table:table-cell office:value-type="float" office:value="71411760" calcext:value-type="float">
            <text:p>71411760</text:p>
          </table:table-cell>
          <table:table-cell office:value-type="float" office:value="53738096" calcext:value-type="float">
            <text:p>53738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5112" calcext:value-type="float">
            <text:p>21195112</text:p>
          </table:table-cell>
          <table:table-cell office:value-type="float" office:value="151117544" calcext:value-type="float">
            <text:p>151117544</text:p>
          </table:table-cell>
          <table:table-cell office:value-type="float" office:value="78712688" calcext:value-type="float">
            <text:p>78712688</text:p>
          </table:table-cell>
          <table:table-cell office:value-type="float" office:value="65845664" calcext:value-type="float">
            <text:p>65845664</text:p>
          </table:table-cell>
          <table:table-cell office:value-type="float" office:value="45423088" calcext:value-type="float">
            <text:p>45423088</text:p>
          </table:table-cell>
          <table:table-cell office:value-type="float" office:value="27857024" calcext:value-type="float">
            <text:p>27857024</text:p>
          </table:table-cell>
          <table:table-cell office:value-type="float" office:value="173123128" calcext:value-type="float">
            <text:p>173123128</text:p>
          </table:table-cell>
          <table:table-cell office:value-type="float" office:value="79280296" calcext:value-type="float">
            <text:p>79280296</text:p>
          </table:table-cell>
          <table:table-cell office:value-type="float" office:value="71412768" calcext:value-type="float">
            <text:p>71412768</text:p>
          </table:table-cell>
          <table:table-cell office:value-type="float" office:value="53739712" calcext:value-type="float">
            <text:p>537397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5184" calcext:value-type="float">
            <text:p>21195184</text:p>
          </table:table-cell>
          <table:table-cell office:value-type="float" office:value="151118072" calcext:value-type="float">
            <text:p>151118072</text:p>
          </table:table-cell>
          <table:table-cell office:value-type="float" office:value="78713672" calcext:value-type="float">
            <text:p>78713672</text:p>
          </table:table-cell>
          <table:table-cell office:value-type="float" office:value="65846472" calcext:value-type="float">
            <text:p>65846472</text:p>
          </table:table-cell>
          <table:table-cell office:value-type="float" office:value="45424224" calcext:value-type="float">
            <text:p>45424224</text:p>
          </table:table-cell>
          <table:table-cell office:value-type="float" office:value="27879360" calcext:value-type="float">
            <text:p>27879360</text:p>
          </table:table-cell>
          <table:table-cell office:value-type="float" office:value="173137672" calcext:value-type="float">
            <text:p>173137672</text:p>
          </table:table-cell>
          <table:table-cell office:value-type="float" office:value="79282192" calcext:value-type="float">
            <text:p>79282192</text:p>
          </table:table-cell>
          <table:table-cell office:value-type="float" office:value="71422936" calcext:value-type="float">
            <text:p>71422936</text:p>
          </table:table-cell>
          <table:table-cell office:value-type="float" office:value="53743536" calcext:value-type="float">
            <text:p>53743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5184" calcext:value-type="float">
            <text:p>21195184</text:p>
          </table:table-cell>
          <table:table-cell office:value-type="float" office:value="151118432" calcext:value-type="float">
            <text:p>151118432</text:p>
          </table:table-cell>
          <table:table-cell office:value-type="float" office:value="78714192" calcext:value-type="float">
            <text:p>78714192</text:p>
          </table:table-cell>
          <table:table-cell office:value-type="float" office:value="65847424" calcext:value-type="float">
            <text:p>65847424</text:p>
          </table:table-cell>
          <table:table-cell office:value-type="float" office:value="45424776" calcext:value-type="float">
            <text:p>45424776</text:p>
          </table:table-cell>
          <table:table-cell office:value-type="float" office:value="28027456" calcext:value-type="float">
            <text:p>28027456</text:p>
          </table:table-cell>
          <table:table-cell office:value-type="float" office:value="173139360" calcext:value-type="float">
            <text:p>173139360</text:p>
          </table:table-cell>
          <table:table-cell office:value-type="float" office:value="79284880" calcext:value-type="float">
            <text:p>79284880</text:p>
          </table:table-cell>
          <table:table-cell office:value-type="float" office:value="71424472" calcext:value-type="float">
            <text:p>71424472</text:p>
          </table:table-cell>
          <table:table-cell office:value-type="float" office:value="53743568" calcext:value-type="float">
            <text:p>53743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5336" calcext:value-type="float">
            <text:p>21195336</text:p>
          </table:table-cell>
          <table:table-cell office:value-type="float" office:value="151124528" calcext:value-type="float">
            <text:p>151124528</text:p>
          </table:table-cell>
          <table:table-cell office:value-type="float" office:value="78715640" calcext:value-type="float">
            <text:p>78715640</text:p>
          </table:table-cell>
          <table:table-cell office:value-type="float" office:value="65848640" calcext:value-type="float">
            <text:p>65848640</text:p>
          </table:table-cell>
          <table:table-cell office:value-type="float" office:value="45425088" calcext:value-type="float">
            <text:p>45425088</text:p>
          </table:table-cell>
          <table:table-cell office:value-type="float" office:value="28028000" calcext:value-type="float">
            <text:p>28028000</text:p>
          </table:table-cell>
          <table:table-cell office:value-type="float" office:value="173142872" calcext:value-type="float">
            <text:p>173142872</text:p>
          </table:table-cell>
          <table:table-cell office:value-type="float" office:value="79286744" calcext:value-type="float">
            <text:p>79286744</text:p>
          </table:table-cell>
          <table:table-cell office:value-type="float" office:value="71426968" calcext:value-type="float">
            <text:p>71426968</text:p>
          </table:table-cell>
          <table:table-cell office:value-type="float" office:value="53748072" calcext:value-type="float">
            <text:p>53748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6112" calcext:value-type="float">
            <text:p>21196112</text:p>
          </table:table-cell>
          <table:table-cell office:value-type="float" office:value="151129104" calcext:value-type="float">
            <text:p>151129104</text:p>
          </table:table-cell>
          <table:table-cell office:value-type="float" office:value="78715712" calcext:value-type="float">
            <text:p>78715712</text:p>
          </table:table-cell>
          <table:table-cell office:value-type="float" office:value="65849992" calcext:value-type="float">
            <text:p>65849992</text:p>
          </table:table-cell>
          <table:table-cell office:value-type="float" office:value="45425464" calcext:value-type="float">
            <text:p>45425464</text:p>
          </table:table-cell>
          <table:table-cell office:value-type="float" office:value="28043480" calcext:value-type="float">
            <text:p>28043480</text:p>
          </table:table-cell>
          <table:table-cell office:value-type="float" office:value="173174816" calcext:value-type="float">
            <text:p>173174816</text:p>
          </table:table-cell>
          <table:table-cell office:value-type="float" office:value="79289200" calcext:value-type="float">
            <text:p>79289200</text:p>
          </table:table-cell>
          <table:table-cell office:value-type="float" office:value="71427840" calcext:value-type="float">
            <text:p>71427840</text:p>
          </table:table-cell>
          <table:table-cell office:value-type="float" office:value="53751184" calcext:value-type="float">
            <text:p>53751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7496" calcext:value-type="float">
            <text:p>21197496</text:p>
          </table:table-cell>
          <table:table-cell office:value-type="float" office:value="151129968" calcext:value-type="float">
            <text:p>151129968</text:p>
          </table:table-cell>
          <table:table-cell office:value-type="float" office:value="78716072" calcext:value-type="float">
            <text:p>78716072</text:p>
          </table:table-cell>
          <table:table-cell office:value-type="float" office:value="65850200" calcext:value-type="float">
            <text:p>65850200</text:p>
          </table:table-cell>
          <table:table-cell office:value-type="float" office:value="45426648" calcext:value-type="float">
            <text:p>45426648</text:p>
          </table:table-cell>
          <table:table-cell office:value-type="float" office:value="28049440" calcext:value-type="float">
            <text:p>28049440</text:p>
          </table:table-cell>
          <table:table-cell office:value-type="float" office:value="173187496" calcext:value-type="float">
            <text:p>173187496</text:p>
          </table:table-cell>
          <table:table-cell office:value-type="float" office:value="79289616" calcext:value-type="float">
            <text:p>79289616</text:p>
          </table:table-cell>
          <table:table-cell office:value-type="float" office:value="71429848" calcext:value-type="float">
            <text:p>71429848</text:p>
          </table:table-cell>
          <table:table-cell office:value-type="float" office:value="53757736" calcext:value-type="float">
            <text:p>53757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7528" calcext:value-type="float">
            <text:p>21197528</text:p>
          </table:table-cell>
          <table:table-cell office:value-type="float" office:value="151132792" calcext:value-type="float">
            <text:p>151132792</text:p>
          </table:table-cell>
          <table:table-cell office:value-type="float" office:value="78716232" calcext:value-type="float">
            <text:p>78716232</text:p>
          </table:table-cell>
          <table:table-cell office:value-type="float" office:value="65851064" calcext:value-type="float">
            <text:p>65851064</text:p>
          </table:table-cell>
          <table:table-cell office:value-type="float" office:value="45427464" calcext:value-type="float">
            <text:p>45427464</text:p>
          </table:table-cell>
          <table:table-cell office:value-type="float" office:value="28052216" calcext:value-type="float">
            <text:p>28052216</text:p>
          </table:table-cell>
          <table:table-cell office:value-type="float" office:value="173195064" calcext:value-type="float">
            <text:p>173195064</text:p>
          </table:table-cell>
          <table:table-cell office:value-type="float" office:value="79291392" calcext:value-type="float">
            <text:p>79291392</text:p>
          </table:table-cell>
          <table:table-cell office:value-type="float" office:value="71432496" calcext:value-type="float">
            <text:p>71432496</text:p>
          </table:table-cell>
          <table:table-cell office:value-type="float" office:value="53760472" calcext:value-type="float">
            <text:p>53760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7752" calcext:value-type="float">
            <text:p>21197752</text:p>
          </table:table-cell>
          <table:table-cell office:value-type="float" office:value="151139888" calcext:value-type="float">
            <text:p>151139888</text:p>
          </table:table-cell>
          <table:table-cell office:value-type="float" office:value="78716304" calcext:value-type="float">
            <text:p>78716304</text:p>
          </table:table-cell>
          <table:table-cell office:value-type="float" office:value="65851656" calcext:value-type="float">
            <text:p>65851656</text:p>
          </table:table-cell>
          <table:table-cell office:value-type="float" office:value="45427488" calcext:value-type="float">
            <text:p>45427488</text:p>
          </table:table-cell>
          <table:table-cell office:value-type="float" office:value="28055184" calcext:value-type="float">
            <text:p>28055184</text:p>
          </table:table-cell>
          <table:table-cell office:value-type="float" office:value="173199296" calcext:value-type="float">
            <text:p>173199296</text:p>
          </table:table-cell>
          <table:table-cell office:value-type="float" office:value="79291960" calcext:value-type="float">
            <text:p>79291960</text:p>
          </table:table-cell>
          <table:table-cell office:value-type="float" office:value="71434888" calcext:value-type="float">
            <text:p>71434888</text:p>
          </table:table-cell>
          <table:table-cell office:value-type="float" office:value="53760584" calcext:value-type="float">
            <text:p>53760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8024" calcext:value-type="float">
            <text:p>21198024</text:p>
          </table:table-cell>
          <table:table-cell office:value-type="float" office:value="151151016" calcext:value-type="float">
            <text:p>151151016</text:p>
          </table:table-cell>
          <table:table-cell office:value-type="float" office:value="78717744" calcext:value-type="float">
            <text:p>78717744</text:p>
          </table:table-cell>
          <table:table-cell office:value-type="float" office:value="65851896" calcext:value-type="float">
            <text:p>65851896</text:p>
          </table:table-cell>
          <table:table-cell office:value-type="float" office:value="45428600" calcext:value-type="float">
            <text:p>45428600</text:p>
          </table:table-cell>
          <table:table-cell office:value-type="float" office:value="28056568" calcext:value-type="float">
            <text:p>28056568</text:p>
          </table:table-cell>
          <table:table-cell office:value-type="float" office:value="173205304" calcext:value-type="float">
            <text:p>173205304</text:p>
          </table:table-cell>
          <table:table-cell office:value-type="float" office:value="79292192" calcext:value-type="float">
            <text:p>79292192</text:p>
          </table:table-cell>
          <table:table-cell office:value-type="float" office:value="71436016" calcext:value-type="float">
            <text:p>71436016</text:p>
          </table:table-cell>
          <table:table-cell office:value-type="float" office:value="53760688" calcext:value-type="float">
            <text:p>53760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8576" calcext:value-type="float">
            <text:p>21198576</text:p>
          </table:table-cell>
          <table:table-cell office:value-type="float" office:value="151152944" calcext:value-type="float">
            <text:p>151152944</text:p>
          </table:table-cell>
          <table:table-cell office:value-type="float" office:value="78718720" calcext:value-type="float">
            <text:p>78718720</text:p>
          </table:table-cell>
          <table:table-cell office:value-type="float" office:value="65852928" calcext:value-type="float">
            <text:p>65852928</text:p>
          </table:table-cell>
          <table:table-cell office:value-type="float" office:value="45429744" calcext:value-type="float">
            <text:p>45429744</text:p>
          </table:table-cell>
          <table:table-cell office:value-type="float" office:value="28066672" calcext:value-type="float">
            <text:p>28066672</text:p>
          </table:table-cell>
          <table:table-cell office:value-type="float" office:value="173217872" calcext:value-type="float">
            <text:p>173217872</text:p>
          </table:table-cell>
          <table:table-cell office:value-type="float" office:value="79295192" calcext:value-type="float">
            <text:p>79295192</text:p>
          </table:table-cell>
          <table:table-cell office:value-type="float" office:value="71441624" calcext:value-type="float">
            <text:p>71441624</text:p>
          </table:table-cell>
          <table:table-cell office:value-type="float" office:value="53761712" calcext:value-type="float">
            <text:p>537617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8960" calcext:value-type="float">
            <text:p>21198960</text:p>
          </table:table-cell>
          <table:table-cell office:value-type="float" office:value="151157848" calcext:value-type="float">
            <text:p>151157848</text:p>
          </table:table-cell>
          <table:table-cell office:value-type="float" office:value="78718784" calcext:value-type="float">
            <text:p>78718784</text:p>
          </table:table-cell>
          <table:table-cell office:value-type="float" office:value="65854480" calcext:value-type="float">
            <text:p>65854480</text:p>
          </table:table-cell>
          <table:table-cell office:value-type="float" office:value="45429896" calcext:value-type="float">
            <text:p>45429896</text:p>
          </table:table-cell>
          <table:table-cell office:value-type="float" office:value="28068664" calcext:value-type="float">
            <text:p>28068664</text:p>
          </table:table-cell>
          <table:table-cell office:value-type="float" office:value="173218360" calcext:value-type="float">
            <text:p>173218360</text:p>
          </table:table-cell>
          <table:table-cell office:value-type="float" office:value="79303776" calcext:value-type="float">
            <text:p>79303776</text:p>
          </table:table-cell>
          <table:table-cell office:value-type="float" office:value="71442896" calcext:value-type="float">
            <text:p>71442896</text:p>
          </table:table-cell>
          <table:table-cell office:value-type="float" office:value="53761712" calcext:value-type="float">
            <text:p>537617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9344" calcext:value-type="float">
            <text:p>21199344</text:p>
          </table:table-cell>
          <table:table-cell office:value-type="float" office:value="151158112" calcext:value-type="float">
            <text:p>151158112</text:p>
          </table:table-cell>
          <table:table-cell office:value-type="float" office:value="78719424" calcext:value-type="float">
            <text:p>78719424</text:p>
          </table:table-cell>
          <table:table-cell office:value-type="float" office:value="65857256" calcext:value-type="float">
            <text:p>65857256</text:p>
          </table:table-cell>
          <table:table-cell office:value-type="float" office:value="45430432" calcext:value-type="float">
            <text:p>45430432</text:p>
          </table:table-cell>
          <table:table-cell office:value-type="float" office:value="28072432" calcext:value-type="float">
            <text:p>28072432</text:p>
          </table:table-cell>
          <table:table-cell office:value-type="float" office:value="173237960" calcext:value-type="float">
            <text:p>173237960</text:p>
          </table:table-cell>
          <table:table-cell office:value-type="float" office:value="79308296" calcext:value-type="float">
            <text:p>79308296</text:p>
          </table:table-cell>
          <table:table-cell office:value-type="float" office:value="71447632" calcext:value-type="float">
            <text:p>71447632</text:p>
          </table:table-cell>
          <table:table-cell office:value-type="float" office:value="53761936" calcext:value-type="float">
            <text:p>53761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9384" calcext:value-type="float">
            <text:p>21199384</text:p>
          </table:table-cell>
          <table:table-cell office:value-type="float" office:value="151166496" calcext:value-type="float">
            <text:p>151166496</text:p>
          </table:table-cell>
          <table:table-cell office:value-type="float" office:value="78721568" calcext:value-type="float">
            <text:p>78721568</text:p>
          </table:table-cell>
          <table:table-cell office:value-type="float" office:value="65858504" calcext:value-type="float">
            <text:p>65858504</text:p>
          </table:table-cell>
          <table:table-cell office:value-type="float" office:value="45430904" calcext:value-type="float">
            <text:p>45430904</text:p>
          </table:table-cell>
          <table:table-cell office:value-type="float" office:value="28077008" calcext:value-type="float">
            <text:p>28077008</text:p>
          </table:table-cell>
          <table:table-cell office:value-type="float" office:value="173241016" calcext:value-type="float">
            <text:p>173241016</text:p>
          </table:table-cell>
          <table:table-cell office:value-type="float" office:value="79311384" calcext:value-type="float">
            <text:p>79311384</text:p>
          </table:table-cell>
          <table:table-cell office:value-type="float" office:value="71448192" calcext:value-type="float">
            <text:p>71448192</text:p>
          </table:table-cell>
          <table:table-cell office:value-type="float" office:value="53763584" calcext:value-type="float">
            <text:p>53763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9720" calcext:value-type="float">
            <text:p>21199720</text:p>
          </table:table-cell>
          <table:table-cell office:value-type="float" office:value="151167872" calcext:value-type="float">
            <text:p>151167872</text:p>
          </table:table-cell>
          <table:table-cell office:value-type="float" office:value="78721816" calcext:value-type="float">
            <text:p>78721816</text:p>
          </table:table-cell>
          <table:table-cell office:value-type="float" office:value="65859792" calcext:value-type="float">
            <text:p>65859792</text:p>
          </table:table-cell>
          <table:table-cell office:value-type="float" office:value="45431136" calcext:value-type="float">
            <text:p>45431136</text:p>
          </table:table-cell>
          <table:table-cell office:value-type="float" office:value="28077424" calcext:value-type="float">
            <text:p>28077424</text:p>
          </table:table-cell>
          <table:table-cell office:value-type="float" office:value="173241856" calcext:value-type="float">
            <text:p>173241856</text:p>
          </table:table-cell>
          <table:table-cell office:value-type="float" office:value="79312576" calcext:value-type="float">
            <text:p>79312576</text:p>
          </table:table-cell>
          <table:table-cell office:value-type="float" office:value="71450616" calcext:value-type="float">
            <text:p>71450616</text:p>
          </table:table-cell>
          <table:table-cell office:value-type="float" office:value="53766800" calcext:value-type="float">
            <text:p>537668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0112" calcext:value-type="float">
            <text:p>21200112</text:p>
          </table:table-cell>
          <table:table-cell office:value-type="float" office:value="151168376" calcext:value-type="float">
            <text:p>151168376</text:p>
          </table:table-cell>
          <table:table-cell office:value-type="float" office:value="78722128" calcext:value-type="float">
            <text:p>78722128</text:p>
          </table:table-cell>
          <table:table-cell office:value-type="float" office:value="65862440" calcext:value-type="float">
            <text:p>65862440</text:p>
          </table:table-cell>
          <table:table-cell office:value-type="float" office:value="45431320" calcext:value-type="float">
            <text:p>45431320</text:p>
          </table:table-cell>
          <table:table-cell office:value-type="float" office:value="28079304" calcext:value-type="float">
            <text:p>28079304</text:p>
          </table:table-cell>
          <table:table-cell office:value-type="float" office:value="173247544" calcext:value-type="float">
            <text:p>173247544</text:p>
          </table:table-cell>
          <table:table-cell office:value-type="float" office:value="79313656" calcext:value-type="float">
            <text:p>79313656</text:p>
          </table:table-cell>
          <table:table-cell office:value-type="float" office:value="71451576" calcext:value-type="float">
            <text:p>71451576</text:p>
          </table:table-cell>
          <table:table-cell office:value-type="float" office:value="53767152" calcext:value-type="float">
            <text:p>53767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0256" calcext:value-type="float">
            <text:p>21200256</text:p>
          </table:table-cell>
          <table:table-cell office:value-type="float" office:value="151172192" calcext:value-type="float">
            <text:p>151172192</text:p>
          </table:table-cell>
          <table:table-cell office:value-type="float" office:value="78722400" calcext:value-type="float">
            <text:p>78722400</text:p>
          </table:table-cell>
          <table:table-cell office:value-type="float" office:value="65863536" calcext:value-type="float">
            <text:p>65863536</text:p>
          </table:table-cell>
          <table:table-cell office:value-type="float" office:value="45431344" calcext:value-type="float">
            <text:p>45431344</text:p>
          </table:table-cell>
          <table:table-cell office:value-type="float" office:value="28081216" calcext:value-type="float">
            <text:p>28081216</text:p>
          </table:table-cell>
          <table:table-cell office:value-type="float" office:value="173269168" calcext:value-type="float">
            <text:p>173269168</text:p>
          </table:table-cell>
          <table:table-cell office:value-type="float" office:value="79314752" calcext:value-type="float">
            <text:p>79314752</text:p>
          </table:table-cell>
          <table:table-cell office:value-type="float" office:value="71458984" calcext:value-type="float">
            <text:p>71458984</text:p>
          </table:table-cell>
          <table:table-cell office:value-type="float" office:value="53767824" calcext:value-type="float">
            <text:p>53767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0504" calcext:value-type="float">
            <text:p>21200504</text:p>
          </table:table-cell>
          <table:table-cell office:value-type="float" office:value="151185728" calcext:value-type="float">
            <text:p>151185728</text:p>
          </table:table-cell>
          <table:table-cell office:value-type="float" office:value="78722512" calcext:value-type="float">
            <text:p>78722512</text:p>
          </table:table-cell>
          <table:table-cell office:value-type="float" office:value="65864448" calcext:value-type="float">
            <text:p>65864448</text:p>
          </table:table-cell>
          <table:table-cell office:value-type="float" office:value="45431544" calcext:value-type="float">
            <text:p>45431544</text:p>
          </table:table-cell>
          <table:table-cell office:value-type="float" office:value="28081760" calcext:value-type="float">
            <text:p>28081760</text:p>
          </table:table-cell>
          <table:table-cell office:value-type="float" office:value="173281680" calcext:value-type="float">
            <text:p>173281680</text:p>
          </table:table-cell>
          <table:table-cell office:value-type="float" office:value="79321368" calcext:value-type="float">
            <text:p>79321368</text:p>
          </table:table-cell>
          <table:table-cell office:value-type="float" office:value="71459016" calcext:value-type="float">
            <text:p>71459016</text:p>
          </table:table-cell>
          <table:table-cell office:value-type="float" office:value="53771080" calcext:value-type="float">
            <text:p>537710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1984" calcext:value-type="float">
            <text:p>21201984</text:p>
          </table:table-cell>
          <table:table-cell office:value-type="float" office:value="151186448" calcext:value-type="float">
            <text:p>151186448</text:p>
          </table:table-cell>
          <table:table-cell office:value-type="float" office:value="78723408" calcext:value-type="float">
            <text:p>78723408</text:p>
          </table:table-cell>
          <table:table-cell office:value-type="float" office:value="65864488" calcext:value-type="float">
            <text:p>65864488</text:p>
          </table:table-cell>
          <table:table-cell office:value-type="float" office:value="45431664" calcext:value-type="float">
            <text:p>45431664</text:p>
          </table:table-cell>
          <table:table-cell office:value-type="float" office:value="28082904" calcext:value-type="float">
            <text:p>28082904</text:p>
          </table:table-cell>
          <table:table-cell office:value-type="float" office:value="173287472" calcext:value-type="float">
            <text:p>173287472</text:p>
          </table:table-cell>
          <table:table-cell office:value-type="float" office:value="79331216" calcext:value-type="float">
            <text:p>79331216</text:p>
          </table:table-cell>
          <table:table-cell office:value-type="float" office:value="71459696" calcext:value-type="float">
            <text:p>71459696</text:p>
          </table:table-cell>
          <table:table-cell office:value-type="float" office:value="53772088" calcext:value-type="float">
            <text:p>53772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2368" calcext:value-type="float">
            <text:p>21202368</text:p>
          </table:table-cell>
          <table:table-cell office:value-type="float" office:value="151191984" calcext:value-type="float">
            <text:p>151191984</text:p>
          </table:table-cell>
          <table:table-cell office:value-type="float" office:value="78723416" calcext:value-type="float">
            <text:p>78723416</text:p>
          </table:table-cell>
          <table:table-cell office:value-type="float" office:value="65864600" calcext:value-type="float">
            <text:p>65864600</text:p>
          </table:table-cell>
          <table:table-cell office:value-type="float" office:value="45432168" calcext:value-type="float">
            <text:p>45432168</text:p>
          </table:table-cell>
          <table:table-cell office:value-type="float" office:value="28084152" calcext:value-type="float">
            <text:p>28084152</text:p>
          </table:table-cell>
          <table:table-cell office:value-type="float" office:value="173293088" calcext:value-type="float">
            <text:p>173293088</text:p>
          </table:table-cell>
          <table:table-cell office:value-type="float" office:value="79335696" calcext:value-type="float">
            <text:p>79335696</text:p>
          </table:table-cell>
          <table:table-cell office:value-type="float" office:value="71462008" calcext:value-type="float">
            <text:p>71462008</text:p>
          </table:table-cell>
          <table:table-cell office:value-type="float" office:value="53773216" calcext:value-type="float">
            <text:p>53773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2592" calcext:value-type="float">
            <text:p>21202592</text:p>
          </table:table-cell>
          <table:table-cell office:value-type="float" office:value="151192600" calcext:value-type="float">
            <text:p>151192600</text:p>
          </table:table-cell>
          <table:table-cell office:value-type="float" office:value="78723504" calcext:value-type="float">
            <text:p>78723504</text:p>
          </table:table-cell>
          <table:table-cell office:value-type="float" office:value="65864880" calcext:value-type="float">
            <text:p>65864880</text:p>
          </table:table-cell>
          <table:table-cell office:value-type="float" office:value="45433048" calcext:value-type="float">
            <text:p>45433048</text:p>
          </table:table-cell>
          <table:table-cell office:value-type="float" office:value="28085256" calcext:value-type="float">
            <text:p>28085256</text:p>
          </table:table-cell>
          <table:table-cell office:value-type="float" office:value="173295208" calcext:value-type="float">
            <text:p>173295208</text:p>
          </table:table-cell>
          <table:table-cell office:value-type="float" office:value="79336056" calcext:value-type="float">
            <text:p>79336056</text:p>
          </table:table-cell>
          <table:table-cell office:value-type="float" office:value="71464240" calcext:value-type="float">
            <text:p>71464240</text:p>
          </table:table-cell>
          <table:table-cell office:value-type="float" office:value="53774456" calcext:value-type="float">
            <text:p>53774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2624" calcext:value-type="float">
            <text:p>21202624</text:p>
          </table:table-cell>
          <table:table-cell office:value-type="float" office:value="151193136" calcext:value-type="float">
            <text:p>151193136</text:p>
          </table:table-cell>
          <table:table-cell office:value-type="float" office:value="78723552" calcext:value-type="float">
            <text:p>78723552</text:p>
          </table:table-cell>
          <table:table-cell office:value-type="float" office:value="65867128" calcext:value-type="float">
            <text:p>65867128</text:p>
          </table:table-cell>
          <table:table-cell office:value-type="float" office:value="45433056" calcext:value-type="float">
            <text:p>45433056</text:p>
          </table:table-cell>
          <table:table-cell office:value-type="float" office:value="28085608" calcext:value-type="float">
            <text:p>28085608</text:p>
          </table:table-cell>
          <table:table-cell office:value-type="float" office:value="173326944" calcext:value-type="float">
            <text:p>173326944</text:p>
          </table:table-cell>
          <table:table-cell office:value-type="float" office:value="79339456" calcext:value-type="float">
            <text:p>79339456</text:p>
          </table:table-cell>
          <table:table-cell office:value-type="float" office:value="71480264" calcext:value-type="float">
            <text:p>71480264</text:p>
          </table:table-cell>
          <table:table-cell office:value-type="float" office:value="53774952" calcext:value-type="float">
            <text:p>53774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2896" calcext:value-type="float">
            <text:p>21202896</text:p>
          </table:table-cell>
          <table:table-cell office:value-type="float" office:value="151193144" calcext:value-type="float">
            <text:p>151193144</text:p>
          </table:table-cell>
          <table:table-cell office:value-type="float" office:value="78724280" calcext:value-type="float">
            <text:p>78724280</text:p>
          </table:table-cell>
          <table:table-cell office:value-type="float" office:value="65868264" calcext:value-type="float">
            <text:p>65868264</text:p>
          </table:table-cell>
          <table:table-cell office:value-type="float" office:value="45433216" calcext:value-type="float">
            <text:p>45433216</text:p>
          </table:table-cell>
          <table:table-cell office:value-type="float" office:value="28085976" calcext:value-type="float">
            <text:p>28085976</text:p>
          </table:table-cell>
          <table:table-cell office:value-type="float" office:value="173327592" calcext:value-type="float">
            <text:p>173327592</text:p>
          </table:table-cell>
          <table:table-cell office:value-type="float" office:value="79342736" calcext:value-type="float">
            <text:p>79342736</text:p>
          </table:table-cell>
          <table:table-cell office:value-type="float" office:value="71483568" calcext:value-type="float">
            <text:p>71483568</text:p>
          </table:table-cell>
          <table:table-cell office:value-type="float" office:value="53776808" calcext:value-type="float">
            <text:p>53776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4632" calcext:value-type="float">
            <text:p>21204632</text:p>
          </table:table-cell>
          <table:table-cell office:value-type="float" office:value="151195888" calcext:value-type="float">
            <text:p>151195888</text:p>
          </table:table-cell>
          <table:table-cell office:value-type="float" office:value="78724616" calcext:value-type="float">
            <text:p>78724616</text:p>
          </table:table-cell>
          <table:table-cell office:value-type="float" office:value="65868536" calcext:value-type="float">
            <text:p>65868536</text:p>
          </table:table-cell>
          <table:table-cell office:value-type="float" office:value="45433784" calcext:value-type="float">
            <text:p>45433784</text:p>
          </table:table-cell>
          <table:table-cell office:value-type="float" office:value="28093840" calcext:value-type="float">
            <text:p>28093840</text:p>
          </table:table-cell>
          <table:table-cell office:value-type="float" office:value="173333704" calcext:value-type="float">
            <text:p>173333704</text:p>
          </table:table-cell>
          <table:table-cell office:value-type="float" office:value="79349016" calcext:value-type="float">
            <text:p>79349016</text:p>
          </table:table-cell>
          <table:table-cell office:value-type="float" office:value="71484464" calcext:value-type="float">
            <text:p>71484464</text:p>
          </table:table-cell>
          <table:table-cell office:value-type="float" office:value="53776968" calcext:value-type="float">
            <text:p>53776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4680" calcext:value-type="float">
            <text:p>21204680</text:p>
          </table:table-cell>
          <table:table-cell office:value-type="float" office:value="151196936" calcext:value-type="float">
            <text:p>151196936</text:p>
          </table:table-cell>
          <table:table-cell office:value-type="float" office:value="78725016" calcext:value-type="float">
            <text:p>78725016</text:p>
          </table:table-cell>
          <table:table-cell office:value-type="float" office:value="65868688" calcext:value-type="float">
            <text:p>65868688</text:p>
          </table:table-cell>
          <table:table-cell office:value-type="float" office:value="45434648" calcext:value-type="float">
            <text:p>45434648</text:p>
          </table:table-cell>
          <table:table-cell office:value-type="float" office:value="28094552" calcext:value-type="float">
            <text:p>28094552</text:p>
          </table:table-cell>
          <table:table-cell office:value-type="float" office:value="173352136" calcext:value-type="float">
            <text:p>173352136</text:p>
          </table:table-cell>
          <table:table-cell office:value-type="float" office:value="79359256" calcext:value-type="float">
            <text:p>79359256</text:p>
          </table:table-cell>
          <table:table-cell office:value-type="float" office:value="71488968" calcext:value-type="float">
            <text:p>71488968</text:p>
          </table:table-cell>
          <table:table-cell office:value-type="float" office:value="53782704" calcext:value-type="float">
            <text:p>53782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4840" calcext:value-type="float">
            <text:p>21204840</text:p>
          </table:table-cell>
          <table:table-cell office:value-type="float" office:value="151202872" calcext:value-type="float">
            <text:p>151202872</text:p>
          </table:table-cell>
          <table:table-cell office:value-type="float" office:value="78725080" calcext:value-type="float">
            <text:p>78725080</text:p>
          </table:table-cell>
          <table:table-cell office:value-type="float" office:value="65868952" calcext:value-type="float">
            <text:p>65868952</text:p>
          </table:table-cell>
          <table:table-cell office:value-type="float" office:value="45434848" calcext:value-type="float">
            <text:p>45434848</text:p>
          </table:table-cell>
          <table:table-cell office:value-type="float" office:value="28095288" calcext:value-type="float">
            <text:p>28095288</text:p>
          </table:table-cell>
          <table:table-cell office:value-type="float" office:value="173363096" calcext:value-type="float">
            <text:p>173363096</text:p>
          </table:table-cell>
          <table:table-cell office:value-type="float" office:value="79362320" calcext:value-type="float">
            <text:p>79362320</text:p>
          </table:table-cell>
          <table:table-cell office:value-type="float" office:value="71490408" calcext:value-type="float">
            <text:p>71490408</text:p>
          </table:table-cell>
          <table:table-cell office:value-type="float" office:value="53783408" calcext:value-type="float">
            <text:p>53783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5368" calcext:value-type="float">
            <text:p>21205368</text:p>
          </table:table-cell>
          <table:table-cell office:value-type="float" office:value="151203032" calcext:value-type="float">
            <text:p>151203032</text:p>
          </table:table-cell>
          <table:table-cell office:value-type="float" office:value="78725584" calcext:value-type="float">
            <text:p>78725584</text:p>
          </table:table-cell>
          <table:table-cell office:value-type="float" office:value="65869216" calcext:value-type="float">
            <text:p>65869216</text:p>
          </table:table-cell>
          <table:table-cell office:value-type="float" office:value="45435856" calcext:value-type="float">
            <text:p>45435856</text:p>
          </table:table-cell>
          <table:table-cell office:value-type="float" office:value="28095440" calcext:value-type="float">
            <text:p>28095440</text:p>
          </table:table-cell>
          <table:table-cell office:value-type="float" office:value="173366848" calcext:value-type="float">
            <text:p>173366848</text:p>
          </table:table-cell>
          <table:table-cell office:value-type="float" office:value="79363624" calcext:value-type="float">
            <text:p>79363624</text:p>
          </table:table-cell>
          <table:table-cell office:value-type="float" office:value="71491392" calcext:value-type="float">
            <text:p>71491392</text:p>
          </table:table-cell>
          <table:table-cell office:value-type="float" office:value="53783952" calcext:value-type="float">
            <text:p>53783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6360" calcext:value-type="float">
            <text:p>21206360</text:p>
          </table:table-cell>
          <table:table-cell office:value-type="float" office:value="151214144" calcext:value-type="float">
            <text:p>151214144</text:p>
          </table:table-cell>
          <table:table-cell office:value-type="float" office:value="78727088" calcext:value-type="float">
            <text:p>78727088</text:p>
          </table:table-cell>
          <table:table-cell office:value-type="float" office:value="65869360" calcext:value-type="float">
            <text:p>65869360</text:p>
          </table:table-cell>
          <table:table-cell office:value-type="float" office:value="45436040" calcext:value-type="float">
            <text:p>45436040</text:p>
          </table:table-cell>
          <table:table-cell office:value-type="float" office:value="28097832" calcext:value-type="float">
            <text:p>28097832</text:p>
          </table:table-cell>
          <table:table-cell office:value-type="float" office:value="173368984" calcext:value-type="float">
            <text:p>173368984</text:p>
          </table:table-cell>
          <table:table-cell office:value-type="float" office:value="79366584" calcext:value-type="float">
            <text:p>79366584</text:p>
          </table:table-cell>
          <table:table-cell office:value-type="float" office:value="71501992" calcext:value-type="float">
            <text:p>71501992</text:p>
          </table:table-cell>
          <table:table-cell office:value-type="float" office:value="53784560" calcext:value-type="float">
            <text:p>537845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6376" calcext:value-type="float">
            <text:p>21206376</text:p>
          </table:table-cell>
          <table:table-cell office:value-type="float" office:value="151214240" calcext:value-type="float">
            <text:p>151214240</text:p>
          </table:table-cell>
          <table:table-cell office:value-type="float" office:value="78727352" calcext:value-type="float">
            <text:p>78727352</text:p>
          </table:table-cell>
          <table:table-cell office:value-type="float" office:value="65869488" calcext:value-type="float">
            <text:p>65869488</text:p>
          </table:table-cell>
          <table:table-cell office:value-type="float" office:value="45436584" calcext:value-type="float">
            <text:p>45436584</text:p>
          </table:table-cell>
          <table:table-cell office:value-type="float" office:value="28099840" calcext:value-type="float">
            <text:p>28099840</text:p>
          </table:table-cell>
          <table:table-cell office:value-type="float" office:value="173376984" calcext:value-type="float">
            <text:p>173376984</text:p>
          </table:table-cell>
          <table:table-cell office:value-type="float" office:value="79366936" calcext:value-type="float">
            <text:p>79366936</text:p>
          </table:table-cell>
          <table:table-cell office:value-type="float" office:value="71503528" calcext:value-type="float">
            <text:p>71503528</text:p>
          </table:table-cell>
          <table:table-cell office:value-type="float" office:value="53787888" calcext:value-type="float">
            <text:p>53787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7360" calcext:value-type="float">
            <text:p>21207360</text:p>
          </table:table-cell>
          <table:table-cell office:value-type="float" office:value="151215704" calcext:value-type="float">
            <text:p>151215704</text:p>
          </table:table-cell>
          <table:table-cell office:value-type="float" office:value="78727520" calcext:value-type="float">
            <text:p>78727520</text:p>
          </table:table-cell>
          <table:table-cell office:value-type="float" office:value="65869520" calcext:value-type="float">
            <text:p>65869520</text:p>
          </table:table-cell>
          <table:table-cell office:value-type="float" office:value="45437344" calcext:value-type="float">
            <text:p>45437344</text:p>
          </table:table-cell>
          <table:table-cell office:value-type="float" office:value="28101616" calcext:value-type="float">
            <text:p>28101616</text:p>
          </table:table-cell>
          <table:table-cell office:value-type="float" office:value="173381024" calcext:value-type="float">
            <text:p>173381024</text:p>
          </table:table-cell>
          <table:table-cell office:value-type="float" office:value="79369000" calcext:value-type="float">
            <text:p>79369000</text:p>
          </table:table-cell>
          <table:table-cell office:value-type="float" office:value="71506192" calcext:value-type="float">
            <text:p>71506192</text:p>
          </table:table-cell>
          <table:table-cell office:value-type="float" office:value="53788488" calcext:value-type="float">
            <text:p>53788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8048" calcext:value-type="float">
            <text:p>21208048</text:p>
          </table:table-cell>
          <table:table-cell office:value-type="float" office:value="151217176" calcext:value-type="float">
            <text:p>151217176</text:p>
          </table:table-cell>
          <table:table-cell office:value-type="float" office:value="78727632" calcext:value-type="float">
            <text:p>78727632</text:p>
          </table:table-cell>
          <table:table-cell office:value-type="float" office:value="65869864" calcext:value-type="float">
            <text:p>65869864</text:p>
          </table:table-cell>
          <table:table-cell office:value-type="float" office:value="45437816" calcext:value-type="float">
            <text:p>45437816</text:p>
          </table:table-cell>
          <table:table-cell office:value-type="float" office:value="28102272" calcext:value-type="float">
            <text:p>28102272</text:p>
          </table:table-cell>
          <table:table-cell office:value-type="float" office:value="173385272" calcext:value-type="float">
            <text:p>173385272</text:p>
          </table:table-cell>
          <table:table-cell office:value-type="float" office:value="79369048" calcext:value-type="float">
            <text:p>79369048</text:p>
          </table:table-cell>
          <table:table-cell office:value-type="float" office:value="71511528" calcext:value-type="float">
            <text:p>71511528</text:p>
          </table:table-cell>
          <table:table-cell office:value-type="float" office:value="53791912" calcext:value-type="float">
            <text:p>53791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9192" calcext:value-type="float">
            <text:p>21209192</text:p>
          </table:table-cell>
          <table:table-cell office:value-type="float" office:value="151219512" calcext:value-type="float">
            <text:p>151219512</text:p>
          </table:table-cell>
          <table:table-cell office:value-type="float" office:value="78728368" calcext:value-type="float">
            <text:p>78728368</text:p>
          </table:table-cell>
          <table:table-cell office:value-type="float" office:value="65869976" calcext:value-type="float">
            <text:p>65869976</text:p>
          </table:table-cell>
          <table:table-cell office:value-type="float" office:value="45438032" calcext:value-type="float">
            <text:p>45438032</text:p>
          </table:table-cell>
          <table:table-cell office:value-type="float" office:value="28106208" calcext:value-type="float">
            <text:p>28106208</text:p>
          </table:table-cell>
          <table:table-cell office:value-type="float" office:value="173386096" calcext:value-type="float">
            <text:p>173386096</text:p>
          </table:table-cell>
          <table:table-cell office:value-type="float" office:value="79369056" calcext:value-type="float">
            <text:p>79369056</text:p>
          </table:table-cell>
          <table:table-cell office:value-type="float" office:value="71512408" calcext:value-type="float">
            <text:p>71512408</text:p>
          </table:table-cell>
          <table:table-cell office:value-type="float" office:value="53792080" calcext:value-type="float">
            <text:p>537920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9800" calcext:value-type="float">
            <text:p>21209800</text:p>
          </table:table-cell>
          <table:table-cell office:value-type="float" office:value="151221176" calcext:value-type="float">
            <text:p>151221176</text:p>
          </table:table-cell>
          <table:table-cell office:value-type="float" office:value="78728504" calcext:value-type="float">
            <text:p>78728504</text:p>
          </table:table-cell>
          <table:table-cell office:value-type="float" office:value="65870016" calcext:value-type="float">
            <text:p>65870016</text:p>
          </table:table-cell>
          <table:table-cell office:value-type="float" office:value="45438176" calcext:value-type="float">
            <text:p>45438176</text:p>
          </table:table-cell>
          <table:table-cell office:value-type="float" office:value="28108160" calcext:value-type="float">
            <text:p>28108160</text:p>
          </table:table-cell>
          <table:table-cell office:value-type="float" office:value="173388952" calcext:value-type="float">
            <text:p>173388952</text:p>
          </table:table-cell>
          <table:table-cell office:value-type="float" office:value="79370784" calcext:value-type="float">
            <text:p>79370784</text:p>
          </table:table-cell>
          <table:table-cell office:value-type="float" office:value="71512488" calcext:value-type="float">
            <text:p>71512488</text:p>
          </table:table-cell>
          <table:table-cell office:value-type="float" office:value="53792376" calcext:value-type="float">
            <text:p>53792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0616" calcext:value-type="float">
            <text:p>21210616</text:p>
          </table:table-cell>
          <table:table-cell office:value-type="float" office:value="151221448" calcext:value-type="float">
            <text:p>151221448</text:p>
          </table:table-cell>
          <table:table-cell office:value-type="float" office:value="78728920" calcext:value-type="float">
            <text:p>78728920</text:p>
          </table:table-cell>
          <table:table-cell office:value-type="float" office:value="65870992" calcext:value-type="float">
            <text:p>65870992</text:p>
          </table:table-cell>
          <table:table-cell office:value-type="float" office:value="45439456" calcext:value-type="float">
            <text:p>45439456</text:p>
          </table:table-cell>
          <table:table-cell office:value-type="float" office:value="28115496" calcext:value-type="float">
            <text:p>28115496</text:p>
          </table:table-cell>
          <table:table-cell office:value-type="float" office:value="173395968" calcext:value-type="float">
            <text:p>173395968</text:p>
          </table:table-cell>
          <table:table-cell office:value-type="float" office:value="79370792" calcext:value-type="float">
            <text:p>79370792</text:p>
          </table:table-cell>
          <table:table-cell office:value-type="float" office:value="71514952" calcext:value-type="float">
            <text:p>71514952</text:p>
          </table:table-cell>
          <table:table-cell office:value-type="float" office:value="53792840" calcext:value-type="float">
            <text:p>537928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1824" calcext:value-type="float">
            <text:p>21211824</text:p>
          </table:table-cell>
          <table:table-cell office:value-type="float" office:value="151224488" calcext:value-type="float">
            <text:p>151224488</text:p>
          </table:table-cell>
          <table:table-cell office:value-type="float" office:value="78729160" calcext:value-type="float">
            <text:p>78729160</text:p>
          </table:table-cell>
          <table:table-cell office:value-type="float" office:value="65871240" calcext:value-type="float">
            <text:p>65871240</text:p>
          </table:table-cell>
          <table:table-cell office:value-type="float" office:value="45439472" calcext:value-type="float">
            <text:p>45439472</text:p>
          </table:table-cell>
          <table:table-cell office:value-type="float" office:value="28117584" calcext:value-type="float">
            <text:p>28117584</text:p>
          </table:table-cell>
          <table:table-cell office:value-type="float" office:value="173397416" calcext:value-type="float">
            <text:p>173397416</text:p>
          </table:table-cell>
          <table:table-cell office:value-type="float" office:value="79371672" calcext:value-type="float">
            <text:p>79371672</text:p>
          </table:table-cell>
          <table:table-cell office:value-type="float" office:value="71521416" calcext:value-type="float">
            <text:p>71521416</text:p>
          </table:table-cell>
          <table:table-cell office:value-type="float" office:value="53796424" calcext:value-type="float">
            <text:p>53796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2256" calcext:value-type="float">
            <text:p>21212256</text:p>
          </table:table-cell>
          <table:table-cell office:value-type="float" office:value="151231112" calcext:value-type="float">
            <text:p>151231112</text:p>
          </table:table-cell>
          <table:table-cell office:value-type="float" office:value="78729984" calcext:value-type="float">
            <text:p>78729984</text:p>
          </table:table-cell>
          <table:table-cell office:value-type="float" office:value="65871288" calcext:value-type="float">
            <text:p>65871288</text:p>
          </table:table-cell>
          <table:table-cell office:value-type="float" office:value="45439536" calcext:value-type="float">
            <text:p>45439536</text:p>
          </table:table-cell>
          <table:table-cell office:value-type="float" office:value="28121336" calcext:value-type="float">
            <text:p>28121336</text:p>
          </table:table-cell>
          <table:table-cell office:value-type="float" office:value="173418792" calcext:value-type="float">
            <text:p>173418792</text:p>
          </table:table-cell>
          <table:table-cell office:value-type="float" office:value="79372728" calcext:value-type="float">
            <text:p>79372728</text:p>
          </table:table-cell>
          <table:table-cell office:value-type="float" office:value="71523696" calcext:value-type="float">
            <text:p>71523696</text:p>
          </table:table-cell>
          <table:table-cell office:value-type="float" office:value="53797384" calcext:value-type="float">
            <text:p>53797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2840" calcext:value-type="float">
            <text:p>21212840</text:p>
          </table:table-cell>
          <table:table-cell office:value-type="float" office:value="151233744" calcext:value-type="float">
            <text:p>151233744</text:p>
          </table:table-cell>
          <table:table-cell office:value-type="float" office:value="78730600" calcext:value-type="float">
            <text:p>78730600</text:p>
          </table:table-cell>
          <table:table-cell office:value-type="float" office:value="65871912" calcext:value-type="float">
            <text:p>65871912</text:p>
          </table:table-cell>
          <table:table-cell office:value-type="float" office:value="45440216" calcext:value-type="float">
            <text:p>45440216</text:p>
          </table:table-cell>
          <table:table-cell office:value-type="float" office:value="28122528" calcext:value-type="float">
            <text:p>28122528</text:p>
          </table:table-cell>
          <table:table-cell office:value-type="float" office:value="173427832" calcext:value-type="float">
            <text:p>173427832</text:p>
          </table:table-cell>
          <table:table-cell office:value-type="float" office:value="79373072" calcext:value-type="float">
            <text:p>79373072</text:p>
          </table:table-cell>
          <table:table-cell office:value-type="float" office:value="71534064" calcext:value-type="float">
            <text:p>71534064</text:p>
          </table:table-cell>
          <table:table-cell office:value-type="float" office:value="53800216" calcext:value-type="float">
            <text:p>53800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2960" calcext:value-type="float">
            <text:p>21212960</text:p>
          </table:table-cell>
          <table:table-cell office:value-type="float" office:value="151234464" calcext:value-type="float">
            <text:p>151234464</text:p>
          </table:table-cell>
          <table:table-cell office:value-type="float" office:value="78730960" calcext:value-type="float">
            <text:p>78730960</text:p>
          </table:table-cell>
          <table:table-cell office:value-type="float" office:value="65871976" calcext:value-type="float">
            <text:p>65871976</text:p>
          </table:table-cell>
          <table:table-cell office:value-type="float" office:value="45440344" calcext:value-type="float">
            <text:p>45440344</text:p>
          </table:table-cell>
          <table:table-cell office:value-type="float" office:value="28123208" calcext:value-type="float">
            <text:p>28123208</text:p>
          </table:table-cell>
          <table:table-cell office:value-type="float" office:value="173428648" calcext:value-type="float">
            <text:p>173428648</text:p>
          </table:table-cell>
          <table:table-cell office:value-type="float" office:value="79373768" calcext:value-type="float">
            <text:p>79373768</text:p>
          </table:table-cell>
          <table:table-cell office:value-type="float" office:value="71539400" calcext:value-type="float">
            <text:p>71539400</text:p>
          </table:table-cell>
          <table:table-cell office:value-type="float" office:value="53804304" calcext:value-type="float">
            <text:p>53804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3472" calcext:value-type="float">
            <text:p>21213472</text:p>
          </table:table-cell>
          <table:table-cell office:value-type="float" office:value="151236096" calcext:value-type="float">
            <text:p>151236096</text:p>
          </table:table-cell>
          <table:table-cell office:value-type="float" office:value="78731832" calcext:value-type="float">
            <text:p>78731832</text:p>
          </table:table-cell>
          <table:table-cell office:value-type="float" office:value="65872136" calcext:value-type="float">
            <text:p>65872136</text:p>
          </table:table-cell>
          <table:table-cell office:value-type="float" office:value="45440432" calcext:value-type="float">
            <text:p>45440432</text:p>
          </table:table-cell>
          <table:table-cell office:value-type="float" office:value="28126240" calcext:value-type="float">
            <text:p>28126240</text:p>
          </table:table-cell>
          <table:table-cell office:value-type="float" office:value="173430856" calcext:value-type="float">
            <text:p>173430856</text:p>
          </table:table-cell>
          <table:table-cell office:value-type="float" office:value="79373856" calcext:value-type="float">
            <text:p>79373856</text:p>
          </table:table-cell>
          <table:table-cell office:value-type="float" office:value="71540280" calcext:value-type="float">
            <text:p>71540280</text:p>
          </table:table-cell>
          <table:table-cell office:value-type="float" office:value="53805616" calcext:value-type="float">
            <text:p>53805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3512" calcext:value-type="float">
            <text:p>21213512</text:p>
          </table:table-cell>
          <table:table-cell office:value-type="float" office:value="151237168" calcext:value-type="float">
            <text:p>151237168</text:p>
          </table:table-cell>
          <table:table-cell office:value-type="float" office:value="78731896" calcext:value-type="float">
            <text:p>78731896</text:p>
          </table:table-cell>
          <table:table-cell office:value-type="float" office:value="65873936" calcext:value-type="float">
            <text:p>65873936</text:p>
          </table:table-cell>
          <table:table-cell office:value-type="float" office:value="45440536" calcext:value-type="float">
            <text:p>45440536</text:p>
          </table:table-cell>
          <table:table-cell office:value-type="float" office:value="28126320" calcext:value-type="float">
            <text:p>28126320</text:p>
          </table:table-cell>
          <table:table-cell office:value-type="float" office:value="173431848" calcext:value-type="float">
            <text:p>173431848</text:p>
          </table:table-cell>
          <table:table-cell office:value-type="float" office:value="79375744" calcext:value-type="float">
            <text:p>79375744</text:p>
          </table:table-cell>
          <table:table-cell office:value-type="float" office:value="71543328" calcext:value-type="float">
            <text:p>71543328</text:p>
          </table:table-cell>
          <table:table-cell office:value-type="float" office:value="53807624" calcext:value-type="float">
            <text:p>53807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3704" calcext:value-type="float">
            <text:p>21213704</text:p>
          </table:table-cell>
          <table:table-cell office:value-type="float" office:value="151238664" calcext:value-type="float">
            <text:p>151238664</text:p>
          </table:table-cell>
          <table:table-cell office:value-type="float" office:value="78732312" calcext:value-type="float">
            <text:p>78732312</text:p>
          </table:table-cell>
          <table:table-cell office:value-type="float" office:value="65874680" calcext:value-type="float">
            <text:p>65874680</text:p>
          </table:table-cell>
          <table:table-cell office:value-type="float" office:value="45441176" calcext:value-type="float">
            <text:p>45441176</text:p>
          </table:table-cell>
          <table:table-cell office:value-type="float" office:value="28126424" calcext:value-type="float">
            <text:p>28126424</text:p>
          </table:table-cell>
          <table:table-cell office:value-type="float" office:value="173432880" calcext:value-type="float">
            <text:p>173432880</text:p>
          </table:table-cell>
          <table:table-cell office:value-type="float" office:value="79377688" calcext:value-type="float">
            <text:p>79377688</text:p>
          </table:table-cell>
          <table:table-cell office:value-type="float" office:value="71547976" calcext:value-type="float">
            <text:p>71547976</text:p>
          </table:table-cell>
          <table:table-cell office:value-type="float" office:value="53810568" calcext:value-type="float">
            <text:p>53810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3912" calcext:value-type="float">
            <text:p>21213912</text:p>
          </table:table-cell>
          <table:table-cell office:value-type="float" office:value="151238976" calcext:value-type="float">
            <text:p>151238976</text:p>
          </table:table-cell>
          <table:table-cell office:value-type="float" office:value="78732384" calcext:value-type="float">
            <text:p>78732384</text:p>
          </table:table-cell>
          <table:table-cell office:value-type="float" office:value="65874792" calcext:value-type="float">
            <text:p>65874792</text:p>
          </table:table-cell>
          <table:table-cell office:value-type="float" office:value="45441224" calcext:value-type="float">
            <text:p>45441224</text:p>
          </table:table-cell>
          <table:table-cell office:value-type="float" office:value="28128008" calcext:value-type="float">
            <text:p>28128008</text:p>
          </table:table-cell>
          <table:table-cell office:value-type="float" office:value="173440520" calcext:value-type="float">
            <text:p>173440520</text:p>
          </table:table-cell>
          <table:table-cell office:value-type="float" office:value="79377800" calcext:value-type="float">
            <text:p>79377800</text:p>
          </table:table-cell>
          <table:table-cell office:value-type="float" office:value="71553976" calcext:value-type="float">
            <text:p>71553976</text:p>
          </table:table-cell>
          <table:table-cell office:value-type="float" office:value="53810808" calcext:value-type="float">
            <text:p>53810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4216" calcext:value-type="float">
            <text:p>21214216</text:p>
          </table:table-cell>
          <table:table-cell office:value-type="float" office:value="151239816" calcext:value-type="float">
            <text:p>151239816</text:p>
          </table:table-cell>
          <table:table-cell office:value-type="float" office:value="78732792" calcext:value-type="float">
            <text:p>78732792</text:p>
          </table:table-cell>
          <table:table-cell office:value-type="float" office:value="65874992" calcext:value-type="float">
            <text:p>65874992</text:p>
          </table:table-cell>
          <table:table-cell office:value-type="float" office:value="45441320" calcext:value-type="float">
            <text:p>45441320</text:p>
          </table:table-cell>
          <table:table-cell office:value-type="float" office:value="28128472" calcext:value-type="float">
            <text:p>28128472</text:p>
          </table:table-cell>
          <table:table-cell office:value-type="float" office:value="173456600" calcext:value-type="float">
            <text:p>173456600</text:p>
          </table:table-cell>
          <table:table-cell office:value-type="float" office:value="79378080" calcext:value-type="float">
            <text:p>79378080</text:p>
          </table:table-cell>
          <table:table-cell office:value-type="float" office:value="71563240" calcext:value-type="float">
            <text:p>71563240</text:p>
          </table:table-cell>
          <table:table-cell office:value-type="float" office:value="53811704" calcext:value-type="float">
            <text:p>53811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4912" calcext:value-type="float">
            <text:p>21214912</text:p>
          </table:table-cell>
          <table:table-cell office:value-type="float" office:value="151244888" calcext:value-type="float">
            <text:p>151244888</text:p>
          </table:table-cell>
          <table:table-cell office:value-type="float" office:value="78733944" calcext:value-type="float">
            <text:p>78733944</text:p>
          </table:table-cell>
          <table:table-cell office:value-type="float" office:value="65875104" calcext:value-type="float">
            <text:p>65875104</text:p>
          </table:table-cell>
          <table:table-cell office:value-type="float" office:value="45441776" calcext:value-type="float">
            <text:p>45441776</text:p>
          </table:table-cell>
          <table:table-cell office:value-type="float" office:value="28129224" calcext:value-type="float">
            <text:p>28129224</text:p>
          </table:table-cell>
          <table:table-cell office:value-type="float" office:value="173478840" calcext:value-type="float">
            <text:p>173478840</text:p>
          </table:table-cell>
          <table:table-cell office:value-type="float" office:value="79379304" calcext:value-type="float">
            <text:p>79379304</text:p>
          </table:table-cell>
          <table:table-cell office:value-type="float" office:value="71563792" calcext:value-type="float">
            <text:p>71563792</text:p>
          </table:table-cell>
          <table:table-cell office:value-type="float" office:value="53814328" calcext:value-type="float">
            <text:p>53814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5072" calcext:value-type="float">
            <text:p>21215072</text:p>
          </table:table-cell>
          <table:table-cell office:value-type="float" office:value="151245152" calcext:value-type="float">
            <text:p>151245152</text:p>
          </table:table-cell>
          <table:table-cell office:value-type="float" office:value="78734240" calcext:value-type="float">
            <text:p>78734240</text:p>
          </table:table-cell>
          <table:table-cell office:value-type="float" office:value="65876384" calcext:value-type="float">
            <text:p>65876384</text:p>
          </table:table-cell>
          <table:table-cell office:value-type="float" office:value="45441832" calcext:value-type="float">
            <text:p>45441832</text:p>
          </table:table-cell>
          <table:table-cell office:value-type="float" office:value="28130280" calcext:value-type="float">
            <text:p>28130280</text:p>
          </table:table-cell>
          <table:table-cell office:value-type="float" office:value="173482504" calcext:value-type="float">
            <text:p>173482504</text:p>
          </table:table-cell>
          <table:table-cell office:value-type="float" office:value="79380000" calcext:value-type="float">
            <text:p>79380000</text:p>
          </table:table-cell>
          <table:table-cell office:value-type="float" office:value="71568328" calcext:value-type="float">
            <text:p>71568328</text:p>
          </table:table-cell>
          <table:table-cell office:value-type="float" office:value="53814336" calcext:value-type="float">
            <text:p>53814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5160" calcext:value-type="float">
            <text:p>21215160</text:p>
          </table:table-cell>
          <table:table-cell office:value-type="float" office:value="151246176" calcext:value-type="float">
            <text:p>151246176</text:p>
          </table:table-cell>
          <table:table-cell office:value-type="float" office:value="78734784" calcext:value-type="float">
            <text:p>78734784</text:p>
          </table:table-cell>
          <table:table-cell office:value-type="float" office:value="65876576" calcext:value-type="float">
            <text:p>65876576</text:p>
          </table:table-cell>
          <table:table-cell office:value-type="float" office:value="45442072" calcext:value-type="float">
            <text:p>45442072</text:p>
          </table:table-cell>
          <table:table-cell office:value-type="float" office:value="28131072" calcext:value-type="float">
            <text:p>28131072</text:p>
          </table:table-cell>
          <table:table-cell office:value-type="float" office:value="173495016" calcext:value-type="float">
            <text:p>173495016</text:p>
          </table:table-cell>
          <table:table-cell office:value-type="float" office:value="79380672" calcext:value-type="float">
            <text:p>79380672</text:p>
          </table:table-cell>
          <table:table-cell office:value-type="float" office:value="71568760" calcext:value-type="float">
            <text:p>71568760</text:p>
          </table:table-cell>
          <table:table-cell office:value-type="float" office:value="53816064" calcext:value-type="float">
            <text:p>53816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6072" calcext:value-type="float">
            <text:p>21216072</text:p>
          </table:table-cell>
          <table:table-cell office:value-type="float" office:value="151249560" calcext:value-type="float">
            <text:p>151249560</text:p>
          </table:table-cell>
          <table:table-cell office:value-type="float" office:value="78734904" calcext:value-type="float">
            <text:p>78734904</text:p>
          </table:table-cell>
          <table:table-cell office:value-type="float" office:value="65877000" calcext:value-type="float">
            <text:p>65877000</text:p>
          </table:table-cell>
          <table:table-cell office:value-type="float" office:value="45442136" calcext:value-type="float">
            <text:p>45442136</text:p>
          </table:table-cell>
          <table:table-cell office:value-type="float" office:value="28131176" calcext:value-type="float">
            <text:p>28131176</text:p>
          </table:table-cell>
          <table:table-cell office:value-type="float" office:value="173502376" calcext:value-type="float">
            <text:p>173502376</text:p>
          </table:table-cell>
          <table:table-cell office:value-type="float" office:value="79384664" calcext:value-type="float">
            <text:p>79384664</text:p>
          </table:table-cell>
          <table:table-cell office:value-type="float" office:value="71585288" calcext:value-type="float">
            <text:p>71585288</text:p>
          </table:table-cell>
          <table:table-cell office:value-type="float" office:value="53817464" calcext:value-type="float">
            <text:p>53817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6232" calcext:value-type="float">
            <text:p>21216232</text:p>
          </table:table-cell>
          <table:table-cell office:value-type="float" office:value="151249904" calcext:value-type="float">
            <text:p>151249904</text:p>
          </table:table-cell>
          <table:table-cell office:value-type="float" office:value="78734936" calcext:value-type="float">
            <text:p>78734936</text:p>
          </table:table-cell>
          <table:table-cell office:value-type="float" office:value="65877768" calcext:value-type="float">
            <text:p>65877768</text:p>
          </table:table-cell>
          <table:table-cell office:value-type="float" office:value="45442216" calcext:value-type="float">
            <text:p>45442216</text:p>
          </table:table-cell>
          <table:table-cell office:value-type="float" office:value="28132896" calcext:value-type="float">
            <text:p>28132896</text:p>
          </table:table-cell>
          <table:table-cell office:value-type="float" office:value="173506736" calcext:value-type="float">
            <text:p>173506736</text:p>
          </table:table-cell>
          <table:table-cell office:value-type="float" office:value="79392568" calcext:value-type="float">
            <text:p>79392568</text:p>
          </table:table-cell>
          <table:table-cell office:value-type="float" office:value="71587368" calcext:value-type="float">
            <text:p>71587368</text:p>
          </table:table-cell>
          <table:table-cell office:value-type="float" office:value="53819616" calcext:value-type="float">
            <text:p>53819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6816" calcext:value-type="float">
            <text:p>21216816</text:p>
          </table:table-cell>
          <table:table-cell office:value-type="float" office:value="151250072" calcext:value-type="float">
            <text:p>151250072</text:p>
          </table:table-cell>
          <table:table-cell office:value-type="float" office:value="78734976" calcext:value-type="float">
            <text:p>78734976</text:p>
          </table:table-cell>
          <table:table-cell office:value-type="float" office:value="65878520" calcext:value-type="float">
            <text:p>65878520</text:p>
          </table:table-cell>
          <table:table-cell office:value-type="float" office:value="45442352" calcext:value-type="float">
            <text:p>45442352</text:p>
          </table:table-cell>
          <table:table-cell office:value-type="float" office:value="28133584" calcext:value-type="float">
            <text:p>28133584</text:p>
          </table:table-cell>
          <table:table-cell office:value-type="float" office:value="173579816" calcext:value-type="float">
            <text:p>173579816</text:p>
          </table:table-cell>
          <table:table-cell office:value-type="float" office:value="79392864" calcext:value-type="float">
            <text:p>79392864</text:p>
          </table:table-cell>
          <table:table-cell office:value-type="float" office:value="71587408" calcext:value-type="float">
            <text:p>71587408</text:p>
          </table:table-cell>
          <table:table-cell office:value-type="float" office:value="53825408" calcext:value-type="float">
            <text:p>53825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6840" calcext:value-type="float">
            <text:p>21216840</text:p>
          </table:table-cell>
          <table:table-cell office:value-type="float" office:value="151254024" calcext:value-type="float">
            <text:p>151254024</text:p>
          </table:table-cell>
          <table:table-cell office:value-type="float" office:value="78735120" calcext:value-type="float">
            <text:p>78735120</text:p>
          </table:table-cell>
          <table:table-cell office:value-type="float" office:value="65879088" calcext:value-type="float">
            <text:p>65879088</text:p>
          </table:table-cell>
          <table:table-cell office:value-type="float" office:value="45442480" calcext:value-type="float">
            <text:p>45442480</text:p>
          </table:table-cell>
          <table:table-cell office:value-type="float" office:value="28136200" calcext:value-type="float">
            <text:p>28136200</text:p>
          </table:table-cell>
          <table:table-cell office:value-type="float" office:value="173584744" calcext:value-type="float">
            <text:p>173584744</text:p>
          </table:table-cell>
          <table:table-cell office:value-type="float" office:value="79394856" calcext:value-type="float">
            <text:p>79394856</text:p>
          </table:table-cell>
          <table:table-cell office:value-type="float" office:value="71593552" calcext:value-type="float">
            <text:p>71593552</text:p>
          </table:table-cell>
          <table:table-cell office:value-type="float" office:value="53830200" calcext:value-type="float">
            <text:p>538302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7016" calcext:value-type="float">
            <text:p>21217016</text:p>
          </table:table-cell>
          <table:table-cell office:value-type="float" office:value="151254512" calcext:value-type="float">
            <text:p>151254512</text:p>
          </table:table-cell>
          <table:table-cell office:value-type="float" office:value="78735496" calcext:value-type="float">
            <text:p>78735496</text:p>
          </table:table-cell>
          <table:table-cell office:value-type="float" office:value="65880408" calcext:value-type="float">
            <text:p>65880408</text:p>
          </table:table-cell>
          <table:table-cell office:value-type="float" office:value="45442840" calcext:value-type="float">
            <text:p>45442840</text:p>
          </table:table-cell>
          <table:table-cell office:value-type="float" office:value="28136904" calcext:value-type="float">
            <text:p>28136904</text:p>
          </table:table-cell>
          <table:table-cell office:value-type="float" office:value="173593976" calcext:value-type="float">
            <text:p>173593976</text:p>
          </table:table-cell>
          <table:table-cell office:value-type="float" office:value="79395208" calcext:value-type="float">
            <text:p>79395208</text:p>
          </table:table-cell>
          <table:table-cell office:value-type="float" office:value="71596400" calcext:value-type="float">
            <text:p>71596400</text:p>
          </table:table-cell>
          <table:table-cell office:value-type="float" office:value="53832824" calcext:value-type="float">
            <text:p>53832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7352" calcext:value-type="float">
            <text:p>21217352</text:p>
          </table:table-cell>
          <table:table-cell office:value-type="float" office:value="151254712" calcext:value-type="float">
            <text:p>151254712</text:p>
          </table:table-cell>
          <table:table-cell office:value-type="float" office:value="78735576" calcext:value-type="float">
            <text:p>78735576</text:p>
          </table:table-cell>
          <table:table-cell office:value-type="float" office:value="65880504" calcext:value-type="float">
            <text:p>65880504</text:p>
          </table:table-cell>
          <table:table-cell office:value-type="float" office:value="45443904" calcext:value-type="float">
            <text:p>45443904</text:p>
          </table:table-cell>
          <table:table-cell office:value-type="float" office:value="28138208" calcext:value-type="float">
            <text:p>28138208</text:p>
          </table:table-cell>
          <table:table-cell office:value-type="float" office:value="173602520" calcext:value-type="float">
            <text:p>173602520</text:p>
          </table:table-cell>
          <table:table-cell office:value-type="float" office:value="79396312" calcext:value-type="float">
            <text:p>79396312</text:p>
          </table:table-cell>
          <table:table-cell office:value-type="float" office:value="71618416" calcext:value-type="float">
            <text:p>71618416</text:p>
          </table:table-cell>
          <table:table-cell office:value-type="float" office:value="53833368" calcext:value-type="float">
            <text:p>53833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7368" calcext:value-type="float">
            <text:p>21217368</text:p>
          </table:table-cell>
          <table:table-cell office:value-type="float" office:value="151255528" calcext:value-type="float">
            <text:p>151255528</text:p>
          </table:table-cell>
          <table:table-cell office:value-type="float" office:value="78735904" calcext:value-type="float">
            <text:p>78735904</text:p>
          </table:table-cell>
          <table:table-cell office:value-type="float" office:value="65880528" calcext:value-type="float">
            <text:p>65880528</text:p>
          </table:table-cell>
          <table:table-cell office:value-type="float" office:value="45444160" calcext:value-type="float">
            <text:p>45444160</text:p>
          </table:table-cell>
          <table:table-cell office:value-type="float" office:value="28141664" calcext:value-type="float">
            <text:p>28141664</text:p>
          </table:table-cell>
          <table:table-cell office:value-type="float" office:value="173623080" calcext:value-type="float">
            <text:p>173623080</text:p>
          </table:table-cell>
          <table:table-cell office:value-type="float" office:value="79397864" calcext:value-type="float">
            <text:p>79397864</text:p>
          </table:table-cell>
          <table:table-cell office:value-type="float" office:value="71628312" calcext:value-type="float">
            <text:p>71628312</text:p>
          </table:table-cell>
          <table:table-cell office:value-type="float" office:value="53833872" calcext:value-type="float">
            <text:p>53833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7432" calcext:value-type="float">
            <text:p>21217432</text:p>
          </table:table-cell>
          <table:table-cell office:value-type="float" office:value="151257760" calcext:value-type="float">
            <text:p>151257760</text:p>
          </table:table-cell>
          <table:table-cell office:value-type="float" office:value="78735952" calcext:value-type="float">
            <text:p>78735952</text:p>
          </table:table-cell>
          <table:table-cell office:value-type="float" office:value="65881760" calcext:value-type="float">
            <text:p>65881760</text:p>
          </table:table-cell>
          <table:table-cell office:value-type="float" office:value="45445168" calcext:value-type="float">
            <text:p>45445168</text:p>
          </table:table-cell>
          <table:table-cell office:value-type="float" office:value="28143952" calcext:value-type="float">
            <text:p>28143952</text:p>
          </table:table-cell>
          <table:table-cell office:value-type="float" office:value="173648128" calcext:value-type="float">
            <text:p>173648128</text:p>
          </table:table-cell>
          <table:table-cell office:value-type="float" office:value="79398688" calcext:value-type="float">
            <text:p>79398688</text:p>
          </table:table-cell>
          <table:table-cell office:value-type="float" office:value="71630080" calcext:value-type="float">
            <text:p>71630080</text:p>
          </table:table-cell>
          <table:table-cell office:value-type="float" office:value="53834584" calcext:value-type="float">
            <text:p>53834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8200" calcext:value-type="float">
            <text:p>21218200</text:p>
          </table:table-cell>
          <table:table-cell office:value-type="float" office:value="151258952" calcext:value-type="float">
            <text:p>151258952</text:p>
          </table:table-cell>
          <table:table-cell office:value-type="float" office:value="78736240" calcext:value-type="float">
            <text:p>78736240</text:p>
          </table:table-cell>
          <table:table-cell office:value-type="float" office:value="65882208" calcext:value-type="float">
            <text:p>65882208</text:p>
          </table:table-cell>
          <table:table-cell office:value-type="float" office:value="45445168" calcext:value-type="float">
            <text:p>45445168</text:p>
          </table:table-cell>
          <table:table-cell office:value-type="float" office:value="28145416" calcext:value-type="float">
            <text:p>28145416</text:p>
          </table:table-cell>
          <table:table-cell office:value-type="float" office:value="173648184" calcext:value-type="float">
            <text:p>173648184</text:p>
          </table:table-cell>
          <table:table-cell office:value-type="float" office:value="79399384" calcext:value-type="float">
            <text:p>79399384</text:p>
          </table:table-cell>
          <table:table-cell office:value-type="float" office:value="71671264" calcext:value-type="float">
            <text:p>71671264</text:p>
          </table:table-cell>
          <table:table-cell office:value-type="float" office:value="53840256" calcext:value-type="float">
            <text:p>53840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8384" calcext:value-type="float">
            <text:p>21218384</text:p>
          </table:table-cell>
          <table:table-cell office:value-type="float" office:value="151267320" calcext:value-type="float">
            <text:p>151267320</text:p>
          </table:table-cell>
          <table:table-cell office:value-type="float" office:value="78736944" calcext:value-type="float">
            <text:p>78736944</text:p>
          </table:table-cell>
          <table:table-cell office:value-type="float" office:value="65882256" calcext:value-type="float">
            <text:p>65882256</text:p>
          </table:table-cell>
          <table:table-cell office:value-type="float" office:value="45445312" calcext:value-type="float">
            <text:p>45445312</text:p>
          </table:table-cell>
          <table:table-cell office:value-type="float" office:value="28148152" calcext:value-type="float">
            <text:p>28148152</text:p>
          </table:table-cell>
          <table:table-cell office:value-type="float" office:value="173650448" calcext:value-type="float">
            <text:p>173650448</text:p>
          </table:table-cell>
          <table:table-cell office:value-type="float" office:value="79400536" calcext:value-type="float">
            <text:p>79400536</text:p>
          </table:table-cell>
          <table:table-cell office:value-type="float" office:value="71684712" calcext:value-type="float">
            <text:p>71684712</text:p>
          </table:table-cell>
          <table:table-cell office:value-type="float" office:value="53843544" calcext:value-type="float">
            <text:p>53843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8592" calcext:value-type="float">
            <text:p>21218592</text:p>
          </table:table-cell>
          <table:table-cell office:value-type="float" office:value="151273080" calcext:value-type="float">
            <text:p>151273080</text:p>
          </table:table-cell>
          <table:table-cell office:value-type="float" office:value="78737832" calcext:value-type="float">
            <text:p>78737832</text:p>
          </table:table-cell>
          <table:table-cell office:value-type="float" office:value="65882288" calcext:value-type="float">
            <text:p>65882288</text:p>
          </table:table-cell>
          <table:table-cell office:value-type="float" office:value="45446112" calcext:value-type="float">
            <text:p>45446112</text:p>
          </table:table-cell>
          <table:table-cell office:value-type="float" office:value="28151344" calcext:value-type="float">
            <text:p>28151344</text:p>
          </table:table-cell>
          <table:table-cell office:value-type="float" office:value="173679184" calcext:value-type="float">
            <text:p>173679184</text:p>
          </table:table-cell>
          <table:table-cell office:value-type="float" office:value="79403504" calcext:value-type="float">
            <text:p>79403504</text:p>
          </table:table-cell>
          <table:table-cell office:value-type="float" office:value="71695064" calcext:value-type="float">
            <text:p>71695064</text:p>
          </table:table-cell>
          <table:table-cell office:value-type="float" office:value="53853632" calcext:value-type="float">
            <text:p>53853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8776" calcext:value-type="float">
            <text:p>21218776</text:p>
          </table:table-cell>
          <table:table-cell office:value-type="float" office:value="151281640" calcext:value-type="float">
            <text:p>151281640</text:p>
          </table:table-cell>
          <table:table-cell office:value-type="float" office:value="78738336" calcext:value-type="float">
            <text:p>78738336</text:p>
          </table:table-cell>
          <table:table-cell office:value-type="float" office:value="65882688" calcext:value-type="float">
            <text:p>65882688</text:p>
          </table:table-cell>
          <table:table-cell office:value-type="float" office:value="45446400" calcext:value-type="float">
            <text:p>45446400</text:p>
          </table:table-cell>
          <table:table-cell office:value-type="float" office:value="28154008" calcext:value-type="float">
            <text:p>28154008</text:p>
          </table:table-cell>
          <table:table-cell office:value-type="float" office:value="173686256" calcext:value-type="float">
            <text:p>173686256</text:p>
          </table:table-cell>
          <table:table-cell office:value-type="float" office:value="79405632" calcext:value-type="float">
            <text:p>79405632</text:p>
          </table:table-cell>
          <table:table-cell office:value-type="float" office:value="71705376" calcext:value-type="float">
            <text:p>71705376</text:p>
          </table:table-cell>
          <table:table-cell office:value-type="float" office:value="53856056" calcext:value-type="float">
            <text:p>53856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9248" calcext:value-type="float">
            <text:p>21219248</text:p>
          </table:table-cell>
          <table:table-cell office:value-type="float" office:value="151281784" calcext:value-type="float">
            <text:p>151281784</text:p>
          </table:table-cell>
          <table:table-cell office:value-type="float" office:value="78738560" calcext:value-type="float">
            <text:p>78738560</text:p>
          </table:table-cell>
          <table:table-cell office:value-type="float" office:value="65883288" calcext:value-type="float">
            <text:p>65883288</text:p>
          </table:table-cell>
          <table:table-cell office:value-type="float" office:value="45446560" calcext:value-type="float">
            <text:p>45446560</text:p>
          </table:table-cell>
          <table:table-cell office:value-type="float" office:value="28156888" calcext:value-type="float">
            <text:p>28156888</text:p>
          </table:table-cell>
          <table:table-cell office:value-type="float" office:value="173698040" calcext:value-type="float">
            <text:p>173698040</text:p>
          </table:table-cell>
          <table:table-cell office:value-type="float" office:value="79408800" calcext:value-type="float">
            <text:p>79408800</text:p>
          </table:table-cell>
          <table:table-cell office:value-type="float" office:value="71708944" calcext:value-type="float">
            <text:p>71708944</text:p>
          </table:table-cell>
          <table:table-cell office:value-type="float" office:value="53857088" calcext:value-type="float">
            <text:p>53857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9384" calcext:value-type="float">
            <text:p>21219384</text:p>
          </table:table-cell>
          <table:table-cell office:value-type="float" office:value="151283360" calcext:value-type="float">
            <text:p>151283360</text:p>
          </table:table-cell>
          <table:table-cell office:value-type="float" office:value="78738784" calcext:value-type="float">
            <text:p>78738784</text:p>
          </table:table-cell>
          <table:table-cell office:value-type="float" office:value="65883392" calcext:value-type="float">
            <text:p>65883392</text:p>
          </table:table-cell>
          <table:table-cell office:value-type="float" office:value="45446616" calcext:value-type="float">
            <text:p>45446616</text:p>
          </table:table-cell>
          <table:table-cell office:value-type="float" office:value="28158072" calcext:value-type="float">
            <text:p>28158072</text:p>
          </table:table-cell>
          <table:table-cell office:value-type="float" office:value="173702592" calcext:value-type="float">
            <text:p>173702592</text:p>
          </table:table-cell>
          <table:table-cell office:value-type="float" office:value="79413576" calcext:value-type="float">
            <text:p>79413576</text:p>
          </table:table-cell>
          <table:table-cell office:value-type="float" office:value="71714904" calcext:value-type="float">
            <text:p>71714904</text:p>
          </table:table-cell>
          <table:table-cell office:value-type="float" office:value="53857416" calcext:value-type="float">
            <text:p>53857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9544" calcext:value-type="float">
            <text:p>21219544</text:p>
          </table:table-cell>
          <table:table-cell office:value-type="float" office:value="151283456" calcext:value-type="float">
            <text:p>151283456</text:p>
          </table:table-cell>
          <table:table-cell office:value-type="float" office:value="78739000" calcext:value-type="float">
            <text:p>78739000</text:p>
          </table:table-cell>
          <table:table-cell office:value-type="float" office:value="65883408" calcext:value-type="float">
            <text:p>65883408</text:p>
          </table:table-cell>
          <table:table-cell office:value-type="float" office:value="45446960" calcext:value-type="float">
            <text:p>45446960</text:p>
          </table:table-cell>
          <table:table-cell office:value-type="float" office:value="28158216" calcext:value-type="float">
            <text:p>28158216</text:p>
          </table:table-cell>
          <table:table-cell office:value-type="float" office:value="173721128" calcext:value-type="float">
            <text:p>173721128</text:p>
          </table:table-cell>
          <table:table-cell office:value-type="float" office:value="79418464" calcext:value-type="float">
            <text:p>79418464</text:p>
          </table:table-cell>
          <table:table-cell office:value-type="float" office:value="71719496" calcext:value-type="float">
            <text:p>71719496</text:p>
          </table:table-cell>
          <table:table-cell office:value-type="float" office:value="53858480" calcext:value-type="float">
            <text:p>538584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9960" calcext:value-type="float">
            <text:p>21219960</text:p>
          </table:table-cell>
          <table:table-cell office:value-type="float" office:value="151283472" calcext:value-type="float">
            <text:p>151283472</text:p>
          </table:table-cell>
          <table:table-cell office:value-type="float" office:value="78739048" calcext:value-type="float">
            <text:p>78739048</text:p>
          </table:table-cell>
          <table:table-cell office:value-type="float" office:value="65883432" calcext:value-type="float">
            <text:p>65883432</text:p>
          </table:table-cell>
          <table:table-cell office:value-type="float" office:value="45447096" calcext:value-type="float">
            <text:p>45447096</text:p>
          </table:table-cell>
          <table:table-cell office:value-type="float" office:value="28158776" calcext:value-type="float">
            <text:p>28158776</text:p>
          </table:table-cell>
          <table:table-cell office:value-type="float" office:value="173735536" calcext:value-type="float">
            <text:p>173735536</text:p>
          </table:table-cell>
          <table:table-cell office:value-type="float" office:value="79419664" calcext:value-type="float">
            <text:p>79419664</text:p>
          </table:table-cell>
          <table:table-cell office:value-type="float" office:value="71748320" calcext:value-type="float">
            <text:p>71748320</text:p>
          </table:table-cell>
          <table:table-cell office:value-type="float" office:value="53859448" calcext:value-type="float">
            <text:p>53859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0360" calcext:value-type="float">
            <text:p>21220360</text:p>
          </table:table-cell>
          <table:table-cell office:value-type="float" office:value="151284328" calcext:value-type="float">
            <text:p>151284328</text:p>
          </table:table-cell>
          <table:table-cell office:value-type="float" office:value="78739168" calcext:value-type="float">
            <text:p>78739168</text:p>
          </table:table-cell>
          <table:table-cell office:value-type="float" office:value="65883656" calcext:value-type="float">
            <text:p>65883656</text:p>
          </table:table-cell>
          <table:table-cell office:value-type="float" office:value="45448088" calcext:value-type="float">
            <text:p>45448088</text:p>
          </table:table-cell>
          <table:table-cell office:value-type="float" office:value="28161568" calcext:value-type="float">
            <text:p>28161568</text:p>
          </table:table-cell>
          <table:table-cell office:value-type="float" office:value="173736136" calcext:value-type="float">
            <text:p>173736136</text:p>
          </table:table-cell>
          <table:table-cell office:value-type="float" office:value="79420704" calcext:value-type="float">
            <text:p>79420704</text:p>
          </table:table-cell>
          <table:table-cell office:value-type="float" office:value="71751680" calcext:value-type="float">
            <text:p>71751680</text:p>
          </table:table-cell>
          <table:table-cell office:value-type="float" office:value="53861560" calcext:value-type="float">
            <text:p>538615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0440" calcext:value-type="float">
            <text:p>21220440</text:p>
          </table:table-cell>
          <table:table-cell office:value-type="float" office:value="151284704" calcext:value-type="float">
            <text:p>151284704</text:p>
          </table:table-cell>
          <table:table-cell office:value-type="float" office:value="78739480" calcext:value-type="float">
            <text:p>78739480</text:p>
          </table:table-cell>
          <table:table-cell office:value-type="float" office:value="65883720" calcext:value-type="float">
            <text:p>65883720</text:p>
          </table:table-cell>
          <table:table-cell office:value-type="float" office:value="45448192" calcext:value-type="float">
            <text:p>45448192</text:p>
          </table:table-cell>
          <table:table-cell office:value-type="float" office:value="28162824" calcext:value-type="float">
            <text:p>28162824</text:p>
          </table:table-cell>
          <table:table-cell office:value-type="float" office:value="173766240" calcext:value-type="float">
            <text:p>173766240</text:p>
          </table:table-cell>
          <table:table-cell office:value-type="float" office:value="79422024" calcext:value-type="float">
            <text:p>79422024</text:p>
          </table:table-cell>
          <table:table-cell office:value-type="float" office:value="71762600" calcext:value-type="float">
            <text:p>71762600</text:p>
          </table:table-cell>
          <table:table-cell office:value-type="float" office:value="53862824" calcext:value-type="float">
            <text:p>53862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0792" calcext:value-type="float">
            <text:p>21220792</text:p>
          </table:table-cell>
          <table:table-cell office:value-type="float" office:value="151285536" calcext:value-type="float">
            <text:p>151285536</text:p>
          </table:table-cell>
          <table:table-cell office:value-type="float" office:value="78739592" calcext:value-type="float">
            <text:p>78739592</text:p>
          </table:table-cell>
          <table:table-cell office:value-type="float" office:value="65884168" calcext:value-type="float">
            <text:p>65884168</text:p>
          </table:table-cell>
          <table:table-cell office:value-type="float" office:value="45449160" calcext:value-type="float">
            <text:p>45449160</text:p>
          </table:table-cell>
          <table:table-cell office:value-type="float" office:value="28164792" calcext:value-type="float">
            <text:p>28164792</text:p>
          </table:table-cell>
          <table:table-cell office:value-type="float" office:value="173769952" calcext:value-type="float">
            <text:p>173769952</text:p>
          </table:table-cell>
          <table:table-cell office:value-type="float" office:value="79426312" calcext:value-type="float">
            <text:p>79426312</text:p>
          </table:table-cell>
          <table:table-cell office:value-type="float" office:value="71791024" calcext:value-type="float">
            <text:p>71791024</text:p>
          </table:table-cell>
          <table:table-cell office:value-type="float" office:value="53863616" calcext:value-type="float">
            <text:p>53863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0824" calcext:value-type="float">
            <text:p>21220824</text:p>
          </table:table-cell>
          <table:table-cell office:value-type="float" office:value="151292744" calcext:value-type="float">
            <text:p>151292744</text:p>
          </table:table-cell>
          <table:table-cell office:value-type="float" office:value="78740816" calcext:value-type="float">
            <text:p>78740816</text:p>
          </table:table-cell>
          <table:table-cell office:value-type="float" office:value="65884632" calcext:value-type="float">
            <text:p>65884632</text:p>
          </table:table-cell>
          <table:table-cell office:value-type="float" office:value="45449528" calcext:value-type="float">
            <text:p>45449528</text:p>
          </table:table-cell>
          <table:table-cell office:value-type="float" office:value="28169488" calcext:value-type="float">
            <text:p>28169488</text:p>
          </table:table-cell>
          <table:table-cell office:value-type="float" office:value="173811456" calcext:value-type="float">
            <text:p>173811456</text:p>
          </table:table-cell>
          <table:table-cell office:value-type="float" office:value="79434160" calcext:value-type="float">
            <text:p>79434160</text:p>
          </table:table-cell>
          <table:table-cell office:value-type="float" office:value="71806736" calcext:value-type="float">
            <text:p>71806736</text:p>
          </table:table-cell>
          <table:table-cell office:value-type="float" office:value="53864400" calcext:value-type="float">
            <text:p>538644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0952" calcext:value-type="float">
            <text:p>21220952</text:p>
          </table:table-cell>
          <table:table-cell office:value-type="float" office:value="151293120" calcext:value-type="float">
            <text:p>151293120</text:p>
          </table:table-cell>
          <table:table-cell office:value-type="float" office:value="78741672" calcext:value-type="float">
            <text:p>78741672</text:p>
          </table:table-cell>
          <table:table-cell office:value-type="float" office:value="65885792" calcext:value-type="float">
            <text:p>65885792</text:p>
          </table:table-cell>
          <table:table-cell office:value-type="float" office:value="45449808" calcext:value-type="float">
            <text:p>45449808</text:p>
          </table:table-cell>
          <table:table-cell office:value-type="float" office:value="28172024" calcext:value-type="float">
            <text:p>28172024</text:p>
          </table:table-cell>
          <table:table-cell office:value-type="float" office:value="173823816" calcext:value-type="float">
            <text:p>173823816</text:p>
          </table:table-cell>
          <table:table-cell office:value-type="float" office:value="79436848" calcext:value-type="float">
            <text:p>79436848</text:p>
          </table:table-cell>
          <table:table-cell office:value-type="float" office:value="71821824" calcext:value-type="float">
            <text:p>71821824</text:p>
          </table:table-cell>
          <table:table-cell office:value-type="float" office:value="53865168" calcext:value-type="float">
            <text:p>53865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1168" calcext:value-type="float">
            <text:p>21221168</text:p>
          </table:table-cell>
          <table:table-cell office:value-type="float" office:value="151294192" calcext:value-type="float">
            <text:p>151294192</text:p>
          </table:table-cell>
          <table:table-cell office:value-type="float" office:value="78742096" calcext:value-type="float">
            <text:p>78742096</text:p>
          </table:table-cell>
          <table:table-cell office:value-type="float" office:value="65887736" calcext:value-type="float">
            <text:p>65887736</text:p>
          </table:table-cell>
          <table:table-cell office:value-type="float" office:value="45449848" calcext:value-type="float">
            <text:p>45449848</text:p>
          </table:table-cell>
          <table:table-cell office:value-type="float" office:value="28172888" calcext:value-type="float">
            <text:p>28172888</text:p>
          </table:table-cell>
          <table:table-cell office:value-type="float" office:value="173828408" calcext:value-type="float">
            <text:p>173828408</text:p>
          </table:table-cell>
          <table:table-cell office:value-type="float" office:value="79436944" calcext:value-type="float">
            <text:p>79436944</text:p>
          </table:table-cell>
          <table:table-cell office:value-type="float" office:value="71833376" calcext:value-type="float">
            <text:p>71833376</text:p>
          </table:table-cell>
          <table:table-cell office:value-type="float" office:value="53867824" calcext:value-type="float">
            <text:p>53867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1200" calcext:value-type="float">
            <text:p>21221200</text:p>
          </table:table-cell>
          <table:table-cell office:value-type="float" office:value="151296208" calcext:value-type="float">
            <text:p>151296208</text:p>
          </table:table-cell>
          <table:table-cell office:value-type="float" office:value="78742256" calcext:value-type="float">
            <text:p>78742256</text:p>
          </table:table-cell>
          <table:table-cell office:value-type="float" office:value="65887944" calcext:value-type="float">
            <text:p>65887944</text:p>
          </table:table-cell>
          <table:table-cell office:value-type="float" office:value="45449920" calcext:value-type="float">
            <text:p>45449920</text:p>
          </table:table-cell>
          <table:table-cell office:value-type="float" office:value="28173976" calcext:value-type="float">
            <text:p>28173976</text:p>
          </table:table-cell>
          <table:table-cell office:value-type="float" office:value="173894408" calcext:value-type="float">
            <text:p>173894408</text:p>
          </table:table-cell>
          <table:table-cell office:value-type="float" office:value="79437184" calcext:value-type="float">
            <text:p>79437184</text:p>
          </table:table-cell>
          <table:table-cell office:value-type="float" office:value="71840048" calcext:value-type="float">
            <text:p>71840048</text:p>
          </table:table-cell>
          <table:table-cell office:value-type="float" office:value="53872112" calcext:value-type="float">
            <text:p>53872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1352" calcext:value-type="float">
            <text:p>21221352</text:p>
          </table:table-cell>
          <table:table-cell office:value-type="float" office:value="151297208" calcext:value-type="float">
            <text:p>151297208</text:p>
          </table:table-cell>
          <table:table-cell office:value-type="float" office:value="78742784" calcext:value-type="float">
            <text:p>78742784</text:p>
          </table:table-cell>
          <table:table-cell office:value-type="float" office:value="65888320" calcext:value-type="float">
            <text:p>65888320</text:p>
          </table:table-cell>
          <table:table-cell office:value-type="float" office:value="45450600" calcext:value-type="float">
            <text:p>45450600</text:p>
          </table:table-cell>
          <table:table-cell office:value-type="float" office:value="28174520" calcext:value-type="float">
            <text:p>28174520</text:p>
          </table:table-cell>
          <table:table-cell office:value-type="float" office:value="173952400" calcext:value-type="float">
            <text:p>173952400</text:p>
          </table:table-cell>
          <table:table-cell office:value-type="float" office:value="79444672" calcext:value-type="float">
            <text:p>79444672</text:p>
          </table:table-cell>
          <table:table-cell office:value-type="float" office:value="71855088" calcext:value-type="float">
            <text:p>71855088</text:p>
          </table:table-cell>
          <table:table-cell office:value-type="float" office:value="53872552" calcext:value-type="float">
            <text:p>53872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1904" calcext:value-type="float">
            <text:p>21221904</text:p>
          </table:table-cell>
          <table:table-cell office:value-type="float" office:value="151298672" calcext:value-type="float">
            <text:p>151298672</text:p>
          </table:table-cell>
          <table:table-cell office:value-type="float" office:value="78743232" calcext:value-type="float">
            <text:p>78743232</text:p>
          </table:table-cell>
          <table:table-cell office:value-type="float" office:value="65888440" calcext:value-type="float">
            <text:p>65888440</text:p>
          </table:table-cell>
          <table:table-cell office:value-type="float" office:value="45451120" calcext:value-type="float">
            <text:p>45451120</text:p>
          </table:table-cell>
          <table:table-cell office:value-type="float" office:value="28176880" calcext:value-type="float">
            <text:p>28176880</text:p>
          </table:table-cell>
          <table:table-cell office:value-type="float" office:value="173965144" calcext:value-type="float">
            <text:p>173965144</text:p>
          </table:table-cell>
          <table:table-cell office:value-type="float" office:value="79446328" calcext:value-type="float">
            <text:p>79446328</text:p>
          </table:table-cell>
          <table:table-cell office:value-type="float" office:value="71890600" calcext:value-type="float">
            <text:p>71890600</text:p>
          </table:table-cell>
          <table:table-cell office:value-type="float" office:value="53872912" calcext:value-type="float">
            <text:p>53872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1904" calcext:value-type="float">
            <text:p>21221904</text:p>
          </table:table-cell>
          <table:table-cell office:value-type="float" office:value="151299568" calcext:value-type="float">
            <text:p>151299568</text:p>
          </table:table-cell>
          <table:table-cell office:value-type="float" office:value="78743376" calcext:value-type="float">
            <text:p>78743376</text:p>
          </table:table-cell>
          <table:table-cell office:value-type="float" office:value="65890544" calcext:value-type="float">
            <text:p>65890544</text:p>
          </table:table-cell>
          <table:table-cell office:value-type="float" office:value="45451208" calcext:value-type="float">
            <text:p>45451208</text:p>
          </table:table-cell>
          <table:table-cell office:value-type="float" office:value="28178408" calcext:value-type="float">
            <text:p>28178408</text:p>
          </table:table-cell>
          <table:table-cell office:value-type="float" office:value="173968408" calcext:value-type="float">
            <text:p>173968408</text:p>
          </table:table-cell>
          <table:table-cell office:value-type="float" office:value="79449536" calcext:value-type="float">
            <text:p>79449536</text:p>
          </table:table-cell>
          <table:table-cell office:value-type="float" office:value="71905384" calcext:value-type="float">
            <text:p>71905384</text:p>
          </table:table-cell>
          <table:table-cell office:value-type="float" office:value="53874296" calcext:value-type="float">
            <text:p>53874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2136" calcext:value-type="float">
            <text:p>21222136</text:p>
          </table:table-cell>
          <table:table-cell office:value-type="float" office:value="151300600" calcext:value-type="float">
            <text:p>151300600</text:p>
          </table:table-cell>
          <table:table-cell office:value-type="float" office:value="78743712" calcext:value-type="float">
            <text:p>78743712</text:p>
          </table:table-cell>
          <table:table-cell office:value-type="float" office:value="65890792" calcext:value-type="float">
            <text:p>65890792</text:p>
          </table:table-cell>
          <table:table-cell office:value-type="float" office:value="45452208" calcext:value-type="float">
            <text:p>45452208</text:p>
          </table:table-cell>
          <table:table-cell office:value-type="float" office:value="28178760" calcext:value-type="float">
            <text:p>28178760</text:p>
          </table:table-cell>
          <table:table-cell office:value-type="float" office:value="173976720" calcext:value-type="float">
            <text:p>173976720</text:p>
          </table:table-cell>
          <table:table-cell office:value-type="float" office:value="79454904" calcext:value-type="float">
            <text:p>79454904</text:p>
          </table:table-cell>
          <table:table-cell office:value-type="float" office:value="71935064" calcext:value-type="float">
            <text:p>71935064</text:p>
          </table:table-cell>
          <table:table-cell office:value-type="float" office:value="53875568" calcext:value-type="float">
            <text:p>53875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2552" calcext:value-type="float">
            <text:p>21222552</text:p>
          </table:table-cell>
          <table:table-cell office:value-type="float" office:value="151301480" calcext:value-type="float">
            <text:p>151301480</text:p>
          </table:table-cell>
          <table:table-cell office:value-type="float" office:value="78743832" calcext:value-type="float">
            <text:p>78743832</text:p>
          </table:table-cell>
          <table:table-cell office:value-type="float" office:value="65891048" calcext:value-type="float">
            <text:p>65891048</text:p>
          </table:table-cell>
          <table:table-cell office:value-type="float" office:value="45452472" calcext:value-type="float">
            <text:p>45452472</text:p>
          </table:table-cell>
          <table:table-cell office:value-type="float" office:value="28179408" calcext:value-type="float">
            <text:p>28179408</text:p>
          </table:table-cell>
          <table:table-cell office:value-type="float" office:value="173976936" calcext:value-type="float">
            <text:p>173976936</text:p>
          </table:table-cell>
          <table:table-cell office:value-type="float" office:value="79457720" calcext:value-type="float">
            <text:p>79457720</text:p>
          </table:table-cell>
          <table:table-cell office:value-type="float" office:value="71946088" calcext:value-type="float">
            <text:p>71946088</text:p>
          </table:table-cell>
          <table:table-cell office:value-type="float" office:value="53876448" calcext:value-type="float">
            <text:p>53876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2576" calcext:value-type="float">
            <text:p>21222576</text:p>
          </table:table-cell>
          <table:table-cell office:value-type="float" office:value="151303608" calcext:value-type="float">
            <text:p>151303608</text:p>
          </table:table-cell>
          <table:table-cell office:value-type="float" office:value="78743992" calcext:value-type="float">
            <text:p>78743992</text:p>
          </table:table-cell>
          <table:table-cell office:value-type="float" office:value="65891248" calcext:value-type="float">
            <text:p>65891248</text:p>
          </table:table-cell>
          <table:table-cell office:value-type="float" office:value="45452768" calcext:value-type="float">
            <text:p>45452768</text:p>
          </table:table-cell>
          <table:table-cell office:value-type="float" office:value="28179528" calcext:value-type="float">
            <text:p>28179528</text:p>
          </table:table-cell>
          <table:table-cell office:value-type="float" office:value="174016544" calcext:value-type="float">
            <text:p>174016544</text:p>
          </table:table-cell>
          <table:table-cell office:value-type="float" office:value="79458552" calcext:value-type="float">
            <text:p>79458552</text:p>
          </table:table-cell>
          <table:table-cell office:value-type="float" office:value="71956104" calcext:value-type="float">
            <text:p>71956104</text:p>
          </table:table-cell>
          <table:table-cell office:value-type="float" office:value="53877152" calcext:value-type="float">
            <text:p>53877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2616" calcext:value-type="float">
            <text:p>21222616</text:p>
          </table:table-cell>
          <table:table-cell office:value-type="float" office:value="151304400" calcext:value-type="float">
            <text:p>151304400</text:p>
          </table:table-cell>
          <table:table-cell office:value-type="float" office:value="78744344" calcext:value-type="float">
            <text:p>78744344</text:p>
          </table:table-cell>
          <table:table-cell office:value-type="float" office:value="65891560" calcext:value-type="float">
            <text:p>65891560</text:p>
          </table:table-cell>
          <table:table-cell office:value-type="float" office:value="45453328" calcext:value-type="float">
            <text:p>45453328</text:p>
          </table:table-cell>
          <table:table-cell office:value-type="float" office:value="28179800" calcext:value-type="float">
            <text:p>28179800</text:p>
          </table:table-cell>
          <table:table-cell office:value-type="float" office:value="174029784" calcext:value-type="float">
            <text:p>174029784</text:p>
          </table:table-cell>
          <table:table-cell office:value-type="float" office:value="79464936" calcext:value-type="float">
            <text:p>79464936</text:p>
          </table:table-cell>
          <table:table-cell office:value-type="float" office:value="71984872" calcext:value-type="float">
            <text:p>71984872</text:p>
          </table:table-cell>
          <table:table-cell office:value-type="float" office:value="53879640" calcext:value-type="float">
            <text:p>538796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3456" calcext:value-type="float">
            <text:p>21223456</text:p>
          </table:table-cell>
          <table:table-cell office:value-type="float" office:value="151304424" calcext:value-type="float">
            <text:p>151304424</text:p>
          </table:table-cell>
          <table:table-cell office:value-type="float" office:value="78744720" calcext:value-type="float">
            <text:p>78744720</text:p>
          </table:table-cell>
          <table:table-cell office:value-type="float" office:value="65891888" calcext:value-type="float">
            <text:p>65891888</text:p>
          </table:table-cell>
          <table:table-cell office:value-type="float" office:value="45453352" calcext:value-type="float">
            <text:p>45453352</text:p>
          </table:table-cell>
          <table:table-cell office:value-type="float" office:value="28180288" calcext:value-type="float">
            <text:p>28180288</text:p>
          </table:table-cell>
          <table:table-cell office:value-type="float" office:value="174045648" calcext:value-type="float">
            <text:p>174045648</text:p>
          </table:table-cell>
          <table:table-cell office:value-type="float" office:value="79465648" calcext:value-type="float">
            <text:p>79465648</text:p>
          </table:table-cell>
          <table:table-cell office:value-type="float" office:value="72087448" calcext:value-type="float">
            <text:p>72087448</text:p>
          </table:table-cell>
          <table:table-cell office:value-type="float" office:value="53880784" calcext:value-type="float">
            <text:p>53880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4200" calcext:value-type="float">
            <text:p>21224200</text:p>
          </table:table-cell>
          <table:table-cell office:value-type="float" office:value="151313784" calcext:value-type="float">
            <text:p>151313784</text:p>
          </table:table-cell>
          <table:table-cell office:value-type="float" office:value="78745472" calcext:value-type="float">
            <text:p>78745472</text:p>
          </table:table-cell>
          <table:table-cell office:value-type="float" office:value="65891928" calcext:value-type="float">
            <text:p>65891928</text:p>
          </table:table-cell>
          <table:table-cell office:value-type="float" office:value="45453424" calcext:value-type="float">
            <text:p>45453424</text:p>
          </table:table-cell>
          <table:table-cell office:value-type="float" office:value="28183256" calcext:value-type="float">
            <text:p>28183256</text:p>
          </table:table-cell>
          <table:table-cell office:value-type="float" office:value="174094936" calcext:value-type="float">
            <text:p>174094936</text:p>
          </table:table-cell>
          <table:table-cell office:value-type="float" office:value="79468672" calcext:value-type="float">
            <text:p>79468672</text:p>
          </table:table-cell>
          <table:table-cell office:value-type="float" office:value="72104536" calcext:value-type="float">
            <text:p>72104536</text:p>
          </table:table-cell>
          <table:table-cell office:value-type="float" office:value="53884192" calcext:value-type="float">
            <text:p>53884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4400" calcext:value-type="float">
            <text:p>21224400</text:p>
          </table:table-cell>
          <table:table-cell office:value-type="float" office:value="151314976" calcext:value-type="float">
            <text:p>151314976</text:p>
          </table:table-cell>
          <table:table-cell office:value-type="float" office:value="78745728" calcext:value-type="float">
            <text:p>78745728</text:p>
          </table:table-cell>
          <table:table-cell office:value-type="float" office:value="65892792" calcext:value-type="float">
            <text:p>65892792</text:p>
          </table:table-cell>
          <table:table-cell office:value-type="float" office:value="45453424" calcext:value-type="float">
            <text:p>45453424</text:p>
          </table:table-cell>
          <table:table-cell office:value-type="float" office:value="28189160" calcext:value-type="float">
            <text:p>28189160</text:p>
          </table:table-cell>
          <table:table-cell office:value-type="float" office:value="174107704" calcext:value-type="float">
            <text:p>174107704</text:p>
          </table:table-cell>
          <table:table-cell office:value-type="float" office:value="79477104" calcext:value-type="float">
            <text:p>79477104</text:p>
          </table:table-cell>
          <table:table-cell office:value-type="float" office:value="72109896" calcext:value-type="float">
            <text:p>72109896</text:p>
          </table:table-cell>
          <table:table-cell office:value-type="float" office:value="53885160" calcext:value-type="float">
            <text:p>538851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4672" calcext:value-type="float">
            <text:p>21224672</text:p>
          </table:table-cell>
          <table:table-cell office:value-type="float" office:value="151315264" calcext:value-type="float">
            <text:p>151315264</text:p>
          </table:table-cell>
          <table:table-cell office:value-type="float" office:value="78745872" calcext:value-type="float">
            <text:p>78745872</text:p>
          </table:table-cell>
          <table:table-cell office:value-type="float" office:value="65893600" calcext:value-type="float">
            <text:p>65893600</text:p>
          </table:table-cell>
          <table:table-cell office:value-type="float" office:value="45453896" calcext:value-type="float">
            <text:p>45453896</text:p>
          </table:table-cell>
          <table:table-cell office:value-type="float" office:value="28197264" calcext:value-type="float">
            <text:p>28197264</text:p>
          </table:table-cell>
          <table:table-cell office:value-type="float" office:value="174133536" calcext:value-type="float">
            <text:p>174133536</text:p>
          </table:table-cell>
          <table:table-cell office:value-type="float" office:value="79484440" calcext:value-type="float">
            <text:p>79484440</text:p>
          </table:table-cell>
          <table:table-cell office:value-type="float" office:value="72136752" calcext:value-type="float">
            <text:p>72136752</text:p>
          </table:table-cell>
          <table:table-cell office:value-type="float" office:value="53886304" calcext:value-type="float">
            <text:p>53886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4768" calcext:value-type="float">
            <text:p>21224768</text:p>
          </table:table-cell>
          <table:table-cell office:value-type="float" office:value="151316240" calcext:value-type="float">
            <text:p>151316240</text:p>
          </table:table-cell>
          <table:table-cell office:value-type="float" office:value="78745968" calcext:value-type="float">
            <text:p>78745968</text:p>
          </table:table-cell>
          <table:table-cell office:value-type="float" office:value="65895304" calcext:value-type="float">
            <text:p>65895304</text:p>
          </table:table-cell>
          <table:table-cell office:value-type="float" office:value="45454920" calcext:value-type="float">
            <text:p>45454920</text:p>
          </table:table-cell>
          <table:table-cell office:value-type="float" office:value="28197968" calcext:value-type="float">
            <text:p>28197968</text:p>
          </table:table-cell>
          <table:table-cell office:value-type="float" office:value="174142584" calcext:value-type="float">
            <text:p>174142584</text:p>
          </table:table-cell>
          <table:table-cell office:value-type="float" office:value="79486088" calcext:value-type="float">
            <text:p>79486088</text:p>
          </table:table-cell>
          <table:table-cell office:value-type="float" office:value="72141536" calcext:value-type="float">
            <text:p>72141536</text:p>
          </table:table-cell>
          <table:table-cell office:value-type="float" office:value="53888984" calcext:value-type="float">
            <text:p>538889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5352" calcext:value-type="float">
            <text:p>21225352</text:p>
          </table:table-cell>
          <table:table-cell office:value-type="float" office:value="151318472" calcext:value-type="float">
            <text:p>151318472</text:p>
          </table:table-cell>
          <table:table-cell office:value-type="float" office:value="78746000" calcext:value-type="float">
            <text:p>78746000</text:p>
          </table:table-cell>
          <table:table-cell office:value-type="float" office:value="65895424" calcext:value-type="float">
            <text:p>65895424</text:p>
          </table:table-cell>
          <table:table-cell office:value-type="float" office:value="45455016" calcext:value-type="float">
            <text:p>45455016</text:p>
          </table:table-cell>
          <table:table-cell office:value-type="float" office:value="28199296" calcext:value-type="float">
            <text:p>28199296</text:p>
          </table:table-cell>
          <table:table-cell office:value-type="float" office:value="174146000" calcext:value-type="float">
            <text:p>174146000</text:p>
          </table:table-cell>
          <table:table-cell office:value-type="float" office:value="79488552" calcext:value-type="float">
            <text:p>79488552</text:p>
          </table:table-cell>
          <table:table-cell office:value-type="float" office:value="72148416" calcext:value-type="float">
            <text:p>72148416</text:p>
          </table:table-cell>
          <table:table-cell office:value-type="float" office:value="53893168" calcext:value-type="float">
            <text:p>53893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5376" calcext:value-type="float">
            <text:p>21225376</text:p>
          </table:table-cell>
          <table:table-cell office:value-type="float" office:value="151318536" calcext:value-type="float">
            <text:p>151318536</text:p>
          </table:table-cell>
          <table:table-cell office:value-type="float" office:value="78748600" calcext:value-type="float">
            <text:p>78748600</text:p>
          </table:table-cell>
          <table:table-cell office:value-type="float" office:value="65896168" calcext:value-type="float">
            <text:p>65896168</text:p>
          </table:table-cell>
          <table:table-cell office:value-type="float" office:value="45455640" calcext:value-type="float">
            <text:p>45455640</text:p>
          </table:table-cell>
          <table:table-cell office:value-type="float" office:value="28200584" calcext:value-type="float">
            <text:p>28200584</text:p>
          </table:table-cell>
          <table:table-cell office:value-type="float" office:value="174148360" calcext:value-type="float">
            <text:p>174148360</text:p>
          </table:table-cell>
          <table:table-cell office:value-type="float" office:value="79493000" calcext:value-type="float">
            <text:p>79493000</text:p>
          </table:table-cell>
          <table:table-cell office:value-type="float" office:value="72189160" calcext:value-type="float">
            <text:p>72189160</text:p>
          </table:table-cell>
          <table:table-cell office:value-type="float" office:value="53895320" calcext:value-type="float">
            <text:p>538953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5560" calcext:value-type="float">
            <text:p>21225560</text:p>
          </table:table-cell>
          <table:table-cell office:value-type="float" office:value="151318856" calcext:value-type="float">
            <text:p>151318856</text:p>
          </table:table-cell>
          <table:table-cell office:value-type="float" office:value="78749376" calcext:value-type="float">
            <text:p>78749376</text:p>
          </table:table-cell>
          <table:table-cell office:value-type="float" office:value="65896272" calcext:value-type="float">
            <text:p>65896272</text:p>
          </table:table-cell>
          <table:table-cell office:value-type="float" office:value="45455872" calcext:value-type="float">
            <text:p>45455872</text:p>
          </table:table-cell>
          <table:table-cell office:value-type="float" office:value="28200592" calcext:value-type="float">
            <text:p>28200592</text:p>
          </table:table-cell>
          <table:table-cell office:value-type="float" office:value="174153952" calcext:value-type="float">
            <text:p>174153952</text:p>
          </table:table-cell>
          <table:table-cell office:value-type="float" office:value="79506176" calcext:value-type="float">
            <text:p>79506176</text:p>
          </table:table-cell>
          <table:table-cell office:value-type="float" office:value="72191616" calcext:value-type="float">
            <text:p>72191616</text:p>
          </table:table-cell>
          <table:table-cell office:value-type="float" office:value="53896576" calcext:value-type="float">
            <text:p>53896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5760" calcext:value-type="float">
            <text:p>21225760</text:p>
          </table:table-cell>
          <table:table-cell office:value-type="float" office:value="151320224" calcext:value-type="float">
            <text:p>151320224</text:p>
          </table:table-cell>
          <table:table-cell office:value-type="float" office:value="78749448" calcext:value-type="float">
            <text:p>78749448</text:p>
          </table:table-cell>
          <table:table-cell office:value-type="float" office:value="65896624" calcext:value-type="float">
            <text:p>65896624</text:p>
          </table:table-cell>
          <table:table-cell office:value-type="float" office:value="45455888" calcext:value-type="float">
            <text:p>45455888</text:p>
          </table:table-cell>
          <table:table-cell office:value-type="float" office:value="28202248" calcext:value-type="float">
            <text:p>28202248</text:p>
          </table:table-cell>
          <table:table-cell office:value-type="float" office:value="174158552" calcext:value-type="float">
            <text:p>174158552</text:p>
          </table:table-cell>
          <table:table-cell office:value-type="float" office:value="79508680" calcext:value-type="float">
            <text:p>79508680</text:p>
          </table:table-cell>
          <table:table-cell office:value-type="float" office:value="72224064" calcext:value-type="float">
            <text:p>72224064</text:p>
          </table:table-cell>
          <table:table-cell office:value-type="float" office:value="53899288" calcext:value-type="float">
            <text:p>53899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5920" calcext:value-type="float">
            <text:p>21225920</text:p>
          </table:table-cell>
          <table:table-cell office:value-type="float" office:value="151321208" calcext:value-type="float">
            <text:p>151321208</text:p>
          </table:table-cell>
          <table:table-cell office:value-type="float" office:value="78749528" calcext:value-type="float">
            <text:p>78749528</text:p>
          </table:table-cell>
          <table:table-cell office:value-type="float" office:value="65897144" calcext:value-type="float">
            <text:p>65897144</text:p>
          </table:table-cell>
          <table:table-cell office:value-type="float" office:value="45456544" calcext:value-type="float">
            <text:p>45456544</text:p>
          </table:table-cell>
          <table:table-cell office:value-type="float" office:value="28202256" calcext:value-type="float">
            <text:p>28202256</text:p>
          </table:table-cell>
          <table:table-cell office:value-type="float" office:value="174184872" calcext:value-type="float">
            <text:p>174184872</text:p>
          </table:table-cell>
          <table:table-cell office:value-type="float" office:value="79512920" calcext:value-type="float">
            <text:p>79512920</text:p>
          </table:table-cell>
          <table:table-cell office:value-type="float" office:value="72320000" calcext:value-type="float">
            <text:p>72320000</text:p>
          </table:table-cell>
          <table:table-cell office:value-type="float" office:value="53899472" calcext:value-type="float">
            <text:p>53899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5968" calcext:value-type="float">
            <text:p>21225968</text:p>
          </table:table-cell>
          <table:table-cell office:value-type="float" office:value="151327672" calcext:value-type="float">
            <text:p>151327672</text:p>
          </table:table-cell>
          <table:table-cell office:value-type="float" office:value="78749744" calcext:value-type="float">
            <text:p>78749744</text:p>
          </table:table-cell>
          <table:table-cell office:value-type="float" office:value="65897664" calcext:value-type="float">
            <text:p>65897664</text:p>
          </table:table-cell>
          <table:table-cell office:value-type="float" office:value="45456624" calcext:value-type="float">
            <text:p>45456624</text:p>
          </table:table-cell>
          <table:table-cell office:value-type="float" office:value="28204168" calcext:value-type="float">
            <text:p>28204168</text:p>
          </table:table-cell>
          <table:table-cell office:value-type="float" office:value="174186896" calcext:value-type="float">
            <text:p>174186896</text:p>
          </table:table-cell>
          <table:table-cell office:value-type="float" office:value="79513168" calcext:value-type="float">
            <text:p>79513168</text:p>
          </table:table-cell>
          <table:table-cell office:value-type="float" office:value="72326040" calcext:value-type="float">
            <text:p>72326040</text:p>
          </table:table-cell>
          <table:table-cell office:value-type="float" office:value="53903096" calcext:value-type="float">
            <text:p>53903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6200" calcext:value-type="float">
            <text:p>21226200</text:p>
          </table:table-cell>
          <table:table-cell office:value-type="float" office:value="151328000" calcext:value-type="float">
            <text:p>151328000</text:p>
          </table:table-cell>
          <table:table-cell office:value-type="float" office:value="78749760" calcext:value-type="float">
            <text:p>78749760</text:p>
          </table:table-cell>
          <table:table-cell office:value-type="float" office:value="65898136" calcext:value-type="float">
            <text:p>65898136</text:p>
          </table:table-cell>
          <table:table-cell office:value-type="float" office:value="45457576" calcext:value-type="float">
            <text:p>45457576</text:p>
          </table:table-cell>
          <table:table-cell office:value-type="float" office:value="28204256" calcext:value-type="float">
            <text:p>28204256</text:p>
          </table:table-cell>
          <table:table-cell office:value-type="float" office:value="174218312" calcext:value-type="float">
            <text:p>174218312</text:p>
          </table:table-cell>
          <table:table-cell office:value-type="float" office:value="79513304" calcext:value-type="float">
            <text:p>79513304</text:p>
          </table:table-cell>
          <table:table-cell office:value-type="float" office:value="72332832" calcext:value-type="float">
            <text:p>72332832</text:p>
          </table:table-cell>
          <table:table-cell office:value-type="float" office:value="53903184" calcext:value-type="float">
            <text:p>53903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6216" calcext:value-type="float">
            <text:p>21226216</text:p>
          </table:table-cell>
          <table:table-cell office:value-type="float" office:value="151328448" calcext:value-type="float">
            <text:p>151328448</text:p>
          </table:table-cell>
          <table:table-cell office:value-type="float" office:value="78750592" calcext:value-type="float">
            <text:p>78750592</text:p>
          </table:table-cell>
          <table:table-cell office:value-type="float" office:value="65900152" calcext:value-type="float">
            <text:p>65900152</text:p>
          </table:table-cell>
          <table:table-cell office:value-type="float" office:value="45457624" calcext:value-type="float">
            <text:p>45457624</text:p>
          </table:table-cell>
          <table:table-cell office:value-type="float" office:value="28204704" calcext:value-type="float">
            <text:p>28204704</text:p>
          </table:table-cell>
          <table:table-cell office:value-type="float" office:value="174225496" calcext:value-type="float">
            <text:p>174225496</text:p>
          </table:table-cell>
          <table:table-cell office:value-type="float" office:value="79514144" calcext:value-type="float">
            <text:p>79514144</text:p>
          </table:table-cell>
          <table:table-cell office:value-type="float" office:value="72343728" calcext:value-type="float">
            <text:p>72343728</text:p>
          </table:table-cell>
          <table:table-cell office:value-type="float" office:value="53906640" calcext:value-type="float">
            <text:p>539066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6552" calcext:value-type="float">
            <text:p>21226552</text:p>
          </table:table-cell>
          <table:table-cell office:value-type="float" office:value="151328728" calcext:value-type="float">
            <text:p>151328728</text:p>
          </table:table-cell>
          <table:table-cell office:value-type="float" office:value="78750848" calcext:value-type="float">
            <text:p>78750848</text:p>
          </table:table-cell>
          <table:table-cell office:value-type="float" office:value="65900208" calcext:value-type="float">
            <text:p>65900208</text:p>
          </table:table-cell>
          <table:table-cell office:value-type="float" office:value="45457856" calcext:value-type="float">
            <text:p>45457856</text:p>
          </table:table-cell>
          <table:table-cell office:value-type="float" office:value="28209480" calcext:value-type="float">
            <text:p>28209480</text:p>
          </table:table-cell>
          <table:table-cell office:value-type="float" office:value="174235288" calcext:value-type="float">
            <text:p>174235288</text:p>
          </table:table-cell>
          <table:table-cell office:value-type="float" office:value="79517304" calcext:value-type="float">
            <text:p>79517304</text:p>
          </table:table-cell>
          <table:table-cell office:value-type="float" office:value="72361784" calcext:value-type="float">
            <text:p>72361784</text:p>
          </table:table-cell>
          <table:table-cell office:value-type="float" office:value="53906672" calcext:value-type="float">
            <text:p>53906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7120" calcext:value-type="float">
            <text:p>21227120</text:p>
          </table:table-cell>
          <table:table-cell office:value-type="float" office:value="151328944" calcext:value-type="float">
            <text:p>151328944</text:p>
          </table:table-cell>
          <table:table-cell office:value-type="float" office:value="78751568" calcext:value-type="float">
            <text:p>78751568</text:p>
          </table:table-cell>
          <table:table-cell office:value-type="float" office:value="65900784" calcext:value-type="float">
            <text:p>65900784</text:p>
          </table:table-cell>
          <table:table-cell office:value-type="float" office:value="45458000" calcext:value-type="float">
            <text:p>45458000</text:p>
          </table:table-cell>
          <table:table-cell office:value-type="float" office:value="28214296" calcext:value-type="float">
            <text:p>28214296</text:p>
          </table:table-cell>
          <table:table-cell office:value-type="float" office:value="174235760" calcext:value-type="float">
            <text:p>174235760</text:p>
          </table:table-cell>
          <table:table-cell office:value-type="float" office:value="79521896" calcext:value-type="float">
            <text:p>79521896</text:p>
          </table:table-cell>
          <table:table-cell office:value-type="float" office:value="72381792" calcext:value-type="float">
            <text:p>72381792</text:p>
          </table:table-cell>
          <table:table-cell office:value-type="float" office:value="53910680" calcext:value-type="float">
            <text:p>539106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7456" calcext:value-type="float">
            <text:p>21227456</text:p>
          </table:table-cell>
          <table:table-cell office:value-type="float" office:value="151330224" calcext:value-type="float">
            <text:p>151330224</text:p>
          </table:table-cell>
          <table:table-cell office:value-type="float" office:value="78752072" calcext:value-type="float">
            <text:p>78752072</text:p>
          </table:table-cell>
          <table:table-cell office:value-type="float" office:value="65900912" calcext:value-type="float">
            <text:p>65900912</text:p>
          </table:table-cell>
          <table:table-cell office:value-type="float" office:value="45458072" calcext:value-type="float">
            <text:p>45458072</text:p>
          </table:table-cell>
          <table:table-cell office:value-type="float" office:value="28215680" calcext:value-type="float">
            <text:p>28215680</text:p>
          </table:table-cell>
          <table:table-cell office:value-type="float" office:value="174260576" calcext:value-type="float">
            <text:p>174260576</text:p>
          </table:table-cell>
          <table:table-cell office:value-type="float" office:value="79521920" calcext:value-type="float">
            <text:p>79521920</text:p>
          </table:table-cell>
          <table:table-cell office:value-type="float" office:value="72389872" calcext:value-type="float">
            <text:p>72389872</text:p>
          </table:table-cell>
          <table:table-cell office:value-type="float" office:value="53912512" calcext:value-type="float">
            <text:p>53912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7464" calcext:value-type="float">
            <text:p>21227464</text:p>
          </table:table-cell>
          <table:table-cell office:value-type="float" office:value="151332128" calcext:value-type="float">
            <text:p>151332128</text:p>
          </table:table-cell>
          <table:table-cell office:value-type="float" office:value="78752080" calcext:value-type="float">
            <text:p>78752080</text:p>
          </table:table-cell>
          <table:table-cell office:value-type="float" office:value="65901184" calcext:value-type="float">
            <text:p>65901184</text:p>
          </table:table-cell>
          <table:table-cell office:value-type="float" office:value="45458352" calcext:value-type="float">
            <text:p>45458352</text:p>
          </table:table-cell>
          <table:table-cell office:value-type="float" office:value="28217184" calcext:value-type="float">
            <text:p>28217184</text:p>
          </table:table-cell>
          <table:table-cell office:value-type="float" office:value="174262680" calcext:value-type="float">
            <text:p>174262680</text:p>
          </table:table-cell>
          <table:table-cell office:value-type="float" office:value="79521920" calcext:value-type="float">
            <text:p>79521920</text:p>
          </table:table-cell>
          <table:table-cell office:value-type="float" office:value="72390072" calcext:value-type="float">
            <text:p>72390072</text:p>
          </table:table-cell>
          <table:table-cell office:value-type="float" office:value="53913632" calcext:value-type="float">
            <text:p>53913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8376" calcext:value-type="float">
            <text:p>21228376</text:p>
          </table:table-cell>
          <table:table-cell office:value-type="float" office:value="151335344" calcext:value-type="float">
            <text:p>151335344</text:p>
          </table:table-cell>
          <table:table-cell office:value-type="float" office:value="78752200" calcext:value-type="float">
            <text:p>78752200</text:p>
          </table:table-cell>
          <table:table-cell office:value-type="float" office:value="65901344" calcext:value-type="float">
            <text:p>65901344</text:p>
          </table:table-cell>
          <table:table-cell office:value-type="float" office:value="45458392" calcext:value-type="float">
            <text:p>45458392</text:p>
          </table:table-cell>
          <table:table-cell office:value-type="float" office:value="28218568" calcext:value-type="float">
            <text:p>28218568</text:p>
          </table:table-cell>
          <table:table-cell office:value-type="float" office:value="174294008" calcext:value-type="float">
            <text:p>174294008</text:p>
          </table:table-cell>
          <table:table-cell office:value-type="float" office:value="79522984" calcext:value-type="float">
            <text:p>79522984</text:p>
          </table:table-cell>
          <table:table-cell office:value-type="float" office:value="72394848" calcext:value-type="float">
            <text:p>72394848</text:p>
          </table:table-cell>
          <table:table-cell office:value-type="float" office:value="53916520" calcext:value-type="float">
            <text:p>53916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8728" calcext:value-type="float">
            <text:p>21228728</text:p>
          </table:table-cell>
          <table:table-cell office:value-type="float" office:value="151338032" calcext:value-type="float">
            <text:p>151338032</text:p>
          </table:table-cell>
          <table:table-cell office:value-type="float" office:value="78753016" calcext:value-type="float">
            <text:p>78753016</text:p>
          </table:table-cell>
          <table:table-cell office:value-type="float" office:value="65901456" calcext:value-type="float">
            <text:p>65901456</text:p>
          </table:table-cell>
          <table:table-cell office:value-type="float" office:value="45458728" calcext:value-type="float">
            <text:p>45458728</text:p>
          </table:table-cell>
          <table:table-cell office:value-type="float" office:value="28219288" calcext:value-type="float">
            <text:p>28219288</text:p>
          </table:table-cell>
          <table:table-cell office:value-type="float" office:value="174294840" calcext:value-type="float">
            <text:p>174294840</text:p>
          </table:table-cell>
          <table:table-cell office:value-type="float" office:value="79524040" calcext:value-type="float">
            <text:p>79524040</text:p>
          </table:table-cell>
          <table:table-cell office:value-type="float" office:value="72407960" calcext:value-type="float">
            <text:p>72407960</text:p>
          </table:table-cell>
          <table:table-cell office:value-type="float" office:value="53917544" calcext:value-type="float">
            <text:p>53917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8800" calcext:value-type="float">
            <text:p>21228800</text:p>
          </table:table-cell>
          <table:table-cell office:value-type="float" office:value="151338128" calcext:value-type="float">
            <text:p>151338128</text:p>
          </table:table-cell>
          <table:table-cell office:value-type="float" office:value="78753024" calcext:value-type="float">
            <text:p>78753024</text:p>
          </table:table-cell>
          <table:table-cell office:value-type="float" office:value="65901720" calcext:value-type="float">
            <text:p>65901720</text:p>
          </table:table-cell>
          <table:table-cell office:value-type="float" office:value="45459048" calcext:value-type="float">
            <text:p>45459048</text:p>
          </table:table-cell>
          <table:table-cell office:value-type="float" office:value="28220048" calcext:value-type="float">
            <text:p>28220048</text:p>
          </table:table-cell>
          <table:table-cell office:value-type="float" office:value="174341024" calcext:value-type="float">
            <text:p>174341024</text:p>
          </table:table-cell>
          <table:table-cell office:value-type="float" office:value="79527736" calcext:value-type="float">
            <text:p>79527736</text:p>
          </table:table-cell>
          <table:table-cell office:value-type="float" office:value="72410048" calcext:value-type="float">
            <text:p>72410048</text:p>
          </table:table-cell>
          <table:table-cell office:value-type="float" office:value="53927184" calcext:value-type="float">
            <text:p>53927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9072" calcext:value-type="float">
            <text:p>21229072</text:p>
          </table:table-cell>
          <table:table-cell office:value-type="float" office:value="151339544" calcext:value-type="float">
            <text:p>151339544</text:p>
          </table:table-cell>
          <table:table-cell office:value-type="float" office:value="78753512" calcext:value-type="float">
            <text:p>78753512</text:p>
          </table:table-cell>
          <table:table-cell office:value-type="float" office:value="65902472" calcext:value-type="float">
            <text:p>65902472</text:p>
          </table:table-cell>
          <table:table-cell office:value-type="float" office:value="45459600" calcext:value-type="float">
            <text:p>45459600</text:p>
          </table:table-cell>
          <table:table-cell office:value-type="float" office:value="28220408" calcext:value-type="float">
            <text:p>28220408</text:p>
          </table:table-cell>
          <table:table-cell office:value-type="float" office:value="174341792" calcext:value-type="float">
            <text:p>174341792</text:p>
          </table:table-cell>
          <table:table-cell office:value-type="float" office:value="79530080" calcext:value-type="float">
            <text:p>79530080</text:p>
          </table:table-cell>
          <table:table-cell office:value-type="float" office:value="72414784" calcext:value-type="float">
            <text:p>72414784</text:p>
          </table:table-cell>
          <table:table-cell office:value-type="float" office:value="53927400" calcext:value-type="float">
            <text:p>539274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9216" calcext:value-type="float">
            <text:p>21229216</text:p>
          </table:table-cell>
          <table:table-cell office:value-type="float" office:value="151341696" calcext:value-type="float">
            <text:p>151341696</text:p>
          </table:table-cell>
          <table:table-cell office:value-type="float" office:value="78753880" calcext:value-type="float">
            <text:p>78753880</text:p>
          </table:table-cell>
          <table:table-cell office:value-type="float" office:value="65902960" calcext:value-type="float">
            <text:p>65902960</text:p>
          </table:table-cell>
          <table:table-cell office:value-type="float" office:value="45460008" calcext:value-type="float">
            <text:p>45460008</text:p>
          </table:table-cell>
          <table:table-cell office:value-type="float" office:value="28222192" calcext:value-type="float">
            <text:p>28222192</text:p>
          </table:table-cell>
          <table:table-cell office:value-type="float" office:value="174343096" calcext:value-type="float">
            <text:p>174343096</text:p>
          </table:table-cell>
          <table:table-cell office:value-type="float" office:value="79535472" calcext:value-type="float">
            <text:p>79535472</text:p>
          </table:table-cell>
          <table:table-cell office:value-type="float" office:value="72420384" calcext:value-type="float">
            <text:p>72420384</text:p>
          </table:table-cell>
          <table:table-cell office:value-type="float" office:value="53928160" calcext:value-type="float">
            <text:p>539281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9312" calcext:value-type="float">
            <text:p>21229312</text:p>
          </table:table-cell>
          <table:table-cell office:value-type="float" office:value="151344992" calcext:value-type="float">
            <text:p>151344992</text:p>
          </table:table-cell>
          <table:table-cell office:value-type="float" office:value="78753888" calcext:value-type="float">
            <text:p>78753888</text:p>
          </table:table-cell>
          <table:table-cell office:value-type="float" office:value="65903272" calcext:value-type="float">
            <text:p>65903272</text:p>
          </table:table-cell>
          <table:table-cell office:value-type="float" office:value="45460152" calcext:value-type="float">
            <text:p>45460152</text:p>
          </table:table-cell>
          <table:table-cell office:value-type="float" office:value="28222560" calcext:value-type="float">
            <text:p>28222560</text:p>
          </table:table-cell>
          <table:table-cell office:value-type="float" office:value="174379376" calcext:value-type="float">
            <text:p>174379376</text:p>
          </table:table-cell>
          <table:table-cell office:value-type="float" office:value="79538952" calcext:value-type="float">
            <text:p>79538952</text:p>
          </table:table-cell>
          <table:table-cell office:value-type="float" office:value="72425768" calcext:value-type="float">
            <text:p>72425768</text:p>
          </table:table-cell>
          <table:table-cell office:value-type="float" office:value="53940136" calcext:value-type="float">
            <text:p>53940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9664" calcext:value-type="float">
            <text:p>21229664</text:p>
          </table:table-cell>
          <table:table-cell office:value-type="float" office:value="151348488" calcext:value-type="float">
            <text:p>151348488</text:p>
          </table:table-cell>
          <table:table-cell office:value-type="float" office:value="78753912" calcext:value-type="float">
            <text:p>78753912</text:p>
          </table:table-cell>
          <table:table-cell office:value-type="float" office:value="65903344" calcext:value-type="float">
            <text:p>65903344</text:p>
          </table:table-cell>
          <table:table-cell office:value-type="float" office:value="45460192" calcext:value-type="float">
            <text:p>45460192</text:p>
          </table:table-cell>
          <table:table-cell office:value-type="float" office:value="28226888" calcext:value-type="float">
            <text:p>28226888</text:p>
          </table:table-cell>
          <table:table-cell office:value-type="float" office:value="174397776" calcext:value-type="float">
            <text:p>174397776</text:p>
          </table:table-cell>
          <table:table-cell office:value-type="float" office:value="79548168" calcext:value-type="float">
            <text:p>79548168</text:p>
          </table:table-cell>
          <table:table-cell office:value-type="float" office:value="72427504" calcext:value-type="float">
            <text:p>72427504</text:p>
          </table:table-cell>
          <table:table-cell office:value-type="float" office:value="53942824" calcext:value-type="float">
            <text:p>53942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9784" calcext:value-type="float">
            <text:p>21229784</text:p>
          </table:table-cell>
          <table:table-cell office:value-type="float" office:value="151348888" calcext:value-type="float">
            <text:p>151348888</text:p>
          </table:table-cell>
          <table:table-cell office:value-type="float" office:value="78753920" calcext:value-type="float">
            <text:p>78753920</text:p>
          </table:table-cell>
          <table:table-cell office:value-type="float" office:value="65903720" calcext:value-type="float">
            <text:p>65903720</text:p>
          </table:table-cell>
          <table:table-cell office:value-type="float" office:value="45460360" calcext:value-type="float">
            <text:p>45460360</text:p>
          </table:table-cell>
          <table:table-cell office:value-type="float" office:value="28228720" calcext:value-type="float">
            <text:p>28228720</text:p>
          </table:table-cell>
          <table:table-cell office:value-type="float" office:value="174409216" calcext:value-type="float">
            <text:p>174409216</text:p>
          </table:table-cell>
          <table:table-cell office:value-type="float" office:value="79549016" calcext:value-type="float">
            <text:p>79549016</text:p>
          </table:table-cell>
          <table:table-cell office:value-type="float" office:value="72429512" calcext:value-type="float">
            <text:p>72429512</text:p>
          </table:table-cell>
          <table:table-cell office:value-type="float" office:value="53943144" calcext:value-type="float">
            <text:p>53943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9920" calcext:value-type="float">
            <text:p>21229920</text:p>
          </table:table-cell>
          <table:table-cell office:value-type="float" office:value="151353128" calcext:value-type="float">
            <text:p>151353128</text:p>
          </table:table-cell>
          <table:table-cell office:value-type="float" office:value="78754352" calcext:value-type="float">
            <text:p>78754352</text:p>
          </table:table-cell>
          <table:table-cell office:value-type="float" office:value="65904120" calcext:value-type="float">
            <text:p>65904120</text:p>
          </table:table-cell>
          <table:table-cell office:value-type="float" office:value="45460704" calcext:value-type="float">
            <text:p>45460704</text:p>
          </table:table-cell>
          <table:table-cell office:value-type="float" office:value="28229528" calcext:value-type="float">
            <text:p>28229528</text:p>
          </table:table-cell>
          <table:table-cell office:value-type="float" office:value="174410368" calcext:value-type="float">
            <text:p>174410368</text:p>
          </table:table-cell>
          <table:table-cell office:value-type="float" office:value="79549600" calcext:value-type="float">
            <text:p>79549600</text:p>
          </table:table-cell>
          <table:table-cell office:value-type="float" office:value="72429856" calcext:value-type="float">
            <text:p>72429856</text:p>
          </table:table-cell>
          <table:table-cell office:value-type="float" office:value="53943400" calcext:value-type="float">
            <text:p>539434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0496" calcext:value-type="float">
            <text:p>21230496</text:p>
          </table:table-cell>
          <table:table-cell office:value-type="float" office:value="151354496" calcext:value-type="float">
            <text:p>151354496</text:p>
          </table:table-cell>
          <table:table-cell office:value-type="float" office:value="78754528" calcext:value-type="float">
            <text:p>78754528</text:p>
          </table:table-cell>
          <table:table-cell office:value-type="float" office:value="65904192" calcext:value-type="float">
            <text:p>65904192</text:p>
          </table:table-cell>
          <table:table-cell office:value-type="float" office:value="45460864" calcext:value-type="float">
            <text:p>45460864</text:p>
          </table:table-cell>
          <table:table-cell office:value-type="float" office:value="28229576" calcext:value-type="float">
            <text:p>28229576</text:p>
          </table:table-cell>
          <table:table-cell office:value-type="float" office:value="174422912" calcext:value-type="float">
            <text:p>174422912</text:p>
          </table:table-cell>
          <table:table-cell office:value-type="float" office:value="79549704" calcext:value-type="float">
            <text:p>79549704</text:p>
          </table:table-cell>
          <table:table-cell office:value-type="float" office:value="72433024" calcext:value-type="float">
            <text:p>72433024</text:p>
          </table:table-cell>
          <table:table-cell office:value-type="float" office:value="53946648" calcext:value-type="float">
            <text:p>53946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0616" calcext:value-type="float">
            <text:p>21230616</text:p>
          </table:table-cell>
          <table:table-cell office:value-type="float" office:value="151357056" calcext:value-type="float">
            <text:p>151357056</text:p>
          </table:table-cell>
          <table:table-cell office:value-type="float" office:value="78754744" calcext:value-type="float">
            <text:p>78754744</text:p>
          </table:table-cell>
          <table:table-cell office:value-type="float" office:value="65904296" calcext:value-type="float">
            <text:p>65904296</text:p>
          </table:table-cell>
          <table:table-cell office:value-type="float" office:value="45461152" calcext:value-type="float">
            <text:p>45461152</text:p>
          </table:table-cell>
          <table:table-cell office:value-type="float" office:value="28229768" calcext:value-type="float">
            <text:p>28229768</text:p>
          </table:table-cell>
          <table:table-cell office:value-type="float" office:value="174425024" calcext:value-type="float">
            <text:p>174425024</text:p>
          </table:table-cell>
          <table:table-cell office:value-type="float" office:value="79552760" calcext:value-type="float">
            <text:p>79552760</text:p>
          </table:table-cell>
          <table:table-cell office:value-type="float" office:value="72435448" calcext:value-type="float">
            <text:p>72435448</text:p>
          </table:table-cell>
          <table:table-cell office:value-type="float" office:value="53949512" calcext:value-type="float">
            <text:p>53949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0688" calcext:value-type="float">
            <text:p>21230688</text:p>
          </table:table-cell>
          <table:table-cell office:value-type="float" office:value="151358328" calcext:value-type="float">
            <text:p>151358328</text:p>
          </table:table-cell>
          <table:table-cell office:value-type="float" office:value="78755096" calcext:value-type="float">
            <text:p>78755096</text:p>
          </table:table-cell>
          <table:table-cell office:value-type="float" office:value="65904728" calcext:value-type="float">
            <text:p>65904728</text:p>
          </table:table-cell>
          <table:table-cell office:value-type="float" office:value="45461352" calcext:value-type="float">
            <text:p>45461352</text:p>
          </table:table-cell>
          <table:table-cell office:value-type="float" office:value="28230712" calcext:value-type="float">
            <text:p>28230712</text:p>
          </table:table-cell>
          <table:table-cell office:value-type="float" office:value="174466768" calcext:value-type="float">
            <text:p>174466768</text:p>
          </table:table-cell>
          <table:table-cell office:value-type="float" office:value="79554384" calcext:value-type="float">
            <text:p>79554384</text:p>
          </table:table-cell>
          <table:table-cell office:value-type="float" office:value="72442816" calcext:value-type="float">
            <text:p>72442816</text:p>
          </table:table-cell>
          <table:table-cell office:value-type="float" office:value="53950264" calcext:value-type="float">
            <text:p>53950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0784" calcext:value-type="float">
            <text:p>21230784</text:p>
          </table:table-cell>
          <table:table-cell office:value-type="float" office:value="151359560" calcext:value-type="float">
            <text:p>151359560</text:p>
          </table:table-cell>
          <table:table-cell office:value-type="float" office:value="78755344" calcext:value-type="float">
            <text:p>78755344</text:p>
          </table:table-cell>
          <table:table-cell office:value-type="float" office:value="65904728" calcext:value-type="float">
            <text:p>65904728</text:p>
          </table:table-cell>
          <table:table-cell office:value-type="float" office:value="45461584" calcext:value-type="float">
            <text:p>45461584</text:p>
          </table:table-cell>
          <table:table-cell office:value-type="float" office:value="28230952" calcext:value-type="float">
            <text:p>28230952</text:p>
          </table:table-cell>
          <table:table-cell office:value-type="float" office:value="174515960" calcext:value-type="float">
            <text:p>174515960</text:p>
          </table:table-cell>
          <table:table-cell office:value-type="float" office:value="79554560" calcext:value-type="float">
            <text:p>79554560</text:p>
          </table:table-cell>
          <table:table-cell office:value-type="float" office:value="72468792" calcext:value-type="float">
            <text:p>72468792</text:p>
          </table:table-cell>
          <table:table-cell office:value-type="float" office:value="53950544" calcext:value-type="float">
            <text:p>53950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2096" calcext:value-type="float">
            <text:p>21232096</text:p>
          </table:table-cell>
          <table:table-cell office:value-type="float" office:value="151359952" calcext:value-type="float">
            <text:p>151359952</text:p>
          </table:table-cell>
          <table:table-cell office:value-type="float" office:value="78755456" calcext:value-type="float">
            <text:p>78755456</text:p>
          </table:table-cell>
          <table:table-cell office:value-type="float" office:value="65905816" calcext:value-type="float">
            <text:p>65905816</text:p>
          </table:table-cell>
          <table:table-cell office:value-type="float" office:value="45461824" calcext:value-type="float">
            <text:p>45461824</text:p>
          </table:table-cell>
          <table:table-cell office:value-type="float" office:value="28234752" calcext:value-type="float">
            <text:p>28234752</text:p>
          </table:table-cell>
          <table:table-cell office:value-type="float" office:value="174531888" calcext:value-type="float">
            <text:p>174531888</text:p>
          </table:table-cell>
          <table:table-cell office:value-type="float" office:value="79557272" calcext:value-type="float">
            <text:p>79557272</text:p>
          </table:table-cell>
          <table:table-cell office:value-type="float" office:value="72469792" calcext:value-type="float">
            <text:p>72469792</text:p>
          </table:table-cell>
          <table:table-cell office:value-type="float" office:value="53953384" calcext:value-type="float">
            <text:p>53953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2176" calcext:value-type="float">
            <text:p>21232176</text:p>
          </table:table-cell>
          <table:table-cell office:value-type="float" office:value="151360024" calcext:value-type="float">
            <text:p>151360024</text:p>
          </table:table-cell>
          <table:table-cell office:value-type="float" office:value="78755792" calcext:value-type="float">
            <text:p>78755792</text:p>
          </table:table-cell>
          <table:table-cell office:value-type="float" office:value="65906096" calcext:value-type="float">
            <text:p>65906096</text:p>
          </table:table-cell>
          <table:table-cell office:value-type="float" office:value="45462336" calcext:value-type="float">
            <text:p>45462336</text:p>
          </table:table-cell>
          <table:table-cell office:value-type="float" office:value="28238888" calcext:value-type="float">
            <text:p>28238888</text:p>
          </table:table-cell>
          <table:table-cell office:value-type="float" office:value="174642208" calcext:value-type="float">
            <text:p>174642208</text:p>
          </table:table-cell>
          <table:table-cell office:value-type="float" office:value="79562040" calcext:value-type="float">
            <text:p>79562040</text:p>
          </table:table-cell>
          <table:table-cell office:value-type="float" office:value="72470904" calcext:value-type="float">
            <text:p>72470904</text:p>
          </table:table-cell>
          <table:table-cell office:value-type="float" office:value="53955296" calcext:value-type="float">
            <text:p>53955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2656" calcext:value-type="float">
            <text:p>21232656</text:p>
          </table:table-cell>
          <table:table-cell office:value-type="float" office:value="151360840" calcext:value-type="float">
            <text:p>151360840</text:p>
          </table:table-cell>
          <table:table-cell office:value-type="float" office:value="78756008" calcext:value-type="float">
            <text:p>78756008</text:p>
          </table:table-cell>
          <table:table-cell office:value-type="float" office:value="65906880" calcext:value-type="float">
            <text:p>65906880</text:p>
          </table:table-cell>
          <table:table-cell office:value-type="float" office:value="45462544" calcext:value-type="float">
            <text:p>45462544</text:p>
          </table:table-cell>
          <table:table-cell office:value-type="float" office:value="28241256" calcext:value-type="float">
            <text:p>28241256</text:p>
          </table:table-cell>
          <table:table-cell office:value-type="float" office:value="174642752" calcext:value-type="float">
            <text:p>174642752</text:p>
          </table:table-cell>
          <table:table-cell office:value-type="float" office:value="79568112" calcext:value-type="float">
            <text:p>79568112</text:p>
          </table:table-cell>
          <table:table-cell office:value-type="float" office:value="72471888" calcext:value-type="float">
            <text:p>72471888</text:p>
          </table:table-cell>
          <table:table-cell office:value-type="float" office:value="53956688" calcext:value-type="float">
            <text:p>53956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3320" calcext:value-type="float">
            <text:p>21233320</text:p>
          </table:table-cell>
          <table:table-cell office:value-type="float" office:value="151365024" calcext:value-type="float">
            <text:p>151365024</text:p>
          </table:table-cell>
          <table:table-cell office:value-type="float" office:value="78757336" calcext:value-type="float">
            <text:p>78757336</text:p>
          </table:table-cell>
          <table:table-cell office:value-type="float" office:value="65906920" calcext:value-type="float">
            <text:p>65906920</text:p>
          </table:table-cell>
          <table:table-cell office:value-type="float" office:value="45462672" calcext:value-type="float">
            <text:p>45462672</text:p>
          </table:table-cell>
          <table:table-cell office:value-type="float" office:value="28251528" calcext:value-type="float">
            <text:p>28251528</text:p>
          </table:table-cell>
          <table:table-cell office:value-type="float" office:value="174645832" calcext:value-type="float">
            <text:p>174645832</text:p>
          </table:table-cell>
          <table:table-cell office:value-type="float" office:value="79568320" calcext:value-type="float">
            <text:p>79568320</text:p>
          </table:table-cell>
          <table:table-cell office:value-type="float" office:value="72485232" calcext:value-type="float">
            <text:p>72485232</text:p>
          </table:table-cell>
          <table:table-cell office:value-type="float" office:value="53957544" calcext:value-type="float">
            <text:p>53957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3336" calcext:value-type="float">
            <text:p>21233336</text:p>
          </table:table-cell>
          <table:table-cell office:value-type="float" office:value="151365192" calcext:value-type="float">
            <text:p>151365192</text:p>
          </table:table-cell>
          <table:table-cell office:value-type="float" office:value="78757968" calcext:value-type="float">
            <text:p>78757968</text:p>
          </table:table-cell>
          <table:table-cell office:value-type="float" office:value="65906936" calcext:value-type="float">
            <text:p>65906936</text:p>
          </table:table-cell>
          <table:table-cell office:value-type="float" office:value="45462784" calcext:value-type="float">
            <text:p>45462784</text:p>
          </table:table-cell>
          <table:table-cell office:value-type="float" office:value="28251712" calcext:value-type="float">
            <text:p>28251712</text:p>
          </table:table-cell>
          <table:table-cell office:value-type="float" office:value="174675200" calcext:value-type="float">
            <text:p>174675200</text:p>
          </table:table-cell>
          <table:table-cell office:value-type="float" office:value="79568944" calcext:value-type="float">
            <text:p>79568944</text:p>
          </table:table-cell>
          <table:table-cell office:value-type="float" office:value="72486680" calcext:value-type="float">
            <text:p>72486680</text:p>
          </table:table-cell>
          <table:table-cell office:value-type="float" office:value="53960568" calcext:value-type="float">
            <text:p>53960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3696" calcext:value-type="float">
            <text:p>21233696</text:p>
          </table:table-cell>
          <table:table-cell office:value-type="float" office:value="151366720" calcext:value-type="float">
            <text:p>151366720</text:p>
          </table:table-cell>
          <table:table-cell office:value-type="float" office:value="78758264" calcext:value-type="float">
            <text:p>78758264</text:p>
          </table:table-cell>
          <table:table-cell office:value-type="float" office:value="65907352" calcext:value-type="float">
            <text:p>65907352</text:p>
          </table:table-cell>
          <table:table-cell office:value-type="float" office:value="45462792" calcext:value-type="float">
            <text:p>45462792</text:p>
          </table:table-cell>
          <table:table-cell office:value-type="float" office:value="28254856" calcext:value-type="float">
            <text:p>28254856</text:p>
          </table:table-cell>
          <table:table-cell office:value-type="float" office:value="174703408" calcext:value-type="float">
            <text:p>174703408</text:p>
          </table:table-cell>
          <table:table-cell office:value-type="float" office:value="79573336" calcext:value-type="float">
            <text:p>79573336</text:p>
          </table:table-cell>
          <table:table-cell office:value-type="float" office:value="72498328" calcext:value-type="float">
            <text:p>72498328</text:p>
          </table:table-cell>
          <table:table-cell office:value-type="float" office:value="53961200" calcext:value-type="float">
            <text:p>539612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3736" calcext:value-type="float">
            <text:p>21233736</text:p>
          </table:table-cell>
          <table:table-cell office:value-type="float" office:value="151367784" calcext:value-type="float">
            <text:p>151367784</text:p>
          </table:table-cell>
          <table:table-cell office:value-type="float" office:value="78758288" calcext:value-type="float">
            <text:p>78758288</text:p>
          </table:table-cell>
          <table:table-cell office:value-type="float" office:value="65907360" calcext:value-type="float">
            <text:p>65907360</text:p>
          </table:table-cell>
          <table:table-cell office:value-type="float" office:value="45463704" calcext:value-type="float">
            <text:p>45463704</text:p>
          </table:table-cell>
          <table:table-cell office:value-type="float" office:value="28255728" calcext:value-type="float">
            <text:p>28255728</text:p>
          </table:table-cell>
          <table:table-cell office:value-type="float" office:value="174711592" calcext:value-type="float">
            <text:p>174711592</text:p>
          </table:table-cell>
          <table:table-cell office:value-type="float" office:value="79583520" calcext:value-type="float">
            <text:p>79583520</text:p>
          </table:table-cell>
          <table:table-cell office:value-type="float" office:value="72499104" calcext:value-type="float">
            <text:p>72499104</text:p>
          </table:table-cell>
          <table:table-cell office:value-type="float" office:value="53962952" calcext:value-type="float">
            <text:p>53962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3872" calcext:value-type="float">
            <text:p>21233872</text:p>
          </table:table-cell>
          <table:table-cell office:value-type="float" office:value="151372888" calcext:value-type="float">
            <text:p>151372888</text:p>
          </table:table-cell>
          <table:table-cell office:value-type="float" office:value="78758304" calcext:value-type="float">
            <text:p>78758304</text:p>
          </table:table-cell>
          <table:table-cell office:value-type="float" office:value="65908064" calcext:value-type="float">
            <text:p>65908064</text:p>
          </table:table-cell>
          <table:table-cell office:value-type="float" office:value="45463736" calcext:value-type="float">
            <text:p>45463736</text:p>
          </table:table-cell>
          <table:table-cell office:value-type="float" office:value="28256664" calcext:value-type="float">
            <text:p>28256664</text:p>
          </table:table-cell>
          <table:table-cell office:value-type="float" office:value="174767632" calcext:value-type="float">
            <text:p>174767632</text:p>
          </table:table-cell>
          <table:table-cell office:value-type="float" office:value="79598256" calcext:value-type="float">
            <text:p>79598256</text:p>
          </table:table-cell>
          <table:table-cell office:value-type="float" office:value="72501480" calcext:value-type="float">
            <text:p>72501480</text:p>
          </table:table-cell>
          <table:table-cell office:value-type="float" office:value="53965000" calcext:value-type="float">
            <text:p>53965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4632" calcext:value-type="float">
            <text:p>21234632</text:p>
          </table:table-cell>
          <table:table-cell office:value-type="float" office:value="151373440" calcext:value-type="float">
            <text:p>151373440</text:p>
          </table:table-cell>
          <table:table-cell office:value-type="float" office:value="78758368" calcext:value-type="float">
            <text:p>78758368</text:p>
          </table:table-cell>
          <table:table-cell office:value-type="float" office:value="65908384" calcext:value-type="float">
            <text:p>65908384</text:p>
          </table:table-cell>
          <table:table-cell office:value-type="float" office:value="45463776" calcext:value-type="float">
            <text:p>45463776</text:p>
          </table:table-cell>
          <table:table-cell office:value-type="float" office:value="28257592" calcext:value-type="float">
            <text:p>28257592</text:p>
          </table:table-cell>
          <table:table-cell office:value-type="float" office:value="174799928" calcext:value-type="float">
            <text:p>174799928</text:p>
          </table:table-cell>
          <table:table-cell office:value-type="float" office:value="79618784" calcext:value-type="float">
            <text:p>79618784</text:p>
          </table:table-cell>
          <table:table-cell office:value-type="float" office:value="72506776" calcext:value-type="float">
            <text:p>72506776</text:p>
          </table:table-cell>
          <table:table-cell office:value-type="float" office:value="53966032" calcext:value-type="float">
            <text:p>53966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4816" calcext:value-type="float">
            <text:p>21234816</text:p>
          </table:table-cell>
          <table:table-cell office:value-type="float" office:value="151377120" calcext:value-type="float">
            <text:p>151377120</text:p>
          </table:table-cell>
          <table:table-cell office:value-type="float" office:value="78758640" calcext:value-type="float">
            <text:p>78758640</text:p>
          </table:table-cell>
          <table:table-cell office:value-type="float" office:value="65908616" calcext:value-type="float">
            <text:p>65908616</text:p>
          </table:table-cell>
          <table:table-cell office:value-type="float" office:value="45464024" calcext:value-type="float">
            <text:p>45464024</text:p>
          </table:table-cell>
          <table:table-cell office:value-type="float" office:value="28259144" calcext:value-type="float">
            <text:p>28259144</text:p>
          </table:table-cell>
          <table:table-cell office:value-type="float" office:value="174800976" calcext:value-type="float">
            <text:p>174800976</text:p>
          </table:table-cell>
          <table:table-cell office:value-type="float" office:value="79619472" calcext:value-type="float">
            <text:p>79619472</text:p>
          </table:table-cell>
          <table:table-cell office:value-type="float" office:value="72511520" calcext:value-type="float">
            <text:p>72511520</text:p>
          </table:table-cell>
          <table:table-cell office:value-type="float" office:value="53966480" calcext:value-type="float">
            <text:p>539664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5712" calcext:value-type="float">
            <text:p>21235712</text:p>
          </table:table-cell>
          <table:table-cell office:value-type="float" office:value="151379128" calcext:value-type="float">
            <text:p>151379128</text:p>
          </table:table-cell>
          <table:table-cell office:value-type="float" office:value="78759200" calcext:value-type="float">
            <text:p>78759200</text:p>
          </table:table-cell>
          <table:table-cell office:value-type="float" office:value="65908736" calcext:value-type="float">
            <text:p>65908736</text:p>
          </table:table-cell>
          <table:table-cell office:value-type="float" office:value="45464512" calcext:value-type="float">
            <text:p>45464512</text:p>
          </table:table-cell>
          <table:table-cell office:value-type="float" office:value="28264728" calcext:value-type="float">
            <text:p>28264728</text:p>
          </table:table-cell>
          <table:table-cell office:value-type="float" office:value="174853920" calcext:value-type="float">
            <text:p>174853920</text:p>
          </table:table-cell>
          <table:table-cell office:value-type="float" office:value="79634720" calcext:value-type="float">
            <text:p>79634720</text:p>
          </table:table-cell>
          <table:table-cell office:value-type="float" office:value="72515424" calcext:value-type="float">
            <text:p>72515424</text:p>
          </table:table-cell>
          <table:table-cell office:value-type="float" office:value="53969696" calcext:value-type="float">
            <text:p>53969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5720" calcext:value-type="float">
            <text:p>21235720</text:p>
          </table:table-cell>
          <table:table-cell office:value-type="float" office:value="151381504" calcext:value-type="float">
            <text:p>151381504</text:p>
          </table:table-cell>
          <table:table-cell office:value-type="float" office:value="78759352" calcext:value-type="float">
            <text:p>78759352</text:p>
          </table:table-cell>
          <table:table-cell office:value-type="float" office:value="65908952" calcext:value-type="float">
            <text:p>65908952</text:p>
          </table:table-cell>
          <table:table-cell office:value-type="float" office:value="45464648" calcext:value-type="float">
            <text:p>45464648</text:p>
          </table:table-cell>
          <table:table-cell office:value-type="float" office:value="28265312" calcext:value-type="float">
            <text:p>28265312</text:p>
          </table:table-cell>
          <table:table-cell office:value-type="float" office:value="174854016" calcext:value-type="float">
            <text:p>174854016</text:p>
          </table:table-cell>
          <table:table-cell office:value-type="float" office:value="79638728" calcext:value-type="float">
            <text:p>79638728</text:p>
          </table:table-cell>
          <table:table-cell office:value-type="float" office:value="72516584" calcext:value-type="float">
            <text:p>72516584</text:p>
          </table:table-cell>
          <table:table-cell office:value-type="float" office:value="53970536" calcext:value-type="float">
            <text:p>53970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5944" calcext:value-type="float">
            <text:p>21235944</text:p>
          </table:table-cell>
          <table:table-cell office:value-type="float" office:value="151383080" calcext:value-type="float">
            <text:p>151383080</text:p>
          </table:table-cell>
          <table:table-cell office:value-type="float" office:value="78759712" calcext:value-type="float">
            <text:p>78759712</text:p>
          </table:table-cell>
          <table:table-cell office:value-type="float" office:value="65909136" calcext:value-type="float">
            <text:p>65909136</text:p>
          </table:table-cell>
          <table:table-cell office:value-type="float" office:value="45464648" calcext:value-type="float">
            <text:p>45464648</text:p>
          </table:table-cell>
          <table:table-cell office:value-type="float" office:value="28270104" calcext:value-type="float">
            <text:p>28270104</text:p>
          </table:table-cell>
          <table:table-cell office:value-type="float" office:value="174944992" calcext:value-type="float">
            <text:p>174944992</text:p>
          </table:table-cell>
          <table:table-cell office:value-type="float" office:value="79641960" calcext:value-type="float">
            <text:p>79641960</text:p>
          </table:table-cell>
          <table:table-cell office:value-type="float" office:value="72517728" calcext:value-type="float">
            <text:p>72517728</text:p>
          </table:table-cell>
          <table:table-cell office:value-type="float" office:value="53971344" calcext:value-type="float">
            <text:p>53971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6320" calcext:value-type="float">
            <text:p>21236320</text:p>
          </table:table-cell>
          <table:table-cell office:value-type="float" office:value="151383736" calcext:value-type="float">
            <text:p>151383736</text:p>
          </table:table-cell>
          <table:table-cell office:value-type="float" office:value="78759936" calcext:value-type="float">
            <text:p>78759936</text:p>
          </table:table-cell>
          <table:table-cell office:value-type="float" office:value="65909576" calcext:value-type="float">
            <text:p>65909576</text:p>
          </table:table-cell>
          <table:table-cell office:value-type="float" office:value="45464704" calcext:value-type="float">
            <text:p>45464704</text:p>
          </table:table-cell>
          <table:table-cell office:value-type="float" office:value="28273344" calcext:value-type="float">
            <text:p>28273344</text:p>
          </table:table-cell>
          <table:table-cell office:value-type="float" office:value="174950256" calcext:value-type="float">
            <text:p>174950256</text:p>
          </table:table-cell>
          <table:table-cell office:value-type="float" office:value="79642760" calcext:value-type="float">
            <text:p>79642760</text:p>
          </table:table-cell>
          <table:table-cell office:value-type="float" office:value="72518160" calcext:value-type="float">
            <text:p>72518160</text:p>
          </table:table-cell>
          <table:table-cell office:value-type="float" office:value="53972104" calcext:value-type="float">
            <text:p>53972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6768" calcext:value-type="float">
            <text:p>21236768</text:p>
          </table:table-cell>
          <table:table-cell office:value-type="float" office:value="151384424" calcext:value-type="float">
            <text:p>151384424</text:p>
          </table:table-cell>
          <table:table-cell office:value-type="float" office:value="78759968" calcext:value-type="float">
            <text:p>78759968</text:p>
          </table:table-cell>
          <table:table-cell office:value-type="float" office:value="65909880" calcext:value-type="float">
            <text:p>65909880</text:p>
          </table:table-cell>
          <table:table-cell office:value-type="float" office:value="45465088" calcext:value-type="float">
            <text:p>45465088</text:p>
          </table:table-cell>
          <table:table-cell office:value-type="float" office:value="28273832" calcext:value-type="float">
            <text:p>28273832</text:p>
          </table:table-cell>
          <table:table-cell office:value-type="float" office:value="174980584" calcext:value-type="float">
            <text:p>174980584</text:p>
          </table:table-cell>
          <table:table-cell office:value-type="float" office:value="79646408" calcext:value-type="float">
            <text:p>79646408</text:p>
          </table:table-cell>
          <table:table-cell office:value-type="float" office:value="72520784" calcext:value-type="float">
            <text:p>72520784</text:p>
          </table:table-cell>
          <table:table-cell office:value-type="float" office:value="53972272" calcext:value-type="float">
            <text:p>53972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6784" calcext:value-type="float">
            <text:p>21236784</text:p>
          </table:table-cell>
          <table:table-cell office:value-type="float" office:value="151386440" calcext:value-type="float">
            <text:p>151386440</text:p>
          </table:table-cell>
          <table:table-cell office:value-type="float" office:value="78760296" calcext:value-type="float">
            <text:p>78760296</text:p>
          </table:table-cell>
          <table:table-cell office:value-type="float" office:value="65910640" calcext:value-type="float">
            <text:p>65910640</text:p>
          </table:table-cell>
          <table:table-cell office:value-type="float" office:value="45465112" calcext:value-type="float">
            <text:p>45465112</text:p>
          </table:table-cell>
          <table:table-cell office:value-type="float" office:value="28282944" calcext:value-type="float">
            <text:p>28282944</text:p>
          </table:table-cell>
          <table:table-cell office:value-type="float" office:value="175006456" calcext:value-type="float">
            <text:p>175006456</text:p>
          </table:table-cell>
          <table:table-cell office:value-type="float" office:value="79646824" calcext:value-type="float">
            <text:p>79646824</text:p>
          </table:table-cell>
          <table:table-cell office:value-type="float" office:value="72523312" calcext:value-type="float">
            <text:p>72523312</text:p>
          </table:table-cell>
          <table:table-cell office:value-type="float" office:value="53973904" calcext:value-type="float">
            <text:p>53973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7112" calcext:value-type="float">
            <text:p>21237112</text:p>
          </table:table-cell>
          <table:table-cell office:value-type="float" office:value="151391680" calcext:value-type="float">
            <text:p>151391680</text:p>
          </table:table-cell>
          <table:table-cell office:value-type="float" office:value="78760384" calcext:value-type="float">
            <text:p>78760384</text:p>
          </table:table-cell>
          <table:table-cell office:value-type="float" office:value="65911816" calcext:value-type="float">
            <text:p>65911816</text:p>
          </table:table-cell>
          <table:table-cell office:value-type="float" office:value="45465392" calcext:value-type="float">
            <text:p>45465392</text:p>
          </table:table-cell>
          <table:table-cell office:value-type="float" office:value="28283168" calcext:value-type="float">
            <text:p>28283168</text:p>
          </table:table-cell>
          <table:table-cell office:value-type="float" office:value="175035968" calcext:value-type="float">
            <text:p>175035968</text:p>
          </table:table-cell>
          <table:table-cell office:value-type="float" office:value="79656240" calcext:value-type="float">
            <text:p>79656240</text:p>
          </table:table-cell>
          <table:table-cell office:value-type="float" office:value="72523616" calcext:value-type="float">
            <text:p>72523616</text:p>
          </table:table-cell>
          <table:table-cell office:value-type="float" office:value="53975288" calcext:value-type="float">
            <text:p>53975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7248" calcext:value-type="float">
            <text:p>21237248</text:p>
          </table:table-cell>
          <table:table-cell office:value-type="float" office:value="151391904" calcext:value-type="float">
            <text:p>151391904</text:p>
          </table:table-cell>
          <table:table-cell office:value-type="float" office:value="78760720" calcext:value-type="float">
            <text:p>78760720</text:p>
          </table:table-cell>
          <table:table-cell office:value-type="float" office:value="65911864" calcext:value-type="float">
            <text:p>65911864</text:p>
          </table:table-cell>
          <table:table-cell office:value-type="float" office:value="45465392" calcext:value-type="float">
            <text:p>45465392</text:p>
          </table:table-cell>
          <table:table-cell office:value-type="float" office:value="28283544" calcext:value-type="float">
            <text:p>28283544</text:p>
          </table:table-cell>
          <table:table-cell office:value-type="float" office:value="175036872" calcext:value-type="float">
            <text:p>175036872</text:p>
          </table:table-cell>
          <table:table-cell office:value-type="float" office:value="79660136" calcext:value-type="float">
            <text:p>79660136</text:p>
          </table:table-cell>
          <table:table-cell office:value-type="float" office:value="72539256" calcext:value-type="float">
            <text:p>72539256</text:p>
          </table:table-cell>
          <table:table-cell office:value-type="float" office:value="53976008" calcext:value-type="float">
            <text:p>53976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7800" calcext:value-type="float">
            <text:p>21237800</text:p>
          </table:table-cell>
          <table:table-cell office:value-type="float" office:value="151392096" calcext:value-type="float">
            <text:p>151392096</text:p>
          </table:table-cell>
          <table:table-cell office:value-type="float" office:value="78760872" calcext:value-type="float">
            <text:p>78760872</text:p>
          </table:table-cell>
          <table:table-cell office:value-type="float" office:value="65912928" calcext:value-type="float">
            <text:p>65912928</text:p>
          </table:table-cell>
          <table:table-cell office:value-type="float" office:value="45465568" calcext:value-type="float">
            <text:p>45465568</text:p>
          </table:table-cell>
          <table:table-cell office:value-type="float" office:value="28284776" calcext:value-type="float">
            <text:p>28284776</text:p>
          </table:table-cell>
          <table:table-cell office:value-type="float" office:value="175047240" calcext:value-type="float">
            <text:p>175047240</text:p>
          </table:table-cell>
          <table:table-cell office:value-type="float" office:value="79661416" calcext:value-type="float">
            <text:p>79661416</text:p>
          </table:table-cell>
          <table:table-cell office:value-type="float" office:value="72547512" calcext:value-type="float">
            <text:p>72547512</text:p>
          </table:table-cell>
          <table:table-cell office:value-type="float" office:value="53982464" calcext:value-type="float">
            <text:p>53982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7896" calcext:value-type="float">
            <text:p>21237896</text:p>
          </table:table-cell>
          <table:table-cell office:value-type="float" office:value="151393152" calcext:value-type="float">
            <text:p>151393152</text:p>
          </table:table-cell>
          <table:table-cell office:value-type="float" office:value="78761816" calcext:value-type="float">
            <text:p>78761816</text:p>
          </table:table-cell>
          <table:table-cell office:value-type="float" office:value="65913128" calcext:value-type="float">
            <text:p>65913128</text:p>
          </table:table-cell>
          <table:table-cell office:value-type="float" office:value="45465592" calcext:value-type="float">
            <text:p>45465592</text:p>
          </table:table-cell>
          <table:table-cell office:value-type="float" office:value="28284840" calcext:value-type="float">
            <text:p>28284840</text:p>
          </table:table-cell>
          <table:table-cell office:value-type="float" office:value="175095912" calcext:value-type="float">
            <text:p>175095912</text:p>
          </table:table-cell>
          <table:table-cell office:value-type="float" office:value="79668320" calcext:value-type="float">
            <text:p>79668320</text:p>
          </table:table-cell>
          <table:table-cell office:value-type="float" office:value="72549128" calcext:value-type="float">
            <text:p>72549128</text:p>
          </table:table-cell>
          <table:table-cell office:value-type="float" office:value="53990664" calcext:value-type="float">
            <text:p>53990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7928" calcext:value-type="float">
            <text:p>21237928</text:p>
          </table:table-cell>
          <table:table-cell office:value-type="float" office:value="151393928" calcext:value-type="float">
            <text:p>151393928</text:p>
          </table:table-cell>
          <table:table-cell office:value-type="float" office:value="78761888" calcext:value-type="float">
            <text:p>78761888</text:p>
          </table:table-cell>
          <table:table-cell office:value-type="float" office:value="65913192" calcext:value-type="float">
            <text:p>65913192</text:p>
          </table:table-cell>
          <table:table-cell office:value-type="float" office:value="45465992" calcext:value-type="float">
            <text:p>45465992</text:p>
          </table:table-cell>
          <table:table-cell office:value-type="float" office:value="28285016" calcext:value-type="float">
            <text:p>28285016</text:p>
          </table:table-cell>
          <table:table-cell office:value-type="float" office:value="175104072" calcext:value-type="float">
            <text:p>175104072</text:p>
          </table:table-cell>
          <table:table-cell office:value-type="float" office:value="79677664" calcext:value-type="float">
            <text:p>79677664</text:p>
          </table:table-cell>
          <table:table-cell office:value-type="float" office:value="72549288" calcext:value-type="float">
            <text:p>72549288</text:p>
          </table:table-cell>
          <table:table-cell office:value-type="float" office:value="53993264" calcext:value-type="float">
            <text:p>53993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8320" calcext:value-type="float">
            <text:p>21238320</text:p>
          </table:table-cell>
          <table:table-cell office:value-type="float" office:value="151398424" calcext:value-type="float">
            <text:p>151398424</text:p>
          </table:table-cell>
          <table:table-cell office:value-type="float" office:value="78761960" calcext:value-type="float">
            <text:p>78761960</text:p>
          </table:table-cell>
          <table:table-cell office:value-type="float" office:value="65913376" calcext:value-type="float">
            <text:p>65913376</text:p>
          </table:table-cell>
          <table:table-cell office:value-type="float" office:value="45466152" calcext:value-type="float">
            <text:p>45466152</text:p>
          </table:table-cell>
          <table:table-cell office:value-type="float" office:value="28285208" calcext:value-type="float">
            <text:p>28285208</text:p>
          </table:table-cell>
          <table:table-cell office:value-type="float" office:value="175104632" calcext:value-type="float">
            <text:p>175104632</text:p>
          </table:table-cell>
          <table:table-cell office:value-type="float" office:value="79685568" calcext:value-type="float">
            <text:p>79685568</text:p>
          </table:table-cell>
          <table:table-cell office:value-type="float" office:value="72557592" calcext:value-type="float">
            <text:p>72557592</text:p>
          </table:table-cell>
          <table:table-cell office:value-type="float" office:value="53994896" calcext:value-type="float">
            <text:p>53994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8624" calcext:value-type="float">
            <text:p>21238624</text:p>
          </table:table-cell>
          <table:table-cell office:value-type="float" office:value="151399240" calcext:value-type="float">
            <text:p>151399240</text:p>
          </table:table-cell>
          <table:table-cell office:value-type="float" office:value="78762040" calcext:value-type="float">
            <text:p>78762040</text:p>
          </table:table-cell>
          <table:table-cell office:value-type="float" office:value="65913888" calcext:value-type="float">
            <text:p>65913888</text:p>
          </table:table-cell>
          <table:table-cell office:value-type="float" office:value="45466528" calcext:value-type="float">
            <text:p>45466528</text:p>
          </table:table-cell>
          <table:table-cell office:value-type="float" office:value="28286696" calcext:value-type="float">
            <text:p>28286696</text:p>
          </table:table-cell>
          <table:table-cell office:value-type="float" office:value="175120328" calcext:value-type="float">
            <text:p>175120328</text:p>
          </table:table-cell>
          <table:table-cell office:value-type="float" office:value="79687392" calcext:value-type="float">
            <text:p>79687392</text:p>
          </table:table-cell>
          <table:table-cell office:value-type="float" office:value="72559808" calcext:value-type="float">
            <text:p>72559808</text:p>
          </table:table-cell>
          <table:table-cell office:value-type="float" office:value="53998176" calcext:value-type="float">
            <text:p>53998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9296" calcext:value-type="float">
            <text:p>21239296</text:p>
          </table:table-cell>
          <table:table-cell office:value-type="float" office:value="151400168" calcext:value-type="float">
            <text:p>151400168</text:p>
          </table:table-cell>
          <table:table-cell office:value-type="float" office:value="78762232" calcext:value-type="float">
            <text:p>78762232</text:p>
          </table:table-cell>
          <table:table-cell office:value-type="float" office:value="65913928" calcext:value-type="float">
            <text:p>65913928</text:p>
          </table:table-cell>
          <table:table-cell office:value-type="float" office:value="45467000" calcext:value-type="float">
            <text:p>45467000</text:p>
          </table:table-cell>
          <table:table-cell office:value-type="float" office:value="28286992" calcext:value-type="float">
            <text:p>28286992</text:p>
          </table:table-cell>
          <table:table-cell office:value-type="float" office:value="175168032" calcext:value-type="float">
            <text:p>175168032</text:p>
          </table:table-cell>
          <table:table-cell office:value-type="float" office:value="79692952" calcext:value-type="float">
            <text:p>79692952</text:p>
          </table:table-cell>
          <table:table-cell office:value-type="float" office:value="72560816" calcext:value-type="float">
            <text:p>72560816</text:p>
          </table:table-cell>
          <table:table-cell office:value-type="float" office:value="54000048" calcext:value-type="float">
            <text:p>54000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9744" calcext:value-type="float">
            <text:p>21239744</text:p>
          </table:table-cell>
          <table:table-cell office:value-type="float" office:value="151400192" calcext:value-type="float">
            <text:p>151400192</text:p>
          </table:table-cell>
          <table:table-cell office:value-type="float" office:value="78762336" calcext:value-type="float">
            <text:p>78762336</text:p>
          </table:table-cell>
          <table:table-cell office:value-type="float" office:value="65914192" calcext:value-type="float">
            <text:p>65914192</text:p>
          </table:table-cell>
          <table:table-cell office:value-type="float" office:value="45467240" calcext:value-type="float">
            <text:p>45467240</text:p>
          </table:table-cell>
          <table:table-cell office:value-type="float" office:value="28287112" calcext:value-type="float">
            <text:p>28287112</text:p>
          </table:table-cell>
          <table:table-cell office:value-type="float" office:value="175209904" calcext:value-type="float">
            <text:p>175209904</text:p>
          </table:table-cell>
          <table:table-cell office:value-type="float" office:value="79696088" calcext:value-type="float">
            <text:p>79696088</text:p>
          </table:table-cell>
          <table:table-cell office:value-type="float" office:value="72562080" calcext:value-type="float">
            <text:p>72562080</text:p>
          </table:table-cell>
          <table:table-cell office:value-type="float" office:value="54002816" calcext:value-type="float">
            <text:p>54002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9856" calcext:value-type="float">
            <text:p>21239856</text:p>
          </table:table-cell>
          <table:table-cell office:value-type="float" office:value="151403888" calcext:value-type="float">
            <text:p>151403888</text:p>
          </table:table-cell>
          <table:table-cell office:value-type="float" office:value="78763248" calcext:value-type="float">
            <text:p>78763248</text:p>
          </table:table-cell>
          <table:table-cell office:value-type="float" office:value="65914240" calcext:value-type="float">
            <text:p>65914240</text:p>
          </table:table-cell>
          <table:table-cell office:value-type="float" office:value="45467416" calcext:value-type="float">
            <text:p>45467416</text:p>
          </table:table-cell>
          <table:table-cell office:value-type="float" office:value="28292800" calcext:value-type="float">
            <text:p>28292800</text:p>
          </table:table-cell>
          <table:table-cell office:value-type="float" office:value="175226264" calcext:value-type="float">
            <text:p>175226264</text:p>
          </table:table-cell>
          <table:table-cell office:value-type="float" office:value="79697736" calcext:value-type="float">
            <text:p>79697736</text:p>
          </table:table-cell>
          <table:table-cell office:value-type="float" office:value="72570520" calcext:value-type="float">
            <text:p>72570520</text:p>
          </table:table-cell>
          <table:table-cell office:value-type="float" office:value="54003648" calcext:value-type="float">
            <text:p>54003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0296" calcext:value-type="float">
            <text:p>21240296</text:p>
          </table:table-cell>
          <table:table-cell office:value-type="float" office:value="151406696" calcext:value-type="float">
            <text:p>151406696</text:p>
          </table:table-cell>
          <table:table-cell office:value-type="float" office:value="78763384" calcext:value-type="float">
            <text:p>78763384</text:p>
          </table:table-cell>
          <table:table-cell office:value-type="float" office:value="65914280" calcext:value-type="float">
            <text:p>65914280</text:p>
          </table:table-cell>
          <table:table-cell office:value-type="float" office:value="45467464" calcext:value-type="float">
            <text:p>45467464</text:p>
          </table:table-cell>
          <table:table-cell office:value-type="float" office:value="28294712" calcext:value-type="float">
            <text:p>28294712</text:p>
          </table:table-cell>
          <table:table-cell office:value-type="float" office:value="175244096" calcext:value-type="float">
            <text:p>175244096</text:p>
          </table:table-cell>
          <table:table-cell office:value-type="float" office:value="79701944" calcext:value-type="float">
            <text:p>79701944</text:p>
          </table:table-cell>
          <table:table-cell office:value-type="float" office:value="72577032" calcext:value-type="float">
            <text:p>72577032</text:p>
          </table:table-cell>
          <table:table-cell office:value-type="float" office:value="54005632" calcext:value-type="float">
            <text:p>54005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0544" calcext:value-type="float">
            <text:p>21240544</text:p>
          </table:table-cell>
          <table:table-cell office:value-type="float" office:value="151407024" calcext:value-type="float">
            <text:p>151407024</text:p>
          </table:table-cell>
          <table:table-cell office:value-type="float" office:value="78763464" calcext:value-type="float">
            <text:p>78763464</text:p>
          </table:table-cell>
          <table:table-cell office:value-type="float" office:value="65914496" calcext:value-type="float">
            <text:p>65914496</text:p>
          </table:table-cell>
          <table:table-cell office:value-type="float" office:value="45467648" calcext:value-type="float">
            <text:p>45467648</text:p>
          </table:table-cell>
          <table:table-cell office:value-type="float" office:value="28295968" calcext:value-type="float">
            <text:p>28295968</text:p>
          </table:table-cell>
          <table:table-cell office:value-type="float" office:value="175250432" calcext:value-type="float">
            <text:p>175250432</text:p>
          </table:table-cell>
          <table:table-cell office:value-type="float" office:value="79702656" calcext:value-type="float">
            <text:p>79702656</text:p>
          </table:table-cell>
          <table:table-cell office:value-type="float" office:value="72578832" calcext:value-type="float">
            <text:p>72578832</text:p>
          </table:table-cell>
          <table:table-cell office:value-type="float" office:value="54013896" calcext:value-type="float">
            <text:p>54013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0640" calcext:value-type="float">
            <text:p>21240640</text:p>
          </table:table-cell>
          <table:table-cell office:value-type="float" office:value="151407248" calcext:value-type="float">
            <text:p>151407248</text:p>
          </table:table-cell>
          <table:table-cell office:value-type="float" office:value="78764264" calcext:value-type="float">
            <text:p>78764264</text:p>
          </table:table-cell>
          <table:table-cell office:value-type="float" office:value="65914712" calcext:value-type="float">
            <text:p>65914712</text:p>
          </table:table-cell>
          <table:table-cell office:value-type="float" office:value="45467896" calcext:value-type="float">
            <text:p>45467896</text:p>
          </table:table-cell>
          <table:table-cell office:value-type="float" office:value="28296240" calcext:value-type="float">
            <text:p>28296240</text:p>
          </table:table-cell>
          <table:table-cell office:value-type="float" office:value="175337360" calcext:value-type="float">
            <text:p>175337360</text:p>
          </table:table-cell>
          <table:table-cell office:value-type="float" office:value="79703232" calcext:value-type="float">
            <text:p>79703232</text:p>
          </table:table-cell>
          <table:table-cell office:value-type="float" office:value="72580480" calcext:value-type="float">
            <text:p>72580480</text:p>
          </table:table-cell>
          <table:table-cell office:value-type="float" office:value="54016856" calcext:value-type="float">
            <text:p>54016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0960" calcext:value-type="float">
            <text:p>21240960</text:p>
          </table:table-cell>
          <table:table-cell office:value-type="float" office:value="151408704" calcext:value-type="float">
            <text:p>151408704</text:p>
          </table:table-cell>
          <table:table-cell office:value-type="float" office:value="78764344" calcext:value-type="float">
            <text:p>78764344</text:p>
          </table:table-cell>
          <table:table-cell office:value-type="float" office:value="65915408" calcext:value-type="float">
            <text:p>65915408</text:p>
          </table:table-cell>
          <table:table-cell office:value-type="float" office:value="45468840" calcext:value-type="float">
            <text:p>45468840</text:p>
          </table:table-cell>
          <table:table-cell office:value-type="float" office:value="28298136" calcext:value-type="float">
            <text:p>28298136</text:p>
          </table:table-cell>
          <table:table-cell office:value-type="float" office:value="175484640" calcext:value-type="float">
            <text:p>175484640</text:p>
          </table:table-cell>
          <table:table-cell office:value-type="float" office:value="79707240" calcext:value-type="float">
            <text:p>79707240</text:p>
          </table:table-cell>
          <table:table-cell office:value-type="float" office:value="72585992" calcext:value-type="float">
            <text:p>72585992</text:p>
          </table:table-cell>
          <table:table-cell office:value-type="float" office:value="54017632" calcext:value-type="float">
            <text:p>54017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1264" calcext:value-type="float">
            <text:p>21241264</text:p>
          </table:table-cell>
          <table:table-cell office:value-type="float" office:value="151409144" calcext:value-type="float">
            <text:p>151409144</text:p>
          </table:table-cell>
          <table:table-cell office:value-type="float" office:value="78764424" calcext:value-type="float">
            <text:p>78764424</text:p>
          </table:table-cell>
          <table:table-cell office:value-type="float" office:value="65915472" calcext:value-type="float">
            <text:p>65915472</text:p>
          </table:table-cell>
          <table:table-cell office:value-type="float" office:value="45468896" calcext:value-type="float">
            <text:p>45468896</text:p>
          </table:table-cell>
          <table:table-cell office:value-type="float" office:value="28300024" calcext:value-type="float">
            <text:p>28300024</text:p>
          </table:table-cell>
          <table:table-cell office:value-type="float" office:value="175495896" calcext:value-type="float">
            <text:p>175495896</text:p>
          </table:table-cell>
          <table:table-cell office:value-type="float" office:value="79723328" calcext:value-type="float">
            <text:p>79723328</text:p>
          </table:table-cell>
          <table:table-cell office:value-type="float" office:value="72591728" calcext:value-type="float">
            <text:p>72591728</text:p>
          </table:table-cell>
          <table:table-cell office:value-type="float" office:value="54017888" calcext:value-type="float">
            <text:p>54017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1528" calcext:value-type="float">
            <text:p>21241528</text:p>
          </table:table-cell>
          <table:table-cell office:value-type="float" office:value="151409144" calcext:value-type="float">
            <text:p>151409144</text:p>
          </table:table-cell>
          <table:table-cell office:value-type="float" office:value="78765168" calcext:value-type="float">
            <text:p>78765168</text:p>
          </table:table-cell>
          <table:table-cell office:value-type="float" office:value="65915496" calcext:value-type="float">
            <text:p>65915496</text:p>
          </table:table-cell>
          <table:table-cell office:value-type="float" office:value="45469232" calcext:value-type="float">
            <text:p>45469232</text:p>
          </table:table-cell>
          <table:table-cell office:value-type="float" office:value="28300544" calcext:value-type="float">
            <text:p>28300544</text:p>
          </table:table-cell>
          <table:table-cell office:value-type="float" office:value="175500952" calcext:value-type="float">
            <text:p>175500952</text:p>
          </table:table-cell>
          <table:table-cell office:value-type="float" office:value="79727968" calcext:value-type="float">
            <text:p>79727968</text:p>
          </table:table-cell>
          <table:table-cell office:value-type="float" office:value="72594456" calcext:value-type="float">
            <text:p>72594456</text:p>
          </table:table-cell>
          <table:table-cell office:value-type="float" office:value="54019008" calcext:value-type="float">
            <text:p>54019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1544" calcext:value-type="float">
            <text:p>21241544</text:p>
          </table:table-cell>
          <table:table-cell office:value-type="float" office:value="151411680" calcext:value-type="float">
            <text:p>151411680</text:p>
          </table:table-cell>
          <table:table-cell office:value-type="float" office:value="78765200" calcext:value-type="float">
            <text:p>78765200</text:p>
          </table:table-cell>
          <table:table-cell office:value-type="float" office:value="65915640" calcext:value-type="float">
            <text:p>65915640</text:p>
          </table:table-cell>
          <table:table-cell office:value-type="float" office:value="45469264" calcext:value-type="float">
            <text:p>45469264</text:p>
          </table:table-cell>
          <table:table-cell office:value-type="float" office:value="28302536" calcext:value-type="float">
            <text:p>28302536</text:p>
          </table:table-cell>
          <table:table-cell office:value-type="float" office:value="175529400" calcext:value-type="float">
            <text:p>175529400</text:p>
          </table:table-cell>
          <table:table-cell office:value-type="float" office:value="79749216" calcext:value-type="float">
            <text:p>79749216</text:p>
          </table:table-cell>
          <table:table-cell office:value-type="float" office:value="72595200" calcext:value-type="float">
            <text:p>72595200</text:p>
          </table:table-cell>
          <table:table-cell office:value-type="float" office:value="54021544" calcext:value-type="float">
            <text:p>54021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1704" calcext:value-type="float">
            <text:p>21241704</text:p>
          </table:table-cell>
          <table:table-cell office:value-type="float" office:value="151411728" calcext:value-type="float">
            <text:p>151411728</text:p>
          </table:table-cell>
          <table:table-cell office:value-type="float" office:value="78765656" calcext:value-type="float">
            <text:p>78765656</text:p>
          </table:table-cell>
          <table:table-cell office:value-type="float" office:value="65915648" calcext:value-type="float">
            <text:p>65915648</text:p>
          </table:table-cell>
          <table:table-cell office:value-type="float" office:value="45469352" calcext:value-type="float">
            <text:p>45469352</text:p>
          </table:table-cell>
          <table:table-cell office:value-type="float" office:value="28304160" calcext:value-type="float">
            <text:p>28304160</text:p>
          </table:table-cell>
          <table:table-cell office:value-type="float" office:value="175530208" calcext:value-type="float">
            <text:p>175530208</text:p>
          </table:table-cell>
          <table:table-cell office:value-type="float" office:value="79759248" calcext:value-type="float">
            <text:p>79759248</text:p>
          </table:table-cell>
          <table:table-cell office:value-type="float" office:value="72611432" calcext:value-type="float">
            <text:p>72611432</text:p>
          </table:table-cell>
          <table:table-cell office:value-type="float" office:value="54030808" calcext:value-type="float">
            <text:p>54030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1704" calcext:value-type="float">
            <text:p>21241704</text:p>
          </table:table-cell>
          <table:table-cell office:value-type="float" office:value="151414872" calcext:value-type="float">
            <text:p>151414872</text:p>
          </table:table-cell>
          <table:table-cell office:value-type="float" office:value="78766384" calcext:value-type="float">
            <text:p>78766384</text:p>
          </table:table-cell>
          <table:table-cell office:value-type="float" office:value="65916392" calcext:value-type="float">
            <text:p>65916392</text:p>
          </table:table-cell>
          <table:table-cell office:value-type="float" office:value="45469392" calcext:value-type="float">
            <text:p>45469392</text:p>
          </table:table-cell>
          <table:table-cell office:value-type="float" office:value="28304232" calcext:value-type="float">
            <text:p>28304232</text:p>
          </table:table-cell>
          <table:table-cell office:value-type="float" office:value="175553800" calcext:value-type="float">
            <text:p>175553800</text:p>
          </table:table-cell>
          <table:table-cell office:value-type="float" office:value="79761216" calcext:value-type="float">
            <text:p>79761216</text:p>
          </table:table-cell>
          <table:table-cell office:value-type="float" office:value="72619688" calcext:value-type="float">
            <text:p>72619688</text:p>
          </table:table-cell>
          <table:table-cell office:value-type="float" office:value="54032384" calcext:value-type="float">
            <text:p>54032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2208" calcext:value-type="float">
            <text:p>21242208</text:p>
          </table:table-cell>
          <table:table-cell office:value-type="float" office:value="151415608" calcext:value-type="float">
            <text:p>151415608</text:p>
          </table:table-cell>
          <table:table-cell office:value-type="float" office:value="78766416" calcext:value-type="float">
            <text:p>78766416</text:p>
          </table:table-cell>
          <table:table-cell office:value-type="float" office:value="65916920" calcext:value-type="float">
            <text:p>65916920</text:p>
          </table:table-cell>
          <table:table-cell office:value-type="float" office:value="45469488" calcext:value-type="float">
            <text:p>45469488</text:p>
          </table:table-cell>
          <table:table-cell office:value-type="float" office:value="28304832" calcext:value-type="float">
            <text:p>28304832</text:p>
          </table:table-cell>
          <table:table-cell office:value-type="float" office:value="175575744" calcext:value-type="float">
            <text:p>175575744</text:p>
          </table:table-cell>
          <table:table-cell office:value-type="float" office:value="79770024" calcext:value-type="float">
            <text:p>79770024</text:p>
          </table:table-cell>
          <table:table-cell office:value-type="float" office:value="72622720" calcext:value-type="float">
            <text:p>72622720</text:p>
          </table:table-cell>
          <table:table-cell office:value-type="float" office:value="54034480" calcext:value-type="float">
            <text:p>540344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2648" calcext:value-type="float">
            <text:p>21242648</text:p>
          </table:table-cell>
          <table:table-cell office:value-type="float" office:value="151420400" calcext:value-type="float">
            <text:p>151420400</text:p>
          </table:table-cell>
          <table:table-cell office:value-type="float" office:value="78767384" calcext:value-type="float">
            <text:p>78767384</text:p>
          </table:table-cell>
          <table:table-cell office:value-type="float" office:value="65917456" calcext:value-type="float">
            <text:p>65917456</text:p>
          </table:table-cell>
          <table:table-cell office:value-type="float" office:value="45469656" calcext:value-type="float">
            <text:p>45469656</text:p>
          </table:table-cell>
          <table:table-cell office:value-type="float" office:value="28304888" calcext:value-type="float">
            <text:p>28304888</text:p>
          </table:table-cell>
          <table:table-cell office:value-type="float" office:value="175596568" calcext:value-type="float">
            <text:p>175596568</text:p>
          </table:table-cell>
          <table:table-cell office:value-type="float" office:value="79778544" calcext:value-type="float">
            <text:p>79778544</text:p>
          </table:table-cell>
          <table:table-cell office:value-type="float" office:value="72622824" calcext:value-type="float">
            <text:p>72622824</text:p>
          </table:table-cell>
          <table:table-cell office:value-type="float" office:value="54035176" calcext:value-type="float">
            <text:p>54035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2680" calcext:value-type="float">
            <text:p>21242680</text:p>
          </table:table-cell>
          <table:table-cell office:value-type="float" office:value="151421160" calcext:value-type="float">
            <text:p>151421160</text:p>
          </table:table-cell>
          <table:table-cell office:value-type="float" office:value="78767888" calcext:value-type="float">
            <text:p>78767888</text:p>
          </table:table-cell>
          <table:table-cell office:value-type="float" office:value="65917800" calcext:value-type="float">
            <text:p>65917800</text:p>
          </table:table-cell>
          <table:table-cell office:value-type="float" office:value="45469704" calcext:value-type="float">
            <text:p>45469704</text:p>
          </table:table-cell>
          <table:table-cell office:value-type="float" office:value="28306080" calcext:value-type="float">
            <text:p>28306080</text:p>
          </table:table-cell>
          <table:table-cell office:value-type="float" office:value="175677088" calcext:value-type="float">
            <text:p>175677088</text:p>
          </table:table-cell>
          <table:table-cell office:value-type="float" office:value="79781560" calcext:value-type="float">
            <text:p>79781560</text:p>
          </table:table-cell>
          <table:table-cell office:value-type="float" office:value="72627272" calcext:value-type="float">
            <text:p>72627272</text:p>
          </table:table-cell>
          <table:table-cell office:value-type="float" office:value="54040304" calcext:value-type="float">
            <text:p>54040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2944" calcext:value-type="float">
            <text:p>21242944</text:p>
          </table:table-cell>
          <table:table-cell office:value-type="float" office:value="151421824" calcext:value-type="float">
            <text:p>151421824</text:p>
          </table:table-cell>
          <table:table-cell office:value-type="float" office:value="78767992" calcext:value-type="float">
            <text:p>78767992</text:p>
          </table:table-cell>
          <table:table-cell office:value-type="float" office:value="65918320" calcext:value-type="float">
            <text:p>65918320</text:p>
          </table:table-cell>
          <table:table-cell office:value-type="float" office:value="45470288" calcext:value-type="float">
            <text:p>45470288</text:p>
          </table:table-cell>
          <table:table-cell office:value-type="float" office:value="28311320" calcext:value-type="float">
            <text:p>28311320</text:p>
          </table:table-cell>
          <table:table-cell office:value-type="float" office:value="175829064" calcext:value-type="float">
            <text:p>175829064</text:p>
          </table:table-cell>
          <table:table-cell office:value-type="float" office:value="79787880" calcext:value-type="float">
            <text:p>79787880</text:p>
          </table:table-cell>
          <table:table-cell office:value-type="float" office:value="72627976" calcext:value-type="float">
            <text:p>72627976</text:p>
          </table:table-cell>
          <table:table-cell office:value-type="float" office:value="54042624" calcext:value-type="float">
            <text:p>54042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3160" calcext:value-type="float">
            <text:p>21243160</text:p>
          </table:table-cell>
          <table:table-cell office:value-type="float" office:value="151422296" calcext:value-type="float">
            <text:p>151422296</text:p>
          </table:table-cell>
          <table:table-cell office:value-type="float" office:value="78768000" calcext:value-type="float">
            <text:p>78768000</text:p>
          </table:table-cell>
          <table:table-cell office:value-type="float" office:value="65919080" calcext:value-type="float">
            <text:p>65919080</text:p>
          </table:table-cell>
          <table:table-cell office:value-type="float" office:value="45470368" calcext:value-type="float">
            <text:p>45470368</text:p>
          </table:table-cell>
          <table:table-cell office:value-type="float" office:value="28312608" calcext:value-type="float">
            <text:p>28312608</text:p>
          </table:table-cell>
          <table:table-cell office:value-type="float" office:value="175913848" calcext:value-type="float">
            <text:p>175913848</text:p>
          </table:table-cell>
          <table:table-cell office:value-type="float" office:value="79789048" calcext:value-type="float">
            <text:p>79789048</text:p>
          </table:table-cell>
          <table:table-cell office:value-type="float" office:value="72631616" calcext:value-type="float">
            <text:p>72631616</text:p>
          </table:table-cell>
          <table:table-cell office:value-type="float" office:value="54043848" calcext:value-type="float">
            <text:p>54043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3848" calcext:value-type="float">
            <text:p>21243848</text:p>
          </table:table-cell>
          <table:table-cell office:value-type="float" office:value="151423640" calcext:value-type="float">
            <text:p>151423640</text:p>
          </table:table-cell>
          <table:table-cell office:value-type="float" office:value="78768408" calcext:value-type="float">
            <text:p>78768408</text:p>
          </table:table-cell>
          <table:table-cell office:value-type="float" office:value="65919912" calcext:value-type="float">
            <text:p>65919912</text:p>
          </table:table-cell>
          <table:table-cell office:value-type="float" office:value="45470592" calcext:value-type="float">
            <text:p>45470592</text:p>
          </table:table-cell>
          <table:table-cell office:value-type="float" office:value="28313488" calcext:value-type="float">
            <text:p>28313488</text:p>
          </table:table-cell>
          <table:table-cell office:value-type="float" office:value="176062080" calcext:value-type="float">
            <text:p>176062080</text:p>
          </table:table-cell>
          <table:table-cell office:value-type="float" office:value="79816208" calcext:value-type="float">
            <text:p>79816208</text:p>
          </table:table-cell>
          <table:table-cell office:value-type="float" office:value="72631968" calcext:value-type="float">
            <text:p>72631968</text:p>
          </table:table-cell>
          <table:table-cell office:value-type="float" office:value="54056760" calcext:value-type="float">
            <text:p>540567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4000" calcext:value-type="float">
            <text:p>21244000</text:p>
          </table:table-cell>
          <table:table-cell office:value-type="float" office:value="151424832" calcext:value-type="float">
            <text:p>151424832</text:p>
          </table:table-cell>
          <table:table-cell office:value-type="float" office:value="78768544" calcext:value-type="float">
            <text:p>78768544</text:p>
          </table:table-cell>
          <table:table-cell office:value-type="float" office:value="65920136" calcext:value-type="float">
            <text:p>65920136</text:p>
          </table:table-cell>
          <table:table-cell office:value-type="float" office:value="45470616" calcext:value-type="float">
            <text:p>45470616</text:p>
          </table:table-cell>
          <table:table-cell office:value-type="float" office:value="28315496" calcext:value-type="float">
            <text:p>28315496</text:p>
          </table:table-cell>
          <table:table-cell office:value-type="float" office:value="176168560" calcext:value-type="float">
            <text:p>176168560</text:p>
          </table:table-cell>
          <table:table-cell office:value-type="float" office:value="79836736" calcext:value-type="float">
            <text:p>79836736</text:p>
          </table:table-cell>
          <table:table-cell office:value-type="float" office:value="72635832" calcext:value-type="float">
            <text:p>72635832</text:p>
          </table:table-cell>
          <table:table-cell office:value-type="float" office:value="54060472" calcext:value-type="float">
            <text:p>54060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4056" calcext:value-type="float">
            <text:p>21244056</text:p>
          </table:table-cell>
          <table:table-cell office:value-type="float" office:value="151425784" calcext:value-type="float">
            <text:p>151425784</text:p>
          </table:table-cell>
          <table:table-cell office:value-type="float" office:value="78768736" calcext:value-type="float">
            <text:p>78768736</text:p>
          </table:table-cell>
          <table:table-cell office:value-type="float" office:value="65920296" calcext:value-type="float">
            <text:p>65920296</text:p>
          </table:table-cell>
          <table:table-cell office:value-type="float" office:value="45471680" calcext:value-type="float">
            <text:p>45471680</text:p>
          </table:table-cell>
          <table:table-cell office:value-type="float" office:value="28315872" calcext:value-type="float">
            <text:p>28315872</text:p>
          </table:table-cell>
          <table:table-cell office:value-type="float" office:value="176257128" calcext:value-type="float">
            <text:p>176257128</text:p>
          </table:table-cell>
          <table:table-cell office:value-type="float" office:value="79849824" calcext:value-type="float">
            <text:p>79849824</text:p>
          </table:table-cell>
          <table:table-cell office:value-type="float" office:value="72637560" calcext:value-type="float">
            <text:p>72637560</text:p>
          </table:table-cell>
          <table:table-cell office:value-type="float" office:value="54069032" calcext:value-type="float">
            <text:p>5406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4128" calcext:value-type="float">
            <text:p>21244128</text:p>
          </table:table-cell>
          <table:table-cell office:value-type="float" office:value="151427248" calcext:value-type="float">
            <text:p>151427248</text:p>
          </table:table-cell>
          <table:table-cell office:value-type="float" office:value="78769128" calcext:value-type="float">
            <text:p>78769128</text:p>
          </table:table-cell>
          <table:table-cell office:value-type="float" office:value="65920776" calcext:value-type="float">
            <text:p>65920776</text:p>
          </table:table-cell>
          <table:table-cell office:value-type="float" office:value="45471760" calcext:value-type="float">
            <text:p>45471760</text:p>
          </table:table-cell>
          <table:table-cell office:value-type="float" office:value="28317160" calcext:value-type="float">
            <text:p>28317160</text:p>
          </table:table-cell>
          <table:table-cell office:value-type="float" office:value="176750224" calcext:value-type="float">
            <text:p>176750224</text:p>
          </table:table-cell>
          <table:table-cell office:value-type="float" office:value="79858816" calcext:value-type="float">
            <text:p>79858816</text:p>
          </table:table-cell>
          <table:table-cell office:value-type="float" office:value="72641264" calcext:value-type="float">
            <text:p>72641264</text:p>
          </table:table-cell>
          <table:table-cell office:value-type="float" office:value="54071320" calcext:value-type="float">
            <text:p>540713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4816" calcext:value-type="float">
            <text:p>21244816</text:p>
          </table:table-cell>
          <table:table-cell office:value-type="float" office:value="151429096" calcext:value-type="float">
            <text:p>151429096</text:p>
          </table:table-cell>
          <table:table-cell office:value-type="float" office:value="78769272" calcext:value-type="float">
            <text:p>78769272</text:p>
          </table:table-cell>
          <table:table-cell office:value-type="float" office:value="65921032" calcext:value-type="float">
            <text:p>65921032</text:p>
          </table:table-cell>
          <table:table-cell office:value-type="float" office:value="45471872" calcext:value-type="float">
            <text:p>45471872</text:p>
          </table:table-cell>
          <table:table-cell office:value-type="float" office:value="28317544" calcext:value-type="float">
            <text:p>28317544</text:p>
          </table:table-cell>
          <table:table-cell office:value-type="float" office:value="176769024" calcext:value-type="float">
            <text:p>176769024</text:p>
          </table:table-cell>
          <table:table-cell office:value-type="float" office:value="79870632" calcext:value-type="float">
            <text:p>79870632</text:p>
          </table:table-cell>
          <table:table-cell office:value-type="float" office:value="72647216" calcext:value-type="float">
            <text:p>72647216</text:p>
          </table:table-cell>
          <table:table-cell office:value-type="float" office:value="54074944" calcext:value-type="float">
            <text:p>54074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5536" calcext:value-type="float">
            <text:p>21245536</text:p>
          </table:table-cell>
          <table:table-cell office:value-type="float" office:value="151429504" calcext:value-type="float">
            <text:p>151429504</text:p>
          </table:table-cell>
          <table:table-cell office:value-type="float" office:value="78769736" calcext:value-type="float">
            <text:p>78769736</text:p>
          </table:table-cell>
          <table:table-cell office:value-type="float" office:value="65921040" calcext:value-type="float">
            <text:p>65921040</text:p>
          </table:table-cell>
          <table:table-cell office:value-type="float" office:value="45472120" calcext:value-type="float">
            <text:p>45472120</text:p>
          </table:table-cell>
          <table:table-cell office:value-type="float" office:value="28318824" calcext:value-type="float">
            <text:p>28318824</text:p>
          </table:table-cell>
          <table:table-cell office:value-type="float" office:value="176770296" calcext:value-type="float">
            <text:p>176770296</text:p>
          </table:table-cell>
          <table:table-cell office:value-type="float" office:value="79873280" calcext:value-type="float">
            <text:p>79873280</text:p>
          </table:table-cell>
          <table:table-cell office:value-type="float" office:value="72651392" calcext:value-type="float">
            <text:p>72651392</text:p>
          </table:table-cell>
          <table:table-cell office:value-type="float" office:value="54077512" calcext:value-type="float">
            <text:p>54077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5704" calcext:value-type="float">
            <text:p>21245704</text:p>
          </table:table-cell>
          <table:table-cell office:value-type="float" office:value="151432544" calcext:value-type="float">
            <text:p>151432544</text:p>
          </table:table-cell>
          <table:table-cell office:value-type="float" office:value="78770384" calcext:value-type="float">
            <text:p>78770384</text:p>
          </table:table-cell>
          <table:table-cell office:value-type="float" office:value="65921272" calcext:value-type="float">
            <text:p>65921272</text:p>
          </table:table-cell>
          <table:table-cell office:value-type="float" office:value="45472160" calcext:value-type="float">
            <text:p>45472160</text:p>
          </table:table-cell>
          <table:table-cell office:value-type="float" office:value="28319824" calcext:value-type="float">
            <text:p>28319824</text:p>
          </table:table-cell>
          <table:table-cell office:value-type="float" office:value="176897808" calcext:value-type="float">
            <text:p>176897808</text:p>
          </table:table-cell>
          <table:table-cell office:value-type="float" office:value="79891104" calcext:value-type="float">
            <text:p>79891104</text:p>
          </table:table-cell>
          <table:table-cell office:value-type="float" office:value="72652864" calcext:value-type="float">
            <text:p>72652864</text:p>
          </table:table-cell>
          <table:table-cell office:value-type="float" office:value="54079752" calcext:value-type="float">
            <text:p>54079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5760" calcext:value-type="float">
            <text:p>21245760</text:p>
          </table:table-cell>
          <table:table-cell office:value-type="float" office:value="151432848" calcext:value-type="float">
            <text:p>151432848</text:p>
          </table:table-cell>
          <table:table-cell office:value-type="float" office:value="78770400" calcext:value-type="float">
            <text:p>78770400</text:p>
          </table:table-cell>
          <table:table-cell office:value-type="float" office:value="65921712" calcext:value-type="float">
            <text:p>65921712</text:p>
          </table:table-cell>
          <table:table-cell office:value-type="float" office:value="45472488" calcext:value-type="float">
            <text:p>45472488</text:p>
          </table:table-cell>
          <table:table-cell office:value-type="float" office:value="28320376" calcext:value-type="float">
            <text:p>28320376</text:p>
          </table:table-cell>
          <table:table-cell office:value-type="float" office:value="176985520" calcext:value-type="float">
            <text:p>176985520</text:p>
          </table:table-cell>
          <table:table-cell office:value-type="float" office:value="79898376" calcext:value-type="float">
            <text:p>79898376</text:p>
          </table:table-cell>
          <table:table-cell office:value-type="float" office:value="72653656" calcext:value-type="float">
            <text:p>72653656</text:p>
          </table:table-cell>
          <table:table-cell office:value-type="float" office:value="54086176" calcext:value-type="float">
            <text:p>54086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5840" calcext:value-type="float">
            <text:p>21245840</text:p>
          </table:table-cell>
          <table:table-cell office:value-type="float" office:value="151433656" calcext:value-type="float">
            <text:p>151433656</text:p>
          </table:table-cell>
          <table:table-cell office:value-type="float" office:value="78770720" calcext:value-type="float">
            <text:p>78770720</text:p>
          </table:table-cell>
          <table:table-cell office:value-type="float" office:value="65922024" calcext:value-type="float">
            <text:p>65922024</text:p>
          </table:table-cell>
          <table:table-cell office:value-type="float" office:value="45473568" calcext:value-type="float">
            <text:p>45473568</text:p>
          </table:table-cell>
          <table:table-cell office:value-type="float" office:value="28320896" calcext:value-type="float">
            <text:p>28320896</text:p>
          </table:table-cell>
          <table:table-cell office:value-type="float" office:value="177005984" calcext:value-type="float">
            <text:p>177005984</text:p>
          </table:table-cell>
          <table:table-cell office:value-type="float" office:value="79920160" calcext:value-type="float">
            <text:p>79920160</text:p>
          </table:table-cell>
          <table:table-cell office:value-type="float" office:value="72654096" calcext:value-type="float">
            <text:p>72654096</text:p>
          </table:table-cell>
          <table:table-cell office:value-type="float" office:value="54091392" calcext:value-type="float">
            <text:p>54091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5920" calcext:value-type="float">
            <text:p>21245920</text:p>
          </table:table-cell>
          <table:table-cell office:value-type="float" office:value="151433856" calcext:value-type="float">
            <text:p>151433856</text:p>
          </table:table-cell>
          <table:table-cell office:value-type="float" office:value="78770856" calcext:value-type="float">
            <text:p>78770856</text:p>
          </table:table-cell>
          <table:table-cell office:value-type="float" office:value="65922320" calcext:value-type="float">
            <text:p>65922320</text:p>
          </table:table-cell>
          <table:table-cell office:value-type="float" office:value="45473584" calcext:value-type="float">
            <text:p>45473584</text:p>
          </table:table-cell>
          <table:table-cell office:value-type="float" office:value="28321424" calcext:value-type="float">
            <text:p>28321424</text:p>
          </table:table-cell>
          <table:table-cell office:value-type="float" office:value="177230936" calcext:value-type="float">
            <text:p>177230936</text:p>
          </table:table-cell>
          <table:table-cell office:value-type="float" office:value="79928960" calcext:value-type="float">
            <text:p>79928960</text:p>
          </table:table-cell>
          <table:table-cell office:value-type="float" office:value="72660872" calcext:value-type="float">
            <text:p>72660872</text:p>
          </table:table-cell>
          <table:table-cell office:value-type="float" office:value="54092904" calcext:value-type="float">
            <text:p>54092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6392" calcext:value-type="float">
            <text:p>21246392</text:p>
          </table:table-cell>
          <table:table-cell office:value-type="float" office:value="151434688" calcext:value-type="float">
            <text:p>151434688</text:p>
          </table:table-cell>
          <table:table-cell office:value-type="float" office:value="78771480" calcext:value-type="float">
            <text:p>78771480</text:p>
          </table:table-cell>
          <table:table-cell office:value-type="float" office:value="65922448" calcext:value-type="float">
            <text:p>65922448</text:p>
          </table:table-cell>
          <table:table-cell office:value-type="float" office:value="45473632" calcext:value-type="float">
            <text:p>45473632</text:p>
          </table:table-cell>
          <table:table-cell office:value-type="float" office:value="28322496" calcext:value-type="float">
            <text:p>28322496</text:p>
          </table:table-cell>
          <table:table-cell office:value-type="float" office:value="177666616" calcext:value-type="float">
            <text:p>177666616</text:p>
          </table:table-cell>
          <table:table-cell office:value-type="float" office:value="79977784" calcext:value-type="float">
            <text:p>79977784</text:p>
          </table:table-cell>
          <table:table-cell office:value-type="float" office:value="72664480" calcext:value-type="float">
            <text:p>72664480</text:p>
          </table:table-cell>
          <table:table-cell office:value-type="float" office:value="54097736" calcext:value-type="float">
            <text:p>54097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6448" calcext:value-type="float">
            <text:p>21246448</text:p>
          </table:table-cell>
          <table:table-cell office:value-type="float" office:value="151435128" calcext:value-type="float">
            <text:p>151435128</text:p>
          </table:table-cell>
          <table:table-cell office:value-type="float" office:value="78771736" calcext:value-type="float">
            <text:p>78771736</text:p>
          </table:table-cell>
          <table:table-cell office:value-type="float" office:value="65922568" calcext:value-type="float">
            <text:p>65922568</text:p>
          </table:table-cell>
          <table:table-cell office:value-type="float" office:value="45473960" calcext:value-type="float">
            <text:p>45473960</text:p>
          </table:table-cell>
          <table:table-cell office:value-type="float" office:value="28324136" calcext:value-type="float">
            <text:p>28324136</text:p>
          </table:table-cell>
          <table:table-cell office:value-type="float" office:value="177761992" calcext:value-type="float">
            <text:p>177761992</text:p>
          </table:table-cell>
          <table:table-cell office:value-type="float" office:value="80006400" calcext:value-type="float">
            <text:p>80006400</text:p>
          </table:table-cell>
          <table:table-cell office:value-type="float" office:value="72666392" calcext:value-type="float">
            <text:p>72666392</text:p>
          </table:table-cell>
          <table:table-cell office:value-type="float" office:value="54105128" calcext:value-type="float">
            <text:p>54105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7000" calcext:value-type="float">
            <text:p>21247000</text:p>
          </table:table-cell>
          <table:table-cell office:value-type="float" office:value="151438208" calcext:value-type="float">
            <text:p>151438208</text:p>
          </table:table-cell>
          <table:table-cell office:value-type="float" office:value="78772040" calcext:value-type="float">
            <text:p>78772040</text:p>
          </table:table-cell>
          <table:table-cell office:value-type="float" office:value="65922568" calcext:value-type="float">
            <text:p>65922568</text:p>
          </table:table-cell>
          <table:table-cell office:value-type="float" office:value="45474344" calcext:value-type="float">
            <text:p>45474344</text:p>
          </table:table-cell>
          <table:table-cell office:value-type="float" office:value="28328496" calcext:value-type="float">
            <text:p>28328496</text:p>
          </table:table-cell>
          <table:table-cell office:value-type="float" office:value="177807920" calcext:value-type="float">
            <text:p>177807920</text:p>
          </table:table-cell>
          <table:table-cell office:value-type="float" office:value="80010440" calcext:value-type="float">
            <text:p>80010440</text:p>
          </table:table-cell>
          <table:table-cell office:value-type="float" office:value="72674592" calcext:value-type="float">
            <text:p>72674592</text:p>
          </table:table-cell>
          <table:table-cell office:value-type="float" office:value="54111296" calcext:value-type="float">
            <text:p>54111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7272" calcext:value-type="float">
            <text:p>21247272</text:p>
          </table:table-cell>
          <table:table-cell office:value-type="float" office:value="151440176" calcext:value-type="float">
            <text:p>151440176</text:p>
          </table:table-cell>
          <table:table-cell office:value-type="float" office:value="78773552" calcext:value-type="float">
            <text:p>78773552</text:p>
          </table:table-cell>
          <table:table-cell office:value-type="float" office:value="65923448" calcext:value-type="float">
            <text:p>65923448</text:p>
          </table:table-cell>
          <table:table-cell office:value-type="float" office:value="45474872" calcext:value-type="float">
            <text:p>45474872</text:p>
          </table:table-cell>
          <table:table-cell office:value-type="float" office:value="28330336" calcext:value-type="float">
            <text:p>28330336</text:p>
          </table:table-cell>
          <table:table-cell office:value-type="float" office:value="178662552" calcext:value-type="float">
            <text:p>178662552</text:p>
          </table:table-cell>
          <table:table-cell office:value-type="float" office:value="80017552" calcext:value-type="float">
            <text:p>80017552</text:p>
          </table:table-cell>
          <table:table-cell office:value-type="float" office:value="72674976" calcext:value-type="float">
            <text:p>72674976</text:p>
          </table:table-cell>
          <table:table-cell office:value-type="float" office:value="54111824" calcext:value-type="float">
            <text:p>54111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7728" calcext:value-type="float">
            <text:p>21247728</text:p>
          </table:table-cell>
          <table:table-cell office:value-type="float" office:value="151442000" calcext:value-type="float">
            <text:p>151442000</text:p>
          </table:table-cell>
          <table:table-cell office:value-type="float" office:value="78773624" calcext:value-type="float">
            <text:p>78773624</text:p>
          </table:table-cell>
          <table:table-cell office:value-type="float" office:value="65923560" calcext:value-type="float">
            <text:p>65923560</text:p>
          </table:table-cell>
          <table:table-cell office:value-type="float" office:value="45474992" calcext:value-type="float">
            <text:p>45474992</text:p>
          </table:table-cell>
          <table:table-cell office:value-type="float" office:value="28332504" calcext:value-type="float">
            <text:p>28332504</text:p>
          </table:table-cell>
          <table:table-cell office:value-type="float" office:value="180016080" calcext:value-type="float">
            <text:p>180016080</text:p>
          </table:table-cell>
          <table:table-cell office:value-type="float" office:value="80023064" calcext:value-type="float">
            <text:p>80023064</text:p>
          </table:table-cell>
          <table:table-cell office:value-type="float" office:value="72676160" calcext:value-type="float">
            <text:p>72676160</text:p>
          </table:table-cell>
          <table:table-cell office:value-type="float" office:value="54119336" calcext:value-type="float">
            <text:p>54119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7808" calcext:value-type="float">
            <text:p>21247808</text:p>
          </table:table-cell>
          <table:table-cell office:value-type="float" office:value="151442744" calcext:value-type="float">
            <text:p>151442744</text:p>
          </table:table-cell>
          <table:table-cell office:value-type="float" office:value="78774504" calcext:value-type="float">
            <text:p>78774504</text:p>
          </table:table-cell>
          <table:table-cell office:value-type="float" office:value="65924720" calcext:value-type="float">
            <text:p>65924720</text:p>
          </table:table-cell>
          <table:table-cell office:value-type="float" office:value="45475360" calcext:value-type="float">
            <text:p>45475360</text:p>
          </table:table-cell>
          <table:table-cell office:value-type="float" office:value="28332624" calcext:value-type="float">
            <text:p>28332624</text:p>
          </table:table-cell>
          <table:table-cell office:value-type="float" office:value="181376824" calcext:value-type="float">
            <text:p>181376824</text:p>
          </table:table-cell>
          <table:table-cell office:value-type="float" office:value="80027744" calcext:value-type="float">
            <text:p>80027744</text:p>
          </table:table-cell>
          <table:table-cell office:value-type="float" office:value="72679248" calcext:value-type="float">
            <text:p>72679248</text:p>
          </table:table-cell>
          <table:table-cell office:value-type="float" office:value="54123488" calcext:value-type="float">
            <text:p>54123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7936" calcext:value-type="float">
            <text:p>21247936</text:p>
          </table:table-cell>
          <table:table-cell office:value-type="float" office:value="151442928" calcext:value-type="float">
            <text:p>151442928</text:p>
          </table:table-cell>
          <table:table-cell office:value-type="float" office:value="78774712" calcext:value-type="float">
            <text:p>78774712</text:p>
          </table:table-cell>
          <table:table-cell office:value-type="float" office:value="65925200" calcext:value-type="float">
            <text:p>65925200</text:p>
          </table:table-cell>
          <table:table-cell office:value-type="float" office:value="45475824" calcext:value-type="float">
            <text:p>45475824</text:p>
          </table:table-cell>
          <table:table-cell office:value-type="float" office:value="28333528" calcext:value-type="float">
            <text:p>28333528</text:p>
          </table:table-cell>
          <table:table-cell office:value-type="float" office:value="181836816" calcext:value-type="float">
            <text:p>181836816</text:p>
          </table:table-cell>
          <table:table-cell office:value-type="float" office:value="80048032" calcext:value-type="float">
            <text:p>80048032</text:p>
          </table:table-cell>
          <table:table-cell office:value-type="float" office:value="72682576" calcext:value-type="float">
            <text:p>72682576</text:p>
          </table:table-cell>
          <table:table-cell office:value-type="float" office:value="54128456" calcext:value-type="float">
            <text:p>54128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8080" calcext:value-type="float">
            <text:p>21248080</text:p>
          </table:table-cell>
          <table:table-cell office:value-type="float" office:value="151444024" calcext:value-type="float">
            <text:p>151444024</text:p>
          </table:table-cell>
          <table:table-cell office:value-type="float" office:value="78774752" calcext:value-type="float">
            <text:p>78774752</text:p>
          </table:table-cell>
          <table:table-cell office:value-type="float" office:value="65925904" calcext:value-type="float">
            <text:p>65925904</text:p>
          </table:table-cell>
          <table:table-cell office:value-type="float" office:value="45476120" calcext:value-type="float">
            <text:p>45476120</text:p>
          </table:table-cell>
          <table:table-cell office:value-type="float" office:value="28333888" calcext:value-type="float">
            <text:p>28333888</text:p>
          </table:table-cell>
          <table:table-cell office:value-type="float" office:value="182049128" calcext:value-type="float">
            <text:p>182049128</text:p>
          </table:table-cell>
          <table:table-cell office:value-type="float" office:value="80077784" calcext:value-type="float">
            <text:p>80077784</text:p>
          </table:table-cell>
          <table:table-cell office:value-type="float" office:value="72684744" calcext:value-type="float">
            <text:p>72684744</text:p>
          </table:table-cell>
          <table:table-cell office:value-type="float" office:value="54137296" calcext:value-type="float">
            <text:p>54137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8520" calcext:value-type="float">
            <text:p>21248520</text:p>
          </table:table-cell>
          <table:table-cell office:value-type="float" office:value="151444912" calcext:value-type="float">
            <text:p>151444912</text:p>
          </table:table-cell>
          <table:table-cell office:value-type="float" office:value="78775152" calcext:value-type="float">
            <text:p>78775152</text:p>
          </table:table-cell>
          <table:table-cell office:value-type="float" office:value="65926200" calcext:value-type="float">
            <text:p>65926200</text:p>
          </table:table-cell>
          <table:table-cell office:value-type="float" office:value="45476576" calcext:value-type="float">
            <text:p>45476576</text:p>
          </table:table-cell>
          <table:table-cell office:value-type="float" office:value="28339520" calcext:value-type="float">
            <text:p>28339520</text:p>
          </table:table-cell>
          <table:table-cell office:value-type="float" office:value="182113152" calcext:value-type="float">
            <text:p>182113152</text:p>
          </table:table-cell>
          <table:table-cell office:value-type="float" office:value="80094128" calcext:value-type="float">
            <text:p>80094128</text:p>
          </table:table-cell>
          <table:table-cell office:value-type="float" office:value="72688592" calcext:value-type="float">
            <text:p>72688592</text:p>
          </table:table-cell>
          <table:table-cell office:value-type="float" office:value="54145624" calcext:value-type="float">
            <text:p>54145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8680" calcext:value-type="float">
            <text:p>21248680</text:p>
          </table:table-cell>
          <table:table-cell office:value-type="float" office:value="151451024" calcext:value-type="float">
            <text:p>151451024</text:p>
          </table:table-cell>
          <table:table-cell office:value-type="float" office:value="78777456" calcext:value-type="float">
            <text:p>78777456</text:p>
          </table:table-cell>
          <table:table-cell office:value-type="float" office:value="65926344" calcext:value-type="float">
            <text:p>65926344</text:p>
          </table:table-cell>
          <table:table-cell office:value-type="float" office:value="45476704" calcext:value-type="float">
            <text:p>45476704</text:p>
          </table:table-cell>
          <table:table-cell office:value-type="float" office:value="28342800" calcext:value-type="float">
            <text:p>28342800</text:p>
          </table:table-cell>
          <table:table-cell office:value-type="float" office:value="182126608" calcext:value-type="float">
            <text:p>182126608</text:p>
          </table:table-cell>
          <table:table-cell office:value-type="float" office:value="80129568" calcext:value-type="float">
            <text:p>80129568</text:p>
          </table:table-cell>
          <table:table-cell office:value-type="float" office:value="72692744" calcext:value-type="float">
            <text:p>72692744</text:p>
          </table:table-cell>
          <table:table-cell office:value-type="float" office:value="54155856" calcext:value-type="float">
            <text:p>54155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9744" calcext:value-type="float">
            <text:p>21249744</text:p>
          </table:table-cell>
          <table:table-cell office:value-type="float" office:value="151451992" calcext:value-type="float">
            <text:p>151451992</text:p>
          </table:table-cell>
          <table:table-cell office:value-type="float" office:value="78778176" calcext:value-type="float">
            <text:p>78778176</text:p>
          </table:table-cell>
          <table:table-cell office:value-type="float" office:value="65927224" calcext:value-type="float">
            <text:p>65927224</text:p>
          </table:table-cell>
          <table:table-cell office:value-type="float" office:value="45478648" calcext:value-type="float">
            <text:p>45478648</text:p>
          </table:table-cell>
          <table:table-cell office:value-type="float" office:value="28344064" calcext:value-type="float">
            <text:p>28344064</text:p>
          </table:table-cell>
          <table:table-cell office:value-type="float" office:value="182179976" calcext:value-type="float">
            <text:p>182179976</text:p>
          </table:table-cell>
          <table:table-cell office:value-type="float" office:value="80197032" calcext:value-type="float">
            <text:p>80197032</text:p>
          </table:table-cell>
          <table:table-cell office:value-type="float" office:value="72695208" calcext:value-type="float">
            <text:p>72695208</text:p>
          </table:table-cell>
          <table:table-cell office:value-type="float" office:value="54173080" calcext:value-type="float">
            <text:p>541730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0088" calcext:value-type="float">
            <text:p>21250088</text:p>
          </table:table-cell>
          <table:table-cell office:value-type="float" office:value="151453208" calcext:value-type="float">
            <text:p>151453208</text:p>
          </table:table-cell>
          <table:table-cell office:value-type="float" office:value="78778368" calcext:value-type="float">
            <text:p>78778368</text:p>
          </table:table-cell>
          <table:table-cell office:value-type="float" office:value="65927968" calcext:value-type="float">
            <text:p>65927968</text:p>
          </table:table-cell>
          <table:table-cell office:value-type="float" office:value="45478872" calcext:value-type="float">
            <text:p>45478872</text:p>
          </table:table-cell>
          <table:table-cell office:value-type="float" office:value="28345640" calcext:value-type="float">
            <text:p>28345640</text:p>
          </table:table-cell>
          <table:table-cell office:value-type="float" office:value="182978312" calcext:value-type="float">
            <text:p>182978312</text:p>
          </table:table-cell>
          <table:table-cell office:value-type="float" office:value="80252024" calcext:value-type="float">
            <text:p>80252024</text:p>
          </table:table-cell>
          <table:table-cell office:value-type="float" office:value="72707464" calcext:value-type="float">
            <text:p>72707464</text:p>
          </table:table-cell>
          <table:table-cell office:value-type="float" office:value="54178688" calcext:value-type="float">
            <text:p>54178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0344" calcext:value-type="float">
            <text:p>21250344</text:p>
          </table:table-cell>
          <table:table-cell office:value-type="float" office:value="151456496" calcext:value-type="float">
            <text:p>151456496</text:p>
          </table:table-cell>
          <table:table-cell office:value-type="float" office:value="78778536" calcext:value-type="float">
            <text:p>78778536</text:p>
          </table:table-cell>
          <table:table-cell office:value-type="float" office:value="65928232" calcext:value-type="float">
            <text:p>65928232</text:p>
          </table:table-cell>
          <table:table-cell office:value-type="float" office:value="45478984" calcext:value-type="float">
            <text:p>45478984</text:p>
          </table:table-cell>
          <table:table-cell office:value-type="float" office:value="28349088" calcext:value-type="float">
            <text:p>28349088</text:p>
          </table:table-cell>
          <table:table-cell office:value-type="float" office:value="182982416" calcext:value-type="float">
            <text:p>182982416</text:p>
          </table:table-cell>
          <table:table-cell office:value-type="float" office:value="80279320" calcext:value-type="float">
            <text:p>80279320</text:p>
          </table:table-cell>
          <table:table-cell office:value-type="float" office:value="72714264" calcext:value-type="float">
            <text:p>72714264</text:p>
          </table:table-cell>
          <table:table-cell office:value-type="float" office:value="54182824" calcext:value-type="float">
            <text:p>54182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0840" calcext:value-type="float">
            <text:p>21250840</text:p>
          </table:table-cell>
          <table:table-cell office:value-type="float" office:value="151457336" calcext:value-type="float">
            <text:p>151457336</text:p>
          </table:table-cell>
          <table:table-cell office:value-type="float" office:value="78779064" calcext:value-type="float">
            <text:p>78779064</text:p>
          </table:table-cell>
          <table:table-cell office:value-type="float" office:value="65928944" calcext:value-type="float">
            <text:p>65928944</text:p>
          </table:table-cell>
          <table:table-cell office:value-type="float" office:value="45479272" calcext:value-type="float">
            <text:p>45479272</text:p>
          </table:table-cell>
          <table:table-cell office:value-type="float" office:value="28353000" calcext:value-type="float">
            <text:p>28353000</text:p>
          </table:table-cell>
          <table:table-cell office:value-type="float" office:value="182986336" calcext:value-type="float">
            <text:p>182986336</text:p>
          </table:table-cell>
          <table:table-cell office:value-type="float" office:value="80550688" calcext:value-type="float">
            <text:p>80550688</text:p>
          </table:table-cell>
          <table:table-cell office:value-type="float" office:value="72718296" calcext:value-type="float">
            <text:p>72718296</text:p>
          </table:table-cell>
          <table:table-cell office:value-type="float" office:value="54184152" calcext:value-type="float">
            <text:p>54184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1192" calcext:value-type="float">
            <text:p>21251192</text:p>
          </table:table-cell>
          <table:table-cell office:value-type="float" office:value="151457704" calcext:value-type="float">
            <text:p>151457704</text:p>
          </table:table-cell>
          <table:table-cell office:value-type="float" office:value="78779160" calcext:value-type="float">
            <text:p>78779160</text:p>
          </table:table-cell>
          <table:table-cell office:value-type="float" office:value="65929616" calcext:value-type="float">
            <text:p>65929616</text:p>
          </table:table-cell>
          <table:table-cell office:value-type="float" office:value="45479360" calcext:value-type="float">
            <text:p>45479360</text:p>
          </table:table-cell>
          <table:table-cell office:value-type="float" office:value="28353184" calcext:value-type="float">
            <text:p>28353184</text:p>
          </table:table-cell>
          <table:table-cell office:value-type="float" office:value="183373632" calcext:value-type="float">
            <text:p>183373632</text:p>
          </table:table-cell>
          <table:table-cell office:value-type="float" office:value="80564032" calcext:value-type="float">
            <text:p>80564032</text:p>
          </table:table-cell>
          <table:table-cell office:value-type="float" office:value="72720016" calcext:value-type="float">
            <text:p>72720016</text:p>
          </table:table-cell>
          <table:table-cell office:value-type="float" office:value="54185488" calcext:value-type="float">
            <text:p>54185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1344" calcext:value-type="float">
            <text:p>21251344</text:p>
          </table:table-cell>
          <table:table-cell office:value-type="float" office:value="151457792" calcext:value-type="float">
            <text:p>151457792</text:p>
          </table:table-cell>
          <table:table-cell office:value-type="float" office:value="78779296" calcext:value-type="float">
            <text:p>78779296</text:p>
          </table:table-cell>
          <table:table-cell office:value-type="float" office:value="65930032" calcext:value-type="float">
            <text:p>65930032</text:p>
          </table:table-cell>
          <table:table-cell office:value-type="float" office:value="45479632" calcext:value-type="float">
            <text:p>45479632</text:p>
          </table:table-cell>
          <table:table-cell office:value-type="float" office:value="28353920" calcext:value-type="float">
            <text:p>28353920</text:p>
          </table:table-cell>
          <table:table-cell office:value-type="float" office:value="183611400" calcext:value-type="float">
            <text:p>183611400</text:p>
          </table:table-cell>
          <table:table-cell office:value-type="float" office:value="80587840" calcext:value-type="float">
            <text:p>80587840</text:p>
          </table:table-cell>
          <table:table-cell office:value-type="float" office:value="72724240" calcext:value-type="float">
            <text:p>72724240</text:p>
          </table:table-cell>
          <table:table-cell office:value-type="float" office:value="54211664" calcext:value-type="float">
            <text:p>54211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1360" calcext:value-type="float">
            <text:p>21251360</text:p>
          </table:table-cell>
          <table:table-cell office:value-type="float" office:value="151458232" calcext:value-type="float">
            <text:p>151458232</text:p>
          </table:table-cell>
          <table:table-cell office:value-type="float" office:value="78779536" calcext:value-type="float">
            <text:p>78779536</text:p>
          </table:table-cell>
          <table:table-cell office:value-type="float" office:value="65930112" calcext:value-type="float">
            <text:p>65930112</text:p>
          </table:table-cell>
          <table:table-cell office:value-type="float" office:value="45479688" calcext:value-type="float">
            <text:p>45479688</text:p>
          </table:table-cell>
          <table:table-cell office:value-type="float" office:value="28354392" calcext:value-type="float">
            <text:p>28354392</text:p>
          </table:table-cell>
          <table:table-cell office:value-type="float" office:value="184313392" calcext:value-type="float">
            <text:p>184313392</text:p>
          </table:table-cell>
          <table:table-cell office:value-type="float" office:value="80600528" calcext:value-type="float">
            <text:p>80600528</text:p>
          </table:table-cell>
          <table:table-cell office:value-type="float" office:value="72731280" calcext:value-type="float">
            <text:p>72731280</text:p>
          </table:table-cell>
          <table:table-cell office:value-type="float" office:value="54212424" calcext:value-type="float">
            <text:p>54212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1568" calcext:value-type="float">
            <text:p>21251568</text:p>
          </table:table-cell>
          <table:table-cell office:value-type="float" office:value="151459800" calcext:value-type="float">
            <text:p>151459800</text:p>
          </table:table-cell>
          <table:table-cell office:value-type="float" office:value="78779632" calcext:value-type="float">
            <text:p>78779632</text:p>
          </table:table-cell>
          <table:table-cell office:value-type="float" office:value="65931464" calcext:value-type="float">
            <text:p>65931464</text:p>
          </table:table-cell>
          <table:table-cell office:value-type="float" office:value="45479936" calcext:value-type="float">
            <text:p>45479936</text:p>
          </table:table-cell>
          <table:table-cell office:value-type="float" office:value="28359360" calcext:value-type="float">
            <text:p>28359360</text:p>
          </table:table-cell>
          <table:table-cell office:value-type="float" office:value="184803104" calcext:value-type="float">
            <text:p>184803104</text:p>
          </table:table-cell>
          <table:table-cell office:value-type="float" office:value="80626248" calcext:value-type="float">
            <text:p>80626248</text:p>
          </table:table-cell>
          <table:table-cell office:value-type="float" office:value="72738648" calcext:value-type="float">
            <text:p>72738648</text:p>
          </table:table-cell>
          <table:table-cell office:value-type="float" office:value="54213872" calcext:value-type="float">
            <text:p>54213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1696" calcext:value-type="float">
            <text:p>21251696</text:p>
          </table:table-cell>
          <table:table-cell office:value-type="float" office:value="151461800" calcext:value-type="float">
            <text:p>151461800</text:p>
          </table:table-cell>
          <table:table-cell office:value-type="float" office:value="78779680" calcext:value-type="float">
            <text:p>78779680</text:p>
          </table:table-cell>
          <table:table-cell office:value-type="float" office:value="65931472" calcext:value-type="float">
            <text:p>65931472</text:p>
          </table:table-cell>
          <table:table-cell office:value-type="float" office:value="45479976" calcext:value-type="float">
            <text:p>45479976</text:p>
          </table:table-cell>
          <table:table-cell office:value-type="float" office:value="28359368" calcext:value-type="float">
            <text:p>28359368</text:p>
          </table:table-cell>
          <table:table-cell office:value-type="float" office:value="185544992" calcext:value-type="float">
            <text:p>185544992</text:p>
          </table:table-cell>
          <table:table-cell office:value-type="float" office:value="80631432" calcext:value-type="float">
            <text:p>80631432</text:p>
          </table:table-cell>
          <table:table-cell office:value-type="float" office:value="72753160" calcext:value-type="float">
            <text:p>72753160</text:p>
          </table:table-cell>
          <table:table-cell office:value-type="float" office:value="54225792" calcext:value-type="float">
            <text:p>54225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2056" calcext:value-type="float">
            <text:p>21252056</text:p>
          </table:table-cell>
          <table:table-cell office:value-type="float" office:value="151469840" calcext:value-type="float">
            <text:p>151469840</text:p>
          </table:table-cell>
          <table:table-cell office:value-type="float" office:value="78779792" calcext:value-type="float">
            <text:p>78779792</text:p>
          </table:table-cell>
          <table:table-cell office:value-type="float" office:value="65931512" calcext:value-type="float">
            <text:p>65931512</text:p>
          </table:table-cell>
          <table:table-cell office:value-type="float" office:value="45480320" calcext:value-type="float">
            <text:p>45480320</text:p>
          </table:table-cell>
          <table:table-cell office:value-type="float" office:value="28361840" calcext:value-type="float">
            <text:p>28361840</text:p>
          </table:table-cell>
          <table:table-cell office:value-type="float" office:value="185684344" calcext:value-type="float">
            <text:p>185684344</text:p>
          </table:table-cell>
          <table:table-cell office:value-type="float" office:value="80637648" calcext:value-type="float">
            <text:p>80637648</text:p>
          </table:table-cell>
          <table:table-cell office:value-type="float" office:value="72753360" calcext:value-type="float">
            <text:p>72753360</text:p>
          </table:table-cell>
          <table:table-cell office:value-type="float" office:value="54235480" calcext:value-type="float">
            <text:p>542354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2096" calcext:value-type="float">
            <text:p>21252096</text:p>
          </table:table-cell>
          <table:table-cell office:value-type="float" office:value="151471240" calcext:value-type="float">
            <text:p>151471240</text:p>
          </table:table-cell>
          <table:table-cell office:value-type="float" office:value="78780288" calcext:value-type="float">
            <text:p>78780288</text:p>
          </table:table-cell>
          <table:table-cell office:value-type="float" office:value="65931656" calcext:value-type="float">
            <text:p>65931656</text:p>
          </table:table-cell>
          <table:table-cell office:value-type="float" office:value="45480528" calcext:value-type="float">
            <text:p>45480528</text:p>
          </table:table-cell>
          <table:table-cell office:value-type="float" office:value="28361840" calcext:value-type="float">
            <text:p>28361840</text:p>
          </table:table-cell>
          <table:table-cell office:value-type="float" office:value="185781832" calcext:value-type="float">
            <text:p>185781832</text:p>
          </table:table-cell>
          <table:table-cell office:value-type="float" office:value="80645200" calcext:value-type="float">
            <text:p>80645200</text:p>
          </table:table-cell>
          <table:table-cell office:value-type="float" office:value="72762472" calcext:value-type="float">
            <text:p>72762472</text:p>
          </table:table-cell>
          <table:table-cell office:value-type="float" office:value="54238648" calcext:value-type="float">
            <text:p>54238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2456" calcext:value-type="float">
            <text:p>21252456</text:p>
          </table:table-cell>
          <table:table-cell office:value-type="float" office:value="151472240" calcext:value-type="float">
            <text:p>151472240</text:p>
          </table:table-cell>
          <table:table-cell office:value-type="float" office:value="78780328" calcext:value-type="float">
            <text:p>78780328</text:p>
          </table:table-cell>
          <table:table-cell office:value-type="float" office:value="65932264" calcext:value-type="float">
            <text:p>65932264</text:p>
          </table:table-cell>
          <table:table-cell office:value-type="float" office:value="45480600" calcext:value-type="float">
            <text:p>45480600</text:p>
          </table:table-cell>
          <table:table-cell office:value-type="float" office:value="28366784" calcext:value-type="float">
            <text:p>28366784</text:p>
          </table:table-cell>
          <table:table-cell office:value-type="float" office:value="185885440" calcext:value-type="float">
            <text:p>185885440</text:p>
          </table:table-cell>
          <table:table-cell office:value-type="float" office:value="80648096" calcext:value-type="float">
            <text:p>80648096</text:p>
          </table:table-cell>
          <table:table-cell office:value-type="float" office:value="72764304" calcext:value-type="float">
            <text:p>72764304</text:p>
          </table:table-cell>
          <table:table-cell office:value-type="float" office:value="54244016" calcext:value-type="float">
            <text:p>54244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3048" calcext:value-type="float">
            <text:p>21253048</text:p>
          </table:table-cell>
          <table:table-cell office:value-type="float" office:value="151473816" calcext:value-type="float">
            <text:p>151473816</text:p>
          </table:table-cell>
          <table:table-cell office:value-type="float" office:value="78780544" calcext:value-type="float">
            <text:p>78780544</text:p>
          </table:table-cell>
          <table:table-cell office:value-type="float" office:value="65932792" calcext:value-type="float">
            <text:p>65932792</text:p>
          </table:table-cell>
          <table:table-cell office:value-type="float" office:value="45480896" calcext:value-type="float">
            <text:p>45480896</text:p>
          </table:table-cell>
          <table:table-cell office:value-type="float" office:value="28369664" calcext:value-type="float">
            <text:p>28369664</text:p>
          </table:table-cell>
          <table:table-cell office:value-type="float" office:value="186124712" calcext:value-type="float">
            <text:p>186124712</text:p>
          </table:table-cell>
          <table:table-cell office:value-type="float" office:value="80651936" calcext:value-type="float">
            <text:p>80651936</text:p>
          </table:table-cell>
          <table:table-cell office:value-type="float" office:value="72796192" calcext:value-type="float">
            <text:p>72796192</text:p>
          </table:table-cell>
          <table:table-cell office:value-type="float" office:value="54248936" calcext:value-type="float">
            <text:p>54248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3368" calcext:value-type="float">
            <text:p>21253368</text:p>
          </table:table-cell>
          <table:table-cell office:value-type="float" office:value="151474032" calcext:value-type="float">
            <text:p>151474032</text:p>
          </table:table-cell>
          <table:table-cell office:value-type="float" office:value="78780840" calcext:value-type="float">
            <text:p>78780840</text:p>
          </table:table-cell>
          <table:table-cell office:value-type="float" office:value="65932880" calcext:value-type="float">
            <text:p>65932880</text:p>
          </table:table-cell>
          <table:table-cell office:value-type="float" office:value="45481248" calcext:value-type="float">
            <text:p>45481248</text:p>
          </table:table-cell>
          <table:table-cell office:value-type="float" office:value="28371264" calcext:value-type="float">
            <text:p>28371264</text:p>
          </table:table-cell>
          <table:table-cell office:value-type="float" office:value="186468568" calcext:value-type="float">
            <text:p>186468568</text:p>
          </table:table-cell>
          <table:table-cell office:value-type="float" office:value="80656736" calcext:value-type="float">
            <text:p>80656736</text:p>
          </table:table-cell>
          <table:table-cell office:value-type="float" office:value="72797344" calcext:value-type="float">
            <text:p>72797344</text:p>
          </table:table-cell>
          <table:table-cell office:value-type="float" office:value="54250192" calcext:value-type="float">
            <text:p>54250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3536" calcext:value-type="float">
            <text:p>21253536</text:p>
          </table:table-cell>
          <table:table-cell office:value-type="float" office:value="151474088" calcext:value-type="float">
            <text:p>151474088</text:p>
          </table:table-cell>
          <table:table-cell office:value-type="float" office:value="78781168" calcext:value-type="float">
            <text:p>78781168</text:p>
          </table:table-cell>
          <table:table-cell office:value-type="float" office:value="65933736" calcext:value-type="float">
            <text:p>65933736</text:p>
          </table:table-cell>
          <table:table-cell office:value-type="float" office:value="45481416" calcext:value-type="float">
            <text:p>45481416</text:p>
          </table:table-cell>
          <table:table-cell office:value-type="float" office:value="28373928" calcext:value-type="float">
            <text:p>28373928</text:p>
          </table:table-cell>
          <table:table-cell office:value-type="float" office:value="187294200" calcext:value-type="float">
            <text:p>187294200</text:p>
          </table:table-cell>
          <table:table-cell office:value-type="float" office:value="80662248" calcext:value-type="float">
            <text:p>80662248</text:p>
          </table:table-cell>
          <table:table-cell office:value-type="float" office:value="72799160" calcext:value-type="float">
            <text:p>72799160</text:p>
          </table:table-cell>
          <table:table-cell office:value-type="float" office:value="54251320" calcext:value-type="float">
            <text:p>542513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3544" calcext:value-type="float">
            <text:p>21253544</text:p>
          </table:table-cell>
          <table:table-cell office:value-type="float" office:value="151475752" calcext:value-type="float">
            <text:p>151475752</text:p>
          </table:table-cell>
          <table:table-cell office:value-type="float" office:value="78781168" calcext:value-type="float">
            <text:p>78781168</text:p>
          </table:table-cell>
          <table:table-cell office:value-type="float" office:value="65933936" calcext:value-type="float">
            <text:p>65933936</text:p>
          </table:table-cell>
          <table:table-cell office:value-type="float" office:value="45481832" calcext:value-type="float">
            <text:p>45481832</text:p>
          </table:table-cell>
          <table:table-cell office:value-type="float" office:value="28374328" calcext:value-type="float">
            <text:p>28374328</text:p>
          </table:table-cell>
          <table:table-cell office:value-type="float" office:value="188468392" calcext:value-type="float">
            <text:p>188468392</text:p>
          </table:table-cell>
          <table:table-cell office:value-type="float" office:value="80672656" calcext:value-type="float">
            <text:p>80672656</text:p>
          </table:table-cell>
          <table:table-cell office:value-type="float" office:value="72807528" calcext:value-type="float">
            <text:p>72807528</text:p>
          </table:table-cell>
          <table:table-cell office:value-type="float" office:value="54256344" calcext:value-type="float">
            <text:p>54256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3704" calcext:value-type="float">
            <text:p>21253704</text:p>
          </table:table-cell>
          <table:table-cell office:value-type="float" office:value="151476104" calcext:value-type="float">
            <text:p>151476104</text:p>
          </table:table-cell>
          <table:table-cell office:value-type="float" office:value="78781752" calcext:value-type="float">
            <text:p>78781752</text:p>
          </table:table-cell>
          <table:table-cell office:value-type="float" office:value="65934888" calcext:value-type="float">
            <text:p>65934888</text:p>
          </table:table-cell>
          <table:table-cell office:value-type="float" office:value="45482240" calcext:value-type="float">
            <text:p>45482240</text:p>
          </table:table-cell>
          <table:table-cell office:value-type="float" office:value="28374344" calcext:value-type="float">
            <text:p>28374344</text:p>
          </table:table-cell>
          <table:table-cell office:value-type="float" office:value="188806840" calcext:value-type="float">
            <text:p>188806840</text:p>
          </table:table-cell>
          <table:table-cell office:value-type="float" office:value="80683888" calcext:value-type="float">
            <text:p>80683888</text:p>
          </table:table-cell>
          <table:table-cell office:value-type="float" office:value="72807704" calcext:value-type="float">
            <text:p>72807704</text:p>
          </table:table-cell>
          <table:table-cell office:value-type="float" office:value="54256896" calcext:value-type="float">
            <text:p>54256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3808" calcext:value-type="float">
            <text:p>21253808</text:p>
          </table:table-cell>
          <table:table-cell office:value-type="float" office:value="151476800" calcext:value-type="float">
            <text:p>151476800</text:p>
          </table:table-cell>
          <table:table-cell office:value-type="float" office:value="78782056" calcext:value-type="float">
            <text:p>78782056</text:p>
          </table:table-cell>
          <table:table-cell office:value-type="float" office:value="65935184" calcext:value-type="float">
            <text:p>65935184</text:p>
          </table:table-cell>
          <table:table-cell office:value-type="float" office:value="45482592" calcext:value-type="float">
            <text:p>45482592</text:p>
          </table:table-cell>
          <table:table-cell office:value-type="float" office:value="28374712" calcext:value-type="float">
            <text:p>28374712</text:p>
          </table:table-cell>
          <table:table-cell office:value-type="float" office:value="189365040" calcext:value-type="float">
            <text:p>189365040</text:p>
          </table:table-cell>
          <table:table-cell office:value-type="float" office:value="80706800" calcext:value-type="float">
            <text:p>80706800</text:p>
          </table:table-cell>
          <table:table-cell office:value-type="float" office:value="72810840" calcext:value-type="float">
            <text:p>72810840</text:p>
          </table:table-cell>
          <table:table-cell office:value-type="float" office:value="54265088" calcext:value-type="float">
            <text:p>54265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3864" calcext:value-type="float">
            <text:p>21253864</text:p>
          </table:table-cell>
          <table:table-cell office:value-type="float" office:value="151479488" calcext:value-type="float">
            <text:p>151479488</text:p>
          </table:table-cell>
          <table:table-cell office:value-type="float" office:value="78782616" calcext:value-type="float">
            <text:p>78782616</text:p>
          </table:table-cell>
          <table:table-cell office:value-type="float" office:value="65935288" calcext:value-type="float">
            <text:p>65935288</text:p>
          </table:table-cell>
          <table:table-cell office:value-type="float" office:value="45482640" calcext:value-type="float">
            <text:p>45482640</text:p>
          </table:table-cell>
          <table:table-cell office:value-type="float" office:value="28375632" calcext:value-type="float">
            <text:p>28375632</text:p>
          </table:table-cell>
          <table:table-cell office:value-type="float" office:value="190320536" calcext:value-type="float">
            <text:p>190320536</text:p>
          </table:table-cell>
          <table:table-cell office:value-type="float" office:value="80714416" calcext:value-type="float">
            <text:p>80714416</text:p>
          </table:table-cell>
          <table:table-cell office:value-type="float" office:value="72819232" calcext:value-type="float">
            <text:p>72819232</text:p>
          </table:table-cell>
          <table:table-cell office:value-type="float" office:value="54282080" calcext:value-type="float">
            <text:p>542820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4184" calcext:value-type="float">
            <text:p>21254184</text:p>
          </table:table-cell>
          <table:table-cell office:value-type="float" office:value="151479808" calcext:value-type="float">
            <text:p>151479808</text:p>
          </table:table-cell>
          <table:table-cell office:value-type="float" office:value="78782680" calcext:value-type="float">
            <text:p>78782680</text:p>
          </table:table-cell>
          <table:table-cell office:value-type="float" office:value="65935496" calcext:value-type="float">
            <text:p>65935496</text:p>
          </table:table-cell>
          <table:table-cell office:value-type="float" office:value="45483072" calcext:value-type="float">
            <text:p>45483072</text:p>
          </table:table-cell>
          <table:table-cell office:value-type="float" office:value="28377656" calcext:value-type="float">
            <text:p>28377656</text:p>
          </table:table-cell>
          <table:table-cell office:value-type="float" office:value="191616728" calcext:value-type="float">
            <text:p>191616728</text:p>
          </table:table-cell>
          <table:table-cell office:value-type="float" office:value="80719288" calcext:value-type="float">
            <text:p>80719288</text:p>
          </table:table-cell>
          <table:table-cell office:value-type="float" office:value="72822232" calcext:value-type="float">
            <text:p>72822232</text:p>
          </table:table-cell>
          <table:table-cell office:value-type="float" office:value="54291128" calcext:value-type="float">
            <text:p>54291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5136" calcext:value-type="float">
            <text:p>21255136</text:p>
          </table:table-cell>
          <table:table-cell office:value-type="float" office:value="151482352" calcext:value-type="float">
            <text:p>151482352</text:p>
          </table:table-cell>
          <table:table-cell office:value-type="float" office:value="78783672" calcext:value-type="float">
            <text:p>78783672</text:p>
          </table:table-cell>
          <table:table-cell office:value-type="float" office:value="65935680" calcext:value-type="float">
            <text:p>65935680</text:p>
          </table:table-cell>
          <table:table-cell office:value-type="float" office:value="45483360" calcext:value-type="float">
            <text:p>45483360</text:p>
          </table:table-cell>
          <table:table-cell office:value-type="float" office:value="28378856" calcext:value-type="float">
            <text:p>28378856</text:p>
          </table:table-cell>
          <table:table-cell office:value-type="float" office:value="192116192" calcext:value-type="float">
            <text:p>192116192</text:p>
          </table:table-cell>
          <table:table-cell office:value-type="float" office:value="80721272" calcext:value-type="float">
            <text:p>80721272</text:p>
          </table:table-cell>
          <table:table-cell office:value-type="float" office:value="72840720" calcext:value-type="float">
            <text:p>72840720</text:p>
          </table:table-cell>
          <table:table-cell office:value-type="float" office:value="54304616" calcext:value-type="float">
            <text:p>54304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5264" calcext:value-type="float">
            <text:p>21255264</text:p>
          </table:table-cell>
          <table:table-cell office:value-type="float" office:value="151482600" calcext:value-type="float">
            <text:p>151482600</text:p>
          </table:table-cell>
          <table:table-cell office:value-type="float" office:value="78784376" calcext:value-type="float">
            <text:p>78784376</text:p>
          </table:table-cell>
          <table:table-cell office:value-type="float" office:value="65935864" calcext:value-type="float">
            <text:p>65935864</text:p>
          </table:table-cell>
          <table:table-cell office:value-type="float" office:value="45483368" calcext:value-type="float">
            <text:p>45483368</text:p>
          </table:table-cell>
          <table:table-cell office:value-type="float" office:value="28379560" calcext:value-type="float">
            <text:p>28379560</text:p>
          </table:table-cell>
          <table:table-cell office:value-type="float" office:value="193279160" calcext:value-type="float">
            <text:p>193279160</text:p>
          </table:table-cell>
          <table:table-cell office:value-type="float" office:value="80730944" calcext:value-type="float">
            <text:p>80730944</text:p>
          </table:table-cell>
          <table:table-cell office:value-type="float" office:value="72844480" calcext:value-type="float">
            <text:p>72844480</text:p>
          </table:table-cell>
          <table:table-cell office:value-type="float" office:value="54320864" calcext:value-type="float">
            <text:p>543208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6040" calcext:value-type="float">
            <text:p>21256040</text:p>
          </table:table-cell>
          <table:table-cell office:value-type="float" office:value="151483008" calcext:value-type="float">
            <text:p>151483008</text:p>
          </table:table-cell>
          <table:table-cell office:value-type="float" office:value="78784872" calcext:value-type="float">
            <text:p>78784872</text:p>
          </table:table-cell>
          <table:table-cell office:value-type="float" office:value="65935944" calcext:value-type="float">
            <text:p>65935944</text:p>
          </table:table-cell>
          <table:table-cell office:value-type="float" office:value="45483416" calcext:value-type="float">
            <text:p>45483416</text:p>
          </table:table-cell>
          <table:table-cell office:value-type="float" office:value="28380480" calcext:value-type="float">
            <text:p>28380480</text:p>
          </table:table-cell>
          <table:table-cell office:value-type="float" office:value="193620976" calcext:value-type="float">
            <text:p>193620976</text:p>
          </table:table-cell>
          <table:table-cell office:value-type="float" office:value="80734664" calcext:value-type="float">
            <text:p>80734664</text:p>
          </table:table-cell>
          <table:table-cell office:value-type="float" office:value="72845680" calcext:value-type="float">
            <text:p>72845680</text:p>
          </table:table-cell>
          <table:table-cell office:value-type="float" office:value="54324320" calcext:value-type="float">
            <text:p>543243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6752" calcext:value-type="float">
            <text:p>21256752</text:p>
          </table:table-cell>
          <table:table-cell office:value-type="float" office:value="151485080" calcext:value-type="float">
            <text:p>151485080</text:p>
          </table:table-cell>
          <table:table-cell office:value-type="float" office:value="78785096" calcext:value-type="float">
            <text:p>78785096</text:p>
          </table:table-cell>
          <table:table-cell office:value-type="float" office:value="65936224" calcext:value-type="float">
            <text:p>65936224</text:p>
          </table:table-cell>
          <table:table-cell office:value-type="float" office:value="45483856" calcext:value-type="float">
            <text:p>45483856</text:p>
          </table:table-cell>
          <table:table-cell office:value-type="float" office:value="28380728" calcext:value-type="float">
            <text:p>28380728</text:p>
          </table:table-cell>
          <table:table-cell office:value-type="float" office:value="194618536" calcext:value-type="float">
            <text:p>194618536</text:p>
          </table:table-cell>
          <table:table-cell office:value-type="float" office:value="80743056" calcext:value-type="float">
            <text:p>80743056</text:p>
          </table:table-cell>
          <table:table-cell office:value-type="float" office:value="72856352" calcext:value-type="float">
            <text:p>72856352</text:p>
          </table:table-cell>
          <table:table-cell office:value-type="float" office:value="54330296" calcext:value-type="float">
            <text:p>54330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7312" calcext:value-type="float">
            <text:p>21257312</text:p>
          </table:table-cell>
          <table:table-cell office:value-type="float" office:value="151485160" calcext:value-type="float">
            <text:p>151485160</text:p>
          </table:table-cell>
          <table:table-cell office:value-type="float" office:value="78785712" calcext:value-type="float">
            <text:p>78785712</text:p>
          </table:table-cell>
          <table:table-cell office:value-type="float" office:value="65936480" calcext:value-type="float">
            <text:p>65936480</text:p>
          </table:table-cell>
          <table:table-cell office:value-type="float" office:value="45484216" calcext:value-type="float">
            <text:p>45484216</text:p>
          </table:table-cell>
          <table:table-cell office:value-type="float" office:value="28380888" calcext:value-type="float">
            <text:p>28380888</text:p>
          </table:table-cell>
          <table:table-cell office:value-type="float" office:value="196184712" calcext:value-type="float">
            <text:p>196184712</text:p>
          </table:table-cell>
          <table:table-cell office:value-type="float" office:value="80743912" calcext:value-type="float">
            <text:p>80743912</text:p>
          </table:table-cell>
          <table:table-cell office:value-type="float" office:value="72863472" calcext:value-type="float">
            <text:p>72863472</text:p>
          </table:table-cell>
          <table:table-cell office:value-type="float" office:value="54335056" calcext:value-type="float">
            <text:p>54335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7368" calcext:value-type="float">
            <text:p>21257368</text:p>
          </table:table-cell>
          <table:table-cell office:value-type="float" office:value="151487096" calcext:value-type="float">
            <text:p>151487096</text:p>
          </table:table-cell>
          <table:table-cell office:value-type="float" office:value="78785856" calcext:value-type="float">
            <text:p>78785856</text:p>
          </table:table-cell>
          <table:table-cell office:value-type="float" office:value="65937040" calcext:value-type="float">
            <text:p>65937040</text:p>
          </table:table-cell>
          <table:table-cell office:value-type="float" office:value="45484232" calcext:value-type="float">
            <text:p>45484232</text:p>
          </table:table-cell>
          <table:table-cell office:value-type="float" office:value="28382056" calcext:value-type="float">
            <text:p>28382056</text:p>
          </table:table-cell>
          <table:table-cell office:value-type="float" office:value="197973768" calcext:value-type="float">
            <text:p>197973768</text:p>
          </table:table-cell>
          <table:table-cell office:value-type="float" office:value="80761848" calcext:value-type="float">
            <text:p>80761848</text:p>
          </table:table-cell>
          <table:table-cell office:value-type="float" office:value="72863552" calcext:value-type="float">
            <text:p>72863552</text:p>
          </table:table-cell>
          <table:table-cell office:value-type="float" office:value="54345424" calcext:value-type="float">
            <text:p>54345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7808" calcext:value-type="float">
            <text:p>21257808</text:p>
          </table:table-cell>
          <table:table-cell office:value-type="float" office:value="151487624" calcext:value-type="float">
            <text:p>151487624</text:p>
          </table:table-cell>
          <table:table-cell office:value-type="float" office:value="78786400" calcext:value-type="float">
            <text:p>78786400</text:p>
          </table:table-cell>
          <table:table-cell office:value-type="float" office:value="65938152" calcext:value-type="float">
            <text:p>65938152</text:p>
          </table:table-cell>
          <table:table-cell office:value-type="float" office:value="45484728" calcext:value-type="float">
            <text:p>45484728</text:p>
          </table:table-cell>
          <table:table-cell office:value-type="float" office:value="28386064" calcext:value-type="float">
            <text:p>28386064</text:p>
          </table:table-cell>
          <table:table-cell office:value-type="float" office:value="198230888" calcext:value-type="float">
            <text:p>198230888</text:p>
          </table:table-cell>
          <table:table-cell office:value-type="float" office:value="80777248" calcext:value-type="float">
            <text:p>80777248</text:p>
          </table:table-cell>
          <table:table-cell office:value-type="float" office:value="72871856" calcext:value-type="float">
            <text:p>72871856</text:p>
          </table:table-cell>
          <table:table-cell office:value-type="float" office:value="54353480" calcext:value-type="float">
            <text:p>543534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8168" calcext:value-type="float">
            <text:p>21258168</text:p>
          </table:table-cell>
          <table:table-cell office:value-type="float" office:value="151488160" calcext:value-type="float">
            <text:p>151488160</text:p>
          </table:table-cell>
          <table:table-cell office:value-type="float" office:value="78786448" calcext:value-type="float">
            <text:p>78786448</text:p>
          </table:table-cell>
          <table:table-cell office:value-type="float" office:value="65938184" calcext:value-type="float">
            <text:p>65938184</text:p>
          </table:table-cell>
          <table:table-cell office:value-type="float" office:value="45485000" calcext:value-type="float">
            <text:p>45485000</text:p>
          </table:table-cell>
          <table:table-cell office:value-type="float" office:value="28389344" calcext:value-type="float">
            <text:p>28389344</text:p>
          </table:table-cell>
          <table:table-cell office:value-type="float" office:value="198457248" calcext:value-type="float">
            <text:p>198457248</text:p>
          </table:table-cell>
          <table:table-cell office:value-type="float" office:value="80789472" calcext:value-type="float">
            <text:p>80789472</text:p>
          </table:table-cell>
          <table:table-cell office:value-type="float" office:value="72881576" calcext:value-type="float">
            <text:p>72881576</text:p>
          </table:table-cell>
          <table:table-cell office:value-type="float" office:value="54358832" calcext:value-type="float">
            <text:p>54358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9032" calcext:value-type="float">
            <text:p>21259032</text:p>
          </table:table-cell>
          <table:table-cell office:value-type="float" office:value="151488296" calcext:value-type="float">
            <text:p>151488296</text:p>
          </table:table-cell>
          <table:table-cell office:value-type="float" office:value="78786472" calcext:value-type="float">
            <text:p>78786472</text:p>
          </table:table-cell>
          <table:table-cell office:value-type="float" office:value="65938216" calcext:value-type="float">
            <text:p>65938216</text:p>
          </table:table-cell>
          <table:table-cell office:value-type="float" office:value="45485048" calcext:value-type="float">
            <text:p>45485048</text:p>
          </table:table-cell>
          <table:table-cell office:value-type="float" office:value="28389584" calcext:value-type="float">
            <text:p>28389584</text:p>
          </table:table-cell>
          <table:table-cell office:value-type="float" office:value="198465640" calcext:value-type="float">
            <text:p>198465640</text:p>
          </table:table-cell>
          <table:table-cell office:value-type="float" office:value="80795056" calcext:value-type="float">
            <text:p>80795056</text:p>
          </table:table-cell>
          <table:table-cell office:value-type="float" office:value="72883560" calcext:value-type="float">
            <text:p>72883560</text:p>
          </table:table-cell>
          <table:table-cell office:value-type="float" office:value="54370832" calcext:value-type="float">
            <text:p>54370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9120" calcext:value-type="float">
            <text:p>21259120</text:p>
          </table:table-cell>
          <table:table-cell office:value-type="float" office:value="151488520" calcext:value-type="float">
            <text:p>151488520</text:p>
          </table:table-cell>
          <table:table-cell office:value-type="float" office:value="78786920" calcext:value-type="float">
            <text:p>78786920</text:p>
          </table:table-cell>
          <table:table-cell office:value-type="float" office:value="65938768" calcext:value-type="float">
            <text:p>65938768</text:p>
          </table:table-cell>
          <table:table-cell office:value-type="float" office:value="45485080" calcext:value-type="float">
            <text:p>45485080</text:p>
          </table:table-cell>
          <table:table-cell office:value-type="float" office:value="28393520" calcext:value-type="float">
            <text:p>28393520</text:p>
          </table:table-cell>
          <table:table-cell office:value-type="float" office:value="199623136" calcext:value-type="float">
            <text:p>199623136</text:p>
          </table:table-cell>
          <table:table-cell office:value-type="float" office:value="80800120" calcext:value-type="float">
            <text:p>80800120</text:p>
          </table:table-cell>
          <table:table-cell office:value-type="float" office:value="72885528" calcext:value-type="float">
            <text:p>72885528</text:p>
          </table:table-cell>
          <table:table-cell office:value-type="float" office:value="54389616" calcext:value-type="float">
            <text:p>54389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9736" calcext:value-type="float">
            <text:p>21259736</text:p>
          </table:table-cell>
          <table:table-cell office:value-type="float" office:value="151493256" calcext:value-type="float">
            <text:p>151493256</text:p>
          </table:table-cell>
          <table:table-cell office:value-type="float" office:value="78787120" calcext:value-type="float">
            <text:p>78787120</text:p>
          </table:table-cell>
          <table:table-cell office:value-type="float" office:value="65938872" calcext:value-type="float">
            <text:p>65938872</text:p>
          </table:table-cell>
          <table:table-cell office:value-type="float" office:value="45485128" calcext:value-type="float">
            <text:p>45485128</text:p>
          </table:table-cell>
          <table:table-cell office:value-type="float" office:value="28395048" calcext:value-type="float">
            <text:p>28395048</text:p>
          </table:table-cell>
          <table:table-cell office:value-type="float" office:value="202394792" calcext:value-type="float">
            <text:p>202394792</text:p>
          </table:table-cell>
          <table:table-cell office:value-type="float" office:value="80818976" calcext:value-type="float">
            <text:p>80818976</text:p>
          </table:table-cell>
          <table:table-cell office:value-type="float" office:value="72891272" calcext:value-type="float">
            <text:p>72891272</text:p>
          </table:table-cell>
          <table:table-cell office:value-type="float" office:value="54403664" calcext:value-type="float">
            <text:p>54403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9784" calcext:value-type="float">
            <text:p>21259784</text:p>
          </table:table-cell>
          <table:table-cell office:value-type="float" office:value="151494992" calcext:value-type="float">
            <text:p>151494992</text:p>
          </table:table-cell>
          <table:table-cell office:value-type="float" office:value="78787624" calcext:value-type="float">
            <text:p>78787624</text:p>
          </table:table-cell>
          <table:table-cell office:value-type="float" office:value="65939200" calcext:value-type="float">
            <text:p>65939200</text:p>
          </table:table-cell>
          <table:table-cell office:value-type="float" office:value="45485520" calcext:value-type="float">
            <text:p>45485520</text:p>
          </table:table-cell>
          <table:table-cell office:value-type="float" office:value="28395864" calcext:value-type="float">
            <text:p>28395864</text:p>
          </table:table-cell>
          <table:table-cell office:value-type="float" office:value="202773112" calcext:value-type="float">
            <text:p>202773112</text:p>
          </table:table-cell>
          <table:table-cell office:value-type="float" office:value="80838304" calcext:value-type="float">
            <text:p>80838304</text:p>
          </table:table-cell>
          <table:table-cell office:value-type="float" office:value="72901920" calcext:value-type="float">
            <text:p>72901920</text:p>
          </table:table-cell>
          <table:table-cell office:value-type="float" office:value="54404408" calcext:value-type="float">
            <text:p>54404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9840" calcext:value-type="float">
            <text:p>21259840</text:p>
          </table:table-cell>
          <table:table-cell office:value-type="float" office:value="151495456" calcext:value-type="float">
            <text:p>151495456</text:p>
          </table:table-cell>
          <table:table-cell office:value-type="float" office:value="78788408" calcext:value-type="float">
            <text:p>78788408</text:p>
          </table:table-cell>
          <table:table-cell office:value-type="float" office:value="65939392" calcext:value-type="float">
            <text:p>65939392</text:p>
          </table:table-cell>
          <table:table-cell office:value-type="float" office:value="45485552" calcext:value-type="float">
            <text:p>45485552</text:p>
          </table:table-cell>
          <table:table-cell office:value-type="float" office:value="28395896" calcext:value-type="float">
            <text:p>28395896</text:p>
          </table:table-cell>
          <table:table-cell office:value-type="float" office:value="202983624" calcext:value-type="float">
            <text:p>202983624</text:p>
          </table:table-cell>
          <table:table-cell office:value-type="float" office:value="80842096" calcext:value-type="float">
            <text:p>80842096</text:p>
          </table:table-cell>
          <table:table-cell office:value-type="float" office:value="72902528" calcext:value-type="float">
            <text:p>72902528</text:p>
          </table:table-cell>
          <table:table-cell office:value-type="float" office:value="54428384" calcext:value-type="float">
            <text:p>54428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9936" calcext:value-type="float">
            <text:p>21259936</text:p>
          </table:table-cell>
          <table:table-cell office:value-type="float" office:value="151495560" calcext:value-type="float">
            <text:p>151495560</text:p>
          </table:table-cell>
          <table:table-cell office:value-type="float" office:value="78789744" calcext:value-type="float">
            <text:p>78789744</text:p>
          </table:table-cell>
          <table:table-cell office:value-type="float" office:value="65939680" calcext:value-type="float">
            <text:p>65939680</text:p>
          </table:table-cell>
          <table:table-cell office:value-type="float" office:value="45485864" calcext:value-type="float">
            <text:p>45485864</text:p>
          </table:table-cell>
          <table:table-cell office:value-type="float" office:value="28396464" calcext:value-type="float">
            <text:p>28396464</text:p>
          </table:table-cell>
          <table:table-cell office:value-type="float" office:value="204622288" calcext:value-type="float">
            <text:p>204622288</text:p>
          </table:table-cell>
          <table:table-cell office:value-type="float" office:value="80852840" calcext:value-type="float">
            <text:p>80852840</text:p>
          </table:table-cell>
          <table:table-cell office:value-type="float" office:value="72949456" calcext:value-type="float">
            <text:p>72949456</text:p>
          </table:table-cell>
          <table:table-cell office:value-type="float" office:value="54439832" calcext:value-type="float">
            <text:p>54439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0368" calcext:value-type="float">
            <text:p>21260368</text:p>
          </table:table-cell>
          <table:table-cell office:value-type="float" office:value="151498840" calcext:value-type="float">
            <text:p>151498840</text:p>
          </table:table-cell>
          <table:table-cell office:value-type="float" office:value="78789920" calcext:value-type="float">
            <text:p>78789920</text:p>
          </table:table-cell>
          <table:table-cell office:value-type="float" office:value="65940288" calcext:value-type="float">
            <text:p>65940288</text:p>
          </table:table-cell>
          <table:table-cell office:value-type="float" office:value="45485936" calcext:value-type="float">
            <text:p>45485936</text:p>
          </table:table-cell>
          <table:table-cell office:value-type="float" office:value="28396688" calcext:value-type="float">
            <text:p>28396688</text:p>
          </table:table-cell>
          <table:table-cell office:value-type="float" office:value="204867416" calcext:value-type="float">
            <text:p>204867416</text:p>
          </table:table-cell>
          <table:table-cell office:value-type="float" office:value="80905456" calcext:value-type="float">
            <text:p>80905456</text:p>
          </table:table-cell>
          <table:table-cell office:value-type="float" office:value="72959616" calcext:value-type="float">
            <text:p>72959616</text:p>
          </table:table-cell>
          <table:table-cell office:value-type="float" office:value="54444272" calcext:value-type="float">
            <text:p>54444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0376" calcext:value-type="float">
            <text:p>21260376</text:p>
          </table:table-cell>
          <table:table-cell office:value-type="float" office:value="151498984" calcext:value-type="float">
            <text:p>151498984</text:p>
          </table:table-cell>
          <table:table-cell office:value-type="float" office:value="78790440" calcext:value-type="float">
            <text:p>78790440</text:p>
          </table:table-cell>
          <table:table-cell office:value-type="float" office:value="65940408" calcext:value-type="float">
            <text:p>65940408</text:p>
          </table:table-cell>
          <table:table-cell office:value-type="float" office:value="45486008" calcext:value-type="float">
            <text:p>45486008</text:p>
          </table:table-cell>
          <table:table-cell office:value-type="float" office:value="28404920" calcext:value-type="float">
            <text:p>28404920</text:p>
          </table:table-cell>
          <table:table-cell office:value-type="float" office:value="205039304" calcext:value-type="float">
            <text:p>205039304</text:p>
          </table:table-cell>
          <table:table-cell office:value-type="float" office:value="80923104" calcext:value-type="float">
            <text:p>80923104</text:p>
          </table:table-cell>
          <table:table-cell office:value-type="float" office:value="72977152" calcext:value-type="float">
            <text:p>72977152</text:p>
          </table:table-cell>
          <table:table-cell office:value-type="float" office:value="54457032" calcext:value-type="float">
            <text:p>54457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0536" calcext:value-type="float">
            <text:p>21260536</text:p>
          </table:table-cell>
          <table:table-cell office:value-type="float" office:value="151499144" calcext:value-type="float">
            <text:p>151499144</text:p>
          </table:table-cell>
          <table:table-cell office:value-type="float" office:value="78790608" calcext:value-type="float">
            <text:p>78790608</text:p>
          </table:table-cell>
          <table:table-cell office:value-type="float" office:value="65940480" calcext:value-type="float">
            <text:p>65940480</text:p>
          </table:table-cell>
          <table:table-cell office:value-type="float" office:value="45486224" calcext:value-type="float">
            <text:p>45486224</text:p>
          </table:table-cell>
          <table:table-cell office:value-type="float" office:value="28405104" calcext:value-type="float">
            <text:p>28405104</text:p>
          </table:table-cell>
          <table:table-cell office:value-type="float" office:value="205144624" calcext:value-type="float">
            <text:p>205144624</text:p>
          </table:table-cell>
          <table:table-cell office:value-type="float" office:value="80933856" calcext:value-type="float">
            <text:p>80933856</text:p>
          </table:table-cell>
          <table:table-cell office:value-type="float" office:value="72978704" calcext:value-type="float">
            <text:p>72978704</text:p>
          </table:table-cell>
          <table:table-cell office:value-type="float" office:value="54502848" calcext:value-type="float">
            <text:p>54502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0592" calcext:value-type="float">
            <text:p>21260592</text:p>
          </table:table-cell>
          <table:table-cell office:value-type="float" office:value="151500192" calcext:value-type="float">
            <text:p>151500192</text:p>
          </table:table-cell>
          <table:table-cell office:value-type="float" office:value="78791128" calcext:value-type="float">
            <text:p>78791128</text:p>
          </table:table-cell>
          <table:table-cell office:value-type="float" office:value="65940856" calcext:value-type="float">
            <text:p>65940856</text:p>
          </table:table-cell>
          <table:table-cell office:value-type="float" office:value="45486872" calcext:value-type="float">
            <text:p>45486872</text:p>
          </table:table-cell>
          <table:table-cell office:value-type="float" office:value="28409096" calcext:value-type="float">
            <text:p>28409096</text:p>
          </table:table-cell>
          <table:table-cell office:value-type="float" office:value="206162488" calcext:value-type="float">
            <text:p>206162488</text:p>
          </table:table-cell>
          <table:table-cell office:value-type="float" office:value="80934912" calcext:value-type="float">
            <text:p>80934912</text:p>
          </table:table-cell>
          <table:table-cell office:value-type="float" office:value="72983904" calcext:value-type="float">
            <text:p>72983904</text:p>
          </table:table-cell>
          <table:table-cell office:value-type="float" office:value="54510384" calcext:value-type="float">
            <text:p>54510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0816" calcext:value-type="float">
            <text:p>21260816</text:p>
          </table:table-cell>
          <table:table-cell office:value-type="float" office:value="151502432" calcext:value-type="float">
            <text:p>151502432</text:p>
          </table:table-cell>
          <table:table-cell office:value-type="float" office:value="78791360" calcext:value-type="float">
            <text:p>78791360</text:p>
          </table:table-cell>
          <table:table-cell office:value-type="float" office:value="65941448" calcext:value-type="float">
            <text:p>65941448</text:p>
          </table:table-cell>
          <table:table-cell office:value-type="float" office:value="45486888" calcext:value-type="float">
            <text:p>45486888</text:p>
          </table:table-cell>
          <table:table-cell office:value-type="float" office:value="28409312" calcext:value-type="float">
            <text:p>28409312</text:p>
          </table:table-cell>
          <table:table-cell office:value-type="float" office:value="208975504" calcext:value-type="float">
            <text:p>208975504</text:p>
          </table:table-cell>
          <table:table-cell office:value-type="float" office:value="80945384" calcext:value-type="float">
            <text:p>80945384</text:p>
          </table:table-cell>
          <table:table-cell office:value-type="float" office:value="73006224" calcext:value-type="float">
            <text:p>73006224</text:p>
          </table:table-cell>
          <table:table-cell office:value-type="float" office:value="54515368" calcext:value-type="float">
            <text:p>54515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0872" calcext:value-type="float">
            <text:p>21260872</text:p>
          </table:table-cell>
          <table:table-cell office:value-type="float" office:value="151503408" calcext:value-type="float">
            <text:p>151503408</text:p>
          </table:table-cell>
          <table:table-cell office:value-type="float" office:value="78791520" calcext:value-type="float">
            <text:p>78791520</text:p>
          </table:table-cell>
          <table:table-cell office:value-type="float" office:value="65942200" calcext:value-type="float">
            <text:p>65942200</text:p>
          </table:table-cell>
          <table:table-cell office:value-type="float" office:value="45487040" calcext:value-type="float">
            <text:p>45487040</text:p>
          </table:table-cell>
          <table:table-cell office:value-type="float" office:value="28409376" calcext:value-type="float">
            <text:p>28409376</text:p>
          </table:table-cell>
          <table:table-cell office:value-type="float" office:value="209185136" calcext:value-type="float">
            <text:p>209185136</text:p>
          </table:table-cell>
          <table:table-cell office:value-type="float" office:value="80951656" calcext:value-type="float">
            <text:p>80951656</text:p>
          </table:table-cell>
          <table:table-cell office:value-type="float" office:value="73017824" calcext:value-type="float">
            <text:p>73017824</text:p>
          </table:table-cell>
          <table:table-cell office:value-type="float" office:value="54526368" calcext:value-type="float">
            <text:p>54526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1184" calcext:value-type="float">
            <text:p>21261184</text:p>
          </table:table-cell>
          <table:table-cell office:value-type="float" office:value="151503768" calcext:value-type="float">
            <text:p>151503768</text:p>
          </table:table-cell>
          <table:table-cell office:value-type="float" office:value="78791960" calcext:value-type="float">
            <text:p>78791960</text:p>
          </table:table-cell>
          <table:table-cell office:value-type="float" office:value="65942336" calcext:value-type="float">
            <text:p>65942336</text:p>
          </table:table-cell>
          <table:table-cell office:value-type="float" office:value="45487112" calcext:value-type="float">
            <text:p>45487112</text:p>
          </table:table-cell>
          <table:table-cell office:value-type="float" office:value="28413320" calcext:value-type="float">
            <text:p>28413320</text:p>
          </table:table-cell>
          <table:table-cell office:value-type="float" office:value="210353272" calcext:value-type="float">
            <text:p>210353272</text:p>
          </table:table-cell>
          <table:table-cell office:value-type="float" office:value="80961136" calcext:value-type="float">
            <text:p>80961136</text:p>
          </table:table-cell>
          <table:table-cell office:value-type="float" office:value="73049528" calcext:value-type="float">
            <text:p>73049528</text:p>
          </table:table-cell>
          <table:table-cell office:value-type="float" office:value="54558440" calcext:value-type="float">
            <text:p>545584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1272" calcext:value-type="float">
            <text:p>21261272</text:p>
          </table:table-cell>
          <table:table-cell office:value-type="float" office:value="151503872" calcext:value-type="float">
            <text:p>151503872</text:p>
          </table:table-cell>
          <table:table-cell office:value-type="float" office:value="78793512" calcext:value-type="float">
            <text:p>78793512</text:p>
          </table:table-cell>
          <table:table-cell office:value-type="float" office:value="65942376" calcext:value-type="float">
            <text:p>65942376</text:p>
          </table:table-cell>
          <table:table-cell office:value-type="float" office:value="45487408" calcext:value-type="float">
            <text:p>45487408</text:p>
          </table:table-cell>
          <table:table-cell office:value-type="float" office:value="28416040" calcext:value-type="float">
            <text:p>28416040</text:p>
          </table:table-cell>
          <table:table-cell office:value-type="float" office:value="210594704" calcext:value-type="float">
            <text:p>210594704</text:p>
          </table:table-cell>
          <table:table-cell office:value-type="float" office:value="80962960" calcext:value-type="float">
            <text:p>80962960</text:p>
          </table:table-cell>
          <table:table-cell office:value-type="float" office:value="73084248" calcext:value-type="float">
            <text:p>73084248</text:p>
          </table:table-cell>
          <table:table-cell office:value-type="float" office:value="54649480" calcext:value-type="float">
            <text:p>546494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1352" calcext:value-type="float">
            <text:p>21261352</text:p>
          </table:table-cell>
          <table:table-cell office:value-type="float" office:value="151504168" calcext:value-type="float">
            <text:p>151504168</text:p>
          </table:table-cell>
          <table:table-cell office:value-type="float" office:value="78793536" calcext:value-type="float">
            <text:p>78793536</text:p>
          </table:table-cell>
          <table:table-cell office:value-type="float" office:value="65942448" calcext:value-type="float">
            <text:p>65942448</text:p>
          </table:table-cell>
          <table:table-cell office:value-type="float" office:value="45487832" calcext:value-type="float">
            <text:p>45487832</text:p>
          </table:table-cell>
          <table:table-cell office:value-type="float" office:value="28417032" calcext:value-type="float">
            <text:p>28417032</text:p>
          </table:table-cell>
          <table:table-cell office:value-type="float" office:value="210926800" calcext:value-type="float">
            <text:p>210926800</text:p>
          </table:table-cell>
          <table:table-cell office:value-type="float" office:value="80993280" calcext:value-type="float">
            <text:p>80993280</text:p>
          </table:table-cell>
          <table:table-cell office:value-type="float" office:value="73087184" calcext:value-type="float">
            <text:p>73087184</text:p>
          </table:table-cell>
          <table:table-cell office:value-type="float" office:value="54685568" calcext:value-type="float">
            <text:p>54685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1504" calcext:value-type="float">
            <text:p>21261504</text:p>
          </table:table-cell>
          <table:table-cell office:value-type="float" office:value="151505512" calcext:value-type="float">
            <text:p>151505512</text:p>
          </table:table-cell>
          <table:table-cell office:value-type="float" office:value="78794040" calcext:value-type="float">
            <text:p>78794040</text:p>
          </table:table-cell>
          <table:table-cell office:value-type="float" office:value="65942448" calcext:value-type="float">
            <text:p>65942448</text:p>
          </table:table-cell>
          <table:table-cell office:value-type="float" office:value="45488096" calcext:value-type="float">
            <text:p>45488096</text:p>
          </table:table-cell>
          <table:table-cell office:value-type="float" office:value="28418024" calcext:value-type="float">
            <text:p>28418024</text:p>
          </table:table-cell>
          <table:table-cell office:value-type="float" office:value="211164624" calcext:value-type="float">
            <text:p>211164624</text:p>
          </table:table-cell>
          <table:table-cell office:value-type="float" office:value="81001088" calcext:value-type="float">
            <text:p>81001088</text:p>
          </table:table-cell>
          <table:table-cell office:value-type="float" office:value="73098640" calcext:value-type="float">
            <text:p>73098640</text:p>
          </table:table-cell>
          <table:table-cell office:value-type="float" office:value="54685672" calcext:value-type="float">
            <text:p>54685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1952" calcext:value-type="float">
            <text:p>21261952</text:p>
          </table:table-cell>
          <table:table-cell office:value-type="float" office:value="151505936" calcext:value-type="float">
            <text:p>151505936</text:p>
          </table:table-cell>
          <table:table-cell office:value-type="float" office:value="78794544" calcext:value-type="float">
            <text:p>78794544</text:p>
          </table:table-cell>
          <table:table-cell office:value-type="float" office:value="65942536" calcext:value-type="float">
            <text:p>65942536</text:p>
          </table:table-cell>
          <table:table-cell office:value-type="float" office:value="45488328" calcext:value-type="float">
            <text:p>45488328</text:p>
          </table:table-cell>
          <table:table-cell office:value-type="float" office:value="28418208" calcext:value-type="float">
            <text:p>28418208</text:p>
          </table:table-cell>
          <table:table-cell office:value-type="float" office:value="211215912" calcext:value-type="float">
            <text:p>211215912</text:p>
          </table:table-cell>
          <table:table-cell office:value-type="float" office:value="81011240" calcext:value-type="float">
            <text:p>81011240</text:p>
          </table:table-cell>
          <table:table-cell office:value-type="float" office:value="73103200" calcext:value-type="float">
            <text:p>73103200</text:p>
          </table:table-cell>
          <table:table-cell office:value-type="float" office:value="54733240" calcext:value-type="float">
            <text:p>547332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2216" calcext:value-type="float">
            <text:p>21262216</text:p>
          </table:table-cell>
          <table:table-cell office:value-type="float" office:value="151508792" calcext:value-type="float">
            <text:p>151508792</text:p>
          </table:table-cell>
          <table:table-cell office:value-type="float" office:value="78795144" calcext:value-type="float">
            <text:p>78795144</text:p>
          </table:table-cell>
          <table:table-cell office:value-type="float" office:value="65943032" calcext:value-type="float">
            <text:p>65943032</text:p>
          </table:table-cell>
          <table:table-cell office:value-type="float" office:value="45488528" calcext:value-type="float">
            <text:p>45488528</text:p>
          </table:table-cell>
          <table:table-cell office:value-type="float" office:value="28418880" calcext:value-type="float">
            <text:p>28418880</text:p>
          </table:table-cell>
          <table:table-cell office:value-type="float" office:value="211285544" calcext:value-type="float">
            <text:p>211285544</text:p>
          </table:table-cell>
          <table:table-cell office:value-type="float" office:value="81018648" calcext:value-type="float">
            <text:p>81018648</text:p>
          </table:table-cell>
          <table:table-cell office:value-type="float" office:value="73129544" calcext:value-type="float">
            <text:p>73129544</text:p>
          </table:table-cell>
          <table:table-cell office:value-type="float" office:value="54757944" calcext:value-type="float">
            <text:p>54757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2400" calcext:value-type="float">
            <text:p>21262400</text:p>
          </table:table-cell>
          <table:table-cell office:value-type="float" office:value="151509088" calcext:value-type="float">
            <text:p>151509088</text:p>
          </table:table-cell>
          <table:table-cell office:value-type="float" office:value="78795520" calcext:value-type="float">
            <text:p>78795520</text:p>
          </table:table-cell>
          <table:table-cell office:value-type="float" office:value="65943904" calcext:value-type="float">
            <text:p>65943904</text:p>
          </table:table-cell>
          <table:table-cell office:value-type="float" office:value="45488648" calcext:value-type="float">
            <text:p>45488648</text:p>
          </table:table-cell>
          <table:table-cell office:value-type="float" office:value="28426728" calcext:value-type="float">
            <text:p>28426728</text:p>
          </table:table-cell>
          <table:table-cell office:value-type="float" office:value="211684232" calcext:value-type="float">
            <text:p>211684232</text:p>
          </table:table-cell>
          <table:table-cell office:value-type="float" office:value="81033200" calcext:value-type="float">
            <text:p>81033200</text:p>
          </table:table-cell>
          <table:table-cell office:value-type="float" office:value="73169232" calcext:value-type="float">
            <text:p>73169232</text:p>
          </table:table-cell>
          <table:table-cell office:value-type="float" office:value="54763872" calcext:value-type="float">
            <text:p>54763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2792" calcext:value-type="float">
            <text:p>21262792</text:p>
          </table:table-cell>
          <table:table-cell office:value-type="float" office:value="151510888" calcext:value-type="float">
            <text:p>151510888</text:p>
          </table:table-cell>
          <table:table-cell office:value-type="float" office:value="78795696" calcext:value-type="float">
            <text:p>78795696</text:p>
          </table:table-cell>
          <table:table-cell office:value-type="float" office:value="65944800" calcext:value-type="float">
            <text:p>65944800</text:p>
          </table:table-cell>
          <table:table-cell office:value-type="float" office:value="45488712" calcext:value-type="float">
            <text:p>45488712</text:p>
          </table:table-cell>
          <table:table-cell office:value-type="float" office:value="28427520" calcext:value-type="float">
            <text:p>28427520</text:p>
          </table:table-cell>
          <table:table-cell office:value-type="float" office:value="211729384" calcext:value-type="float">
            <text:p>211729384</text:p>
          </table:table-cell>
          <table:table-cell office:value-type="float" office:value="81039712" calcext:value-type="float">
            <text:p>81039712</text:p>
          </table:table-cell>
          <table:table-cell office:value-type="float" office:value="73206848" calcext:value-type="float">
            <text:p>73206848</text:p>
          </table:table-cell>
          <table:table-cell office:value-type="float" office:value="54791336" calcext:value-type="float">
            <text:p>54791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2816" calcext:value-type="float">
            <text:p>21262816</text:p>
          </table:table-cell>
          <table:table-cell office:value-type="float" office:value="151511672" calcext:value-type="float">
            <text:p>151511672</text:p>
          </table:table-cell>
          <table:table-cell office:value-type="float" office:value="78796264" calcext:value-type="float">
            <text:p>78796264</text:p>
          </table:table-cell>
          <table:table-cell office:value-type="float" office:value="65945640" calcext:value-type="float">
            <text:p>65945640</text:p>
          </table:table-cell>
          <table:table-cell office:value-type="float" office:value="45488848" calcext:value-type="float">
            <text:p>45488848</text:p>
          </table:table-cell>
          <table:table-cell office:value-type="float" office:value="28428640" calcext:value-type="float">
            <text:p>28428640</text:p>
          </table:table-cell>
          <table:table-cell office:value-type="float" office:value="212664864" calcext:value-type="float">
            <text:p>212664864</text:p>
          </table:table-cell>
          <table:table-cell office:value-type="float" office:value="81151616" calcext:value-type="float">
            <text:p>81151616</text:p>
          </table:table-cell>
          <table:table-cell office:value-type="float" office:value="73239608" calcext:value-type="float">
            <text:p>73239608</text:p>
          </table:table-cell>
          <table:table-cell office:value-type="float" office:value="54835120" calcext:value-type="float">
            <text:p>548351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2824" calcext:value-type="float">
            <text:p>21262824</text:p>
          </table:table-cell>
          <table:table-cell office:value-type="float" office:value="151512352" calcext:value-type="float">
            <text:p>151512352</text:p>
          </table:table-cell>
          <table:table-cell office:value-type="float" office:value="78796312" calcext:value-type="float">
            <text:p>78796312</text:p>
          </table:table-cell>
          <table:table-cell office:value-type="float" office:value="65945888" calcext:value-type="float">
            <text:p>65945888</text:p>
          </table:table-cell>
          <table:table-cell office:value-type="float" office:value="45489408" calcext:value-type="float">
            <text:p>45489408</text:p>
          </table:table-cell>
          <table:table-cell office:value-type="float" office:value="28428896" calcext:value-type="float">
            <text:p>28428896</text:p>
          </table:table-cell>
          <table:table-cell office:value-type="float" office:value="213372512" calcext:value-type="float">
            <text:p>213372512</text:p>
          </table:table-cell>
          <table:table-cell office:value-type="float" office:value="81163344" calcext:value-type="float">
            <text:p>81163344</text:p>
          </table:table-cell>
          <table:table-cell office:value-type="float" office:value="73282152" calcext:value-type="float">
            <text:p>73282152</text:p>
          </table:table-cell>
          <table:table-cell office:value-type="float" office:value="54985080" calcext:value-type="float">
            <text:p>549850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2912" calcext:value-type="float">
            <text:p>21262912</text:p>
          </table:table-cell>
          <table:table-cell office:value-type="float" office:value="151512552" calcext:value-type="float">
            <text:p>151512552</text:p>
          </table:table-cell>
          <table:table-cell office:value-type="float" office:value="78797208" calcext:value-type="float">
            <text:p>78797208</text:p>
          </table:table-cell>
          <table:table-cell office:value-type="float" office:value="65946032" calcext:value-type="float">
            <text:p>65946032</text:p>
          </table:table-cell>
          <table:table-cell office:value-type="float" office:value="45489592" calcext:value-type="float">
            <text:p>45489592</text:p>
          </table:table-cell>
          <table:table-cell office:value-type="float" office:value="28429952" calcext:value-type="float">
            <text:p>28429952</text:p>
          </table:table-cell>
          <table:table-cell office:value-type="float" office:value="214130488" calcext:value-type="float">
            <text:p>214130488</text:p>
          </table:table-cell>
          <table:table-cell office:value-type="float" office:value="81237904" calcext:value-type="float">
            <text:p>81237904</text:p>
          </table:table-cell>
          <table:table-cell office:value-type="float" office:value="73327224" calcext:value-type="float">
            <text:p>73327224</text:p>
          </table:table-cell>
          <table:table-cell office:value-type="float" office:value="55028680" calcext:value-type="float">
            <text:p>550286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2936" calcext:value-type="float">
            <text:p>21262936</text:p>
          </table:table-cell>
          <table:table-cell office:value-type="float" office:value="151513024" calcext:value-type="float">
            <text:p>151513024</text:p>
          </table:table-cell>
          <table:table-cell office:value-type="float" office:value="78797432" calcext:value-type="float">
            <text:p>78797432</text:p>
          </table:table-cell>
          <table:table-cell office:value-type="float" office:value="65946632" calcext:value-type="float">
            <text:p>65946632</text:p>
          </table:table-cell>
          <table:table-cell office:value-type="float" office:value="45489688" calcext:value-type="float">
            <text:p>45489688</text:p>
          </table:table-cell>
          <table:table-cell office:value-type="float" office:value="28432952" calcext:value-type="float">
            <text:p>28432952</text:p>
          </table:table-cell>
          <table:table-cell office:value-type="float" office:value="214329320" calcext:value-type="float">
            <text:p>214329320</text:p>
          </table:table-cell>
          <table:table-cell office:value-type="float" office:value="81274632" calcext:value-type="float">
            <text:p>81274632</text:p>
          </table:table-cell>
          <table:table-cell office:value-type="float" office:value="73426464" calcext:value-type="float">
            <text:p>73426464</text:p>
          </table:table-cell>
          <table:table-cell office:value-type="float" office:value="55055296" calcext:value-type="float">
            <text:p>55055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3160" calcext:value-type="float">
            <text:p>21263160</text:p>
          </table:table-cell>
          <table:table-cell office:value-type="float" office:value="151515704" calcext:value-type="float">
            <text:p>151515704</text:p>
          </table:table-cell>
          <table:table-cell office:value-type="float" office:value="78798536" calcext:value-type="float">
            <text:p>78798536</text:p>
          </table:table-cell>
          <table:table-cell office:value-type="float" office:value="65947896" calcext:value-type="float">
            <text:p>65947896</text:p>
          </table:table-cell>
          <table:table-cell office:value-type="float" office:value="45489864" calcext:value-type="float">
            <text:p>45489864</text:p>
          </table:table-cell>
          <table:table-cell office:value-type="float" office:value="28435936" calcext:value-type="float">
            <text:p>28435936</text:p>
          </table:table-cell>
          <table:table-cell office:value-type="float" office:value="214955920" calcext:value-type="float">
            <text:p>214955920</text:p>
          </table:table-cell>
          <table:table-cell office:value-type="float" office:value="81275552" calcext:value-type="float">
            <text:p>81275552</text:p>
          </table:table-cell>
          <table:table-cell office:value-type="float" office:value="73581344" calcext:value-type="float">
            <text:p>73581344</text:p>
          </table:table-cell>
          <table:table-cell office:value-type="float" office:value="55077128" calcext:value-type="float">
            <text:p>55077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3176" calcext:value-type="float">
            <text:p>21263176</text:p>
          </table:table-cell>
          <table:table-cell office:value-type="float" office:value="151515816" calcext:value-type="float">
            <text:p>151515816</text:p>
          </table:table-cell>
          <table:table-cell office:value-type="float" office:value="78798936" calcext:value-type="float">
            <text:p>78798936</text:p>
          </table:table-cell>
          <table:table-cell office:value-type="float" office:value="65947920" calcext:value-type="float">
            <text:p>65947920</text:p>
          </table:table-cell>
          <table:table-cell office:value-type="float" office:value="45489872" calcext:value-type="float">
            <text:p>45489872</text:p>
          </table:table-cell>
          <table:table-cell office:value-type="float" office:value="28440184" calcext:value-type="float">
            <text:p>28440184</text:p>
          </table:table-cell>
          <table:table-cell office:value-type="float" office:value="216771992" calcext:value-type="float">
            <text:p>216771992</text:p>
          </table:table-cell>
          <table:table-cell office:value-type="float" office:value="81374848" calcext:value-type="float">
            <text:p>81374848</text:p>
          </table:table-cell>
          <table:table-cell office:value-type="float" office:value="73619744" calcext:value-type="float">
            <text:p>73619744</text:p>
          </table:table-cell>
          <table:table-cell office:value-type="float" office:value="55096056" calcext:value-type="float">
            <text:p>55096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3344" calcext:value-type="float">
            <text:p>21263344</text:p>
          </table:table-cell>
          <table:table-cell office:value-type="float" office:value="151515848" calcext:value-type="float">
            <text:p>151515848</text:p>
          </table:table-cell>
          <table:table-cell office:value-type="float" office:value="78799048" calcext:value-type="float">
            <text:p>78799048</text:p>
          </table:table-cell>
          <table:table-cell office:value-type="float" office:value="65949216" calcext:value-type="float">
            <text:p>65949216</text:p>
          </table:table-cell>
          <table:table-cell office:value-type="float" office:value="45489984" calcext:value-type="float">
            <text:p>45489984</text:p>
          </table:table-cell>
          <table:table-cell office:value-type="float" office:value="28443968" calcext:value-type="float">
            <text:p>28443968</text:p>
          </table:table-cell>
          <table:table-cell office:value-type="float" office:value="217396856" calcext:value-type="float">
            <text:p>217396856</text:p>
          </table:table-cell>
          <table:table-cell office:value-type="float" office:value="81571776" calcext:value-type="float">
            <text:p>81571776</text:p>
          </table:table-cell>
          <table:table-cell office:value-type="float" office:value="73751344" calcext:value-type="float">
            <text:p>73751344</text:p>
          </table:table-cell>
          <table:table-cell office:value-type="float" office:value="55097592" calcext:value-type="float">
            <text:p>550975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4232" calcext:value-type="float">
            <text:p>21264232</text:p>
          </table:table-cell>
          <table:table-cell office:value-type="float" office:value="151516784" calcext:value-type="float">
            <text:p>151516784</text:p>
          </table:table-cell>
          <table:table-cell office:value-type="float" office:value="78799888" calcext:value-type="float">
            <text:p>78799888</text:p>
          </table:table-cell>
          <table:table-cell office:value-type="float" office:value="65949256" calcext:value-type="float">
            <text:p>65949256</text:p>
          </table:table-cell>
          <table:table-cell office:value-type="float" office:value="45490128" calcext:value-type="float">
            <text:p>45490128</text:p>
          </table:table-cell>
          <table:table-cell office:value-type="float" office:value="28448216" calcext:value-type="float">
            <text:p>28448216</text:p>
          </table:table-cell>
          <table:table-cell office:value-type="float" office:value="217439264" calcext:value-type="float">
            <text:p>217439264</text:p>
          </table:table-cell>
          <table:table-cell office:value-type="float" office:value="81609336" calcext:value-type="float">
            <text:p>81609336</text:p>
          </table:table-cell>
          <table:table-cell office:value-type="float" office:value="73894264" calcext:value-type="float">
            <text:p>73894264</text:p>
          </table:table-cell>
          <table:table-cell office:value-type="float" office:value="55135760" calcext:value-type="float">
            <text:p>551357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4496" calcext:value-type="float">
            <text:p>21264496</text:p>
          </table:table-cell>
          <table:table-cell office:value-type="float" office:value="151520096" calcext:value-type="float">
            <text:p>151520096</text:p>
          </table:table-cell>
          <table:table-cell office:value-type="float" office:value="78800680" calcext:value-type="float">
            <text:p>78800680</text:p>
          </table:table-cell>
          <table:table-cell office:value-type="float" office:value="65949952" calcext:value-type="float">
            <text:p>65949952</text:p>
          </table:table-cell>
          <table:table-cell office:value-type="float" office:value="45490184" calcext:value-type="float">
            <text:p>45490184</text:p>
          </table:table-cell>
          <table:table-cell office:value-type="float" office:value="28448368" calcext:value-type="float">
            <text:p>28448368</text:p>
          </table:table-cell>
          <table:table-cell office:value-type="float" office:value="217514704" calcext:value-type="float">
            <text:p>217514704</text:p>
          </table:table-cell>
          <table:table-cell office:value-type="float" office:value="81736352" calcext:value-type="float">
            <text:p>81736352</text:p>
          </table:table-cell>
          <table:table-cell office:value-type="float" office:value="73916088" calcext:value-type="float">
            <text:p>73916088</text:p>
          </table:table-cell>
          <table:table-cell office:value-type="float" office:value="55136392" calcext:value-type="float">
            <text:p>55136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4760" calcext:value-type="float">
            <text:p>21264760</text:p>
          </table:table-cell>
          <table:table-cell office:value-type="float" office:value="151520320" calcext:value-type="float">
            <text:p>151520320</text:p>
          </table:table-cell>
          <table:table-cell office:value-type="float" office:value="78801408" calcext:value-type="float">
            <text:p>78801408</text:p>
          </table:table-cell>
          <table:table-cell office:value-type="float" office:value="65950440" calcext:value-type="float">
            <text:p>65950440</text:p>
          </table:table-cell>
          <table:table-cell office:value-type="float" office:value="45490352" calcext:value-type="float">
            <text:p>45490352</text:p>
          </table:table-cell>
          <table:table-cell office:value-type="float" office:value="28451736" calcext:value-type="float">
            <text:p>28451736</text:p>
          </table:table-cell>
          <table:table-cell office:value-type="float" office:value="217753224" calcext:value-type="float">
            <text:p>217753224</text:p>
          </table:table-cell>
          <table:table-cell office:value-type="float" office:value="81900680" calcext:value-type="float">
            <text:p>81900680</text:p>
          </table:table-cell>
          <table:table-cell office:value-type="float" office:value="73975400" calcext:value-type="float">
            <text:p>73975400</text:p>
          </table:table-cell>
          <table:table-cell office:value-type="float" office:value="55160192" calcext:value-type="float">
            <text:p>55160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4920" calcext:value-type="float">
            <text:p>21264920</text:p>
          </table:table-cell>
          <table:table-cell office:value-type="float" office:value="151520928" calcext:value-type="float">
            <text:p>151520928</text:p>
          </table:table-cell>
          <table:table-cell office:value-type="float" office:value="78801808" calcext:value-type="float">
            <text:p>78801808</text:p>
          </table:table-cell>
          <table:table-cell office:value-type="float" office:value="65952184" calcext:value-type="float">
            <text:p>65952184</text:p>
          </table:table-cell>
          <table:table-cell office:value-type="float" office:value="45490440" calcext:value-type="float">
            <text:p>45490440</text:p>
          </table:table-cell>
          <table:table-cell office:value-type="float" office:value="28459320" calcext:value-type="float">
            <text:p>28459320</text:p>
          </table:table-cell>
          <table:table-cell office:value-type="float" office:value="217787328" calcext:value-type="float">
            <text:p>217787328</text:p>
          </table:table-cell>
          <table:table-cell office:value-type="float" office:value="81960232" calcext:value-type="float">
            <text:p>81960232</text:p>
          </table:table-cell>
          <table:table-cell office:value-type="float" office:value="74048552" calcext:value-type="float">
            <text:p>74048552</text:p>
          </table:table-cell>
          <table:table-cell office:value-type="float" office:value="55199448" calcext:value-type="float">
            <text:p>55199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5112" calcext:value-type="float">
            <text:p>21265112</text:p>
          </table:table-cell>
          <table:table-cell office:value-type="float" office:value="151521032" calcext:value-type="float">
            <text:p>151521032</text:p>
          </table:table-cell>
          <table:table-cell office:value-type="float" office:value="78802144" calcext:value-type="float">
            <text:p>78802144</text:p>
          </table:table-cell>
          <table:table-cell office:value-type="float" office:value="65953152" calcext:value-type="float">
            <text:p>65953152</text:p>
          </table:table-cell>
          <table:table-cell office:value-type="float" office:value="45490440" calcext:value-type="float">
            <text:p>45490440</text:p>
          </table:table-cell>
          <table:table-cell office:value-type="float" office:value="28461040" calcext:value-type="float">
            <text:p>28461040</text:p>
          </table:table-cell>
          <table:table-cell office:value-type="float" office:value="222313864" calcext:value-type="float">
            <text:p>222313864</text:p>
          </table:table-cell>
          <table:table-cell office:value-type="float" office:value="81978848" calcext:value-type="float">
            <text:p>81978848</text:p>
          </table:table-cell>
          <table:table-cell office:value-type="float" office:value="74049200" calcext:value-type="float">
            <text:p>74049200</text:p>
          </table:table-cell>
          <table:table-cell office:value-type="float" office:value="55206512" calcext:value-type="float">
            <text:p>55206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5168" calcext:value-type="float">
            <text:p>21265168</text:p>
          </table:table-cell>
          <table:table-cell office:value-type="float" office:value="151521736" calcext:value-type="float">
            <text:p>151521736</text:p>
          </table:table-cell>
          <table:table-cell office:value-type="float" office:value="78802504" calcext:value-type="float">
            <text:p>78802504</text:p>
          </table:table-cell>
          <table:table-cell office:value-type="float" office:value="65953240" calcext:value-type="float">
            <text:p>65953240</text:p>
          </table:table-cell>
          <table:table-cell office:value-type="float" office:value="45490576" calcext:value-type="float">
            <text:p>45490576</text:p>
          </table:table-cell>
          <table:table-cell office:value-type="float" office:value="28463544" calcext:value-type="float">
            <text:p>28463544</text:p>
          </table:table-cell>
          <table:table-cell office:value-type="float" office:value="222600056" calcext:value-type="float">
            <text:p>222600056</text:p>
          </table:table-cell>
          <table:table-cell office:value-type="float" office:value="82001232" calcext:value-type="float">
            <text:p>82001232</text:p>
          </table:table-cell>
          <table:table-cell office:value-type="float" office:value="74091128" calcext:value-type="float">
            <text:p>74091128</text:p>
          </table:table-cell>
          <table:table-cell office:value-type="float" office:value="55239056" calcext:value-type="float">
            <text:p>55239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5384" calcext:value-type="float">
            <text:p>21265384</text:p>
          </table:table-cell>
          <table:table-cell office:value-type="float" office:value="151522136" calcext:value-type="float">
            <text:p>151522136</text:p>
          </table:table-cell>
          <table:table-cell office:value-type="float" office:value="78802896" calcext:value-type="float">
            <text:p>78802896</text:p>
          </table:table-cell>
          <table:table-cell office:value-type="float" office:value="65953264" calcext:value-type="float">
            <text:p>65953264</text:p>
          </table:table-cell>
          <table:table-cell office:value-type="float" office:value="45490872" calcext:value-type="float">
            <text:p>45490872</text:p>
          </table:table-cell>
          <table:table-cell office:value-type="float" office:value="28463880" calcext:value-type="float">
            <text:p>28463880</text:p>
          </table:table-cell>
          <table:table-cell office:value-type="float" office:value="222851952" calcext:value-type="float">
            <text:p>222851952</text:p>
          </table:table-cell>
          <table:table-cell office:value-type="float" office:value="82025128" calcext:value-type="float">
            <text:p>82025128</text:p>
          </table:table-cell>
          <table:table-cell office:value-type="float" office:value="74254064" calcext:value-type="float">
            <text:p>74254064</text:p>
          </table:table-cell>
          <table:table-cell office:value-type="float" office:value="55239560" calcext:value-type="float">
            <text:p>552395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5448" calcext:value-type="float">
            <text:p>21265448</text:p>
          </table:table-cell>
          <table:table-cell office:value-type="float" office:value="151523568" calcext:value-type="float">
            <text:p>151523568</text:p>
          </table:table-cell>
          <table:table-cell office:value-type="float" office:value="78803840" calcext:value-type="float">
            <text:p>78803840</text:p>
          </table:table-cell>
          <table:table-cell office:value-type="float" office:value="65954024" calcext:value-type="float">
            <text:p>65954024</text:p>
          </table:table-cell>
          <table:table-cell office:value-type="float" office:value="45491560" calcext:value-type="float">
            <text:p>45491560</text:p>
          </table:table-cell>
          <table:table-cell office:value-type="float" office:value="28466176" calcext:value-type="float">
            <text:p>28466176</text:p>
          </table:table-cell>
          <table:table-cell office:value-type="float" office:value="222865168" calcext:value-type="float">
            <text:p>222865168</text:p>
          </table:table-cell>
          <table:table-cell office:value-type="float" office:value="82033080" calcext:value-type="float">
            <text:p>82033080</text:p>
          </table:table-cell>
          <table:table-cell office:value-type="float" office:value="74254408" calcext:value-type="float">
            <text:p>74254408</text:p>
          </table:table-cell>
          <table:table-cell office:value-type="float" office:value="55244992" calcext:value-type="float">
            <text:p>55244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5648" calcext:value-type="float">
            <text:p>21265648</text:p>
          </table:table-cell>
          <table:table-cell office:value-type="float" office:value="151524048" calcext:value-type="float">
            <text:p>151524048</text:p>
          </table:table-cell>
          <table:table-cell office:value-type="float" office:value="78806272" calcext:value-type="float">
            <text:p>78806272</text:p>
          </table:table-cell>
          <table:table-cell office:value-type="float" office:value="65954232" calcext:value-type="float">
            <text:p>65954232</text:p>
          </table:table-cell>
          <table:table-cell office:value-type="float" office:value="45491648" calcext:value-type="float">
            <text:p>45491648</text:p>
          </table:table-cell>
          <table:table-cell office:value-type="float" office:value="28467168" calcext:value-type="float">
            <text:p>28467168</text:p>
          </table:table-cell>
          <table:table-cell office:value-type="float" office:value="223758736" calcext:value-type="float">
            <text:p>223758736</text:p>
          </table:table-cell>
          <table:table-cell office:value-type="float" office:value="82048248" calcext:value-type="float">
            <text:p>82048248</text:p>
          </table:table-cell>
          <table:table-cell office:value-type="float" office:value="74266848" calcext:value-type="float">
            <text:p>74266848</text:p>
          </table:table-cell>
          <table:table-cell office:value-type="float" office:value="55289216" calcext:value-type="float">
            <text:p>55289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6032" calcext:value-type="float">
            <text:p>21266032</text:p>
          </table:table-cell>
          <table:table-cell office:value-type="float" office:value="151524392" calcext:value-type="float">
            <text:p>151524392</text:p>
          </table:table-cell>
          <table:table-cell office:value-type="float" office:value="78806344" calcext:value-type="float">
            <text:p>78806344</text:p>
          </table:table-cell>
          <table:table-cell office:value-type="float" office:value="65954320" calcext:value-type="float">
            <text:p>65954320</text:p>
          </table:table-cell>
          <table:table-cell office:value-type="float" office:value="45491704" calcext:value-type="float">
            <text:p>45491704</text:p>
          </table:table-cell>
          <table:table-cell office:value-type="float" office:value="28467752" calcext:value-type="float">
            <text:p>28467752</text:p>
          </table:table-cell>
          <table:table-cell office:value-type="float" office:value="223835288" calcext:value-type="float">
            <text:p>223835288</text:p>
          </table:table-cell>
          <table:table-cell office:value-type="float" office:value="82052616" calcext:value-type="float">
            <text:p>82052616</text:p>
          </table:table-cell>
          <table:table-cell office:value-type="float" office:value="74323776" calcext:value-type="float">
            <text:p>74323776</text:p>
          </table:table-cell>
          <table:table-cell office:value-type="float" office:value="55310392" calcext:value-type="float">
            <text:p>55310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6048" calcext:value-type="float">
            <text:p>21266048</text:p>
          </table:table-cell>
          <table:table-cell office:value-type="float" office:value="151526104" calcext:value-type="float">
            <text:p>151526104</text:p>
          </table:table-cell>
          <table:table-cell office:value-type="float" office:value="78806976" calcext:value-type="float">
            <text:p>78806976</text:p>
          </table:table-cell>
          <table:table-cell office:value-type="float" office:value="65954616" calcext:value-type="float">
            <text:p>65954616</text:p>
          </table:table-cell>
          <table:table-cell office:value-type="float" office:value="45491760" calcext:value-type="float">
            <text:p>45491760</text:p>
          </table:table-cell>
          <table:table-cell office:value-type="float" office:value="28467872" calcext:value-type="float">
            <text:p>28467872</text:p>
          </table:table-cell>
          <table:table-cell office:value-type="float" office:value="224046768" calcext:value-type="float">
            <text:p>224046768</text:p>
          </table:table-cell>
          <table:table-cell office:value-type="float" office:value="82062728" calcext:value-type="float">
            <text:p>82062728</text:p>
          </table:table-cell>
          <table:table-cell office:value-type="float" office:value="74377072" calcext:value-type="float">
            <text:p>74377072</text:p>
          </table:table-cell>
          <table:table-cell office:value-type="float" office:value="55359680" calcext:value-type="float">
            <text:p>553596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6568" calcext:value-type="float">
            <text:p>21266568</text:p>
          </table:table-cell>
          <table:table-cell office:value-type="float" office:value="151526624" calcext:value-type="float">
            <text:p>151526624</text:p>
          </table:table-cell>
          <table:table-cell office:value-type="float" office:value="78807200" calcext:value-type="float">
            <text:p>78807200</text:p>
          </table:table-cell>
          <table:table-cell office:value-type="float" office:value="65954880" calcext:value-type="float">
            <text:p>65954880</text:p>
          </table:table-cell>
          <table:table-cell office:value-type="float" office:value="45492600" calcext:value-type="float">
            <text:p>45492600</text:p>
          </table:table-cell>
          <table:table-cell office:value-type="float" office:value="28470248" calcext:value-type="float">
            <text:p>28470248</text:p>
          </table:table-cell>
          <table:table-cell office:value-type="float" office:value="224262936" calcext:value-type="float">
            <text:p>224262936</text:p>
          </table:table-cell>
          <table:table-cell office:value-type="float" office:value="82087392" calcext:value-type="float">
            <text:p>82087392</text:p>
          </table:table-cell>
          <table:table-cell office:value-type="float" office:value="74383224" calcext:value-type="float">
            <text:p>74383224</text:p>
          </table:table-cell>
          <table:table-cell office:value-type="float" office:value="55364480" calcext:value-type="float">
            <text:p>553644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6720" calcext:value-type="float">
            <text:p>21266720</text:p>
          </table:table-cell>
          <table:table-cell office:value-type="float" office:value="151526848" calcext:value-type="float">
            <text:p>151526848</text:p>
          </table:table-cell>
          <table:table-cell office:value-type="float" office:value="78807264" calcext:value-type="float">
            <text:p>78807264</text:p>
          </table:table-cell>
          <table:table-cell office:value-type="float" office:value="65954880" calcext:value-type="float">
            <text:p>65954880</text:p>
          </table:table-cell>
          <table:table-cell office:value-type="float" office:value="45493032" calcext:value-type="float">
            <text:p>45493032</text:p>
          </table:table-cell>
          <table:table-cell office:value-type="float" office:value="28477840" calcext:value-type="float">
            <text:p>28477840</text:p>
          </table:table-cell>
          <table:table-cell office:value-type="float" office:value="224688144" calcext:value-type="float">
            <text:p>224688144</text:p>
          </table:table-cell>
          <table:table-cell office:value-type="float" office:value="82103560" calcext:value-type="float">
            <text:p>82103560</text:p>
          </table:table-cell>
          <table:table-cell office:value-type="float" office:value="74438040" calcext:value-type="float">
            <text:p>74438040</text:p>
          </table:table-cell>
          <table:table-cell office:value-type="float" office:value="55377232" calcext:value-type="float">
            <text:p>55377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6768" calcext:value-type="float">
            <text:p>21266768</text:p>
          </table:table-cell>
          <table:table-cell office:value-type="float" office:value="151527680" calcext:value-type="float">
            <text:p>151527680</text:p>
          </table:table-cell>
          <table:table-cell office:value-type="float" office:value="78807624" calcext:value-type="float">
            <text:p>78807624</text:p>
          </table:table-cell>
          <table:table-cell office:value-type="float" office:value="65954904" calcext:value-type="float">
            <text:p>65954904</text:p>
          </table:table-cell>
          <table:table-cell office:value-type="float" office:value="45493344" calcext:value-type="float">
            <text:p>45493344</text:p>
          </table:table-cell>
          <table:table-cell office:value-type="float" office:value="28480576" calcext:value-type="float">
            <text:p>28480576</text:p>
          </table:table-cell>
          <table:table-cell office:value-type="float" office:value="225320184" calcext:value-type="float">
            <text:p>225320184</text:p>
          </table:table-cell>
          <table:table-cell office:value-type="float" office:value="82168560" calcext:value-type="float">
            <text:p>82168560</text:p>
          </table:table-cell>
          <table:table-cell office:value-type="float" office:value="74582736" calcext:value-type="float">
            <text:p>74582736</text:p>
          </table:table-cell>
          <table:table-cell office:value-type="float" office:value="55397032" calcext:value-type="float">
            <text:p>55397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6840" calcext:value-type="float">
            <text:p>21266840</text:p>
          </table:table-cell>
          <table:table-cell office:value-type="float" office:value="151529472" calcext:value-type="float">
            <text:p>151529472</text:p>
          </table:table-cell>
          <table:table-cell office:value-type="float" office:value="78808040" calcext:value-type="float">
            <text:p>78808040</text:p>
          </table:table-cell>
          <table:table-cell office:value-type="float" office:value="65955168" calcext:value-type="float">
            <text:p>65955168</text:p>
          </table:table-cell>
          <table:table-cell office:value-type="float" office:value="45493568" calcext:value-type="float">
            <text:p>45493568</text:p>
          </table:table-cell>
          <table:table-cell office:value-type="float" office:value="28483912" calcext:value-type="float">
            <text:p>28483912</text:p>
          </table:table-cell>
          <table:table-cell office:value-type="float" office:value="226685856" calcext:value-type="float">
            <text:p>226685856</text:p>
          </table:table-cell>
          <table:table-cell office:value-type="float" office:value="82263576" calcext:value-type="float">
            <text:p>82263576</text:p>
          </table:table-cell>
          <table:table-cell office:value-type="float" office:value="74601448" calcext:value-type="float">
            <text:p>74601448</text:p>
          </table:table-cell>
          <table:table-cell office:value-type="float" office:value="55423128" calcext:value-type="float">
            <text:p>55423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7016" calcext:value-type="float">
            <text:p>21267016</text:p>
          </table:table-cell>
          <table:table-cell office:value-type="float" office:value="151530536" calcext:value-type="float">
            <text:p>151530536</text:p>
          </table:table-cell>
          <table:table-cell office:value-type="float" office:value="78808232" calcext:value-type="float">
            <text:p>78808232</text:p>
          </table:table-cell>
          <table:table-cell office:value-type="float" office:value="65955384" calcext:value-type="float">
            <text:p>65955384</text:p>
          </table:table-cell>
          <table:table-cell office:value-type="float" office:value="45493680" calcext:value-type="float">
            <text:p>45493680</text:p>
          </table:table-cell>
          <table:table-cell office:value-type="float" office:value="28494960" calcext:value-type="float">
            <text:p>28494960</text:p>
          </table:table-cell>
          <table:table-cell office:value-type="float" office:value="226960176" calcext:value-type="float">
            <text:p>226960176</text:p>
          </table:table-cell>
          <table:table-cell office:value-type="float" office:value="82284000" calcext:value-type="float">
            <text:p>82284000</text:p>
          </table:table-cell>
          <table:table-cell office:value-type="float" office:value="74718400" calcext:value-type="float">
            <text:p>74718400</text:p>
          </table:table-cell>
          <table:table-cell office:value-type="float" office:value="55436256" calcext:value-type="float">
            <text:p>55436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7424" calcext:value-type="float">
            <text:p>21267424</text:p>
          </table:table-cell>
          <table:table-cell office:value-type="float" office:value="151532016" calcext:value-type="float">
            <text:p>151532016</text:p>
          </table:table-cell>
          <table:table-cell office:value-type="float" office:value="78808760" calcext:value-type="float">
            <text:p>78808760</text:p>
          </table:table-cell>
          <table:table-cell office:value-type="float" office:value="65955696" calcext:value-type="float">
            <text:p>65955696</text:p>
          </table:table-cell>
          <table:table-cell office:value-type="float" office:value="45493688" calcext:value-type="float">
            <text:p>45493688</text:p>
          </table:table-cell>
          <table:table-cell office:value-type="float" office:value="28497304" calcext:value-type="float">
            <text:p>28497304</text:p>
          </table:table-cell>
          <table:table-cell office:value-type="float" office:value="227350216" calcext:value-type="float">
            <text:p>227350216</text:p>
          </table:table-cell>
          <table:table-cell office:value-type="float" office:value="82306184" calcext:value-type="float">
            <text:p>82306184</text:p>
          </table:table-cell>
          <table:table-cell office:value-type="float" office:value="74747888" calcext:value-type="float">
            <text:p>74747888</text:p>
          </table:table-cell>
          <table:table-cell office:value-type="float" office:value="55438504" calcext:value-type="float">
            <text:p>55438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7432" calcext:value-type="float">
            <text:p>21267432</text:p>
          </table:table-cell>
          <table:table-cell office:value-type="float" office:value="151534304" calcext:value-type="float">
            <text:p>151534304</text:p>
          </table:table-cell>
          <table:table-cell office:value-type="float" office:value="78809432" calcext:value-type="float">
            <text:p>78809432</text:p>
          </table:table-cell>
          <table:table-cell office:value-type="float" office:value="65955856" calcext:value-type="float">
            <text:p>65955856</text:p>
          </table:table-cell>
          <table:table-cell office:value-type="float" office:value="45493816" calcext:value-type="float">
            <text:p>45493816</text:p>
          </table:table-cell>
          <table:table-cell office:value-type="float" office:value="28497448" calcext:value-type="float">
            <text:p>28497448</text:p>
          </table:table-cell>
          <table:table-cell office:value-type="float" office:value="227995664" calcext:value-type="float">
            <text:p>227995664</text:p>
          </table:table-cell>
          <table:table-cell office:value-type="float" office:value="82324976" calcext:value-type="float">
            <text:p>82324976</text:p>
          </table:table-cell>
          <table:table-cell office:value-type="float" office:value="74752696" calcext:value-type="float">
            <text:p>74752696</text:p>
          </table:table-cell>
          <table:table-cell office:value-type="float" office:value="55526872" calcext:value-type="float">
            <text:p>55526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8088" calcext:value-type="float">
            <text:p>21268088</text:p>
          </table:table-cell>
          <table:table-cell office:value-type="float" office:value="151535144" calcext:value-type="float">
            <text:p>151535144</text:p>
          </table:table-cell>
          <table:table-cell office:value-type="float" office:value="78809592" calcext:value-type="float">
            <text:p>78809592</text:p>
          </table:table-cell>
          <table:table-cell office:value-type="float" office:value="65955968" calcext:value-type="float">
            <text:p>65955968</text:p>
          </table:table-cell>
          <table:table-cell office:value-type="float" office:value="45494000" calcext:value-type="float">
            <text:p>45494000</text:p>
          </table:table-cell>
          <table:table-cell office:value-type="float" office:value="28498432" calcext:value-type="float">
            <text:p>28498432</text:p>
          </table:table-cell>
          <table:table-cell office:value-type="float" office:value="228923968" calcext:value-type="float">
            <text:p>228923968</text:p>
          </table:table-cell>
          <table:table-cell office:value-type="float" office:value="82445904" calcext:value-type="float">
            <text:p>82445904</text:p>
          </table:table-cell>
          <table:table-cell office:value-type="float" office:value="75323296" calcext:value-type="float">
            <text:p>75323296</text:p>
          </table:table-cell>
          <table:table-cell office:value-type="float" office:value="55533920" calcext:value-type="float">
            <text:p>555339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8136" calcext:value-type="float">
            <text:p>21268136</text:p>
          </table:table-cell>
          <table:table-cell office:value-type="float" office:value="151535384" calcext:value-type="float">
            <text:p>151535384</text:p>
          </table:table-cell>
          <table:table-cell office:value-type="float" office:value="78809896" calcext:value-type="float">
            <text:p>78809896</text:p>
          </table:table-cell>
          <table:table-cell office:value-type="float" office:value="65957000" calcext:value-type="float">
            <text:p>65957000</text:p>
          </table:table-cell>
          <table:table-cell office:value-type="float" office:value="45494488" calcext:value-type="float">
            <text:p>45494488</text:p>
          </table:table-cell>
          <table:table-cell office:value-type="float" office:value="28498544" calcext:value-type="float">
            <text:p>28498544</text:p>
          </table:table-cell>
          <table:table-cell office:value-type="float" office:value="229411208" calcext:value-type="float">
            <text:p>229411208</text:p>
          </table:table-cell>
          <table:table-cell office:value-type="float" office:value="82530664" calcext:value-type="float">
            <text:p>82530664</text:p>
          </table:table-cell>
          <table:table-cell office:value-type="float" office:value="75407920" calcext:value-type="float">
            <text:p>75407920</text:p>
          </table:table-cell>
          <table:table-cell office:value-type="float" office:value="55543952" calcext:value-type="float">
            <text:p>55543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8480" calcext:value-type="float">
            <text:p>21268480</text:p>
          </table:table-cell>
          <table:table-cell office:value-type="float" office:value="151536016" calcext:value-type="float">
            <text:p>151536016</text:p>
          </table:table-cell>
          <table:table-cell office:value-type="float" office:value="78810760" calcext:value-type="float">
            <text:p>78810760</text:p>
          </table:table-cell>
          <table:table-cell office:value-type="float" office:value="65957528" calcext:value-type="float">
            <text:p>65957528</text:p>
          </table:table-cell>
          <table:table-cell office:value-type="float" office:value="45495392" calcext:value-type="float">
            <text:p>45495392</text:p>
          </table:table-cell>
          <table:table-cell office:value-type="float" office:value="28499384" calcext:value-type="float">
            <text:p>28499384</text:p>
          </table:table-cell>
          <table:table-cell office:value-type="float" office:value="230191136" calcext:value-type="float">
            <text:p>230191136</text:p>
          </table:table-cell>
          <table:table-cell office:value-type="float" office:value="82727024" calcext:value-type="float">
            <text:p>82727024</text:p>
          </table:table-cell>
          <table:table-cell office:value-type="float" office:value="75412032" calcext:value-type="float">
            <text:p>75412032</text:p>
          </table:table-cell>
          <table:table-cell office:value-type="float" office:value="55552176" calcext:value-type="float">
            <text:p>55552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8560" calcext:value-type="float">
            <text:p>21268560</text:p>
          </table:table-cell>
          <table:table-cell office:value-type="float" office:value="151537352" calcext:value-type="float">
            <text:p>151537352</text:p>
          </table:table-cell>
          <table:table-cell office:value-type="float" office:value="78811712" calcext:value-type="float">
            <text:p>78811712</text:p>
          </table:table-cell>
          <table:table-cell office:value-type="float" office:value="65957688" calcext:value-type="float">
            <text:p>65957688</text:p>
          </table:table-cell>
          <table:table-cell office:value-type="float" office:value="45495512" calcext:value-type="float">
            <text:p>45495512</text:p>
          </table:table-cell>
          <table:table-cell office:value-type="float" office:value="28499392" calcext:value-type="float">
            <text:p>28499392</text:p>
          </table:table-cell>
          <table:table-cell office:value-type="float" office:value="230215120" calcext:value-type="float">
            <text:p>230215120</text:p>
          </table:table-cell>
          <table:table-cell office:value-type="float" office:value="83196912" calcext:value-type="float">
            <text:p>83196912</text:p>
          </table:table-cell>
          <table:table-cell office:value-type="float" office:value="75453848" calcext:value-type="float">
            <text:p>75453848</text:p>
          </table:table-cell>
          <table:table-cell office:value-type="float" office:value="55552944" calcext:value-type="float">
            <text:p>55552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8648" calcext:value-type="float">
            <text:p>21268648</text:p>
          </table:table-cell>
          <table:table-cell office:value-type="float" office:value="151546648" calcext:value-type="float">
            <text:p>151546648</text:p>
          </table:table-cell>
          <table:table-cell office:value-type="float" office:value="78811984" calcext:value-type="float">
            <text:p>78811984</text:p>
          </table:table-cell>
          <table:table-cell office:value-type="float" office:value="65958128" calcext:value-type="float">
            <text:p>65958128</text:p>
          </table:table-cell>
          <table:table-cell office:value-type="float" office:value="45496096" calcext:value-type="float">
            <text:p>45496096</text:p>
          </table:table-cell>
          <table:table-cell office:value-type="float" office:value="28504864" calcext:value-type="float">
            <text:p>28504864</text:p>
          </table:table-cell>
          <table:table-cell office:value-type="float" office:value="230878144" calcext:value-type="float">
            <text:p>230878144</text:p>
          </table:table-cell>
          <table:table-cell office:value-type="float" office:value="83358512" calcext:value-type="float">
            <text:p>83358512</text:p>
          </table:table-cell>
          <table:table-cell office:value-type="float" office:value="75460424" calcext:value-type="float">
            <text:p>75460424</text:p>
          </table:table-cell>
          <table:table-cell office:value-type="float" office:value="55685768" calcext:value-type="float">
            <text:p>55685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9920" calcext:value-type="float">
            <text:p>21269920</text:p>
          </table:table-cell>
          <table:table-cell office:value-type="float" office:value="151549792" calcext:value-type="float">
            <text:p>151549792</text:p>
          </table:table-cell>
          <table:table-cell office:value-type="float" office:value="78812368" calcext:value-type="float">
            <text:p>78812368</text:p>
          </table:table-cell>
          <table:table-cell office:value-type="float" office:value="65958592" calcext:value-type="float">
            <text:p>65958592</text:p>
          </table:table-cell>
          <table:table-cell office:value-type="float" office:value="45496304" calcext:value-type="float">
            <text:p>45496304</text:p>
          </table:table-cell>
          <table:table-cell office:value-type="float" office:value="28507712" calcext:value-type="float">
            <text:p>28507712</text:p>
          </table:table-cell>
          <table:table-cell office:value-type="float" office:value="232476648" calcext:value-type="float">
            <text:p>232476648</text:p>
          </table:table-cell>
          <table:table-cell office:value-type="float" office:value="83389896" calcext:value-type="float">
            <text:p>83389896</text:p>
          </table:table-cell>
          <table:table-cell office:value-type="float" office:value="75483008" calcext:value-type="float">
            <text:p>75483008</text:p>
          </table:table-cell>
          <table:table-cell office:value-type="float" office:value="56255640" calcext:value-type="float">
            <text:p>562556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0016" calcext:value-type="float">
            <text:p>21270016</text:p>
          </table:table-cell>
          <table:table-cell office:value-type="float" office:value="151550760" calcext:value-type="float">
            <text:p>151550760</text:p>
          </table:table-cell>
          <table:table-cell office:value-type="float" office:value="78814976" calcext:value-type="float">
            <text:p>78814976</text:p>
          </table:table-cell>
          <table:table-cell office:value-type="float" office:value="65960064" calcext:value-type="float">
            <text:p>65960064</text:p>
          </table:table-cell>
          <table:table-cell office:value-type="float" office:value="45496544" calcext:value-type="float">
            <text:p>45496544</text:p>
          </table:table-cell>
          <table:table-cell office:value-type="float" office:value="28508928" calcext:value-type="float">
            <text:p>28508928</text:p>
          </table:table-cell>
          <table:table-cell office:value-type="float" office:value="233981088" calcext:value-type="float">
            <text:p>233981088</text:p>
          </table:table-cell>
          <table:table-cell office:value-type="float" office:value="83440576" calcext:value-type="float">
            <text:p>83440576</text:p>
          </table:table-cell>
          <table:table-cell office:value-type="float" office:value="75588480" calcext:value-type="float">
            <text:p>75588480</text:p>
          </table:table-cell>
          <table:table-cell office:value-type="float" office:value="56336864" calcext:value-type="float">
            <text:p>563368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0024" calcext:value-type="float">
            <text:p>21270024</text:p>
          </table:table-cell>
          <table:table-cell office:value-type="float" office:value="151551536" calcext:value-type="float">
            <text:p>151551536</text:p>
          </table:table-cell>
          <table:table-cell office:value-type="float" office:value="78817088" calcext:value-type="float">
            <text:p>78817088</text:p>
          </table:table-cell>
          <table:table-cell office:value-type="float" office:value="65960696" calcext:value-type="float">
            <text:p>65960696</text:p>
          </table:table-cell>
          <table:table-cell office:value-type="float" office:value="45496664" calcext:value-type="float">
            <text:p>45496664</text:p>
          </table:table-cell>
          <table:table-cell office:value-type="float" office:value="28513512" calcext:value-type="float">
            <text:p>28513512</text:p>
          </table:table-cell>
          <table:table-cell office:value-type="float" office:value="235331272" calcext:value-type="float">
            <text:p>235331272</text:p>
          </table:table-cell>
          <table:table-cell office:value-type="float" office:value="83485600" calcext:value-type="float">
            <text:p>83485600</text:p>
          </table:table-cell>
          <table:table-cell office:value-type="float" office:value="76149192" calcext:value-type="float">
            <text:p>76149192</text:p>
          </table:table-cell>
          <table:table-cell office:value-type="float" office:value="56390264" calcext:value-type="float">
            <text:p>56390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0312" calcext:value-type="float">
            <text:p>21270312</text:p>
          </table:table-cell>
          <table:table-cell office:value-type="float" office:value="151553304" calcext:value-type="float">
            <text:p>151553304</text:p>
          </table:table-cell>
          <table:table-cell office:value-type="float" office:value="78817824" calcext:value-type="float">
            <text:p>78817824</text:p>
          </table:table-cell>
          <table:table-cell office:value-type="float" office:value="65960752" calcext:value-type="float">
            <text:p>65960752</text:p>
          </table:table-cell>
          <table:table-cell office:value-type="float" office:value="45496712" calcext:value-type="float">
            <text:p>45496712</text:p>
          </table:table-cell>
          <table:table-cell office:value-type="float" office:value="28520256" calcext:value-type="float">
            <text:p>28520256</text:p>
          </table:table-cell>
          <table:table-cell office:value-type="float" office:value="235995152" calcext:value-type="float">
            <text:p>235995152</text:p>
          </table:table-cell>
          <table:table-cell office:value-type="float" office:value="83643328" calcext:value-type="float">
            <text:p>83643328</text:p>
          </table:table-cell>
          <table:table-cell office:value-type="float" office:value="77650568" calcext:value-type="float">
            <text:p>77650568</text:p>
          </table:table-cell>
          <table:table-cell office:value-type="float" office:value="56400952" calcext:value-type="float">
            <text:p>56400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0392" calcext:value-type="float">
            <text:p>21270392</text:p>
          </table:table-cell>
          <table:table-cell office:value-type="float" office:value="151557496" calcext:value-type="float">
            <text:p>151557496</text:p>
          </table:table-cell>
          <table:table-cell office:value-type="float" office:value="78817896" calcext:value-type="float">
            <text:p>78817896</text:p>
          </table:table-cell>
          <table:table-cell office:value-type="float" office:value="65962280" calcext:value-type="float">
            <text:p>65962280</text:p>
          </table:table-cell>
          <table:table-cell office:value-type="float" office:value="45496800" calcext:value-type="float">
            <text:p>45496800</text:p>
          </table:table-cell>
          <table:table-cell office:value-type="float" office:value="28521656" calcext:value-type="float">
            <text:p>28521656</text:p>
          </table:table-cell>
          <table:table-cell office:value-type="float" office:value="236829984" calcext:value-type="float">
            <text:p>236829984</text:p>
          </table:table-cell>
          <table:table-cell office:value-type="float" office:value="84413616" calcext:value-type="float">
            <text:p>84413616</text:p>
          </table:table-cell>
          <table:table-cell office:value-type="float" office:value="80481664" calcext:value-type="float">
            <text:p>80481664</text:p>
          </table:table-cell>
          <table:table-cell office:value-type="float" office:value="56467880" calcext:value-type="float">
            <text:p>564678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0632" calcext:value-type="float">
            <text:p>21270632</text:p>
          </table:table-cell>
          <table:table-cell office:value-type="float" office:value="151560608" calcext:value-type="float">
            <text:p>151560608</text:p>
          </table:table-cell>
          <table:table-cell office:value-type="float" office:value="78818272" calcext:value-type="float">
            <text:p>78818272</text:p>
          </table:table-cell>
          <table:table-cell office:value-type="float" office:value="65963456" calcext:value-type="float">
            <text:p>65963456</text:p>
          </table:table-cell>
          <table:table-cell office:value-type="float" office:value="45496920" calcext:value-type="float">
            <text:p>45496920</text:p>
          </table:table-cell>
          <table:table-cell office:value-type="float" office:value="28522504" calcext:value-type="float">
            <text:p>28522504</text:p>
          </table:table-cell>
          <table:table-cell office:value-type="float" office:value="237129120" calcext:value-type="float">
            <text:p>237129120</text:p>
          </table:table-cell>
          <table:table-cell office:value-type="float" office:value="86529776" calcext:value-type="float">
            <text:p>86529776</text:p>
          </table:table-cell>
          <table:table-cell office:value-type="float" office:value="81650120" calcext:value-type="float">
            <text:p>81650120</text:p>
          </table:table-cell>
          <table:table-cell office:value-type="float" office:value="56499112" calcext:value-type="float">
            <text:p>56499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0664" calcext:value-type="float">
            <text:p>21270664</text:p>
          </table:table-cell>
          <table:table-cell office:value-type="float" office:value="151561344" calcext:value-type="float">
            <text:p>151561344</text:p>
          </table:table-cell>
          <table:table-cell office:value-type="float" office:value="78819736" calcext:value-type="float">
            <text:p>78819736</text:p>
          </table:table-cell>
          <table:table-cell office:value-type="float" office:value="65964424" calcext:value-type="float">
            <text:p>65964424</text:p>
          </table:table-cell>
          <table:table-cell office:value-type="float" office:value="45497232" calcext:value-type="float">
            <text:p>45497232</text:p>
          </table:table-cell>
          <table:table-cell office:value-type="float" office:value="28522888" calcext:value-type="float">
            <text:p>28522888</text:p>
          </table:table-cell>
          <table:table-cell office:value-type="float" office:value="237270064" calcext:value-type="float">
            <text:p>237270064</text:p>
          </table:table-cell>
          <table:table-cell office:value-type="float" office:value="88479960" calcext:value-type="float">
            <text:p>88479960</text:p>
          </table:table-cell>
          <table:table-cell office:value-type="float" office:value="82210736" calcext:value-type="float">
            <text:p>82210736</text:p>
          </table:table-cell>
          <table:table-cell office:value-type="float" office:value="56505800" calcext:value-type="float">
            <text:p>565058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0752" calcext:value-type="float">
            <text:p>21270752</text:p>
          </table:table-cell>
          <table:table-cell office:value-type="float" office:value="151561488" calcext:value-type="float">
            <text:p>151561488</text:p>
          </table:table-cell>
          <table:table-cell office:value-type="float" office:value="78821056" calcext:value-type="float">
            <text:p>78821056</text:p>
          </table:table-cell>
          <table:table-cell office:value-type="float" office:value="65964448" calcext:value-type="float">
            <text:p>65964448</text:p>
          </table:table-cell>
          <table:table-cell office:value-type="float" office:value="45497320" calcext:value-type="float">
            <text:p>45497320</text:p>
          </table:table-cell>
          <table:table-cell office:value-type="float" office:value="28523680" calcext:value-type="float">
            <text:p>28523680</text:p>
          </table:table-cell>
          <table:table-cell office:value-type="float" office:value="238863304" calcext:value-type="float">
            <text:p>238863304</text:p>
          </table:table-cell>
          <table:table-cell office:value-type="float" office:value="88684392" calcext:value-type="float">
            <text:p>88684392</text:p>
          </table:table-cell>
          <table:table-cell office:value-type="float" office:value="82337984" calcext:value-type="float">
            <text:p>82337984</text:p>
          </table:table-cell>
          <table:table-cell office:value-type="float" office:value="56557464" calcext:value-type="float">
            <text:p>56557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0832" calcext:value-type="float">
            <text:p>21270832</text:p>
          </table:table-cell>
          <table:table-cell office:value-type="float" office:value="151563000" calcext:value-type="float">
            <text:p>151563000</text:p>
          </table:table-cell>
          <table:table-cell office:value-type="float" office:value="78821344" calcext:value-type="float">
            <text:p>78821344</text:p>
          </table:table-cell>
          <table:table-cell office:value-type="float" office:value="65964792" calcext:value-type="float">
            <text:p>65964792</text:p>
          </table:table-cell>
          <table:table-cell office:value-type="float" office:value="45497344" calcext:value-type="float">
            <text:p>45497344</text:p>
          </table:table-cell>
          <table:table-cell office:value-type="float" office:value="28528408" calcext:value-type="float">
            <text:p>28528408</text:p>
          </table:table-cell>
          <table:table-cell office:value-type="float" office:value="240889744" calcext:value-type="float">
            <text:p>240889744</text:p>
          </table:table-cell>
          <table:table-cell office:value-type="float" office:value="90285832" calcext:value-type="float">
            <text:p>90285832</text:p>
          </table:table-cell>
          <table:table-cell office:value-type="float" office:value="82390336" calcext:value-type="float">
            <text:p>82390336</text:p>
          </table:table-cell>
          <table:table-cell office:value-type="float" office:value="56571944" calcext:value-type="float">
            <text:p>56571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0856" calcext:value-type="float">
            <text:p>21270856</text:p>
          </table:table-cell>
          <table:table-cell office:value-type="float" office:value="151565664" calcext:value-type="float">
            <text:p>151565664</text:p>
          </table:table-cell>
          <table:table-cell office:value-type="float" office:value="78823216" calcext:value-type="float">
            <text:p>78823216</text:p>
          </table:table-cell>
          <table:table-cell office:value-type="float" office:value="65964920" calcext:value-type="float">
            <text:p>65964920</text:p>
          </table:table-cell>
          <table:table-cell office:value-type="float" office:value="45497416" calcext:value-type="float">
            <text:p>45497416</text:p>
          </table:table-cell>
          <table:table-cell office:value-type="float" office:value="28528832" calcext:value-type="float">
            <text:p>28528832</text:p>
          </table:table-cell>
          <table:table-cell office:value-type="float" office:value="241048176" calcext:value-type="float">
            <text:p>241048176</text:p>
          </table:table-cell>
          <table:table-cell office:value-type="float" office:value="90346224" calcext:value-type="float">
            <text:p>90346224</text:p>
          </table:table-cell>
          <table:table-cell office:value-type="float" office:value="82436560" calcext:value-type="float">
            <text:p>82436560</text:p>
          </table:table-cell>
          <table:table-cell office:value-type="float" office:value="56624080" calcext:value-type="float">
            <text:p>566240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1128" calcext:value-type="float">
            <text:p>21271128</text:p>
          </table:table-cell>
          <table:table-cell office:value-type="float" office:value="151566352" calcext:value-type="float">
            <text:p>151566352</text:p>
          </table:table-cell>
          <table:table-cell office:value-type="float" office:value="78823536" calcext:value-type="float">
            <text:p>78823536</text:p>
          </table:table-cell>
          <table:table-cell office:value-type="float" office:value="65966224" calcext:value-type="float">
            <text:p>65966224</text:p>
          </table:table-cell>
          <table:table-cell office:value-type="float" office:value="45497568" calcext:value-type="float">
            <text:p>45497568</text:p>
          </table:table-cell>
          <table:table-cell office:value-type="float" office:value="28529904" calcext:value-type="float">
            <text:p>28529904</text:p>
          </table:table-cell>
          <table:table-cell office:value-type="float" office:value="241325848" calcext:value-type="float">
            <text:p>241325848</text:p>
          </table:table-cell>
          <table:table-cell office:value-type="float" office:value="90973040" calcext:value-type="float">
            <text:p>90973040</text:p>
          </table:table-cell>
          <table:table-cell office:value-type="float" office:value="82496288" calcext:value-type="float">
            <text:p>82496288</text:p>
          </table:table-cell>
          <table:table-cell office:value-type="float" office:value="56631584" calcext:value-type="float">
            <text:p>56631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1376" calcext:value-type="float">
            <text:p>21271376</text:p>
          </table:table-cell>
          <table:table-cell office:value-type="float" office:value="151568016" calcext:value-type="float">
            <text:p>151568016</text:p>
          </table:table-cell>
          <table:table-cell office:value-type="float" office:value="78823760" calcext:value-type="float">
            <text:p>78823760</text:p>
          </table:table-cell>
          <table:table-cell office:value-type="float" office:value="65966736" calcext:value-type="float">
            <text:p>65966736</text:p>
          </table:table-cell>
          <table:table-cell office:value-type="float" office:value="45498824" calcext:value-type="float">
            <text:p>45498824</text:p>
          </table:table-cell>
          <table:table-cell office:value-type="float" office:value="28530128" calcext:value-type="float">
            <text:p>28530128</text:p>
          </table:table-cell>
          <table:table-cell office:value-type="float" office:value="241590184" calcext:value-type="float">
            <text:p>241590184</text:p>
          </table:table-cell>
          <table:table-cell office:value-type="float" office:value="91976984" calcext:value-type="float">
            <text:p>91976984</text:p>
          </table:table-cell>
          <table:table-cell office:value-type="float" office:value="83525568" calcext:value-type="float">
            <text:p>83525568</text:p>
          </table:table-cell>
          <table:table-cell office:value-type="float" office:value="56684024" calcext:value-type="float">
            <text:p>56684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1560" calcext:value-type="float">
            <text:p>21271560</text:p>
          </table:table-cell>
          <table:table-cell office:value-type="float" office:value="151568328" calcext:value-type="float">
            <text:p>151568328</text:p>
          </table:table-cell>
          <table:table-cell office:value-type="float" office:value="78823832" calcext:value-type="float">
            <text:p>78823832</text:p>
          </table:table-cell>
          <table:table-cell office:value-type="float" office:value="65968232" calcext:value-type="float">
            <text:p>65968232</text:p>
          </table:table-cell>
          <table:table-cell office:value-type="float" office:value="45498856" calcext:value-type="float">
            <text:p>45498856</text:p>
          </table:table-cell>
          <table:table-cell office:value-type="float" office:value="28537504" calcext:value-type="float">
            <text:p>28537504</text:p>
          </table:table-cell>
          <table:table-cell office:value-type="float" office:value="241594544" calcext:value-type="float">
            <text:p>241594544</text:p>
          </table:table-cell>
          <table:table-cell office:value-type="float" office:value="92018584" calcext:value-type="float">
            <text:p>92018584</text:p>
          </table:table-cell>
          <table:table-cell office:value-type="float" office:value="83579896" calcext:value-type="float">
            <text:p>83579896</text:p>
          </table:table-cell>
          <table:table-cell office:value-type="float" office:value="56698488" calcext:value-type="float">
            <text:p>56698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1888" calcext:value-type="float">
            <text:p>21271888</text:p>
          </table:table-cell>
          <table:table-cell office:value-type="float" office:value="151568632" calcext:value-type="float">
            <text:p>151568632</text:p>
          </table:table-cell>
          <table:table-cell office:value-type="float" office:value="78823984" calcext:value-type="float">
            <text:p>78823984</text:p>
          </table:table-cell>
          <table:table-cell office:value-type="float" office:value="65968584" calcext:value-type="float">
            <text:p>65968584</text:p>
          </table:table-cell>
          <table:table-cell office:value-type="float" office:value="45498880" calcext:value-type="float">
            <text:p>45498880</text:p>
          </table:table-cell>
          <table:table-cell office:value-type="float" office:value="28537984" calcext:value-type="float">
            <text:p>28537984</text:p>
          </table:table-cell>
          <table:table-cell office:value-type="float" office:value="242652768" calcext:value-type="float">
            <text:p>242652768</text:p>
          </table:table-cell>
          <table:table-cell office:value-type="float" office:value="92171368" calcext:value-type="float">
            <text:p>92171368</text:p>
          </table:table-cell>
          <table:table-cell office:value-type="float" office:value="84021928" calcext:value-type="float">
            <text:p>84021928</text:p>
          </table:table-cell>
          <table:table-cell office:value-type="float" office:value="56720144" calcext:value-type="float">
            <text:p>56720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2072" calcext:value-type="float">
            <text:p>21272072</text:p>
          </table:table-cell>
          <table:table-cell office:value-type="float" office:value="151569088" calcext:value-type="float">
            <text:p>151569088</text:p>
          </table:table-cell>
          <table:table-cell office:value-type="float" office:value="78824104" calcext:value-type="float">
            <text:p>78824104</text:p>
          </table:table-cell>
          <table:table-cell office:value-type="float" office:value="65969008" calcext:value-type="float">
            <text:p>65969008</text:p>
          </table:table-cell>
          <table:table-cell office:value-type="float" office:value="45498984" calcext:value-type="float">
            <text:p>45498984</text:p>
          </table:table-cell>
          <table:table-cell office:value-type="float" office:value="28554040" calcext:value-type="float">
            <text:p>28554040</text:p>
          </table:table-cell>
          <table:table-cell office:value-type="float" office:value="242861232" calcext:value-type="float">
            <text:p>242861232</text:p>
          </table:table-cell>
          <table:table-cell office:value-type="float" office:value="92281112" calcext:value-type="float">
            <text:p>92281112</text:p>
          </table:table-cell>
          <table:table-cell office:value-type="float" office:value="84230824" calcext:value-type="float">
            <text:p>84230824</text:p>
          </table:table-cell>
          <table:table-cell office:value-type="float" office:value="56722920" calcext:value-type="float">
            <text:p>567229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2376" calcext:value-type="float">
            <text:p>21272376</text:p>
          </table:table-cell>
          <table:table-cell office:value-type="float" office:value="151570312" calcext:value-type="float">
            <text:p>151570312</text:p>
          </table:table-cell>
          <table:table-cell office:value-type="float" office:value="78824224" calcext:value-type="float">
            <text:p>78824224</text:p>
          </table:table-cell>
          <table:table-cell office:value-type="float" office:value="65969112" calcext:value-type="float">
            <text:p>65969112</text:p>
          </table:table-cell>
          <table:table-cell office:value-type="float" office:value="45499032" calcext:value-type="float">
            <text:p>45499032</text:p>
          </table:table-cell>
          <table:table-cell office:value-type="float" office:value="28555184" calcext:value-type="float">
            <text:p>28555184</text:p>
          </table:table-cell>
          <table:table-cell office:value-type="float" office:value="243321488" calcext:value-type="float">
            <text:p>243321488</text:p>
          </table:table-cell>
          <table:table-cell office:value-type="float" office:value="96276936" calcext:value-type="float">
            <text:p>96276936</text:p>
          </table:table-cell>
          <table:table-cell office:value-type="float" office:value="84426720" calcext:value-type="float">
            <text:p>84426720</text:p>
          </table:table-cell>
          <table:table-cell office:value-type="float" office:value="56871992" calcext:value-type="float">
            <text:p>56871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2392" calcext:value-type="float">
            <text:p>21272392</text:p>
          </table:table-cell>
          <table:table-cell office:value-type="float" office:value="151572192" calcext:value-type="float">
            <text:p>151572192</text:p>
          </table:table-cell>
          <table:table-cell office:value-type="float" office:value="78825136" calcext:value-type="float">
            <text:p>78825136</text:p>
          </table:table-cell>
          <table:table-cell office:value-type="float" office:value="65970640" calcext:value-type="float">
            <text:p>65970640</text:p>
          </table:table-cell>
          <table:table-cell office:value-type="float" office:value="45499088" calcext:value-type="float">
            <text:p>45499088</text:p>
          </table:table-cell>
          <table:table-cell office:value-type="float" office:value="28564832" calcext:value-type="float">
            <text:p>28564832</text:p>
          </table:table-cell>
          <table:table-cell office:value-type="float" office:value="244356440" calcext:value-type="float">
            <text:p>244356440</text:p>
          </table:table-cell>
          <table:table-cell office:value-type="float" office:value="96485560" calcext:value-type="float">
            <text:p>96485560</text:p>
          </table:table-cell>
          <table:table-cell office:value-type="float" office:value="84931840" calcext:value-type="float">
            <text:p>84931840</text:p>
          </table:table-cell>
          <table:table-cell office:value-type="float" office:value="57020032" calcext:value-type="float">
            <text:p>57020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2592" calcext:value-type="float">
            <text:p>21272592</text:p>
          </table:table-cell>
          <table:table-cell office:value-type="float" office:value="151572544" calcext:value-type="float">
            <text:p>151572544</text:p>
          </table:table-cell>
          <table:table-cell office:value-type="float" office:value="78825192" calcext:value-type="float">
            <text:p>78825192</text:p>
          </table:table-cell>
          <table:table-cell office:value-type="float" office:value="65970904" calcext:value-type="float">
            <text:p>65970904</text:p>
          </table:table-cell>
          <table:table-cell office:value-type="float" office:value="45499352" calcext:value-type="float">
            <text:p>45499352</text:p>
          </table:table-cell>
          <table:table-cell office:value-type="float" office:value="28573552" calcext:value-type="float">
            <text:p>28573552</text:p>
          </table:table-cell>
          <table:table-cell office:value-type="float" office:value="245793160" calcext:value-type="float">
            <text:p>245793160</text:p>
          </table:table-cell>
          <table:table-cell office:value-type="float" office:value="97186208" calcext:value-type="float">
            <text:p>97186208</text:p>
          </table:table-cell>
          <table:table-cell office:value-type="float" office:value="85237792" calcext:value-type="float">
            <text:p>85237792</text:p>
          </table:table-cell>
          <table:table-cell office:value-type="float" office:value="57878912" calcext:value-type="float">
            <text:p>57878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2656" calcext:value-type="float">
            <text:p>21272656</text:p>
          </table:table-cell>
          <table:table-cell office:value-type="float" office:value="151572568" calcext:value-type="float">
            <text:p>151572568</text:p>
          </table:table-cell>
          <table:table-cell office:value-type="float" office:value="78828912" calcext:value-type="float">
            <text:p>78828912</text:p>
          </table:table-cell>
          <table:table-cell office:value-type="float" office:value="65972488" calcext:value-type="float">
            <text:p>65972488</text:p>
          </table:table-cell>
          <table:table-cell office:value-type="float" office:value="45499352" calcext:value-type="float">
            <text:p>45499352</text:p>
          </table:table-cell>
          <table:table-cell office:value-type="float" office:value="28573896" calcext:value-type="float">
            <text:p>28573896</text:p>
          </table:table-cell>
          <table:table-cell office:value-type="float" office:value="248001440" calcext:value-type="float">
            <text:p>248001440</text:p>
          </table:table-cell>
          <table:table-cell office:value-type="float" office:value="97233456" calcext:value-type="float">
            <text:p>97233456</text:p>
          </table:table-cell>
          <table:table-cell office:value-type="float" office:value="87228624" calcext:value-type="float">
            <text:p>87228624</text:p>
          </table:table-cell>
          <table:table-cell office:value-type="float" office:value="58042928" calcext:value-type="float">
            <text:p>580429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3256" calcext:value-type="float">
            <text:p>21273256</text:p>
          </table:table-cell>
          <table:table-cell office:value-type="float" office:value="151574456" calcext:value-type="float">
            <text:p>151574456</text:p>
          </table:table-cell>
          <table:table-cell office:value-type="float" office:value="78830360" calcext:value-type="float">
            <text:p>78830360</text:p>
          </table:table-cell>
          <table:table-cell office:value-type="float" office:value="65973448" calcext:value-type="float">
            <text:p>65973448</text:p>
          </table:table-cell>
          <table:table-cell office:value-type="float" office:value="45499672" calcext:value-type="float">
            <text:p>45499672</text:p>
          </table:table-cell>
          <table:table-cell office:value-type="float" office:value="28574472" calcext:value-type="float">
            <text:p>28574472</text:p>
          </table:table-cell>
          <table:table-cell office:value-type="float" office:value="248949008" calcext:value-type="float">
            <text:p>248949008</text:p>
          </table:table-cell>
          <table:table-cell office:value-type="float" office:value="97783168" calcext:value-type="float">
            <text:p>97783168</text:p>
          </table:table-cell>
          <table:table-cell office:value-type="float" office:value="87533120" calcext:value-type="float">
            <text:p>87533120</text:p>
          </table:table-cell>
          <table:table-cell office:value-type="float" office:value="58111656" calcext:value-type="float">
            <text:p>58111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3320" calcext:value-type="float">
            <text:p>21273320</text:p>
          </table:table-cell>
          <table:table-cell office:value-type="float" office:value="151575560" calcext:value-type="float">
            <text:p>151575560</text:p>
          </table:table-cell>
          <table:table-cell office:value-type="float" office:value="78830384" calcext:value-type="float">
            <text:p>78830384</text:p>
          </table:table-cell>
          <table:table-cell office:value-type="float" office:value="65974064" calcext:value-type="float">
            <text:p>65974064</text:p>
          </table:table-cell>
          <table:table-cell office:value-type="float" office:value="45500016" calcext:value-type="float">
            <text:p>45500016</text:p>
          </table:table-cell>
          <table:table-cell office:value-type="float" office:value="28576712" calcext:value-type="float">
            <text:p>28576712</text:p>
          </table:table-cell>
          <table:table-cell office:value-type="float" office:value="249790928" calcext:value-type="float">
            <text:p>249790928</text:p>
          </table:table-cell>
          <table:table-cell office:value-type="float" office:value="98334432" calcext:value-type="float">
            <text:p>98334432</text:p>
          </table:table-cell>
          <table:table-cell office:value-type="float" office:value="88899496" calcext:value-type="float">
            <text:p>88899496</text:p>
          </table:table-cell>
          <table:table-cell office:value-type="float" office:value="58786456" calcext:value-type="float">
            <text:p>58786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4472" calcext:value-type="float">
            <text:p>21274472</text:p>
          </table:table-cell>
          <table:table-cell office:value-type="float" office:value="151576176" calcext:value-type="float">
            <text:p>151576176</text:p>
          </table:table-cell>
          <table:table-cell office:value-type="float" office:value="78830968" calcext:value-type="float">
            <text:p>78830968</text:p>
          </table:table-cell>
          <table:table-cell office:value-type="float" office:value="65974440" calcext:value-type="float">
            <text:p>65974440</text:p>
          </table:table-cell>
          <table:table-cell office:value-type="float" office:value="45500088" calcext:value-type="float">
            <text:p>45500088</text:p>
          </table:table-cell>
          <table:table-cell office:value-type="float" office:value="28579296" calcext:value-type="float">
            <text:p>28579296</text:p>
          </table:table-cell>
          <table:table-cell office:value-type="float" office:value="253034776" calcext:value-type="float">
            <text:p>253034776</text:p>
          </table:table-cell>
          <table:table-cell office:value-type="float" office:value="98459896" calcext:value-type="float">
            <text:p>98459896</text:p>
          </table:table-cell>
          <table:table-cell office:value-type="float" office:value="89276024" calcext:value-type="float">
            <text:p>89276024</text:p>
          </table:table-cell>
          <table:table-cell office:value-type="float" office:value="58965904" calcext:value-type="float">
            <text:p>58965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4568" calcext:value-type="float">
            <text:p>21274568</text:p>
          </table:table-cell>
          <table:table-cell office:value-type="float" office:value="151577208" calcext:value-type="float">
            <text:p>151577208</text:p>
          </table:table-cell>
          <table:table-cell office:value-type="float" office:value="78831800" calcext:value-type="float">
            <text:p>78831800</text:p>
          </table:table-cell>
          <table:table-cell office:value-type="float" office:value="65974864" calcext:value-type="float">
            <text:p>65974864</text:p>
          </table:table-cell>
          <table:table-cell office:value-type="float" office:value="45500856" calcext:value-type="float">
            <text:p>45500856</text:p>
          </table:table-cell>
          <table:table-cell office:value-type="float" office:value="28579864" calcext:value-type="float">
            <text:p>28579864</text:p>
          </table:table-cell>
          <table:table-cell office:value-type="float" office:value="254158016" calcext:value-type="float">
            <text:p>254158016</text:p>
          </table:table-cell>
          <table:table-cell office:value-type="float" office:value="98460832" calcext:value-type="float">
            <text:p>98460832</text:p>
          </table:table-cell>
          <table:table-cell office:value-type="float" office:value="89305904" calcext:value-type="float">
            <text:p>89305904</text:p>
          </table:table-cell>
          <table:table-cell office:value-type="float" office:value="59356464" calcext:value-type="float">
            <text:p>59356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4728" calcext:value-type="float">
            <text:p>21274728</text:p>
          </table:table-cell>
          <table:table-cell office:value-type="float" office:value="151578088" calcext:value-type="float">
            <text:p>151578088</text:p>
          </table:table-cell>
          <table:table-cell office:value-type="float" office:value="78832264" calcext:value-type="float">
            <text:p>78832264</text:p>
          </table:table-cell>
          <table:table-cell office:value-type="float" office:value="65976256" calcext:value-type="float">
            <text:p>65976256</text:p>
          </table:table-cell>
          <table:table-cell office:value-type="float" office:value="45500880" calcext:value-type="float">
            <text:p>45500880</text:p>
          </table:table-cell>
          <table:table-cell office:value-type="float" office:value="28582312" calcext:value-type="float">
            <text:p>28582312</text:p>
          </table:table-cell>
          <table:table-cell office:value-type="float" office:value="254616024" calcext:value-type="float">
            <text:p>254616024</text:p>
          </table:table-cell>
          <table:table-cell office:value-type="float" office:value="98635280" calcext:value-type="float">
            <text:p>98635280</text:p>
          </table:table-cell>
          <table:table-cell office:value-type="float" office:value="89886448" calcext:value-type="float">
            <text:p>89886448</text:p>
          </table:table-cell>
          <table:table-cell office:value-type="float" office:value="60294696" calcext:value-type="float">
            <text:p>60294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4848" calcext:value-type="float">
            <text:p>21274848</text:p>
          </table:table-cell>
          <table:table-cell office:value-type="float" office:value="151582072" calcext:value-type="float">
            <text:p>151582072</text:p>
          </table:table-cell>
          <table:table-cell office:value-type="float" office:value="78832760" calcext:value-type="float">
            <text:p>78832760</text:p>
          </table:table-cell>
          <table:table-cell office:value-type="float" office:value="65976712" calcext:value-type="float">
            <text:p>65976712</text:p>
          </table:table-cell>
          <table:table-cell office:value-type="float" office:value="45500944" calcext:value-type="float">
            <text:p>45500944</text:p>
          </table:table-cell>
          <table:table-cell office:value-type="float" office:value="28600432" calcext:value-type="float">
            <text:p>28600432</text:p>
          </table:table-cell>
          <table:table-cell office:value-type="float" office:value="255971184" calcext:value-type="float">
            <text:p>255971184</text:p>
          </table:table-cell>
          <table:table-cell office:value-type="float" office:value="98801464" calcext:value-type="float">
            <text:p>98801464</text:p>
          </table:table-cell>
          <table:table-cell office:value-type="float" office:value="90305848" calcext:value-type="float">
            <text:p>90305848</text:p>
          </table:table-cell>
          <table:table-cell office:value-type="float" office:value="60896328" calcext:value-type="float">
            <text:p>60896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4968" calcext:value-type="float">
            <text:p>21274968</text:p>
          </table:table-cell>
          <table:table-cell office:value-type="float" office:value="151582472" calcext:value-type="float">
            <text:p>151582472</text:p>
          </table:table-cell>
          <table:table-cell office:value-type="float" office:value="78833472" calcext:value-type="float">
            <text:p>78833472</text:p>
          </table:table-cell>
          <table:table-cell office:value-type="float" office:value="65977720" calcext:value-type="float">
            <text:p>65977720</text:p>
          </table:table-cell>
          <table:table-cell office:value-type="float" office:value="45501488" calcext:value-type="float">
            <text:p>45501488</text:p>
          </table:table-cell>
          <table:table-cell office:value-type="float" office:value="28603304" calcext:value-type="float">
            <text:p>28603304</text:p>
          </table:table-cell>
          <table:table-cell office:value-type="float" office:value="257322776" calcext:value-type="float">
            <text:p>257322776</text:p>
          </table:table-cell>
          <table:table-cell office:value-type="float" office:value="98998288" calcext:value-type="float">
            <text:p>98998288</text:p>
          </table:table-cell>
          <table:table-cell office:value-type="float" office:value="90330712" calcext:value-type="float">
            <text:p>90330712</text:p>
          </table:table-cell>
          <table:table-cell office:value-type="float" office:value="62939520" calcext:value-type="float">
            <text:p>62939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4976" calcext:value-type="float">
            <text:p>21274976</text:p>
          </table:table-cell>
          <table:table-cell office:value-type="float" office:value="151583816" calcext:value-type="float">
            <text:p>151583816</text:p>
          </table:table-cell>
          <table:table-cell office:value-type="float" office:value="78833952" calcext:value-type="float">
            <text:p>78833952</text:p>
          </table:table-cell>
          <table:table-cell office:value-type="float" office:value="65979120" calcext:value-type="float">
            <text:p>65979120</text:p>
          </table:table-cell>
          <table:table-cell office:value-type="float" office:value="45501680" calcext:value-type="float">
            <text:p>45501680</text:p>
          </table:table-cell>
          <table:table-cell office:value-type="float" office:value="28614232" calcext:value-type="float">
            <text:p>28614232</text:p>
          </table:table-cell>
          <table:table-cell office:value-type="float" office:value="257531696" calcext:value-type="float">
            <text:p>257531696</text:p>
          </table:table-cell>
          <table:table-cell office:value-type="float" office:value="99184776" calcext:value-type="float">
            <text:p>99184776</text:p>
          </table:table-cell>
          <table:table-cell office:value-type="float" office:value="90345704" calcext:value-type="float">
            <text:p>90345704</text:p>
          </table:table-cell>
          <table:table-cell office:value-type="float" office:value="62985960" calcext:value-type="float">
            <text:p>629859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5008" calcext:value-type="float">
            <text:p>21275008</text:p>
          </table:table-cell>
          <table:table-cell office:value-type="float" office:value="151586144" calcext:value-type="float">
            <text:p>151586144</text:p>
          </table:table-cell>
          <table:table-cell office:value-type="float" office:value="78834128" calcext:value-type="float">
            <text:p>78834128</text:p>
          </table:table-cell>
          <table:table-cell office:value-type="float" office:value="65979264" calcext:value-type="float">
            <text:p>65979264</text:p>
          </table:table-cell>
          <table:table-cell office:value-type="float" office:value="45501832" calcext:value-type="float">
            <text:p>45501832</text:p>
          </table:table-cell>
          <table:table-cell office:value-type="float" office:value="28619480" calcext:value-type="float">
            <text:p>28619480</text:p>
          </table:table-cell>
          <table:table-cell office:value-type="float" office:value="258239120" calcext:value-type="float">
            <text:p>258239120</text:p>
          </table:table-cell>
          <table:table-cell office:value-type="float" office:value="103203976" calcext:value-type="float">
            <text:p>103203976</text:p>
          </table:table-cell>
          <table:table-cell office:value-type="float" office:value="90433936" calcext:value-type="float">
            <text:p>90433936</text:p>
          </table:table-cell>
          <table:table-cell office:value-type="float" office:value="63985528" calcext:value-type="float">
            <text:p>63985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5040" calcext:value-type="float">
            <text:p>21275040</text:p>
          </table:table-cell>
          <table:table-cell office:value-type="float" office:value="151589200" calcext:value-type="float">
            <text:p>151589200</text:p>
          </table:table-cell>
          <table:table-cell office:value-type="float" office:value="78835520" calcext:value-type="float">
            <text:p>78835520</text:p>
          </table:table-cell>
          <table:table-cell office:value-type="float" office:value="65979600" calcext:value-type="float">
            <text:p>65979600</text:p>
          </table:table-cell>
          <table:table-cell office:value-type="float" office:value="45502128" calcext:value-type="float">
            <text:p>45502128</text:p>
          </table:table-cell>
          <table:table-cell office:value-type="float" office:value="28634696" calcext:value-type="float">
            <text:p>28634696</text:p>
          </table:table-cell>
          <table:table-cell office:value-type="float" office:value="261476664" calcext:value-type="float">
            <text:p>261476664</text:p>
          </table:table-cell>
          <table:table-cell office:value-type="float" office:value="103539784" calcext:value-type="float">
            <text:p>103539784</text:p>
          </table:table-cell>
          <table:table-cell office:value-type="float" office:value="90460256" calcext:value-type="float">
            <text:p>90460256</text:p>
          </table:table-cell>
          <table:table-cell office:value-type="float" office:value="64641264" calcext:value-type="float">
            <text:p>64641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5184" calcext:value-type="float">
            <text:p>21275184</text:p>
          </table:table-cell>
          <table:table-cell office:value-type="float" office:value="151600712" calcext:value-type="float">
            <text:p>151600712</text:p>
          </table:table-cell>
          <table:table-cell office:value-type="float" office:value="78835736" calcext:value-type="float">
            <text:p>78835736</text:p>
          </table:table-cell>
          <table:table-cell office:value-type="float" office:value="65979608" calcext:value-type="float">
            <text:p>65979608</text:p>
          </table:table-cell>
          <table:table-cell office:value-type="float" office:value="45502520" calcext:value-type="float">
            <text:p>45502520</text:p>
          </table:table-cell>
          <table:table-cell office:value-type="float" office:value="28635368" calcext:value-type="float">
            <text:p>28635368</text:p>
          </table:table-cell>
          <table:table-cell office:value-type="float" office:value="262186976" calcext:value-type="float">
            <text:p>262186976</text:p>
          </table:table-cell>
          <table:table-cell office:value-type="float" office:value="103993832" calcext:value-type="float">
            <text:p>103993832</text:p>
          </table:table-cell>
          <table:table-cell office:value-type="float" office:value="90503248" calcext:value-type="float">
            <text:p>90503248</text:p>
          </table:table-cell>
          <table:table-cell office:value-type="float" office:value="65145784" calcext:value-type="float">
            <text:p>65145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5728" calcext:value-type="float">
            <text:p>21275728</text:p>
          </table:table-cell>
          <table:table-cell office:value-type="float" office:value="151600760" calcext:value-type="float">
            <text:p>151600760</text:p>
          </table:table-cell>
          <table:table-cell office:value-type="float" office:value="78836824" calcext:value-type="float">
            <text:p>78836824</text:p>
          </table:table-cell>
          <table:table-cell office:value-type="float" office:value="65981744" calcext:value-type="float">
            <text:p>65981744</text:p>
          </table:table-cell>
          <table:table-cell office:value-type="float" office:value="45502552" calcext:value-type="float">
            <text:p>45502552</text:p>
          </table:table-cell>
          <table:table-cell office:value-type="float" office:value="28648624" calcext:value-type="float">
            <text:p>28648624</text:p>
          </table:table-cell>
          <table:table-cell office:value-type="float" office:value="262665080" calcext:value-type="float">
            <text:p>262665080</text:p>
          </table:table-cell>
          <table:table-cell office:value-type="float" office:value="104303480" calcext:value-type="float">
            <text:p>104303480</text:p>
          </table:table-cell>
          <table:table-cell office:value-type="float" office:value="90538440" calcext:value-type="float">
            <text:p>90538440</text:p>
          </table:table-cell>
          <table:table-cell office:value-type="float" office:value="65853136" calcext:value-type="float">
            <text:p>65853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5944" calcext:value-type="float">
            <text:p>21275944</text:p>
          </table:table-cell>
          <table:table-cell office:value-type="float" office:value="151603272" calcext:value-type="float">
            <text:p>151603272</text:p>
          </table:table-cell>
          <table:table-cell office:value-type="float" office:value="78837256" calcext:value-type="float">
            <text:p>78837256</text:p>
          </table:table-cell>
          <table:table-cell office:value-type="float" office:value="65982080" calcext:value-type="float">
            <text:p>65982080</text:p>
          </table:table-cell>
          <table:table-cell office:value-type="float" office:value="45502648" calcext:value-type="float">
            <text:p>45502648</text:p>
          </table:table-cell>
          <table:table-cell office:value-type="float" office:value="28658184" calcext:value-type="float">
            <text:p>28658184</text:p>
          </table:table-cell>
          <table:table-cell office:value-type="float" office:value="264949128" calcext:value-type="float">
            <text:p>264949128</text:p>
          </table:table-cell>
          <table:table-cell office:value-type="float" office:value="104887168" calcext:value-type="float">
            <text:p>104887168</text:p>
          </table:table-cell>
          <table:table-cell office:value-type="float" office:value="90630384" calcext:value-type="float">
            <text:p>90630384</text:p>
          </table:table-cell>
          <table:table-cell office:value-type="float" office:value="66131032" calcext:value-type="float">
            <text:p>66131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6112" calcext:value-type="float">
            <text:p>21276112</text:p>
          </table:table-cell>
          <table:table-cell office:value-type="float" office:value="151604992" calcext:value-type="float">
            <text:p>151604992</text:p>
          </table:table-cell>
          <table:table-cell office:value-type="float" office:value="78838128" calcext:value-type="float">
            <text:p>78838128</text:p>
          </table:table-cell>
          <table:table-cell office:value-type="float" office:value="65983016" calcext:value-type="float">
            <text:p>65983016</text:p>
          </table:table-cell>
          <table:table-cell office:value-type="float" office:value="45502896" calcext:value-type="float">
            <text:p>45502896</text:p>
          </table:table-cell>
          <table:table-cell office:value-type="float" office:value="28661560" calcext:value-type="float">
            <text:p>28661560</text:p>
          </table:table-cell>
          <table:table-cell office:value-type="float" office:value="267001392" calcext:value-type="float">
            <text:p>267001392</text:p>
          </table:table-cell>
          <table:table-cell office:value-type="float" office:value="105044944" calcext:value-type="float">
            <text:p>105044944</text:p>
          </table:table-cell>
          <table:table-cell office:value-type="float" office:value="90673584" calcext:value-type="float">
            <text:p>90673584</text:p>
          </table:table-cell>
          <table:table-cell office:value-type="float" office:value="66452792" calcext:value-type="float">
            <text:p>66452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6184" calcext:value-type="float">
            <text:p>21276184</text:p>
          </table:table-cell>
          <table:table-cell office:value-type="float" office:value="151605688" calcext:value-type="float">
            <text:p>151605688</text:p>
          </table:table-cell>
          <table:table-cell office:value-type="float" office:value="78838480" calcext:value-type="float">
            <text:p>78838480</text:p>
          </table:table-cell>
          <table:table-cell office:value-type="float" office:value="65983688" calcext:value-type="float">
            <text:p>65983688</text:p>
          </table:table-cell>
          <table:table-cell office:value-type="float" office:value="45503056" calcext:value-type="float">
            <text:p>45503056</text:p>
          </table:table-cell>
          <table:table-cell office:value-type="float" office:value="28699144" calcext:value-type="float">
            <text:p>28699144</text:p>
          </table:table-cell>
          <table:table-cell office:value-type="float" office:value="267303976" calcext:value-type="float">
            <text:p>267303976</text:p>
          </table:table-cell>
          <table:table-cell office:value-type="float" office:value="105047560" calcext:value-type="float">
            <text:p>105047560</text:p>
          </table:table-cell>
          <table:table-cell office:value-type="float" office:value="90754560" calcext:value-type="float">
            <text:p>90754560</text:p>
          </table:table-cell>
          <table:table-cell office:value-type="float" office:value="66516456" calcext:value-type="float">
            <text:p>66516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6264" calcext:value-type="float">
            <text:p>21276264</text:p>
          </table:table-cell>
          <table:table-cell office:value-type="float" office:value="151605704" calcext:value-type="float">
            <text:p>151605704</text:p>
          </table:table-cell>
          <table:table-cell office:value-type="float" office:value="78838536" calcext:value-type="float">
            <text:p>78838536</text:p>
          </table:table-cell>
          <table:table-cell office:value-type="float" office:value="65983840" calcext:value-type="float">
            <text:p>65983840</text:p>
          </table:table-cell>
          <table:table-cell office:value-type="float" office:value="45503096" calcext:value-type="float">
            <text:p>45503096</text:p>
          </table:table-cell>
          <table:table-cell office:value-type="float" office:value="28700488" calcext:value-type="float">
            <text:p>28700488</text:p>
          </table:table-cell>
          <table:table-cell office:value-type="float" office:value="268721200" calcext:value-type="float">
            <text:p>268721200</text:p>
          </table:table-cell>
          <table:table-cell office:value-type="float" office:value="106088608" calcext:value-type="float">
            <text:p>106088608</text:p>
          </table:table-cell>
          <table:table-cell office:value-type="float" office:value="90886576" calcext:value-type="float">
            <text:p>90886576</text:p>
          </table:table-cell>
          <table:table-cell office:value-type="float" office:value="66585072" calcext:value-type="float">
            <text:p>66585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6408" calcext:value-type="float">
            <text:p>21276408</text:p>
          </table:table-cell>
          <table:table-cell office:value-type="float" office:value="151607920" calcext:value-type="float">
            <text:p>151607920</text:p>
          </table:table-cell>
          <table:table-cell office:value-type="float" office:value="78839384" calcext:value-type="float">
            <text:p>78839384</text:p>
          </table:table-cell>
          <table:table-cell office:value-type="float" office:value="65984680" calcext:value-type="float">
            <text:p>65984680</text:p>
          </table:table-cell>
          <table:table-cell office:value-type="float" office:value="45503128" calcext:value-type="float">
            <text:p>45503128</text:p>
          </table:table-cell>
          <table:table-cell office:value-type="float" office:value="28714496" calcext:value-type="float">
            <text:p>28714496</text:p>
          </table:table-cell>
          <table:table-cell office:value-type="float" office:value="268974256" calcext:value-type="float">
            <text:p>268974256</text:p>
          </table:table-cell>
          <table:table-cell office:value-type="float" office:value="106468288" calcext:value-type="float">
            <text:p>106468288</text:p>
          </table:table-cell>
          <table:table-cell office:value-type="float" office:value="91267784" calcext:value-type="float">
            <text:p>91267784</text:p>
          </table:table-cell>
          <table:table-cell office:value-type="float" office:value="66847232" calcext:value-type="float">
            <text:p>66847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6632" calcext:value-type="float">
            <text:p>21276632</text:p>
          </table:table-cell>
          <table:table-cell office:value-type="float" office:value="151614456" calcext:value-type="float">
            <text:p>151614456</text:p>
          </table:table-cell>
          <table:table-cell office:value-type="float" office:value="78839960" calcext:value-type="float">
            <text:p>78839960</text:p>
          </table:table-cell>
          <table:table-cell office:value-type="float" office:value="65986344" calcext:value-type="float">
            <text:p>65986344</text:p>
          </table:table-cell>
          <table:table-cell office:value-type="float" office:value="45503664" calcext:value-type="float">
            <text:p>45503664</text:p>
          </table:table-cell>
          <table:table-cell office:value-type="float" office:value="28731608" calcext:value-type="float">
            <text:p>28731608</text:p>
          </table:table-cell>
          <table:table-cell office:value-type="float" office:value="268974584" calcext:value-type="float">
            <text:p>268974584</text:p>
          </table:table-cell>
          <table:table-cell office:value-type="float" office:value="107987576" calcext:value-type="float">
            <text:p>107987576</text:p>
          </table:table-cell>
          <table:table-cell office:value-type="float" office:value="91419104" calcext:value-type="float">
            <text:p>91419104</text:p>
          </table:table-cell>
          <table:table-cell office:value-type="float" office:value="66958504" calcext:value-type="float">
            <text:p>66958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6648" calcext:value-type="float">
            <text:p>21276648</text:p>
          </table:table-cell>
          <table:table-cell office:value-type="float" office:value="151615408" calcext:value-type="float">
            <text:p>151615408</text:p>
          </table:table-cell>
          <table:table-cell office:value-type="float" office:value="78840048" calcext:value-type="float">
            <text:p>78840048</text:p>
          </table:table-cell>
          <table:table-cell office:value-type="float" office:value="65986368" calcext:value-type="float">
            <text:p>65986368</text:p>
          </table:table-cell>
          <table:table-cell office:value-type="float" office:value="45503792" calcext:value-type="float">
            <text:p>45503792</text:p>
          </table:table-cell>
          <table:table-cell office:value-type="float" office:value="28731760" calcext:value-type="float">
            <text:p>28731760</text:p>
          </table:table-cell>
          <table:table-cell office:value-type="float" office:value="268979336" calcext:value-type="float">
            <text:p>268979336</text:p>
          </table:table-cell>
          <table:table-cell office:value-type="float" office:value="110338856" calcext:value-type="float">
            <text:p>110338856</text:p>
          </table:table-cell>
          <table:table-cell office:value-type="float" office:value="91550816" calcext:value-type="float">
            <text:p>91550816</text:p>
          </table:table-cell>
          <table:table-cell office:value-type="float" office:value="68383584" calcext:value-type="float">
            <text:p>68383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6776" calcext:value-type="float">
            <text:p>21276776</text:p>
          </table:table-cell>
          <table:table-cell office:value-type="float" office:value="151615480" calcext:value-type="float">
            <text:p>151615480</text:p>
          </table:table-cell>
          <table:table-cell office:value-type="float" office:value="78840376" calcext:value-type="float">
            <text:p>78840376</text:p>
          </table:table-cell>
          <table:table-cell office:value-type="float" office:value="65986680" calcext:value-type="float">
            <text:p>65986680</text:p>
          </table:table-cell>
          <table:table-cell office:value-type="float" office:value="45503888" calcext:value-type="float">
            <text:p>45503888</text:p>
          </table:table-cell>
          <table:table-cell office:value-type="float" office:value="28745688" calcext:value-type="float">
            <text:p>28745688</text:p>
          </table:table-cell>
          <table:table-cell office:value-type="float" office:value="269126992" calcext:value-type="float">
            <text:p>269126992</text:p>
          </table:table-cell>
          <table:table-cell office:value-type="float" office:value="111255776" calcext:value-type="float">
            <text:p>111255776</text:p>
          </table:table-cell>
          <table:table-cell office:value-type="float" office:value="91684928" calcext:value-type="float">
            <text:p>91684928</text:p>
          </table:table-cell>
          <table:table-cell office:value-type="float" office:value="68556064" calcext:value-type="float">
            <text:p>68556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6824" calcext:value-type="float">
            <text:p>21276824</text:p>
          </table:table-cell>
          <table:table-cell office:value-type="float" office:value="151618984" calcext:value-type="float">
            <text:p>151618984</text:p>
          </table:table-cell>
          <table:table-cell office:value-type="float" office:value="78840424" calcext:value-type="float">
            <text:p>78840424</text:p>
          </table:table-cell>
          <table:table-cell office:value-type="float" office:value="65987072" calcext:value-type="float">
            <text:p>65987072</text:p>
          </table:table-cell>
          <table:table-cell office:value-type="float" office:value="45504360" calcext:value-type="float">
            <text:p>45504360</text:p>
          </table:table-cell>
          <table:table-cell office:value-type="float" office:value="28762184" calcext:value-type="float">
            <text:p>28762184</text:p>
          </table:table-cell>
          <table:table-cell office:value-type="float" office:value="271776680" calcext:value-type="float">
            <text:p>271776680</text:p>
          </table:table-cell>
          <table:table-cell office:value-type="float" office:value="111407544" calcext:value-type="float">
            <text:p>111407544</text:p>
          </table:table-cell>
          <table:table-cell office:value-type="float" office:value="91771448" calcext:value-type="float">
            <text:p>91771448</text:p>
          </table:table-cell>
          <table:table-cell office:value-type="float" office:value="70861752" calcext:value-type="float">
            <text:p>70861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7224" calcext:value-type="float">
            <text:p>21277224</text:p>
          </table:table-cell>
          <table:table-cell office:value-type="float" office:value="151620080" calcext:value-type="float">
            <text:p>151620080</text:p>
          </table:table-cell>
          <table:table-cell office:value-type="float" office:value="78841048" calcext:value-type="float">
            <text:p>78841048</text:p>
          </table:table-cell>
          <table:table-cell office:value-type="float" office:value="65987264" calcext:value-type="float">
            <text:p>65987264</text:p>
          </table:table-cell>
          <table:table-cell office:value-type="float" office:value="45504416" calcext:value-type="float">
            <text:p>45504416</text:p>
          </table:table-cell>
          <table:table-cell office:value-type="float" office:value="28766264" calcext:value-type="float">
            <text:p>28766264</text:p>
          </table:table-cell>
          <table:table-cell office:value-type="float" office:value="272872392" calcext:value-type="float">
            <text:p>272872392</text:p>
          </table:table-cell>
          <table:table-cell office:value-type="float" office:value="111486960" calcext:value-type="float">
            <text:p>111486960</text:p>
          </table:table-cell>
          <table:table-cell office:value-type="float" office:value="94946872" calcext:value-type="float">
            <text:p>94946872</text:p>
          </table:table-cell>
          <table:table-cell office:value-type="float" office:value="70867896" calcext:value-type="float">
            <text:p>70867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7520" calcext:value-type="float">
            <text:p>21277520</text:p>
          </table:table-cell>
          <table:table-cell office:value-type="float" office:value="151624424" calcext:value-type="float">
            <text:p>151624424</text:p>
          </table:table-cell>
          <table:table-cell office:value-type="float" office:value="78842088" calcext:value-type="float">
            <text:p>78842088</text:p>
          </table:table-cell>
          <table:table-cell office:value-type="float" office:value="65988712" calcext:value-type="float">
            <text:p>65988712</text:p>
          </table:table-cell>
          <table:table-cell office:value-type="float" office:value="45504448" calcext:value-type="float">
            <text:p>45504448</text:p>
          </table:table-cell>
          <table:table-cell office:value-type="float" office:value="28768928" calcext:value-type="float">
            <text:p>28768928</text:p>
          </table:table-cell>
          <table:table-cell office:value-type="float" office:value="273016368" calcext:value-type="float">
            <text:p>273016368</text:p>
          </table:table-cell>
          <table:table-cell office:value-type="float" office:value="115543640" calcext:value-type="float">
            <text:p>115543640</text:p>
          </table:table-cell>
          <table:table-cell office:value-type="float" office:value="95160320" calcext:value-type="float">
            <text:p>95160320</text:p>
          </table:table-cell>
          <table:table-cell office:value-type="float" office:value="71555448" calcext:value-type="float">
            <text:p>71555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7816" calcext:value-type="float">
            <text:p>21277816</text:p>
          </table:table-cell>
          <table:table-cell office:value-type="float" office:value="151624968" calcext:value-type="float">
            <text:p>151624968</text:p>
          </table:table-cell>
          <table:table-cell office:value-type="float" office:value="78845000" calcext:value-type="float">
            <text:p>78845000</text:p>
          </table:table-cell>
          <table:table-cell office:value-type="float" office:value="65990024" calcext:value-type="float">
            <text:p>65990024</text:p>
          </table:table-cell>
          <table:table-cell office:value-type="float" office:value="45504544" calcext:value-type="float">
            <text:p>45504544</text:p>
          </table:table-cell>
          <table:table-cell office:value-type="float" office:value="28796272" calcext:value-type="float">
            <text:p>28796272</text:p>
          </table:table-cell>
          <table:table-cell office:value-type="float" office:value="275013440" calcext:value-type="float">
            <text:p>275013440</text:p>
          </table:table-cell>
          <table:table-cell office:value-type="float" office:value="115738544" calcext:value-type="float">
            <text:p>115738544</text:p>
          </table:table-cell>
          <table:table-cell office:value-type="float" office:value="96092400" calcext:value-type="float">
            <text:p>96092400</text:p>
          </table:table-cell>
          <table:table-cell office:value-type="float" office:value="72167896" calcext:value-type="float">
            <text:p>72167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8096" calcext:value-type="float">
            <text:p>21278096</text:p>
          </table:table-cell>
          <table:table-cell office:value-type="float" office:value="151626392" calcext:value-type="float">
            <text:p>151626392</text:p>
          </table:table-cell>
          <table:table-cell office:value-type="float" office:value="78845272" calcext:value-type="float">
            <text:p>78845272</text:p>
          </table:table-cell>
          <table:table-cell office:value-type="float" office:value="65993112" calcext:value-type="float">
            <text:p>65993112</text:p>
          </table:table-cell>
          <table:table-cell office:value-type="float" office:value="45504744" calcext:value-type="float">
            <text:p>45504744</text:p>
          </table:table-cell>
          <table:table-cell office:value-type="float" office:value="28802976" calcext:value-type="float">
            <text:p>28802976</text:p>
          </table:table-cell>
          <table:table-cell office:value-type="float" office:value="275187240" calcext:value-type="float">
            <text:p>275187240</text:p>
          </table:table-cell>
          <table:table-cell office:value-type="float" office:value="115860120" calcext:value-type="float">
            <text:p>115860120</text:p>
          </table:table-cell>
          <table:table-cell office:value-type="float" office:value="96124656" calcext:value-type="float">
            <text:p>96124656</text:p>
          </table:table-cell>
          <table:table-cell office:value-type="float" office:value="72196408" calcext:value-type="float">
            <text:p>72196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8096" calcext:value-type="float">
            <text:p>21278096</text:p>
          </table:table-cell>
          <table:table-cell office:value-type="float" office:value="151627184" calcext:value-type="float">
            <text:p>151627184</text:p>
          </table:table-cell>
          <table:table-cell office:value-type="float" office:value="78845448" calcext:value-type="float">
            <text:p>78845448</text:p>
          </table:table-cell>
          <table:table-cell office:value-type="float" office:value="65993944" calcext:value-type="float">
            <text:p>65993944</text:p>
          </table:table-cell>
          <table:table-cell office:value-type="float" office:value="45504760" calcext:value-type="float">
            <text:p>45504760</text:p>
          </table:table-cell>
          <table:table-cell office:value-type="float" office:value="28818760" calcext:value-type="float">
            <text:p>28818760</text:p>
          </table:table-cell>
          <table:table-cell office:value-type="float" office:value="277470000" calcext:value-type="float">
            <text:p>277470000</text:p>
          </table:table-cell>
          <table:table-cell office:value-type="float" office:value="116303768" calcext:value-type="float">
            <text:p>116303768</text:p>
          </table:table-cell>
          <table:table-cell office:value-type="float" office:value="96673400" calcext:value-type="float">
            <text:p>96673400</text:p>
          </table:table-cell>
          <table:table-cell office:value-type="float" office:value="73210888" calcext:value-type="float">
            <text:p>73210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8120" calcext:value-type="float">
            <text:p>21278120</text:p>
          </table:table-cell>
          <table:table-cell office:value-type="float" office:value="151627256" calcext:value-type="float">
            <text:p>151627256</text:p>
          </table:table-cell>
          <table:table-cell office:value-type="float" office:value="78845456" calcext:value-type="float">
            <text:p>78845456</text:p>
          </table:table-cell>
          <table:table-cell office:value-type="float" office:value="65994496" calcext:value-type="float">
            <text:p>65994496</text:p>
          </table:table-cell>
          <table:table-cell office:value-type="float" office:value="45505360" calcext:value-type="float">
            <text:p>45505360</text:p>
          </table:table-cell>
          <table:table-cell office:value-type="float" office:value="28820424" calcext:value-type="float">
            <text:p>28820424</text:p>
          </table:table-cell>
          <table:table-cell office:value-type="float" office:value="280812312" calcext:value-type="float">
            <text:p>280812312</text:p>
          </table:table-cell>
          <table:table-cell office:value-type="float" office:value="117683880" calcext:value-type="float">
            <text:p>117683880</text:p>
          </table:table-cell>
          <table:table-cell office:value-type="float" office:value="96976504" calcext:value-type="float">
            <text:p>96976504</text:p>
          </table:table-cell>
          <table:table-cell office:value-type="float" office:value="74156832" calcext:value-type="float">
            <text:p>74156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8392" calcext:value-type="float">
            <text:p>21278392</text:p>
          </table:table-cell>
          <table:table-cell office:value-type="float" office:value="151628384" calcext:value-type="float">
            <text:p>151628384</text:p>
          </table:table-cell>
          <table:table-cell office:value-type="float" office:value="78845528" calcext:value-type="float">
            <text:p>78845528</text:p>
          </table:table-cell>
          <table:table-cell office:value-type="float" office:value="65994840" calcext:value-type="float">
            <text:p>65994840</text:p>
          </table:table-cell>
          <table:table-cell office:value-type="float" office:value="45505608" calcext:value-type="float">
            <text:p>45505608</text:p>
          </table:table-cell>
          <table:table-cell office:value-type="float" office:value="28864384" calcext:value-type="float">
            <text:p>28864384</text:p>
          </table:table-cell>
          <table:table-cell office:value-type="float" office:value="281170824" calcext:value-type="float">
            <text:p>281170824</text:p>
          </table:table-cell>
          <table:table-cell office:value-type="float" office:value="117685728" calcext:value-type="float">
            <text:p>117685728</text:p>
          </table:table-cell>
          <table:table-cell office:value-type="float" office:value="96983656" calcext:value-type="float">
            <text:p>96983656</text:p>
          </table:table-cell>
          <table:table-cell office:value-type="float" office:value="74186024" calcext:value-type="float">
            <text:p>74186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9016" calcext:value-type="float">
            <text:p>21279016</text:p>
          </table:table-cell>
          <table:table-cell office:value-type="float" office:value="151628952" calcext:value-type="float">
            <text:p>151628952</text:p>
          </table:table-cell>
          <table:table-cell office:value-type="float" office:value="78846152" calcext:value-type="float">
            <text:p>78846152</text:p>
          </table:table-cell>
          <table:table-cell office:value-type="float" office:value="65995592" calcext:value-type="float">
            <text:p>65995592</text:p>
          </table:table-cell>
          <table:table-cell office:value-type="float" office:value="45505840" calcext:value-type="float">
            <text:p>45505840</text:p>
          </table:table-cell>
          <table:table-cell office:value-type="float" office:value="28869208" calcext:value-type="float">
            <text:p>28869208</text:p>
          </table:table-cell>
          <table:table-cell office:value-type="float" office:value="282076872" calcext:value-type="float">
            <text:p>282076872</text:p>
          </table:table-cell>
          <table:table-cell office:value-type="float" office:value="117916896" calcext:value-type="float">
            <text:p>117916896</text:p>
          </table:table-cell>
          <table:table-cell office:value-type="float" office:value="97065424" calcext:value-type="float">
            <text:p>97065424</text:p>
          </table:table-cell>
          <table:table-cell office:value-type="float" office:value="75223760" calcext:value-type="float">
            <text:p>752237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9280" calcext:value-type="float">
            <text:p>21279280</text:p>
          </table:table-cell>
          <table:table-cell office:value-type="float" office:value="151633984" calcext:value-type="float">
            <text:p>151633984</text:p>
          </table:table-cell>
          <table:table-cell office:value-type="float" office:value="78846264" calcext:value-type="float">
            <text:p>78846264</text:p>
          </table:table-cell>
          <table:table-cell office:value-type="float" office:value="65995840" calcext:value-type="float">
            <text:p>65995840</text:p>
          </table:table-cell>
          <table:table-cell office:value-type="float" office:value="45505944" calcext:value-type="float">
            <text:p>45505944</text:p>
          </table:table-cell>
          <table:table-cell office:value-type="float" office:value="28872976" calcext:value-type="float">
            <text:p>28872976</text:p>
          </table:table-cell>
          <table:table-cell office:value-type="float" office:value="283706480" calcext:value-type="float">
            <text:p>283706480</text:p>
          </table:table-cell>
          <table:table-cell office:value-type="float" office:value="119308432" calcext:value-type="float">
            <text:p>119308432</text:p>
          </table:table-cell>
          <table:table-cell office:value-type="float" office:value="97595096" calcext:value-type="float">
            <text:p>97595096</text:p>
          </table:table-cell>
          <table:table-cell office:value-type="float" office:value="78599288" calcext:value-type="float">
            <text:p>78599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9512" calcext:value-type="float">
            <text:p>21279512</text:p>
          </table:table-cell>
          <table:table-cell office:value-type="float" office:value="151636400" calcext:value-type="float">
            <text:p>151636400</text:p>
          </table:table-cell>
          <table:table-cell office:value-type="float" office:value="78846816" calcext:value-type="float">
            <text:p>78846816</text:p>
          </table:table-cell>
          <table:table-cell office:value-type="float" office:value="65996120" calcext:value-type="float">
            <text:p>65996120</text:p>
          </table:table-cell>
          <table:table-cell office:value-type="float" office:value="45506256" calcext:value-type="float">
            <text:p>45506256</text:p>
          </table:table-cell>
          <table:table-cell office:value-type="float" office:value="28941504" calcext:value-type="float">
            <text:p>28941504</text:p>
          </table:table-cell>
          <table:table-cell office:value-type="float" office:value="284125088" calcext:value-type="float">
            <text:p>284125088</text:p>
          </table:table-cell>
          <table:table-cell office:value-type="float" office:value="121933704" calcext:value-type="float">
            <text:p>121933704</text:p>
          </table:table-cell>
          <table:table-cell office:value-type="float" office:value="98423800" calcext:value-type="float">
            <text:p>98423800</text:p>
          </table:table-cell>
          <table:table-cell office:value-type="float" office:value="79400488" calcext:value-type="float">
            <text:p>79400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9584" calcext:value-type="float">
            <text:p>21279584</text:p>
          </table:table-cell>
          <table:table-cell office:value-type="float" office:value="151636464" calcext:value-type="float">
            <text:p>151636464</text:p>
          </table:table-cell>
          <table:table-cell office:value-type="float" office:value="78846952" calcext:value-type="float">
            <text:p>78846952</text:p>
          </table:table-cell>
          <table:table-cell office:value-type="float" office:value="65996656" calcext:value-type="float">
            <text:p>65996656</text:p>
          </table:table-cell>
          <table:table-cell office:value-type="float" office:value="45506712" calcext:value-type="float">
            <text:p>45506712</text:p>
          </table:table-cell>
          <table:table-cell office:value-type="float" office:value="28963184" calcext:value-type="float">
            <text:p>28963184</text:p>
          </table:table-cell>
          <table:table-cell office:value-type="float" office:value="287436584" calcext:value-type="float">
            <text:p>287436584</text:p>
          </table:table-cell>
          <table:table-cell office:value-type="float" office:value="122344096" calcext:value-type="float">
            <text:p>122344096</text:p>
          </table:table-cell>
          <table:table-cell office:value-type="float" office:value="98428600" calcext:value-type="float">
            <text:p>98428600</text:p>
          </table:table-cell>
          <table:table-cell office:value-type="float" office:value="79504880" calcext:value-type="float">
            <text:p>795048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9624" calcext:value-type="float">
            <text:p>21279624</text:p>
          </table:table-cell>
          <table:table-cell office:value-type="float" office:value="151637768" calcext:value-type="float">
            <text:p>151637768</text:p>
          </table:table-cell>
          <table:table-cell office:value-type="float" office:value="78847624" calcext:value-type="float">
            <text:p>78847624</text:p>
          </table:table-cell>
          <table:table-cell office:value-type="float" office:value="65996704" calcext:value-type="float">
            <text:p>65996704</text:p>
          </table:table-cell>
          <table:table-cell office:value-type="float" office:value="45506752" calcext:value-type="float">
            <text:p>45506752</text:p>
          </table:table-cell>
          <table:table-cell office:value-type="float" office:value="28982240" calcext:value-type="float">
            <text:p>28982240</text:p>
          </table:table-cell>
          <table:table-cell office:value-type="float" office:value="287557808" calcext:value-type="float">
            <text:p>287557808</text:p>
          </table:table-cell>
          <table:table-cell office:value-type="float" office:value="123214648" calcext:value-type="float">
            <text:p>123214648</text:p>
          </table:table-cell>
          <table:table-cell office:value-type="float" office:value="99038704" calcext:value-type="float">
            <text:p>99038704</text:p>
          </table:table-cell>
          <table:table-cell office:value-type="float" office:value="79559584" calcext:value-type="float">
            <text:p>79559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9768" calcext:value-type="float">
            <text:p>21279768</text:p>
          </table:table-cell>
          <table:table-cell office:value-type="float" office:value="151646992" calcext:value-type="float">
            <text:p>151646992</text:p>
          </table:table-cell>
          <table:table-cell office:value-type="float" office:value="78847640" calcext:value-type="float">
            <text:p>78847640</text:p>
          </table:table-cell>
          <table:table-cell office:value-type="float" office:value="65996760" calcext:value-type="float">
            <text:p>65996760</text:p>
          </table:table-cell>
          <table:table-cell office:value-type="float" office:value="45506816" calcext:value-type="float">
            <text:p>45506816</text:p>
          </table:table-cell>
          <table:table-cell office:value-type="float" office:value="28986384" calcext:value-type="float">
            <text:p>28986384</text:p>
          </table:table-cell>
          <table:table-cell office:value-type="float" office:value="287899200" calcext:value-type="float">
            <text:p>287899200</text:p>
          </table:table-cell>
          <table:table-cell office:value-type="float" office:value="123857776" calcext:value-type="float">
            <text:p>123857776</text:p>
          </table:table-cell>
          <table:table-cell office:value-type="float" office:value="100117640" calcext:value-type="float">
            <text:p>100117640</text:p>
          </table:table-cell>
          <table:table-cell office:value-type="float" office:value="79850904" calcext:value-type="float">
            <text:p>79850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9776" calcext:value-type="float">
            <text:p>21279776</text:p>
          </table:table-cell>
          <table:table-cell office:value-type="float" office:value="151651584" calcext:value-type="float">
            <text:p>151651584</text:p>
          </table:table-cell>
          <table:table-cell office:value-type="float" office:value="78848592" calcext:value-type="float">
            <text:p>78848592</text:p>
          </table:table-cell>
          <table:table-cell office:value-type="float" office:value="65998432" calcext:value-type="float">
            <text:p>65998432</text:p>
          </table:table-cell>
          <table:table-cell office:value-type="float" office:value="45507312" calcext:value-type="float">
            <text:p>45507312</text:p>
          </table:table-cell>
          <table:table-cell office:value-type="float" office:value="28991264" calcext:value-type="float">
            <text:p>28991264</text:p>
          </table:table-cell>
          <table:table-cell office:value-type="float" office:value="289530512" calcext:value-type="float">
            <text:p>289530512</text:p>
          </table:table-cell>
          <table:table-cell office:value-type="float" office:value="127100640" calcext:value-type="float">
            <text:p>127100640</text:p>
          </table:table-cell>
          <table:table-cell office:value-type="float" office:value="100427200" calcext:value-type="float">
            <text:p>100427200</text:p>
          </table:table-cell>
          <table:table-cell office:value-type="float" office:value="81857816" calcext:value-type="float">
            <text:p>81857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9824" calcext:value-type="float">
            <text:p>21279824</text:p>
          </table:table-cell>
          <table:table-cell office:value-type="float" office:value="151655312" calcext:value-type="float">
            <text:p>151655312</text:p>
          </table:table-cell>
          <table:table-cell office:value-type="float" office:value="78848624" calcext:value-type="float">
            <text:p>78848624</text:p>
          </table:table-cell>
          <table:table-cell office:value-type="float" office:value="65999224" calcext:value-type="float">
            <text:p>65999224</text:p>
          </table:table-cell>
          <table:table-cell office:value-type="float" office:value="45507344" calcext:value-type="float">
            <text:p>45507344</text:p>
          </table:table-cell>
          <table:table-cell office:value-type="float" office:value="28992288" calcext:value-type="float">
            <text:p>28992288</text:p>
          </table:table-cell>
          <table:table-cell office:value-type="float" office:value="289625760" calcext:value-type="float">
            <text:p>289625760</text:p>
          </table:table-cell>
          <table:table-cell office:value-type="float" office:value="130157216" calcext:value-type="float">
            <text:p>130157216</text:p>
          </table:table-cell>
          <table:table-cell office:value-type="float" office:value="103239064" calcext:value-type="float">
            <text:p>103239064</text:p>
          </table:table-cell>
          <table:table-cell office:value-type="float" office:value="83490888" calcext:value-type="float">
            <text:p>83490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9896" calcext:value-type="float">
            <text:p>21279896</text:p>
          </table:table-cell>
          <table:table-cell office:value-type="float" office:value="151655936" calcext:value-type="float">
            <text:p>151655936</text:p>
          </table:table-cell>
          <table:table-cell office:value-type="float" office:value="78850040" calcext:value-type="float">
            <text:p>78850040</text:p>
          </table:table-cell>
          <table:table-cell office:value-type="float" office:value="65999632" calcext:value-type="float">
            <text:p>65999632</text:p>
          </table:table-cell>
          <table:table-cell office:value-type="float" office:value="45507472" calcext:value-type="float">
            <text:p>45507472</text:p>
          </table:table-cell>
          <table:table-cell office:value-type="float" office:value="29018608" calcext:value-type="float">
            <text:p>29018608</text:p>
          </table:table-cell>
          <table:table-cell office:value-type="float" office:value="290239776" calcext:value-type="float">
            <text:p>290239776</text:p>
          </table:table-cell>
          <table:table-cell office:value-type="float" office:value="130414560" calcext:value-type="float">
            <text:p>130414560</text:p>
          </table:table-cell>
          <table:table-cell office:value-type="float" office:value="103242952" calcext:value-type="float">
            <text:p>103242952</text:p>
          </table:table-cell>
          <table:table-cell office:value-type="float" office:value="83734112" calcext:value-type="float">
            <text:p>83734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0216" calcext:value-type="float">
            <text:p>21280216</text:p>
          </table:table-cell>
          <table:table-cell office:value-type="float" office:value="151661712" calcext:value-type="float">
            <text:p>151661712</text:p>
          </table:table-cell>
          <table:table-cell office:value-type="float" office:value="78850096" calcext:value-type="float">
            <text:p>78850096</text:p>
          </table:table-cell>
          <table:table-cell office:value-type="float" office:value="65999976" calcext:value-type="float">
            <text:p>65999976</text:p>
          </table:table-cell>
          <table:table-cell office:value-type="float" office:value="45507776" calcext:value-type="float">
            <text:p>45507776</text:p>
          </table:table-cell>
          <table:table-cell office:value-type="float" office:value="29050456" calcext:value-type="float">
            <text:p>29050456</text:p>
          </table:table-cell>
          <table:table-cell office:value-type="float" office:value="294174520" calcext:value-type="float">
            <text:p>294174520</text:p>
          </table:table-cell>
          <table:table-cell office:value-type="float" office:value="130426688" calcext:value-type="float">
            <text:p>130426688</text:p>
          </table:table-cell>
          <table:table-cell office:value-type="float" office:value="103555184" calcext:value-type="float">
            <text:p>103555184</text:p>
          </table:table-cell>
          <table:table-cell office:value-type="float" office:value="84141504" calcext:value-type="float">
            <text:p>84141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0368" calcext:value-type="float">
            <text:p>21280368</text:p>
          </table:table-cell>
          <table:table-cell office:value-type="float" office:value="151661992" calcext:value-type="float">
            <text:p>151661992</text:p>
          </table:table-cell>
          <table:table-cell office:value-type="float" office:value="78850504" calcext:value-type="float">
            <text:p>78850504</text:p>
          </table:table-cell>
          <table:table-cell office:value-type="float" office:value="66000528" calcext:value-type="float">
            <text:p>66000528</text:p>
          </table:table-cell>
          <table:table-cell office:value-type="float" office:value="45507824" calcext:value-type="float">
            <text:p>45507824</text:p>
          </table:table-cell>
          <table:table-cell office:value-type="float" office:value="29078400" calcext:value-type="float">
            <text:p>29078400</text:p>
          </table:table-cell>
          <table:table-cell office:value-type="float" office:value="295547776" calcext:value-type="float">
            <text:p>295547776</text:p>
          </table:table-cell>
          <table:table-cell office:value-type="float" office:value="130486048" calcext:value-type="float">
            <text:p>130486048</text:p>
          </table:table-cell>
          <table:table-cell office:value-type="float" office:value="104035600" calcext:value-type="float">
            <text:p>104035600</text:p>
          </table:table-cell>
          <table:table-cell office:value-type="float" office:value="84669488" calcext:value-type="float">
            <text:p>84669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0504" calcext:value-type="float">
            <text:p>21280504</text:p>
          </table:table-cell>
          <table:table-cell office:value-type="float" office:value="151663000" calcext:value-type="float">
            <text:p>151663000</text:p>
          </table:table-cell>
          <table:table-cell office:value-type="float" office:value="78850784" calcext:value-type="float">
            <text:p>78850784</text:p>
          </table:table-cell>
          <table:table-cell office:value-type="float" office:value="66002128" calcext:value-type="float">
            <text:p>66002128</text:p>
          </table:table-cell>
          <table:table-cell office:value-type="float" office:value="45508040" calcext:value-type="float">
            <text:p>45508040</text:p>
          </table:table-cell>
          <table:table-cell office:value-type="float" office:value="29081600" calcext:value-type="float">
            <text:p>29081600</text:p>
          </table:table-cell>
          <table:table-cell office:value-type="float" office:value="296144136" calcext:value-type="float">
            <text:p>296144136</text:p>
          </table:table-cell>
          <table:table-cell office:value-type="float" office:value="131031808" calcext:value-type="float">
            <text:p>131031808</text:p>
          </table:table-cell>
          <table:table-cell office:value-type="float" office:value="104328664" calcext:value-type="float">
            <text:p>104328664</text:p>
          </table:table-cell>
          <table:table-cell office:value-type="float" office:value="85420944" calcext:value-type="float">
            <text:p>85420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0680" calcext:value-type="float">
            <text:p>21280680</text:p>
          </table:table-cell>
          <table:table-cell office:value-type="float" office:value="151664336" calcext:value-type="float">
            <text:p>151664336</text:p>
          </table:table-cell>
          <table:table-cell office:value-type="float" office:value="78851960" calcext:value-type="float">
            <text:p>78851960</text:p>
          </table:table-cell>
          <table:table-cell office:value-type="float" office:value="66002832" calcext:value-type="float">
            <text:p>66002832</text:p>
          </table:table-cell>
          <table:table-cell office:value-type="float" office:value="45508064" calcext:value-type="float">
            <text:p>45508064</text:p>
          </table:table-cell>
          <table:table-cell office:value-type="float" office:value="29155880" calcext:value-type="float">
            <text:p>29155880</text:p>
          </table:table-cell>
          <table:table-cell office:value-type="float" office:value="298721648" calcext:value-type="float">
            <text:p>298721648</text:p>
          </table:table-cell>
          <table:table-cell office:value-type="float" office:value="131055360" calcext:value-type="float">
            <text:p>131055360</text:p>
          </table:table-cell>
          <table:table-cell office:value-type="float" office:value="104668808" calcext:value-type="float">
            <text:p>104668808</text:p>
          </table:table-cell>
          <table:table-cell office:value-type="float" office:value="85659136" calcext:value-type="float">
            <text:p>85659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0792" calcext:value-type="float">
            <text:p>21280792</text:p>
          </table:table-cell>
          <table:table-cell office:value-type="float" office:value="151669328" calcext:value-type="float">
            <text:p>151669328</text:p>
          </table:table-cell>
          <table:table-cell office:value-type="float" office:value="78852480" calcext:value-type="float">
            <text:p>78852480</text:p>
          </table:table-cell>
          <table:table-cell office:value-type="float" office:value="66002952" calcext:value-type="float">
            <text:p>66002952</text:p>
          </table:table-cell>
          <table:table-cell office:value-type="float" office:value="45508368" calcext:value-type="float">
            <text:p>45508368</text:p>
          </table:table-cell>
          <table:table-cell office:value-type="float" office:value="29200688" calcext:value-type="float">
            <text:p>29200688</text:p>
          </table:table-cell>
          <table:table-cell office:value-type="float" office:value="298919072" calcext:value-type="float">
            <text:p>298919072</text:p>
          </table:table-cell>
          <table:table-cell office:value-type="float" office:value="131702888" calcext:value-type="float">
            <text:p>131702888</text:p>
          </table:table-cell>
          <table:table-cell office:value-type="float" office:value="106431400" calcext:value-type="float">
            <text:p>106431400</text:p>
          </table:table-cell>
          <table:table-cell office:value-type="float" office:value="85781272" calcext:value-type="float">
            <text:p>85781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1496" calcext:value-type="float">
            <text:p>21281496</text:p>
          </table:table-cell>
          <table:table-cell office:value-type="float" office:value="151670496" calcext:value-type="float">
            <text:p>151670496</text:p>
          </table:table-cell>
          <table:table-cell office:value-type="float" office:value="78852936" calcext:value-type="float">
            <text:p>78852936</text:p>
          </table:table-cell>
          <table:table-cell office:value-type="float" office:value="66003032" calcext:value-type="float">
            <text:p>66003032</text:p>
          </table:table-cell>
          <table:table-cell office:value-type="float" office:value="45508608" calcext:value-type="float">
            <text:p>45508608</text:p>
          </table:table-cell>
          <table:table-cell office:value-type="float" office:value="29356376" calcext:value-type="float">
            <text:p>29356376</text:p>
          </table:table-cell>
          <table:table-cell office:value-type="float" office:value="298987768" calcext:value-type="float">
            <text:p>298987768</text:p>
          </table:table-cell>
          <table:table-cell office:value-type="float" office:value="134138896" calcext:value-type="float">
            <text:p>134138896</text:p>
          </table:table-cell>
          <table:table-cell office:value-type="float" office:value="106978816" calcext:value-type="float">
            <text:p>106978816</text:p>
          </table:table-cell>
          <table:table-cell office:value-type="float" office:value="85795520" calcext:value-type="float">
            <text:p>85795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1576" calcext:value-type="float">
            <text:p>21281576</text:p>
          </table:table-cell>
          <table:table-cell office:value-type="float" office:value="151671536" calcext:value-type="float">
            <text:p>151671536</text:p>
          </table:table-cell>
          <table:table-cell office:value-type="float" office:value="78853160" calcext:value-type="float">
            <text:p>78853160</text:p>
          </table:table-cell>
          <table:table-cell office:value-type="float" office:value="66003224" calcext:value-type="float">
            <text:p>66003224</text:p>
          </table:table-cell>
          <table:table-cell office:value-type="float" office:value="45508864" calcext:value-type="float">
            <text:p>45508864</text:p>
          </table:table-cell>
          <table:table-cell office:value-type="float" office:value="29398544" calcext:value-type="float">
            <text:p>29398544</text:p>
          </table:table-cell>
          <table:table-cell office:value-type="float" office:value="299286640" calcext:value-type="float">
            <text:p>299286640</text:p>
          </table:table-cell>
          <table:table-cell office:value-type="float" office:value="135774736" calcext:value-type="float">
            <text:p>135774736</text:p>
          </table:table-cell>
          <table:table-cell office:value-type="float" office:value="107668272" calcext:value-type="float">
            <text:p>107668272</text:p>
          </table:table-cell>
          <table:table-cell office:value-type="float" office:value="85852880" calcext:value-type="float">
            <text:p>858528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1664" calcext:value-type="float">
            <text:p>21281664</text:p>
          </table:table-cell>
          <table:table-cell office:value-type="float" office:value="151674064" calcext:value-type="float">
            <text:p>151674064</text:p>
          </table:table-cell>
          <table:table-cell office:value-type="float" office:value="78853208" calcext:value-type="float">
            <text:p>78853208</text:p>
          </table:table-cell>
          <table:table-cell office:value-type="float" office:value="66004056" calcext:value-type="float">
            <text:p>66004056</text:p>
          </table:table-cell>
          <table:table-cell office:value-type="float" office:value="45509080" calcext:value-type="float">
            <text:p>45509080</text:p>
          </table:table-cell>
          <table:table-cell office:value-type="float" office:value="29423760" calcext:value-type="float">
            <text:p>29423760</text:p>
          </table:table-cell>
          <table:table-cell office:value-type="float" office:value="299901472" calcext:value-type="float">
            <text:p>299901472</text:p>
          </table:table-cell>
          <table:table-cell office:value-type="float" office:value="139438832" calcext:value-type="float">
            <text:p>139438832</text:p>
          </table:table-cell>
          <table:table-cell office:value-type="float" office:value="107749912" calcext:value-type="float">
            <text:p>107749912</text:p>
          </table:table-cell>
          <table:table-cell office:value-type="float" office:value="85936008" calcext:value-type="float">
            <text:p>85936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1976" calcext:value-type="float">
            <text:p>21281976</text:p>
          </table:table-cell>
          <table:table-cell office:value-type="float" office:value="151674168" calcext:value-type="float">
            <text:p>151674168</text:p>
          </table:table-cell>
          <table:table-cell office:value-type="float" office:value="78853672" calcext:value-type="float">
            <text:p>78853672</text:p>
          </table:table-cell>
          <table:table-cell office:value-type="float" office:value="66004848" calcext:value-type="float">
            <text:p>66004848</text:p>
          </table:table-cell>
          <table:table-cell office:value-type="float" office:value="45509200" calcext:value-type="float">
            <text:p>45509200</text:p>
          </table:table-cell>
          <table:table-cell office:value-type="float" office:value="29520072" calcext:value-type="float">
            <text:p>29520072</text:p>
          </table:table-cell>
          <table:table-cell office:value-type="float" office:value="301355736" calcext:value-type="float">
            <text:p>301355736</text:p>
          </table:table-cell>
          <table:table-cell office:value-type="float" office:value="140868040" calcext:value-type="float">
            <text:p>140868040</text:p>
          </table:table-cell>
          <table:table-cell office:value-type="float" office:value="107802312" calcext:value-type="float">
            <text:p>107802312</text:p>
          </table:table-cell>
          <table:table-cell office:value-type="float" office:value="86301664" calcext:value-type="float">
            <text:p>86301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2168" calcext:value-type="float">
            <text:p>21282168</text:p>
          </table:table-cell>
          <table:table-cell office:value-type="float" office:value="151675592" calcext:value-type="float">
            <text:p>151675592</text:p>
          </table:table-cell>
          <table:table-cell office:value-type="float" office:value="78853712" calcext:value-type="float">
            <text:p>78853712</text:p>
          </table:table-cell>
          <table:table-cell office:value-type="float" office:value="66005080" calcext:value-type="float">
            <text:p>66005080</text:p>
          </table:table-cell>
          <table:table-cell office:value-type="float" office:value="45509208" calcext:value-type="float">
            <text:p>45509208</text:p>
          </table:table-cell>
          <table:table-cell office:value-type="float" office:value="29566296" calcext:value-type="float">
            <text:p>29566296</text:p>
          </table:table-cell>
          <table:table-cell office:value-type="float" office:value="301672472" calcext:value-type="float">
            <text:p>301672472</text:p>
          </table:table-cell>
          <table:table-cell office:value-type="float" office:value="141149856" calcext:value-type="float">
            <text:p>141149856</text:p>
          </table:table-cell>
          <table:table-cell office:value-type="float" office:value="107857880" calcext:value-type="float">
            <text:p>107857880</text:p>
          </table:table-cell>
          <table:table-cell office:value-type="float" office:value="87574784" calcext:value-type="float">
            <text:p>87574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2640" calcext:value-type="float">
            <text:p>21282640</text:p>
          </table:table-cell>
          <table:table-cell office:value-type="float" office:value="151677248" calcext:value-type="float">
            <text:p>151677248</text:p>
          </table:table-cell>
          <table:table-cell office:value-type="float" office:value="78853808" calcext:value-type="float">
            <text:p>78853808</text:p>
          </table:table-cell>
          <table:table-cell office:value-type="float" office:value="66005568" calcext:value-type="float">
            <text:p>66005568</text:p>
          </table:table-cell>
          <table:table-cell office:value-type="float" office:value="45509488" calcext:value-type="float">
            <text:p>45509488</text:p>
          </table:table-cell>
          <table:table-cell office:value-type="float" office:value="29585520" calcext:value-type="float">
            <text:p>29585520</text:p>
          </table:table-cell>
          <table:table-cell office:value-type="float" office:value="303957648" calcext:value-type="float">
            <text:p>303957648</text:p>
          </table:table-cell>
          <table:table-cell office:value-type="float" office:value="141157480" calcext:value-type="float">
            <text:p>141157480</text:p>
          </table:table-cell>
          <table:table-cell office:value-type="float" office:value="108720120" calcext:value-type="float">
            <text:p>108720120</text:p>
          </table:table-cell>
          <table:table-cell office:value-type="float" office:value="89493416" calcext:value-type="float">
            <text:p>89493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2960" calcext:value-type="float">
            <text:p>21282960</text:p>
          </table:table-cell>
          <table:table-cell office:value-type="float" office:value="151678472" calcext:value-type="float">
            <text:p>151678472</text:p>
          </table:table-cell>
          <table:table-cell office:value-type="float" office:value="78853880" calcext:value-type="float">
            <text:p>78853880</text:p>
          </table:table-cell>
          <table:table-cell office:value-type="float" office:value="66006904" calcext:value-type="float">
            <text:p>66006904</text:p>
          </table:table-cell>
          <table:table-cell office:value-type="float" office:value="45509696" calcext:value-type="float">
            <text:p>45509696</text:p>
          </table:table-cell>
          <table:table-cell office:value-type="float" office:value="29621512" calcext:value-type="float">
            <text:p>29621512</text:p>
          </table:table-cell>
          <table:table-cell office:value-type="float" office:value="309234800" calcext:value-type="float">
            <text:p>309234800</text:p>
          </table:table-cell>
          <table:table-cell office:value-type="float" office:value="141286176" calcext:value-type="float">
            <text:p>141286176</text:p>
          </table:table-cell>
          <table:table-cell office:value-type="float" office:value="108840136" calcext:value-type="float">
            <text:p>108840136</text:p>
          </table:table-cell>
          <table:table-cell office:value-type="float" office:value="89816952" calcext:value-type="float">
            <text:p>89816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3032" calcext:value-type="float">
            <text:p>21283032</text:p>
          </table:table-cell>
          <table:table-cell office:value-type="float" office:value="151679944" calcext:value-type="float">
            <text:p>151679944</text:p>
          </table:table-cell>
          <table:table-cell office:value-type="float" office:value="78854432" calcext:value-type="float">
            <text:p>78854432</text:p>
          </table:table-cell>
          <table:table-cell office:value-type="float" office:value="66007528" calcext:value-type="float">
            <text:p>66007528</text:p>
          </table:table-cell>
          <table:table-cell office:value-type="float" office:value="45509840" calcext:value-type="float">
            <text:p>45509840</text:p>
          </table:table-cell>
          <table:table-cell office:value-type="float" office:value="29645552" calcext:value-type="float">
            <text:p>29645552</text:p>
          </table:table-cell>
          <table:table-cell office:value-type="float" office:value="309609824" calcext:value-type="float">
            <text:p>309609824</text:p>
          </table:table-cell>
          <table:table-cell office:value-type="float" office:value="141707880" calcext:value-type="float">
            <text:p>141707880</text:p>
          </table:table-cell>
          <table:table-cell office:value-type="float" office:value="110931584" calcext:value-type="float">
            <text:p>110931584</text:p>
          </table:table-cell>
          <table:table-cell office:value-type="float" office:value="90718320" calcext:value-type="float">
            <text:p>907183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3048" calcext:value-type="float">
            <text:p>21283048</text:p>
          </table:table-cell>
          <table:table-cell office:value-type="float" office:value="151682720" calcext:value-type="float">
            <text:p>151682720</text:p>
          </table:table-cell>
          <table:table-cell office:value-type="float" office:value="78855176" calcext:value-type="float">
            <text:p>78855176</text:p>
          </table:table-cell>
          <table:table-cell office:value-type="float" office:value="66008136" calcext:value-type="float">
            <text:p>66008136</text:p>
          </table:table-cell>
          <table:table-cell office:value-type="float" office:value="45510312" calcext:value-type="float">
            <text:p>45510312</text:p>
          </table:table-cell>
          <table:table-cell office:value-type="float" office:value="29767968" calcext:value-type="float">
            <text:p>29767968</text:p>
          </table:table-cell>
          <table:table-cell office:value-type="float" office:value="309905856" calcext:value-type="float">
            <text:p>309905856</text:p>
          </table:table-cell>
          <table:table-cell office:value-type="float" office:value="142014848" calcext:value-type="float">
            <text:p>142014848</text:p>
          </table:table-cell>
          <table:table-cell office:value-type="float" office:value="111087832" calcext:value-type="float">
            <text:p>111087832</text:p>
          </table:table-cell>
          <table:table-cell office:value-type="float" office:value="91544184" calcext:value-type="float">
            <text:p>91544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3088" calcext:value-type="float">
            <text:p>21283088</text:p>
          </table:table-cell>
          <table:table-cell office:value-type="float" office:value="151686368" calcext:value-type="float">
            <text:p>151686368</text:p>
          </table:table-cell>
          <table:table-cell office:value-type="float" office:value="78855672" calcext:value-type="float">
            <text:p>78855672</text:p>
          </table:table-cell>
          <table:table-cell office:value-type="float" office:value="66008424" calcext:value-type="float">
            <text:p>66008424</text:p>
          </table:table-cell>
          <table:table-cell office:value-type="float" office:value="45510496" calcext:value-type="float">
            <text:p>45510496</text:p>
          </table:table-cell>
          <table:table-cell office:value-type="float" office:value="29815168" calcext:value-type="float">
            <text:p>29815168</text:p>
          </table:table-cell>
          <table:table-cell office:value-type="float" office:value="310468992" calcext:value-type="float">
            <text:p>310468992</text:p>
          </table:table-cell>
          <table:table-cell office:value-type="float" office:value="142639704" calcext:value-type="float">
            <text:p>142639704</text:p>
          </table:table-cell>
          <table:table-cell office:value-type="float" office:value="115301032" calcext:value-type="float">
            <text:p>115301032</text:p>
          </table:table-cell>
          <table:table-cell office:value-type="float" office:value="91608392" calcext:value-type="float">
            <text:p>91608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3360" calcext:value-type="float">
            <text:p>21283360</text:p>
          </table:table-cell>
          <table:table-cell office:value-type="float" office:value="151686664" calcext:value-type="float">
            <text:p>151686664</text:p>
          </table:table-cell>
          <table:table-cell office:value-type="float" office:value="78856424" calcext:value-type="float">
            <text:p>78856424</text:p>
          </table:table-cell>
          <table:table-cell office:value-type="float" office:value="66009384" calcext:value-type="float">
            <text:p>66009384</text:p>
          </table:table-cell>
          <table:table-cell office:value-type="float" office:value="45510696" calcext:value-type="float">
            <text:p>45510696</text:p>
          </table:table-cell>
          <table:table-cell office:value-type="float" office:value="29815360" calcext:value-type="float">
            <text:p>29815360</text:p>
          </table:table-cell>
          <table:table-cell office:value-type="float" office:value="311400432" calcext:value-type="float">
            <text:p>311400432</text:p>
          </table:table-cell>
          <table:table-cell office:value-type="float" office:value="147735056" calcext:value-type="float">
            <text:p>147735056</text:p>
          </table:table-cell>
          <table:table-cell office:value-type="float" office:value="115333480" calcext:value-type="float">
            <text:p>115333480</text:p>
          </table:table-cell>
          <table:table-cell office:value-type="float" office:value="92091472" calcext:value-type="float">
            <text:p>92091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3432" calcext:value-type="float">
            <text:p>21283432</text:p>
          </table:table-cell>
          <table:table-cell office:value-type="float" office:value="151686728" calcext:value-type="float">
            <text:p>151686728</text:p>
          </table:table-cell>
          <table:table-cell office:value-type="float" office:value="78856448" calcext:value-type="float">
            <text:p>78856448</text:p>
          </table:table-cell>
          <table:table-cell office:value-type="float" office:value="66010736" calcext:value-type="float">
            <text:p>66010736</text:p>
          </table:table-cell>
          <table:table-cell office:value-type="float" office:value="45510712" calcext:value-type="float">
            <text:p>45510712</text:p>
          </table:table-cell>
          <table:table-cell office:value-type="float" office:value="29903032" calcext:value-type="float">
            <text:p>29903032</text:p>
          </table:table-cell>
          <table:table-cell office:value-type="float" office:value="311614608" calcext:value-type="float">
            <text:p>311614608</text:p>
          </table:table-cell>
          <table:table-cell office:value-type="float" office:value="148952088" calcext:value-type="float">
            <text:p>148952088</text:p>
          </table:table-cell>
          <table:table-cell office:value-type="float" office:value="116121744" calcext:value-type="float">
            <text:p>116121744</text:p>
          </table:table-cell>
          <table:table-cell office:value-type="float" office:value="92265352" calcext:value-type="float">
            <text:p>92265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3656" calcext:value-type="float">
            <text:p>21283656</text:p>
          </table:table-cell>
          <table:table-cell office:value-type="float" office:value="151686824" calcext:value-type="float">
            <text:p>151686824</text:p>
          </table:table-cell>
          <table:table-cell office:value-type="float" office:value="78856936" calcext:value-type="float">
            <text:p>78856936</text:p>
          </table:table-cell>
          <table:table-cell office:value-type="float" office:value="66011408" calcext:value-type="float">
            <text:p>66011408</text:p>
          </table:table-cell>
          <table:table-cell office:value-type="float" office:value="45510928" calcext:value-type="float">
            <text:p>45510928</text:p>
          </table:table-cell>
          <table:table-cell office:value-type="float" office:value="30029824" calcext:value-type="float">
            <text:p>30029824</text:p>
          </table:table-cell>
          <table:table-cell office:value-type="float" office:value="311726016" calcext:value-type="float">
            <text:p>311726016</text:p>
          </table:table-cell>
          <table:table-cell office:value-type="float" office:value="149171968" calcext:value-type="float">
            <text:p>149171968</text:p>
          </table:table-cell>
          <table:table-cell office:value-type="float" office:value="116350720" calcext:value-type="float">
            <text:p>116350720</text:p>
          </table:table-cell>
          <table:table-cell office:value-type="float" office:value="92317136" calcext:value-type="float">
            <text:p>92317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4032" calcext:value-type="float">
            <text:p>21284032</text:p>
          </table:table-cell>
          <table:table-cell office:value-type="float" office:value="151689736" calcext:value-type="float">
            <text:p>151689736</text:p>
          </table:table-cell>
          <table:table-cell office:value-type="float" office:value="78856968" calcext:value-type="float">
            <text:p>78856968</text:p>
          </table:table-cell>
          <table:table-cell office:value-type="float" office:value="66012232" calcext:value-type="float">
            <text:p>66012232</text:p>
          </table:table-cell>
          <table:table-cell office:value-type="float" office:value="45510984" calcext:value-type="float">
            <text:p>45510984</text:p>
          </table:table-cell>
          <table:table-cell office:value-type="float" office:value="30342728" calcext:value-type="float">
            <text:p>30342728</text:p>
          </table:table-cell>
          <table:table-cell office:value-type="float" office:value="311998432" calcext:value-type="float">
            <text:p>311998432</text:p>
          </table:table-cell>
          <table:table-cell office:value-type="float" office:value="149639056" calcext:value-type="float">
            <text:p>149639056</text:p>
          </table:table-cell>
          <table:table-cell office:value-type="float" office:value="116951512" calcext:value-type="float">
            <text:p>116951512</text:p>
          </table:table-cell>
          <table:table-cell office:value-type="float" office:value="92921928" calcext:value-type="float">
            <text:p>929219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4136" calcext:value-type="float">
            <text:p>21284136</text:p>
          </table:table-cell>
          <table:table-cell office:value-type="float" office:value="151692656" calcext:value-type="float">
            <text:p>151692656</text:p>
          </table:table-cell>
          <table:table-cell office:value-type="float" office:value="78858264" calcext:value-type="float">
            <text:p>78858264</text:p>
          </table:table-cell>
          <table:table-cell office:value-type="float" office:value="66012720" calcext:value-type="float">
            <text:p>66012720</text:p>
          </table:table-cell>
          <table:table-cell office:value-type="float" office:value="45511080" calcext:value-type="float">
            <text:p>45511080</text:p>
          </table:table-cell>
          <table:table-cell office:value-type="float" office:value="30775456" calcext:value-type="float">
            <text:p>30775456</text:p>
          </table:table-cell>
          <table:table-cell office:value-type="float" office:value="314796328" calcext:value-type="float">
            <text:p>314796328</text:p>
          </table:table-cell>
          <table:table-cell office:value-type="float" office:value="151461320" calcext:value-type="float">
            <text:p>151461320</text:p>
          </table:table-cell>
          <table:table-cell office:value-type="float" office:value="117680272" calcext:value-type="float">
            <text:p>117680272</text:p>
          </table:table-cell>
          <table:table-cell office:value-type="float" office:value="95868768" calcext:value-type="float">
            <text:p>95868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4240" calcext:value-type="float">
            <text:p>21284240</text:p>
          </table:table-cell>
          <table:table-cell office:value-type="float" office:value="151695656" calcext:value-type="float">
            <text:p>151695656</text:p>
          </table:table-cell>
          <table:table-cell office:value-type="float" office:value="78859200" calcext:value-type="float">
            <text:p>78859200</text:p>
          </table:table-cell>
          <table:table-cell office:value-type="float" office:value="66012760" calcext:value-type="float">
            <text:p>66012760</text:p>
          </table:table-cell>
          <table:table-cell office:value-type="float" office:value="45511640" calcext:value-type="float">
            <text:p>45511640</text:p>
          </table:table-cell>
          <table:table-cell office:value-type="float" office:value="30788344" calcext:value-type="float">
            <text:p>30788344</text:p>
          </table:table-cell>
          <table:table-cell office:value-type="float" office:value="315178664" calcext:value-type="float">
            <text:p>315178664</text:p>
          </table:table-cell>
          <table:table-cell office:value-type="float" office:value="152216976" calcext:value-type="float">
            <text:p>152216976</text:p>
          </table:table-cell>
          <table:table-cell office:value-type="float" office:value="117798640" calcext:value-type="float">
            <text:p>117798640</text:p>
          </table:table-cell>
          <table:table-cell office:value-type="float" office:value="96067912" calcext:value-type="float">
            <text:p>96067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4552" calcext:value-type="float">
            <text:p>21284552</text:p>
          </table:table-cell>
          <table:table-cell office:value-type="float" office:value="151696344" calcext:value-type="float">
            <text:p>151696344</text:p>
          </table:table-cell>
          <table:table-cell office:value-type="float" office:value="78859608" calcext:value-type="float">
            <text:p>78859608</text:p>
          </table:table-cell>
          <table:table-cell office:value-type="float" office:value="66013280" calcext:value-type="float">
            <text:p>66013280</text:p>
          </table:table-cell>
          <table:table-cell office:value-type="float" office:value="45511824" calcext:value-type="float">
            <text:p>45511824</text:p>
          </table:table-cell>
          <table:table-cell office:value-type="float" office:value="30806960" calcext:value-type="float">
            <text:p>30806960</text:p>
          </table:table-cell>
          <table:table-cell office:value-type="float" office:value="318569168" calcext:value-type="float">
            <text:p>318569168</text:p>
          </table:table-cell>
          <table:table-cell office:value-type="float" office:value="152441104" calcext:value-type="float">
            <text:p>152441104</text:p>
          </table:table-cell>
          <table:table-cell office:value-type="float" office:value="122255128" calcext:value-type="float">
            <text:p>122255128</text:p>
          </table:table-cell>
          <table:table-cell office:value-type="float" office:value="96126856" calcext:value-type="float">
            <text:p>96126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4560" calcext:value-type="float">
            <text:p>21284560</text:p>
          </table:table-cell>
          <table:table-cell office:value-type="float" office:value="151697992" calcext:value-type="float">
            <text:p>151697992</text:p>
          </table:table-cell>
          <table:table-cell office:value-type="float" office:value="78859928" calcext:value-type="float">
            <text:p>78859928</text:p>
          </table:table-cell>
          <table:table-cell office:value-type="float" office:value="66013336" calcext:value-type="float">
            <text:p>66013336</text:p>
          </table:table-cell>
          <table:table-cell office:value-type="float" office:value="45511920" calcext:value-type="float">
            <text:p>45511920</text:p>
          </table:table-cell>
          <table:table-cell office:value-type="float" office:value="30923320" calcext:value-type="float">
            <text:p>30923320</text:p>
          </table:table-cell>
          <table:table-cell office:value-type="float" office:value="318780248" calcext:value-type="float">
            <text:p>318780248</text:p>
          </table:table-cell>
          <table:table-cell office:value-type="float" office:value="155126864" calcext:value-type="float">
            <text:p>155126864</text:p>
          </table:table-cell>
          <table:table-cell office:value-type="float" office:value="122635160" calcext:value-type="float">
            <text:p>122635160</text:p>
          </table:table-cell>
          <table:table-cell office:value-type="float" office:value="96818488" calcext:value-type="float">
            <text:p>96818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4576" calcext:value-type="float">
            <text:p>21284576</text:p>
          </table:table-cell>
          <table:table-cell office:value-type="float" office:value="151698304" calcext:value-type="float">
            <text:p>151698304</text:p>
          </table:table-cell>
          <table:table-cell office:value-type="float" office:value="78860176" calcext:value-type="float">
            <text:p>78860176</text:p>
          </table:table-cell>
          <table:table-cell office:value-type="float" office:value="66013416" calcext:value-type="float">
            <text:p>66013416</text:p>
          </table:table-cell>
          <table:table-cell office:value-type="float" office:value="45512392" calcext:value-type="float">
            <text:p>45512392</text:p>
          </table:table-cell>
          <table:table-cell office:value-type="float" office:value="30946984" calcext:value-type="float">
            <text:p>30946984</text:p>
          </table:table-cell>
          <table:table-cell office:value-type="float" office:value="319065424" calcext:value-type="float">
            <text:p>319065424</text:p>
          </table:table-cell>
          <table:table-cell office:value-type="float" office:value="155378208" calcext:value-type="float">
            <text:p>155378208</text:p>
          </table:table-cell>
          <table:table-cell office:value-type="float" office:value="122902704" calcext:value-type="float">
            <text:p>122902704</text:p>
          </table:table-cell>
          <table:table-cell office:value-type="float" office:value="97921240" calcext:value-type="float">
            <text:p>979212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5096" calcext:value-type="float">
            <text:p>21285096</text:p>
          </table:table-cell>
          <table:table-cell office:value-type="float" office:value="151698456" calcext:value-type="float">
            <text:p>151698456</text:p>
          </table:table-cell>
          <table:table-cell office:value-type="float" office:value="78860224" calcext:value-type="float">
            <text:p>78860224</text:p>
          </table:table-cell>
          <table:table-cell office:value-type="float" office:value="66014632" calcext:value-type="float">
            <text:p>66014632</text:p>
          </table:table-cell>
          <table:table-cell office:value-type="float" office:value="45513248" calcext:value-type="float">
            <text:p>45513248</text:p>
          </table:table-cell>
          <table:table-cell office:value-type="float" office:value="30947688" calcext:value-type="float">
            <text:p>30947688</text:p>
          </table:table-cell>
          <table:table-cell office:value-type="float" office:value="319750808" calcext:value-type="float">
            <text:p>319750808</text:p>
          </table:table-cell>
          <table:table-cell office:value-type="float" office:value="156100096" calcext:value-type="float">
            <text:p>156100096</text:p>
          </table:table-cell>
          <table:table-cell office:value-type="float" office:value="124024672" calcext:value-type="float">
            <text:p>124024672</text:p>
          </table:table-cell>
          <table:table-cell office:value-type="float" office:value="98012056" calcext:value-type="float">
            <text:p>98012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5320" calcext:value-type="float">
            <text:p>21285320</text:p>
          </table:table-cell>
          <table:table-cell office:value-type="float" office:value="151702352" calcext:value-type="float">
            <text:p>151702352</text:p>
          </table:table-cell>
          <table:table-cell office:value-type="float" office:value="78861496" calcext:value-type="float">
            <text:p>78861496</text:p>
          </table:table-cell>
          <table:table-cell office:value-type="float" office:value="66014808" calcext:value-type="float">
            <text:p>66014808</text:p>
          </table:table-cell>
          <table:table-cell office:value-type="float" office:value="45513568" calcext:value-type="float">
            <text:p>45513568</text:p>
          </table:table-cell>
          <table:table-cell office:value-type="float" office:value="30949776" calcext:value-type="float">
            <text:p>30949776</text:p>
          </table:table-cell>
          <table:table-cell office:value-type="float" office:value="319899272" calcext:value-type="float">
            <text:p>319899272</text:p>
          </table:table-cell>
          <table:table-cell office:value-type="float" office:value="156471224" calcext:value-type="float">
            <text:p>156471224</text:p>
          </table:table-cell>
          <table:table-cell office:value-type="float" office:value="124942928" calcext:value-type="float">
            <text:p>124942928</text:p>
          </table:table-cell>
          <table:table-cell office:value-type="float" office:value="98375504" calcext:value-type="float">
            <text:p>98375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5792" calcext:value-type="float">
            <text:p>21285792</text:p>
          </table:table-cell>
          <table:table-cell office:value-type="float" office:value="151703720" calcext:value-type="float">
            <text:p>151703720</text:p>
          </table:table-cell>
          <table:table-cell office:value-type="float" office:value="78861736" calcext:value-type="float">
            <text:p>78861736</text:p>
          </table:table-cell>
          <table:table-cell office:value-type="float" office:value="66015640" calcext:value-type="float">
            <text:p>66015640</text:p>
          </table:table-cell>
          <table:table-cell office:value-type="float" office:value="45513896" calcext:value-type="float">
            <text:p>45513896</text:p>
          </table:table-cell>
          <table:table-cell office:value-type="float" office:value="30965904" calcext:value-type="float">
            <text:p>30965904</text:p>
          </table:table-cell>
          <table:table-cell office:value-type="float" office:value="320116000" calcext:value-type="float">
            <text:p>320116000</text:p>
          </table:table-cell>
          <table:table-cell office:value-type="float" office:value="157314848" calcext:value-type="float">
            <text:p>157314848</text:p>
          </table:table-cell>
          <table:table-cell office:value-type="float" office:value="125158616" calcext:value-type="float">
            <text:p>125158616</text:p>
          </table:table-cell>
          <table:table-cell office:value-type="float" office:value="102923392" calcext:value-type="float">
            <text:p>102923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5920" calcext:value-type="float">
            <text:p>21285920</text:p>
          </table:table-cell>
          <table:table-cell office:value-type="float" office:value="151706600" calcext:value-type="float">
            <text:p>151706600</text:p>
          </table:table-cell>
          <table:table-cell office:value-type="float" office:value="78862072" calcext:value-type="float">
            <text:p>78862072</text:p>
          </table:table-cell>
          <table:table-cell office:value-type="float" office:value="66016616" calcext:value-type="float">
            <text:p>66016616</text:p>
          </table:table-cell>
          <table:table-cell office:value-type="float" office:value="45514336" calcext:value-type="float">
            <text:p>45514336</text:p>
          </table:table-cell>
          <table:table-cell office:value-type="float" office:value="31002600" calcext:value-type="float">
            <text:p>31002600</text:p>
          </table:table-cell>
          <table:table-cell office:value-type="float" office:value="320137376" calcext:value-type="float">
            <text:p>320137376</text:p>
          </table:table-cell>
          <table:table-cell office:value-type="float" office:value="158780504" calcext:value-type="float">
            <text:p>158780504</text:p>
          </table:table-cell>
          <table:table-cell office:value-type="float" office:value="127066992" calcext:value-type="float">
            <text:p>127066992</text:p>
          </table:table-cell>
          <table:table-cell office:value-type="float" office:value="103328136" calcext:value-type="float">
            <text:p>103328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6048" calcext:value-type="float">
            <text:p>21286048</text:p>
          </table:table-cell>
          <table:table-cell office:value-type="float" office:value="151707392" calcext:value-type="float">
            <text:p>151707392</text:p>
          </table:table-cell>
          <table:table-cell office:value-type="float" office:value="78862912" calcext:value-type="float">
            <text:p>78862912</text:p>
          </table:table-cell>
          <table:table-cell office:value-type="float" office:value="66016840" calcext:value-type="float">
            <text:p>66016840</text:p>
          </table:table-cell>
          <table:table-cell office:value-type="float" office:value="45514872" calcext:value-type="float">
            <text:p>45514872</text:p>
          </table:table-cell>
          <table:table-cell office:value-type="float" office:value="31189504" calcext:value-type="float">
            <text:p>31189504</text:p>
          </table:table-cell>
          <table:table-cell office:value-type="float" office:value="320165528" calcext:value-type="float">
            <text:p>320165528</text:p>
          </table:table-cell>
          <table:table-cell office:value-type="float" office:value="160142512" calcext:value-type="float">
            <text:p>160142512</text:p>
          </table:table-cell>
          <table:table-cell office:value-type="float" office:value="127613384" calcext:value-type="float">
            <text:p>127613384</text:p>
          </table:table-cell>
          <table:table-cell office:value-type="float" office:value="103355872" calcext:value-type="float">
            <text:p>103355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6264" calcext:value-type="float">
            <text:p>21286264</text:p>
          </table:table-cell>
          <table:table-cell office:value-type="float" office:value="151709688" calcext:value-type="float">
            <text:p>151709688</text:p>
          </table:table-cell>
          <table:table-cell office:value-type="float" office:value="78863008" calcext:value-type="float">
            <text:p>78863008</text:p>
          </table:table-cell>
          <table:table-cell office:value-type="float" office:value="66017280" calcext:value-type="float">
            <text:p>66017280</text:p>
          </table:table-cell>
          <table:table-cell office:value-type="float" office:value="45515136" calcext:value-type="float">
            <text:p>45515136</text:p>
          </table:table-cell>
          <table:table-cell office:value-type="float" office:value="31193688" calcext:value-type="float">
            <text:p>31193688</text:p>
          </table:table-cell>
          <table:table-cell office:value-type="float" office:value="320337904" calcext:value-type="float">
            <text:p>320337904</text:p>
          </table:table-cell>
          <table:table-cell office:value-type="float" office:value="160187840" calcext:value-type="float">
            <text:p>160187840</text:p>
          </table:table-cell>
          <table:table-cell office:value-type="float" office:value="128498392" calcext:value-type="float">
            <text:p>128498392</text:p>
          </table:table-cell>
          <table:table-cell office:value-type="float" office:value="104003920" calcext:value-type="float">
            <text:p>1040039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6312" calcext:value-type="float">
            <text:p>21286312</text:p>
          </table:table-cell>
          <table:table-cell office:value-type="float" office:value="151710688" calcext:value-type="float">
            <text:p>151710688</text:p>
          </table:table-cell>
          <table:table-cell office:value-type="float" office:value="78863192" calcext:value-type="float">
            <text:p>78863192</text:p>
          </table:table-cell>
          <table:table-cell office:value-type="float" office:value="66017424" calcext:value-type="float">
            <text:p>66017424</text:p>
          </table:table-cell>
          <table:table-cell office:value-type="float" office:value="45515392" calcext:value-type="float">
            <text:p>45515392</text:p>
          </table:table-cell>
          <table:table-cell office:value-type="float" office:value="31211888" calcext:value-type="float">
            <text:p>31211888</text:p>
          </table:table-cell>
          <table:table-cell office:value-type="float" office:value="320749936" calcext:value-type="float">
            <text:p>320749936</text:p>
          </table:table-cell>
          <table:table-cell office:value-type="float" office:value="160215256" calcext:value-type="float">
            <text:p>160215256</text:p>
          </table:table-cell>
          <table:table-cell office:value-type="float" office:value="128900912" calcext:value-type="float">
            <text:p>128900912</text:p>
          </table:table-cell>
          <table:table-cell office:value-type="float" office:value="104275856" calcext:value-type="float">
            <text:p>104275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6464" calcext:value-type="float">
            <text:p>21286464</text:p>
          </table:table-cell>
          <table:table-cell office:value-type="float" office:value="151710968" calcext:value-type="float">
            <text:p>151710968</text:p>
          </table:table-cell>
          <table:table-cell office:value-type="float" office:value="78863824" calcext:value-type="float">
            <text:p>78863824</text:p>
          </table:table-cell>
          <table:table-cell office:value-type="float" office:value="66018768" calcext:value-type="float">
            <text:p>66018768</text:p>
          </table:table-cell>
          <table:table-cell office:value-type="float" office:value="45516096" calcext:value-type="float">
            <text:p>45516096</text:p>
          </table:table-cell>
          <table:table-cell office:value-type="float" office:value="31226368" calcext:value-type="float">
            <text:p>31226368</text:p>
          </table:table-cell>
          <table:table-cell office:value-type="float" office:value="320903496" calcext:value-type="float">
            <text:p>320903496</text:p>
          </table:table-cell>
          <table:table-cell office:value-type="float" office:value="160249488" calcext:value-type="float">
            <text:p>160249488</text:p>
          </table:table-cell>
          <table:table-cell office:value-type="float" office:value="129550136" calcext:value-type="float">
            <text:p>129550136</text:p>
          </table:table-cell>
          <table:table-cell office:value-type="float" office:value="104545056" calcext:value-type="float">
            <text:p>104545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6656" calcext:value-type="float">
            <text:p>21286656</text:p>
          </table:table-cell>
          <table:table-cell office:value-type="float" office:value="151712328" calcext:value-type="float">
            <text:p>151712328</text:p>
          </table:table-cell>
          <table:table-cell office:value-type="float" office:value="78865320" calcext:value-type="float">
            <text:p>78865320</text:p>
          </table:table-cell>
          <table:table-cell office:value-type="float" office:value="66020600" calcext:value-type="float">
            <text:p>66020600</text:p>
          </table:table-cell>
          <table:table-cell office:value-type="float" office:value="45516504" calcext:value-type="float">
            <text:p>45516504</text:p>
          </table:table-cell>
          <table:table-cell office:value-type="float" office:value="31262048" calcext:value-type="float">
            <text:p>31262048</text:p>
          </table:table-cell>
          <table:table-cell office:value-type="float" office:value="321189768" calcext:value-type="float">
            <text:p>321189768</text:p>
          </table:table-cell>
          <table:table-cell office:value-type="float" office:value="161497416" calcext:value-type="float">
            <text:p>161497416</text:p>
          </table:table-cell>
          <table:table-cell office:value-type="float" office:value="130747568" calcext:value-type="float">
            <text:p>130747568</text:p>
          </table:table-cell>
          <table:table-cell office:value-type="float" office:value="104618104" calcext:value-type="float">
            <text:p>104618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7432" calcext:value-type="float">
            <text:p>21287432</text:p>
          </table:table-cell>
          <table:table-cell office:value-type="float" office:value="151713064" calcext:value-type="float">
            <text:p>151713064</text:p>
          </table:table-cell>
          <table:table-cell office:value-type="float" office:value="78866656" calcext:value-type="float">
            <text:p>78866656</text:p>
          </table:table-cell>
          <table:table-cell office:value-type="float" office:value="66020648" calcext:value-type="float">
            <text:p>66020648</text:p>
          </table:table-cell>
          <table:table-cell office:value-type="float" office:value="45516816" calcext:value-type="float">
            <text:p>45516816</text:p>
          </table:table-cell>
          <table:table-cell office:value-type="float" office:value="31263080" calcext:value-type="float">
            <text:p>31263080</text:p>
          </table:table-cell>
          <table:table-cell office:value-type="float" office:value="321794616" calcext:value-type="float">
            <text:p>321794616</text:p>
          </table:table-cell>
          <table:table-cell office:value-type="float" office:value="162326488" calcext:value-type="float">
            <text:p>162326488</text:p>
          </table:table-cell>
          <table:table-cell office:value-type="float" office:value="132440640" calcext:value-type="float">
            <text:p>132440640</text:p>
          </table:table-cell>
          <table:table-cell office:value-type="float" office:value="104800048" calcext:value-type="float">
            <text:p>104800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7864" calcext:value-type="float">
            <text:p>21287864</text:p>
          </table:table-cell>
          <table:table-cell office:value-type="float" office:value="151716096" calcext:value-type="float">
            <text:p>151716096</text:p>
          </table:table-cell>
          <table:table-cell office:value-type="float" office:value="78866768" calcext:value-type="float">
            <text:p>78866768</text:p>
          </table:table-cell>
          <table:table-cell office:value-type="float" office:value="66021272" calcext:value-type="float">
            <text:p>66021272</text:p>
          </table:table-cell>
          <table:table-cell office:value-type="float" office:value="45516928" calcext:value-type="float">
            <text:p>45516928</text:p>
          </table:table-cell>
          <table:table-cell office:value-type="float" office:value="31353560" calcext:value-type="float">
            <text:p>31353560</text:p>
          </table:table-cell>
          <table:table-cell office:value-type="float" office:value="322294208" calcext:value-type="float">
            <text:p>322294208</text:p>
          </table:table-cell>
          <table:table-cell office:value-type="float" office:value="162370736" calcext:value-type="float">
            <text:p>162370736</text:p>
          </table:table-cell>
          <table:table-cell office:value-type="float" office:value="132476904" calcext:value-type="float">
            <text:p>132476904</text:p>
          </table:table-cell>
          <table:table-cell office:value-type="float" office:value="106353848" calcext:value-type="float">
            <text:p>106353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8040" calcext:value-type="float">
            <text:p>21288040</text:p>
          </table:table-cell>
          <table:table-cell office:value-type="float" office:value="151718584" calcext:value-type="float">
            <text:p>151718584</text:p>
          </table:table-cell>
          <table:table-cell office:value-type="float" office:value="78866872" calcext:value-type="float">
            <text:p>78866872</text:p>
          </table:table-cell>
          <table:table-cell office:value-type="float" office:value="66022368" calcext:value-type="float">
            <text:p>66022368</text:p>
          </table:table-cell>
          <table:table-cell office:value-type="float" office:value="45517080" calcext:value-type="float">
            <text:p>45517080</text:p>
          </table:table-cell>
          <table:table-cell office:value-type="float" office:value="31379792" calcext:value-type="float">
            <text:p>31379792</text:p>
          </table:table-cell>
          <table:table-cell office:value-type="float" office:value="322441656" calcext:value-type="float">
            <text:p>322441656</text:p>
          </table:table-cell>
          <table:table-cell office:value-type="float" office:value="162994072" calcext:value-type="float">
            <text:p>162994072</text:p>
          </table:table-cell>
          <table:table-cell office:value-type="float" office:value="133284912" calcext:value-type="float">
            <text:p>133284912</text:p>
          </table:table-cell>
          <table:table-cell office:value-type="float" office:value="107566952" calcext:value-type="float">
            <text:p>107566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8112" calcext:value-type="float">
            <text:p>21288112</text:p>
          </table:table-cell>
          <table:table-cell office:value-type="float" office:value="151718760" calcext:value-type="float">
            <text:p>151718760</text:p>
          </table:table-cell>
          <table:table-cell office:value-type="float" office:value="78868312" calcext:value-type="float">
            <text:p>78868312</text:p>
          </table:table-cell>
          <table:table-cell office:value-type="float" office:value="66022720" calcext:value-type="float">
            <text:p>66022720</text:p>
          </table:table-cell>
          <table:table-cell office:value-type="float" office:value="45517336" calcext:value-type="float">
            <text:p>45517336</text:p>
          </table:table-cell>
          <table:table-cell office:value-type="float" office:value="31414440" calcext:value-type="float">
            <text:p>31414440</text:p>
          </table:table-cell>
          <table:table-cell office:value-type="float" office:value="325394664" calcext:value-type="float">
            <text:p>325394664</text:p>
          </table:table-cell>
          <table:table-cell office:value-type="float" office:value="163369592" calcext:value-type="float">
            <text:p>163369592</text:p>
          </table:table-cell>
          <table:table-cell office:value-type="float" office:value="133606632" calcext:value-type="float">
            <text:p>133606632</text:p>
          </table:table-cell>
          <table:table-cell office:value-type="float" office:value="109119552" calcext:value-type="float">
            <text:p>109119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9072" calcext:value-type="float">
            <text:p>21289072</text:p>
          </table:table-cell>
          <table:table-cell office:value-type="float" office:value="151721648" calcext:value-type="float">
            <text:p>151721648</text:p>
          </table:table-cell>
          <table:table-cell office:value-type="float" office:value="78868568" calcext:value-type="float">
            <text:p>78868568</text:p>
          </table:table-cell>
          <table:table-cell office:value-type="float" office:value="66023696" calcext:value-type="float">
            <text:p>66023696</text:p>
          </table:table-cell>
          <table:table-cell office:value-type="float" office:value="45517496" calcext:value-type="float">
            <text:p>45517496</text:p>
          </table:table-cell>
          <table:table-cell office:value-type="float" office:value="32501976" calcext:value-type="float">
            <text:p>32501976</text:p>
          </table:table-cell>
          <table:table-cell office:value-type="float" office:value="325504048" calcext:value-type="float">
            <text:p>325504048</text:p>
          </table:table-cell>
          <table:table-cell office:value-type="float" office:value="164978488" calcext:value-type="float">
            <text:p>164978488</text:p>
          </table:table-cell>
          <table:table-cell office:value-type="float" office:value="133667208" calcext:value-type="float">
            <text:p>133667208</text:p>
          </table:table-cell>
          <table:table-cell office:value-type="float" office:value="109125192" calcext:value-type="float">
            <text:p>109125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9704" calcext:value-type="float">
            <text:p>21289704</text:p>
          </table:table-cell>
          <table:table-cell office:value-type="float" office:value="151722616" calcext:value-type="float">
            <text:p>151722616</text:p>
          </table:table-cell>
          <table:table-cell office:value-type="float" office:value="78869376" calcext:value-type="float">
            <text:p>78869376</text:p>
          </table:table-cell>
          <table:table-cell office:value-type="float" office:value="66024768" calcext:value-type="float">
            <text:p>66024768</text:p>
          </table:table-cell>
          <table:table-cell office:value-type="float" office:value="45518000" calcext:value-type="float">
            <text:p>45518000</text:p>
          </table:table-cell>
          <table:table-cell office:value-type="float" office:value="33067928" calcext:value-type="float">
            <text:p>33067928</text:p>
          </table:table-cell>
          <table:table-cell office:value-type="float" office:value="325670768" calcext:value-type="float">
            <text:p>325670768</text:p>
          </table:table-cell>
          <table:table-cell office:value-type="float" office:value="165850312" calcext:value-type="float">
            <text:p>165850312</text:p>
          </table:table-cell>
          <table:table-cell office:value-type="float" office:value="135071416" calcext:value-type="float">
            <text:p>135071416</text:p>
          </table:table-cell>
          <table:table-cell office:value-type="float" office:value="109234032" calcext:value-type="float">
            <text:p>109234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0096" calcext:value-type="float">
            <text:p>21290096</text:p>
          </table:table-cell>
          <table:table-cell office:value-type="float" office:value="151724616" calcext:value-type="float">
            <text:p>151724616</text:p>
          </table:table-cell>
          <table:table-cell office:value-type="float" office:value="78869752" calcext:value-type="float">
            <text:p>78869752</text:p>
          </table:table-cell>
          <table:table-cell office:value-type="float" office:value="66025600" calcext:value-type="float">
            <text:p>66025600</text:p>
          </table:table-cell>
          <table:table-cell office:value-type="float" office:value="45518304" calcext:value-type="float">
            <text:p>45518304</text:p>
          </table:table-cell>
          <table:table-cell office:value-type="float" office:value="33220488" calcext:value-type="float">
            <text:p>33220488</text:p>
          </table:table-cell>
          <table:table-cell office:value-type="float" office:value="326910000" calcext:value-type="float">
            <text:p>326910000</text:p>
          </table:table-cell>
          <table:table-cell office:value-type="float" office:value="167632904" calcext:value-type="float">
            <text:p>167632904</text:p>
          </table:table-cell>
          <table:table-cell office:value-type="float" office:value="135087512" calcext:value-type="float">
            <text:p>135087512</text:p>
          </table:table-cell>
          <table:table-cell office:value-type="float" office:value="109237656" calcext:value-type="float">
            <text:p>109237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0200" calcext:value-type="float">
            <text:p>21290200</text:p>
          </table:table-cell>
          <table:table-cell office:value-type="float" office:value="151725056" calcext:value-type="float">
            <text:p>151725056</text:p>
          </table:table-cell>
          <table:table-cell office:value-type="float" office:value="78870072" calcext:value-type="float">
            <text:p>78870072</text:p>
          </table:table-cell>
          <table:table-cell office:value-type="float" office:value="66026832" calcext:value-type="float">
            <text:p>66026832</text:p>
          </table:table-cell>
          <table:table-cell office:value-type="float" office:value="45519008" calcext:value-type="float">
            <text:p>45519008</text:p>
          </table:table-cell>
          <table:table-cell office:value-type="float" office:value="34422880" calcext:value-type="float">
            <text:p>34422880</text:p>
          </table:table-cell>
          <table:table-cell office:value-type="float" office:value="329477064" calcext:value-type="float">
            <text:p>329477064</text:p>
          </table:table-cell>
          <table:table-cell office:value-type="float" office:value="169391752" calcext:value-type="float">
            <text:p>169391752</text:p>
          </table:table-cell>
          <table:table-cell office:value-type="float" office:value="135195296" calcext:value-type="float">
            <text:p>135195296</text:p>
          </table:table-cell>
          <table:table-cell office:value-type="float" office:value="109326144" calcext:value-type="float">
            <text:p>109326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0504" calcext:value-type="float">
            <text:p>21290504</text:p>
          </table:table-cell>
          <table:table-cell office:value-type="float" office:value="151725392" calcext:value-type="float">
            <text:p>151725392</text:p>
          </table:table-cell>
          <table:table-cell office:value-type="float" office:value="78871448" calcext:value-type="float">
            <text:p>78871448</text:p>
          </table:table-cell>
          <table:table-cell office:value-type="float" office:value="66027248" calcext:value-type="float">
            <text:p>66027248</text:p>
          </table:table-cell>
          <table:table-cell office:value-type="float" office:value="45519048" calcext:value-type="float">
            <text:p>45519048</text:p>
          </table:table-cell>
          <table:table-cell office:value-type="float" office:value="34565984" calcext:value-type="float">
            <text:p>34565984</text:p>
          </table:table-cell>
          <table:table-cell office:value-type="float" office:value="330269360" calcext:value-type="float">
            <text:p>330269360</text:p>
          </table:table-cell>
          <table:table-cell office:value-type="float" office:value="169538208" calcext:value-type="float">
            <text:p>169538208</text:p>
          </table:table-cell>
          <table:table-cell office:value-type="float" office:value="135650416" calcext:value-type="float">
            <text:p>135650416</text:p>
          </table:table-cell>
          <table:table-cell office:value-type="float" office:value="109579264" calcext:value-type="float">
            <text:p>109579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0528" calcext:value-type="float">
            <text:p>21290528</text:p>
          </table:table-cell>
          <table:table-cell office:value-type="float" office:value="151726208" calcext:value-type="float">
            <text:p>151726208</text:p>
          </table:table-cell>
          <table:table-cell office:value-type="float" office:value="78872352" calcext:value-type="float">
            <text:p>78872352</text:p>
          </table:table-cell>
          <table:table-cell office:value-type="float" office:value="66027592" calcext:value-type="float">
            <text:p>66027592</text:p>
          </table:table-cell>
          <table:table-cell office:value-type="float" office:value="45519232" calcext:value-type="float">
            <text:p>45519232</text:p>
          </table:table-cell>
          <table:table-cell office:value-type="float" office:value="36713816" calcext:value-type="float">
            <text:p>36713816</text:p>
          </table:table-cell>
          <table:table-cell office:value-type="float" office:value="330721416" calcext:value-type="float">
            <text:p>330721416</text:p>
          </table:table-cell>
          <table:table-cell office:value-type="float" office:value="170040376" calcext:value-type="float">
            <text:p>170040376</text:p>
          </table:table-cell>
          <table:table-cell office:value-type="float" office:value="136410720" calcext:value-type="float">
            <text:p>136410720</text:p>
          </table:table-cell>
          <table:table-cell office:value-type="float" office:value="111423256" calcext:value-type="float">
            <text:p>111423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1664" calcext:value-type="float">
            <text:p>21291664</text:p>
          </table:table-cell>
          <table:table-cell office:value-type="float" office:value="151727080" calcext:value-type="float">
            <text:p>151727080</text:p>
          </table:table-cell>
          <table:table-cell office:value-type="float" office:value="78873768" calcext:value-type="float">
            <text:p>78873768</text:p>
          </table:table-cell>
          <table:table-cell office:value-type="float" office:value="66028352" calcext:value-type="float">
            <text:p>66028352</text:p>
          </table:table-cell>
          <table:table-cell office:value-type="float" office:value="45519696" calcext:value-type="float">
            <text:p>45519696</text:p>
          </table:table-cell>
          <table:table-cell office:value-type="float" office:value="37549504" calcext:value-type="float">
            <text:p>37549504</text:p>
          </table:table-cell>
          <table:table-cell office:value-type="float" office:value="331573808" calcext:value-type="float">
            <text:p>331573808</text:p>
          </table:table-cell>
          <table:table-cell office:value-type="float" office:value="171479672" calcext:value-type="float">
            <text:p>171479672</text:p>
          </table:table-cell>
          <table:table-cell office:value-type="float" office:value="137439400" calcext:value-type="float">
            <text:p>137439400</text:p>
          </table:table-cell>
          <table:table-cell office:value-type="float" office:value="112014344" calcext:value-type="float">
            <text:p>112014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1896" calcext:value-type="float">
            <text:p>21291896</text:p>
          </table:table-cell>
          <table:table-cell office:value-type="float" office:value="151728080" calcext:value-type="float">
            <text:p>151728080</text:p>
          </table:table-cell>
          <table:table-cell office:value-type="float" office:value="78874008" calcext:value-type="float">
            <text:p>78874008</text:p>
          </table:table-cell>
          <table:table-cell office:value-type="float" office:value="66028632" calcext:value-type="float">
            <text:p>66028632</text:p>
          </table:table-cell>
          <table:table-cell office:value-type="float" office:value="45519832" calcext:value-type="float">
            <text:p>45519832</text:p>
          </table:table-cell>
          <table:table-cell office:value-type="float" office:value="38761152" calcext:value-type="float">
            <text:p>38761152</text:p>
          </table:table-cell>
          <table:table-cell office:value-type="float" office:value="331935672" calcext:value-type="float">
            <text:p>331935672</text:p>
          </table:table-cell>
          <table:table-cell office:value-type="float" office:value="172885560" calcext:value-type="float">
            <text:p>172885560</text:p>
          </table:table-cell>
          <table:table-cell office:value-type="float" office:value="137653880" calcext:value-type="float">
            <text:p>137653880</text:p>
          </table:table-cell>
          <table:table-cell office:value-type="float" office:value="113574304" calcext:value-type="float">
            <text:p>113574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1976" calcext:value-type="float">
            <text:p>21291976</text:p>
          </table:table-cell>
          <table:table-cell office:value-type="float" office:value="151730456" calcext:value-type="float">
            <text:p>151730456</text:p>
          </table:table-cell>
          <table:table-cell office:value-type="float" office:value="78874144" calcext:value-type="float">
            <text:p>78874144</text:p>
          </table:table-cell>
          <table:table-cell office:value-type="float" office:value="66029408" calcext:value-type="float">
            <text:p>66029408</text:p>
          </table:table-cell>
          <table:table-cell office:value-type="float" office:value="45519872" calcext:value-type="float">
            <text:p>45519872</text:p>
          </table:table-cell>
          <table:table-cell office:value-type="float" office:value="38868224" calcext:value-type="float">
            <text:p>38868224</text:p>
          </table:table-cell>
          <table:table-cell office:value-type="float" office:value="333296744" calcext:value-type="float">
            <text:p>333296744</text:p>
          </table:table-cell>
          <table:table-cell office:value-type="float" office:value="172968312" calcext:value-type="float">
            <text:p>172968312</text:p>
          </table:table-cell>
          <table:table-cell office:value-type="float" office:value="139505776" calcext:value-type="float">
            <text:p>139505776</text:p>
          </table:table-cell>
          <table:table-cell office:value-type="float" office:value="113592640" calcext:value-type="float">
            <text:p>1135926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1992" calcext:value-type="float">
            <text:p>21291992</text:p>
          </table:table-cell>
          <table:table-cell office:value-type="float" office:value="151730752" calcext:value-type="float">
            <text:p>151730752</text:p>
          </table:table-cell>
          <table:table-cell office:value-type="float" office:value="78876008" calcext:value-type="float">
            <text:p>78876008</text:p>
          </table:table-cell>
          <table:table-cell office:value-type="float" office:value="66029976" calcext:value-type="float">
            <text:p>66029976</text:p>
          </table:table-cell>
          <table:table-cell office:value-type="float" office:value="45519952" calcext:value-type="float">
            <text:p>45519952</text:p>
          </table:table-cell>
          <table:table-cell office:value-type="float" office:value="38983584" calcext:value-type="float">
            <text:p>38983584</text:p>
          </table:table-cell>
          <table:table-cell office:value-type="float" office:value="333297464" calcext:value-type="float">
            <text:p>333297464</text:p>
          </table:table-cell>
          <table:table-cell office:value-type="float" office:value="172998024" calcext:value-type="float">
            <text:p>172998024</text:p>
          </table:table-cell>
          <table:table-cell office:value-type="float" office:value="140477928" calcext:value-type="float">
            <text:p>140477928</text:p>
          </table:table-cell>
          <table:table-cell office:value-type="float" office:value="114232848" calcext:value-type="float">
            <text:p>114232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2128" calcext:value-type="float">
            <text:p>21292128</text:p>
          </table:table-cell>
          <table:table-cell office:value-type="float" office:value="151731488" calcext:value-type="float">
            <text:p>151731488</text:p>
          </table:table-cell>
          <table:table-cell office:value-type="float" office:value="78878512" calcext:value-type="float">
            <text:p>78878512</text:p>
          </table:table-cell>
          <table:table-cell office:value-type="float" office:value="66030040" calcext:value-type="float">
            <text:p>66030040</text:p>
          </table:table-cell>
          <table:table-cell office:value-type="float" office:value="45520000" calcext:value-type="float">
            <text:p>45520000</text:p>
          </table:table-cell>
          <table:table-cell office:value-type="float" office:value="39012152" calcext:value-type="float">
            <text:p>39012152</text:p>
          </table:table-cell>
          <table:table-cell office:value-type="float" office:value="334280616" calcext:value-type="float">
            <text:p>334280616</text:p>
          </table:table-cell>
          <table:table-cell office:value-type="float" office:value="173043968" calcext:value-type="float">
            <text:p>173043968</text:p>
          </table:table-cell>
          <table:table-cell office:value-type="float" office:value="140575480" calcext:value-type="float">
            <text:p>140575480</text:p>
          </table:table-cell>
          <table:table-cell office:value-type="float" office:value="114492816" calcext:value-type="float">
            <text:p>114492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2200" calcext:value-type="float">
            <text:p>21292200</text:p>
          </table:table-cell>
          <table:table-cell office:value-type="float" office:value="151732040" calcext:value-type="float">
            <text:p>151732040</text:p>
          </table:table-cell>
          <table:table-cell office:value-type="float" office:value="78878928" calcext:value-type="float">
            <text:p>78878928</text:p>
          </table:table-cell>
          <table:table-cell office:value-type="float" office:value="66033584" calcext:value-type="float">
            <text:p>66033584</text:p>
          </table:table-cell>
          <table:table-cell office:value-type="float" office:value="45520312" calcext:value-type="float">
            <text:p>45520312</text:p>
          </table:table-cell>
          <table:table-cell office:value-type="float" office:value="39023560" calcext:value-type="float">
            <text:p>39023560</text:p>
          </table:table-cell>
          <table:table-cell office:value-type="float" office:value="335576976" calcext:value-type="float">
            <text:p>335576976</text:p>
          </table:table-cell>
          <table:table-cell office:value-type="float" office:value="173137240" calcext:value-type="float">
            <text:p>173137240</text:p>
          </table:table-cell>
          <table:table-cell office:value-type="float" office:value="141052544" calcext:value-type="float">
            <text:p>141052544</text:p>
          </table:table-cell>
          <table:table-cell office:value-type="float" office:value="115401672" calcext:value-type="float">
            <text:p>115401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2224" calcext:value-type="float">
            <text:p>21292224</text:p>
          </table:table-cell>
          <table:table-cell office:value-type="float" office:value="151733432" calcext:value-type="float">
            <text:p>151733432</text:p>
          </table:table-cell>
          <table:table-cell office:value-type="float" office:value="78879024" calcext:value-type="float">
            <text:p>78879024</text:p>
          </table:table-cell>
          <table:table-cell office:value-type="float" office:value="66033800" calcext:value-type="float">
            <text:p>66033800</text:p>
          </table:table-cell>
          <table:table-cell office:value-type="float" office:value="45520704" calcext:value-type="float">
            <text:p>45520704</text:p>
          </table:table-cell>
          <table:table-cell office:value-type="float" office:value="39230344" calcext:value-type="float">
            <text:p>39230344</text:p>
          </table:table-cell>
          <table:table-cell office:value-type="float" office:value="335942584" calcext:value-type="float">
            <text:p>335942584</text:p>
          </table:table-cell>
          <table:table-cell office:value-type="float" office:value="173555848" calcext:value-type="float">
            <text:p>173555848</text:p>
          </table:table-cell>
          <table:table-cell office:value-type="float" office:value="141198640" calcext:value-type="float">
            <text:p>141198640</text:p>
          </table:table-cell>
          <table:table-cell office:value-type="float" office:value="115440320" calcext:value-type="float">
            <text:p>1154403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2376" calcext:value-type="float">
            <text:p>21292376</text:p>
          </table:table-cell>
          <table:table-cell office:value-type="float" office:value="151734960" calcext:value-type="float">
            <text:p>151734960</text:p>
          </table:table-cell>
          <table:table-cell office:value-type="float" office:value="78879160" calcext:value-type="float">
            <text:p>78879160</text:p>
          </table:table-cell>
          <table:table-cell office:value-type="float" office:value="66034728" calcext:value-type="float">
            <text:p>66034728</text:p>
          </table:table-cell>
          <table:table-cell office:value-type="float" office:value="45522336" calcext:value-type="float">
            <text:p>45522336</text:p>
          </table:table-cell>
          <table:table-cell office:value-type="float" office:value="39273328" calcext:value-type="float">
            <text:p>39273328</text:p>
          </table:table-cell>
          <table:table-cell office:value-type="float" office:value="336286072" calcext:value-type="float">
            <text:p>336286072</text:p>
          </table:table-cell>
          <table:table-cell office:value-type="float" office:value="173766232" calcext:value-type="float">
            <text:p>173766232</text:p>
          </table:table-cell>
          <table:table-cell office:value-type="float" office:value="141220776" calcext:value-type="float">
            <text:p>141220776</text:p>
          </table:table-cell>
          <table:table-cell office:value-type="float" office:value="115457792" calcext:value-type="float">
            <text:p>115457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2488" calcext:value-type="float">
            <text:p>21292488</text:p>
          </table:table-cell>
          <table:table-cell office:value-type="float" office:value="151735752" calcext:value-type="float">
            <text:p>151735752</text:p>
          </table:table-cell>
          <table:table-cell office:value-type="float" office:value="78879248" calcext:value-type="float">
            <text:p>78879248</text:p>
          </table:table-cell>
          <table:table-cell office:value-type="float" office:value="66034872" calcext:value-type="float">
            <text:p>66034872</text:p>
          </table:table-cell>
          <table:table-cell office:value-type="float" office:value="45522592" calcext:value-type="float">
            <text:p>45522592</text:p>
          </table:table-cell>
          <table:table-cell office:value-type="float" office:value="39280416" calcext:value-type="float">
            <text:p>39280416</text:p>
          </table:table-cell>
          <table:table-cell office:value-type="float" office:value="337177744" calcext:value-type="float">
            <text:p>337177744</text:p>
          </table:table-cell>
          <table:table-cell office:value-type="float" office:value="173927192" calcext:value-type="float">
            <text:p>173927192</text:p>
          </table:table-cell>
          <table:table-cell office:value-type="float" office:value="144971512" calcext:value-type="float">
            <text:p>144971512</text:p>
          </table:table-cell>
          <table:table-cell office:value-type="float" office:value="115509712" calcext:value-type="float">
            <text:p>1155097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2504" calcext:value-type="float">
            <text:p>21292504</text:p>
          </table:table-cell>
          <table:table-cell office:value-type="float" office:value="151738624" calcext:value-type="float">
            <text:p>151738624</text:p>
          </table:table-cell>
          <table:table-cell office:value-type="float" office:value="78880688" calcext:value-type="float">
            <text:p>78880688</text:p>
          </table:table-cell>
          <table:table-cell office:value-type="float" office:value="66035224" calcext:value-type="float">
            <text:p>66035224</text:p>
          </table:table-cell>
          <table:table-cell office:value-type="float" office:value="45523024" calcext:value-type="float">
            <text:p>45523024</text:p>
          </table:table-cell>
          <table:table-cell office:value-type="float" office:value="40063312" calcext:value-type="float">
            <text:p>40063312</text:p>
          </table:table-cell>
          <table:table-cell office:value-type="float" office:value="337374832" calcext:value-type="float">
            <text:p>337374832</text:p>
          </table:table-cell>
          <table:table-cell office:value-type="float" office:value="174407800" calcext:value-type="float">
            <text:p>174407800</text:p>
          </table:table-cell>
          <table:table-cell office:value-type="float" office:value="146247056" calcext:value-type="float">
            <text:p>146247056</text:p>
          </table:table-cell>
          <table:table-cell office:value-type="float" office:value="115568272" calcext:value-type="float">
            <text:p>115568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2784" calcext:value-type="float">
            <text:p>21292784</text:p>
          </table:table-cell>
          <table:table-cell office:value-type="float" office:value="151739024" calcext:value-type="float">
            <text:p>151739024</text:p>
          </table:table-cell>
          <table:table-cell office:value-type="float" office:value="78880760" calcext:value-type="float">
            <text:p>78880760</text:p>
          </table:table-cell>
          <table:table-cell office:value-type="float" office:value="66036792" calcext:value-type="float">
            <text:p>66036792</text:p>
          </table:table-cell>
          <table:table-cell office:value-type="float" office:value="45523648" calcext:value-type="float">
            <text:p>45523648</text:p>
          </table:table-cell>
          <table:table-cell office:value-type="float" office:value="40503160" calcext:value-type="float">
            <text:p>40503160</text:p>
          </table:table-cell>
          <table:table-cell office:value-type="float" office:value="338195232" calcext:value-type="float">
            <text:p>338195232</text:p>
          </table:table-cell>
          <table:table-cell office:value-type="float" office:value="174547216" calcext:value-type="float">
            <text:p>174547216</text:p>
          </table:table-cell>
          <table:table-cell office:value-type="float" office:value="146984160" calcext:value-type="float">
            <text:p>146984160</text:p>
          </table:table-cell>
          <table:table-cell office:value-type="float" office:value="115674856" calcext:value-type="float">
            <text:p>115674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2880" calcext:value-type="float">
            <text:p>21292880</text:p>
          </table:table-cell>
          <table:table-cell office:value-type="float" office:value="151739600" calcext:value-type="float">
            <text:p>151739600</text:p>
          </table:table-cell>
          <table:table-cell office:value-type="float" office:value="78880928" calcext:value-type="float">
            <text:p>78880928</text:p>
          </table:table-cell>
          <table:table-cell office:value-type="float" office:value="66038584" calcext:value-type="float">
            <text:p>66038584</text:p>
          </table:table-cell>
          <table:table-cell office:value-type="float" office:value="45523776" calcext:value-type="float">
            <text:p>45523776</text:p>
          </table:table-cell>
          <table:table-cell office:value-type="float" office:value="40585056" calcext:value-type="float">
            <text:p>40585056</text:p>
          </table:table-cell>
          <table:table-cell office:value-type="float" office:value="338688800" calcext:value-type="float">
            <text:p>338688800</text:p>
          </table:table-cell>
          <table:table-cell office:value-type="float" office:value="174550576" calcext:value-type="float">
            <text:p>174550576</text:p>
          </table:table-cell>
          <table:table-cell office:value-type="float" office:value="147018600" calcext:value-type="float">
            <text:p>147018600</text:p>
          </table:table-cell>
          <table:table-cell office:value-type="float" office:value="115711472" calcext:value-type="float">
            <text:p>115711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3224" calcext:value-type="float">
            <text:p>21293224</text:p>
          </table:table-cell>
          <table:table-cell office:value-type="float" office:value="151739880" calcext:value-type="float">
            <text:p>151739880</text:p>
          </table:table-cell>
          <table:table-cell office:value-type="float" office:value="78881384" calcext:value-type="float">
            <text:p>78881384</text:p>
          </table:table-cell>
          <table:table-cell office:value-type="float" office:value="66038768" calcext:value-type="float">
            <text:p>66038768</text:p>
          </table:table-cell>
          <table:table-cell office:value-type="float" office:value="45523864" calcext:value-type="float">
            <text:p>45523864</text:p>
          </table:table-cell>
          <table:table-cell office:value-type="float" office:value="40746592" calcext:value-type="float">
            <text:p>40746592</text:p>
          </table:table-cell>
          <table:table-cell office:value-type="float" office:value="338883760" calcext:value-type="float">
            <text:p>338883760</text:p>
          </table:table-cell>
          <table:table-cell office:value-type="float" office:value="174873904" calcext:value-type="float">
            <text:p>174873904</text:p>
          </table:table-cell>
          <table:table-cell office:value-type="float" office:value="147281672" calcext:value-type="float">
            <text:p>147281672</text:p>
          </table:table-cell>
          <table:table-cell office:value-type="float" office:value="115811848" calcext:value-type="float">
            <text:p>115811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3304" calcext:value-type="float">
            <text:p>21293304</text:p>
          </table:table-cell>
          <table:table-cell office:value-type="float" office:value="151740048" calcext:value-type="float">
            <text:p>151740048</text:p>
          </table:table-cell>
          <table:table-cell office:value-type="float" office:value="78881608" calcext:value-type="float">
            <text:p>78881608</text:p>
          </table:table-cell>
          <table:table-cell office:value-type="float" office:value="66039944" calcext:value-type="float">
            <text:p>66039944</text:p>
          </table:table-cell>
          <table:table-cell office:value-type="float" office:value="45524264" calcext:value-type="float">
            <text:p>45524264</text:p>
          </table:table-cell>
          <table:table-cell office:value-type="float" office:value="40751024" calcext:value-type="float">
            <text:p>40751024</text:p>
          </table:table-cell>
          <table:table-cell office:value-type="float" office:value="339034232" calcext:value-type="float">
            <text:p>339034232</text:p>
          </table:table-cell>
          <table:table-cell office:value-type="float" office:value="175574408" calcext:value-type="float">
            <text:p>175574408</text:p>
          </table:table-cell>
          <table:table-cell office:value-type="float" office:value="147339992" calcext:value-type="float">
            <text:p>147339992</text:p>
          </table:table-cell>
          <table:table-cell office:value-type="float" office:value="116073688" calcext:value-type="float">
            <text:p>116073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3456" calcext:value-type="float">
            <text:p>21293456</text:p>
          </table:table-cell>
          <table:table-cell office:value-type="float" office:value="151744384" calcext:value-type="float">
            <text:p>151744384</text:p>
          </table:table-cell>
          <table:table-cell office:value-type="float" office:value="78881784" calcext:value-type="float">
            <text:p>78881784</text:p>
          </table:table-cell>
          <table:table-cell office:value-type="float" office:value="66040384" calcext:value-type="float">
            <text:p>66040384</text:p>
          </table:table-cell>
          <table:table-cell office:value-type="float" office:value="45524592" calcext:value-type="float">
            <text:p>45524592</text:p>
          </table:table-cell>
          <table:table-cell office:value-type="float" office:value="40796816" calcext:value-type="float">
            <text:p>40796816</text:p>
          </table:table-cell>
          <table:table-cell office:value-type="float" office:value="340776072" calcext:value-type="float">
            <text:p>340776072</text:p>
          </table:table-cell>
          <table:table-cell office:value-type="float" office:value="179410096" calcext:value-type="float">
            <text:p>179410096</text:p>
          </table:table-cell>
          <table:table-cell office:value-type="float" office:value="147914272" calcext:value-type="float">
            <text:p>147914272</text:p>
          </table:table-cell>
          <table:table-cell office:value-type="float" office:value="116105136" calcext:value-type="float">
            <text:p>116105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3800" calcext:value-type="float">
            <text:p>21293800</text:p>
          </table:table-cell>
          <table:table-cell office:value-type="float" office:value="151749920" calcext:value-type="float">
            <text:p>151749920</text:p>
          </table:table-cell>
          <table:table-cell office:value-type="float" office:value="78881888" calcext:value-type="float">
            <text:p>78881888</text:p>
          </table:table-cell>
          <table:table-cell office:value-type="float" office:value="66041264" calcext:value-type="float">
            <text:p>66041264</text:p>
          </table:table-cell>
          <table:table-cell office:value-type="float" office:value="45524984" calcext:value-type="float">
            <text:p>45524984</text:p>
          </table:table-cell>
          <table:table-cell office:value-type="float" office:value="40806576" calcext:value-type="float">
            <text:p>40806576</text:p>
          </table:table-cell>
          <table:table-cell office:value-type="float" office:value="345677016" calcext:value-type="float">
            <text:p>345677016</text:p>
          </table:table-cell>
          <table:table-cell office:value-type="float" office:value="179716864" calcext:value-type="float">
            <text:p>179716864</text:p>
          </table:table-cell>
          <table:table-cell office:value-type="float" office:value="148085432" calcext:value-type="float">
            <text:p>148085432</text:p>
          </table:table-cell>
          <table:table-cell office:value-type="float" office:value="116105232" calcext:value-type="float">
            <text:p>116105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3832" calcext:value-type="float">
            <text:p>21293832</text:p>
          </table:table-cell>
          <table:table-cell office:value-type="float" office:value="151750872" calcext:value-type="float">
            <text:p>151750872</text:p>
          </table:table-cell>
          <table:table-cell office:value-type="float" office:value="78883888" calcext:value-type="float">
            <text:p>78883888</text:p>
          </table:table-cell>
          <table:table-cell office:value-type="float" office:value="66041488" calcext:value-type="float">
            <text:p>66041488</text:p>
          </table:table-cell>
          <table:table-cell office:value-type="float" office:value="45525080" calcext:value-type="float">
            <text:p>45525080</text:p>
          </table:table-cell>
          <table:table-cell office:value-type="float" office:value="40909616" calcext:value-type="float">
            <text:p>40909616</text:p>
          </table:table-cell>
          <table:table-cell office:value-type="float" office:value="349576952" calcext:value-type="float">
            <text:p>349576952</text:p>
          </table:table-cell>
          <table:table-cell office:value-type="float" office:value="179862216" calcext:value-type="float">
            <text:p>179862216</text:p>
          </table:table-cell>
          <table:table-cell office:value-type="float" office:value="148254704" calcext:value-type="float">
            <text:p>148254704</text:p>
          </table:table-cell>
          <table:table-cell office:value-type="float" office:value="116375816" calcext:value-type="float">
            <text:p>116375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3896" calcext:value-type="float">
            <text:p>21293896</text:p>
          </table:table-cell>
          <table:table-cell office:value-type="float" office:value="151754008" calcext:value-type="float">
            <text:p>151754008</text:p>
          </table:table-cell>
          <table:table-cell office:value-type="float" office:value="78883896" calcext:value-type="float">
            <text:p>78883896</text:p>
          </table:table-cell>
          <table:table-cell office:value-type="float" office:value="66043256" calcext:value-type="float">
            <text:p>66043256</text:p>
          </table:table-cell>
          <table:table-cell office:value-type="float" office:value="45525088" calcext:value-type="float">
            <text:p>45525088</text:p>
          </table:table-cell>
          <table:table-cell office:value-type="float" office:value="40924208" calcext:value-type="float">
            <text:p>40924208</text:p>
          </table:table-cell>
          <table:table-cell office:value-type="float" office:value="349950528" calcext:value-type="float">
            <text:p>349950528</text:p>
          </table:table-cell>
          <table:table-cell office:value-type="float" office:value="179888144" calcext:value-type="float">
            <text:p>179888144</text:p>
          </table:table-cell>
          <table:table-cell office:value-type="float" office:value="148357824" calcext:value-type="float">
            <text:p>148357824</text:p>
          </table:table-cell>
          <table:table-cell office:value-type="float" office:value="117565952" calcext:value-type="float">
            <text:p>117565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4256" calcext:value-type="float">
            <text:p>21294256</text:p>
          </table:table-cell>
          <table:table-cell office:value-type="float" office:value="151756080" calcext:value-type="float">
            <text:p>151756080</text:p>
          </table:table-cell>
          <table:table-cell office:value-type="float" office:value="78884960" calcext:value-type="float">
            <text:p>78884960</text:p>
          </table:table-cell>
          <table:table-cell office:value-type="float" office:value="66044216" calcext:value-type="float">
            <text:p>66044216</text:p>
          </table:table-cell>
          <table:table-cell office:value-type="float" office:value="45525512" calcext:value-type="float">
            <text:p>45525512</text:p>
          </table:table-cell>
          <table:table-cell office:value-type="float" office:value="41012400" calcext:value-type="float">
            <text:p>41012400</text:p>
          </table:table-cell>
          <table:table-cell office:value-type="float" office:value="350883280" calcext:value-type="float">
            <text:p>350883280</text:p>
          </table:table-cell>
          <table:table-cell office:value-type="float" office:value="180175808" calcext:value-type="float">
            <text:p>180175808</text:p>
          </table:table-cell>
          <table:table-cell office:value-type="float" office:value="148448536" calcext:value-type="float">
            <text:p>148448536</text:p>
          </table:table-cell>
          <table:table-cell office:value-type="float" office:value="117688240" calcext:value-type="float">
            <text:p>1176882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4680" calcext:value-type="float">
            <text:p>21294680</text:p>
          </table:table-cell>
          <table:table-cell office:value-type="float" office:value="151756600" calcext:value-type="float">
            <text:p>151756600</text:p>
          </table:table-cell>
          <table:table-cell office:value-type="float" office:value="78885504" calcext:value-type="float">
            <text:p>78885504</text:p>
          </table:table-cell>
          <table:table-cell office:value-type="float" office:value="66044312" calcext:value-type="float">
            <text:p>66044312</text:p>
          </table:table-cell>
          <table:table-cell office:value-type="float" office:value="45525680" calcext:value-type="float">
            <text:p>45525680</text:p>
          </table:table-cell>
          <table:table-cell office:value-type="float" office:value="42716376" calcext:value-type="float">
            <text:p>42716376</text:p>
          </table:table-cell>
          <table:table-cell office:value-type="float" office:value="351273360" calcext:value-type="float">
            <text:p>351273360</text:p>
          </table:table-cell>
          <table:table-cell office:value-type="float" office:value="180638576" calcext:value-type="float">
            <text:p>180638576</text:p>
          </table:table-cell>
          <table:table-cell office:value-type="float" office:value="150932656" calcext:value-type="float">
            <text:p>150932656</text:p>
          </table:table-cell>
          <table:table-cell office:value-type="float" office:value="117991664" calcext:value-type="float">
            <text:p>117991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4792" calcext:value-type="float">
            <text:p>21294792</text:p>
          </table:table-cell>
          <table:table-cell office:value-type="float" office:value="151759856" calcext:value-type="float">
            <text:p>151759856</text:p>
          </table:table-cell>
          <table:table-cell office:value-type="float" office:value="78886008" calcext:value-type="float">
            <text:p>78886008</text:p>
          </table:table-cell>
          <table:table-cell office:value-type="float" office:value="66045688" calcext:value-type="float">
            <text:p>66045688</text:p>
          </table:table-cell>
          <table:table-cell office:value-type="float" office:value="45526272" calcext:value-type="float">
            <text:p>45526272</text:p>
          </table:table-cell>
          <table:table-cell office:value-type="float" office:value="42990104" calcext:value-type="float">
            <text:p>42990104</text:p>
          </table:table-cell>
          <table:table-cell office:value-type="float" office:value="352099888" calcext:value-type="float">
            <text:p>352099888</text:p>
          </table:table-cell>
          <table:table-cell office:value-type="float" office:value="180983056" calcext:value-type="float">
            <text:p>180983056</text:p>
          </table:table-cell>
          <table:table-cell office:value-type="float" office:value="151407416" calcext:value-type="float">
            <text:p>151407416</text:p>
          </table:table-cell>
          <table:table-cell office:value-type="float" office:value="118080856" calcext:value-type="float">
            <text:p>118080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4960" calcext:value-type="float">
            <text:p>21294960</text:p>
          </table:table-cell>
          <table:table-cell office:value-type="float" office:value="151760216" calcext:value-type="float">
            <text:p>151760216</text:p>
          </table:table-cell>
          <table:table-cell office:value-type="float" office:value="78886056" calcext:value-type="float">
            <text:p>78886056</text:p>
          </table:table-cell>
          <table:table-cell office:value-type="float" office:value="66046216" calcext:value-type="float">
            <text:p>66046216</text:p>
          </table:table-cell>
          <table:table-cell office:value-type="float" office:value="45526360" calcext:value-type="float">
            <text:p>45526360</text:p>
          </table:table-cell>
          <table:table-cell office:value-type="float" office:value="43165040" calcext:value-type="float">
            <text:p>43165040</text:p>
          </table:table-cell>
          <table:table-cell office:value-type="float" office:value="353156088" calcext:value-type="float">
            <text:p>353156088</text:p>
          </table:table-cell>
          <table:table-cell office:value-type="float" office:value="181012232" calcext:value-type="float">
            <text:p>181012232</text:p>
          </table:table-cell>
          <table:table-cell office:value-type="float" office:value="152456712" calcext:value-type="float">
            <text:p>152456712</text:p>
          </table:table-cell>
          <table:table-cell office:value-type="float" office:value="119335608" calcext:value-type="float">
            <text:p>119335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5424" calcext:value-type="float">
            <text:p>21295424</text:p>
          </table:table-cell>
          <table:table-cell office:value-type="float" office:value="151766688" calcext:value-type="float">
            <text:p>151766688</text:p>
          </table:table-cell>
          <table:table-cell office:value-type="float" office:value="78886432" calcext:value-type="float">
            <text:p>78886432</text:p>
          </table:table-cell>
          <table:table-cell office:value-type="float" office:value="66047464" calcext:value-type="float">
            <text:p>66047464</text:p>
          </table:table-cell>
          <table:table-cell office:value-type="float" office:value="45526368" calcext:value-type="float">
            <text:p>45526368</text:p>
          </table:table-cell>
          <table:table-cell office:value-type="float" office:value="43877576" calcext:value-type="float">
            <text:p>43877576</text:p>
          </table:table-cell>
          <table:table-cell office:value-type="float" office:value="355665608" calcext:value-type="float">
            <text:p>355665608</text:p>
          </table:table-cell>
          <table:table-cell office:value-type="float" office:value="181078680" calcext:value-type="float">
            <text:p>181078680</text:p>
          </table:table-cell>
          <table:table-cell office:value-type="float" office:value="152468224" calcext:value-type="float">
            <text:p>152468224</text:p>
          </table:table-cell>
          <table:table-cell office:value-type="float" office:value="119951536" calcext:value-type="float">
            <text:p>119951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5520" calcext:value-type="float">
            <text:p>21295520</text:p>
          </table:table-cell>
          <table:table-cell office:value-type="float" office:value="151766968" calcext:value-type="float">
            <text:p>151766968</text:p>
          </table:table-cell>
          <table:table-cell office:value-type="float" office:value="78886824" calcext:value-type="float">
            <text:p>78886824</text:p>
          </table:table-cell>
          <table:table-cell office:value-type="float" office:value="66050920" calcext:value-type="float">
            <text:p>66050920</text:p>
          </table:table-cell>
          <table:table-cell office:value-type="float" office:value="45526544" calcext:value-type="float">
            <text:p>45526544</text:p>
          </table:table-cell>
          <table:table-cell office:value-type="float" office:value="45087760" calcext:value-type="float">
            <text:p>45087760</text:p>
          </table:table-cell>
          <table:table-cell office:value-type="float" office:value="355688472" calcext:value-type="float">
            <text:p>355688472</text:p>
          </table:table-cell>
          <table:table-cell office:value-type="float" office:value="181237080" calcext:value-type="float">
            <text:p>181237080</text:p>
          </table:table-cell>
          <table:table-cell office:value-type="float" office:value="153746928" calcext:value-type="float">
            <text:p>153746928</text:p>
          </table:table-cell>
          <table:table-cell office:value-type="float" office:value="121460520" calcext:value-type="float">
            <text:p>121460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5552" calcext:value-type="float">
            <text:p>21295552</text:p>
          </table:table-cell>
          <table:table-cell office:value-type="float" office:value="151769776" calcext:value-type="float">
            <text:p>151769776</text:p>
          </table:table-cell>
          <table:table-cell office:value-type="float" office:value="78890128" calcext:value-type="float">
            <text:p>78890128</text:p>
          </table:table-cell>
          <table:table-cell office:value-type="float" office:value="66051024" calcext:value-type="float">
            <text:p>66051024</text:p>
          </table:table-cell>
          <table:table-cell office:value-type="float" office:value="45527224" calcext:value-type="float">
            <text:p>45527224</text:p>
          </table:table-cell>
          <table:table-cell office:value-type="float" office:value="45134368" calcext:value-type="float">
            <text:p>45134368</text:p>
          </table:table-cell>
          <table:table-cell office:value-type="float" office:value="356210472" calcext:value-type="float">
            <text:p>356210472</text:p>
          </table:table-cell>
          <table:table-cell office:value-type="float" office:value="181349592" calcext:value-type="float">
            <text:p>181349592</text:p>
          </table:table-cell>
          <table:table-cell office:value-type="float" office:value="153760112" calcext:value-type="float">
            <text:p>153760112</text:p>
          </table:table-cell>
          <table:table-cell office:value-type="float" office:value="121716408" calcext:value-type="float">
            <text:p>121716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5600" calcext:value-type="float">
            <text:p>21295600</text:p>
          </table:table-cell>
          <table:table-cell office:value-type="float" office:value="151771648" calcext:value-type="float">
            <text:p>151771648</text:p>
          </table:table-cell>
          <table:table-cell office:value-type="float" office:value="78890128" calcext:value-type="float">
            <text:p>78890128</text:p>
          </table:table-cell>
          <table:table-cell office:value-type="float" office:value="66051976" calcext:value-type="float">
            <text:p>66051976</text:p>
          </table:table-cell>
          <table:table-cell office:value-type="float" office:value="45527336" calcext:value-type="float">
            <text:p>45527336</text:p>
          </table:table-cell>
          <table:table-cell office:value-type="float" office:value="45148088" calcext:value-type="float">
            <text:p>45148088</text:p>
          </table:table-cell>
          <table:table-cell office:value-type="float" office:value="356364488" calcext:value-type="float">
            <text:p>356364488</text:p>
          </table:table-cell>
          <table:table-cell office:value-type="float" office:value="181657952" calcext:value-type="float">
            <text:p>181657952</text:p>
          </table:table-cell>
          <table:table-cell office:value-type="float" office:value="153943840" calcext:value-type="float">
            <text:p>153943840</text:p>
          </table:table-cell>
          <table:table-cell office:value-type="float" office:value="121800112" calcext:value-type="float">
            <text:p>121800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5960" calcext:value-type="float">
            <text:p>21295960</text:p>
          </table:table-cell>
          <table:table-cell office:value-type="float" office:value="151772488" calcext:value-type="float">
            <text:p>151772488</text:p>
          </table:table-cell>
          <table:table-cell office:value-type="float" office:value="78890600" calcext:value-type="float">
            <text:p>78890600</text:p>
          </table:table-cell>
          <table:table-cell office:value-type="float" office:value="66051992" calcext:value-type="float">
            <text:p>66051992</text:p>
          </table:table-cell>
          <table:table-cell office:value-type="float" office:value="45527600" calcext:value-type="float">
            <text:p>45527600</text:p>
          </table:table-cell>
          <table:table-cell office:value-type="float" office:value="45148832" calcext:value-type="float">
            <text:p>45148832</text:p>
          </table:table-cell>
          <table:table-cell office:value-type="float" office:value="356609744" calcext:value-type="float">
            <text:p>356609744</text:p>
          </table:table-cell>
          <table:table-cell office:value-type="float" office:value="181790280" calcext:value-type="float">
            <text:p>181790280</text:p>
          </table:table-cell>
          <table:table-cell office:value-type="float" office:value="154326824" calcext:value-type="float">
            <text:p>154326824</text:p>
          </table:table-cell>
          <table:table-cell office:value-type="float" office:value="121833320" calcext:value-type="float">
            <text:p>1218333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6128" calcext:value-type="float">
            <text:p>21296128</text:p>
          </table:table-cell>
          <table:table-cell office:value-type="float" office:value="151774224" calcext:value-type="float">
            <text:p>151774224</text:p>
          </table:table-cell>
          <table:table-cell office:value-type="float" office:value="78890688" calcext:value-type="float">
            <text:p>78890688</text:p>
          </table:table-cell>
          <table:table-cell office:value-type="float" office:value="66053792" calcext:value-type="float">
            <text:p>66053792</text:p>
          </table:table-cell>
          <table:table-cell office:value-type="float" office:value="45527744" calcext:value-type="float">
            <text:p>45527744</text:p>
          </table:table-cell>
          <table:table-cell office:value-type="float" office:value="45150088" calcext:value-type="float">
            <text:p>45150088</text:p>
          </table:table-cell>
          <table:table-cell office:value-type="float" office:value="356690040" calcext:value-type="float">
            <text:p>356690040</text:p>
          </table:table-cell>
          <table:table-cell office:value-type="float" office:value="182374744" calcext:value-type="float">
            <text:p>182374744</text:p>
          </table:table-cell>
          <table:table-cell office:value-type="float" office:value="154705032" calcext:value-type="float">
            <text:p>154705032</text:p>
          </table:table-cell>
          <table:table-cell office:value-type="float" office:value="121838904" calcext:value-type="float">
            <text:p>121838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6360" calcext:value-type="float">
            <text:p>21296360</text:p>
          </table:table-cell>
          <table:table-cell office:value-type="float" office:value="151776048" calcext:value-type="float">
            <text:p>151776048</text:p>
          </table:table-cell>
          <table:table-cell office:value-type="float" office:value="78890728" calcext:value-type="float">
            <text:p>78890728</text:p>
          </table:table-cell>
          <table:table-cell office:value-type="float" office:value="66055496" calcext:value-type="float">
            <text:p>66055496</text:p>
          </table:table-cell>
          <table:table-cell office:value-type="float" office:value="45528944" calcext:value-type="float">
            <text:p>45528944</text:p>
          </table:table-cell>
          <table:table-cell office:value-type="float" office:value="45194632" calcext:value-type="float">
            <text:p>45194632</text:p>
          </table:table-cell>
          <table:table-cell office:value-type="float" office:value="357647968" calcext:value-type="float">
            <text:p>357647968</text:p>
          </table:table-cell>
          <table:table-cell office:value-type="float" office:value="182456384" calcext:value-type="float">
            <text:p>182456384</text:p>
          </table:table-cell>
          <table:table-cell office:value-type="float" office:value="154932176" calcext:value-type="float">
            <text:p>154932176</text:p>
          </table:table-cell>
          <table:table-cell office:value-type="float" office:value="121843872" calcext:value-type="float">
            <text:p>121843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6592" calcext:value-type="float">
            <text:p>21296592</text:p>
          </table:table-cell>
          <table:table-cell office:value-type="float" office:value="151777768" calcext:value-type="float">
            <text:p>151777768</text:p>
          </table:table-cell>
          <table:table-cell office:value-type="float" office:value="78890984" calcext:value-type="float">
            <text:p>78890984</text:p>
          </table:table-cell>
          <table:table-cell office:value-type="float" office:value="66056688" calcext:value-type="float">
            <text:p>66056688</text:p>
          </table:table-cell>
          <table:table-cell office:value-type="float" office:value="45529032" calcext:value-type="float">
            <text:p>45529032</text:p>
          </table:table-cell>
          <table:table-cell office:value-type="float" office:value="45339920" calcext:value-type="float">
            <text:p>45339920</text:p>
          </table:table-cell>
          <table:table-cell office:value-type="float" office:value="358158760" calcext:value-type="float">
            <text:p>358158760</text:p>
          </table:table-cell>
          <table:table-cell office:value-type="float" office:value="183122016" calcext:value-type="float">
            <text:p>183122016</text:p>
          </table:table-cell>
          <table:table-cell office:value-type="float" office:value="155297152" calcext:value-type="float">
            <text:p>155297152</text:p>
          </table:table-cell>
          <table:table-cell office:value-type="float" office:value="121855264" calcext:value-type="float">
            <text:p>121855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6824" calcext:value-type="float">
            <text:p>21296824</text:p>
          </table:table-cell>
          <table:table-cell office:value-type="float" office:value="151779728" calcext:value-type="float">
            <text:p>151779728</text:p>
          </table:table-cell>
          <table:table-cell office:value-type="float" office:value="78892080" calcext:value-type="float">
            <text:p>78892080</text:p>
          </table:table-cell>
          <table:table-cell office:value-type="float" office:value="66056904" calcext:value-type="float">
            <text:p>66056904</text:p>
          </table:table-cell>
          <table:table-cell office:value-type="float" office:value="45529192" calcext:value-type="float">
            <text:p>45529192</text:p>
          </table:table-cell>
          <table:table-cell office:value-type="float" office:value="45376352" calcext:value-type="float">
            <text:p>45376352</text:p>
          </table:table-cell>
          <table:table-cell office:value-type="float" office:value="358275744" calcext:value-type="float">
            <text:p>358275744</text:p>
          </table:table-cell>
          <table:table-cell office:value-type="float" office:value="183794992" calcext:value-type="float">
            <text:p>183794992</text:p>
          </table:table-cell>
          <table:table-cell office:value-type="float" office:value="155527136" calcext:value-type="float">
            <text:p>155527136</text:p>
          </table:table-cell>
          <table:table-cell office:value-type="float" office:value="121861480" calcext:value-type="float">
            <text:p>1218614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6936" calcext:value-type="float">
            <text:p>21296936</text:p>
          </table:table-cell>
          <table:table-cell office:value-type="float" office:value="151780032" calcext:value-type="float">
            <text:p>151780032</text:p>
          </table:table-cell>
          <table:table-cell office:value-type="float" office:value="78892320" calcext:value-type="float">
            <text:p>78892320</text:p>
          </table:table-cell>
          <table:table-cell office:value-type="float" office:value="66057512" calcext:value-type="float">
            <text:p>66057512</text:p>
          </table:table-cell>
          <table:table-cell office:value-type="float" office:value="45529608" calcext:value-type="float">
            <text:p>45529608</text:p>
          </table:table-cell>
          <table:table-cell office:value-type="float" office:value="45454264" calcext:value-type="float">
            <text:p>45454264</text:p>
          </table:table-cell>
          <table:table-cell office:value-type="float" office:value="359202224" calcext:value-type="float">
            <text:p>359202224</text:p>
          </table:table-cell>
          <table:table-cell office:value-type="float" office:value="184345616" calcext:value-type="float">
            <text:p>184345616</text:p>
          </table:table-cell>
          <table:table-cell office:value-type="float" office:value="156358088" calcext:value-type="float">
            <text:p>156358088</text:p>
          </table:table-cell>
          <table:table-cell office:value-type="float" office:value="121872928" calcext:value-type="float">
            <text:p>1218729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7320" calcext:value-type="float">
            <text:p>21297320</text:p>
          </table:table-cell>
          <table:table-cell office:value-type="float" office:value="151784376" calcext:value-type="float">
            <text:p>151784376</text:p>
          </table:table-cell>
          <table:table-cell office:value-type="float" office:value="78892712" calcext:value-type="float">
            <text:p>78892712</text:p>
          </table:table-cell>
          <table:table-cell office:value-type="float" office:value="66059200" calcext:value-type="float">
            <text:p>66059200</text:p>
          </table:table-cell>
          <table:table-cell office:value-type="float" office:value="45529720" calcext:value-type="float">
            <text:p>45529720</text:p>
          </table:table-cell>
          <table:table-cell office:value-type="float" office:value="45616808" calcext:value-type="float">
            <text:p>45616808</text:p>
          </table:table-cell>
          <table:table-cell office:value-type="float" office:value="364639744" calcext:value-type="float">
            <text:p>364639744</text:p>
          </table:table-cell>
          <table:table-cell office:value-type="float" office:value="184362080" calcext:value-type="float">
            <text:p>184362080</text:p>
          </table:table-cell>
          <table:table-cell office:value-type="float" office:value="159314344" calcext:value-type="float">
            <text:p>159314344</text:p>
          </table:table-cell>
          <table:table-cell office:value-type="float" office:value="122096240" calcext:value-type="float">
            <text:p>1220962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8128" calcext:value-type="float">
            <text:p>21298128</text:p>
          </table:table-cell>
          <table:table-cell office:value-type="float" office:value="151785136" calcext:value-type="float">
            <text:p>151785136</text:p>
          </table:table-cell>
          <table:table-cell office:value-type="float" office:value="78893352" calcext:value-type="float">
            <text:p>78893352</text:p>
          </table:table-cell>
          <table:table-cell office:value-type="float" office:value="66061320" calcext:value-type="float">
            <text:p>66061320</text:p>
          </table:table-cell>
          <table:table-cell office:value-type="float" office:value="45529936" calcext:value-type="float">
            <text:p>45529936</text:p>
          </table:table-cell>
          <table:table-cell office:value-type="float" office:value="45926352" calcext:value-type="float">
            <text:p>45926352</text:p>
          </table:table-cell>
          <table:table-cell office:value-type="float" office:value="364986824" calcext:value-type="float">
            <text:p>364986824</text:p>
          </table:table-cell>
          <table:table-cell office:value-type="float" office:value="184402800" calcext:value-type="float">
            <text:p>184402800</text:p>
          </table:table-cell>
          <table:table-cell office:value-type="float" office:value="160370664" calcext:value-type="float">
            <text:p>160370664</text:p>
          </table:table-cell>
          <table:table-cell office:value-type="float" office:value="122133072" calcext:value-type="float">
            <text:p>122133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8152" calcext:value-type="float">
            <text:p>21298152</text:p>
          </table:table-cell>
          <table:table-cell office:value-type="float" office:value="151785136" calcext:value-type="float">
            <text:p>151785136</text:p>
          </table:table-cell>
          <table:table-cell office:value-type="float" office:value="78893520" calcext:value-type="float">
            <text:p>78893520</text:p>
          </table:table-cell>
          <table:table-cell office:value-type="float" office:value="66061504" calcext:value-type="float">
            <text:p>66061504</text:p>
          </table:table-cell>
          <table:table-cell office:value-type="float" office:value="45530312" calcext:value-type="float">
            <text:p>45530312</text:p>
          </table:table-cell>
          <table:table-cell office:value-type="float" office:value="46026856" calcext:value-type="float">
            <text:p>46026856</text:p>
          </table:table-cell>
          <table:table-cell office:value-type="float" office:value="365176464" calcext:value-type="float">
            <text:p>365176464</text:p>
          </table:table-cell>
          <table:table-cell office:value-type="float" office:value="184437040" calcext:value-type="float">
            <text:p>184437040</text:p>
          </table:table-cell>
          <table:table-cell office:value-type="float" office:value="161110248" calcext:value-type="float">
            <text:p>161110248</text:p>
          </table:table-cell>
          <table:table-cell office:value-type="float" office:value="122390552" calcext:value-type="float">
            <text:p>122390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8176" calcext:value-type="float">
            <text:p>21298176</text:p>
          </table:table-cell>
          <table:table-cell office:value-type="float" office:value="151786376" calcext:value-type="float">
            <text:p>151786376</text:p>
          </table:table-cell>
          <table:table-cell office:value-type="float" office:value="78893936" calcext:value-type="float">
            <text:p>78893936</text:p>
          </table:table-cell>
          <table:table-cell office:value-type="float" office:value="66061792" calcext:value-type="float">
            <text:p>66061792</text:p>
          </table:table-cell>
          <table:table-cell office:value-type="float" office:value="45530360" calcext:value-type="float">
            <text:p>45530360</text:p>
          </table:table-cell>
          <table:table-cell office:value-type="float" office:value="46177912" calcext:value-type="float">
            <text:p>46177912</text:p>
          </table:table-cell>
          <table:table-cell office:value-type="float" office:value="366906120" calcext:value-type="float">
            <text:p>366906120</text:p>
          </table:table-cell>
          <table:table-cell office:value-type="float" office:value="184995488" calcext:value-type="float">
            <text:p>184995488</text:p>
          </table:table-cell>
          <table:table-cell office:value-type="float" office:value="161248592" calcext:value-type="float">
            <text:p>161248592</text:p>
          </table:table-cell>
          <table:table-cell office:value-type="float" office:value="122941448" calcext:value-type="float">
            <text:p>122941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8216" calcext:value-type="float">
            <text:p>21298216</text:p>
          </table:table-cell>
          <table:table-cell office:value-type="float" office:value="151790600" calcext:value-type="float">
            <text:p>151790600</text:p>
          </table:table-cell>
          <table:table-cell office:value-type="float" office:value="78894952" calcext:value-type="float">
            <text:p>78894952</text:p>
          </table:table-cell>
          <table:table-cell office:value-type="float" office:value="66064144" calcext:value-type="float">
            <text:p>66064144</text:p>
          </table:table-cell>
          <table:table-cell office:value-type="float" office:value="45530432" calcext:value-type="float">
            <text:p>45530432</text:p>
          </table:table-cell>
          <table:table-cell office:value-type="float" office:value="46438688" calcext:value-type="float">
            <text:p>46438688</text:p>
          </table:table-cell>
          <table:table-cell office:value-type="float" office:value="367707472" calcext:value-type="float">
            <text:p>367707472</text:p>
          </table:table-cell>
          <table:table-cell office:value-type="float" office:value="185349504" calcext:value-type="float">
            <text:p>185349504</text:p>
          </table:table-cell>
          <table:table-cell office:value-type="float" office:value="162918480" calcext:value-type="float">
            <text:p>162918480</text:p>
          </table:table-cell>
          <table:table-cell office:value-type="float" office:value="122944568" calcext:value-type="float">
            <text:p>122944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8368" calcext:value-type="float">
            <text:p>21298368</text:p>
          </table:table-cell>
          <table:table-cell office:value-type="float" office:value="151791208" calcext:value-type="float">
            <text:p>151791208</text:p>
          </table:table-cell>
          <table:table-cell office:value-type="float" office:value="78895112" calcext:value-type="float">
            <text:p>78895112</text:p>
          </table:table-cell>
          <table:table-cell office:value-type="float" office:value="66065936" calcext:value-type="float">
            <text:p>66065936</text:p>
          </table:table-cell>
          <table:table-cell office:value-type="float" office:value="45530840" calcext:value-type="float">
            <text:p>45530840</text:p>
          </table:table-cell>
          <table:table-cell office:value-type="float" office:value="46493592" calcext:value-type="float">
            <text:p>46493592</text:p>
          </table:table-cell>
          <table:table-cell office:value-type="float" office:value="368843504" calcext:value-type="float">
            <text:p>368843504</text:p>
          </table:table-cell>
          <table:table-cell office:value-type="float" office:value="185596184" calcext:value-type="float">
            <text:p>185596184</text:p>
          </table:table-cell>
          <table:table-cell office:value-type="float" office:value="164928232" calcext:value-type="float">
            <text:p>164928232</text:p>
          </table:table-cell>
          <table:table-cell office:value-type="float" office:value="122998792" calcext:value-type="float">
            <text:p>122998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8424" calcext:value-type="float">
            <text:p>21298424</text:p>
          </table:table-cell>
          <table:table-cell office:value-type="float" office:value="151791632" calcext:value-type="float">
            <text:p>151791632</text:p>
          </table:table-cell>
          <table:table-cell office:value-type="float" office:value="78895632" calcext:value-type="float">
            <text:p>78895632</text:p>
          </table:table-cell>
          <table:table-cell office:value-type="float" office:value="66068528" calcext:value-type="float">
            <text:p>66068528</text:p>
          </table:table-cell>
          <table:table-cell office:value-type="float" office:value="45531352" calcext:value-type="float">
            <text:p>45531352</text:p>
          </table:table-cell>
          <table:table-cell office:value-type="float" office:value="46494848" calcext:value-type="float">
            <text:p>46494848</text:p>
          </table:table-cell>
          <table:table-cell office:value-type="float" office:value="368963896" calcext:value-type="float">
            <text:p>368963896</text:p>
          </table:table-cell>
          <table:table-cell office:value-type="float" office:value="185799840" calcext:value-type="float">
            <text:p>185799840</text:p>
          </table:table-cell>
          <table:table-cell office:value-type="float" office:value="165198392" calcext:value-type="float">
            <text:p>165198392</text:p>
          </table:table-cell>
          <table:table-cell office:value-type="float" office:value="123390496" calcext:value-type="float">
            <text:p>123390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8512" calcext:value-type="float">
            <text:p>21298512</text:p>
          </table:table-cell>
          <table:table-cell office:value-type="float" office:value="151792864" calcext:value-type="float">
            <text:p>151792864</text:p>
          </table:table-cell>
          <table:table-cell office:value-type="float" office:value="78896680" calcext:value-type="float">
            <text:p>78896680</text:p>
          </table:table-cell>
          <table:table-cell office:value-type="float" office:value="66071792" calcext:value-type="float">
            <text:p>66071792</text:p>
          </table:table-cell>
          <table:table-cell office:value-type="float" office:value="45531360" calcext:value-type="float">
            <text:p>45531360</text:p>
          </table:table-cell>
          <table:table-cell office:value-type="float" office:value="46640536" calcext:value-type="float">
            <text:p>46640536</text:p>
          </table:table-cell>
          <table:table-cell office:value-type="float" office:value="369232544" calcext:value-type="float">
            <text:p>369232544</text:p>
          </table:table-cell>
          <table:table-cell office:value-type="float" office:value="185861976" calcext:value-type="float">
            <text:p>185861976</text:p>
          </table:table-cell>
          <table:table-cell office:value-type="float" office:value="165294232" calcext:value-type="float">
            <text:p>165294232</text:p>
          </table:table-cell>
          <table:table-cell office:value-type="float" office:value="123765832" calcext:value-type="float">
            <text:p>123765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8720" calcext:value-type="float">
            <text:p>21298720</text:p>
          </table:table-cell>
          <table:table-cell office:value-type="float" office:value="151795088" calcext:value-type="float">
            <text:p>151795088</text:p>
          </table:table-cell>
          <table:table-cell office:value-type="float" office:value="78897928" calcext:value-type="float">
            <text:p>78897928</text:p>
          </table:table-cell>
          <table:table-cell office:value-type="float" office:value="66071952" calcext:value-type="float">
            <text:p>66071952</text:p>
          </table:table-cell>
          <table:table-cell office:value-type="float" office:value="45531776" calcext:value-type="float">
            <text:p>45531776</text:p>
          </table:table-cell>
          <table:table-cell office:value-type="float" office:value="46660392" calcext:value-type="float">
            <text:p>46660392</text:p>
          </table:table-cell>
          <table:table-cell office:value-type="float" office:value="369686152" calcext:value-type="float">
            <text:p>369686152</text:p>
          </table:table-cell>
          <table:table-cell office:value-type="float" office:value="185922448" calcext:value-type="float">
            <text:p>185922448</text:p>
          </table:table-cell>
          <table:table-cell office:value-type="float" office:value="165341064" calcext:value-type="float">
            <text:p>165341064</text:p>
          </table:table-cell>
          <table:table-cell office:value-type="float" office:value="123844088" calcext:value-type="float">
            <text:p>123844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8912" calcext:value-type="float">
            <text:p>21298912</text:p>
          </table:table-cell>
          <table:table-cell office:value-type="float" office:value="151795248" calcext:value-type="float">
            <text:p>151795248</text:p>
          </table:table-cell>
          <table:table-cell office:value-type="float" office:value="78898016" calcext:value-type="float">
            <text:p>78898016</text:p>
          </table:table-cell>
          <table:table-cell office:value-type="float" office:value="66073016" calcext:value-type="float">
            <text:p>66073016</text:p>
          </table:table-cell>
          <table:table-cell office:value-type="float" office:value="45531792" calcext:value-type="float">
            <text:p>45531792</text:p>
          </table:table-cell>
          <table:table-cell office:value-type="float" office:value="46663864" calcext:value-type="float">
            <text:p>46663864</text:p>
          </table:table-cell>
          <table:table-cell office:value-type="float" office:value="372308184" calcext:value-type="float">
            <text:p>372308184</text:p>
          </table:table-cell>
          <table:table-cell office:value-type="float" office:value="186162712" calcext:value-type="float">
            <text:p>186162712</text:p>
          </table:table-cell>
          <table:table-cell office:value-type="float" office:value="165742000" calcext:value-type="float">
            <text:p>165742000</text:p>
          </table:table-cell>
          <table:table-cell office:value-type="float" office:value="124047632" calcext:value-type="float">
            <text:p>124047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8968" calcext:value-type="float">
            <text:p>21298968</text:p>
          </table:table-cell>
          <table:table-cell office:value-type="float" office:value="151795328" calcext:value-type="float">
            <text:p>151795328</text:p>
          </table:table-cell>
          <table:table-cell office:value-type="float" office:value="78898600" calcext:value-type="float">
            <text:p>78898600</text:p>
          </table:table-cell>
          <table:table-cell office:value-type="float" office:value="66073072" calcext:value-type="float">
            <text:p>66073072</text:p>
          </table:table-cell>
          <table:table-cell office:value-type="float" office:value="45532304" calcext:value-type="float">
            <text:p>45532304</text:p>
          </table:table-cell>
          <table:table-cell office:value-type="float" office:value="46702512" calcext:value-type="float">
            <text:p>46702512</text:p>
          </table:table-cell>
          <table:table-cell office:value-type="float" office:value="374919736" calcext:value-type="float">
            <text:p>374919736</text:p>
          </table:table-cell>
          <table:table-cell office:value-type="float" office:value="186197328" calcext:value-type="float">
            <text:p>186197328</text:p>
          </table:table-cell>
          <table:table-cell office:value-type="float" office:value="165875288" calcext:value-type="float">
            <text:p>165875288</text:p>
          </table:table-cell>
          <table:table-cell office:value-type="float" office:value="124118088" calcext:value-type="float">
            <text:p>124118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9744" calcext:value-type="float">
            <text:p>21299744</text:p>
          </table:table-cell>
          <table:table-cell office:value-type="float" office:value="151796544" calcext:value-type="float">
            <text:p>151796544</text:p>
          </table:table-cell>
          <table:table-cell office:value-type="float" office:value="78898872" calcext:value-type="float">
            <text:p>78898872</text:p>
          </table:table-cell>
          <table:table-cell office:value-type="float" office:value="66073920" calcext:value-type="float">
            <text:p>66073920</text:p>
          </table:table-cell>
          <table:table-cell office:value-type="float" office:value="45533112" calcext:value-type="float">
            <text:p>45533112</text:p>
          </table:table-cell>
          <table:table-cell office:value-type="float" office:value="46795712" calcext:value-type="float">
            <text:p>46795712</text:p>
          </table:table-cell>
          <table:table-cell office:value-type="float" office:value="375031128" calcext:value-type="float">
            <text:p>375031128</text:p>
          </table:table-cell>
          <table:table-cell office:value-type="float" office:value="186320200" calcext:value-type="float">
            <text:p>186320200</text:p>
          </table:table-cell>
          <table:table-cell office:value-type="float" office:value="165945944" calcext:value-type="float">
            <text:p>165945944</text:p>
          </table:table-cell>
          <table:table-cell office:value-type="float" office:value="124634328" calcext:value-type="float">
            <text:p>124634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9760" calcext:value-type="float">
            <text:p>21299760</text:p>
          </table:table-cell>
          <table:table-cell office:value-type="float" office:value="151801424" calcext:value-type="float">
            <text:p>151801424</text:p>
          </table:table-cell>
          <table:table-cell office:value-type="float" office:value="78899888" calcext:value-type="float">
            <text:p>78899888</text:p>
          </table:table-cell>
          <table:table-cell office:value-type="float" office:value="66076256" calcext:value-type="float">
            <text:p>66076256</text:p>
          </table:table-cell>
          <table:table-cell office:value-type="float" office:value="45533288" calcext:value-type="float">
            <text:p>45533288</text:p>
          </table:table-cell>
          <table:table-cell office:value-type="float" office:value="46872560" calcext:value-type="float">
            <text:p>46872560</text:p>
          </table:table-cell>
          <table:table-cell office:value-type="float" office:value="375090616" calcext:value-type="float">
            <text:p>375090616</text:p>
          </table:table-cell>
          <table:table-cell office:value-type="float" office:value="186373672" calcext:value-type="float">
            <text:p>186373672</text:p>
          </table:table-cell>
          <table:table-cell office:value-type="float" office:value="166336544" calcext:value-type="float">
            <text:p>166336544</text:p>
          </table:table-cell>
          <table:table-cell office:value-type="float" office:value="125712408" calcext:value-type="float">
            <text:p>125712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9768" calcext:value-type="float">
            <text:p>21299768</text:p>
          </table:table-cell>
          <table:table-cell office:value-type="float" office:value="151802520" calcext:value-type="float">
            <text:p>151802520</text:p>
          </table:table-cell>
          <table:table-cell office:value-type="float" office:value="78900064" calcext:value-type="float">
            <text:p>78900064</text:p>
          </table:table-cell>
          <table:table-cell office:value-type="float" office:value="66076280" calcext:value-type="float">
            <text:p>66076280</text:p>
          </table:table-cell>
          <table:table-cell office:value-type="float" office:value="45533408" calcext:value-type="float">
            <text:p>45533408</text:p>
          </table:table-cell>
          <table:table-cell office:value-type="float" office:value="47018696" calcext:value-type="float">
            <text:p>47018696</text:p>
          </table:table-cell>
          <table:table-cell office:value-type="float" office:value="375290904" calcext:value-type="float">
            <text:p>375290904</text:p>
          </table:table-cell>
          <table:table-cell office:value-type="float" office:value="186398232" calcext:value-type="float">
            <text:p>186398232</text:p>
          </table:table-cell>
          <table:table-cell office:value-type="float" office:value="166452032" calcext:value-type="float">
            <text:p>166452032</text:p>
          </table:table-cell>
          <table:table-cell office:value-type="float" office:value="127829944" calcext:value-type="float">
            <text:p>127829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9824" calcext:value-type="float">
            <text:p>21299824</text:p>
          </table:table-cell>
          <table:table-cell office:value-type="float" office:value="151805336" calcext:value-type="float">
            <text:p>151805336</text:p>
          </table:table-cell>
          <table:table-cell office:value-type="float" office:value="78900312" calcext:value-type="float">
            <text:p>78900312</text:p>
          </table:table-cell>
          <table:table-cell office:value-type="float" office:value="66076536" calcext:value-type="float">
            <text:p>66076536</text:p>
          </table:table-cell>
          <table:table-cell office:value-type="float" office:value="45533416" calcext:value-type="float">
            <text:p>45533416</text:p>
          </table:table-cell>
          <table:table-cell office:value-type="float" office:value="47059216" calcext:value-type="float">
            <text:p>47059216</text:p>
          </table:table-cell>
          <table:table-cell office:value-type="float" office:value="375500280" calcext:value-type="float">
            <text:p>375500280</text:p>
          </table:table-cell>
          <table:table-cell office:value-type="float" office:value="186572384" calcext:value-type="float">
            <text:p>186572384</text:p>
          </table:table-cell>
          <table:table-cell office:value-type="float" office:value="166682224" calcext:value-type="float">
            <text:p>166682224</text:p>
          </table:table-cell>
          <table:table-cell office:value-type="float" office:value="128063168" calcext:value-type="float">
            <text:p>128063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9824" calcext:value-type="float">
            <text:p>21299824</text:p>
          </table:table-cell>
          <table:table-cell office:value-type="float" office:value="151813760" calcext:value-type="float">
            <text:p>151813760</text:p>
          </table:table-cell>
          <table:table-cell office:value-type="float" office:value="78900344" calcext:value-type="float">
            <text:p>78900344</text:p>
          </table:table-cell>
          <table:table-cell office:value-type="float" office:value="66076592" calcext:value-type="float">
            <text:p>66076592</text:p>
          </table:table-cell>
          <table:table-cell office:value-type="float" office:value="45533760" calcext:value-type="float">
            <text:p>45533760</text:p>
          </table:table-cell>
          <table:table-cell office:value-type="float" office:value="47076608" calcext:value-type="float">
            <text:p>47076608</text:p>
          </table:table-cell>
          <table:table-cell office:value-type="float" office:value="375918880" calcext:value-type="float">
            <text:p>375918880</text:p>
          </table:table-cell>
          <table:table-cell office:value-type="float" office:value="187059600" calcext:value-type="float">
            <text:p>187059600</text:p>
          </table:table-cell>
          <table:table-cell office:value-type="float" office:value="166765232" calcext:value-type="float">
            <text:p>166765232</text:p>
          </table:table-cell>
          <table:table-cell office:value-type="float" office:value="128133320" calcext:value-type="float">
            <text:p>1281333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0024" calcext:value-type="float">
            <text:p>21300024</text:p>
          </table:table-cell>
          <table:table-cell office:value-type="float" office:value="151814456" calcext:value-type="float">
            <text:p>151814456</text:p>
          </table:table-cell>
          <table:table-cell office:value-type="float" office:value="78901152" calcext:value-type="float">
            <text:p>78901152</text:p>
          </table:table-cell>
          <table:table-cell office:value-type="float" office:value="66077896" calcext:value-type="float">
            <text:p>66077896</text:p>
          </table:table-cell>
          <table:table-cell office:value-type="float" office:value="45534168" calcext:value-type="float">
            <text:p>45534168</text:p>
          </table:table-cell>
          <table:table-cell office:value-type="float" office:value="47177040" calcext:value-type="float">
            <text:p>47177040</text:p>
          </table:table-cell>
          <table:table-cell office:value-type="float" office:value="376128584" calcext:value-type="float">
            <text:p>376128584</text:p>
          </table:table-cell>
          <table:table-cell office:value-type="float" office:value="187241464" calcext:value-type="float">
            <text:p>187241464</text:p>
          </table:table-cell>
          <table:table-cell office:value-type="float" office:value="166808632" calcext:value-type="float">
            <text:p>166808632</text:p>
          </table:table-cell>
          <table:table-cell office:value-type="float" office:value="128161288" calcext:value-type="float">
            <text:p>128161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0064" calcext:value-type="float">
            <text:p>21300064</text:p>
          </table:table-cell>
          <table:table-cell office:value-type="float" office:value="151814624" calcext:value-type="float">
            <text:p>151814624</text:p>
          </table:table-cell>
          <table:table-cell office:value-type="float" office:value="78901856" calcext:value-type="float">
            <text:p>78901856</text:p>
          </table:table-cell>
          <table:table-cell office:value-type="float" office:value="66080288" calcext:value-type="float">
            <text:p>66080288</text:p>
          </table:table-cell>
          <table:table-cell office:value-type="float" office:value="45534368" calcext:value-type="float">
            <text:p>45534368</text:p>
          </table:table-cell>
          <table:table-cell office:value-type="float" office:value="47177888" calcext:value-type="float">
            <text:p>47177888</text:p>
          </table:table-cell>
          <table:table-cell office:value-type="float" office:value="376515360" calcext:value-type="float">
            <text:p>376515360</text:p>
          </table:table-cell>
          <table:table-cell office:value-type="float" office:value="187875120" calcext:value-type="float">
            <text:p>187875120</text:p>
          </table:table-cell>
          <table:table-cell office:value-type="float" office:value="167132376" calcext:value-type="float">
            <text:p>167132376</text:p>
          </table:table-cell>
          <table:table-cell office:value-type="float" office:value="128207352" calcext:value-type="float">
            <text:p>128207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0320" calcext:value-type="float">
            <text:p>21300320</text:p>
          </table:table-cell>
          <table:table-cell office:value-type="float" office:value="151816128" calcext:value-type="float">
            <text:p>151816128</text:p>
          </table:table-cell>
          <table:table-cell office:value-type="float" office:value="78903480" calcext:value-type="float">
            <text:p>78903480</text:p>
          </table:table-cell>
          <table:table-cell office:value-type="float" office:value="66080640" calcext:value-type="float">
            <text:p>66080640</text:p>
          </table:table-cell>
          <table:table-cell office:value-type="float" office:value="45534568" calcext:value-type="float">
            <text:p>45534568</text:p>
          </table:table-cell>
          <table:table-cell office:value-type="float" office:value="47215688" calcext:value-type="float">
            <text:p>47215688</text:p>
          </table:table-cell>
          <table:table-cell office:value-type="float" office:value="378968344" calcext:value-type="float">
            <text:p>378968344</text:p>
          </table:table-cell>
          <table:table-cell office:value-type="float" office:value="188138352" calcext:value-type="float">
            <text:p>188138352</text:p>
          </table:table-cell>
          <table:table-cell office:value-type="float" office:value="167858008" calcext:value-type="float">
            <text:p>167858008</text:p>
          </table:table-cell>
          <table:table-cell office:value-type="float" office:value="128213920" calcext:value-type="float">
            <text:p>1282139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0376" calcext:value-type="float">
            <text:p>21300376</text:p>
          </table:table-cell>
          <table:table-cell office:value-type="float" office:value="151816632" calcext:value-type="float">
            <text:p>151816632</text:p>
          </table:table-cell>
          <table:table-cell office:value-type="float" office:value="78903536" calcext:value-type="float">
            <text:p>78903536</text:p>
          </table:table-cell>
          <table:table-cell office:value-type="float" office:value="66080648" calcext:value-type="float">
            <text:p>66080648</text:p>
          </table:table-cell>
          <table:table-cell office:value-type="float" office:value="45534584" calcext:value-type="float">
            <text:p>45534584</text:p>
          </table:table-cell>
          <table:table-cell office:value-type="float" office:value="47313840" calcext:value-type="float">
            <text:p>47313840</text:p>
          </table:table-cell>
          <table:table-cell office:value-type="float" office:value="380626880" calcext:value-type="float">
            <text:p>380626880</text:p>
          </table:table-cell>
          <table:table-cell office:value-type="float" office:value="188290720" calcext:value-type="float">
            <text:p>188290720</text:p>
          </table:table-cell>
          <table:table-cell office:value-type="float" office:value="168243728" calcext:value-type="float">
            <text:p>168243728</text:p>
          </table:table-cell>
          <table:table-cell office:value-type="float" office:value="128219448" calcext:value-type="float">
            <text:p>128219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0440" calcext:value-type="float">
            <text:p>21300440</text:p>
          </table:table-cell>
          <table:table-cell office:value-type="float" office:value="151819320" calcext:value-type="float">
            <text:p>151819320</text:p>
          </table:table-cell>
          <table:table-cell office:value-type="float" office:value="78904032" calcext:value-type="float">
            <text:p>78904032</text:p>
          </table:table-cell>
          <table:table-cell office:value-type="float" office:value="66081216" calcext:value-type="float">
            <text:p>66081216</text:p>
          </table:table-cell>
          <table:table-cell office:value-type="float" office:value="45534712" calcext:value-type="float">
            <text:p>45534712</text:p>
          </table:table-cell>
          <table:table-cell office:value-type="float" office:value="47445912" calcext:value-type="float">
            <text:p>47445912</text:p>
          </table:table-cell>
          <table:table-cell office:value-type="float" office:value="381313128" calcext:value-type="float">
            <text:p>381313128</text:p>
          </table:table-cell>
          <table:table-cell office:value-type="float" office:value="189211088" calcext:value-type="float">
            <text:p>189211088</text:p>
          </table:table-cell>
          <table:table-cell office:value-type="float" office:value="168310088" calcext:value-type="float">
            <text:p>168310088</text:p>
          </table:table-cell>
          <table:table-cell office:value-type="float" office:value="128254648" calcext:value-type="float">
            <text:p>128254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0816" calcext:value-type="float">
            <text:p>21300816</text:p>
          </table:table-cell>
          <table:table-cell office:value-type="float" office:value="151819792" calcext:value-type="float">
            <text:p>151819792</text:p>
          </table:table-cell>
          <table:table-cell office:value-type="float" office:value="78904160" calcext:value-type="float">
            <text:p>78904160</text:p>
          </table:table-cell>
          <table:table-cell office:value-type="float" office:value="66081248" calcext:value-type="float">
            <text:p>66081248</text:p>
          </table:table-cell>
          <table:table-cell office:value-type="float" office:value="45534808" calcext:value-type="float">
            <text:p>45534808</text:p>
          </table:table-cell>
          <table:table-cell office:value-type="float" office:value="47453872" calcext:value-type="float">
            <text:p>47453872</text:p>
          </table:table-cell>
          <table:table-cell office:value-type="float" office:value="381372056" calcext:value-type="float">
            <text:p>381372056</text:p>
          </table:table-cell>
          <table:table-cell office:value-type="float" office:value="189288816" calcext:value-type="float">
            <text:p>189288816</text:p>
          </table:table-cell>
          <table:table-cell office:value-type="float" office:value="169210128" calcext:value-type="float">
            <text:p>169210128</text:p>
          </table:table-cell>
          <table:table-cell office:value-type="float" office:value="128550752" calcext:value-type="float">
            <text:p>128550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0848" calcext:value-type="float">
            <text:p>21300848</text:p>
          </table:table-cell>
          <table:table-cell office:value-type="float" office:value="151820736" calcext:value-type="float">
            <text:p>151820736</text:p>
          </table:table-cell>
          <table:table-cell office:value-type="float" office:value="78904512" calcext:value-type="float">
            <text:p>78904512</text:p>
          </table:table-cell>
          <table:table-cell office:value-type="float" office:value="66081992" calcext:value-type="float">
            <text:p>66081992</text:p>
          </table:table-cell>
          <table:table-cell office:value-type="float" office:value="45534960" calcext:value-type="float">
            <text:p>45534960</text:p>
          </table:table-cell>
          <table:table-cell office:value-type="float" office:value="47565440" calcext:value-type="float">
            <text:p>47565440</text:p>
          </table:table-cell>
          <table:table-cell office:value-type="float" office:value="381590616" calcext:value-type="float">
            <text:p>381590616</text:p>
          </table:table-cell>
          <table:table-cell office:value-type="float" office:value="189513008" calcext:value-type="float">
            <text:p>189513008</text:p>
          </table:table-cell>
          <table:table-cell office:value-type="float" office:value="169303768" calcext:value-type="float">
            <text:p>169303768</text:p>
          </table:table-cell>
          <table:table-cell office:value-type="float" office:value="128620056" calcext:value-type="float">
            <text:p>128620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0872" calcext:value-type="float">
            <text:p>21300872</text:p>
          </table:table-cell>
          <table:table-cell office:value-type="float" office:value="151821472" calcext:value-type="float">
            <text:p>151821472</text:p>
          </table:table-cell>
          <table:table-cell office:value-type="float" office:value="78905400" calcext:value-type="float">
            <text:p>78905400</text:p>
          </table:table-cell>
          <table:table-cell office:value-type="float" office:value="66084064" calcext:value-type="float">
            <text:p>66084064</text:p>
          </table:table-cell>
          <table:table-cell office:value-type="float" office:value="45534984" calcext:value-type="float">
            <text:p>45534984</text:p>
          </table:table-cell>
          <table:table-cell office:value-type="float" office:value="48595616" calcext:value-type="float">
            <text:p>48595616</text:p>
          </table:table-cell>
          <table:table-cell office:value-type="float" office:value="382005080" calcext:value-type="float">
            <text:p>382005080</text:p>
          </table:table-cell>
          <table:table-cell office:value-type="float" office:value="190030368" calcext:value-type="float">
            <text:p>190030368</text:p>
          </table:table-cell>
          <table:table-cell office:value-type="float" office:value="169321744" calcext:value-type="float">
            <text:p>169321744</text:p>
          </table:table-cell>
          <table:table-cell office:value-type="float" office:value="128629912" calcext:value-type="float">
            <text:p>128629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1056" calcext:value-type="float">
            <text:p>21301056</text:p>
          </table:table-cell>
          <table:table-cell office:value-type="float" office:value="151822344" calcext:value-type="float">
            <text:p>151822344</text:p>
          </table:table-cell>
          <table:table-cell office:value-type="float" office:value="78905592" calcext:value-type="float">
            <text:p>78905592</text:p>
          </table:table-cell>
          <table:table-cell office:value-type="float" office:value="66085696" calcext:value-type="float">
            <text:p>66085696</text:p>
          </table:table-cell>
          <table:table-cell office:value-type="float" office:value="45535016" calcext:value-type="float">
            <text:p>45535016</text:p>
          </table:table-cell>
          <table:table-cell office:value-type="float" office:value="48759328" calcext:value-type="float">
            <text:p>48759328</text:p>
          </table:table-cell>
          <table:table-cell office:value-type="float" office:value="383592416" calcext:value-type="float">
            <text:p>383592416</text:p>
          </table:table-cell>
          <table:table-cell office:value-type="float" office:value="190112272" calcext:value-type="float">
            <text:p>190112272</text:p>
          </table:table-cell>
          <table:table-cell office:value-type="float" office:value="170410312" calcext:value-type="float">
            <text:p>170410312</text:p>
          </table:table-cell>
          <table:table-cell office:value-type="float" office:value="129644520" calcext:value-type="float">
            <text:p>129644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1216" calcext:value-type="float">
            <text:p>21301216</text:p>
          </table:table-cell>
          <table:table-cell office:value-type="float" office:value="151823728" calcext:value-type="float">
            <text:p>151823728</text:p>
          </table:table-cell>
          <table:table-cell office:value-type="float" office:value="78905616" calcext:value-type="float">
            <text:p>78905616</text:p>
          </table:table-cell>
          <table:table-cell office:value-type="float" office:value="66086856" calcext:value-type="float">
            <text:p>66086856</text:p>
          </table:table-cell>
          <table:table-cell office:value-type="float" office:value="45535256" calcext:value-type="float">
            <text:p>45535256</text:p>
          </table:table-cell>
          <table:table-cell office:value-type="float" office:value="49894272" calcext:value-type="float">
            <text:p>49894272</text:p>
          </table:table-cell>
          <table:table-cell office:value-type="float" office:value="384965328" calcext:value-type="float">
            <text:p>384965328</text:p>
          </table:table-cell>
          <table:table-cell office:value-type="float" office:value="190150736" calcext:value-type="float">
            <text:p>190150736</text:p>
          </table:table-cell>
          <table:table-cell office:value-type="float" office:value="171196016" calcext:value-type="float">
            <text:p>171196016</text:p>
          </table:table-cell>
          <table:table-cell office:value-type="float" office:value="129838824" calcext:value-type="float">
            <text:p>129838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1288" calcext:value-type="float">
            <text:p>21301288</text:p>
          </table:table-cell>
          <table:table-cell office:value-type="float" office:value="151826064" calcext:value-type="float">
            <text:p>151826064</text:p>
          </table:table-cell>
          <table:table-cell office:value-type="float" office:value="78905640" calcext:value-type="float">
            <text:p>78905640</text:p>
          </table:table-cell>
          <table:table-cell office:value-type="float" office:value="66087056" calcext:value-type="float">
            <text:p>66087056</text:p>
          </table:table-cell>
          <table:table-cell office:value-type="float" office:value="45535864" calcext:value-type="float">
            <text:p>45535864</text:p>
          </table:table-cell>
          <table:table-cell office:value-type="float" office:value="50317888" calcext:value-type="float">
            <text:p>50317888</text:p>
          </table:table-cell>
          <table:table-cell office:value-type="float" office:value="385133304" calcext:value-type="float">
            <text:p>385133304</text:p>
          </table:table-cell>
          <table:table-cell office:value-type="float" office:value="190413096" calcext:value-type="float">
            <text:p>190413096</text:p>
          </table:table-cell>
          <table:table-cell office:value-type="float" office:value="171204304" calcext:value-type="float">
            <text:p>171204304</text:p>
          </table:table-cell>
          <table:table-cell office:value-type="float" office:value="130333312" calcext:value-type="float">
            <text:p>130333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1368" calcext:value-type="float">
            <text:p>21301368</text:p>
          </table:table-cell>
          <table:table-cell office:value-type="float" office:value="151828928" calcext:value-type="float">
            <text:p>151828928</text:p>
          </table:table-cell>
          <table:table-cell office:value-type="float" office:value="78908000" calcext:value-type="float">
            <text:p>78908000</text:p>
          </table:table-cell>
          <table:table-cell office:value-type="float" office:value="66087072" calcext:value-type="float">
            <text:p>66087072</text:p>
          </table:table-cell>
          <table:table-cell office:value-type="float" office:value="45536336" calcext:value-type="float">
            <text:p>45536336</text:p>
          </table:table-cell>
          <table:table-cell office:value-type="float" office:value="50637992" calcext:value-type="float">
            <text:p>50637992</text:p>
          </table:table-cell>
          <table:table-cell office:value-type="float" office:value="385162592" calcext:value-type="float">
            <text:p>385162592</text:p>
          </table:table-cell>
          <table:table-cell office:value-type="float" office:value="191164024" calcext:value-type="float">
            <text:p>191164024</text:p>
          </table:table-cell>
          <table:table-cell office:value-type="float" office:value="171373584" calcext:value-type="float">
            <text:p>171373584</text:p>
          </table:table-cell>
          <table:table-cell office:value-type="float" office:value="130335312" calcext:value-type="float">
            <text:p>130335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1368" calcext:value-type="float">
            <text:p>21301368</text:p>
          </table:table-cell>
          <table:table-cell office:value-type="float" office:value="151836576" calcext:value-type="float">
            <text:p>151836576</text:p>
          </table:table-cell>
          <table:table-cell office:value-type="float" office:value="78908312" calcext:value-type="float">
            <text:p>78908312</text:p>
          </table:table-cell>
          <table:table-cell office:value-type="float" office:value="66087744" calcext:value-type="float">
            <text:p>66087744</text:p>
          </table:table-cell>
          <table:table-cell office:value-type="float" office:value="45536432" calcext:value-type="float">
            <text:p>45536432</text:p>
          </table:table-cell>
          <table:table-cell office:value-type="float" office:value="51516040" calcext:value-type="float">
            <text:p>51516040</text:p>
          </table:table-cell>
          <table:table-cell office:value-type="float" office:value="385554504" calcext:value-type="float">
            <text:p>385554504</text:p>
          </table:table-cell>
          <table:table-cell office:value-type="float" office:value="191218072" calcext:value-type="float">
            <text:p>191218072</text:p>
          </table:table-cell>
          <table:table-cell office:value-type="float" office:value="171416304" calcext:value-type="float">
            <text:p>171416304</text:p>
          </table:table-cell>
          <table:table-cell office:value-type="float" office:value="130556184" calcext:value-type="float">
            <text:p>130556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1568" calcext:value-type="float">
            <text:p>21301568</text:p>
          </table:table-cell>
          <table:table-cell office:value-type="float" office:value="151836688" calcext:value-type="float">
            <text:p>151836688</text:p>
          </table:table-cell>
          <table:table-cell office:value-type="float" office:value="78908960" calcext:value-type="float">
            <text:p>78908960</text:p>
          </table:table-cell>
          <table:table-cell office:value-type="float" office:value="66087800" calcext:value-type="float">
            <text:p>66087800</text:p>
          </table:table-cell>
          <table:table-cell office:value-type="float" office:value="45536496" calcext:value-type="float">
            <text:p>45536496</text:p>
          </table:table-cell>
          <table:table-cell office:value-type="float" office:value="51597816" calcext:value-type="float">
            <text:p>51597816</text:p>
          </table:table-cell>
          <table:table-cell office:value-type="float" office:value="385644712" calcext:value-type="float">
            <text:p>385644712</text:p>
          </table:table-cell>
          <table:table-cell office:value-type="float" office:value="192003080" calcext:value-type="float">
            <text:p>192003080</text:p>
          </table:table-cell>
          <table:table-cell office:value-type="float" office:value="171600192" calcext:value-type="float">
            <text:p>171600192</text:p>
          </table:table-cell>
          <table:table-cell office:value-type="float" office:value="130815184" calcext:value-type="float">
            <text:p>130815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1752" calcext:value-type="float">
            <text:p>21301752</text:p>
          </table:table-cell>
          <table:table-cell office:value-type="float" office:value="151837920" calcext:value-type="float">
            <text:p>151837920</text:p>
          </table:table-cell>
          <table:table-cell office:value-type="float" office:value="78909128" calcext:value-type="float">
            <text:p>78909128</text:p>
          </table:table-cell>
          <table:table-cell office:value-type="float" office:value="66090176" calcext:value-type="float">
            <text:p>66090176</text:p>
          </table:table-cell>
          <table:table-cell office:value-type="float" office:value="45536848" calcext:value-type="float">
            <text:p>45536848</text:p>
          </table:table-cell>
          <table:table-cell office:value-type="float" office:value="51599944" calcext:value-type="float">
            <text:p>51599944</text:p>
          </table:table-cell>
          <table:table-cell office:value-type="float" office:value="385823432" calcext:value-type="float">
            <text:p>385823432</text:p>
          </table:table-cell>
          <table:table-cell office:value-type="float" office:value="192066784" calcext:value-type="float">
            <text:p>192066784</text:p>
          </table:table-cell>
          <table:table-cell office:value-type="float" office:value="171701288" calcext:value-type="float">
            <text:p>171701288</text:p>
          </table:table-cell>
          <table:table-cell office:value-type="float" office:value="131956456" calcext:value-type="float">
            <text:p>131956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2088" calcext:value-type="float">
            <text:p>21302088</text:p>
          </table:table-cell>
          <table:table-cell office:value-type="float" office:value="151838264" calcext:value-type="float">
            <text:p>151838264</text:p>
          </table:table-cell>
          <table:table-cell office:value-type="float" office:value="78909464" calcext:value-type="float">
            <text:p>78909464</text:p>
          </table:table-cell>
          <table:table-cell office:value-type="float" office:value="66090792" calcext:value-type="float">
            <text:p>66090792</text:p>
          </table:table-cell>
          <table:table-cell office:value-type="float" office:value="45536936" calcext:value-type="float">
            <text:p>45536936</text:p>
          </table:table-cell>
          <table:table-cell office:value-type="float" office:value="51628848" calcext:value-type="float">
            <text:p>51628848</text:p>
          </table:table-cell>
          <table:table-cell office:value-type="float" office:value="387835944" calcext:value-type="float">
            <text:p>387835944</text:p>
          </table:table-cell>
          <table:table-cell office:value-type="float" office:value="192089504" calcext:value-type="float">
            <text:p>192089504</text:p>
          </table:table-cell>
          <table:table-cell office:value-type="float" office:value="171901800" calcext:value-type="float">
            <text:p>171901800</text:p>
          </table:table-cell>
          <table:table-cell office:value-type="float" office:value="132174936" calcext:value-type="float">
            <text:p>132174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2088" calcext:value-type="float">
            <text:p>21302088</text:p>
          </table:table-cell>
          <table:table-cell office:value-type="float" office:value="151838496" calcext:value-type="float">
            <text:p>151838496</text:p>
          </table:table-cell>
          <table:table-cell office:value-type="float" office:value="78910992" calcext:value-type="float">
            <text:p>78910992</text:p>
          </table:table-cell>
          <table:table-cell office:value-type="float" office:value="66091704" calcext:value-type="float">
            <text:p>66091704</text:p>
          </table:table-cell>
          <table:table-cell office:value-type="float" office:value="45537400" calcext:value-type="float">
            <text:p>45537400</text:p>
          </table:table-cell>
          <table:table-cell office:value-type="float" office:value="51657088" calcext:value-type="float">
            <text:p>51657088</text:p>
          </table:table-cell>
          <table:table-cell office:value-type="float" office:value="388255584" calcext:value-type="float">
            <text:p>388255584</text:p>
          </table:table-cell>
          <table:table-cell office:value-type="float" office:value="192094184" calcext:value-type="float">
            <text:p>192094184</text:p>
          </table:table-cell>
          <table:table-cell office:value-type="float" office:value="171904400" calcext:value-type="float">
            <text:p>171904400</text:p>
          </table:table-cell>
          <table:table-cell office:value-type="float" office:value="132264104" calcext:value-type="float">
            <text:p>132264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2096" calcext:value-type="float">
            <text:p>21302096</text:p>
          </table:table-cell>
          <table:table-cell office:value-type="float" office:value="151844512" calcext:value-type="float">
            <text:p>151844512</text:p>
          </table:table-cell>
          <table:table-cell office:value-type="float" office:value="78911576" calcext:value-type="float">
            <text:p>78911576</text:p>
          </table:table-cell>
          <table:table-cell office:value-type="float" office:value="66092992" calcext:value-type="float">
            <text:p>66092992</text:p>
          </table:table-cell>
          <table:table-cell office:value-type="float" office:value="45537528" calcext:value-type="float">
            <text:p>45537528</text:p>
          </table:table-cell>
          <table:table-cell office:value-type="float" office:value="51661248" calcext:value-type="float">
            <text:p>51661248</text:p>
          </table:table-cell>
          <table:table-cell office:value-type="float" office:value="388539480" calcext:value-type="float">
            <text:p>388539480</text:p>
          </table:table-cell>
          <table:table-cell office:value-type="float" office:value="192117832" calcext:value-type="float">
            <text:p>192117832</text:p>
          </table:table-cell>
          <table:table-cell office:value-type="float" office:value="172002576" calcext:value-type="float">
            <text:p>172002576</text:p>
          </table:table-cell>
          <table:table-cell office:value-type="float" office:value="132408032" calcext:value-type="float">
            <text:p>132408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2432" calcext:value-type="float">
            <text:p>21302432</text:p>
          </table:table-cell>
          <table:table-cell office:value-type="float" office:value="151849064" calcext:value-type="float">
            <text:p>151849064</text:p>
          </table:table-cell>
          <table:table-cell office:value-type="float" office:value="78912584" calcext:value-type="float">
            <text:p>78912584</text:p>
          </table:table-cell>
          <table:table-cell office:value-type="float" office:value="66093024" calcext:value-type="float">
            <text:p>66093024</text:p>
          </table:table-cell>
          <table:table-cell office:value-type="float" office:value="45537688" calcext:value-type="float">
            <text:p>45537688</text:p>
          </table:table-cell>
          <table:table-cell office:value-type="float" office:value="51728624" calcext:value-type="float">
            <text:p>51728624</text:p>
          </table:table-cell>
          <table:table-cell office:value-type="float" office:value="389024576" calcext:value-type="float">
            <text:p>389024576</text:p>
          </table:table-cell>
          <table:table-cell office:value-type="float" office:value="192118480" calcext:value-type="float">
            <text:p>192118480</text:p>
          </table:table-cell>
          <table:table-cell office:value-type="float" office:value="172458752" calcext:value-type="float">
            <text:p>172458752</text:p>
          </table:table-cell>
          <table:table-cell office:value-type="float" office:value="132759048" calcext:value-type="float">
            <text:p>132759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2760" calcext:value-type="float">
            <text:p>21302760</text:p>
          </table:table-cell>
          <table:table-cell office:value-type="float" office:value="151853520" calcext:value-type="float">
            <text:p>151853520</text:p>
          </table:table-cell>
          <table:table-cell office:value-type="float" office:value="78913064" calcext:value-type="float">
            <text:p>78913064</text:p>
          </table:table-cell>
          <table:table-cell office:value-type="float" office:value="66093712" calcext:value-type="float">
            <text:p>66093712</text:p>
          </table:table-cell>
          <table:table-cell office:value-type="float" office:value="45537744" calcext:value-type="float">
            <text:p>45537744</text:p>
          </table:table-cell>
          <table:table-cell office:value-type="float" office:value="51807912" calcext:value-type="float">
            <text:p>51807912</text:p>
          </table:table-cell>
          <table:table-cell office:value-type="float" office:value="389301952" calcext:value-type="float">
            <text:p>389301952</text:p>
          </table:table-cell>
          <table:table-cell office:value-type="float" office:value="192140224" calcext:value-type="float">
            <text:p>192140224</text:p>
          </table:table-cell>
          <table:table-cell office:value-type="float" office:value="173097768" calcext:value-type="float">
            <text:p>173097768</text:p>
          </table:table-cell>
          <table:table-cell office:value-type="float" office:value="132940952" calcext:value-type="float">
            <text:p>132940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2856" calcext:value-type="float">
            <text:p>21302856</text:p>
          </table:table-cell>
          <table:table-cell office:value-type="float" office:value="151853584" calcext:value-type="float">
            <text:p>151853584</text:p>
          </table:table-cell>
          <table:table-cell office:value-type="float" office:value="78913072" calcext:value-type="float">
            <text:p>78913072</text:p>
          </table:table-cell>
          <table:table-cell office:value-type="float" office:value="66095360" calcext:value-type="float">
            <text:p>66095360</text:p>
          </table:table-cell>
          <table:table-cell office:value-type="float" office:value="45538008" calcext:value-type="float">
            <text:p>45538008</text:p>
          </table:table-cell>
          <table:table-cell office:value-type="float" office:value="52147456" calcext:value-type="float">
            <text:p>52147456</text:p>
          </table:table-cell>
          <table:table-cell office:value-type="float" office:value="391717352" calcext:value-type="float">
            <text:p>391717352</text:p>
          </table:table-cell>
          <table:table-cell office:value-type="float" office:value="192148008" calcext:value-type="float">
            <text:p>192148008</text:p>
          </table:table-cell>
          <table:table-cell office:value-type="float" office:value="173615400" calcext:value-type="float">
            <text:p>173615400</text:p>
          </table:table-cell>
          <table:table-cell office:value-type="float" office:value="133044392" calcext:value-type="float">
            <text:p>133044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3064" calcext:value-type="float">
            <text:p>21303064</text:p>
          </table:table-cell>
          <table:table-cell office:value-type="float" office:value="151854144" calcext:value-type="float">
            <text:p>151854144</text:p>
          </table:table-cell>
          <table:table-cell office:value-type="float" office:value="78913232" calcext:value-type="float">
            <text:p>78913232</text:p>
          </table:table-cell>
          <table:table-cell office:value-type="float" office:value="66096104" calcext:value-type="float">
            <text:p>66096104</text:p>
          </table:table-cell>
          <table:table-cell office:value-type="float" office:value="45538376" calcext:value-type="float">
            <text:p>45538376</text:p>
          </table:table-cell>
          <table:table-cell office:value-type="float" office:value="52249688" calcext:value-type="float">
            <text:p>52249688</text:p>
          </table:table-cell>
          <table:table-cell office:value-type="float" office:value="392380152" calcext:value-type="float">
            <text:p>392380152</text:p>
          </table:table-cell>
          <table:table-cell office:value-type="float" office:value="192181856" calcext:value-type="float">
            <text:p>192181856</text:p>
          </table:table-cell>
          <table:table-cell office:value-type="float" office:value="173737360" calcext:value-type="float">
            <text:p>173737360</text:p>
          </table:table-cell>
          <table:table-cell office:value-type="float" office:value="133592088" calcext:value-type="float">
            <text:p>133592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3096" calcext:value-type="float">
            <text:p>21303096</text:p>
          </table:table-cell>
          <table:table-cell office:value-type="float" office:value="151854360" calcext:value-type="float">
            <text:p>151854360</text:p>
          </table:table-cell>
          <table:table-cell office:value-type="float" office:value="78914176" calcext:value-type="float">
            <text:p>78914176</text:p>
          </table:table-cell>
          <table:table-cell office:value-type="float" office:value="66097832" calcext:value-type="float">
            <text:p>66097832</text:p>
          </table:table-cell>
          <table:table-cell office:value-type="float" office:value="45538912" calcext:value-type="float">
            <text:p>45538912</text:p>
          </table:table-cell>
          <table:table-cell office:value-type="float" office:value="52346344" calcext:value-type="float">
            <text:p>52346344</text:p>
          </table:table-cell>
          <table:table-cell office:value-type="float" office:value="392924384" calcext:value-type="float">
            <text:p>392924384</text:p>
          </table:table-cell>
          <table:table-cell office:value-type="float" office:value="192299688" calcext:value-type="float">
            <text:p>192299688</text:p>
          </table:table-cell>
          <table:table-cell office:value-type="float" office:value="174294832" calcext:value-type="float">
            <text:p>174294832</text:p>
          </table:table-cell>
          <table:table-cell office:value-type="float" office:value="133944808" calcext:value-type="float">
            <text:p>133944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3128" calcext:value-type="float">
            <text:p>21303128</text:p>
          </table:table-cell>
          <table:table-cell office:value-type="float" office:value="151855336" calcext:value-type="float">
            <text:p>151855336</text:p>
          </table:table-cell>
          <table:table-cell office:value-type="float" office:value="78915072" calcext:value-type="float">
            <text:p>78915072</text:p>
          </table:table-cell>
          <table:table-cell office:value-type="float" office:value="66101136" calcext:value-type="float">
            <text:p>66101136</text:p>
          </table:table-cell>
          <table:table-cell office:value-type="float" office:value="45540000" calcext:value-type="float">
            <text:p>45540000</text:p>
          </table:table-cell>
          <table:table-cell office:value-type="float" office:value="52442840" calcext:value-type="float">
            <text:p>52442840</text:p>
          </table:table-cell>
          <table:table-cell office:value-type="float" office:value="393271176" calcext:value-type="float">
            <text:p>393271176</text:p>
          </table:table-cell>
          <table:table-cell office:value-type="float" office:value="192374784" calcext:value-type="float">
            <text:p>192374784</text:p>
          </table:table-cell>
          <table:table-cell office:value-type="float" office:value="175450480" calcext:value-type="float">
            <text:p>175450480</text:p>
          </table:table-cell>
          <table:table-cell office:value-type="float" office:value="134503464" calcext:value-type="float">
            <text:p>134503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3288" calcext:value-type="float">
            <text:p>21303288</text:p>
          </table:table-cell>
          <table:table-cell office:value-type="float" office:value="151860584" calcext:value-type="float">
            <text:p>151860584</text:p>
          </table:table-cell>
          <table:table-cell office:value-type="float" office:value="78916216" calcext:value-type="float">
            <text:p>78916216</text:p>
          </table:table-cell>
          <table:table-cell office:value-type="float" office:value="66101280" calcext:value-type="float">
            <text:p>66101280</text:p>
          </table:table-cell>
          <table:table-cell office:value-type="float" office:value="45540328" calcext:value-type="float">
            <text:p>45540328</text:p>
          </table:table-cell>
          <table:table-cell office:value-type="float" office:value="52819072" calcext:value-type="float">
            <text:p>52819072</text:p>
          </table:table-cell>
          <table:table-cell office:value-type="float" office:value="393315496" calcext:value-type="float">
            <text:p>393315496</text:p>
          </table:table-cell>
          <table:table-cell office:value-type="float" office:value="192919928" calcext:value-type="float">
            <text:p>192919928</text:p>
          </table:table-cell>
          <table:table-cell office:value-type="float" office:value="176420040" calcext:value-type="float">
            <text:p>176420040</text:p>
          </table:table-cell>
          <table:table-cell office:value-type="float" office:value="134561280" calcext:value-type="float">
            <text:p>1345612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3408" calcext:value-type="float">
            <text:p>21303408</text:p>
          </table:table-cell>
          <table:table-cell office:value-type="float" office:value="151862376" calcext:value-type="float">
            <text:p>151862376</text:p>
          </table:table-cell>
          <table:table-cell office:value-type="float" office:value="78916992" calcext:value-type="float">
            <text:p>78916992</text:p>
          </table:table-cell>
          <table:table-cell office:value-type="float" office:value="66101408" calcext:value-type="float">
            <text:p>66101408</text:p>
          </table:table-cell>
          <table:table-cell office:value-type="float" office:value="45540360" calcext:value-type="float">
            <text:p>45540360</text:p>
          </table:table-cell>
          <table:table-cell office:value-type="float" office:value="52913536" calcext:value-type="float">
            <text:p>52913536</text:p>
          </table:table-cell>
          <table:table-cell office:value-type="float" office:value="393675784" calcext:value-type="float">
            <text:p>393675784</text:p>
          </table:table-cell>
          <table:table-cell office:value-type="float" office:value="193009984" calcext:value-type="float">
            <text:p>193009984</text:p>
          </table:table-cell>
          <table:table-cell office:value-type="float" office:value="176677808" calcext:value-type="float">
            <text:p>176677808</text:p>
          </table:table-cell>
          <table:table-cell office:value-type="float" office:value="134572320" calcext:value-type="float">
            <text:p>1345723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3696" calcext:value-type="float">
            <text:p>21303696</text:p>
          </table:table-cell>
          <table:table-cell office:value-type="float" office:value="151863176" calcext:value-type="float">
            <text:p>151863176</text:p>
          </table:table-cell>
          <table:table-cell office:value-type="float" office:value="78918200" calcext:value-type="float">
            <text:p>78918200</text:p>
          </table:table-cell>
          <table:table-cell office:value-type="float" office:value="66102912" calcext:value-type="float">
            <text:p>66102912</text:p>
          </table:table-cell>
          <table:table-cell office:value-type="float" office:value="45540400" calcext:value-type="float">
            <text:p>45540400</text:p>
          </table:table-cell>
          <table:table-cell office:value-type="float" office:value="53367392" calcext:value-type="float">
            <text:p>53367392</text:p>
          </table:table-cell>
          <table:table-cell office:value-type="float" office:value="393736200" calcext:value-type="float">
            <text:p>393736200</text:p>
          </table:table-cell>
          <table:table-cell office:value-type="float" office:value="193091096" calcext:value-type="float">
            <text:p>193091096</text:p>
          </table:table-cell>
          <table:table-cell office:value-type="float" office:value="176915904" calcext:value-type="float">
            <text:p>176915904</text:p>
          </table:table-cell>
          <table:table-cell office:value-type="float" office:value="134582496" calcext:value-type="float">
            <text:p>134582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3712" calcext:value-type="float">
            <text:p>21303712</text:p>
          </table:table-cell>
          <table:table-cell office:value-type="float" office:value="151864136" calcext:value-type="float">
            <text:p>151864136</text:p>
          </table:table-cell>
          <table:table-cell office:value-type="float" office:value="78920480" calcext:value-type="float">
            <text:p>78920480</text:p>
          </table:table-cell>
          <table:table-cell office:value-type="float" office:value="66103064" calcext:value-type="float">
            <text:p>66103064</text:p>
          </table:table-cell>
          <table:table-cell office:value-type="float" office:value="45540512" calcext:value-type="float">
            <text:p>45540512</text:p>
          </table:table-cell>
          <table:table-cell office:value-type="float" office:value="53643600" calcext:value-type="float">
            <text:p>53643600</text:p>
          </table:table-cell>
          <table:table-cell office:value-type="float" office:value="394270832" calcext:value-type="float">
            <text:p>394270832</text:p>
          </table:table-cell>
          <table:table-cell office:value-type="float" office:value="193433872" calcext:value-type="float">
            <text:p>193433872</text:p>
          </table:table-cell>
          <table:table-cell office:value-type="float" office:value="177654928" calcext:value-type="float">
            <text:p>177654928</text:p>
          </table:table-cell>
          <table:table-cell office:value-type="float" office:value="134595784" calcext:value-type="float">
            <text:p>134595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3784" calcext:value-type="float">
            <text:p>21303784</text:p>
          </table:table-cell>
          <table:table-cell office:value-type="float" office:value="151866656" calcext:value-type="float">
            <text:p>151866656</text:p>
          </table:table-cell>
          <table:table-cell office:value-type="float" office:value="78920512" calcext:value-type="float">
            <text:p>78920512</text:p>
          </table:table-cell>
          <table:table-cell office:value-type="float" office:value="66103256" calcext:value-type="float">
            <text:p>66103256</text:p>
          </table:table-cell>
          <table:table-cell office:value-type="float" office:value="45540712" calcext:value-type="float">
            <text:p>45540712</text:p>
          </table:table-cell>
          <table:table-cell office:value-type="float" office:value="53781968" calcext:value-type="float">
            <text:p>53781968</text:p>
          </table:table-cell>
          <table:table-cell office:value-type="float" office:value="394421304" calcext:value-type="float">
            <text:p>394421304</text:p>
          </table:table-cell>
          <table:table-cell office:value-type="float" office:value="193852704" calcext:value-type="float">
            <text:p>193852704</text:p>
          </table:table-cell>
          <table:table-cell office:value-type="float" office:value="177726792" calcext:value-type="float">
            <text:p>177726792</text:p>
          </table:table-cell>
          <table:table-cell office:value-type="float" office:value="134600768" calcext:value-type="float">
            <text:p>134600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3920" calcext:value-type="float">
            <text:p>21303920</text:p>
          </table:table-cell>
          <table:table-cell office:value-type="float" office:value="151867392" calcext:value-type="float">
            <text:p>151867392</text:p>
          </table:table-cell>
          <table:table-cell office:value-type="float" office:value="78920520" calcext:value-type="float">
            <text:p>78920520</text:p>
          </table:table-cell>
          <table:table-cell office:value-type="float" office:value="66104424" calcext:value-type="float">
            <text:p>66104424</text:p>
          </table:table-cell>
          <table:table-cell office:value-type="float" office:value="45541032" calcext:value-type="float">
            <text:p>45541032</text:p>
          </table:table-cell>
          <table:table-cell office:value-type="float" office:value="54110744" calcext:value-type="float">
            <text:p>54110744</text:p>
          </table:table-cell>
          <table:table-cell office:value-type="float" office:value="394537256" calcext:value-type="float">
            <text:p>394537256</text:p>
          </table:table-cell>
          <table:table-cell office:value-type="float" office:value="194048544" calcext:value-type="float">
            <text:p>194048544</text:p>
          </table:table-cell>
          <table:table-cell office:value-type="float" office:value="177741280" calcext:value-type="float">
            <text:p>177741280</text:p>
          </table:table-cell>
          <table:table-cell office:value-type="float" office:value="134606432" calcext:value-type="float">
            <text:p>134606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4096" calcext:value-type="float">
            <text:p>21304096</text:p>
          </table:table-cell>
          <table:table-cell office:value-type="float" office:value="151871864" calcext:value-type="float">
            <text:p>151871864</text:p>
          </table:table-cell>
          <table:table-cell office:value-type="float" office:value="78920816" calcext:value-type="float">
            <text:p>78920816</text:p>
          </table:table-cell>
          <table:table-cell office:value-type="float" office:value="66105136" calcext:value-type="float">
            <text:p>66105136</text:p>
          </table:table-cell>
          <table:table-cell office:value-type="float" office:value="45541096" calcext:value-type="float">
            <text:p>45541096</text:p>
          </table:table-cell>
          <table:table-cell office:value-type="float" office:value="56348632" calcext:value-type="float">
            <text:p>56348632</text:p>
          </table:table-cell>
          <table:table-cell office:value-type="float" office:value="394677024" calcext:value-type="float">
            <text:p>394677024</text:p>
          </table:table-cell>
          <table:table-cell office:value-type="float" office:value="194132808" calcext:value-type="float">
            <text:p>194132808</text:p>
          </table:table-cell>
          <table:table-cell office:value-type="float" office:value="177771120" calcext:value-type="float">
            <text:p>177771120</text:p>
          </table:table-cell>
          <table:table-cell office:value-type="float" office:value="134606848" calcext:value-type="float">
            <text:p>134606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4136" calcext:value-type="float">
            <text:p>21304136</text:p>
          </table:table-cell>
          <table:table-cell office:value-type="float" office:value="151871968" calcext:value-type="float">
            <text:p>151871968</text:p>
          </table:table-cell>
          <table:table-cell office:value-type="float" office:value="78923056" calcext:value-type="float">
            <text:p>78923056</text:p>
          </table:table-cell>
          <table:table-cell office:value-type="float" office:value="66106112" calcext:value-type="float">
            <text:p>66106112</text:p>
          </table:table-cell>
          <table:table-cell office:value-type="float" office:value="45541512" calcext:value-type="float">
            <text:p>45541512</text:p>
          </table:table-cell>
          <table:table-cell office:value-type="float" office:value="57436496" calcext:value-type="float">
            <text:p>57436496</text:p>
          </table:table-cell>
          <table:table-cell office:value-type="float" office:value="395304048" calcext:value-type="float">
            <text:p>395304048</text:p>
          </table:table-cell>
          <table:table-cell office:value-type="float" office:value="194172792" calcext:value-type="float">
            <text:p>194172792</text:p>
          </table:table-cell>
          <table:table-cell office:value-type="float" office:value="177776672" calcext:value-type="float">
            <text:p>177776672</text:p>
          </table:table-cell>
          <table:table-cell office:value-type="float" office:value="134610448" calcext:value-type="float">
            <text:p>134610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4328" calcext:value-type="float">
            <text:p>21304328</text:p>
          </table:table-cell>
          <table:table-cell office:value-type="float" office:value="151872768" calcext:value-type="float">
            <text:p>151872768</text:p>
          </table:table-cell>
          <table:table-cell office:value-type="float" office:value="78924112" calcext:value-type="float">
            <text:p>78924112</text:p>
          </table:table-cell>
          <table:table-cell office:value-type="float" office:value="66107464" calcext:value-type="float">
            <text:p>66107464</text:p>
          </table:table-cell>
          <table:table-cell office:value-type="float" office:value="45541560" calcext:value-type="float">
            <text:p>45541560</text:p>
          </table:table-cell>
          <table:table-cell office:value-type="float" office:value="57917408" calcext:value-type="float">
            <text:p>57917408</text:p>
          </table:table-cell>
          <table:table-cell office:value-type="float" office:value="395609496" calcext:value-type="float">
            <text:p>395609496</text:p>
          </table:table-cell>
          <table:table-cell office:value-type="float" office:value="194483680" calcext:value-type="float">
            <text:p>194483680</text:p>
          </table:table-cell>
          <table:table-cell office:value-type="float" office:value="177810176" calcext:value-type="float">
            <text:p>177810176</text:p>
          </table:table-cell>
          <table:table-cell office:value-type="float" office:value="134634888" calcext:value-type="float">
            <text:p>134634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4712" calcext:value-type="float">
            <text:p>21304712</text:p>
          </table:table-cell>
          <table:table-cell office:value-type="float" office:value="151880376" calcext:value-type="float">
            <text:p>151880376</text:p>
          </table:table-cell>
          <table:table-cell office:value-type="float" office:value="78924688" calcext:value-type="float">
            <text:p>78924688</text:p>
          </table:table-cell>
          <table:table-cell office:value-type="float" office:value="66107624" calcext:value-type="float">
            <text:p>66107624</text:p>
          </table:table-cell>
          <table:table-cell office:value-type="float" office:value="45541872" calcext:value-type="float">
            <text:p>45541872</text:p>
          </table:table-cell>
          <table:table-cell office:value-type="float" office:value="57928528" calcext:value-type="float">
            <text:p>57928528</text:p>
          </table:table-cell>
          <table:table-cell office:value-type="float" office:value="395788528" calcext:value-type="float">
            <text:p>395788528</text:p>
          </table:table-cell>
          <table:table-cell office:value-type="float" office:value="194672360" calcext:value-type="float">
            <text:p>194672360</text:p>
          </table:table-cell>
          <table:table-cell office:value-type="float" office:value="178149624" calcext:value-type="float">
            <text:p>178149624</text:p>
          </table:table-cell>
          <table:table-cell office:value-type="float" office:value="134641728" calcext:value-type="float">
            <text:p>134641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4848" calcext:value-type="float">
            <text:p>21304848</text:p>
          </table:table-cell>
          <table:table-cell office:value-type="float" office:value="151885008" calcext:value-type="float">
            <text:p>151885008</text:p>
          </table:table-cell>
          <table:table-cell office:value-type="float" office:value="78925168" calcext:value-type="float">
            <text:p>78925168</text:p>
          </table:table-cell>
          <table:table-cell office:value-type="float" office:value="66107904" calcext:value-type="float">
            <text:p>66107904</text:p>
          </table:table-cell>
          <table:table-cell office:value-type="float" office:value="45541904" calcext:value-type="float">
            <text:p>45541904</text:p>
          </table:table-cell>
          <table:table-cell office:value-type="float" office:value="57933872" calcext:value-type="float">
            <text:p>57933872</text:p>
          </table:table-cell>
          <table:table-cell office:value-type="float" office:value="395887560" calcext:value-type="float">
            <text:p>395887560</text:p>
          </table:table-cell>
          <table:table-cell office:value-type="float" office:value="195063400" calcext:value-type="float">
            <text:p>195063400</text:p>
          </table:table-cell>
          <table:table-cell office:value-type="float" office:value="178457512" calcext:value-type="float">
            <text:p>178457512</text:p>
          </table:table-cell>
          <table:table-cell office:value-type="float" office:value="134643576" calcext:value-type="float">
            <text:p>134643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4856" calcext:value-type="float">
            <text:p>21304856</text:p>
          </table:table-cell>
          <table:table-cell office:value-type="float" office:value="151888664" calcext:value-type="float">
            <text:p>151888664</text:p>
          </table:table-cell>
          <table:table-cell office:value-type="float" office:value="78925360" calcext:value-type="float">
            <text:p>78925360</text:p>
          </table:table-cell>
          <table:table-cell office:value-type="float" office:value="66111368" calcext:value-type="float">
            <text:p>66111368</text:p>
          </table:table-cell>
          <table:table-cell office:value-type="float" office:value="45543016" calcext:value-type="float">
            <text:p>45543016</text:p>
          </table:table-cell>
          <table:table-cell office:value-type="float" office:value="57981472" calcext:value-type="float">
            <text:p>57981472</text:p>
          </table:table-cell>
          <table:table-cell office:value-type="float" office:value="396293288" calcext:value-type="float">
            <text:p>396293288</text:p>
          </table:table-cell>
          <table:table-cell office:value-type="float" office:value="195184312" calcext:value-type="float">
            <text:p>195184312</text:p>
          </table:table-cell>
          <table:table-cell office:value-type="float" office:value="178575584" calcext:value-type="float">
            <text:p>178575584</text:p>
          </table:table-cell>
          <table:table-cell office:value-type="float" office:value="134666632" calcext:value-type="float">
            <text:p>134666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5128" calcext:value-type="float">
            <text:p>21305128</text:p>
          </table:table-cell>
          <table:table-cell office:value-type="float" office:value="151889208" calcext:value-type="float">
            <text:p>151889208</text:p>
          </table:table-cell>
          <table:table-cell office:value-type="float" office:value="78926680" calcext:value-type="float">
            <text:p>78926680</text:p>
          </table:table-cell>
          <table:table-cell office:value-type="float" office:value="66112168" calcext:value-type="float">
            <text:p>66112168</text:p>
          </table:table-cell>
          <table:table-cell office:value-type="float" office:value="45543184" calcext:value-type="float">
            <text:p>45543184</text:p>
          </table:table-cell>
          <table:table-cell office:value-type="float" office:value="58030064" calcext:value-type="float">
            <text:p>58030064</text:p>
          </table:table-cell>
          <table:table-cell office:value-type="float" office:value="396693968" calcext:value-type="float">
            <text:p>396693968</text:p>
          </table:table-cell>
          <table:table-cell office:value-type="float" office:value="195367560" calcext:value-type="float">
            <text:p>195367560</text:p>
          </table:table-cell>
          <table:table-cell office:value-type="float" office:value="178862528" calcext:value-type="float">
            <text:p>178862528</text:p>
          </table:table-cell>
          <table:table-cell office:value-type="float" office:value="134686616" calcext:value-type="float">
            <text:p>134686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5488" calcext:value-type="float">
            <text:p>21305488</text:p>
          </table:table-cell>
          <table:table-cell office:value-type="float" office:value="151893024" calcext:value-type="float">
            <text:p>151893024</text:p>
          </table:table-cell>
          <table:table-cell office:value-type="float" office:value="78928248" calcext:value-type="float">
            <text:p>78928248</text:p>
          </table:table-cell>
          <table:table-cell office:value-type="float" office:value="66112208" calcext:value-type="float">
            <text:p>66112208</text:p>
          </table:table-cell>
          <table:table-cell office:value-type="float" office:value="45543336" calcext:value-type="float">
            <text:p>45543336</text:p>
          </table:table-cell>
          <table:table-cell office:value-type="float" office:value="58038160" calcext:value-type="float">
            <text:p>58038160</text:p>
          </table:table-cell>
          <table:table-cell office:value-type="float" office:value="396739208" calcext:value-type="float">
            <text:p>396739208</text:p>
          </table:table-cell>
          <table:table-cell office:value-type="float" office:value="196210048" calcext:value-type="float">
            <text:p>196210048</text:p>
          </table:table-cell>
          <table:table-cell office:value-type="float" office:value="178870800" calcext:value-type="float">
            <text:p>178870800</text:p>
          </table:table-cell>
          <table:table-cell office:value-type="float" office:value="134714872" calcext:value-type="float">
            <text:p>134714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5560" calcext:value-type="float">
            <text:p>21305560</text:p>
          </table:table-cell>
          <table:table-cell office:value-type="float" office:value="151893432" calcext:value-type="float">
            <text:p>151893432</text:p>
          </table:table-cell>
          <table:table-cell office:value-type="float" office:value="78928360" calcext:value-type="float">
            <text:p>78928360</text:p>
          </table:table-cell>
          <table:table-cell office:value-type="float" office:value="66113568" calcext:value-type="float">
            <text:p>66113568</text:p>
          </table:table-cell>
          <table:table-cell office:value-type="float" office:value="45544264" calcext:value-type="float">
            <text:p>45544264</text:p>
          </table:table-cell>
          <table:table-cell office:value-type="float" office:value="58038864" calcext:value-type="float">
            <text:p>58038864</text:p>
          </table:table-cell>
          <table:table-cell office:value-type="float" office:value="397576128" calcext:value-type="float">
            <text:p>397576128</text:p>
          </table:table-cell>
          <table:table-cell office:value-type="float" office:value="196943536" calcext:value-type="float">
            <text:p>196943536</text:p>
          </table:table-cell>
          <table:table-cell office:value-type="float" office:value="179238920" calcext:value-type="float">
            <text:p>179238920</text:p>
          </table:table-cell>
          <table:table-cell office:value-type="float" office:value="134715696" calcext:value-type="float">
            <text:p>134715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5984" calcext:value-type="float">
            <text:p>21305984</text:p>
          </table:table-cell>
          <table:table-cell office:value-type="float" office:value="151895640" calcext:value-type="float">
            <text:p>151895640</text:p>
          </table:table-cell>
          <table:table-cell office:value-type="float" office:value="78928464" calcext:value-type="float">
            <text:p>78928464</text:p>
          </table:table-cell>
          <table:table-cell office:value-type="float" office:value="66114312" calcext:value-type="float">
            <text:p>66114312</text:p>
          </table:table-cell>
          <table:table-cell office:value-type="float" office:value="45544488" calcext:value-type="float">
            <text:p>45544488</text:p>
          </table:table-cell>
          <table:table-cell office:value-type="float" office:value="58047568" calcext:value-type="float">
            <text:p>58047568</text:p>
          </table:table-cell>
          <table:table-cell office:value-type="float" office:value="397744232" calcext:value-type="float">
            <text:p>397744232</text:p>
          </table:table-cell>
          <table:table-cell office:value-type="float" office:value="197064456" calcext:value-type="float">
            <text:p>197064456</text:p>
          </table:table-cell>
          <table:table-cell office:value-type="float" office:value="179578168" calcext:value-type="float">
            <text:p>179578168</text:p>
          </table:table-cell>
          <table:table-cell office:value-type="float" office:value="134751784" calcext:value-type="float">
            <text:p>134751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6216" calcext:value-type="float">
            <text:p>21306216</text:p>
          </table:table-cell>
          <table:table-cell office:value-type="float" office:value="151904144" calcext:value-type="float">
            <text:p>151904144</text:p>
          </table:table-cell>
          <table:table-cell office:value-type="float" office:value="78929528" calcext:value-type="float">
            <text:p>78929528</text:p>
          </table:table-cell>
          <table:table-cell office:value-type="float" office:value="66115240" calcext:value-type="float">
            <text:p>66115240</text:p>
          </table:table-cell>
          <table:table-cell office:value-type="float" office:value="45544584" calcext:value-type="float">
            <text:p>45544584</text:p>
          </table:table-cell>
          <table:table-cell office:value-type="float" office:value="58052256" calcext:value-type="float">
            <text:p>58052256</text:p>
          </table:table-cell>
          <table:table-cell office:value-type="float" office:value="397907184" calcext:value-type="float">
            <text:p>397907184</text:p>
          </table:table-cell>
          <table:table-cell office:value-type="float" office:value="198038704" calcext:value-type="float">
            <text:p>198038704</text:p>
          </table:table-cell>
          <table:table-cell office:value-type="float" office:value="179821792" calcext:value-type="float">
            <text:p>179821792</text:p>
          </table:table-cell>
          <table:table-cell office:value-type="float" office:value="134783904" calcext:value-type="float">
            <text:p>134783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6272" calcext:value-type="float">
            <text:p>21306272</text:p>
          </table:table-cell>
          <table:table-cell office:value-type="float" office:value="151908336" calcext:value-type="float">
            <text:p>151908336</text:p>
          </table:table-cell>
          <table:table-cell office:value-type="float" office:value="78932208" calcext:value-type="float">
            <text:p>78932208</text:p>
          </table:table-cell>
          <table:table-cell office:value-type="float" office:value="66115512" calcext:value-type="float">
            <text:p>66115512</text:p>
          </table:table-cell>
          <table:table-cell office:value-type="float" office:value="45544696" calcext:value-type="float">
            <text:p>45544696</text:p>
          </table:table-cell>
          <table:table-cell office:value-type="float" office:value="58278336" calcext:value-type="float">
            <text:p>58278336</text:p>
          </table:table-cell>
          <table:table-cell office:value-type="float" office:value="397949712" calcext:value-type="float">
            <text:p>397949712</text:p>
          </table:table-cell>
          <table:table-cell office:value-type="float" office:value="198319368" calcext:value-type="float">
            <text:p>198319368</text:p>
          </table:table-cell>
          <table:table-cell office:value-type="float" office:value="180094352" calcext:value-type="float">
            <text:p>180094352</text:p>
          </table:table-cell>
          <table:table-cell office:value-type="float" office:value="134784552" calcext:value-type="float">
            <text:p>134784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6296" calcext:value-type="float">
            <text:p>21306296</text:p>
          </table:table-cell>
          <table:table-cell office:value-type="float" office:value="151908520" calcext:value-type="float">
            <text:p>151908520</text:p>
          </table:table-cell>
          <table:table-cell office:value-type="float" office:value="78932936" calcext:value-type="float">
            <text:p>78932936</text:p>
          </table:table-cell>
          <table:table-cell office:value-type="float" office:value="66115544" calcext:value-type="float">
            <text:p>66115544</text:p>
          </table:table-cell>
          <table:table-cell office:value-type="float" office:value="45544800" calcext:value-type="float">
            <text:p>45544800</text:p>
          </table:table-cell>
          <table:table-cell office:value-type="float" office:value="58343064" calcext:value-type="float">
            <text:p>58343064</text:p>
          </table:table-cell>
          <table:table-cell office:value-type="float" office:value="398120752" calcext:value-type="float">
            <text:p>398120752</text:p>
          </table:table-cell>
          <table:table-cell office:value-type="float" office:value="198471376" calcext:value-type="float">
            <text:p>198471376</text:p>
          </table:table-cell>
          <table:table-cell office:value-type="float" office:value="182568000" calcext:value-type="float">
            <text:p>182568000</text:p>
          </table:table-cell>
          <table:table-cell office:value-type="float" office:value="134808344" calcext:value-type="float">
            <text:p>134808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7080" calcext:value-type="float">
            <text:p>21307080</text:p>
          </table:table-cell>
          <table:table-cell office:value-type="float" office:value="151909184" calcext:value-type="float">
            <text:p>151909184</text:p>
          </table:table-cell>
          <table:table-cell office:value-type="float" office:value="78934048" calcext:value-type="float">
            <text:p>78934048</text:p>
          </table:table-cell>
          <table:table-cell office:value-type="float" office:value="66116344" calcext:value-type="float">
            <text:p>66116344</text:p>
          </table:table-cell>
          <table:table-cell office:value-type="float" office:value="45545320" calcext:value-type="float">
            <text:p>45545320</text:p>
          </table:table-cell>
          <table:table-cell office:value-type="float" office:value="58360128" calcext:value-type="float">
            <text:p>58360128</text:p>
          </table:table-cell>
          <table:table-cell office:value-type="float" office:value="398397352" calcext:value-type="float">
            <text:p>398397352</text:p>
          </table:table-cell>
          <table:table-cell office:value-type="float" office:value="198474824" calcext:value-type="float">
            <text:p>198474824</text:p>
          </table:table-cell>
          <table:table-cell office:value-type="float" office:value="183174288" calcext:value-type="float">
            <text:p>183174288</text:p>
          </table:table-cell>
          <table:table-cell office:value-type="float" office:value="134830072" calcext:value-type="float">
            <text:p>134830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7104" calcext:value-type="float">
            <text:p>21307104</text:p>
          </table:table-cell>
          <table:table-cell office:value-type="float" office:value="151909400" calcext:value-type="float">
            <text:p>151909400</text:p>
          </table:table-cell>
          <table:table-cell office:value-type="float" office:value="78934776" calcext:value-type="float">
            <text:p>78934776</text:p>
          </table:table-cell>
          <table:table-cell office:value-type="float" office:value="66117120" calcext:value-type="float">
            <text:p>66117120</text:p>
          </table:table-cell>
          <table:table-cell office:value-type="float" office:value="45545624" calcext:value-type="float">
            <text:p>45545624</text:p>
          </table:table-cell>
          <table:table-cell office:value-type="float" office:value="58659896" calcext:value-type="float">
            <text:p>58659896</text:p>
          </table:table-cell>
          <table:table-cell office:value-type="float" office:value="399778960" calcext:value-type="float">
            <text:p>399778960</text:p>
          </table:table-cell>
          <table:table-cell office:value-type="float" office:value="198501624" calcext:value-type="float">
            <text:p>198501624</text:p>
          </table:table-cell>
          <table:table-cell office:value-type="float" office:value="184170800" calcext:value-type="float">
            <text:p>184170800</text:p>
          </table:table-cell>
          <table:table-cell office:value-type="float" office:value="135256120" calcext:value-type="float">
            <text:p>1352561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7600" calcext:value-type="float">
            <text:p>21307600</text:p>
          </table:table-cell>
          <table:table-cell office:value-type="float" office:value="151909616" calcext:value-type="float">
            <text:p>151909616</text:p>
          </table:table-cell>
          <table:table-cell office:value-type="float" office:value="78935200" calcext:value-type="float">
            <text:p>78935200</text:p>
          </table:table-cell>
          <table:table-cell office:value-type="float" office:value="66118656" calcext:value-type="float">
            <text:p>66118656</text:p>
          </table:table-cell>
          <table:table-cell office:value-type="float" office:value="45545656" calcext:value-type="float">
            <text:p>45545656</text:p>
          </table:table-cell>
          <table:table-cell office:value-type="float" office:value="58695568" calcext:value-type="float">
            <text:p>58695568</text:p>
          </table:table-cell>
          <table:table-cell office:value-type="float" office:value="400418104" calcext:value-type="float">
            <text:p>400418104</text:p>
          </table:table-cell>
          <table:table-cell office:value-type="float" office:value="198511216" calcext:value-type="float">
            <text:p>198511216</text:p>
          </table:table-cell>
          <table:table-cell office:value-type="float" office:value="184218432" calcext:value-type="float">
            <text:p>184218432</text:p>
          </table:table-cell>
          <table:table-cell office:value-type="float" office:value="135347856" calcext:value-type="float">
            <text:p>135347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8192" calcext:value-type="float">
            <text:p>21308192</text:p>
          </table:table-cell>
          <table:table-cell office:value-type="float" office:value="151910736" calcext:value-type="float">
            <text:p>151910736</text:p>
          </table:table-cell>
          <table:table-cell office:value-type="float" office:value="78936832" calcext:value-type="float">
            <text:p>78936832</text:p>
          </table:table-cell>
          <table:table-cell office:value-type="float" office:value="66119544" calcext:value-type="float">
            <text:p>66119544</text:p>
          </table:table-cell>
          <table:table-cell office:value-type="float" office:value="45545960" calcext:value-type="float">
            <text:p>45545960</text:p>
          </table:table-cell>
          <table:table-cell office:value-type="float" office:value="59398776" calcext:value-type="float">
            <text:p>59398776</text:p>
          </table:table-cell>
          <table:table-cell office:value-type="float" office:value="400453248" calcext:value-type="float">
            <text:p>400453248</text:p>
          </table:table-cell>
          <table:table-cell office:value-type="float" office:value="198549576" calcext:value-type="float">
            <text:p>198549576</text:p>
          </table:table-cell>
          <table:table-cell office:value-type="float" office:value="184219720" calcext:value-type="float">
            <text:p>184219720</text:p>
          </table:table-cell>
          <table:table-cell office:value-type="float" office:value="135369704" calcext:value-type="float">
            <text:p>135369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8192" calcext:value-type="float">
            <text:p>21308192</text:p>
          </table:table-cell>
          <table:table-cell office:value-type="float" office:value="151912824" calcext:value-type="float">
            <text:p>151912824</text:p>
          </table:table-cell>
          <table:table-cell office:value-type="float" office:value="78937632" calcext:value-type="float">
            <text:p>78937632</text:p>
          </table:table-cell>
          <table:table-cell office:value-type="float" office:value="66120320" calcext:value-type="float">
            <text:p>66120320</text:p>
          </table:table-cell>
          <table:table-cell office:value-type="float" office:value="45546240" calcext:value-type="float">
            <text:p>45546240</text:p>
          </table:table-cell>
          <table:table-cell office:value-type="float" office:value="59634976" calcext:value-type="float">
            <text:p>59634976</text:p>
          </table:table-cell>
          <table:table-cell office:value-type="float" office:value="400863984" calcext:value-type="float">
            <text:p>400863984</text:p>
          </table:table-cell>
          <table:table-cell office:value-type="float" office:value="198553448" calcext:value-type="float">
            <text:p>198553448</text:p>
          </table:table-cell>
          <table:table-cell office:value-type="float" office:value="184243920" calcext:value-type="float">
            <text:p>184243920</text:p>
          </table:table-cell>
          <table:table-cell office:value-type="float" office:value="135582512" calcext:value-type="float">
            <text:p>135582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8520" calcext:value-type="float">
            <text:p>21308520</text:p>
          </table:table-cell>
          <table:table-cell office:value-type="float" office:value="151916912" calcext:value-type="float">
            <text:p>151916912</text:p>
          </table:table-cell>
          <table:table-cell office:value-type="float" office:value="78938752" calcext:value-type="float">
            <text:p>78938752</text:p>
          </table:table-cell>
          <table:table-cell office:value-type="float" office:value="66121192" calcext:value-type="float">
            <text:p>66121192</text:p>
          </table:table-cell>
          <table:table-cell office:value-type="float" office:value="45546312" calcext:value-type="float">
            <text:p>45546312</text:p>
          </table:table-cell>
          <table:table-cell office:value-type="float" office:value="59726160" calcext:value-type="float">
            <text:p>59726160</text:p>
          </table:table-cell>
          <table:table-cell office:value-type="float" office:value="400882576" calcext:value-type="float">
            <text:p>400882576</text:p>
          </table:table-cell>
          <table:table-cell office:value-type="float" office:value="198693752" calcext:value-type="float">
            <text:p>198693752</text:p>
          </table:table-cell>
          <table:table-cell office:value-type="float" office:value="184248336" calcext:value-type="float">
            <text:p>184248336</text:p>
          </table:table-cell>
          <table:table-cell office:value-type="float" office:value="135609472" calcext:value-type="float">
            <text:p>135609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8920" calcext:value-type="float">
            <text:p>21308920</text:p>
          </table:table-cell>
          <table:table-cell office:value-type="float" office:value="151919504" calcext:value-type="float">
            <text:p>151919504</text:p>
          </table:table-cell>
          <table:table-cell office:value-type="float" office:value="78940472" calcext:value-type="float">
            <text:p>78940472</text:p>
          </table:table-cell>
          <table:table-cell office:value-type="float" office:value="66121648" calcext:value-type="float">
            <text:p>66121648</text:p>
          </table:table-cell>
          <table:table-cell office:value-type="float" office:value="45546392" calcext:value-type="float">
            <text:p>45546392</text:p>
          </table:table-cell>
          <table:table-cell office:value-type="float" office:value="59913304" calcext:value-type="float">
            <text:p>59913304</text:p>
          </table:table-cell>
          <table:table-cell office:value-type="float" office:value="400953144" calcext:value-type="float">
            <text:p>400953144</text:p>
          </table:table-cell>
          <table:table-cell office:value-type="float" office:value="198695216" calcext:value-type="float">
            <text:p>198695216</text:p>
          </table:table-cell>
          <table:table-cell office:value-type="float" office:value="184474272" calcext:value-type="float">
            <text:p>184474272</text:p>
          </table:table-cell>
          <table:table-cell office:value-type="float" office:value="135649760" calcext:value-type="float">
            <text:p>1356497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9128" calcext:value-type="float">
            <text:p>21309128</text:p>
          </table:table-cell>
          <table:table-cell office:value-type="float" office:value="151922304" calcext:value-type="float">
            <text:p>151922304</text:p>
          </table:table-cell>
          <table:table-cell office:value-type="float" office:value="78943000" calcext:value-type="float">
            <text:p>78943000</text:p>
          </table:table-cell>
          <table:table-cell office:value-type="float" office:value="66123728" calcext:value-type="float">
            <text:p>66123728</text:p>
          </table:table-cell>
          <table:table-cell office:value-type="float" office:value="45546568" calcext:value-type="float">
            <text:p>45546568</text:p>
          </table:table-cell>
          <table:table-cell office:value-type="float" office:value="60101448" calcext:value-type="float">
            <text:p>60101448</text:p>
          </table:table-cell>
          <table:table-cell office:value-type="float" office:value="401013688" calcext:value-type="float">
            <text:p>401013688</text:p>
          </table:table-cell>
          <table:table-cell office:value-type="float" office:value="198700656" calcext:value-type="float">
            <text:p>198700656</text:p>
          </table:table-cell>
          <table:table-cell office:value-type="float" office:value="184477816" calcext:value-type="float">
            <text:p>184477816</text:p>
          </table:table-cell>
          <table:table-cell office:value-type="float" office:value="135784104" calcext:value-type="float">
            <text:p>135784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9456" calcext:value-type="float">
            <text:p>21309456</text:p>
          </table:table-cell>
          <table:table-cell office:value-type="float" office:value="151925048" calcext:value-type="float">
            <text:p>151925048</text:p>
          </table:table-cell>
          <table:table-cell office:value-type="float" office:value="78943040" calcext:value-type="float">
            <text:p>78943040</text:p>
          </table:table-cell>
          <table:table-cell office:value-type="float" office:value="66124472" calcext:value-type="float">
            <text:p>66124472</text:p>
          </table:table-cell>
          <table:table-cell office:value-type="float" office:value="45546608" calcext:value-type="float">
            <text:p>45546608</text:p>
          </table:table-cell>
          <table:table-cell office:value-type="float" office:value="60116424" calcext:value-type="float">
            <text:p>60116424</text:p>
          </table:table-cell>
          <table:table-cell office:value-type="float" office:value="401255944" calcext:value-type="float">
            <text:p>401255944</text:p>
          </table:table-cell>
          <table:table-cell office:value-type="float" office:value="198717128" calcext:value-type="float">
            <text:p>198717128</text:p>
          </table:table-cell>
          <table:table-cell office:value-type="float" office:value="184599344" calcext:value-type="float">
            <text:p>184599344</text:p>
          </table:table-cell>
          <table:table-cell office:value-type="float" office:value="135969840" calcext:value-type="float">
            <text:p>1359698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9616" calcext:value-type="float">
            <text:p>21309616</text:p>
          </table:table-cell>
          <table:table-cell office:value-type="float" office:value="151925640" calcext:value-type="float">
            <text:p>151925640</text:p>
          </table:table-cell>
          <table:table-cell office:value-type="float" office:value="78943280" calcext:value-type="float">
            <text:p>78943280</text:p>
          </table:table-cell>
          <table:table-cell office:value-type="float" office:value="66125224" calcext:value-type="float">
            <text:p>66125224</text:p>
          </table:table-cell>
          <table:table-cell office:value-type="float" office:value="45546728" calcext:value-type="float">
            <text:p>45546728</text:p>
          </table:table-cell>
          <table:table-cell office:value-type="float" office:value="60372680" calcext:value-type="float">
            <text:p>60372680</text:p>
          </table:table-cell>
          <table:table-cell office:value-type="float" office:value="401889128" calcext:value-type="float">
            <text:p>401889128</text:p>
          </table:table-cell>
          <table:table-cell office:value-type="float" office:value="198750000" calcext:value-type="float">
            <text:p>198750000</text:p>
          </table:table-cell>
          <table:table-cell office:value-type="float" office:value="184621608" calcext:value-type="float">
            <text:p>184621608</text:p>
          </table:table-cell>
          <table:table-cell office:value-type="float" office:value="136103768" calcext:value-type="float">
            <text:p>136103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0016" calcext:value-type="float">
            <text:p>21310016</text:p>
          </table:table-cell>
          <table:table-cell office:value-type="float" office:value="151928832" calcext:value-type="float">
            <text:p>151928832</text:p>
          </table:table-cell>
          <table:table-cell office:value-type="float" office:value="78943544" calcext:value-type="float">
            <text:p>78943544</text:p>
          </table:table-cell>
          <table:table-cell office:value-type="float" office:value="66128640" calcext:value-type="float">
            <text:p>66128640</text:p>
          </table:table-cell>
          <table:table-cell office:value-type="float" office:value="45546968" calcext:value-type="float">
            <text:p>45546968</text:p>
          </table:table-cell>
          <table:table-cell office:value-type="float" office:value="61489704" calcext:value-type="float">
            <text:p>61489704</text:p>
          </table:table-cell>
          <table:table-cell office:value-type="float" office:value="402218920" calcext:value-type="float">
            <text:p>402218920</text:p>
          </table:table-cell>
          <table:table-cell office:value-type="float" office:value="198910056" calcext:value-type="float">
            <text:p>198910056</text:p>
          </table:table-cell>
          <table:table-cell office:value-type="float" office:value="184756024" calcext:value-type="float">
            <text:p>184756024</text:p>
          </table:table-cell>
          <table:table-cell office:value-type="float" office:value="136385240" calcext:value-type="float">
            <text:p>1363852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0312" calcext:value-type="float">
            <text:p>21310312</text:p>
          </table:table-cell>
          <table:table-cell office:value-type="float" office:value="151929416" calcext:value-type="float">
            <text:p>151929416</text:p>
          </table:table-cell>
          <table:table-cell office:value-type="float" office:value="78944072" calcext:value-type="float">
            <text:p>78944072</text:p>
          </table:table-cell>
          <table:table-cell office:value-type="float" office:value="66130928" calcext:value-type="float">
            <text:p>66130928</text:p>
          </table:table-cell>
          <table:table-cell office:value-type="float" office:value="45547000" calcext:value-type="float">
            <text:p>45547000</text:p>
          </table:table-cell>
          <table:table-cell office:value-type="float" office:value="61702392" calcext:value-type="float">
            <text:p>61702392</text:p>
          </table:table-cell>
          <table:table-cell office:value-type="float" office:value="402557928" calcext:value-type="float">
            <text:p>402557928</text:p>
          </table:table-cell>
          <table:table-cell office:value-type="float" office:value="198910256" calcext:value-type="float">
            <text:p>198910256</text:p>
          </table:table-cell>
          <table:table-cell office:value-type="float" office:value="184765192" calcext:value-type="float">
            <text:p>184765192</text:p>
          </table:table-cell>
          <table:table-cell office:value-type="float" office:value="136623232" calcext:value-type="float">
            <text:p>136623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0432" calcext:value-type="float">
            <text:p>21310432</text:p>
          </table:table-cell>
          <table:table-cell office:value-type="float" office:value="151938864" calcext:value-type="float">
            <text:p>151938864</text:p>
          </table:table-cell>
          <table:table-cell office:value-type="float" office:value="78944256" calcext:value-type="float">
            <text:p>78944256</text:p>
          </table:table-cell>
          <table:table-cell office:value-type="float" office:value="66133024" calcext:value-type="float">
            <text:p>66133024</text:p>
          </table:table-cell>
          <table:table-cell office:value-type="float" office:value="45548760" calcext:value-type="float">
            <text:p>45548760</text:p>
          </table:table-cell>
          <table:table-cell office:value-type="float" office:value="62671832" calcext:value-type="float">
            <text:p>62671832</text:p>
          </table:table-cell>
          <table:table-cell office:value-type="float" office:value="403104696" calcext:value-type="float">
            <text:p>403104696</text:p>
          </table:table-cell>
          <table:table-cell office:value-type="float" office:value="199436960" calcext:value-type="float">
            <text:p>199436960</text:p>
          </table:table-cell>
          <table:table-cell office:value-type="float" office:value="184827248" calcext:value-type="float">
            <text:p>184827248</text:p>
          </table:table-cell>
          <table:table-cell office:value-type="float" office:value="137247080" calcext:value-type="float">
            <text:p>1372470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0568" calcext:value-type="float">
            <text:p>21310568</text:p>
          </table:table-cell>
          <table:table-cell office:value-type="float" office:value="151944424" calcext:value-type="float">
            <text:p>151944424</text:p>
          </table:table-cell>
          <table:table-cell office:value-type="float" office:value="78944552" calcext:value-type="float">
            <text:p>78944552</text:p>
          </table:table-cell>
          <table:table-cell office:value-type="float" office:value="66133360" calcext:value-type="float">
            <text:p>66133360</text:p>
          </table:table-cell>
          <table:table-cell office:value-type="float" office:value="45549032" calcext:value-type="float">
            <text:p>45549032</text:p>
          </table:table-cell>
          <table:table-cell office:value-type="float" office:value="63748888" calcext:value-type="float">
            <text:p>63748888</text:p>
          </table:table-cell>
          <table:table-cell office:value-type="float" office:value="403244176" calcext:value-type="float">
            <text:p>403244176</text:p>
          </table:table-cell>
          <table:table-cell office:value-type="float" office:value="199801016" calcext:value-type="float">
            <text:p>199801016</text:p>
          </table:table-cell>
          <table:table-cell office:value-type="float" office:value="184903464" calcext:value-type="float">
            <text:p>184903464</text:p>
          </table:table-cell>
          <table:table-cell office:value-type="float" office:value="137423312" calcext:value-type="float">
            <text:p>137423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0912" calcext:value-type="float">
            <text:p>21310912</text:p>
          </table:table-cell>
          <table:table-cell office:value-type="float" office:value="151946272" calcext:value-type="float">
            <text:p>151946272</text:p>
          </table:table-cell>
          <table:table-cell office:value-type="float" office:value="78945016" calcext:value-type="float">
            <text:p>78945016</text:p>
          </table:table-cell>
          <table:table-cell office:value-type="float" office:value="66134888" calcext:value-type="float">
            <text:p>66134888</text:p>
          </table:table-cell>
          <table:table-cell office:value-type="float" office:value="45549600" calcext:value-type="float">
            <text:p>45549600</text:p>
          </table:table-cell>
          <table:table-cell office:value-type="float" office:value="64102432" calcext:value-type="float">
            <text:p>64102432</text:p>
          </table:table-cell>
          <table:table-cell office:value-type="float" office:value="403385848" calcext:value-type="float">
            <text:p>403385848</text:p>
          </table:table-cell>
          <table:table-cell office:value-type="float" office:value="200070872" calcext:value-type="float">
            <text:p>200070872</text:p>
          </table:table-cell>
          <table:table-cell office:value-type="float" office:value="185129584" calcext:value-type="float">
            <text:p>185129584</text:p>
          </table:table-cell>
          <table:table-cell office:value-type="float" office:value="138176224" calcext:value-type="float">
            <text:p>138176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0976" calcext:value-type="float">
            <text:p>21310976</text:p>
          </table:table-cell>
          <table:table-cell office:value-type="float" office:value="151950384" calcext:value-type="float">
            <text:p>151950384</text:p>
          </table:table-cell>
          <table:table-cell office:value-type="float" office:value="78945104" calcext:value-type="float">
            <text:p>78945104</text:p>
          </table:table-cell>
          <table:table-cell office:value-type="float" office:value="66135832" calcext:value-type="float">
            <text:p>66135832</text:p>
          </table:table-cell>
          <table:table-cell office:value-type="float" office:value="45549624" calcext:value-type="float">
            <text:p>45549624</text:p>
          </table:table-cell>
          <table:table-cell office:value-type="float" office:value="64160528" calcext:value-type="float">
            <text:p>64160528</text:p>
          </table:table-cell>
          <table:table-cell office:value-type="float" office:value="403560632" calcext:value-type="float">
            <text:p>403560632</text:p>
          </table:table-cell>
          <table:table-cell office:value-type="float" office:value="200129656" calcext:value-type="float">
            <text:p>200129656</text:p>
          </table:table-cell>
          <table:table-cell office:value-type="float" office:value="185148392" calcext:value-type="float">
            <text:p>185148392</text:p>
          </table:table-cell>
          <table:table-cell office:value-type="float" office:value="138711496" calcext:value-type="float">
            <text:p>138711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1024" calcext:value-type="float">
            <text:p>21311024</text:p>
          </table:table-cell>
          <table:table-cell office:value-type="float" office:value="151958696" calcext:value-type="float">
            <text:p>151958696</text:p>
          </table:table-cell>
          <table:table-cell office:value-type="float" office:value="78945152" calcext:value-type="float">
            <text:p>78945152</text:p>
          </table:table-cell>
          <table:table-cell office:value-type="float" office:value="66138032" calcext:value-type="float">
            <text:p>66138032</text:p>
          </table:table-cell>
          <table:table-cell office:value-type="float" office:value="45549736" calcext:value-type="float">
            <text:p>45549736</text:p>
          </table:table-cell>
          <table:table-cell office:value-type="float" office:value="64183584" calcext:value-type="float">
            <text:p>64183584</text:p>
          </table:table-cell>
          <table:table-cell office:value-type="float" office:value="403654072" calcext:value-type="float">
            <text:p>403654072</text:p>
          </table:table-cell>
          <table:table-cell office:value-type="float" office:value="200332080" calcext:value-type="float">
            <text:p>200332080</text:p>
          </table:table-cell>
          <table:table-cell office:value-type="float" office:value="185155648" calcext:value-type="float">
            <text:p>185155648</text:p>
          </table:table-cell>
          <table:table-cell office:value-type="float" office:value="140131104" calcext:value-type="float">
            <text:p>140131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1912" calcext:value-type="float">
            <text:p>21311912</text:p>
          </table:table-cell>
          <table:table-cell office:value-type="float" office:value="151960344" calcext:value-type="float">
            <text:p>151960344</text:p>
          </table:table-cell>
          <table:table-cell office:value-type="float" office:value="78945488" calcext:value-type="float">
            <text:p>78945488</text:p>
          </table:table-cell>
          <table:table-cell office:value-type="float" office:value="66138824" calcext:value-type="float">
            <text:p>66138824</text:p>
          </table:table-cell>
          <table:table-cell office:value-type="float" office:value="45550600" calcext:value-type="float">
            <text:p>45550600</text:p>
          </table:table-cell>
          <table:table-cell office:value-type="float" office:value="64224760" calcext:value-type="float">
            <text:p>64224760</text:p>
          </table:table-cell>
          <table:table-cell office:value-type="float" office:value="403703768" calcext:value-type="float">
            <text:p>403703768</text:p>
          </table:table-cell>
          <table:table-cell office:value-type="float" office:value="200635736" calcext:value-type="float">
            <text:p>200635736</text:p>
          </table:table-cell>
          <table:table-cell office:value-type="float" office:value="185250528" calcext:value-type="float">
            <text:p>185250528</text:p>
          </table:table-cell>
          <table:table-cell office:value-type="float" office:value="140517256" calcext:value-type="float">
            <text:p>140517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2576" calcext:value-type="float">
            <text:p>21312576</text:p>
          </table:table-cell>
          <table:table-cell office:value-type="float" office:value="151963896" calcext:value-type="float">
            <text:p>151963896</text:p>
          </table:table-cell>
          <table:table-cell office:value-type="float" office:value="78946416" calcext:value-type="float">
            <text:p>78946416</text:p>
          </table:table-cell>
          <table:table-cell office:value-type="float" office:value="66140904" calcext:value-type="float">
            <text:p>66140904</text:p>
          </table:table-cell>
          <table:table-cell office:value-type="float" office:value="45550720" calcext:value-type="float">
            <text:p>45550720</text:p>
          </table:table-cell>
          <table:table-cell office:value-type="float" office:value="64225624" calcext:value-type="float">
            <text:p>64225624</text:p>
          </table:table-cell>
          <table:table-cell office:value-type="float" office:value="403764880" calcext:value-type="float">
            <text:p>403764880</text:p>
          </table:table-cell>
          <table:table-cell office:value-type="float" office:value="200742512" calcext:value-type="float">
            <text:p>200742512</text:p>
          </table:table-cell>
          <table:table-cell office:value-type="float" office:value="185372640" calcext:value-type="float">
            <text:p>185372640</text:p>
          </table:table-cell>
          <table:table-cell office:value-type="float" office:value="140906032" calcext:value-type="float">
            <text:p>140906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2872" calcext:value-type="float">
            <text:p>21312872</text:p>
          </table:table-cell>
          <table:table-cell office:value-type="float" office:value="151968232" calcext:value-type="float">
            <text:p>151968232</text:p>
          </table:table-cell>
          <table:table-cell office:value-type="float" office:value="78946944" calcext:value-type="float">
            <text:p>78946944</text:p>
          </table:table-cell>
          <table:table-cell office:value-type="float" office:value="66141144" calcext:value-type="float">
            <text:p>66141144</text:p>
          </table:table-cell>
          <table:table-cell office:value-type="float" office:value="45550816" calcext:value-type="float">
            <text:p>45550816</text:p>
          </table:table-cell>
          <table:table-cell office:value-type="float" office:value="64240576" calcext:value-type="float">
            <text:p>64240576</text:p>
          </table:table-cell>
          <table:table-cell office:value-type="float" office:value="403956912" calcext:value-type="float">
            <text:p>403956912</text:p>
          </table:table-cell>
          <table:table-cell office:value-type="float" office:value="200914984" calcext:value-type="float">
            <text:p>200914984</text:p>
          </table:table-cell>
          <table:table-cell office:value-type="float" office:value="185427520" calcext:value-type="float">
            <text:p>185427520</text:p>
          </table:table-cell>
          <table:table-cell office:value-type="float" office:value="140910776" calcext:value-type="float">
            <text:p>140910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3048" calcext:value-type="float">
            <text:p>21313048</text:p>
          </table:table-cell>
          <table:table-cell office:value-type="float" office:value="151970144" calcext:value-type="float">
            <text:p>151970144</text:p>
          </table:table-cell>
          <table:table-cell office:value-type="float" office:value="78947120" calcext:value-type="float">
            <text:p>78947120</text:p>
          </table:table-cell>
          <table:table-cell office:value-type="float" office:value="66141160" calcext:value-type="float">
            <text:p>66141160</text:p>
          </table:table-cell>
          <table:table-cell office:value-type="float" office:value="45550832" calcext:value-type="float">
            <text:p>45550832</text:p>
          </table:table-cell>
          <table:table-cell office:value-type="float" office:value="64246136" calcext:value-type="float">
            <text:p>64246136</text:p>
          </table:table-cell>
          <table:table-cell office:value-type="float" office:value="404351016" calcext:value-type="float">
            <text:p>404351016</text:p>
          </table:table-cell>
          <table:table-cell office:value-type="float" office:value="201063392" calcext:value-type="float">
            <text:p>201063392</text:p>
          </table:table-cell>
          <table:table-cell office:value-type="float" office:value="185468264" calcext:value-type="float">
            <text:p>185468264</text:p>
          </table:table-cell>
          <table:table-cell office:value-type="float" office:value="140911248" calcext:value-type="float">
            <text:p>140911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3536" calcext:value-type="float">
            <text:p>21313536</text:p>
          </table:table-cell>
          <table:table-cell office:value-type="float" office:value="151971264" calcext:value-type="float">
            <text:p>151971264</text:p>
          </table:table-cell>
          <table:table-cell office:value-type="float" office:value="78947688" calcext:value-type="float">
            <text:p>78947688</text:p>
          </table:table-cell>
          <table:table-cell office:value-type="float" office:value="66141824" calcext:value-type="float">
            <text:p>66141824</text:p>
          </table:table-cell>
          <table:table-cell office:value-type="float" office:value="45551104" calcext:value-type="float">
            <text:p>45551104</text:p>
          </table:table-cell>
          <table:table-cell office:value-type="float" office:value="64263504" calcext:value-type="float">
            <text:p>64263504</text:p>
          </table:table-cell>
          <table:table-cell office:value-type="float" office:value="404614376" calcext:value-type="float">
            <text:p>404614376</text:p>
          </table:table-cell>
          <table:table-cell office:value-type="float" office:value="202424368" calcext:value-type="float">
            <text:p>202424368</text:p>
          </table:table-cell>
          <table:table-cell office:value-type="float" office:value="185505248" calcext:value-type="float">
            <text:p>185505248</text:p>
          </table:table-cell>
          <table:table-cell office:value-type="float" office:value="140921032" calcext:value-type="float">
            <text:p>140921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3848" calcext:value-type="float">
            <text:p>21313848</text:p>
          </table:table-cell>
          <table:table-cell office:value-type="float" office:value="151977664" calcext:value-type="float">
            <text:p>151977664</text:p>
          </table:table-cell>
          <table:table-cell office:value-type="float" office:value="78948568" calcext:value-type="float">
            <text:p>78948568</text:p>
          </table:table-cell>
          <table:table-cell office:value-type="float" office:value="66144072" calcext:value-type="float">
            <text:p>66144072</text:p>
          </table:table-cell>
          <table:table-cell office:value-type="float" office:value="45551168" calcext:value-type="float">
            <text:p>45551168</text:p>
          </table:table-cell>
          <table:table-cell office:value-type="float" office:value="64276440" calcext:value-type="float">
            <text:p>64276440</text:p>
          </table:table-cell>
          <table:table-cell office:value-type="float" office:value="404878640" calcext:value-type="float">
            <text:p>404878640</text:p>
          </table:table-cell>
          <table:table-cell office:value-type="float" office:value="202474688" calcext:value-type="float">
            <text:p>202474688</text:p>
          </table:table-cell>
          <table:table-cell office:value-type="float" office:value="185567080" calcext:value-type="float">
            <text:p>185567080</text:p>
          </table:table-cell>
          <table:table-cell office:value-type="float" office:value="140925224" calcext:value-type="float">
            <text:p>140925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3984" calcext:value-type="float">
            <text:p>21313984</text:p>
          </table:table-cell>
          <table:table-cell office:value-type="float" office:value="151978528" calcext:value-type="float">
            <text:p>151978528</text:p>
          </table:table-cell>
          <table:table-cell office:value-type="float" office:value="78949072" calcext:value-type="float">
            <text:p>78949072</text:p>
          </table:table-cell>
          <table:table-cell office:value-type="float" office:value="66146768" calcext:value-type="float">
            <text:p>66146768</text:p>
          </table:table-cell>
          <table:table-cell office:value-type="float" office:value="45552368" calcext:value-type="float">
            <text:p>45552368</text:p>
          </table:table-cell>
          <table:table-cell office:value-type="float" office:value="64277248" calcext:value-type="float">
            <text:p>64277248</text:p>
          </table:table-cell>
          <table:table-cell office:value-type="float" office:value="405031648" calcext:value-type="float">
            <text:p>405031648</text:p>
          </table:table-cell>
          <table:table-cell office:value-type="float" office:value="202592856" calcext:value-type="float">
            <text:p>202592856</text:p>
          </table:table-cell>
          <table:table-cell office:value-type="float" office:value="185661616" calcext:value-type="float">
            <text:p>185661616</text:p>
          </table:table-cell>
          <table:table-cell office:value-type="float" office:value="140928896" calcext:value-type="float">
            <text:p>140928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4000" calcext:value-type="float">
            <text:p>21314000</text:p>
          </table:table-cell>
          <table:table-cell office:value-type="float" office:value="151983760" calcext:value-type="float">
            <text:p>151983760</text:p>
          </table:table-cell>
          <table:table-cell office:value-type="float" office:value="78950128" calcext:value-type="float">
            <text:p>78950128</text:p>
          </table:table-cell>
          <table:table-cell office:value-type="float" office:value="66146808" calcext:value-type="float">
            <text:p>66146808</text:p>
          </table:table-cell>
          <table:table-cell office:value-type="float" office:value="45552672" calcext:value-type="float">
            <text:p>45552672</text:p>
          </table:table-cell>
          <table:table-cell office:value-type="float" office:value="64278984" calcext:value-type="float">
            <text:p>64278984</text:p>
          </table:table-cell>
          <table:table-cell office:value-type="float" office:value="405584320" calcext:value-type="float">
            <text:p>405584320</text:p>
          </table:table-cell>
          <table:table-cell office:value-type="float" office:value="202678240" calcext:value-type="float">
            <text:p>202678240</text:p>
          </table:table-cell>
          <table:table-cell office:value-type="float" office:value="185694432" calcext:value-type="float">
            <text:p>185694432</text:p>
          </table:table-cell>
          <table:table-cell office:value-type="float" office:value="140936784" calcext:value-type="float">
            <text:p>140936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4320" calcext:value-type="float">
            <text:p>21314320</text:p>
          </table:table-cell>
          <table:table-cell office:value-type="float" office:value="151987336" calcext:value-type="float">
            <text:p>151987336</text:p>
          </table:table-cell>
          <table:table-cell office:value-type="float" office:value="78950240" calcext:value-type="float">
            <text:p>78950240</text:p>
          </table:table-cell>
          <table:table-cell office:value-type="float" office:value="66147080" calcext:value-type="float">
            <text:p>66147080</text:p>
          </table:table-cell>
          <table:table-cell office:value-type="float" office:value="45553416" calcext:value-type="float">
            <text:p>45553416</text:p>
          </table:table-cell>
          <table:table-cell office:value-type="float" office:value="64282480" calcext:value-type="float">
            <text:p>64282480</text:p>
          </table:table-cell>
          <table:table-cell office:value-type="float" office:value="405778520" calcext:value-type="float">
            <text:p>405778520</text:p>
          </table:table-cell>
          <table:table-cell office:value-type="float" office:value="203032904" calcext:value-type="float">
            <text:p>203032904</text:p>
          </table:table-cell>
          <table:table-cell office:value-type="float" office:value="185841600" calcext:value-type="float">
            <text:p>185841600</text:p>
          </table:table-cell>
          <table:table-cell office:value-type="float" office:value="140937480" calcext:value-type="float">
            <text:p>1409374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4560" calcext:value-type="float">
            <text:p>21314560</text:p>
          </table:table-cell>
          <table:table-cell office:value-type="float" office:value="151994120" calcext:value-type="float">
            <text:p>151994120</text:p>
          </table:table-cell>
          <table:table-cell office:value-type="float" office:value="78951328" calcext:value-type="float">
            <text:p>78951328</text:p>
          </table:table-cell>
          <table:table-cell office:value-type="float" office:value="66147808" calcext:value-type="float">
            <text:p>66147808</text:p>
          </table:table-cell>
          <table:table-cell office:value-type="float" office:value="45553904" calcext:value-type="float">
            <text:p>45553904</text:p>
          </table:table-cell>
          <table:table-cell office:value-type="float" office:value="64284704" calcext:value-type="float">
            <text:p>64284704</text:p>
          </table:table-cell>
          <table:table-cell office:value-type="float" office:value="406581952" calcext:value-type="float">
            <text:p>406581952</text:p>
          </table:table-cell>
          <table:table-cell office:value-type="float" office:value="203788888" calcext:value-type="float">
            <text:p>203788888</text:p>
          </table:table-cell>
          <table:table-cell office:value-type="float" office:value="186040312" calcext:value-type="float">
            <text:p>186040312</text:p>
          </table:table-cell>
          <table:table-cell office:value-type="float" office:value="140940416" calcext:value-type="float">
            <text:p>140940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4888" calcext:value-type="float">
            <text:p>21314888</text:p>
          </table:table-cell>
          <table:table-cell office:value-type="float" office:value="151997832" calcext:value-type="float">
            <text:p>151997832</text:p>
          </table:table-cell>
          <table:table-cell office:value-type="float" office:value="78952704" calcext:value-type="float">
            <text:p>78952704</text:p>
          </table:table-cell>
          <table:table-cell office:value-type="float" office:value="66148072" calcext:value-type="float">
            <text:p>66148072</text:p>
          </table:table-cell>
          <table:table-cell office:value-type="float" office:value="45554848" calcext:value-type="float">
            <text:p>45554848</text:p>
          </table:table-cell>
          <table:table-cell office:value-type="float" office:value="64286472" calcext:value-type="float">
            <text:p>64286472</text:p>
          </table:table-cell>
          <table:table-cell office:value-type="float" office:value="406609840" calcext:value-type="float">
            <text:p>406609840</text:p>
          </table:table-cell>
          <table:table-cell office:value-type="float" office:value="204777928" calcext:value-type="float">
            <text:p>204777928</text:p>
          </table:table-cell>
          <table:table-cell office:value-type="float" office:value="186101168" calcext:value-type="float">
            <text:p>186101168</text:p>
          </table:table-cell>
          <table:table-cell office:value-type="float" office:value="140951656" calcext:value-type="float">
            <text:p>140951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4944" calcext:value-type="float">
            <text:p>21314944</text:p>
          </table:table-cell>
          <table:table-cell office:value-type="float" office:value="152000072" calcext:value-type="float">
            <text:p>152000072</text:p>
          </table:table-cell>
          <table:table-cell office:value-type="float" office:value="78952760" calcext:value-type="float">
            <text:p>78952760</text:p>
          </table:table-cell>
          <table:table-cell office:value-type="float" office:value="66149160" calcext:value-type="float">
            <text:p>66149160</text:p>
          </table:table-cell>
          <table:table-cell office:value-type="float" office:value="45555064" calcext:value-type="float">
            <text:p>45555064</text:p>
          </table:table-cell>
          <table:table-cell office:value-type="float" office:value="64286688" calcext:value-type="float">
            <text:p>64286688</text:p>
          </table:table-cell>
          <table:table-cell office:value-type="float" office:value="406824600" calcext:value-type="float">
            <text:p>406824600</text:p>
          </table:table-cell>
          <table:table-cell office:value-type="float" office:value="204781808" calcext:value-type="float">
            <text:p>204781808</text:p>
          </table:table-cell>
          <table:table-cell office:value-type="float" office:value="186189904" calcext:value-type="float">
            <text:p>186189904</text:p>
          </table:table-cell>
          <table:table-cell office:value-type="float" office:value="140951680" calcext:value-type="float">
            <text:p>1409516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5080" calcext:value-type="float">
            <text:p>21315080</text:p>
          </table:table-cell>
          <table:table-cell office:value-type="float" office:value="152001192" calcext:value-type="float">
            <text:p>152001192</text:p>
          </table:table-cell>
          <table:table-cell office:value-type="float" office:value="78953056" calcext:value-type="float">
            <text:p>78953056</text:p>
          </table:table-cell>
          <table:table-cell office:value-type="float" office:value="66150032" calcext:value-type="float">
            <text:p>66150032</text:p>
          </table:table-cell>
          <table:table-cell office:value-type="float" office:value="45555096" calcext:value-type="float">
            <text:p>45555096</text:p>
          </table:table-cell>
          <table:table-cell office:value-type="float" office:value="64288336" calcext:value-type="float">
            <text:p>64288336</text:p>
          </table:table-cell>
          <table:table-cell office:value-type="float" office:value="406944560" calcext:value-type="float">
            <text:p>406944560</text:p>
          </table:table-cell>
          <table:table-cell office:value-type="float" office:value="204806192" calcext:value-type="float">
            <text:p>204806192</text:p>
          </table:table-cell>
          <table:table-cell office:value-type="float" office:value="186361248" calcext:value-type="float">
            <text:p>186361248</text:p>
          </table:table-cell>
          <table:table-cell office:value-type="float" office:value="140952232" calcext:value-type="float">
            <text:p>140952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5200" calcext:value-type="float">
            <text:p>21315200</text:p>
          </table:table-cell>
          <table:table-cell office:value-type="float" office:value="152002448" calcext:value-type="float">
            <text:p>152002448</text:p>
          </table:table-cell>
          <table:table-cell office:value-type="float" office:value="78953128" calcext:value-type="float">
            <text:p>78953128</text:p>
          </table:table-cell>
          <table:table-cell office:value-type="float" office:value="66152232" calcext:value-type="float">
            <text:p>66152232</text:p>
          </table:table-cell>
          <table:table-cell office:value-type="float" office:value="45555120" calcext:value-type="float">
            <text:p>45555120</text:p>
          </table:table-cell>
          <table:table-cell office:value-type="float" office:value="64293536" calcext:value-type="float">
            <text:p>64293536</text:p>
          </table:table-cell>
          <table:table-cell office:value-type="float" office:value="406964640" calcext:value-type="float">
            <text:p>406964640</text:p>
          </table:table-cell>
          <table:table-cell office:value-type="float" office:value="204815360" calcext:value-type="float">
            <text:p>204815360</text:p>
          </table:table-cell>
          <table:table-cell office:value-type="float" office:value="186551360" calcext:value-type="float">
            <text:p>186551360</text:p>
          </table:table-cell>
          <table:table-cell office:value-type="float" office:value="140962472" calcext:value-type="float">
            <text:p>140962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5472" calcext:value-type="float">
            <text:p>21315472</text:p>
          </table:table-cell>
          <table:table-cell office:value-type="float" office:value="152007848" calcext:value-type="float">
            <text:p>152007848</text:p>
          </table:table-cell>
          <table:table-cell office:value-type="float" office:value="78953768" calcext:value-type="float">
            <text:p>78953768</text:p>
          </table:table-cell>
          <table:table-cell office:value-type="float" office:value="66153152" calcext:value-type="float">
            <text:p>66153152</text:p>
          </table:table-cell>
          <table:table-cell office:value-type="float" office:value="45555656" calcext:value-type="float">
            <text:p>45555656</text:p>
          </table:table-cell>
          <table:table-cell office:value-type="float" office:value="64297264" calcext:value-type="float">
            <text:p>64297264</text:p>
          </table:table-cell>
          <table:table-cell office:value-type="float" office:value="407025704" calcext:value-type="float">
            <text:p>407025704</text:p>
          </table:table-cell>
          <table:table-cell office:value-type="float" office:value="204863304" calcext:value-type="float">
            <text:p>204863304</text:p>
          </table:table-cell>
          <table:table-cell office:value-type="float" office:value="186786728" calcext:value-type="float">
            <text:p>186786728</text:p>
          </table:table-cell>
          <table:table-cell office:value-type="float" office:value="140962728" calcext:value-type="float">
            <text:p>140962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5576" calcext:value-type="float">
            <text:p>21315576</text:p>
          </table:table-cell>
          <table:table-cell office:value-type="float" office:value="152013400" calcext:value-type="float">
            <text:p>152013400</text:p>
          </table:table-cell>
          <table:table-cell office:value-type="float" office:value="78954864" calcext:value-type="float">
            <text:p>78954864</text:p>
          </table:table-cell>
          <table:table-cell office:value-type="float" office:value="66154408" calcext:value-type="float">
            <text:p>66154408</text:p>
          </table:table-cell>
          <table:table-cell office:value-type="float" office:value="45555784" calcext:value-type="float">
            <text:p>45555784</text:p>
          </table:table-cell>
          <table:table-cell office:value-type="float" office:value="64303504" calcext:value-type="float">
            <text:p>64303504</text:p>
          </table:table-cell>
          <table:table-cell office:value-type="float" office:value="407103920" calcext:value-type="float">
            <text:p>407103920</text:p>
          </table:table-cell>
          <table:table-cell office:value-type="float" office:value="204868576" calcext:value-type="float">
            <text:p>204868576</text:p>
          </table:table-cell>
          <table:table-cell office:value-type="float" office:value="187111008" calcext:value-type="float">
            <text:p>187111008</text:p>
          </table:table-cell>
          <table:table-cell office:value-type="float" office:value="140972936" calcext:value-type="float">
            <text:p>140972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6016" calcext:value-type="float">
            <text:p>21316016</text:p>
          </table:table-cell>
          <table:table-cell office:value-type="float" office:value="152015544" calcext:value-type="float">
            <text:p>152015544</text:p>
          </table:table-cell>
          <table:table-cell office:value-type="float" office:value="78955384" calcext:value-type="float">
            <text:p>78955384</text:p>
          </table:table-cell>
          <table:table-cell office:value-type="float" office:value="66154448" calcext:value-type="float">
            <text:p>66154448</text:p>
          </table:table-cell>
          <table:table-cell office:value-type="float" office:value="45555984" calcext:value-type="float">
            <text:p>45555984</text:p>
          </table:table-cell>
          <table:table-cell office:value-type="float" office:value="64308424" calcext:value-type="float">
            <text:p>64308424</text:p>
          </table:table-cell>
          <table:table-cell office:value-type="float" office:value="407282624" calcext:value-type="float">
            <text:p>407282624</text:p>
          </table:table-cell>
          <table:table-cell office:value-type="float" office:value="204876432" calcext:value-type="float">
            <text:p>204876432</text:p>
          </table:table-cell>
          <table:table-cell office:value-type="float" office:value="187151072" calcext:value-type="float">
            <text:p>187151072</text:p>
          </table:table-cell>
          <table:table-cell office:value-type="float" office:value="140975240" calcext:value-type="float">
            <text:p>1409752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6336" calcext:value-type="float">
            <text:p>21316336</text:p>
          </table:table-cell>
          <table:table-cell office:value-type="float" office:value="152022496" calcext:value-type="float">
            <text:p>152022496</text:p>
          </table:table-cell>
          <table:table-cell office:value-type="float" office:value="78956560" calcext:value-type="float">
            <text:p>78956560</text:p>
          </table:table-cell>
          <table:table-cell office:value-type="float" office:value="66155520" calcext:value-type="float">
            <text:p>66155520</text:p>
          </table:table-cell>
          <table:table-cell office:value-type="float" office:value="45556480" calcext:value-type="float">
            <text:p>45556480</text:p>
          </table:table-cell>
          <table:table-cell office:value-type="float" office:value="64315632" calcext:value-type="float">
            <text:p>64315632</text:p>
          </table:table-cell>
          <table:table-cell office:value-type="float" office:value="407294680" calcext:value-type="float">
            <text:p>407294680</text:p>
          </table:table-cell>
          <table:table-cell office:value-type="float" office:value="204877104" calcext:value-type="float">
            <text:p>204877104</text:p>
          </table:table-cell>
          <table:table-cell office:value-type="float" office:value="187298488" calcext:value-type="float">
            <text:p>187298488</text:p>
          </table:table-cell>
          <table:table-cell office:value-type="float" office:value="140977408" calcext:value-type="float">
            <text:p>140977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7208" calcext:value-type="float">
            <text:p>21317208</text:p>
          </table:table-cell>
          <table:table-cell office:value-type="float" office:value="152027632" calcext:value-type="float">
            <text:p>152027632</text:p>
          </table:table-cell>
          <table:table-cell office:value-type="float" office:value="78956944" calcext:value-type="float">
            <text:p>78956944</text:p>
          </table:table-cell>
          <table:table-cell office:value-type="float" office:value="66157376" calcext:value-type="float">
            <text:p>66157376</text:p>
          </table:table-cell>
          <table:table-cell office:value-type="float" office:value="45556600" calcext:value-type="float">
            <text:p>45556600</text:p>
          </table:table-cell>
          <table:table-cell office:value-type="float" office:value="64321664" calcext:value-type="float">
            <text:p>64321664</text:p>
          </table:table-cell>
          <table:table-cell office:value-type="float" office:value="407322576" calcext:value-type="float">
            <text:p>407322576</text:p>
          </table:table-cell>
          <table:table-cell office:value-type="float" office:value="204883184" calcext:value-type="float">
            <text:p>204883184</text:p>
          </table:table-cell>
          <table:table-cell office:value-type="float" office:value="187333360" calcext:value-type="float">
            <text:p>187333360</text:p>
          </table:table-cell>
          <table:table-cell office:value-type="float" office:value="140997688" calcext:value-type="float">
            <text:p>140997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7304" calcext:value-type="float">
            <text:p>21317304</text:p>
          </table:table-cell>
          <table:table-cell office:value-type="float" office:value="152031440" calcext:value-type="float">
            <text:p>152031440</text:p>
          </table:table-cell>
          <table:table-cell office:value-type="float" office:value="78957448" calcext:value-type="float">
            <text:p>78957448</text:p>
          </table:table-cell>
          <table:table-cell office:value-type="float" office:value="66157888" calcext:value-type="float">
            <text:p>66157888</text:p>
          </table:table-cell>
          <table:table-cell office:value-type="float" office:value="45556624" calcext:value-type="float">
            <text:p>45556624</text:p>
          </table:table-cell>
          <table:table-cell office:value-type="float" office:value="64353720" calcext:value-type="float">
            <text:p>64353720</text:p>
          </table:table-cell>
          <table:table-cell office:value-type="float" office:value="407338168" calcext:value-type="float">
            <text:p>407338168</text:p>
          </table:table-cell>
          <table:table-cell office:value-type="float" office:value="204890760" calcext:value-type="float">
            <text:p>204890760</text:p>
          </table:table-cell>
          <table:table-cell office:value-type="float" office:value="187634672" calcext:value-type="float">
            <text:p>187634672</text:p>
          </table:table-cell>
          <table:table-cell office:value-type="float" office:value="140999744" calcext:value-type="float">
            <text:p>140999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7672" calcext:value-type="float">
            <text:p>21317672</text:p>
          </table:table-cell>
          <table:table-cell office:value-type="float" office:value="152033336" calcext:value-type="float">
            <text:p>152033336</text:p>
          </table:table-cell>
          <table:table-cell office:value-type="float" office:value="78957480" calcext:value-type="float">
            <text:p>78957480</text:p>
          </table:table-cell>
          <table:table-cell office:value-type="float" office:value="66159120" calcext:value-type="float">
            <text:p>66159120</text:p>
          </table:table-cell>
          <table:table-cell office:value-type="float" office:value="45556640" calcext:value-type="float">
            <text:p>45556640</text:p>
          </table:table-cell>
          <table:table-cell office:value-type="float" office:value="64364872" calcext:value-type="float">
            <text:p>64364872</text:p>
          </table:table-cell>
          <table:table-cell office:value-type="float" office:value="407382872" calcext:value-type="float">
            <text:p>407382872</text:p>
          </table:table-cell>
          <table:table-cell office:value-type="float" office:value="204895976" calcext:value-type="float">
            <text:p>204895976</text:p>
          </table:table-cell>
          <table:table-cell office:value-type="float" office:value="188331392" calcext:value-type="float">
            <text:p>188331392</text:p>
          </table:table-cell>
          <table:table-cell office:value-type="float" office:value="141057080" calcext:value-type="float">
            <text:p>1410570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7960" calcext:value-type="float">
            <text:p>21317960</text:p>
          </table:table-cell>
          <table:table-cell office:value-type="float" office:value="152034088" calcext:value-type="float">
            <text:p>152034088</text:p>
          </table:table-cell>
          <table:table-cell office:value-type="float" office:value="78957512" calcext:value-type="float">
            <text:p>78957512</text:p>
          </table:table-cell>
          <table:table-cell office:value-type="float" office:value="66159496" calcext:value-type="float">
            <text:p>66159496</text:p>
          </table:table-cell>
          <table:table-cell office:value-type="float" office:value="45556680" calcext:value-type="float">
            <text:p>45556680</text:p>
          </table:table-cell>
          <table:table-cell office:value-type="float" office:value="64365384" calcext:value-type="float">
            <text:p>64365384</text:p>
          </table:table-cell>
          <table:table-cell office:value-type="float" office:value="407453552" calcext:value-type="float">
            <text:p>407453552</text:p>
          </table:table-cell>
          <table:table-cell office:value-type="float" office:value="204896032" calcext:value-type="float">
            <text:p>204896032</text:p>
          </table:table-cell>
          <table:table-cell office:value-type="float" office:value="188586168" calcext:value-type="float">
            <text:p>188586168</text:p>
          </table:table-cell>
          <table:table-cell office:value-type="float" office:value="141065312" calcext:value-type="float">
            <text:p>141065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8088" calcext:value-type="float">
            <text:p>21318088</text:p>
          </table:table-cell>
          <table:table-cell office:value-type="float" office:value="152035880" calcext:value-type="float">
            <text:p>152035880</text:p>
          </table:table-cell>
          <table:table-cell office:value-type="float" office:value="78958328" calcext:value-type="float">
            <text:p>78958328</text:p>
          </table:table-cell>
          <table:table-cell office:value-type="float" office:value="66164600" calcext:value-type="float">
            <text:p>66164600</text:p>
          </table:table-cell>
          <table:table-cell office:value-type="float" office:value="45556728" calcext:value-type="float">
            <text:p>45556728</text:p>
          </table:table-cell>
          <table:table-cell office:value-type="float" office:value="64382112" calcext:value-type="float">
            <text:p>64382112</text:p>
          </table:table-cell>
          <table:table-cell office:value-type="float" office:value="407454616" calcext:value-type="float">
            <text:p>407454616</text:p>
          </table:table-cell>
          <table:table-cell office:value-type="float" office:value="204904008" calcext:value-type="float">
            <text:p>204904008</text:p>
          </table:table-cell>
          <table:table-cell office:value-type="float" office:value="188851840" calcext:value-type="float">
            <text:p>188851840</text:p>
          </table:table-cell>
          <table:table-cell office:value-type="float" office:value="141067160" calcext:value-type="float">
            <text:p>1410671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8208" calcext:value-type="float">
            <text:p>21318208</text:p>
          </table:table-cell>
          <table:table-cell office:value-type="float" office:value="152038800" calcext:value-type="float">
            <text:p>152038800</text:p>
          </table:table-cell>
          <table:table-cell office:value-type="float" office:value="78958496" calcext:value-type="float">
            <text:p>78958496</text:p>
          </table:table-cell>
          <table:table-cell office:value-type="float" office:value="66164768" calcext:value-type="float">
            <text:p>66164768</text:p>
          </table:table-cell>
          <table:table-cell office:value-type="float" office:value="45556808" calcext:value-type="float">
            <text:p>45556808</text:p>
          </table:table-cell>
          <table:table-cell office:value-type="float" office:value="64396032" calcext:value-type="float">
            <text:p>64396032</text:p>
          </table:table-cell>
          <table:table-cell office:value-type="float" office:value="407590424" calcext:value-type="float">
            <text:p>407590424</text:p>
          </table:table-cell>
          <table:table-cell office:value-type="float" office:value="204911496" calcext:value-type="float">
            <text:p>204911496</text:p>
          </table:table-cell>
          <table:table-cell office:value-type="float" office:value="189399224" calcext:value-type="float">
            <text:p>189399224</text:p>
          </table:table-cell>
          <table:table-cell office:value-type="float" office:value="141094528" calcext:value-type="float">
            <text:p>141094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8296" calcext:value-type="float">
            <text:p>21318296</text:p>
          </table:table-cell>
          <table:table-cell office:value-type="float" office:value="152041688" calcext:value-type="float">
            <text:p>152041688</text:p>
          </table:table-cell>
          <table:table-cell office:value-type="float" office:value="78959344" calcext:value-type="float">
            <text:p>78959344</text:p>
          </table:table-cell>
          <table:table-cell office:value-type="float" office:value="66164800" calcext:value-type="float">
            <text:p>66164800</text:p>
          </table:table-cell>
          <table:table-cell office:value-type="float" office:value="45557392" calcext:value-type="float">
            <text:p>45557392</text:p>
          </table:table-cell>
          <table:table-cell office:value-type="float" office:value="64399696" calcext:value-type="float">
            <text:p>64399696</text:p>
          </table:table-cell>
          <table:table-cell office:value-type="float" office:value="407669488" calcext:value-type="float">
            <text:p>407669488</text:p>
          </table:table-cell>
          <table:table-cell office:value-type="float" office:value="204919208" calcext:value-type="float">
            <text:p>204919208</text:p>
          </table:table-cell>
          <table:table-cell office:value-type="float" office:value="189701496" calcext:value-type="float">
            <text:p>189701496</text:p>
          </table:table-cell>
          <table:table-cell office:value-type="float" office:value="141098648" calcext:value-type="float">
            <text:p>141098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8680" calcext:value-type="float">
            <text:p>21318680</text:p>
          </table:table-cell>
          <table:table-cell office:value-type="float" office:value="152045896" calcext:value-type="float">
            <text:p>152045896</text:p>
          </table:table-cell>
          <table:table-cell office:value-type="float" office:value="78960512" calcext:value-type="float">
            <text:p>78960512</text:p>
          </table:table-cell>
          <table:table-cell office:value-type="float" office:value="66166528" calcext:value-type="float">
            <text:p>66166528</text:p>
          </table:table-cell>
          <table:table-cell office:value-type="float" office:value="45557496" calcext:value-type="float">
            <text:p>45557496</text:p>
          </table:table-cell>
          <table:table-cell office:value-type="float" office:value="64409048" calcext:value-type="float">
            <text:p>64409048</text:p>
          </table:table-cell>
          <table:table-cell office:value-type="float" office:value="407682424" calcext:value-type="float">
            <text:p>407682424</text:p>
          </table:table-cell>
          <table:table-cell office:value-type="float" office:value="204937832" calcext:value-type="float">
            <text:p>204937832</text:p>
          </table:table-cell>
          <table:table-cell office:value-type="float" office:value="190178232" calcext:value-type="float">
            <text:p>190178232</text:p>
          </table:table-cell>
          <table:table-cell office:value-type="float" office:value="141130176" calcext:value-type="float">
            <text:p>141130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8928" calcext:value-type="float">
            <text:p>21318928</text:p>
          </table:table-cell>
          <table:table-cell office:value-type="float" office:value="152047528" calcext:value-type="float">
            <text:p>152047528</text:p>
          </table:table-cell>
          <table:table-cell office:value-type="float" office:value="78960856" calcext:value-type="float">
            <text:p>78960856</text:p>
          </table:table-cell>
          <table:table-cell office:value-type="float" office:value="66168360" calcext:value-type="float">
            <text:p>66168360</text:p>
          </table:table-cell>
          <table:table-cell office:value-type="float" office:value="45557512" calcext:value-type="float">
            <text:p>45557512</text:p>
          </table:table-cell>
          <table:table-cell office:value-type="float" office:value="64418128" calcext:value-type="float">
            <text:p>64418128</text:p>
          </table:table-cell>
          <table:table-cell office:value-type="float" office:value="407697056" calcext:value-type="float">
            <text:p>407697056</text:p>
          </table:table-cell>
          <table:table-cell office:value-type="float" office:value="204944480" calcext:value-type="float">
            <text:p>204944480</text:p>
          </table:table-cell>
          <table:table-cell office:value-type="float" office:value="190450704" calcext:value-type="float">
            <text:p>190450704</text:p>
          </table:table-cell>
          <table:table-cell office:value-type="float" office:value="141204512" calcext:value-type="float">
            <text:p>141204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9368" calcext:value-type="float">
            <text:p>21319368</text:p>
          </table:table-cell>
          <table:table-cell office:value-type="float" office:value="152053256" calcext:value-type="float">
            <text:p>152053256</text:p>
          </table:table-cell>
          <table:table-cell office:value-type="float" office:value="78962840" calcext:value-type="float">
            <text:p>78962840</text:p>
          </table:table-cell>
          <table:table-cell office:value-type="float" office:value="66170000" calcext:value-type="float">
            <text:p>66170000</text:p>
          </table:table-cell>
          <table:table-cell office:value-type="float" office:value="45557720" calcext:value-type="float">
            <text:p>45557720</text:p>
          </table:table-cell>
          <table:table-cell office:value-type="float" office:value="64457360" calcext:value-type="float">
            <text:p>64457360</text:p>
          </table:table-cell>
          <table:table-cell office:value-type="float" office:value="408196984" calcext:value-type="float">
            <text:p>408196984</text:p>
          </table:table-cell>
          <table:table-cell office:value-type="float" office:value="204974872" calcext:value-type="float">
            <text:p>204974872</text:p>
          </table:table-cell>
          <table:table-cell office:value-type="float" office:value="190492912" calcext:value-type="float">
            <text:p>190492912</text:p>
          </table:table-cell>
          <table:table-cell office:value-type="float" office:value="141273024" calcext:value-type="float">
            <text:p>141273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9592" calcext:value-type="float">
            <text:p>21319592</text:p>
          </table:table-cell>
          <table:table-cell office:value-type="float" office:value="152054056" calcext:value-type="float">
            <text:p>152054056</text:p>
          </table:table-cell>
          <table:table-cell office:value-type="float" office:value="78962960" calcext:value-type="float">
            <text:p>78962960</text:p>
          </table:table-cell>
          <table:table-cell office:value-type="float" office:value="66170152" calcext:value-type="float">
            <text:p>66170152</text:p>
          </table:table-cell>
          <table:table-cell office:value-type="float" office:value="45559080" calcext:value-type="float">
            <text:p>45559080</text:p>
          </table:table-cell>
          <table:table-cell office:value-type="float" office:value="64493736" calcext:value-type="float">
            <text:p>64493736</text:p>
          </table:table-cell>
          <table:table-cell office:value-type="float" office:value="408308144" calcext:value-type="float">
            <text:p>408308144</text:p>
          </table:table-cell>
          <table:table-cell office:value-type="float" office:value="204985568" calcext:value-type="float">
            <text:p>204985568</text:p>
          </table:table-cell>
          <table:table-cell office:value-type="float" office:value="190514496" calcext:value-type="float">
            <text:p>190514496</text:p>
          </table:table-cell>
          <table:table-cell office:value-type="float" office:value="141275904" calcext:value-type="float">
            <text:p>141275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9600" calcext:value-type="float">
            <text:p>21319600</text:p>
          </table:table-cell>
          <table:table-cell office:value-type="float" office:value="152057448" calcext:value-type="float">
            <text:p>152057448</text:p>
          </table:table-cell>
          <table:table-cell office:value-type="float" office:value="78963120" calcext:value-type="float">
            <text:p>78963120</text:p>
          </table:table-cell>
          <table:table-cell office:value-type="float" office:value="66172128" calcext:value-type="float">
            <text:p>66172128</text:p>
          </table:table-cell>
          <table:table-cell office:value-type="float" office:value="45559568" calcext:value-type="float">
            <text:p>45559568</text:p>
          </table:table-cell>
          <table:table-cell office:value-type="float" office:value="64514440" calcext:value-type="float">
            <text:p>64514440</text:p>
          </table:table-cell>
          <table:table-cell office:value-type="float" office:value="408368128" calcext:value-type="float">
            <text:p>408368128</text:p>
          </table:table-cell>
          <table:table-cell office:value-type="float" office:value="205020528" calcext:value-type="float">
            <text:p>205020528</text:p>
          </table:table-cell>
          <table:table-cell office:value-type="float" office:value="190516120" calcext:value-type="float">
            <text:p>190516120</text:p>
          </table:table-cell>
          <table:table-cell office:value-type="float" office:value="141295760" calcext:value-type="float">
            <text:p>1412957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9608" calcext:value-type="float">
            <text:p>21319608</text:p>
          </table:table-cell>
          <table:table-cell office:value-type="float" office:value="152060016" calcext:value-type="float">
            <text:p>152060016</text:p>
          </table:table-cell>
          <table:table-cell office:value-type="float" office:value="78963736" calcext:value-type="float">
            <text:p>78963736</text:p>
          </table:table-cell>
          <table:table-cell office:value-type="float" office:value="66173224" calcext:value-type="float">
            <text:p>66173224</text:p>
          </table:table-cell>
          <table:table-cell office:value-type="float" office:value="45560272" calcext:value-type="float">
            <text:p>45560272</text:p>
          </table:table-cell>
          <table:table-cell office:value-type="float" office:value="64523232" calcext:value-type="float">
            <text:p>64523232</text:p>
          </table:table-cell>
          <table:table-cell office:value-type="float" office:value="409029448" calcext:value-type="float">
            <text:p>409029448</text:p>
          </table:table-cell>
          <table:table-cell office:value-type="float" office:value="205056512" calcext:value-type="float">
            <text:p>205056512</text:p>
          </table:table-cell>
          <table:table-cell office:value-type="float" office:value="190571424" calcext:value-type="float">
            <text:p>190571424</text:p>
          </table:table-cell>
          <table:table-cell office:value-type="float" office:value="141308816" calcext:value-type="float">
            <text:p>141308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0096" calcext:value-type="float">
            <text:p>21320096</text:p>
          </table:table-cell>
          <table:table-cell office:value-type="float" office:value="152060464" calcext:value-type="float">
            <text:p>152060464</text:p>
          </table:table-cell>
          <table:table-cell office:value-type="float" office:value="78964376" calcext:value-type="float">
            <text:p>78964376</text:p>
          </table:table-cell>
          <table:table-cell office:value-type="float" office:value="66175688" calcext:value-type="float">
            <text:p>66175688</text:p>
          </table:table-cell>
          <table:table-cell office:value-type="float" office:value="45560376" calcext:value-type="float">
            <text:p>45560376</text:p>
          </table:table-cell>
          <table:table-cell office:value-type="float" office:value="64534256" calcext:value-type="float">
            <text:p>64534256</text:p>
          </table:table-cell>
          <table:table-cell office:value-type="float" office:value="410877192" calcext:value-type="float">
            <text:p>410877192</text:p>
          </table:table-cell>
          <table:table-cell office:value-type="float" office:value="205074360" calcext:value-type="float">
            <text:p>205074360</text:p>
          </table:table-cell>
          <table:table-cell office:value-type="float" office:value="190602648" calcext:value-type="float">
            <text:p>190602648</text:p>
          </table:table-cell>
          <table:table-cell office:value-type="float" office:value="141324792" calcext:value-type="float">
            <text:p>141324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0240" calcext:value-type="float">
            <text:p>21320240</text:p>
          </table:table-cell>
          <table:table-cell office:value-type="float" office:value="152063192" calcext:value-type="float">
            <text:p>152063192</text:p>
          </table:table-cell>
          <table:table-cell office:value-type="float" office:value="78965392" calcext:value-type="float">
            <text:p>78965392</text:p>
          </table:table-cell>
          <table:table-cell office:value-type="float" office:value="66176296" calcext:value-type="float">
            <text:p>66176296</text:p>
          </table:table-cell>
          <table:table-cell office:value-type="float" office:value="45560648" calcext:value-type="float">
            <text:p>45560648</text:p>
          </table:table-cell>
          <table:table-cell office:value-type="float" office:value="64542568" calcext:value-type="float">
            <text:p>64542568</text:p>
          </table:table-cell>
          <table:table-cell office:value-type="float" office:value="411391160" calcext:value-type="float">
            <text:p>411391160</text:p>
          </table:table-cell>
          <table:table-cell office:value-type="float" office:value="205221304" calcext:value-type="float">
            <text:p>205221304</text:p>
          </table:table-cell>
          <table:table-cell office:value-type="float" office:value="190608496" calcext:value-type="float">
            <text:p>190608496</text:p>
          </table:table-cell>
          <table:table-cell office:value-type="float" office:value="141345824" calcext:value-type="float">
            <text:p>141345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0288" calcext:value-type="float">
            <text:p>21320288</text:p>
          </table:table-cell>
          <table:table-cell office:value-type="float" office:value="152070016" calcext:value-type="float">
            <text:p>152070016</text:p>
          </table:table-cell>
          <table:table-cell office:value-type="float" office:value="78966176" calcext:value-type="float">
            <text:p>78966176</text:p>
          </table:table-cell>
          <table:table-cell office:value-type="float" office:value="66178344" calcext:value-type="float">
            <text:p>66178344</text:p>
          </table:table-cell>
          <table:table-cell office:value-type="float" office:value="45560800" calcext:value-type="float">
            <text:p>45560800</text:p>
          </table:table-cell>
          <table:table-cell office:value-type="float" office:value="64553536" calcext:value-type="float">
            <text:p>64553536</text:p>
          </table:table-cell>
          <table:table-cell office:value-type="float" office:value="411497536" calcext:value-type="float">
            <text:p>411497536</text:p>
          </table:table-cell>
          <table:table-cell office:value-type="float" office:value="205458024" calcext:value-type="float">
            <text:p>205458024</text:p>
          </table:table-cell>
          <table:table-cell office:value-type="float" office:value="190680656" calcext:value-type="float">
            <text:p>190680656</text:p>
          </table:table-cell>
          <table:table-cell office:value-type="float" office:value="141396912" calcext:value-type="float">
            <text:p>141396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0472" calcext:value-type="float">
            <text:p>21320472</text:p>
          </table:table-cell>
          <table:table-cell office:value-type="float" office:value="152071152" calcext:value-type="float">
            <text:p>152071152</text:p>
          </table:table-cell>
          <table:table-cell office:value-type="float" office:value="78967056" calcext:value-type="float">
            <text:p>78967056</text:p>
          </table:table-cell>
          <table:table-cell office:value-type="float" office:value="66181704" calcext:value-type="float">
            <text:p>66181704</text:p>
          </table:table-cell>
          <table:table-cell office:value-type="float" office:value="45560888" calcext:value-type="float">
            <text:p>45560888</text:p>
          </table:table-cell>
          <table:table-cell office:value-type="float" office:value="64595504" calcext:value-type="float">
            <text:p>64595504</text:p>
          </table:table-cell>
          <table:table-cell office:value-type="float" office:value="411730624" calcext:value-type="float">
            <text:p>411730624</text:p>
          </table:table-cell>
          <table:table-cell office:value-type="float" office:value="206072152" calcext:value-type="float">
            <text:p>206072152</text:p>
          </table:table-cell>
          <table:table-cell office:value-type="float" office:value="190952240" calcext:value-type="float">
            <text:p>190952240</text:p>
          </table:table-cell>
          <table:table-cell office:value-type="float" office:value="141411192" calcext:value-type="float">
            <text:p>141411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0536" calcext:value-type="float">
            <text:p>21320536</text:p>
          </table:table-cell>
          <table:table-cell office:value-type="float" office:value="152072064" calcext:value-type="float">
            <text:p>152072064</text:p>
          </table:table-cell>
          <table:table-cell office:value-type="float" office:value="78967304" calcext:value-type="float">
            <text:p>78967304</text:p>
          </table:table-cell>
          <table:table-cell office:value-type="float" office:value="66181848" calcext:value-type="float">
            <text:p>66181848</text:p>
          </table:table-cell>
          <table:table-cell office:value-type="float" office:value="45561112" calcext:value-type="float">
            <text:p>45561112</text:p>
          </table:table-cell>
          <table:table-cell office:value-type="float" office:value="64669832" calcext:value-type="float">
            <text:p>64669832</text:p>
          </table:table-cell>
          <table:table-cell office:value-type="float" office:value="412039128" calcext:value-type="float">
            <text:p>412039128</text:p>
          </table:table-cell>
          <table:table-cell office:value-type="float" office:value="206162984" calcext:value-type="float">
            <text:p>206162984</text:p>
          </table:table-cell>
          <table:table-cell office:value-type="float" office:value="191311384" calcext:value-type="float">
            <text:p>191311384</text:p>
          </table:table-cell>
          <table:table-cell office:value-type="float" office:value="141470864" calcext:value-type="float">
            <text:p>1414708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0792" calcext:value-type="float">
            <text:p>21320792</text:p>
          </table:table-cell>
          <table:table-cell office:value-type="float" office:value="152072952" calcext:value-type="float">
            <text:p>152072952</text:p>
          </table:table-cell>
          <table:table-cell office:value-type="float" office:value="78967552" calcext:value-type="float">
            <text:p>78967552</text:p>
          </table:table-cell>
          <table:table-cell office:value-type="float" office:value="66183224" calcext:value-type="float">
            <text:p>66183224</text:p>
          </table:table-cell>
          <table:table-cell office:value-type="float" office:value="45561136" calcext:value-type="float">
            <text:p>45561136</text:p>
          </table:table-cell>
          <table:table-cell office:value-type="float" office:value="64827032" calcext:value-type="float">
            <text:p>64827032</text:p>
          </table:table-cell>
          <table:table-cell office:value-type="float" office:value="412624352" calcext:value-type="float">
            <text:p>412624352</text:p>
          </table:table-cell>
          <table:table-cell office:value-type="float" office:value="206559208" calcext:value-type="float">
            <text:p>206559208</text:p>
          </table:table-cell>
          <table:table-cell office:value-type="float" office:value="191427432" calcext:value-type="float">
            <text:p>191427432</text:p>
          </table:table-cell>
          <table:table-cell office:value-type="float" office:value="141600936" calcext:value-type="float">
            <text:p>141600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0808" calcext:value-type="float">
            <text:p>21320808</text:p>
          </table:table-cell>
          <table:table-cell office:value-type="float" office:value="152080976" calcext:value-type="float">
            <text:p>152080976</text:p>
          </table:table-cell>
          <table:table-cell office:value-type="float" office:value="78968224" calcext:value-type="float">
            <text:p>78968224</text:p>
          </table:table-cell>
          <table:table-cell office:value-type="float" office:value="66184880" calcext:value-type="float">
            <text:p>66184880</text:p>
          </table:table-cell>
          <table:table-cell office:value-type="float" office:value="45562640" calcext:value-type="float">
            <text:p>45562640</text:p>
          </table:table-cell>
          <table:table-cell office:value-type="float" office:value="64889384" calcext:value-type="float">
            <text:p>64889384</text:p>
          </table:table-cell>
          <table:table-cell office:value-type="float" office:value="412688720" calcext:value-type="float">
            <text:p>412688720</text:p>
          </table:table-cell>
          <table:table-cell office:value-type="float" office:value="206709288" calcext:value-type="float">
            <text:p>206709288</text:p>
          </table:table-cell>
          <table:table-cell office:value-type="float" office:value="191452736" calcext:value-type="float">
            <text:p>191452736</text:p>
          </table:table-cell>
          <table:table-cell office:value-type="float" office:value="141766472" calcext:value-type="float">
            <text:p>141766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1392" calcext:value-type="float">
            <text:p>21321392</text:p>
          </table:table-cell>
          <table:table-cell office:value-type="float" office:value="152085640" calcext:value-type="float">
            <text:p>152085640</text:p>
          </table:table-cell>
          <table:table-cell office:value-type="float" office:value="78968408" calcext:value-type="float">
            <text:p>78968408</text:p>
          </table:table-cell>
          <table:table-cell office:value-type="float" office:value="66185824" calcext:value-type="float">
            <text:p>66185824</text:p>
          </table:table-cell>
          <table:table-cell office:value-type="float" office:value="45562992" calcext:value-type="float">
            <text:p>45562992</text:p>
          </table:table-cell>
          <table:table-cell office:value-type="float" office:value="64912248" calcext:value-type="float">
            <text:p>64912248</text:p>
          </table:table-cell>
          <table:table-cell office:value-type="float" office:value="412726472" calcext:value-type="float">
            <text:p>412726472</text:p>
          </table:table-cell>
          <table:table-cell office:value-type="float" office:value="207004928" calcext:value-type="float">
            <text:p>207004928</text:p>
          </table:table-cell>
          <table:table-cell office:value-type="float" office:value="191468888" calcext:value-type="float">
            <text:p>191468888</text:p>
          </table:table-cell>
          <table:table-cell office:value-type="float" office:value="141938552" calcext:value-type="float">
            <text:p>141938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1656" calcext:value-type="float">
            <text:p>21321656</text:p>
          </table:table-cell>
          <table:table-cell office:value-type="float" office:value="152086360" calcext:value-type="float">
            <text:p>152086360</text:p>
          </table:table-cell>
          <table:table-cell office:value-type="float" office:value="78970704" calcext:value-type="float">
            <text:p>78970704</text:p>
          </table:table-cell>
          <table:table-cell office:value-type="float" office:value="66188232" calcext:value-type="float">
            <text:p>66188232</text:p>
          </table:table-cell>
          <table:table-cell office:value-type="float" office:value="45563304" calcext:value-type="float">
            <text:p>45563304</text:p>
          </table:table-cell>
          <table:table-cell office:value-type="float" office:value="64918656" calcext:value-type="float">
            <text:p>64918656</text:p>
          </table:table-cell>
          <table:table-cell office:value-type="float" office:value="413227752" calcext:value-type="float">
            <text:p>413227752</text:p>
          </table:table-cell>
          <table:table-cell office:value-type="float" office:value="207712664" calcext:value-type="float">
            <text:p>207712664</text:p>
          </table:table-cell>
          <table:table-cell office:value-type="float" office:value="191504144" calcext:value-type="float">
            <text:p>191504144</text:p>
          </table:table-cell>
          <table:table-cell office:value-type="float" office:value="142174336" calcext:value-type="float">
            <text:p>142174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1840" calcext:value-type="float">
            <text:p>21321840</text:p>
          </table:table-cell>
          <table:table-cell office:value-type="float" office:value="152090792" calcext:value-type="float">
            <text:p>152090792</text:p>
          </table:table-cell>
          <table:table-cell office:value-type="float" office:value="78970736" calcext:value-type="float">
            <text:p>78970736</text:p>
          </table:table-cell>
          <table:table-cell office:value-type="float" office:value="66188496" calcext:value-type="float">
            <text:p>66188496</text:p>
          </table:table-cell>
          <table:table-cell office:value-type="float" office:value="45563424" calcext:value-type="float">
            <text:p>45563424</text:p>
          </table:table-cell>
          <table:table-cell office:value-type="float" office:value="65131336" calcext:value-type="float">
            <text:p>65131336</text:p>
          </table:table-cell>
          <table:table-cell office:value-type="float" office:value="413391136" calcext:value-type="float">
            <text:p>413391136</text:p>
          </table:table-cell>
          <table:table-cell office:value-type="float" office:value="207913176" calcext:value-type="float">
            <text:p>207913176</text:p>
          </table:table-cell>
          <table:table-cell office:value-type="float" office:value="191605384" calcext:value-type="float">
            <text:p>191605384</text:p>
          </table:table-cell>
          <table:table-cell office:value-type="float" office:value="142836272" calcext:value-type="float">
            <text:p>142836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1896" calcext:value-type="float">
            <text:p>21321896</text:p>
          </table:table-cell>
          <table:table-cell office:value-type="float" office:value="152092032" calcext:value-type="float">
            <text:p>152092032</text:p>
          </table:table-cell>
          <table:table-cell office:value-type="float" office:value="78971000" calcext:value-type="float">
            <text:p>78971000</text:p>
          </table:table-cell>
          <table:table-cell office:value-type="float" office:value="66193568" calcext:value-type="float">
            <text:p>66193568</text:p>
          </table:table-cell>
          <table:table-cell office:value-type="float" office:value="45564400" calcext:value-type="float">
            <text:p>45564400</text:p>
          </table:table-cell>
          <table:table-cell office:value-type="float" office:value="65164232" calcext:value-type="float">
            <text:p>65164232</text:p>
          </table:table-cell>
          <table:table-cell office:value-type="float" office:value="413538664" calcext:value-type="float">
            <text:p>413538664</text:p>
          </table:table-cell>
          <table:table-cell office:value-type="float" office:value="208122944" calcext:value-type="float">
            <text:p>208122944</text:p>
          </table:table-cell>
          <table:table-cell office:value-type="float" office:value="191639264" calcext:value-type="float">
            <text:p>191639264</text:p>
          </table:table-cell>
          <table:table-cell office:value-type="float" office:value="143215560" calcext:value-type="float">
            <text:p>1432155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2072" calcext:value-type="float">
            <text:p>21322072</text:p>
          </table:table-cell>
          <table:table-cell office:value-type="float" office:value="152092144" calcext:value-type="float">
            <text:p>152092144</text:p>
          </table:table-cell>
          <table:table-cell office:value-type="float" office:value="78972808" calcext:value-type="float">
            <text:p>78972808</text:p>
          </table:table-cell>
          <table:table-cell office:value-type="float" office:value="66194200" calcext:value-type="float">
            <text:p>66194200</text:p>
          </table:table-cell>
          <table:table-cell office:value-type="float" office:value="45564520" calcext:value-type="float">
            <text:p>45564520</text:p>
          </table:table-cell>
          <table:table-cell office:value-type="float" office:value="65332112" calcext:value-type="float">
            <text:p>65332112</text:p>
          </table:table-cell>
          <table:table-cell office:value-type="float" office:value="413549656" calcext:value-type="float">
            <text:p>413549656</text:p>
          </table:table-cell>
          <table:table-cell office:value-type="float" office:value="208242128" calcext:value-type="float">
            <text:p>208242128</text:p>
          </table:table-cell>
          <table:table-cell office:value-type="float" office:value="191728496" calcext:value-type="float">
            <text:p>191728496</text:p>
          </table:table-cell>
          <table:table-cell office:value-type="float" office:value="143647672" calcext:value-type="float">
            <text:p>143647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2472" calcext:value-type="float">
            <text:p>21322472</text:p>
          </table:table-cell>
          <table:table-cell office:value-type="float" office:value="152102768" calcext:value-type="float">
            <text:p>152102768</text:p>
          </table:table-cell>
          <table:table-cell office:value-type="float" office:value="78973008" calcext:value-type="float">
            <text:p>78973008</text:p>
          </table:table-cell>
          <table:table-cell office:value-type="float" office:value="66197248" calcext:value-type="float">
            <text:p>66197248</text:p>
          </table:table-cell>
          <table:table-cell office:value-type="float" office:value="45564920" calcext:value-type="float">
            <text:p>45564920</text:p>
          </table:table-cell>
          <table:table-cell office:value-type="float" office:value="65434104" calcext:value-type="float">
            <text:p>65434104</text:p>
          </table:table-cell>
          <table:table-cell office:value-type="float" office:value="413637368" calcext:value-type="float">
            <text:p>413637368</text:p>
          </table:table-cell>
          <table:table-cell office:value-type="float" office:value="208502176" calcext:value-type="float">
            <text:p>208502176</text:p>
          </table:table-cell>
          <table:table-cell office:value-type="float" office:value="191905432" calcext:value-type="float">
            <text:p>191905432</text:p>
          </table:table-cell>
          <table:table-cell office:value-type="float" office:value="143884280" calcext:value-type="float">
            <text:p>1438842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2560" calcext:value-type="float">
            <text:p>21322560</text:p>
          </table:table-cell>
          <table:table-cell office:value-type="float" office:value="152110464" calcext:value-type="float">
            <text:p>152110464</text:p>
          </table:table-cell>
          <table:table-cell office:value-type="float" office:value="78973288" calcext:value-type="float">
            <text:p>78973288</text:p>
          </table:table-cell>
          <table:table-cell office:value-type="float" office:value="66197424" calcext:value-type="float">
            <text:p>66197424</text:p>
          </table:table-cell>
          <table:table-cell office:value-type="float" office:value="45565032" calcext:value-type="float">
            <text:p>45565032</text:p>
          </table:table-cell>
          <table:table-cell office:value-type="float" office:value="65882712" calcext:value-type="float">
            <text:p>65882712</text:p>
          </table:table-cell>
          <table:table-cell office:value-type="float" office:value="413650032" calcext:value-type="float">
            <text:p>413650032</text:p>
          </table:table-cell>
          <table:table-cell office:value-type="float" office:value="208625176" calcext:value-type="float">
            <text:p>208625176</text:p>
          </table:table-cell>
          <table:table-cell office:value-type="float" office:value="192114136" calcext:value-type="float">
            <text:p>192114136</text:p>
          </table:table-cell>
          <table:table-cell office:value-type="float" office:value="144086296" calcext:value-type="float">
            <text:p>144086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2600" calcext:value-type="float">
            <text:p>21322600</text:p>
          </table:table-cell>
          <table:table-cell office:value-type="float" office:value="152112936" calcext:value-type="float">
            <text:p>152112936</text:p>
          </table:table-cell>
          <table:table-cell office:value-type="float" office:value="78973504" calcext:value-type="float">
            <text:p>78973504</text:p>
          </table:table-cell>
          <table:table-cell office:value-type="float" office:value="66199920" calcext:value-type="float">
            <text:p>66199920</text:p>
          </table:table-cell>
          <table:table-cell office:value-type="float" office:value="45565832" calcext:value-type="float">
            <text:p>45565832</text:p>
          </table:table-cell>
          <table:table-cell office:value-type="float" office:value="65929088" calcext:value-type="float">
            <text:p>65929088</text:p>
          </table:table-cell>
          <table:table-cell office:value-type="float" office:value="413683792" calcext:value-type="float">
            <text:p>413683792</text:p>
          </table:table-cell>
          <table:table-cell office:value-type="float" office:value="208665464" calcext:value-type="float">
            <text:p>208665464</text:p>
          </table:table-cell>
          <table:table-cell office:value-type="float" office:value="192985256" calcext:value-type="float">
            <text:p>192985256</text:p>
          </table:table-cell>
          <table:table-cell office:value-type="float" office:value="144584448" calcext:value-type="float">
            <text:p>144584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2632" calcext:value-type="float">
            <text:p>21322632</text:p>
          </table:table-cell>
          <table:table-cell office:value-type="float" office:value="152114496" calcext:value-type="float">
            <text:p>152114496</text:p>
          </table:table-cell>
          <table:table-cell office:value-type="float" office:value="78974336" calcext:value-type="float">
            <text:p>78974336</text:p>
          </table:table-cell>
          <table:table-cell office:value-type="float" office:value="66201392" calcext:value-type="float">
            <text:p>66201392</text:p>
          </table:table-cell>
          <table:table-cell office:value-type="float" office:value="45565840" calcext:value-type="float">
            <text:p>45565840</text:p>
          </table:table-cell>
          <table:table-cell office:value-type="float" office:value="66083536" calcext:value-type="float">
            <text:p>66083536</text:p>
          </table:table-cell>
          <table:table-cell office:value-type="float" office:value="413749216" calcext:value-type="float">
            <text:p>413749216</text:p>
          </table:table-cell>
          <table:table-cell office:value-type="float" office:value="208849712" calcext:value-type="float">
            <text:p>208849712</text:p>
          </table:table-cell>
          <table:table-cell office:value-type="float" office:value="193774392" calcext:value-type="float">
            <text:p>193774392</text:p>
          </table:table-cell>
          <table:table-cell office:value-type="float" office:value="144607144" calcext:value-type="float">
            <text:p>144607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3488" calcext:value-type="float">
            <text:p>21323488</text:p>
          </table:table-cell>
          <table:table-cell office:value-type="float" office:value="152120248" calcext:value-type="float">
            <text:p>152120248</text:p>
          </table:table-cell>
          <table:table-cell office:value-type="float" office:value="78974696" calcext:value-type="float">
            <text:p>78974696</text:p>
          </table:table-cell>
          <table:table-cell office:value-type="float" office:value="66206336" calcext:value-type="float">
            <text:p>66206336</text:p>
          </table:table-cell>
          <table:table-cell office:value-type="float" office:value="45566312" calcext:value-type="float">
            <text:p>45566312</text:p>
          </table:table-cell>
          <table:table-cell office:value-type="float" office:value="66196432" calcext:value-type="float">
            <text:p>66196432</text:p>
          </table:table-cell>
          <table:table-cell office:value-type="float" office:value="413754464" calcext:value-type="float">
            <text:p>413754464</text:p>
          </table:table-cell>
          <table:table-cell office:value-type="float" office:value="209612496" calcext:value-type="float">
            <text:p>209612496</text:p>
          </table:table-cell>
          <table:table-cell office:value-type="float" office:value="194296920" calcext:value-type="float">
            <text:p>194296920</text:p>
          </table:table-cell>
          <table:table-cell office:value-type="float" office:value="144774560" calcext:value-type="float">
            <text:p>1447745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3608" calcext:value-type="float">
            <text:p>21323608</text:p>
          </table:table-cell>
          <table:table-cell office:value-type="float" office:value="152123264" calcext:value-type="float">
            <text:p>152123264</text:p>
          </table:table-cell>
          <table:table-cell office:value-type="float" office:value="78975304" calcext:value-type="float">
            <text:p>78975304</text:p>
          </table:table-cell>
          <table:table-cell office:value-type="float" office:value="66208272" calcext:value-type="float">
            <text:p>66208272</text:p>
          </table:table-cell>
          <table:table-cell office:value-type="float" office:value="45566312" calcext:value-type="float">
            <text:p>45566312</text:p>
          </table:table-cell>
          <table:table-cell office:value-type="float" office:value="66344280" calcext:value-type="float">
            <text:p>66344280</text:p>
          </table:table-cell>
          <table:table-cell office:value-type="float" office:value="413859112" calcext:value-type="float">
            <text:p>413859112</text:p>
          </table:table-cell>
          <table:table-cell office:value-type="float" office:value="209996224" calcext:value-type="float">
            <text:p>209996224</text:p>
          </table:table-cell>
          <table:table-cell office:value-type="float" office:value="194697200" calcext:value-type="float">
            <text:p>194697200</text:p>
          </table:table-cell>
          <table:table-cell office:value-type="float" office:value="144793816" calcext:value-type="float">
            <text:p>144793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3672" calcext:value-type="float">
            <text:p>21323672</text:p>
          </table:table-cell>
          <table:table-cell office:value-type="float" office:value="152124048" calcext:value-type="float">
            <text:p>152124048</text:p>
          </table:table-cell>
          <table:table-cell office:value-type="float" office:value="78975448" calcext:value-type="float">
            <text:p>78975448</text:p>
          </table:table-cell>
          <table:table-cell office:value-type="float" office:value="66209336" calcext:value-type="float">
            <text:p>66209336</text:p>
          </table:table-cell>
          <table:table-cell office:value-type="float" office:value="45566360" calcext:value-type="float">
            <text:p>45566360</text:p>
          </table:table-cell>
          <table:table-cell office:value-type="float" office:value="66430720" calcext:value-type="float">
            <text:p>66430720</text:p>
          </table:table-cell>
          <table:table-cell office:value-type="float" office:value="413871248" calcext:value-type="float">
            <text:p>413871248</text:p>
          </table:table-cell>
          <table:table-cell office:value-type="float" office:value="210045224" calcext:value-type="float">
            <text:p>210045224</text:p>
          </table:table-cell>
          <table:table-cell office:value-type="float" office:value="194879936" calcext:value-type="float">
            <text:p>194879936</text:p>
          </table:table-cell>
          <table:table-cell office:value-type="float" office:value="145987840" calcext:value-type="float">
            <text:p>1459878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3728" calcext:value-type="float">
            <text:p>21323728</text:p>
          </table:table-cell>
          <table:table-cell office:value-type="float" office:value="152136344" calcext:value-type="float">
            <text:p>152136344</text:p>
          </table:table-cell>
          <table:table-cell office:value-type="float" office:value="78976328" calcext:value-type="float">
            <text:p>78976328</text:p>
          </table:table-cell>
          <table:table-cell office:value-type="float" office:value="66209712" calcext:value-type="float">
            <text:p>66209712</text:p>
          </table:table-cell>
          <table:table-cell office:value-type="float" office:value="45566720" calcext:value-type="float">
            <text:p>45566720</text:p>
          </table:table-cell>
          <table:table-cell office:value-type="float" office:value="66475520" calcext:value-type="float">
            <text:p>66475520</text:p>
          </table:table-cell>
          <table:table-cell office:value-type="float" office:value="413888296" calcext:value-type="float">
            <text:p>413888296</text:p>
          </table:table-cell>
          <table:table-cell office:value-type="float" office:value="211163488" calcext:value-type="float">
            <text:p>211163488</text:p>
          </table:table-cell>
          <table:table-cell office:value-type="float" office:value="194903128" calcext:value-type="float">
            <text:p>194903128</text:p>
          </table:table-cell>
          <table:table-cell office:value-type="float" office:value="146494656" calcext:value-type="float">
            <text:p>146494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3912" calcext:value-type="float">
            <text:p>21323912</text:p>
          </table:table-cell>
          <table:table-cell office:value-type="float" office:value="152147384" calcext:value-type="float">
            <text:p>152147384</text:p>
          </table:table-cell>
          <table:table-cell office:value-type="float" office:value="78976784" calcext:value-type="float">
            <text:p>78976784</text:p>
          </table:table-cell>
          <table:table-cell office:value-type="float" office:value="66211600" calcext:value-type="float">
            <text:p>66211600</text:p>
          </table:table-cell>
          <table:table-cell office:value-type="float" office:value="45566904" calcext:value-type="float">
            <text:p>45566904</text:p>
          </table:table-cell>
          <table:table-cell office:value-type="float" office:value="66905824" calcext:value-type="float">
            <text:p>66905824</text:p>
          </table:table-cell>
          <table:table-cell office:value-type="float" office:value="413909248" calcext:value-type="float">
            <text:p>413909248</text:p>
          </table:table-cell>
          <table:table-cell office:value-type="float" office:value="211183984" calcext:value-type="float">
            <text:p>211183984</text:p>
          </table:table-cell>
          <table:table-cell office:value-type="float" office:value="195038056" calcext:value-type="float">
            <text:p>195038056</text:p>
          </table:table-cell>
          <table:table-cell office:value-type="float" office:value="146625160" calcext:value-type="float">
            <text:p>1466251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4280" calcext:value-type="float">
            <text:p>21324280</text:p>
          </table:table-cell>
          <table:table-cell office:value-type="float" office:value="152150976" calcext:value-type="float">
            <text:p>152150976</text:p>
          </table:table-cell>
          <table:table-cell office:value-type="float" office:value="78977000" calcext:value-type="float">
            <text:p>78977000</text:p>
          </table:table-cell>
          <table:table-cell office:value-type="float" office:value="66214568" calcext:value-type="float">
            <text:p>66214568</text:p>
          </table:table-cell>
          <table:table-cell office:value-type="float" office:value="45567352" calcext:value-type="float">
            <text:p>45567352</text:p>
          </table:table-cell>
          <table:table-cell office:value-type="float" office:value="67409952" calcext:value-type="float">
            <text:p>67409952</text:p>
          </table:table-cell>
          <table:table-cell office:value-type="float" office:value="414212136" calcext:value-type="float">
            <text:p>414212136</text:p>
          </table:table-cell>
          <table:table-cell office:value-type="float" office:value="211223568" calcext:value-type="float">
            <text:p>211223568</text:p>
          </table:table-cell>
          <table:table-cell office:value-type="float" office:value="195256816" calcext:value-type="float">
            <text:p>195256816</text:p>
          </table:table-cell>
          <table:table-cell office:value-type="float" office:value="146666968" calcext:value-type="float">
            <text:p>146666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4464" calcext:value-type="float">
            <text:p>21324464</text:p>
          </table:table-cell>
          <table:table-cell office:value-type="float" office:value="152155488" calcext:value-type="float">
            <text:p>152155488</text:p>
          </table:table-cell>
          <table:table-cell office:value-type="float" office:value="78977048" calcext:value-type="float">
            <text:p>78977048</text:p>
          </table:table-cell>
          <table:table-cell office:value-type="float" office:value="66214696" calcext:value-type="float">
            <text:p>66214696</text:p>
          </table:table-cell>
          <table:table-cell office:value-type="float" office:value="45567584" calcext:value-type="float">
            <text:p>45567584</text:p>
          </table:table-cell>
          <table:table-cell office:value-type="float" office:value="67588488" calcext:value-type="float">
            <text:p>67588488</text:p>
          </table:table-cell>
          <table:table-cell office:value-type="float" office:value="414402880" calcext:value-type="float">
            <text:p>414402880</text:p>
          </table:table-cell>
          <table:table-cell office:value-type="float" office:value="211246840" calcext:value-type="float">
            <text:p>211246840</text:p>
          </table:table-cell>
          <table:table-cell office:value-type="float" office:value="195321696" calcext:value-type="float">
            <text:p>195321696</text:p>
          </table:table-cell>
          <table:table-cell office:value-type="float" office:value="147139904" calcext:value-type="float">
            <text:p>147139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4680" calcext:value-type="float">
            <text:p>21324680</text:p>
          </table:table-cell>
          <table:table-cell office:value-type="float" office:value="152164936" calcext:value-type="float">
            <text:p>152164936</text:p>
          </table:table-cell>
          <table:table-cell office:value-type="float" office:value="78977856" calcext:value-type="float">
            <text:p>78977856</text:p>
          </table:table-cell>
          <table:table-cell office:value-type="float" office:value="66215440" calcext:value-type="float">
            <text:p>66215440</text:p>
          </table:table-cell>
          <table:table-cell office:value-type="float" office:value="45567720" calcext:value-type="float">
            <text:p>45567720</text:p>
          </table:table-cell>
          <table:table-cell office:value-type="float" office:value="67933152" calcext:value-type="float">
            <text:p>67933152</text:p>
          </table:table-cell>
          <table:table-cell office:value-type="float" office:value="414855440" calcext:value-type="float">
            <text:p>414855440</text:p>
          </table:table-cell>
          <table:table-cell office:value-type="float" office:value="211251840" calcext:value-type="float">
            <text:p>211251840</text:p>
          </table:table-cell>
          <table:table-cell office:value-type="float" office:value="195365632" calcext:value-type="float">
            <text:p>195365632</text:p>
          </table:table-cell>
          <table:table-cell office:value-type="float" office:value="147237864" calcext:value-type="float">
            <text:p>1472378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4736" calcext:value-type="float">
            <text:p>21324736</text:p>
          </table:table-cell>
          <table:table-cell office:value-type="float" office:value="152165912" calcext:value-type="float">
            <text:p>152165912</text:p>
          </table:table-cell>
          <table:table-cell office:value-type="float" office:value="78979536" calcext:value-type="float">
            <text:p>78979536</text:p>
          </table:table-cell>
          <table:table-cell office:value-type="float" office:value="66218184" calcext:value-type="float">
            <text:p>66218184</text:p>
          </table:table-cell>
          <table:table-cell office:value-type="float" office:value="45567848" calcext:value-type="float">
            <text:p>45567848</text:p>
          </table:table-cell>
          <table:table-cell office:value-type="float" office:value="68317320" calcext:value-type="float">
            <text:p>68317320</text:p>
          </table:table-cell>
          <table:table-cell office:value-type="float" office:value="414913904" calcext:value-type="float">
            <text:p>414913904</text:p>
          </table:table-cell>
          <table:table-cell office:value-type="float" office:value="211253640" calcext:value-type="float">
            <text:p>211253640</text:p>
          </table:table-cell>
          <table:table-cell office:value-type="float" office:value="195391480" calcext:value-type="float">
            <text:p>195391480</text:p>
          </table:table-cell>
          <table:table-cell office:value-type="float" office:value="147238312" calcext:value-type="float">
            <text:p>147238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5048" calcext:value-type="float">
            <text:p>21325048</text:p>
          </table:table-cell>
          <table:table-cell office:value-type="float" office:value="152167232" calcext:value-type="float">
            <text:p>152167232</text:p>
          </table:table-cell>
          <table:table-cell office:value-type="float" office:value="78979848" calcext:value-type="float">
            <text:p>78979848</text:p>
          </table:table-cell>
          <table:table-cell office:value-type="float" office:value="66218696" calcext:value-type="float">
            <text:p>66218696</text:p>
          </table:table-cell>
          <table:table-cell office:value-type="float" office:value="45567984" calcext:value-type="float">
            <text:p>45567984</text:p>
          </table:table-cell>
          <table:table-cell office:value-type="float" office:value="68932808" calcext:value-type="float">
            <text:p>68932808</text:p>
          </table:table-cell>
          <table:table-cell office:value-type="float" office:value="415059976" calcext:value-type="float">
            <text:p>415059976</text:p>
          </table:table-cell>
          <table:table-cell office:value-type="float" office:value="211259224" calcext:value-type="float">
            <text:p>211259224</text:p>
          </table:table-cell>
          <table:table-cell office:value-type="float" office:value="195396232" calcext:value-type="float">
            <text:p>195396232</text:p>
          </table:table-cell>
          <table:table-cell office:value-type="float" office:value="147301632" calcext:value-type="float">
            <text:p>147301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5512" calcext:value-type="float">
            <text:p>21325512</text:p>
          </table:table-cell>
          <table:table-cell office:value-type="float" office:value="152168192" calcext:value-type="float">
            <text:p>152168192</text:p>
          </table:table-cell>
          <table:table-cell office:value-type="float" office:value="78980016" calcext:value-type="float">
            <text:p>78980016</text:p>
          </table:table-cell>
          <table:table-cell office:value-type="float" office:value="66219272" calcext:value-type="float">
            <text:p>66219272</text:p>
          </table:table-cell>
          <table:table-cell office:value-type="float" office:value="45568688" calcext:value-type="float">
            <text:p>45568688</text:p>
          </table:table-cell>
          <table:table-cell office:value-type="float" office:value="69490328" calcext:value-type="float">
            <text:p>69490328</text:p>
          </table:table-cell>
          <table:table-cell office:value-type="float" office:value="415143720" calcext:value-type="float">
            <text:p>415143720</text:p>
          </table:table-cell>
          <table:table-cell office:value-type="float" office:value="211269776" calcext:value-type="float">
            <text:p>211269776</text:p>
          </table:table-cell>
          <table:table-cell office:value-type="float" office:value="195839896" calcext:value-type="float">
            <text:p>195839896</text:p>
          </table:table-cell>
          <table:table-cell office:value-type="float" office:value="147324576" calcext:value-type="float">
            <text:p>147324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5544" calcext:value-type="float">
            <text:p>21325544</text:p>
          </table:table-cell>
          <table:table-cell office:value-type="float" office:value="152169624" calcext:value-type="float">
            <text:p>152169624</text:p>
          </table:table-cell>
          <table:table-cell office:value-type="float" office:value="78982696" calcext:value-type="float">
            <text:p>78982696</text:p>
          </table:table-cell>
          <table:table-cell office:value-type="float" office:value="66220696" calcext:value-type="float">
            <text:p>66220696</text:p>
          </table:table-cell>
          <table:table-cell office:value-type="float" office:value="45568688" calcext:value-type="float">
            <text:p>45568688</text:p>
          </table:table-cell>
          <table:table-cell office:value-type="float" office:value="70242320" calcext:value-type="float">
            <text:p>70242320</text:p>
          </table:table-cell>
          <table:table-cell office:value-type="float" office:value="415170160" calcext:value-type="float">
            <text:p>415170160</text:p>
          </table:table-cell>
          <table:table-cell office:value-type="float" office:value="211296256" calcext:value-type="float">
            <text:p>211296256</text:p>
          </table:table-cell>
          <table:table-cell office:value-type="float" office:value="196198704" calcext:value-type="float">
            <text:p>196198704</text:p>
          </table:table-cell>
          <table:table-cell office:value-type="float" office:value="147327488" calcext:value-type="float">
            <text:p>147327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5608" calcext:value-type="float">
            <text:p>21325608</text:p>
          </table:table-cell>
          <table:table-cell office:value-type="float" office:value="152180864" calcext:value-type="float">
            <text:p>152180864</text:p>
          </table:table-cell>
          <table:table-cell office:value-type="float" office:value="78983520" calcext:value-type="float">
            <text:p>78983520</text:p>
          </table:table-cell>
          <table:table-cell office:value-type="float" office:value="66221288" calcext:value-type="float">
            <text:p>66221288</text:p>
          </table:table-cell>
          <table:table-cell office:value-type="float" office:value="45568992" calcext:value-type="float">
            <text:p>45568992</text:p>
          </table:table-cell>
          <table:table-cell office:value-type="float" office:value="70331184" calcext:value-type="float">
            <text:p>70331184</text:p>
          </table:table-cell>
          <table:table-cell office:value-type="float" office:value="415271112" calcext:value-type="float">
            <text:p>415271112</text:p>
          </table:table-cell>
          <table:table-cell office:value-type="float" office:value="211301336" calcext:value-type="float">
            <text:p>211301336</text:p>
          </table:table-cell>
          <table:table-cell office:value-type="float" office:value="196353280" calcext:value-type="float">
            <text:p>196353280</text:p>
          </table:table-cell>
          <table:table-cell office:value-type="float" office:value="147330920" calcext:value-type="float">
            <text:p>1473309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5768" calcext:value-type="float">
            <text:p>21325768</text:p>
          </table:table-cell>
          <table:table-cell office:value-type="float" office:value="152183952" calcext:value-type="float">
            <text:p>152183952</text:p>
          </table:table-cell>
          <table:table-cell office:value-type="float" office:value="78983928" calcext:value-type="float">
            <text:p>78983928</text:p>
          </table:table-cell>
          <table:table-cell office:value-type="float" office:value="66224104" calcext:value-type="float">
            <text:p>66224104</text:p>
          </table:table-cell>
          <table:table-cell office:value-type="float" office:value="45569744" calcext:value-type="float">
            <text:p>45569744</text:p>
          </table:table-cell>
          <table:table-cell office:value-type="float" office:value="70358744" calcext:value-type="float">
            <text:p>70358744</text:p>
          </table:table-cell>
          <table:table-cell office:value-type="float" office:value="415427320" calcext:value-type="float">
            <text:p>415427320</text:p>
          </table:table-cell>
          <table:table-cell office:value-type="float" office:value="211321912" calcext:value-type="float">
            <text:p>211321912</text:p>
          </table:table-cell>
          <table:table-cell office:value-type="float" office:value="196850120" calcext:value-type="float">
            <text:p>196850120</text:p>
          </table:table-cell>
          <table:table-cell office:value-type="float" office:value="147331456" calcext:value-type="float">
            <text:p>147331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5832" calcext:value-type="float">
            <text:p>21325832</text:p>
          </table:table-cell>
          <table:table-cell office:value-type="float" office:value="152186536" calcext:value-type="float">
            <text:p>152186536</text:p>
          </table:table-cell>
          <table:table-cell office:value-type="float" office:value="78984624" calcext:value-type="float">
            <text:p>78984624</text:p>
          </table:table-cell>
          <table:table-cell office:value-type="float" office:value="66224416" calcext:value-type="float">
            <text:p>66224416</text:p>
          </table:table-cell>
          <table:table-cell office:value-type="float" office:value="45569768" calcext:value-type="float">
            <text:p>45569768</text:p>
          </table:table-cell>
          <table:table-cell office:value-type="float" office:value="70469008" calcext:value-type="float">
            <text:p>70469008</text:p>
          </table:table-cell>
          <table:table-cell office:value-type="float" office:value="415441960" calcext:value-type="float">
            <text:p>415441960</text:p>
          </table:table-cell>
          <table:table-cell office:value-type="float" office:value="211324080" calcext:value-type="float">
            <text:p>211324080</text:p>
          </table:table-cell>
          <table:table-cell office:value-type="float" office:value="196892928" calcext:value-type="float">
            <text:p>196892928</text:p>
          </table:table-cell>
          <table:table-cell office:value-type="float" office:value="147333512" calcext:value-type="float">
            <text:p>147333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6088" calcext:value-type="float">
            <text:p>21326088</text:p>
          </table:table-cell>
          <table:table-cell office:value-type="float" office:value="152188104" calcext:value-type="float">
            <text:p>152188104</text:p>
          </table:table-cell>
          <table:table-cell office:value-type="float" office:value="78984728" calcext:value-type="float">
            <text:p>78984728</text:p>
          </table:table-cell>
          <table:table-cell office:value-type="float" office:value="66224712" calcext:value-type="float">
            <text:p>66224712</text:p>
          </table:table-cell>
          <table:table-cell office:value-type="float" office:value="45569800" calcext:value-type="float">
            <text:p>45569800</text:p>
          </table:table-cell>
          <table:table-cell office:value-type="float" office:value="70600976" calcext:value-type="float">
            <text:p>70600976</text:p>
          </table:table-cell>
          <table:table-cell office:value-type="float" office:value="415597976" calcext:value-type="float">
            <text:p>415597976</text:p>
          </table:table-cell>
          <table:table-cell office:value-type="float" office:value="211335720" calcext:value-type="float">
            <text:p>211335720</text:p>
          </table:table-cell>
          <table:table-cell office:value-type="float" office:value="196902880" calcext:value-type="float">
            <text:p>196902880</text:p>
          </table:table-cell>
          <table:table-cell office:value-type="float" office:value="147340736" calcext:value-type="float">
            <text:p>147340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6240" calcext:value-type="float">
            <text:p>21326240</text:p>
          </table:table-cell>
          <table:table-cell office:value-type="float" office:value="152192688" calcext:value-type="float">
            <text:p>152192688</text:p>
          </table:table-cell>
          <table:table-cell office:value-type="float" office:value="78985096" calcext:value-type="float">
            <text:p>78985096</text:p>
          </table:table-cell>
          <table:table-cell office:value-type="float" office:value="66226208" calcext:value-type="float">
            <text:p>66226208</text:p>
          </table:table-cell>
          <table:table-cell office:value-type="float" office:value="45570176" calcext:value-type="float">
            <text:p>45570176</text:p>
          </table:table-cell>
          <table:table-cell office:value-type="float" office:value="70603632" calcext:value-type="float">
            <text:p>70603632</text:p>
          </table:table-cell>
          <table:table-cell office:value-type="float" office:value="415843688" calcext:value-type="float">
            <text:p>415843688</text:p>
          </table:table-cell>
          <table:table-cell office:value-type="float" office:value="211346400" calcext:value-type="float">
            <text:p>211346400</text:p>
          </table:table-cell>
          <table:table-cell office:value-type="float" office:value="196908560" calcext:value-type="float">
            <text:p>196908560</text:p>
          </table:table-cell>
          <table:table-cell office:value-type="float" office:value="147342608" calcext:value-type="float">
            <text:p>147342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6848" calcext:value-type="float">
            <text:p>21326848</text:p>
          </table:table-cell>
          <table:table-cell office:value-type="float" office:value="152205064" calcext:value-type="float">
            <text:p>152205064</text:p>
          </table:table-cell>
          <table:table-cell office:value-type="float" office:value="78985816" calcext:value-type="float">
            <text:p>78985816</text:p>
          </table:table-cell>
          <table:table-cell office:value-type="float" office:value="66227536" calcext:value-type="float">
            <text:p>66227536</text:p>
          </table:table-cell>
          <table:table-cell office:value-type="float" office:value="45571040" calcext:value-type="float">
            <text:p>45571040</text:p>
          </table:table-cell>
          <table:table-cell office:value-type="float" office:value="70621968" calcext:value-type="float">
            <text:p>70621968</text:p>
          </table:table-cell>
          <table:table-cell office:value-type="float" office:value="416000344" calcext:value-type="float">
            <text:p>416000344</text:p>
          </table:table-cell>
          <table:table-cell office:value-type="float" office:value="211366432" calcext:value-type="float">
            <text:p>211366432</text:p>
          </table:table-cell>
          <table:table-cell office:value-type="float" office:value="196913896" calcext:value-type="float">
            <text:p>196913896</text:p>
          </table:table-cell>
          <table:table-cell office:value-type="float" office:value="147343000" calcext:value-type="float">
            <text:p>147343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7120" calcext:value-type="float">
            <text:p>21327120</text:p>
          </table:table-cell>
          <table:table-cell office:value-type="float" office:value="152205416" calcext:value-type="float">
            <text:p>152205416</text:p>
          </table:table-cell>
          <table:table-cell office:value-type="float" office:value="78986240" calcext:value-type="float">
            <text:p>78986240</text:p>
          </table:table-cell>
          <table:table-cell office:value-type="float" office:value="66227776" calcext:value-type="float">
            <text:p>66227776</text:p>
          </table:table-cell>
          <table:table-cell office:value-type="float" office:value="45571696" calcext:value-type="float">
            <text:p>45571696</text:p>
          </table:table-cell>
          <table:table-cell office:value-type="float" office:value="70650016" calcext:value-type="float">
            <text:p>70650016</text:p>
          </table:table-cell>
          <table:table-cell office:value-type="float" office:value="416534744" calcext:value-type="float">
            <text:p>416534744</text:p>
          </table:table-cell>
          <table:table-cell office:value-type="float" office:value="211382360" calcext:value-type="float">
            <text:p>211382360</text:p>
          </table:table-cell>
          <table:table-cell office:value-type="float" office:value="196991024" calcext:value-type="float">
            <text:p>196991024</text:p>
          </table:table-cell>
          <table:table-cell office:value-type="float" office:value="147353848" calcext:value-type="float">
            <text:p>147353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7152" calcext:value-type="float">
            <text:p>21327152</text:p>
          </table:table-cell>
          <table:table-cell office:value-type="float" office:value="152223024" calcext:value-type="float">
            <text:p>152223024</text:p>
          </table:table-cell>
          <table:table-cell office:value-type="float" office:value="78986440" calcext:value-type="float">
            <text:p>78986440</text:p>
          </table:table-cell>
          <table:table-cell office:value-type="float" office:value="66227872" calcext:value-type="float">
            <text:p>66227872</text:p>
          </table:table-cell>
          <table:table-cell office:value-type="float" office:value="45571696" calcext:value-type="float">
            <text:p>45571696</text:p>
          </table:table-cell>
          <table:table-cell office:value-type="float" office:value="70650880" calcext:value-type="float">
            <text:p>70650880</text:p>
          </table:table-cell>
          <table:table-cell office:value-type="float" office:value="416752376" calcext:value-type="float">
            <text:p>416752376</text:p>
          </table:table-cell>
          <table:table-cell office:value-type="float" office:value="211382384" calcext:value-type="float">
            <text:p>211382384</text:p>
          </table:table-cell>
          <table:table-cell office:value-type="float" office:value="196999784" calcext:value-type="float">
            <text:p>196999784</text:p>
          </table:table-cell>
          <table:table-cell office:value-type="float" office:value="147358328" calcext:value-type="float">
            <text:p>147358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7288" calcext:value-type="float">
            <text:p>21327288</text:p>
          </table:table-cell>
          <table:table-cell office:value-type="float" office:value="152227176" calcext:value-type="float">
            <text:p>152227176</text:p>
          </table:table-cell>
          <table:table-cell office:value-type="float" office:value="78986504" calcext:value-type="float">
            <text:p>78986504</text:p>
          </table:table-cell>
          <table:table-cell office:value-type="float" office:value="66228416" calcext:value-type="float">
            <text:p>66228416</text:p>
          </table:table-cell>
          <table:table-cell office:value-type="float" office:value="45571912" calcext:value-type="float">
            <text:p>45571912</text:p>
          </table:table-cell>
          <table:table-cell office:value-type="float" office:value="70653816" calcext:value-type="float">
            <text:p>70653816</text:p>
          </table:table-cell>
          <table:table-cell office:value-type="float" office:value="417484088" calcext:value-type="float">
            <text:p>417484088</text:p>
          </table:table-cell>
          <table:table-cell office:value-type="float" office:value="211405312" calcext:value-type="float">
            <text:p>211405312</text:p>
          </table:table-cell>
          <table:table-cell office:value-type="float" office:value="197034728" calcext:value-type="float">
            <text:p>197034728</text:p>
          </table:table-cell>
          <table:table-cell office:value-type="float" office:value="147372496" calcext:value-type="float">
            <text:p>147372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7872" calcext:value-type="float">
            <text:p>21327872</text:p>
          </table:table-cell>
          <table:table-cell office:value-type="float" office:value="152229424" calcext:value-type="float">
            <text:p>152229424</text:p>
          </table:table-cell>
          <table:table-cell office:value-type="float" office:value="78987832" calcext:value-type="float">
            <text:p>78987832</text:p>
          </table:table-cell>
          <table:table-cell office:value-type="float" office:value="66230152" calcext:value-type="float">
            <text:p>66230152</text:p>
          </table:table-cell>
          <table:table-cell office:value-type="float" office:value="45571992" calcext:value-type="float">
            <text:p>45571992</text:p>
          </table:table-cell>
          <table:table-cell office:value-type="float" office:value="70662496" calcext:value-type="float">
            <text:p>70662496</text:p>
          </table:table-cell>
          <table:table-cell office:value-type="float" office:value="418343880" calcext:value-type="float">
            <text:p>418343880</text:p>
          </table:table-cell>
          <table:table-cell office:value-type="float" office:value="211457888" calcext:value-type="float">
            <text:p>211457888</text:p>
          </table:table-cell>
          <table:table-cell office:value-type="float" office:value="197048744" calcext:value-type="float">
            <text:p>197048744</text:p>
          </table:table-cell>
          <table:table-cell office:value-type="float" office:value="147374200" calcext:value-type="float">
            <text:p>1473742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7888" calcext:value-type="float">
            <text:p>21327888</text:p>
          </table:table-cell>
          <table:table-cell office:value-type="float" office:value="152230224" calcext:value-type="float">
            <text:p>152230224</text:p>
          </table:table-cell>
          <table:table-cell office:value-type="float" office:value="78988056" calcext:value-type="float">
            <text:p>78988056</text:p>
          </table:table-cell>
          <table:table-cell office:value-type="float" office:value="66231256" calcext:value-type="float">
            <text:p>66231256</text:p>
          </table:table-cell>
          <table:table-cell office:value-type="float" office:value="45572240" calcext:value-type="float">
            <text:p>45572240</text:p>
          </table:table-cell>
          <table:table-cell office:value-type="float" office:value="70662600" calcext:value-type="float">
            <text:p>70662600</text:p>
          </table:table-cell>
          <table:table-cell office:value-type="float" office:value="418615408" calcext:value-type="float">
            <text:p>418615408</text:p>
          </table:table-cell>
          <table:table-cell office:value-type="float" office:value="211463728" calcext:value-type="float">
            <text:p>211463728</text:p>
          </table:table-cell>
          <table:table-cell office:value-type="float" office:value="197077272" calcext:value-type="float">
            <text:p>197077272</text:p>
          </table:table-cell>
          <table:table-cell office:value-type="float" office:value="147377328" calcext:value-type="float">
            <text:p>147377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7912" calcext:value-type="float">
            <text:p>21327912</text:p>
          </table:table-cell>
          <table:table-cell office:value-type="float" office:value="152238464" calcext:value-type="float">
            <text:p>152238464</text:p>
          </table:table-cell>
          <table:table-cell office:value-type="float" office:value="78988088" calcext:value-type="float">
            <text:p>78988088</text:p>
          </table:table-cell>
          <table:table-cell office:value-type="float" office:value="66233640" calcext:value-type="float">
            <text:p>66233640</text:p>
          </table:table-cell>
          <table:table-cell office:value-type="float" office:value="45572304" calcext:value-type="float">
            <text:p>45572304</text:p>
          </table:table-cell>
          <table:table-cell office:value-type="float" office:value="70664768" calcext:value-type="float">
            <text:p>70664768</text:p>
          </table:table-cell>
          <table:table-cell office:value-type="float" office:value="418893064" calcext:value-type="float">
            <text:p>418893064</text:p>
          </table:table-cell>
          <table:table-cell office:value-type="float" office:value="211470792" calcext:value-type="float">
            <text:p>211470792</text:p>
          </table:table-cell>
          <table:table-cell office:value-type="float" office:value="197113296" calcext:value-type="float">
            <text:p>197113296</text:p>
          </table:table-cell>
          <table:table-cell office:value-type="float" office:value="147390016" calcext:value-type="float">
            <text:p>147390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8240" calcext:value-type="float">
            <text:p>21328240</text:p>
          </table:table-cell>
          <table:table-cell office:value-type="float" office:value="152255688" calcext:value-type="float">
            <text:p>152255688</text:p>
          </table:table-cell>
          <table:table-cell office:value-type="float" office:value="78988216" calcext:value-type="float">
            <text:p>78988216</text:p>
          </table:table-cell>
          <table:table-cell office:value-type="float" office:value="66234088" calcext:value-type="float">
            <text:p>66234088</text:p>
          </table:table-cell>
          <table:table-cell office:value-type="float" office:value="45572800" calcext:value-type="float">
            <text:p>45572800</text:p>
          </table:table-cell>
          <table:table-cell office:value-type="float" office:value="70667720" calcext:value-type="float">
            <text:p>70667720</text:p>
          </table:table-cell>
          <table:table-cell office:value-type="float" office:value="418918208" calcext:value-type="float">
            <text:p>418918208</text:p>
          </table:table-cell>
          <table:table-cell office:value-type="float" office:value="211478200" calcext:value-type="float">
            <text:p>211478200</text:p>
          </table:table-cell>
          <table:table-cell office:value-type="float" office:value="197121664" calcext:value-type="float">
            <text:p>197121664</text:p>
          </table:table-cell>
          <table:table-cell office:value-type="float" office:value="147390816" calcext:value-type="float">
            <text:p>147390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8464" calcext:value-type="float">
            <text:p>21328464</text:p>
          </table:table-cell>
          <table:table-cell office:value-type="float" office:value="152257608" calcext:value-type="float">
            <text:p>152257608</text:p>
          </table:table-cell>
          <table:table-cell office:value-type="float" office:value="78991520" calcext:value-type="float">
            <text:p>78991520</text:p>
          </table:table-cell>
          <table:table-cell office:value-type="float" office:value="66234640" calcext:value-type="float">
            <text:p>66234640</text:p>
          </table:table-cell>
          <table:table-cell office:value-type="float" office:value="45573216" calcext:value-type="float">
            <text:p>45573216</text:p>
          </table:table-cell>
          <table:table-cell office:value-type="float" office:value="70672992" calcext:value-type="float">
            <text:p>70672992</text:p>
          </table:table-cell>
          <table:table-cell office:value-type="float" office:value="419040176" calcext:value-type="float">
            <text:p>419040176</text:p>
          </table:table-cell>
          <table:table-cell office:value-type="float" office:value="211538672" calcext:value-type="float">
            <text:p>211538672</text:p>
          </table:table-cell>
          <table:table-cell office:value-type="float" office:value="197141336" calcext:value-type="float">
            <text:p>197141336</text:p>
          </table:table-cell>
          <table:table-cell office:value-type="float" office:value="147391400" calcext:value-type="float">
            <text:p>1473914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8512" calcext:value-type="float">
            <text:p>21328512</text:p>
          </table:table-cell>
          <table:table-cell office:value-type="float" office:value="152265808" calcext:value-type="float">
            <text:p>152265808</text:p>
          </table:table-cell>
          <table:table-cell office:value-type="float" office:value="78991984" calcext:value-type="float">
            <text:p>78991984</text:p>
          </table:table-cell>
          <table:table-cell office:value-type="float" office:value="66234776" calcext:value-type="float">
            <text:p>66234776</text:p>
          </table:table-cell>
          <table:table-cell office:value-type="float" office:value="45573496" calcext:value-type="float">
            <text:p>45573496</text:p>
          </table:table-cell>
          <table:table-cell office:value-type="float" office:value="70677136" calcext:value-type="float">
            <text:p>70677136</text:p>
          </table:table-cell>
          <table:table-cell office:value-type="float" office:value="419244368" calcext:value-type="float">
            <text:p>419244368</text:p>
          </table:table-cell>
          <table:table-cell office:value-type="float" office:value="211737056" calcext:value-type="float">
            <text:p>211737056</text:p>
          </table:table-cell>
          <table:table-cell office:value-type="float" office:value="197157760" calcext:value-type="float">
            <text:p>197157760</text:p>
          </table:table-cell>
          <table:table-cell office:value-type="float" office:value="147403504" calcext:value-type="float">
            <text:p>147403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8992" calcext:value-type="float">
            <text:p>21328992</text:p>
          </table:table-cell>
          <table:table-cell office:value-type="float" office:value="152268576" calcext:value-type="float">
            <text:p>152268576</text:p>
          </table:table-cell>
          <table:table-cell office:value-type="float" office:value="78992000" calcext:value-type="float">
            <text:p>78992000</text:p>
          </table:table-cell>
          <table:table-cell office:value-type="float" office:value="66240456" calcext:value-type="float">
            <text:p>66240456</text:p>
          </table:table-cell>
          <table:table-cell office:value-type="float" office:value="45573848" calcext:value-type="float">
            <text:p>45573848</text:p>
          </table:table-cell>
          <table:table-cell office:value-type="float" office:value="70679888" calcext:value-type="float">
            <text:p>70679888</text:p>
          </table:table-cell>
          <table:table-cell office:value-type="float" office:value="419756872" calcext:value-type="float">
            <text:p>419756872</text:p>
          </table:table-cell>
          <table:table-cell office:value-type="float" office:value="211764384" calcext:value-type="float">
            <text:p>211764384</text:p>
          </table:table-cell>
          <table:table-cell office:value-type="float" office:value="197235512" calcext:value-type="float">
            <text:p>197235512</text:p>
          </table:table-cell>
          <table:table-cell office:value-type="float" office:value="147411120" calcext:value-type="float">
            <text:p>1474111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9320" calcext:value-type="float">
            <text:p>21329320</text:p>
          </table:table-cell>
          <table:table-cell office:value-type="float" office:value="152273064" calcext:value-type="float">
            <text:p>152273064</text:p>
          </table:table-cell>
          <table:table-cell office:value-type="float" office:value="78992952" calcext:value-type="float">
            <text:p>78992952</text:p>
          </table:table-cell>
          <table:table-cell office:value-type="float" office:value="66241040" calcext:value-type="float">
            <text:p>66241040</text:p>
          </table:table-cell>
          <table:table-cell office:value-type="float" office:value="45573976" calcext:value-type="float">
            <text:p>45573976</text:p>
          </table:table-cell>
          <table:table-cell office:value-type="float" office:value="70680016" calcext:value-type="float">
            <text:p>70680016</text:p>
          </table:table-cell>
          <table:table-cell office:value-type="float" office:value="419817104" calcext:value-type="float">
            <text:p>419817104</text:p>
          </table:table-cell>
          <table:table-cell office:value-type="float" office:value="211932824" calcext:value-type="float">
            <text:p>211932824</text:p>
          </table:table-cell>
          <table:table-cell office:value-type="float" office:value="197266808" calcext:value-type="float">
            <text:p>197266808</text:p>
          </table:table-cell>
          <table:table-cell office:value-type="float" office:value="147418952" calcext:value-type="float">
            <text:p>147418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9448" calcext:value-type="float">
            <text:p>21329448</text:p>
          </table:table-cell>
          <table:table-cell office:value-type="float" office:value="152277776" calcext:value-type="float">
            <text:p>152277776</text:p>
          </table:table-cell>
          <table:table-cell office:value-type="float" office:value="78993464" calcext:value-type="float">
            <text:p>78993464</text:p>
          </table:table-cell>
          <table:table-cell office:value-type="float" office:value="66242184" calcext:value-type="float">
            <text:p>66242184</text:p>
          </table:table-cell>
          <table:table-cell office:value-type="float" office:value="45574200" calcext:value-type="float">
            <text:p>45574200</text:p>
          </table:table-cell>
          <table:table-cell office:value-type="float" office:value="70682040" calcext:value-type="float">
            <text:p>70682040</text:p>
          </table:table-cell>
          <table:table-cell office:value-type="float" office:value="419990808" calcext:value-type="float">
            <text:p>419990808</text:p>
          </table:table-cell>
          <table:table-cell office:value-type="float" office:value="213028592" calcext:value-type="float">
            <text:p>213028592</text:p>
          </table:table-cell>
          <table:table-cell office:value-type="float" office:value="197404016" calcext:value-type="float">
            <text:p>197404016</text:p>
          </table:table-cell>
          <table:table-cell office:value-type="float" office:value="147429368" calcext:value-type="float">
            <text:p>147429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9464" calcext:value-type="float">
            <text:p>21329464</text:p>
          </table:table-cell>
          <table:table-cell office:value-type="float" office:value="152297600" calcext:value-type="float">
            <text:p>152297600</text:p>
          </table:table-cell>
          <table:table-cell office:value-type="float" office:value="78995504" calcext:value-type="float">
            <text:p>78995504</text:p>
          </table:table-cell>
          <table:table-cell office:value-type="float" office:value="66242248" calcext:value-type="float">
            <text:p>66242248</text:p>
          </table:table-cell>
          <table:table-cell office:value-type="float" office:value="45577096" calcext:value-type="float">
            <text:p>45577096</text:p>
          </table:table-cell>
          <table:table-cell office:value-type="float" office:value="70687288" calcext:value-type="float">
            <text:p>70687288</text:p>
          </table:table-cell>
          <table:table-cell office:value-type="float" office:value="420009096" calcext:value-type="float">
            <text:p>420009096</text:p>
          </table:table-cell>
          <table:table-cell office:value-type="float" office:value="213655672" calcext:value-type="float">
            <text:p>213655672</text:p>
          </table:table-cell>
          <table:table-cell office:value-type="float" office:value="197595688" calcext:value-type="float">
            <text:p>197595688</text:p>
          </table:table-cell>
          <table:table-cell office:value-type="float" office:value="147440744" calcext:value-type="float">
            <text:p>147440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9552" calcext:value-type="float">
            <text:p>21329552</text:p>
          </table:table-cell>
          <table:table-cell office:value-type="float" office:value="152304192" calcext:value-type="float">
            <text:p>152304192</text:p>
          </table:table-cell>
          <table:table-cell office:value-type="float" office:value="78996632" calcext:value-type="float">
            <text:p>78996632</text:p>
          </table:table-cell>
          <table:table-cell office:value-type="float" office:value="66243784" calcext:value-type="float">
            <text:p>66243784</text:p>
          </table:table-cell>
          <table:table-cell office:value-type="float" office:value="45577176" calcext:value-type="float">
            <text:p>45577176</text:p>
          </table:table-cell>
          <table:table-cell office:value-type="float" office:value="70691072" calcext:value-type="float">
            <text:p>70691072</text:p>
          </table:table-cell>
          <table:table-cell office:value-type="float" office:value="420026704" calcext:value-type="float">
            <text:p>420026704</text:p>
          </table:table-cell>
          <table:table-cell office:value-type="float" office:value="215138976" calcext:value-type="float">
            <text:p>215138976</text:p>
          </table:table-cell>
          <table:table-cell office:value-type="float" office:value="197643288" calcext:value-type="float">
            <text:p>197643288</text:p>
          </table:table-cell>
          <table:table-cell office:value-type="float" office:value="147443344" calcext:value-type="float">
            <text:p>147443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1064" calcext:value-type="float">
            <text:p>21331064</text:p>
          </table:table-cell>
          <table:table-cell office:value-type="float" office:value="152307960" calcext:value-type="float">
            <text:p>152307960</text:p>
          </table:table-cell>
          <table:table-cell office:value-type="float" office:value="78996896" calcext:value-type="float">
            <text:p>78996896</text:p>
          </table:table-cell>
          <table:table-cell office:value-type="float" office:value="66245768" calcext:value-type="float">
            <text:p>66245768</text:p>
          </table:table-cell>
          <table:table-cell office:value-type="float" office:value="45578216" calcext:value-type="float">
            <text:p>45578216</text:p>
          </table:table-cell>
          <table:table-cell office:value-type="float" office:value="70699024" calcext:value-type="float">
            <text:p>70699024</text:p>
          </table:table-cell>
          <table:table-cell office:value-type="float" office:value="420045080" calcext:value-type="float">
            <text:p>420045080</text:p>
          </table:table-cell>
          <table:table-cell office:value-type="float" office:value="216446360" calcext:value-type="float">
            <text:p>216446360</text:p>
          </table:table-cell>
          <table:table-cell office:value-type="float" office:value="197682856" calcext:value-type="float">
            <text:p>197682856</text:p>
          </table:table-cell>
          <table:table-cell office:value-type="float" office:value="147443448" calcext:value-type="float">
            <text:p>147443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1152" calcext:value-type="float">
            <text:p>21331152</text:p>
          </table:table-cell>
          <table:table-cell office:value-type="float" office:value="152312672" calcext:value-type="float">
            <text:p>152312672</text:p>
          </table:table-cell>
          <table:table-cell office:value-type="float" office:value="78997264" calcext:value-type="float">
            <text:p>78997264</text:p>
          </table:table-cell>
          <table:table-cell office:value-type="float" office:value="66246240" calcext:value-type="float">
            <text:p>66246240</text:p>
          </table:table-cell>
          <table:table-cell office:value-type="float" office:value="45578712" calcext:value-type="float">
            <text:p>45578712</text:p>
          </table:table-cell>
          <table:table-cell office:value-type="float" office:value="70706432" calcext:value-type="float">
            <text:p>70706432</text:p>
          </table:table-cell>
          <table:table-cell office:value-type="float" office:value="420068704" calcext:value-type="float">
            <text:p>420068704</text:p>
          </table:table-cell>
          <table:table-cell office:value-type="float" office:value="217528512" calcext:value-type="float">
            <text:p>217528512</text:p>
          </table:table-cell>
          <table:table-cell office:value-type="float" office:value="197693616" calcext:value-type="float">
            <text:p>197693616</text:p>
          </table:table-cell>
          <table:table-cell office:value-type="float" office:value="147451272" calcext:value-type="float">
            <text:p>147451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1504" calcext:value-type="float">
            <text:p>21331504</text:p>
          </table:table-cell>
          <table:table-cell office:value-type="float" office:value="152331800" calcext:value-type="float">
            <text:p>152331800</text:p>
          </table:table-cell>
          <table:table-cell office:value-type="float" office:value="78997808" calcext:value-type="float">
            <text:p>78997808</text:p>
          </table:table-cell>
          <table:table-cell office:value-type="float" office:value="66246328" calcext:value-type="float">
            <text:p>66246328</text:p>
          </table:table-cell>
          <table:table-cell office:value-type="float" office:value="45579136" calcext:value-type="float">
            <text:p>45579136</text:p>
          </table:table-cell>
          <table:table-cell office:value-type="float" office:value="70710408" calcext:value-type="float">
            <text:p>70710408</text:p>
          </table:table-cell>
          <table:table-cell office:value-type="float" office:value="420115960" calcext:value-type="float">
            <text:p>420115960</text:p>
          </table:table-cell>
          <table:table-cell office:value-type="float" office:value="217601672" calcext:value-type="float">
            <text:p>217601672</text:p>
          </table:table-cell>
          <table:table-cell office:value-type="float" office:value="197711472" calcext:value-type="float">
            <text:p>197711472</text:p>
          </table:table-cell>
          <table:table-cell office:value-type="float" office:value="147452416" calcext:value-type="float">
            <text:p>147452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1768" calcext:value-type="float">
            <text:p>21331768</text:p>
          </table:table-cell>
          <table:table-cell office:value-type="float" office:value="152339720" calcext:value-type="float">
            <text:p>152339720</text:p>
          </table:table-cell>
          <table:table-cell office:value-type="float" office:value="78997824" calcext:value-type="float">
            <text:p>78997824</text:p>
          </table:table-cell>
          <table:table-cell office:value-type="float" office:value="66247648" calcext:value-type="float">
            <text:p>66247648</text:p>
          </table:table-cell>
          <table:table-cell office:value-type="float" office:value="45579640" calcext:value-type="float">
            <text:p>45579640</text:p>
          </table:table-cell>
          <table:table-cell office:value-type="float" office:value="70718352" calcext:value-type="float">
            <text:p>70718352</text:p>
          </table:table-cell>
          <table:table-cell office:value-type="float" office:value="420222752" calcext:value-type="float">
            <text:p>420222752</text:p>
          </table:table-cell>
          <table:table-cell office:value-type="float" office:value="217608952" calcext:value-type="float">
            <text:p>217608952</text:p>
          </table:table-cell>
          <table:table-cell office:value-type="float" office:value="197738760" calcext:value-type="float">
            <text:p>197738760</text:p>
          </table:table-cell>
          <table:table-cell office:value-type="float" office:value="147463552" calcext:value-type="float">
            <text:p>147463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1840" calcext:value-type="float">
            <text:p>21331840</text:p>
          </table:table-cell>
          <table:table-cell office:value-type="float" office:value="152343208" calcext:value-type="float">
            <text:p>152343208</text:p>
          </table:table-cell>
          <table:table-cell office:value-type="float" office:value="78997992" calcext:value-type="float">
            <text:p>78997992</text:p>
          </table:table-cell>
          <table:table-cell office:value-type="float" office:value="66251168" calcext:value-type="float">
            <text:p>66251168</text:p>
          </table:table-cell>
          <table:table-cell office:value-type="float" office:value="45580280" calcext:value-type="float">
            <text:p>45580280</text:p>
          </table:table-cell>
          <table:table-cell office:value-type="float" office:value="70723616" calcext:value-type="float">
            <text:p>70723616</text:p>
          </table:table-cell>
          <table:table-cell office:value-type="float" office:value="420239768" calcext:value-type="float">
            <text:p>420239768</text:p>
          </table:table-cell>
          <table:table-cell office:value-type="float" office:value="217625952" calcext:value-type="float">
            <text:p>217625952</text:p>
          </table:table-cell>
          <table:table-cell office:value-type="float" office:value="197786640" calcext:value-type="float">
            <text:p>197786640</text:p>
          </table:table-cell>
          <table:table-cell office:value-type="float" office:value="147473288" calcext:value-type="float">
            <text:p>147473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1864" calcext:value-type="float">
            <text:p>21331864</text:p>
          </table:table-cell>
          <table:table-cell office:value-type="float" office:value="152354496" calcext:value-type="float">
            <text:p>152354496</text:p>
          </table:table-cell>
          <table:table-cell office:value-type="float" office:value="78998568" calcext:value-type="float">
            <text:p>78998568</text:p>
          </table:table-cell>
          <table:table-cell office:value-type="float" office:value="66252664" calcext:value-type="float">
            <text:p>66252664</text:p>
          </table:table-cell>
          <table:table-cell office:value-type="float" office:value="45581144" calcext:value-type="float">
            <text:p>45581144</text:p>
          </table:table-cell>
          <table:table-cell office:value-type="float" office:value="70728288" calcext:value-type="float">
            <text:p>70728288</text:p>
          </table:table-cell>
          <table:table-cell office:value-type="float" office:value="420403344" calcext:value-type="float">
            <text:p>420403344</text:p>
          </table:table-cell>
          <table:table-cell office:value-type="float" office:value="217634848" calcext:value-type="float">
            <text:p>217634848</text:p>
          </table:table-cell>
          <table:table-cell office:value-type="float" office:value="197806760" calcext:value-type="float">
            <text:p>197806760</text:p>
          </table:table-cell>
          <table:table-cell office:value-type="float" office:value="147488968" calcext:value-type="float">
            <text:p>147488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2296" calcext:value-type="float">
            <text:p>21332296</text:p>
          </table:table-cell>
          <table:table-cell office:value-type="float" office:value="152354528" calcext:value-type="float">
            <text:p>152354528</text:p>
          </table:table-cell>
          <table:table-cell office:value-type="float" office:value="79000112" calcext:value-type="float">
            <text:p>79000112</text:p>
          </table:table-cell>
          <table:table-cell office:value-type="float" office:value="66253296" calcext:value-type="float">
            <text:p>66253296</text:p>
          </table:table-cell>
          <table:table-cell office:value-type="float" office:value="45581696" calcext:value-type="float">
            <text:p>45581696</text:p>
          </table:table-cell>
          <table:table-cell office:value-type="float" office:value="70742680" calcext:value-type="float">
            <text:p>70742680</text:p>
          </table:table-cell>
          <table:table-cell office:value-type="float" office:value="420412248" calcext:value-type="float">
            <text:p>420412248</text:p>
          </table:table-cell>
          <table:table-cell office:value-type="float" office:value="217654072" calcext:value-type="float">
            <text:p>217654072</text:p>
          </table:table-cell>
          <table:table-cell office:value-type="float" office:value="197862128" calcext:value-type="float">
            <text:p>197862128</text:p>
          </table:table-cell>
          <table:table-cell office:value-type="float" office:value="147518688" calcext:value-type="float">
            <text:p>147518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3072" calcext:value-type="float">
            <text:p>21333072</text:p>
          </table:table-cell>
          <table:table-cell office:value-type="float" office:value="152360416" calcext:value-type="float">
            <text:p>152360416</text:p>
          </table:table-cell>
          <table:table-cell office:value-type="float" office:value="79000488" calcext:value-type="float">
            <text:p>79000488</text:p>
          </table:table-cell>
          <table:table-cell office:value-type="float" office:value="66253952" calcext:value-type="float">
            <text:p>66253952</text:p>
          </table:table-cell>
          <table:table-cell office:value-type="float" office:value="45582024" calcext:value-type="float">
            <text:p>45582024</text:p>
          </table:table-cell>
          <table:table-cell office:value-type="float" office:value="70765072" calcext:value-type="float">
            <text:p>70765072</text:p>
          </table:table-cell>
          <table:table-cell office:value-type="float" office:value="420434104" calcext:value-type="float">
            <text:p>420434104</text:p>
          </table:table-cell>
          <table:table-cell office:value-type="float" office:value="217681768" calcext:value-type="float">
            <text:p>217681768</text:p>
          </table:table-cell>
          <table:table-cell office:value-type="float" office:value="197870408" calcext:value-type="float">
            <text:p>197870408</text:p>
          </table:table-cell>
          <table:table-cell office:value-type="float" office:value="147541728" calcext:value-type="float">
            <text:p>147541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3584" calcext:value-type="float">
            <text:p>21333584</text:p>
          </table:table-cell>
          <table:table-cell office:value-type="float" office:value="152375008" calcext:value-type="float">
            <text:p>152375008</text:p>
          </table:table-cell>
          <table:table-cell office:value-type="float" office:value="79000832" calcext:value-type="float">
            <text:p>79000832</text:p>
          </table:table-cell>
          <table:table-cell office:value-type="float" office:value="66255536" calcext:value-type="float">
            <text:p>66255536</text:p>
          </table:table-cell>
          <table:table-cell office:value-type="float" office:value="45582888" calcext:value-type="float">
            <text:p>45582888</text:p>
          </table:table-cell>
          <table:table-cell office:value-type="float" office:value="70767648" calcext:value-type="float">
            <text:p>70767648</text:p>
          </table:table-cell>
          <table:table-cell office:value-type="float" office:value="420635608" calcext:value-type="float">
            <text:p>420635608</text:p>
          </table:table-cell>
          <table:table-cell office:value-type="float" office:value="217691536" calcext:value-type="float">
            <text:p>217691536</text:p>
          </table:table-cell>
          <table:table-cell office:value-type="float" office:value="197871504" calcext:value-type="float">
            <text:p>197871504</text:p>
          </table:table-cell>
          <table:table-cell office:value-type="float" office:value="147560992" calcext:value-type="float">
            <text:p>147560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3680" calcext:value-type="float">
            <text:p>21333680</text:p>
          </table:table-cell>
          <table:table-cell office:value-type="float" office:value="152384848" calcext:value-type="float">
            <text:p>152384848</text:p>
          </table:table-cell>
          <table:table-cell office:value-type="float" office:value="79000960" calcext:value-type="float">
            <text:p>79000960</text:p>
          </table:table-cell>
          <table:table-cell office:value-type="float" office:value="66260600" calcext:value-type="float">
            <text:p>66260600</text:p>
          </table:table-cell>
          <table:table-cell office:value-type="float" office:value="45583888" calcext:value-type="float">
            <text:p>45583888</text:p>
          </table:table-cell>
          <table:table-cell office:value-type="float" office:value="70768248" calcext:value-type="float">
            <text:p>70768248</text:p>
          </table:table-cell>
          <table:table-cell office:value-type="float" office:value="420933096" calcext:value-type="float">
            <text:p>420933096</text:p>
          </table:table-cell>
          <table:table-cell office:value-type="float" office:value="217696848" calcext:value-type="float">
            <text:p>217696848</text:p>
          </table:table-cell>
          <table:table-cell office:value-type="float" office:value="197877840" calcext:value-type="float">
            <text:p>197877840</text:p>
          </table:table-cell>
          <table:table-cell office:value-type="float" office:value="147622056" calcext:value-type="float">
            <text:p>147622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3728" calcext:value-type="float">
            <text:p>21333728</text:p>
          </table:table-cell>
          <table:table-cell office:value-type="float" office:value="152391240" calcext:value-type="float">
            <text:p>152391240</text:p>
          </table:table-cell>
          <table:table-cell office:value-type="float" office:value="79001136" calcext:value-type="float">
            <text:p>79001136</text:p>
          </table:table-cell>
          <table:table-cell office:value-type="float" office:value="66260832" calcext:value-type="float">
            <text:p>66260832</text:p>
          </table:table-cell>
          <table:table-cell office:value-type="float" office:value="45584416" calcext:value-type="float">
            <text:p>45584416</text:p>
          </table:table-cell>
          <table:table-cell office:value-type="float" office:value="70775840" calcext:value-type="float">
            <text:p>70775840</text:p>
          </table:table-cell>
          <table:table-cell office:value-type="float" office:value="420944704" calcext:value-type="float">
            <text:p>420944704</text:p>
          </table:table-cell>
          <table:table-cell office:value-type="float" office:value="217714072" calcext:value-type="float">
            <text:p>217714072</text:p>
          </table:table-cell>
          <table:table-cell office:value-type="float" office:value="198005624" calcext:value-type="float">
            <text:p>198005624</text:p>
          </table:table-cell>
          <table:table-cell office:value-type="float" office:value="147632368" calcext:value-type="float">
            <text:p>147632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4016" calcext:value-type="float">
            <text:p>21334016</text:p>
          </table:table-cell>
          <table:table-cell office:value-type="float" office:value="152405544" calcext:value-type="float">
            <text:p>152405544</text:p>
          </table:table-cell>
          <table:table-cell office:value-type="float" office:value="79001416" calcext:value-type="float">
            <text:p>79001416</text:p>
          </table:table-cell>
          <table:table-cell office:value-type="float" office:value="66261552" calcext:value-type="float">
            <text:p>66261552</text:p>
          </table:table-cell>
          <table:table-cell office:value-type="float" office:value="45584560" calcext:value-type="float">
            <text:p>45584560</text:p>
          </table:table-cell>
          <table:table-cell office:value-type="float" office:value="70777528" calcext:value-type="float">
            <text:p>70777528</text:p>
          </table:table-cell>
          <table:table-cell office:value-type="float" office:value="420985504" calcext:value-type="float">
            <text:p>420985504</text:p>
          </table:table-cell>
          <table:table-cell office:value-type="float" office:value="217718032" calcext:value-type="float">
            <text:p>217718032</text:p>
          </table:table-cell>
          <table:table-cell office:value-type="float" office:value="198181656" calcext:value-type="float">
            <text:p>198181656</text:p>
          </table:table-cell>
          <table:table-cell office:value-type="float" office:value="147646688" calcext:value-type="float">
            <text:p>147646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4264" calcext:value-type="float">
            <text:p>21334264</text:p>
          </table:table-cell>
          <table:table-cell office:value-type="float" office:value="152408768" calcext:value-type="float">
            <text:p>152408768</text:p>
          </table:table-cell>
          <table:table-cell office:value-type="float" office:value="79002744" calcext:value-type="float">
            <text:p>79002744</text:p>
          </table:table-cell>
          <table:table-cell office:value-type="float" office:value="66263192" calcext:value-type="float">
            <text:p>66263192</text:p>
          </table:table-cell>
          <table:table-cell office:value-type="float" office:value="45585032" calcext:value-type="float">
            <text:p>45585032</text:p>
          </table:table-cell>
          <table:table-cell office:value-type="float" office:value="70865784" calcext:value-type="float">
            <text:p>70865784</text:p>
          </table:table-cell>
          <table:table-cell office:value-type="float" office:value="421049304" calcext:value-type="float">
            <text:p>421049304</text:p>
          </table:table-cell>
          <table:table-cell office:value-type="float" office:value="217756368" calcext:value-type="float">
            <text:p>217756368</text:p>
          </table:table-cell>
          <table:table-cell office:value-type="float" office:value="198467488" calcext:value-type="float">
            <text:p>198467488</text:p>
          </table:table-cell>
          <table:table-cell office:value-type="float" office:value="147647168" calcext:value-type="float">
            <text:p>147647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4816" calcext:value-type="float">
            <text:p>21334816</text:p>
          </table:table-cell>
          <table:table-cell office:value-type="float" office:value="152415728" calcext:value-type="float">
            <text:p>152415728</text:p>
          </table:table-cell>
          <table:table-cell office:value-type="float" office:value="79006312" calcext:value-type="float">
            <text:p>79006312</text:p>
          </table:table-cell>
          <table:table-cell office:value-type="float" office:value="66264344" calcext:value-type="float">
            <text:p>66264344</text:p>
          </table:table-cell>
          <table:table-cell office:value-type="float" office:value="45585160" calcext:value-type="float">
            <text:p>45585160</text:p>
          </table:table-cell>
          <table:table-cell office:value-type="float" office:value="70875656" calcext:value-type="float">
            <text:p>70875656</text:p>
          </table:table-cell>
          <table:table-cell office:value-type="float" office:value="421151336" calcext:value-type="float">
            <text:p>421151336</text:p>
          </table:table-cell>
          <table:table-cell office:value-type="float" office:value="217770936" calcext:value-type="float">
            <text:p>217770936</text:p>
          </table:table-cell>
          <table:table-cell office:value-type="float" office:value="198505040" calcext:value-type="float">
            <text:p>198505040</text:p>
          </table:table-cell>
          <table:table-cell office:value-type="float" office:value="147647712" calcext:value-type="float">
            <text:p>1476477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4824" calcext:value-type="float">
            <text:p>21334824</text:p>
          </table:table-cell>
          <table:table-cell office:value-type="float" office:value="152420432" calcext:value-type="float">
            <text:p>152420432</text:p>
          </table:table-cell>
          <table:table-cell office:value-type="float" office:value="79006944" calcext:value-type="float">
            <text:p>79006944</text:p>
          </table:table-cell>
          <table:table-cell office:value-type="float" office:value="66264960" calcext:value-type="float">
            <text:p>66264960</text:p>
          </table:table-cell>
          <table:table-cell office:value-type="float" office:value="45585352" calcext:value-type="float">
            <text:p>45585352</text:p>
          </table:table-cell>
          <table:table-cell office:value-type="float" office:value="70913792" calcext:value-type="float">
            <text:p>70913792</text:p>
          </table:table-cell>
          <table:table-cell office:value-type="float" office:value="421199528" calcext:value-type="float">
            <text:p>421199528</text:p>
          </table:table-cell>
          <table:table-cell office:value-type="float" office:value="217775016" calcext:value-type="float">
            <text:p>217775016</text:p>
          </table:table-cell>
          <table:table-cell office:value-type="float" office:value="199314232" calcext:value-type="float">
            <text:p>199314232</text:p>
          </table:table-cell>
          <table:table-cell office:value-type="float" office:value="147781024" calcext:value-type="float">
            <text:p>147781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5016" calcext:value-type="float">
            <text:p>21335016</text:p>
          </table:table-cell>
          <table:table-cell office:value-type="float" office:value="152447080" calcext:value-type="float">
            <text:p>152447080</text:p>
          </table:table-cell>
          <table:table-cell office:value-type="float" office:value="79007024" calcext:value-type="float">
            <text:p>79007024</text:p>
          </table:table-cell>
          <table:table-cell office:value-type="float" office:value="66267752" calcext:value-type="float">
            <text:p>66267752</text:p>
          </table:table-cell>
          <table:table-cell office:value-type="float" office:value="45585384" calcext:value-type="float">
            <text:p>45585384</text:p>
          </table:table-cell>
          <table:table-cell office:value-type="float" office:value="70920792" calcext:value-type="float">
            <text:p>70920792</text:p>
          </table:table-cell>
          <table:table-cell office:value-type="float" office:value="421272856" calcext:value-type="float">
            <text:p>421272856</text:p>
          </table:table-cell>
          <table:table-cell office:value-type="float" office:value="217784440" calcext:value-type="float">
            <text:p>217784440</text:p>
          </table:table-cell>
          <table:table-cell office:value-type="float" office:value="199699496" calcext:value-type="float">
            <text:p>199699496</text:p>
          </table:table-cell>
          <table:table-cell office:value-type="float" office:value="147810528" calcext:value-type="float">
            <text:p>147810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5736" calcext:value-type="float">
            <text:p>21335736</text:p>
          </table:table-cell>
          <table:table-cell office:value-type="float" office:value="152477696" calcext:value-type="float">
            <text:p>152477696</text:p>
          </table:table-cell>
          <table:table-cell office:value-type="float" office:value="79008528" calcext:value-type="float">
            <text:p>79008528</text:p>
          </table:table-cell>
          <table:table-cell office:value-type="float" office:value="66269104" calcext:value-type="float">
            <text:p>66269104</text:p>
          </table:table-cell>
          <table:table-cell office:value-type="float" office:value="45585440" calcext:value-type="float">
            <text:p>45585440</text:p>
          </table:table-cell>
          <table:table-cell office:value-type="float" office:value="70934416" calcext:value-type="float">
            <text:p>70934416</text:p>
          </table:table-cell>
          <table:table-cell office:value-type="float" office:value="421711680" calcext:value-type="float">
            <text:p>421711680</text:p>
          </table:table-cell>
          <table:table-cell office:value-type="float" office:value="217814664" calcext:value-type="float">
            <text:p>217814664</text:p>
          </table:table-cell>
          <table:table-cell office:value-type="float" office:value="199755784" calcext:value-type="float">
            <text:p>199755784</text:p>
          </table:table-cell>
          <table:table-cell office:value-type="float" office:value="147958664" calcext:value-type="float">
            <text:p>147958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5912" calcext:value-type="float">
            <text:p>21335912</text:p>
          </table:table-cell>
          <table:table-cell office:value-type="float" office:value="152478472" calcext:value-type="float">
            <text:p>152478472</text:p>
          </table:table-cell>
          <table:table-cell office:value-type="float" office:value="79010328" calcext:value-type="float">
            <text:p>79010328</text:p>
          </table:table-cell>
          <table:table-cell office:value-type="float" office:value="66269496" calcext:value-type="float">
            <text:p>66269496</text:p>
          </table:table-cell>
          <table:table-cell office:value-type="float" office:value="45585536" calcext:value-type="float">
            <text:p>45585536</text:p>
          </table:table-cell>
          <table:table-cell office:value-type="float" office:value="70949432" calcext:value-type="float">
            <text:p>70949432</text:p>
          </table:table-cell>
          <table:table-cell office:value-type="float" office:value="421945048" calcext:value-type="float">
            <text:p>421945048</text:p>
          </table:table-cell>
          <table:table-cell office:value-type="float" office:value="217833376" calcext:value-type="float">
            <text:p>217833376</text:p>
          </table:table-cell>
          <table:table-cell office:value-type="float" office:value="199907424" calcext:value-type="float">
            <text:p>199907424</text:p>
          </table:table-cell>
          <table:table-cell office:value-type="float" office:value="148051504" calcext:value-type="float">
            <text:p>148051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5936" calcext:value-type="float">
            <text:p>21335936</text:p>
          </table:table-cell>
          <table:table-cell office:value-type="float" office:value="152479568" calcext:value-type="float">
            <text:p>152479568</text:p>
          </table:table-cell>
          <table:table-cell office:value-type="float" office:value="79011296" calcext:value-type="float">
            <text:p>79011296</text:p>
          </table:table-cell>
          <table:table-cell office:value-type="float" office:value="66271216" calcext:value-type="float">
            <text:p>66271216</text:p>
          </table:table-cell>
          <table:table-cell office:value-type="float" office:value="45585608" calcext:value-type="float">
            <text:p>45585608</text:p>
          </table:table-cell>
          <table:table-cell office:value-type="float" office:value="70950208" calcext:value-type="float">
            <text:p>70950208</text:p>
          </table:table-cell>
          <table:table-cell office:value-type="float" office:value="422450584" calcext:value-type="float">
            <text:p>422450584</text:p>
          </table:table-cell>
          <table:table-cell office:value-type="float" office:value="217843320" calcext:value-type="float">
            <text:p>217843320</text:p>
          </table:table-cell>
          <table:table-cell office:value-type="float" office:value="200240576" calcext:value-type="float">
            <text:p>200240576</text:p>
          </table:table-cell>
          <table:table-cell office:value-type="float" office:value="148201320" calcext:value-type="float">
            <text:p>1482013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6448" calcext:value-type="float">
            <text:p>21336448</text:p>
          </table:table-cell>
          <table:table-cell office:value-type="float" office:value="152482600" calcext:value-type="float">
            <text:p>152482600</text:p>
          </table:table-cell>
          <table:table-cell office:value-type="float" office:value="79011504" calcext:value-type="float">
            <text:p>79011504</text:p>
          </table:table-cell>
          <table:table-cell office:value-type="float" office:value="66273464" calcext:value-type="float">
            <text:p>66273464</text:p>
          </table:table-cell>
          <table:table-cell office:value-type="float" office:value="45585888" calcext:value-type="float">
            <text:p>45585888</text:p>
          </table:table-cell>
          <table:table-cell office:value-type="float" office:value="70965392" calcext:value-type="float">
            <text:p>70965392</text:p>
          </table:table-cell>
          <table:table-cell office:value-type="float" office:value="422579792" calcext:value-type="float">
            <text:p>422579792</text:p>
          </table:table-cell>
          <table:table-cell office:value-type="float" office:value="217912136" calcext:value-type="float">
            <text:p>217912136</text:p>
          </table:table-cell>
          <table:table-cell office:value-type="float" office:value="200287640" calcext:value-type="float">
            <text:p>200287640</text:p>
          </table:table-cell>
          <table:table-cell office:value-type="float" office:value="148210336" calcext:value-type="float">
            <text:p>148210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6496" calcext:value-type="float">
            <text:p>21336496</text:p>
          </table:table-cell>
          <table:table-cell office:value-type="float" office:value="152488360" calcext:value-type="float">
            <text:p>152488360</text:p>
          </table:table-cell>
          <table:table-cell office:value-type="float" office:value="79012696" calcext:value-type="float">
            <text:p>79012696</text:p>
          </table:table-cell>
          <table:table-cell office:value-type="float" office:value="66274232" calcext:value-type="float">
            <text:p>66274232</text:p>
          </table:table-cell>
          <table:table-cell office:value-type="float" office:value="45586288" calcext:value-type="float">
            <text:p>45586288</text:p>
          </table:table-cell>
          <table:table-cell office:value-type="float" office:value="70981920" calcext:value-type="float">
            <text:p>70981920</text:p>
          </table:table-cell>
          <table:table-cell office:value-type="float" office:value="422767400" calcext:value-type="float">
            <text:p>422767400</text:p>
          </table:table-cell>
          <table:table-cell office:value-type="float" office:value="217949032" calcext:value-type="float">
            <text:p>217949032</text:p>
          </table:table-cell>
          <table:table-cell office:value-type="float" office:value="200346856" calcext:value-type="float">
            <text:p>200346856</text:p>
          </table:table-cell>
          <table:table-cell office:value-type="float" office:value="148265680" calcext:value-type="float">
            <text:p>1482656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6816" calcext:value-type="float">
            <text:p>21336816</text:p>
          </table:table-cell>
          <table:table-cell office:value-type="float" office:value="152498976" calcext:value-type="float">
            <text:p>152498976</text:p>
          </table:table-cell>
          <table:table-cell office:value-type="float" office:value="79012728" calcext:value-type="float">
            <text:p>79012728</text:p>
          </table:table-cell>
          <table:table-cell office:value-type="float" office:value="66276416" calcext:value-type="float">
            <text:p>66276416</text:p>
          </table:table-cell>
          <table:table-cell office:value-type="float" office:value="45586408" calcext:value-type="float">
            <text:p>45586408</text:p>
          </table:table-cell>
          <table:table-cell office:value-type="float" office:value="71018120" calcext:value-type="float">
            <text:p>71018120</text:p>
          </table:table-cell>
          <table:table-cell office:value-type="float" office:value="422838752" calcext:value-type="float">
            <text:p>422838752</text:p>
          </table:table-cell>
          <table:table-cell office:value-type="float" office:value="218031288" calcext:value-type="float">
            <text:p>218031288</text:p>
          </table:table-cell>
          <table:table-cell office:value-type="float" office:value="201003808" calcext:value-type="float">
            <text:p>201003808</text:p>
          </table:table-cell>
          <table:table-cell office:value-type="float" office:value="148511576" calcext:value-type="float">
            <text:p>148511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6840" calcext:value-type="float">
            <text:p>21336840</text:p>
          </table:table-cell>
          <table:table-cell office:value-type="float" office:value="152513272" calcext:value-type="float">
            <text:p>152513272</text:p>
          </table:table-cell>
          <table:table-cell office:value-type="float" office:value="79014336" calcext:value-type="float">
            <text:p>79014336</text:p>
          </table:table-cell>
          <table:table-cell office:value-type="float" office:value="66278712" calcext:value-type="float">
            <text:p>66278712</text:p>
          </table:table-cell>
          <table:table-cell office:value-type="float" office:value="45586664" calcext:value-type="float">
            <text:p>45586664</text:p>
          </table:table-cell>
          <table:table-cell office:value-type="float" office:value="71083584" calcext:value-type="float">
            <text:p>71083584</text:p>
          </table:table-cell>
          <table:table-cell office:value-type="float" office:value="423754056" calcext:value-type="float">
            <text:p>423754056</text:p>
          </table:table-cell>
          <table:table-cell office:value-type="float" office:value="218235776" calcext:value-type="float">
            <text:p>218235776</text:p>
          </table:table-cell>
          <table:table-cell office:value-type="float" office:value="201361872" calcext:value-type="float">
            <text:p>201361872</text:p>
          </table:table-cell>
          <table:table-cell office:value-type="float" office:value="148553984" calcext:value-type="float">
            <text:p>1485539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7112" calcext:value-type="float">
            <text:p>21337112</text:p>
          </table:table-cell>
          <table:table-cell office:value-type="float" office:value="152526840" calcext:value-type="float">
            <text:p>152526840</text:p>
          </table:table-cell>
          <table:table-cell office:value-type="float" office:value="79014360" calcext:value-type="float">
            <text:p>79014360</text:p>
          </table:table-cell>
          <table:table-cell office:value-type="float" office:value="66279352" calcext:value-type="float">
            <text:p>66279352</text:p>
          </table:table-cell>
          <table:table-cell office:value-type="float" office:value="45586696" calcext:value-type="float">
            <text:p>45586696</text:p>
          </table:table-cell>
          <table:table-cell office:value-type="float" office:value="71084064" calcext:value-type="float">
            <text:p>71084064</text:p>
          </table:table-cell>
          <table:table-cell office:value-type="float" office:value="423809848" calcext:value-type="float">
            <text:p>423809848</text:p>
          </table:table-cell>
          <table:table-cell office:value-type="float" office:value="218374736" calcext:value-type="float">
            <text:p>218374736</text:p>
          </table:table-cell>
          <table:table-cell office:value-type="float" office:value="201370744" calcext:value-type="float">
            <text:p>201370744</text:p>
          </table:table-cell>
          <table:table-cell office:value-type="float" office:value="148599944" calcext:value-type="float">
            <text:p>148599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7448" calcext:value-type="float">
            <text:p>21337448</text:p>
          </table:table-cell>
          <table:table-cell office:value-type="float" office:value="152528888" calcext:value-type="float">
            <text:p>152528888</text:p>
          </table:table-cell>
          <table:table-cell office:value-type="float" office:value="79016912" calcext:value-type="float">
            <text:p>79016912</text:p>
          </table:table-cell>
          <table:table-cell office:value-type="float" office:value="66279568" calcext:value-type="float">
            <text:p>66279568</text:p>
          </table:table-cell>
          <table:table-cell office:value-type="float" office:value="45586816" calcext:value-type="float">
            <text:p>45586816</text:p>
          </table:table-cell>
          <table:table-cell office:value-type="float" office:value="71085696" calcext:value-type="float">
            <text:p>71085696</text:p>
          </table:table-cell>
          <table:table-cell office:value-type="float" office:value="423899096" calcext:value-type="float">
            <text:p>423899096</text:p>
          </table:table-cell>
          <table:table-cell office:value-type="float" office:value="218562832" calcext:value-type="float">
            <text:p>218562832</text:p>
          </table:table-cell>
          <table:table-cell office:value-type="float" office:value="201665032" calcext:value-type="float">
            <text:p>201665032</text:p>
          </table:table-cell>
          <table:table-cell office:value-type="float" office:value="148646080" calcext:value-type="float">
            <text:p>1486460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7816" calcext:value-type="float">
            <text:p>21337816</text:p>
          </table:table-cell>
          <table:table-cell office:value-type="float" office:value="152534784" calcext:value-type="float">
            <text:p>152534784</text:p>
          </table:table-cell>
          <table:table-cell office:value-type="float" office:value="79018088" calcext:value-type="float">
            <text:p>79018088</text:p>
          </table:table-cell>
          <table:table-cell office:value-type="float" office:value="66280240" calcext:value-type="float">
            <text:p>66280240</text:p>
          </table:table-cell>
          <table:table-cell office:value-type="float" office:value="45587288" calcext:value-type="float">
            <text:p>45587288</text:p>
          </table:table-cell>
          <table:table-cell office:value-type="float" office:value="71118912" calcext:value-type="float">
            <text:p>71118912</text:p>
          </table:table-cell>
          <table:table-cell office:value-type="float" office:value="424028072" calcext:value-type="float">
            <text:p>424028072</text:p>
          </table:table-cell>
          <table:table-cell office:value-type="float" office:value="218691544" calcext:value-type="float">
            <text:p>218691544</text:p>
          </table:table-cell>
          <table:table-cell office:value-type="float" office:value="201894904" calcext:value-type="float">
            <text:p>201894904</text:p>
          </table:table-cell>
          <table:table-cell office:value-type="float" office:value="148649520" calcext:value-type="float">
            <text:p>148649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7888" calcext:value-type="float">
            <text:p>21337888</text:p>
          </table:table-cell>
          <table:table-cell office:value-type="float" office:value="152541416" calcext:value-type="float">
            <text:p>152541416</text:p>
          </table:table-cell>
          <table:table-cell office:value-type="float" office:value="79018528" calcext:value-type="float">
            <text:p>79018528</text:p>
          </table:table-cell>
          <table:table-cell office:value-type="float" office:value="66283528" calcext:value-type="float">
            <text:p>66283528</text:p>
          </table:table-cell>
          <table:table-cell office:value-type="float" office:value="45587296" calcext:value-type="float">
            <text:p>45587296</text:p>
          </table:table-cell>
          <table:table-cell office:value-type="float" office:value="71186040" calcext:value-type="float">
            <text:p>71186040</text:p>
          </table:table-cell>
          <table:table-cell office:value-type="float" office:value="424059760" calcext:value-type="float">
            <text:p>424059760</text:p>
          </table:table-cell>
          <table:table-cell office:value-type="float" office:value="218922888" calcext:value-type="float">
            <text:p>218922888</text:p>
          </table:table-cell>
          <table:table-cell office:value-type="float" office:value="202377832" calcext:value-type="float">
            <text:p>202377832</text:p>
          </table:table-cell>
          <table:table-cell office:value-type="float" office:value="148687280" calcext:value-type="float">
            <text:p>1486872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8456" calcext:value-type="float">
            <text:p>21338456</text:p>
          </table:table-cell>
          <table:table-cell office:value-type="float" office:value="152544328" calcext:value-type="float">
            <text:p>152544328</text:p>
          </table:table-cell>
          <table:table-cell office:value-type="float" office:value="79018560" calcext:value-type="float">
            <text:p>79018560</text:p>
          </table:table-cell>
          <table:table-cell office:value-type="float" office:value="66284336" calcext:value-type="float">
            <text:p>66284336</text:p>
          </table:table-cell>
          <table:table-cell office:value-type="float" office:value="45587328" calcext:value-type="float">
            <text:p>45587328</text:p>
          </table:table-cell>
          <table:table-cell office:value-type="float" office:value="71212552" calcext:value-type="float">
            <text:p>71212552</text:p>
          </table:table-cell>
          <table:table-cell office:value-type="float" office:value="424243248" calcext:value-type="float">
            <text:p>424243248</text:p>
          </table:table-cell>
          <table:table-cell office:value-type="float" office:value="219021704" calcext:value-type="float">
            <text:p>219021704</text:p>
          </table:table-cell>
          <table:table-cell office:value-type="float" office:value="202497544" calcext:value-type="float">
            <text:p>202497544</text:p>
          </table:table-cell>
          <table:table-cell office:value-type="float" office:value="149010808" calcext:value-type="float">
            <text:p>149010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8632" calcext:value-type="float">
            <text:p>21338632</text:p>
          </table:table-cell>
          <table:table-cell office:value-type="float" office:value="152550712" calcext:value-type="float">
            <text:p>152550712</text:p>
          </table:table-cell>
          <table:table-cell office:value-type="float" office:value="79019344" calcext:value-type="float">
            <text:p>79019344</text:p>
          </table:table-cell>
          <table:table-cell office:value-type="float" office:value="66287360" calcext:value-type="float">
            <text:p>66287360</text:p>
          </table:table-cell>
          <table:table-cell office:value-type="float" office:value="45587360" calcext:value-type="float">
            <text:p>45587360</text:p>
          </table:table-cell>
          <table:table-cell office:value-type="float" office:value="71230344" calcext:value-type="float">
            <text:p>71230344</text:p>
          </table:table-cell>
          <table:table-cell office:value-type="float" office:value="424335688" calcext:value-type="float">
            <text:p>424335688</text:p>
          </table:table-cell>
          <table:table-cell office:value-type="float" office:value="219123680" calcext:value-type="float">
            <text:p>219123680</text:p>
          </table:table-cell>
          <table:table-cell office:value-type="float" office:value="202716912" calcext:value-type="float">
            <text:p>202716912</text:p>
          </table:table-cell>
          <table:table-cell office:value-type="float" office:value="149354176" calcext:value-type="float">
            <text:p>149354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9440" calcext:value-type="float">
            <text:p>21339440</text:p>
          </table:table-cell>
          <table:table-cell office:value-type="float" office:value="152561480" calcext:value-type="float">
            <text:p>152561480</text:p>
          </table:table-cell>
          <table:table-cell office:value-type="float" office:value="79019768" calcext:value-type="float">
            <text:p>79019768</text:p>
          </table:table-cell>
          <table:table-cell office:value-type="float" office:value="66288256" calcext:value-type="float">
            <text:p>66288256</text:p>
          </table:table-cell>
          <table:table-cell office:value-type="float" office:value="45587816" calcext:value-type="float">
            <text:p>45587816</text:p>
          </table:table-cell>
          <table:table-cell office:value-type="float" office:value="71263848" calcext:value-type="float">
            <text:p>71263848</text:p>
          </table:table-cell>
          <table:table-cell office:value-type="float" office:value="424398408" calcext:value-type="float">
            <text:p>424398408</text:p>
          </table:table-cell>
          <table:table-cell office:value-type="float" office:value="219356552" calcext:value-type="float">
            <text:p>219356552</text:p>
          </table:table-cell>
          <table:table-cell office:value-type="float" office:value="202721784" calcext:value-type="float">
            <text:p>202721784</text:p>
          </table:table-cell>
          <table:table-cell office:value-type="float" office:value="149388232" calcext:value-type="float">
            <text:p>149388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9792" calcext:value-type="float">
            <text:p>21339792</text:p>
          </table:table-cell>
          <table:table-cell office:value-type="float" office:value="152587912" calcext:value-type="float">
            <text:p>152587912</text:p>
          </table:table-cell>
          <table:table-cell office:value-type="float" office:value="79020288" calcext:value-type="float">
            <text:p>79020288</text:p>
          </table:table-cell>
          <table:table-cell office:value-type="float" office:value="66291232" calcext:value-type="float">
            <text:p>66291232</text:p>
          </table:table-cell>
          <table:table-cell office:value-type="float" office:value="45588624" calcext:value-type="float">
            <text:p>45588624</text:p>
          </table:table-cell>
          <table:table-cell office:value-type="float" office:value="71379560" calcext:value-type="float">
            <text:p>71379560</text:p>
          </table:table-cell>
          <table:table-cell office:value-type="float" office:value="424695168" calcext:value-type="float">
            <text:p>424695168</text:p>
          </table:table-cell>
          <table:table-cell office:value-type="float" office:value="219487592" calcext:value-type="float">
            <text:p>219487592</text:p>
          </table:table-cell>
          <table:table-cell office:value-type="float" office:value="202802928" calcext:value-type="float">
            <text:p>202802928</text:p>
          </table:table-cell>
          <table:table-cell office:value-type="float" office:value="149515520" calcext:value-type="float">
            <text:p>149515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9832" calcext:value-type="float">
            <text:p>21339832</text:p>
          </table:table-cell>
          <table:table-cell office:value-type="float" office:value="152608568" calcext:value-type="float">
            <text:p>152608568</text:p>
          </table:table-cell>
          <table:table-cell office:value-type="float" office:value="79023480" calcext:value-type="float">
            <text:p>79023480</text:p>
          </table:table-cell>
          <table:table-cell office:value-type="float" office:value="66291440" calcext:value-type="float">
            <text:p>66291440</text:p>
          </table:table-cell>
          <table:table-cell office:value-type="float" office:value="45589712" calcext:value-type="float">
            <text:p>45589712</text:p>
          </table:table-cell>
          <table:table-cell office:value-type="float" office:value="71397920" calcext:value-type="float">
            <text:p>71397920</text:p>
          </table:table-cell>
          <table:table-cell office:value-type="float" office:value="424733920" calcext:value-type="float">
            <text:p>424733920</text:p>
          </table:table-cell>
          <table:table-cell office:value-type="float" office:value="219551176" calcext:value-type="float">
            <text:p>219551176</text:p>
          </table:table-cell>
          <table:table-cell office:value-type="float" office:value="202938896" calcext:value-type="float">
            <text:p>202938896</text:p>
          </table:table-cell>
          <table:table-cell office:value-type="float" office:value="149631552" calcext:value-type="float">
            <text:p>149631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9912" calcext:value-type="float">
            <text:p>21339912</text:p>
          </table:table-cell>
          <table:table-cell office:value-type="float" office:value="152624976" calcext:value-type="float">
            <text:p>152624976</text:p>
          </table:table-cell>
          <table:table-cell office:value-type="float" office:value="79023480" calcext:value-type="float">
            <text:p>79023480</text:p>
          </table:table-cell>
          <table:table-cell office:value-type="float" office:value="66300256" calcext:value-type="float">
            <text:p>66300256</text:p>
          </table:table-cell>
          <table:table-cell office:value-type="float" office:value="45589888" calcext:value-type="float">
            <text:p>45589888</text:p>
          </table:table-cell>
          <table:table-cell office:value-type="float" office:value="71451904" calcext:value-type="float">
            <text:p>71451904</text:p>
          </table:table-cell>
          <table:table-cell office:value-type="float" office:value="425718216" calcext:value-type="float">
            <text:p>425718216</text:p>
          </table:table-cell>
          <table:table-cell office:value-type="float" office:value="219622616" calcext:value-type="float">
            <text:p>219622616</text:p>
          </table:table-cell>
          <table:table-cell office:value-type="float" office:value="203228104" calcext:value-type="float">
            <text:p>203228104</text:p>
          </table:table-cell>
          <table:table-cell office:value-type="float" office:value="149672960" calcext:value-type="float">
            <text:p>1496729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0048" calcext:value-type="float">
            <text:p>21340048</text:p>
          </table:table-cell>
          <table:table-cell office:value-type="float" office:value="152626488" calcext:value-type="float">
            <text:p>152626488</text:p>
          </table:table-cell>
          <table:table-cell office:value-type="float" office:value="79023528" calcext:value-type="float">
            <text:p>79023528</text:p>
          </table:table-cell>
          <table:table-cell office:value-type="float" office:value="66301016" calcext:value-type="float">
            <text:p>66301016</text:p>
          </table:table-cell>
          <table:table-cell office:value-type="float" office:value="45590072" calcext:value-type="float">
            <text:p>45590072</text:p>
          </table:table-cell>
          <table:table-cell office:value-type="float" office:value="71552744" calcext:value-type="float">
            <text:p>71552744</text:p>
          </table:table-cell>
          <table:table-cell office:value-type="float" office:value="425784920" calcext:value-type="float">
            <text:p>425784920</text:p>
          </table:table-cell>
          <table:table-cell office:value-type="float" office:value="219644504" calcext:value-type="float">
            <text:p>219644504</text:p>
          </table:table-cell>
          <table:table-cell office:value-type="float" office:value="203255808" calcext:value-type="float">
            <text:p>203255808</text:p>
          </table:table-cell>
          <table:table-cell office:value-type="float" office:value="149823448" calcext:value-type="float">
            <text:p>149823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0224" calcext:value-type="float">
            <text:p>21340224</text:p>
          </table:table-cell>
          <table:table-cell office:value-type="float" office:value="152650312" calcext:value-type="float">
            <text:p>152650312</text:p>
          </table:table-cell>
          <table:table-cell office:value-type="float" office:value="79026264" calcext:value-type="float">
            <text:p>79026264</text:p>
          </table:table-cell>
          <table:table-cell office:value-type="float" office:value="66302176" calcext:value-type="float">
            <text:p>66302176</text:p>
          </table:table-cell>
          <table:table-cell office:value-type="float" office:value="45590208" calcext:value-type="float">
            <text:p>45590208</text:p>
          </table:table-cell>
          <table:table-cell office:value-type="float" office:value="71619736" calcext:value-type="float">
            <text:p>71619736</text:p>
          </table:table-cell>
          <table:table-cell office:value-type="float" office:value="425981776" calcext:value-type="float">
            <text:p>425981776</text:p>
          </table:table-cell>
          <table:table-cell office:value-type="float" office:value="219746560" calcext:value-type="float">
            <text:p>219746560</text:p>
          </table:table-cell>
          <table:table-cell office:value-type="float" office:value="203264808" calcext:value-type="float">
            <text:p>203264808</text:p>
          </table:table-cell>
          <table:table-cell office:value-type="float" office:value="150171208" calcext:value-type="float">
            <text:p>150171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0336" calcext:value-type="float">
            <text:p>21340336</text:p>
          </table:table-cell>
          <table:table-cell office:value-type="float" office:value="152652392" calcext:value-type="float">
            <text:p>152652392</text:p>
          </table:table-cell>
          <table:table-cell office:value-type="float" office:value="79027344" calcext:value-type="float">
            <text:p>79027344</text:p>
          </table:table-cell>
          <table:table-cell office:value-type="float" office:value="66302400" calcext:value-type="float">
            <text:p>66302400</text:p>
          </table:table-cell>
          <table:table-cell office:value-type="float" office:value="45590232" calcext:value-type="float">
            <text:p>45590232</text:p>
          </table:table-cell>
          <table:table-cell office:value-type="float" office:value="71625320" calcext:value-type="float">
            <text:p>71625320</text:p>
          </table:table-cell>
          <table:table-cell office:value-type="float" office:value="426096992" calcext:value-type="float">
            <text:p>426096992</text:p>
          </table:table-cell>
          <table:table-cell office:value-type="float" office:value="219811816" calcext:value-type="float">
            <text:p>219811816</text:p>
          </table:table-cell>
          <table:table-cell office:value-type="float" office:value="203313056" calcext:value-type="float">
            <text:p>203313056</text:p>
          </table:table-cell>
          <table:table-cell office:value-type="float" office:value="151658312" calcext:value-type="float">
            <text:p>151658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0416" calcext:value-type="float">
            <text:p>21340416</text:p>
          </table:table-cell>
          <table:table-cell office:value-type="float" office:value="152666344" calcext:value-type="float">
            <text:p>152666344</text:p>
          </table:table-cell>
          <table:table-cell office:value-type="float" office:value="79029704" calcext:value-type="float">
            <text:p>79029704</text:p>
          </table:table-cell>
          <table:table-cell office:value-type="float" office:value="66309200" calcext:value-type="float">
            <text:p>66309200</text:p>
          </table:table-cell>
          <table:table-cell office:value-type="float" office:value="45590832" calcext:value-type="float">
            <text:p>45590832</text:p>
          </table:table-cell>
          <table:table-cell office:value-type="float" office:value="71840200" calcext:value-type="float">
            <text:p>71840200</text:p>
          </table:table-cell>
          <table:table-cell office:value-type="float" office:value="426310984" calcext:value-type="float">
            <text:p>426310984</text:p>
          </table:table-cell>
          <table:table-cell office:value-type="float" office:value="220251632" calcext:value-type="float">
            <text:p>220251632</text:p>
          </table:table-cell>
          <table:table-cell office:value-type="float" office:value="203324624" calcext:value-type="float">
            <text:p>203324624</text:p>
          </table:table-cell>
          <table:table-cell office:value-type="float" office:value="152028232" calcext:value-type="float">
            <text:p>152028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0472" calcext:value-type="float">
            <text:p>21340472</text:p>
          </table:table-cell>
          <table:table-cell office:value-type="float" office:value="152692328" calcext:value-type="float">
            <text:p>152692328</text:p>
          </table:table-cell>
          <table:table-cell office:value-type="float" office:value="79030248" calcext:value-type="float">
            <text:p>79030248</text:p>
          </table:table-cell>
          <table:table-cell office:value-type="float" office:value="66309544" calcext:value-type="float">
            <text:p>66309544</text:p>
          </table:table-cell>
          <table:table-cell office:value-type="float" office:value="45591552" calcext:value-type="float">
            <text:p>45591552</text:p>
          </table:table-cell>
          <table:table-cell office:value-type="float" office:value="72253000" calcext:value-type="float">
            <text:p>72253000</text:p>
          </table:table-cell>
          <table:table-cell office:value-type="float" office:value="426351136" calcext:value-type="float">
            <text:p>426351136</text:p>
          </table:table-cell>
          <table:table-cell office:value-type="float" office:value="220499800" calcext:value-type="float">
            <text:p>220499800</text:p>
          </table:table-cell>
          <table:table-cell office:value-type="float" office:value="203364216" calcext:value-type="float">
            <text:p>203364216</text:p>
          </table:table-cell>
          <table:table-cell office:value-type="float" office:value="152304832" calcext:value-type="float">
            <text:p>152304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0480" calcext:value-type="float">
            <text:p>21340480</text:p>
          </table:table-cell>
          <table:table-cell office:value-type="float" office:value="152736768" calcext:value-type="float">
            <text:p>152736768</text:p>
          </table:table-cell>
          <table:table-cell office:value-type="float" office:value="79031048" calcext:value-type="float">
            <text:p>79031048</text:p>
          </table:table-cell>
          <table:table-cell office:value-type="float" office:value="66313360" calcext:value-type="float">
            <text:p>66313360</text:p>
          </table:table-cell>
          <table:table-cell office:value-type="float" office:value="45591624" calcext:value-type="float">
            <text:p>45591624</text:p>
          </table:table-cell>
          <table:table-cell office:value-type="float" office:value="72365144" calcext:value-type="float">
            <text:p>72365144</text:p>
          </table:table-cell>
          <table:table-cell office:value-type="float" office:value="426353232" calcext:value-type="float">
            <text:p>426353232</text:p>
          </table:table-cell>
          <table:table-cell office:value-type="float" office:value="220770272" calcext:value-type="float">
            <text:p>220770272</text:p>
          </table:table-cell>
          <table:table-cell office:value-type="float" office:value="203364912" calcext:value-type="float">
            <text:p>203364912</text:p>
          </table:table-cell>
          <table:table-cell office:value-type="float" office:value="152354088" calcext:value-type="float">
            <text:p>152354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1616" calcext:value-type="float">
            <text:p>21341616</text:p>
          </table:table-cell>
          <table:table-cell office:value-type="float" office:value="152749376" calcext:value-type="float">
            <text:p>152749376</text:p>
          </table:table-cell>
          <table:table-cell office:value-type="float" office:value="79031584" calcext:value-type="float">
            <text:p>79031584</text:p>
          </table:table-cell>
          <table:table-cell office:value-type="float" office:value="66313488" calcext:value-type="float">
            <text:p>66313488</text:p>
          </table:table-cell>
          <table:table-cell office:value-type="float" office:value="45593152" calcext:value-type="float">
            <text:p>45593152</text:p>
          </table:table-cell>
          <table:table-cell office:value-type="float" office:value="72435208" calcext:value-type="float">
            <text:p>72435208</text:p>
          </table:table-cell>
          <table:table-cell office:value-type="float" office:value="426540392" calcext:value-type="float">
            <text:p>426540392</text:p>
          </table:table-cell>
          <table:table-cell office:value-type="float" office:value="220920912" calcext:value-type="float">
            <text:p>220920912</text:p>
          </table:table-cell>
          <table:table-cell office:value-type="float" office:value="203366008" calcext:value-type="float">
            <text:p>203366008</text:p>
          </table:table-cell>
          <table:table-cell office:value-type="float" office:value="153376368" calcext:value-type="float">
            <text:p>153376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1792" calcext:value-type="float">
            <text:p>21341792</text:p>
          </table:table-cell>
          <table:table-cell office:value-type="float" office:value="152755112" calcext:value-type="float">
            <text:p>152755112</text:p>
          </table:table-cell>
          <table:table-cell office:value-type="float" office:value="79031848" calcext:value-type="float">
            <text:p>79031848</text:p>
          </table:table-cell>
          <table:table-cell office:value-type="float" office:value="66313544" calcext:value-type="float">
            <text:p>66313544</text:p>
          </table:table-cell>
          <table:table-cell office:value-type="float" office:value="45593176" calcext:value-type="float">
            <text:p>45593176</text:p>
          </table:table-cell>
          <table:table-cell office:value-type="float" office:value="72485312" calcext:value-type="float">
            <text:p>72485312</text:p>
          </table:table-cell>
          <table:table-cell office:value-type="float" office:value="426693248" calcext:value-type="float">
            <text:p>426693248</text:p>
          </table:table-cell>
          <table:table-cell office:value-type="float" office:value="221119960" calcext:value-type="float">
            <text:p>221119960</text:p>
          </table:table-cell>
          <table:table-cell office:value-type="float" office:value="203369904" calcext:value-type="float">
            <text:p>203369904</text:p>
          </table:table-cell>
          <table:table-cell office:value-type="float" office:value="153587504" calcext:value-type="float">
            <text:p>153587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1824" calcext:value-type="float">
            <text:p>21341824</text:p>
          </table:table-cell>
          <table:table-cell office:value-type="float" office:value="152789928" calcext:value-type="float">
            <text:p>152789928</text:p>
          </table:table-cell>
          <table:table-cell office:value-type="float" office:value="79032360" calcext:value-type="float">
            <text:p>79032360</text:p>
          </table:table-cell>
          <table:table-cell office:value-type="float" office:value="66314392" calcext:value-type="float">
            <text:p>66314392</text:p>
          </table:table-cell>
          <table:table-cell office:value-type="float" office:value="45593248" calcext:value-type="float">
            <text:p>45593248</text:p>
          </table:table-cell>
          <table:table-cell office:value-type="float" office:value="72795064" calcext:value-type="float">
            <text:p>72795064</text:p>
          </table:table-cell>
          <table:table-cell office:value-type="float" office:value="426997288" calcext:value-type="float">
            <text:p>426997288</text:p>
          </table:table-cell>
          <table:table-cell office:value-type="float" office:value="221296128" calcext:value-type="float">
            <text:p>221296128</text:p>
          </table:table-cell>
          <table:table-cell office:value-type="float" office:value="203491880" calcext:value-type="float">
            <text:p>203491880</text:p>
          </table:table-cell>
          <table:table-cell office:value-type="float" office:value="153658472" calcext:value-type="float">
            <text:p>153658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1904" calcext:value-type="float">
            <text:p>21341904</text:p>
          </table:table-cell>
          <table:table-cell office:value-type="float" office:value="152796816" calcext:value-type="float">
            <text:p>152796816</text:p>
          </table:table-cell>
          <table:table-cell office:value-type="float" office:value="79032696" calcext:value-type="float">
            <text:p>79032696</text:p>
          </table:table-cell>
          <table:table-cell office:value-type="float" office:value="66314792" calcext:value-type="float">
            <text:p>66314792</text:p>
          </table:table-cell>
          <table:table-cell office:value-type="float" office:value="45593248" calcext:value-type="float">
            <text:p>45593248</text:p>
          </table:table-cell>
          <table:table-cell office:value-type="float" office:value="73451512" calcext:value-type="float">
            <text:p>73451512</text:p>
          </table:table-cell>
          <table:table-cell office:value-type="float" office:value="427391112" calcext:value-type="float">
            <text:p>427391112</text:p>
          </table:table-cell>
          <table:table-cell office:value-type="float" office:value="221902752" calcext:value-type="float">
            <text:p>221902752</text:p>
          </table:table-cell>
          <table:table-cell office:value-type="float" office:value="203502920" calcext:value-type="float">
            <text:p>203502920</text:p>
          </table:table-cell>
          <table:table-cell office:value-type="float" office:value="153666008" calcext:value-type="float">
            <text:p>153666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1920" calcext:value-type="float">
            <text:p>21341920</text:p>
          </table:table-cell>
          <table:table-cell office:value-type="float" office:value="152804240" calcext:value-type="float">
            <text:p>152804240</text:p>
          </table:table-cell>
          <table:table-cell office:value-type="float" office:value="79033184" calcext:value-type="float">
            <text:p>79033184</text:p>
          </table:table-cell>
          <table:table-cell office:value-type="float" office:value="66314896" calcext:value-type="float">
            <text:p>66314896</text:p>
          </table:table-cell>
          <table:table-cell office:value-type="float" office:value="45595552" calcext:value-type="float">
            <text:p>45595552</text:p>
          </table:table-cell>
          <table:table-cell office:value-type="float" office:value="73723072" calcext:value-type="float">
            <text:p>73723072</text:p>
          </table:table-cell>
          <table:table-cell office:value-type="float" office:value="427459144" calcext:value-type="float">
            <text:p>427459144</text:p>
          </table:table-cell>
          <table:table-cell office:value-type="float" office:value="221978976" calcext:value-type="float">
            <text:p>221978976</text:p>
          </table:table-cell>
          <table:table-cell office:value-type="float" office:value="203505952" calcext:value-type="float">
            <text:p>203505952</text:p>
          </table:table-cell>
          <table:table-cell office:value-type="float" office:value="153675048" calcext:value-type="float">
            <text:p>153675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2392" calcext:value-type="float">
            <text:p>21342392</text:p>
          </table:table-cell>
          <table:table-cell office:value-type="float" office:value="152822456" calcext:value-type="float">
            <text:p>152822456</text:p>
          </table:table-cell>
          <table:table-cell office:value-type="float" office:value="79034152" calcext:value-type="float">
            <text:p>79034152</text:p>
          </table:table-cell>
          <table:table-cell office:value-type="float" office:value="66314952" calcext:value-type="float">
            <text:p>66314952</text:p>
          </table:table-cell>
          <table:table-cell office:value-type="float" office:value="45596040" calcext:value-type="float">
            <text:p>45596040</text:p>
          </table:table-cell>
          <table:table-cell office:value-type="float" office:value="74888384" calcext:value-type="float">
            <text:p>74888384</text:p>
          </table:table-cell>
          <table:table-cell office:value-type="float" office:value="428001792" calcext:value-type="float">
            <text:p>428001792</text:p>
          </table:table-cell>
          <table:table-cell office:value-type="float" office:value="222131736" calcext:value-type="float">
            <text:p>222131736</text:p>
          </table:table-cell>
          <table:table-cell office:value-type="float" office:value="203581768" calcext:value-type="float">
            <text:p>203581768</text:p>
          </table:table-cell>
          <table:table-cell office:value-type="float" office:value="153687728" calcext:value-type="float">
            <text:p>153687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2584" calcext:value-type="float">
            <text:p>21342584</text:p>
          </table:table-cell>
          <table:table-cell office:value-type="float" office:value="152822824" calcext:value-type="float">
            <text:p>152822824</text:p>
          </table:table-cell>
          <table:table-cell office:value-type="float" office:value="79034232" calcext:value-type="float">
            <text:p>79034232</text:p>
          </table:table-cell>
          <table:table-cell office:value-type="float" office:value="66315744" calcext:value-type="float">
            <text:p>66315744</text:p>
          </table:table-cell>
          <table:table-cell office:value-type="float" office:value="45596352" calcext:value-type="float">
            <text:p>45596352</text:p>
          </table:table-cell>
          <table:table-cell office:value-type="float" office:value="75065688" calcext:value-type="float">
            <text:p>75065688</text:p>
          </table:table-cell>
          <table:table-cell office:value-type="float" office:value="428032920" calcext:value-type="float">
            <text:p>428032920</text:p>
          </table:table-cell>
          <table:table-cell office:value-type="float" office:value="222605136" calcext:value-type="float">
            <text:p>222605136</text:p>
          </table:table-cell>
          <table:table-cell office:value-type="float" office:value="203635728" calcext:value-type="float">
            <text:p>203635728</text:p>
          </table:table-cell>
          <table:table-cell office:value-type="float" office:value="153692448" calcext:value-type="float">
            <text:p>153692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3368" calcext:value-type="float">
            <text:p>21343368</text:p>
          </table:table-cell>
          <table:table-cell office:value-type="float" office:value="152825936" calcext:value-type="float">
            <text:p>152825936</text:p>
          </table:table-cell>
          <table:table-cell office:value-type="float" office:value="79034848" calcext:value-type="float">
            <text:p>79034848</text:p>
          </table:table-cell>
          <table:table-cell office:value-type="float" office:value="66316104" calcext:value-type="float">
            <text:p>66316104</text:p>
          </table:table-cell>
          <table:table-cell office:value-type="float" office:value="45597312" calcext:value-type="float">
            <text:p>45597312</text:p>
          </table:table-cell>
          <table:table-cell office:value-type="float" office:value="75197440" calcext:value-type="float">
            <text:p>75197440</text:p>
          </table:table-cell>
          <table:table-cell office:value-type="float" office:value="428249360" calcext:value-type="float">
            <text:p>428249360</text:p>
          </table:table-cell>
          <table:table-cell office:value-type="float" office:value="223005112" calcext:value-type="float">
            <text:p>223005112</text:p>
          </table:table-cell>
          <table:table-cell office:value-type="float" office:value="203703952" calcext:value-type="float">
            <text:p>203703952</text:p>
          </table:table-cell>
          <table:table-cell office:value-type="float" office:value="153692968" calcext:value-type="float">
            <text:p>153692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3392" calcext:value-type="float">
            <text:p>21343392</text:p>
          </table:table-cell>
          <table:table-cell office:value-type="float" office:value="152836528" calcext:value-type="float">
            <text:p>152836528</text:p>
          </table:table-cell>
          <table:table-cell office:value-type="float" office:value="79034968" calcext:value-type="float">
            <text:p>79034968</text:p>
          </table:table-cell>
          <table:table-cell office:value-type="float" office:value="66318520" calcext:value-type="float">
            <text:p>66318520</text:p>
          </table:table-cell>
          <table:table-cell office:value-type="float" office:value="45597424" calcext:value-type="float">
            <text:p>45597424</text:p>
          </table:table-cell>
          <table:table-cell office:value-type="float" office:value="75298808" calcext:value-type="float">
            <text:p>75298808</text:p>
          </table:table-cell>
          <table:table-cell office:value-type="float" office:value="428698152" calcext:value-type="float">
            <text:p>428698152</text:p>
          </table:table-cell>
          <table:table-cell office:value-type="float" office:value="223040432" calcext:value-type="float">
            <text:p>223040432</text:p>
          </table:table-cell>
          <table:table-cell office:value-type="float" office:value="203762240" calcext:value-type="float">
            <text:p>203762240</text:p>
          </table:table-cell>
          <table:table-cell office:value-type="float" office:value="153693168" calcext:value-type="float">
            <text:p>153693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3408" calcext:value-type="float">
            <text:p>21343408</text:p>
          </table:table-cell>
          <table:table-cell office:value-type="float" office:value="152846848" calcext:value-type="float">
            <text:p>152846848</text:p>
          </table:table-cell>
          <table:table-cell office:value-type="float" office:value="79035520" calcext:value-type="float">
            <text:p>79035520</text:p>
          </table:table-cell>
          <table:table-cell office:value-type="float" office:value="66320040" calcext:value-type="float">
            <text:p>66320040</text:p>
          </table:table-cell>
          <table:table-cell office:value-type="float" office:value="45599024" calcext:value-type="float">
            <text:p>45599024</text:p>
          </table:table-cell>
          <table:table-cell office:value-type="float" office:value="75798936" calcext:value-type="float">
            <text:p>75798936</text:p>
          </table:table-cell>
          <table:table-cell office:value-type="float" office:value="428815488" calcext:value-type="float">
            <text:p>428815488</text:p>
          </table:table-cell>
          <table:table-cell office:value-type="float" office:value="223416920" calcext:value-type="float">
            <text:p>223416920</text:p>
          </table:table-cell>
          <table:table-cell office:value-type="float" office:value="203764296" calcext:value-type="float">
            <text:p>203764296</text:p>
          </table:table-cell>
          <table:table-cell office:value-type="float" office:value="153694384" calcext:value-type="float">
            <text:p>153694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3768" calcext:value-type="float">
            <text:p>21343768</text:p>
          </table:table-cell>
          <table:table-cell office:value-type="float" office:value="152855248" calcext:value-type="float">
            <text:p>152855248</text:p>
          </table:table-cell>
          <table:table-cell office:value-type="float" office:value="79037568" calcext:value-type="float">
            <text:p>79037568</text:p>
          </table:table-cell>
          <table:table-cell office:value-type="float" office:value="66321984" calcext:value-type="float">
            <text:p>66321984</text:p>
          </table:table-cell>
          <table:table-cell office:value-type="float" office:value="45599024" calcext:value-type="float">
            <text:p>45599024</text:p>
          </table:table-cell>
          <table:table-cell office:value-type="float" office:value="75978040" calcext:value-type="float">
            <text:p>75978040</text:p>
          </table:table-cell>
          <table:table-cell office:value-type="float" office:value="429216256" calcext:value-type="float">
            <text:p>429216256</text:p>
          </table:table-cell>
          <table:table-cell office:value-type="float" office:value="223879920" calcext:value-type="float">
            <text:p>223879920</text:p>
          </table:table-cell>
          <table:table-cell office:value-type="float" office:value="203829464" calcext:value-type="float">
            <text:p>203829464</text:p>
          </table:table-cell>
          <table:table-cell office:value-type="float" office:value="153695656" calcext:value-type="float">
            <text:p>153695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3832" calcext:value-type="float">
            <text:p>21343832</text:p>
          </table:table-cell>
          <table:table-cell office:value-type="float" office:value="152903568" calcext:value-type="float">
            <text:p>152903568</text:p>
          </table:table-cell>
          <table:table-cell office:value-type="float" office:value="79037672" calcext:value-type="float">
            <text:p>79037672</text:p>
          </table:table-cell>
          <table:table-cell office:value-type="float" office:value="66324408" calcext:value-type="float">
            <text:p>66324408</text:p>
          </table:table-cell>
          <table:table-cell office:value-type="float" office:value="45599104" calcext:value-type="float">
            <text:p>45599104</text:p>
          </table:table-cell>
          <table:table-cell office:value-type="float" office:value="76231536" calcext:value-type="float">
            <text:p>76231536</text:p>
          </table:table-cell>
          <table:table-cell office:value-type="float" office:value="429302328" calcext:value-type="float">
            <text:p>429302328</text:p>
          </table:table-cell>
          <table:table-cell office:value-type="float" office:value="223928544" calcext:value-type="float">
            <text:p>223928544</text:p>
          </table:table-cell>
          <table:table-cell office:value-type="float" office:value="203887792" calcext:value-type="float">
            <text:p>203887792</text:p>
          </table:table-cell>
          <table:table-cell office:value-type="float" office:value="153715656" calcext:value-type="float">
            <text:p>153715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3912" calcext:value-type="float">
            <text:p>21343912</text:p>
          </table:table-cell>
          <table:table-cell office:value-type="float" office:value="152910504" calcext:value-type="float">
            <text:p>152910504</text:p>
          </table:table-cell>
          <table:table-cell office:value-type="float" office:value="79039512" calcext:value-type="float">
            <text:p>79039512</text:p>
          </table:table-cell>
          <table:table-cell office:value-type="float" office:value="66325096" calcext:value-type="float">
            <text:p>66325096</text:p>
          </table:table-cell>
          <table:table-cell office:value-type="float" office:value="45600256" calcext:value-type="float">
            <text:p>45600256</text:p>
          </table:table-cell>
          <table:table-cell office:value-type="float" office:value="76308488" calcext:value-type="float">
            <text:p>76308488</text:p>
          </table:table-cell>
          <table:table-cell office:value-type="float" office:value="429697744" calcext:value-type="float">
            <text:p>429697744</text:p>
          </table:table-cell>
          <table:table-cell office:value-type="float" office:value="223930808" calcext:value-type="float">
            <text:p>223930808</text:p>
          </table:table-cell>
          <table:table-cell office:value-type="float" office:value="203960104" calcext:value-type="float">
            <text:p>203960104</text:p>
          </table:table-cell>
          <table:table-cell office:value-type="float" office:value="153724344" calcext:value-type="float">
            <text:p>153724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4144" calcext:value-type="float">
            <text:p>21344144</text:p>
          </table:table-cell>
          <table:table-cell office:value-type="float" office:value="152911864" calcext:value-type="float">
            <text:p>152911864</text:p>
          </table:table-cell>
          <table:table-cell office:value-type="float" office:value="79040008" calcext:value-type="float">
            <text:p>79040008</text:p>
          </table:table-cell>
          <table:table-cell office:value-type="float" office:value="66325872" calcext:value-type="float">
            <text:p>66325872</text:p>
          </table:table-cell>
          <table:table-cell office:value-type="float" office:value="45600384" calcext:value-type="float">
            <text:p>45600384</text:p>
          </table:table-cell>
          <table:table-cell office:value-type="float" office:value="76332056" calcext:value-type="float">
            <text:p>76332056</text:p>
          </table:table-cell>
          <table:table-cell office:value-type="float" office:value="429798184" calcext:value-type="float">
            <text:p>429798184</text:p>
          </table:table-cell>
          <table:table-cell office:value-type="float" office:value="223964904" calcext:value-type="float">
            <text:p>223964904</text:p>
          </table:table-cell>
          <table:table-cell office:value-type="float" office:value="203977016" calcext:value-type="float">
            <text:p>203977016</text:p>
          </table:table-cell>
          <table:table-cell office:value-type="float" office:value="153739600" calcext:value-type="float">
            <text:p>1537396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4360" calcext:value-type="float">
            <text:p>21344360</text:p>
          </table:table-cell>
          <table:table-cell office:value-type="float" office:value="152926960" calcext:value-type="float">
            <text:p>152926960</text:p>
          </table:table-cell>
          <table:table-cell office:value-type="float" office:value="79040312" calcext:value-type="float">
            <text:p>79040312</text:p>
          </table:table-cell>
          <table:table-cell office:value-type="float" office:value="66327096" calcext:value-type="float">
            <text:p>66327096</text:p>
          </table:table-cell>
          <table:table-cell office:value-type="float" office:value="45600792" calcext:value-type="float">
            <text:p>45600792</text:p>
          </table:table-cell>
          <table:table-cell office:value-type="float" office:value="76654808" calcext:value-type="float">
            <text:p>76654808</text:p>
          </table:table-cell>
          <table:table-cell office:value-type="float" office:value="429866464" calcext:value-type="float">
            <text:p>429866464</text:p>
          </table:table-cell>
          <table:table-cell office:value-type="float" office:value="223965944" calcext:value-type="float">
            <text:p>223965944</text:p>
          </table:table-cell>
          <table:table-cell office:value-type="float" office:value="204012432" calcext:value-type="float">
            <text:p>204012432</text:p>
          </table:table-cell>
          <table:table-cell office:value-type="float" office:value="153740304" calcext:value-type="float">
            <text:p>153740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4920" calcext:value-type="float">
            <text:p>21344920</text:p>
          </table:table-cell>
          <table:table-cell office:value-type="float" office:value="152932728" calcext:value-type="float">
            <text:p>152932728</text:p>
          </table:table-cell>
          <table:table-cell office:value-type="float" office:value="79041560" calcext:value-type="float">
            <text:p>79041560</text:p>
          </table:table-cell>
          <table:table-cell office:value-type="float" office:value="66327160" calcext:value-type="float">
            <text:p>66327160</text:p>
          </table:table-cell>
          <table:table-cell office:value-type="float" office:value="45601192" calcext:value-type="float">
            <text:p>45601192</text:p>
          </table:table-cell>
          <table:table-cell office:value-type="float" office:value="76946592" calcext:value-type="float">
            <text:p>76946592</text:p>
          </table:table-cell>
          <table:table-cell office:value-type="float" office:value="430829576" calcext:value-type="float">
            <text:p>430829576</text:p>
          </table:table-cell>
          <table:table-cell office:value-type="float" office:value="223981888" calcext:value-type="float">
            <text:p>223981888</text:p>
          </table:table-cell>
          <table:table-cell office:value-type="float" office:value="204024912" calcext:value-type="float">
            <text:p>204024912</text:p>
          </table:table-cell>
          <table:table-cell office:value-type="float" office:value="153745976" calcext:value-type="float">
            <text:p>153745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5040" calcext:value-type="float">
            <text:p>21345040</text:p>
          </table:table-cell>
          <table:table-cell office:value-type="float" office:value="152953672" calcext:value-type="float">
            <text:p>152953672</text:p>
          </table:table-cell>
          <table:table-cell office:value-type="float" office:value="79041728" calcext:value-type="float">
            <text:p>79041728</text:p>
          </table:table-cell>
          <table:table-cell office:value-type="float" office:value="66327368" calcext:value-type="float">
            <text:p>66327368</text:p>
          </table:table-cell>
          <table:table-cell office:value-type="float" office:value="45601408" calcext:value-type="float">
            <text:p>45601408</text:p>
          </table:table-cell>
          <table:table-cell office:value-type="float" office:value="76964552" calcext:value-type="float">
            <text:p>76964552</text:p>
          </table:table-cell>
          <table:table-cell office:value-type="float" office:value="430835920" calcext:value-type="float">
            <text:p>430835920</text:p>
          </table:table-cell>
          <table:table-cell office:value-type="float" office:value="223983816" calcext:value-type="float">
            <text:p>223983816</text:p>
          </table:table-cell>
          <table:table-cell office:value-type="float" office:value="204111544" calcext:value-type="float">
            <text:p>204111544</text:p>
          </table:table-cell>
          <table:table-cell office:value-type="float" office:value="153753248" calcext:value-type="float">
            <text:p>153753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5264" calcext:value-type="float">
            <text:p>21345264</text:p>
          </table:table-cell>
          <table:table-cell office:value-type="float" office:value="152972488" calcext:value-type="float">
            <text:p>152972488</text:p>
          </table:table-cell>
          <table:table-cell office:value-type="float" office:value="79042336" calcext:value-type="float">
            <text:p>79042336</text:p>
          </table:table-cell>
          <table:table-cell office:value-type="float" office:value="66327936" calcext:value-type="float">
            <text:p>66327936</text:p>
          </table:table-cell>
          <table:table-cell office:value-type="float" office:value="45602144" calcext:value-type="float">
            <text:p>45602144</text:p>
          </table:table-cell>
          <table:table-cell office:value-type="float" office:value="76971784" calcext:value-type="float">
            <text:p>76971784</text:p>
          </table:table-cell>
          <table:table-cell office:value-type="float" office:value="431035592" calcext:value-type="float">
            <text:p>431035592</text:p>
          </table:table-cell>
          <table:table-cell office:value-type="float" office:value="223989416" calcext:value-type="float">
            <text:p>223989416</text:p>
          </table:table-cell>
          <table:table-cell office:value-type="float" office:value="204234472" calcext:value-type="float">
            <text:p>204234472</text:p>
          </table:table-cell>
          <table:table-cell office:value-type="float" office:value="153765032" calcext:value-type="float">
            <text:p>153765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5768" calcext:value-type="float">
            <text:p>21345768</text:p>
          </table:table-cell>
          <table:table-cell office:value-type="float" office:value="152999696" calcext:value-type="float">
            <text:p>152999696</text:p>
          </table:table-cell>
          <table:table-cell office:value-type="float" office:value="79043552" calcext:value-type="float">
            <text:p>79043552</text:p>
          </table:table-cell>
          <table:table-cell office:value-type="float" office:value="66330456" calcext:value-type="float">
            <text:p>66330456</text:p>
          </table:table-cell>
          <table:table-cell office:value-type="float" office:value="45603200" calcext:value-type="float">
            <text:p>45603200</text:p>
          </table:table-cell>
          <table:table-cell office:value-type="float" office:value="76972864" calcext:value-type="float">
            <text:p>76972864</text:p>
          </table:table-cell>
          <table:table-cell office:value-type="float" office:value="431167736" calcext:value-type="float">
            <text:p>431167736</text:p>
          </table:table-cell>
          <table:table-cell office:value-type="float" office:value="223999840" calcext:value-type="float">
            <text:p>223999840</text:p>
          </table:table-cell>
          <table:table-cell office:value-type="float" office:value="204397808" calcext:value-type="float">
            <text:p>204397808</text:p>
          </table:table-cell>
          <table:table-cell office:value-type="float" office:value="153771800" calcext:value-type="float">
            <text:p>1537718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5856" calcext:value-type="float">
            <text:p>21345856</text:p>
          </table:table-cell>
          <table:table-cell office:value-type="float" office:value="153022392" calcext:value-type="float">
            <text:p>153022392</text:p>
          </table:table-cell>
          <table:table-cell office:value-type="float" office:value="79043976" calcext:value-type="float">
            <text:p>79043976</text:p>
          </table:table-cell>
          <table:table-cell office:value-type="float" office:value="66331064" calcext:value-type="float">
            <text:p>66331064</text:p>
          </table:table-cell>
          <table:table-cell office:value-type="float" office:value="45603584" calcext:value-type="float">
            <text:p>45603584</text:p>
          </table:table-cell>
          <table:table-cell office:value-type="float" office:value="76974800" calcext:value-type="float">
            <text:p>76974800</text:p>
          </table:table-cell>
          <table:table-cell office:value-type="float" office:value="431352944" calcext:value-type="float">
            <text:p>431352944</text:p>
          </table:table-cell>
          <table:table-cell office:value-type="float" office:value="224000688" calcext:value-type="float">
            <text:p>224000688</text:p>
          </table:table-cell>
          <table:table-cell office:value-type="float" office:value="204438904" calcext:value-type="float">
            <text:p>204438904</text:p>
          </table:table-cell>
          <table:table-cell office:value-type="float" office:value="153788368" calcext:value-type="float">
            <text:p>153788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6048" calcext:value-type="float">
            <text:p>21346048</text:p>
          </table:table-cell>
          <table:table-cell office:value-type="float" office:value="153023352" calcext:value-type="float">
            <text:p>153023352</text:p>
          </table:table-cell>
          <table:table-cell office:value-type="float" office:value="79044608" calcext:value-type="float">
            <text:p>79044608</text:p>
          </table:table-cell>
          <table:table-cell office:value-type="float" office:value="66333304" calcext:value-type="float">
            <text:p>66333304</text:p>
          </table:table-cell>
          <table:table-cell office:value-type="float" office:value="45603592" calcext:value-type="float">
            <text:p>45603592</text:p>
          </table:table-cell>
          <table:table-cell office:value-type="float" office:value="76977160" calcext:value-type="float">
            <text:p>76977160</text:p>
          </table:table-cell>
          <table:table-cell office:value-type="float" office:value="431518456" calcext:value-type="float">
            <text:p>431518456</text:p>
          </table:table-cell>
          <table:table-cell office:value-type="float" office:value="224004808" calcext:value-type="float">
            <text:p>224004808</text:p>
          </table:table-cell>
          <table:table-cell office:value-type="float" office:value="204505160" calcext:value-type="float">
            <text:p>204505160</text:p>
          </table:table-cell>
          <table:table-cell office:value-type="float" office:value="153794064" calcext:value-type="float">
            <text:p>153794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6632" calcext:value-type="float">
            <text:p>21346632</text:p>
          </table:table-cell>
          <table:table-cell office:value-type="float" office:value="153053048" calcext:value-type="float">
            <text:p>153053048</text:p>
          </table:table-cell>
          <table:table-cell office:value-type="float" office:value="79045472" calcext:value-type="float">
            <text:p>79045472</text:p>
          </table:table-cell>
          <table:table-cell office:value-type="float" office:value="66337392" calcext:value-type="float">
            <text:p>66337392</text:p>
          </table:table-cell>
          <table:table-cell office:value-type="float" office:value="45604464" calcext:value-type="float">
            <text:p>45604464</text:p>
          </table:table-cell>
          <table:table-cell office:value-type="float" office:value="76978296" calcext:value-type="float">
            <text:p>76978296</text:p>
          </table:table-cell>
          <table:table-cell office:value-type="float" office:value="431863912" calcext:value-type="float">
            <text:p>431863912</text:p>
          </table:table-cell>
          <table:table-cell office:value-type="float" office:value="224005528" calcext:value-type="float">
            <text:p>224005528</text:p>
          </table:table-cell>
          <table:table-cell office:value-type="float" office:value="204570520" calcext:value-type="float">
            <text:p>204570520</text:p>
          </table:table-cell>
          <table:table-cell office:value-type="float" office:value="153794080" calcext:value-type="float">
            <text:p>1537940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6680" calcext:value-type="float">
            <text:p>21346680</text:p>
          </table:table-cell>
          <table:table-cell office:value-type="float" office:value="153069432" calcext:value-type="float">
            <text:p>153069432</text:p>
          </table:table-cell>
          <table:table-cell office:value-type="float" office:value="79046368" calcext:value-type="float">
            <text:p>79046368</text:p>
          </table:table-cell>
          <table:table-cell office:value-type="float" office:value="66337496" calcext:value-type="float">
            <text:p>66337496</text:p>
          </table:table-cell>
          <table:table-cell office:value-type="float" office:value="45604504" calcext:value-type="float">
            <text:p>45604504</text:p>
          </table:table-cell>
          <table:table-cell office:value-type="float" office:value="76981712" calcext:value-type="float">
            <text:p>76981712</text:p>
          </table:table-cell>
          <table:table-cell office:value-type="float" office:value="431909768" calcext:value-type="float">
            <text:p>431909768</text:p>
          </table:table-cell>
          <table:table-cell office:value-type="float" office:value="224018128" calcext:value-type="float">
            <text:p>224018128</text:p>
          </table:table-cell>
          <table:table-cell office:value-type="float" office:value="204620440" calcext:value-type="float">
            <text:p>204620440</text:p>
          </table:table-cell>
          <table:table-cell office:value-type="float" office:value="153794568" calcext:value-type="float">
            <text:p>153794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7256" calcext:value-type="float">
            <text:p>21347256</text:p>
          </table:table-cell>
          <table:table-cell office:value-type="float" office:value="153096984" calcext:value-type="float">
            <text:p>153096984</text:p>
          </table:table-cell>
          <table:table-cell office:value-type="float" office:value="79046640" calcext:value-type="float">
            <text:p>79046640</text:p>
          </table:table-cell>
          <table:table-cell office:value-type="float" office:value="66340296" calcext:value-type="float">
            <text:p>66340296</text:p>
          </table:table-cell>
          <table:table-cell office:value-type="float" office:value="45604944" calcext:value-type="float">
            <text:p>45604944</text:p>
          </table:table-cell>
          <table:table-cell office:value-type="float" office:value="76982904" calcext:value-type="float">
            <text:p>76982904</text:p>
          </table:table-cell>
          <table:table-cell office:value-type="float" office:value="432262232" calcext:value-type="float">
            <text:p>432262232</text:p>
          </table:table-cell>
          <table:table-cell office:value-type="float" office:value="224018432" calcext:value-type="float">
            <text:p>224018432</text:p>
          </table:table-cell>
          <table:table-cell office:value-type="float" office:value="204663392" calcext:value-type="float">
            <text:p>204663392</text:p>
          </table:table-cell>
          <table:table-cell office:value-type="float" office:value="153795768" calcext:value-type="float">
            <text:p>153795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7328" calcext:value-type="float">
            <text:p>21347328</text:p>
          </table:table-cell>
          <table:table-cell office:value-type="float" office:value="153098088" calcext:value-type="float">
            <text:p>153098088</text:p>
          </table:table-cell>
          <table:table-cell office:value-type="float" office:value="79047136" calcext:value-type="float">
            <text:p>79047136</text:p>
          </table:table-cell>
          <table:table-cell office:value-type="float" office:value="66341104" calcext:value-type="float">
            <text:p>66341104</text:p>
          </table:table-cell>
          <table:table-cell office:value-type="float" office:value="45606520" calcext:value-type="float">
            <text:p>45606520</text:p>
          </table:table-cell>
          <table:table-cell office:value-type="float" office:value="76988944" calcext:value-type="float">
            <text:p>76988944</text:p>
          </table:table-cell>
          <table:table-cell office:value-type="float" office:value="432475304" calcext:value-type="float">
            <text:p>432475304</text:p>
          </table:table-cell>
          <table:table-cell office:value-type="float" office:value="224037576" calcext:value-type="float">
            <text:p>224037576</text:p>
          </table:table-cell>
          <table:table-cell office:value-type="float" office:value="204906632" calcext:value-type="float">
            <text:p>204906632</text:p>
          </table:table-cell>
          <table:table-cell office:value-type="float" office:value="153796128" calcext:value-type="float">
            <text:p>153796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7880" calcext:value-type="float">
            <text:p>21347880</text:p>
          </table:table-cell>
          <table:table-cell office:value-type="float" office:value="153115440" calcext:value-type="float">
            <text:p>153115440</text:p>
          </table:table-cell>
          <table:table-cell office:value-type="float" office:value="79047568" calcext:value-type="float">
            <text:p>79047568</text:p>
          </table:table-cell>
          <table:table-cell office:value-type="float" office:value="66342672" calcext:value-type="float">
            <text:p>66342672</text:p>
          </table:table-cell>
          <table:table-cell office:value-type="float" office:value="45607000" calcext:value-type="float">
            <text:p>45607000</text:p>
          </table:table-cell>
          <table:table-cell office:value-type="float" office:value="76989544" calcext:value-type="float">
            <text:p>76989544</text:p>
          </table:table-cell>
          <table:table-cell office:value-type="float" office:value="432557544" calcext:value-type="float">
            <text:p>432557544</text:p>
          </table:table-cell>
          <table:table-cell office:value-type="float" office:value="224053776" calcext:value-type="float">
            <text:p>224053776</text:p>
          </table:table-cell>
          <table:table-cell office:value-type="float" office:value="204951520" calcext:value-type="float">
            <text:p>204951520</text:p>
          </table:table-cell>
          <table:table-cell office:value-type="float" office:value="153798592" calcext:value-type="float">
            <text:p>1537985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8056" calcext:value-type="float">
            <text:p>21348056</text:p>
          </table:table-cell>
          <table:table-cell office:value-type="float" office:value="153117928" calcext:value-type="float">
            <text:p>153117928</text:p>
          </table:table-cell>
          <table:table-cell office:value-type="float" office:value="79048112" calcext:value-type="float">
            <text:p>79048112</text:p>
          </table:table-cell>
          <table:table-cell office:value-type="float" office:value="66344768" calcext:value-type="float">
            <text:p>66344768</text:p>
          </table:table-cell>
          <table:table-cell office:value-type="float" office:value="45608400" calcext:value-type="float">
            <text:p>45608400</text:p>
          </table:table-cell>
          <table:table-cell office:value-type="float" office:value="76994216" calcext:value-type="float">
            <text:p>76994216</text:p>
          </table:table-cell>
          <table:table-cell office:value-type="float" office:value="432594856" calcext:value-type="float">
            <text:p>432594856</text:p>
          </table:table-cell>
          <table:table-cell office:value-type="float" office:value="224074320" calcext:value-type="float">
            <text:p>224074320</text:p>
          </table:table-cell>
          <table:table-cell office:value-type="float" office:value="205091792" calcext:value-type="float">
            <text:p>205091792</text:p>
          </table:table-cell>
          <table:table-cell office:value-type="float" office:value="153804736" calcext:value-type="float">
            <text:p>153804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8096" calcext:value-type="float">
            <text:p>21348096</text:p>
          </table:table-cell>
          <table:table-cell office:value-type="float" office:value="153137264" calcext:value-type="float">
            <text:p>153137264</text:p>
          </table:table-cell>
          <table:table-cell office:value-type="float" office:value="79052232" calcext:value-type="float">
            <text:p>79052232</text:p>
          </table:table-cell>
          <table:table-cell office:value-type="float" office:value="66347184" calcext:value-type="float">
            <text:p>66347184</text:p>
          </table:table-cell>
          <table:table-cell office:value-type="float" office:value="45609240" calcext:value-type="float">
            <text:p>45609240</text:p>
          </table:table-cell>
          <table:table-cell office:value-type="float" office:value="76994952" calcext:value-type="float">
            <text:p>76994952</text:p>
          </table:table-cell>
          <table:table-cell office:value-type="float" office:value="432606312" calcext:value-type="float">
            <text:p>432606312</text:p>
          </table:table-cell>
          <table:table-cell office:value-type="float" office:value="224075800" calcext:value-type="float">
            <text:p>224075800</text:p>
          </table:table-cell>
          <table:table-cell office:value-type="float" office:value="205291232" calcext:value-type="float">
            <text:p>205291232</text:p>
          </table:table-cell>
          <table:table-cell office:value-type="float" office:value="153806960" calcext:value-type="float">
            <text:p>1538069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8584" calcext:value-type="float">
            <text:p>21348584</text:p>
          </table:table-cell>
          <table:table-cell office:value-type="float" office:value="153158688" calcext:value-type="float">
            <text:p>153158688</text:p>
          </table:table-cell>
          <table:table-cell office:value-type="float" office:value="79054904" calcext:value-type="float">
            <text:p>79054904</text:p>
          </table:table-cell>
          <table:table-cell office:value-type="float" office:value="66347216" calcext:value-type="float">
            <text:p>66347216</text:p>
          </table:table-cell>
          <table:table-cell office:value-type="float" office:value="45609592" calcext:value-type="float">
            <text:p>45609592</text:p>
          </table:table-cell>
          <table:table-cell office:value-type="float" office:value="76996384" calcext:value-type="float">
            <text:p>76996384</text:p>
          </table:table-cell>
          <table:table-cell office:value-type="float" office:value="432611752" calcext:value-type="float">
            <text:p>432611752</text:p>
          </table:table-cell>
          <table:table-cell office:value-type="float" office:value="224076120" calcext:value-type="float">
            <text:p>224076120</text:p>
          </table:table-cell>
          <table:table-cell office:value-type="float" office:value="205336680" calcext:value-type="float">
            <text:p>205336680</text:p>
          </table:table-cell>
          <table:table-cell office:value-type="float" office:value="153809992" calcext:value-type="float">
            <text:p>153809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9008" calcext:value-type="float">
            <text:p>21349008</text:p>
          </table:table-cell>
          <table:table-cell office:value-type="float" office:value="153170040" calcext:value-type="float">
            <text:p>153170040</text:p>
          </table:table-cell>
          <table:table-cell office:value-type="float" office:value="79055488" calcext:value-type="float">
            <text:p>79055488</text:p>
          </table:table-cell>
          <table:table-cell office:value-type="float" office:value="66349072" calcext:value-type="float">
            <text:p>66349072</text:p>
          </table:table-cell>
          <table:table-cell office:value-type="float" office:value="45610168" calcext:value-type="float">
            <text:p>45610168</text:p>
          </table:table-cell>
          <table:table-cell office:value-type="float" office:value="76997224" calcext:value-type="float">
            <text:p>76997224</text:p>
          </table:table-cell>
          <table:table-cell office:value-type="float" office:value="432641704" calcext:value-type="float">
            <text:p>432641704</text:p>
          </table:table-cell>
          <table:table-cell office:value-type="float" office:value="224079928" calcext:value-type="float">
            <text:p>224079928</text:p>
          </table:table-cell>
          <table:table-cell office:value-type="float" office:value="205443208" calcext:value-type="float">
            <text:p>205443208</text:p>
          </table:table-cell>
          <table:table-cell office:value-type="float" office:value="153815632" calcext:value-type="float">
            <text:p>153815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9384" calcext:value-type="float">
            <text:p>21349384</text:p>
          </table:table-cell>
          <table:table-cell office:value-type="float" office:value="153173808" calcext:value-type="float">
            <text:p>153173808</text:p>
          </table:table-cell>
          <table:table-cell office:value-type="float" office:value="79057296" calcext:value-type="float">
            <text:p>79057296</text:p>
          </table:table-cell>
          <table:table-cell office:value-type="float" office:value="66350784" calcext:value-type="float">
            <text:p>66350784</text:p>
          </table:table-cell>
          <table:table-cell office:value-type="float" office:value="45610840" calcext:value-type="float">
            <text:p>45610840</text:p>
          </table:table-cell>
          <table:table-cell office:value-type="float" office:value="76999672" calcext:value-type="float">
            <text:p>76999672</text:p>
          </table:table-cell>
          <table:table-cell office:value-type="float" office:value="432694968" calcext:value-type="float">
            <text:p>432694968</text:p>
          </table:table-cell>
          <table:table-cell office:value-type="float" office:value="224088688" calcext:value-type="float">
            <text:p>224088688</text:p>
          </table:table-cell>
          <table:table-cell office:value-type="float" office:value="205585472" calcext:value-type="float">
            <text:p>205585472</text:p>
          </table:table-cell>
          <table:table-cell office:value-type="float" office:value="153821048" calcext:value-type="float">
            <text:p>153821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9496" calcext:value-type="float">
            <text:p>21349496</text:p>
          </table:table-cell>
          <table:table-cell office:value-type="float" office:value="153178616" calcext:value-type="float">
            <text:p>153178616</text:p>
          </table:table-cell>
          <table:table-cell office:value-type="float" office:value="79057584" calcext:value-type="float">
            <text:p>79057584</text:p>
          </table:table-cell>
          <table:table-cell office:value-type="float" office:value="66350968" calcext:value-type="float">
            <text:p>66350968</text:p>
          </table:table-cell>
          <table:table-cell office:value-type="float" office:value="45610872" calcext:value-type="float">
            <text:p>45610872</text:p>
          </table:table-cell>
          <table:table-cell office:value-type="float" office:value="76999872" calcext:value-type="float">
            <text:p>76999872</text:p>
          </table:table-cell>
          <table:table-cell office:value-type="float" office:value="432764376" calcext:value-type="float">
            <text:p>432764376</text:p>
          </table:table-cell>
          <table:table-cell office:value-type="float" office:value="224113216" calcext:value-type="float">
            <text:p>224113216</text:p>
          </table:table-cell>
          <table:table-cell office:value-type="float" office:value="205657392" calcext:value-type="float">
            <text:p>205657392</text:p>
          </table:table-cell>
          <table:table-cell office:value-type="float" office:value="153829312" calcext:value-type="float">
            <text:p>153829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9936" calcext:value-type="float">
            <text:p>21349936</text:p>
          </table:table-cell>
          <table:table-cell office:value-type="float" office:value="153232168" calcext:value-type="float">
            <text:p>153232168</text:p>
          </table:table-cell>
          <table:table-cell office:value-type="float" office:value="79058080" calcext:value-type="float">
            <text:p>79058080</text:p>
          </table:table-cell>
          <table:table-cell office:value-type="float" office:value="66351176" calcext:value-type="float">
            <text:p>66351176</text:p>
          </table:table-cell>
          <table:table-cell office:value-type="float" office:value="45611184" calcext:value-type="float">
            <text:p>45611184</text:p>
          </table:table-cell>
          <table:table-cell office:value-type="float" office:value="77001472" calcext:value-type="float">
            <text:p>77001472</text:p>
          </table:table-cell>
          <table:table-cell office:value-type="float" office:value="432778616" calcext:value-type="float">
            <text:p>432778616</text:p>
          </table:table-cell>
          <table:table-cell office:value-type="float" office:value="224113808" calcext:value-type="float">
            <text:p>224113808</text:p>
          </table:table-cell>
          <table:table-cell office:value-type="float" office:value="205660864" calcext:value-type="float">
            <text:p>205660864</text:p>
          </table:table-cell>
          <table:table-cell office:value-type="float" office:value="153833680" calcext:value-type="float">
            <text:p>1538336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0168" calcext:value-type="float">
            <text:p>21350168</text:p>
          </table:table-cell>
          <table:table-cell office:value-type="float" office:value="153241008" calcext:value-type="float">
            <text:p>153241008</text:p>
          </table:table-cell>
          <table:table-cell office:value-type="float" office:value="79059576" calcext:value-type="float">
            <text:p>79059576</text:p>
          </table:table-cell>
          <table:table-cell office:value-type="float" office:value="66351320" calcext:value-type="float">
            <text:p>66351320</text:p>
          </table:table-cell>
          <table:table-cell office:value-type="float" office:value="45612056" calcext:value-type="float">
            <text:p>45612056</text:p>
          </table:table-cell>
          <table:table-cell office:value-type="float" office:value="77001536" calcext:value-type="float">
            <text:p>77001536</text:p>
          </table:table-cell>
          <table:table-cell office:value-type="float" office:value="432833184" calcext:value-type="float">
            <text:p>432833184</text:p>
          </table:table-cell>
          <table:table-cell office:value-type="float" office:value="224151896" calcext:value-type="float">
            <text:p>224151896</text:p>
          </table:table-cell>
          <table:table-cell office:value-type="float" office:value="206419984" calcext:value-type="float">
            <text:p>206419984</text:p>
          </table:table-cell>
          <table:table-cell office:value-type="float" office:value="153839160" calcext:value-type="float">
            <text:p>1538391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0368" calcext:value-type="float">
            <text:p>21350368</text:p>
          </table:table-cell>
          <table:table-cell office:value-type="float" office:value="153281024" calcext:value-type="float">
            <text:p>153281024</text:p>
          </table:table-cell>
          <table:table-cell office:value-type="float" office:value="79060216" calcext:value-type="float">
            <text:p>79060216</text:p>
          </table:table-cell>
          <table:table-cell office:value-type="float" office:value="66352136" calcext:value-type="float">
            <text:p>66352136</text:p>
          </table:table-cell>
          <table:table-cell office:value-type="float" office:value="45613360" calcext:value-type="float">
            <text:p>45613360</text:p>
          </table:table-cell>
          <table:table-cell office:value-type="float" office:value="77001840" calcext:value-type="float">
            <text:p>77001840</text:p>
          </table:table-cell>
          <table:table-cell office:value-type="float" office:value="432842592" calcext:value-type="float">
            <text:p>432842592</text:p>
          </table:table-cell>
          <table:table-cell office:value-type="float" office:value="224158216" calcext:value-type="float">
            <text:p>224158216</text:p>
          </table:table-cell>
          <table:table-cell office:value-type="float" office:value="206483096" calcext:value-type="float">
            <text:p>206483096</text:p>
          </table:table-cell>
          <table:table-cell office:value-type="float" office:value="153841064" calcext:value-type="float">
            <text:p>153841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0384" calcext:value-type="float">
            <text:p>21350384</text:p>
          </table:table-cell>
          <table:table-cell office:value-type="float" office:value="153296712" calcext:value-type="float">
            <text:p>153296712</text:p>
          </table:table-cell>
          <table:table-cell office:value-type="float" office:value="79062496" calcext:value-type="float">
            <text:p>79062496</text:p>
          </table:table-cell>
          <table:table-cell office:value-type="float" office:value="66352152" calcext:value-type="float">
            <text:p>66352152</text:p>
          </table:table-cell>
          <table:table-cell office:value-type="float" office:value="45614184" calcext:value-type="float">
            <text:p>45614184</text:p>
          </table:table-cell>
          <table:table-cell office:value-type="float" office:value="77004424" calcext:value-type="float">
            <text:p>77004424</text:p>
          </table:table-cell>
          <table:table-cell office:value-type="float" office:value="432861872" calcext:value-type="float">
            <text:p>432861872</text:p>
          </table:table-cell>
          <table:table-cell office:value-type="float" office:value="224209560" calcext:value-type="float">
            <text:p>224209560</text:p>
          </table:table-cell>
          <table:table-cell office:value-type="float" office:value="206787768" calcext:value-type="float">
            <text:p>206787768</text:p>
          </table:table-cell>
          <table:table-cell office:value-type="float" office:value="153845032" calcext:value-type="float">
            <text:p>153845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0456" calcext:value-type="float">
            <text:p>21350456</text:p>
          </table:table-cell>
          <table:table-cell office:value-type="float" office:value="153309544" calcext:value-type="float">
            <text:p>153309544</text:p>
          </table:table-cell>
          <table:table-cell office:value-type="float" office:value="79063200" calcext:value-type="float">
            <text:p>79063200</text:p>
          </table:table-cell>
          <table:table-cell office:value-type="float" office:value="66353056" calcext:value-type="float">
            <text:p>66353056</text:p>
          </table:table-cell>
          <table:table-cell office:value-type="float" office:value="45614656" calcext:value-type="float">
            <text:p>45614656</text:p>
          </table:table-cell>
          <table:table-cell office:value-type="float" office:value="77007448" calcext:value-type="float">
            <text:p>77007448</text:p>
          </table:table-cell>
          <table:table-cell office:value-type="float" office:value="432883096" calcext:value-type="float">
            <text:p>432883096</text:p>
          </table:table-cell>
          <table:table-cell office:value-type="float" office:value="224216144" calcext:value-type="float">
            <text:p>224216144</text:p>
          </table:table-cell>
          <table:table-cell office:value-type="float" office:value="207192264" calcext:value-type="float">
            <text:p>207192264</text:p>
          </table:table-cell>
          <table:table-cell office:value-type="float" office:value="153852208" calcext:value-type="float">
            <text:p>153852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0560" calcext:value-type="float">
            <text:p>21350560</text:p>
          </table:table-cell>
          <table:table-cell office:value-type="float" office:value="153318496" calcext:value-type="float">
            <text:p>153318496</text:p>
          </table:table-cell>
          <table:table-cell office:value-type="float" office:value="79063344" calcext:value-type="float">
            <text:p>79063344</text:p>
          </table:table-cell>
          <table:table-cell office:value-type="float" office:value="66354000" calcext:value-type="float">
            <text:p>66354000</text:p>
          </table:table-cell>
          <table:table-cell office:value-type="float" office:value="45615168" calcext:value-type="float">
            <text:p>45615168</text:p>
          </table:table-cell>
          <table:table-cell office:value-type="float" office:value="77007896" calcext:value-type="float">
            <text:p>77007896</text:p>
          </table:table-cell>
          <table:table-cell office:value-type="float" office:value="432905248" calcext:value-type="float">
            <text:p>432905248</text:p>
          </table:table-cell>
          <table:table-cell office:value-type="float" office:value="224251848" calcext:value-type="float">
            <text:p>224251848</text:p>
          </table:table-cell>
          <table:table-cell office:value-type="float" office:value="207290136" calcext:value-type="float">
            <text:p>207290136</text:p>
          </table:table-cell>
          <table:table-cell office:value-type="float" office:value="153880752" calcext:value-type="float">
            <text:p>153880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1360" calcext:value-type="float">
            <text:p>21351360</text:p>
          </table:table-cell>
          <table:table-cell office:value-type="float" office:value="153332912" calcext:value-type="float">
            <text:p>153332912</text:p>
          </table:table-cell>
          <table:table-cell office:value-type="float" office:value="79063496" calcext:value-type="float">
            <text:p>79063496</text:p>
          </table:table-cell>
          <table:table-cell office:value-type="float" office:value="66357320" calcext:value-type="float">
            <text:p>66357320</text:p>
          </table:table-cell>
          <table:table-cell office:value-type="float" office:value="45615632" calcext:value-type="float">
            <text:p>45615632</text:p>
          </table:table-cell>
          <table:table-cell office:value-type="float" office:value="77008280" calcext:value-type="float">
            <text:p>77008280</text:p>
          </table:table-cell>
          <table:table-cell office:value-type="float" office:value="432947704" calcext:value-type="float">
            <text:p>432947704</text:p>
          </table:table-cell>
          <table:table-cell office:value-type="float" office:value="224255904" calcext:value-type="float">
            <text:p>224255904</text:p>
          </table:table-cell>
          <table:table-cell office:value-type="float" office:value="207511344" calcext:value-type="float">
            <text:p>207511344</text:p>
          </table:table-cell>
          <table:table-cell office:value-type="float" office:value="153884096" calcext:value-type="float">
            <text:p>153884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2120" calcext:value-type="float">
            <text:p>21352120</text:p>
          </table:table-cell>
          <table:table-cell office:value-type="float" office:value="153400472" calcext:value-type="float">
            <text:p>153400472</text:p>
          </table:table-cell>
          <table:table-cell office:value-type="float" office:value="79063816" calcext:value-type="float">
            <text:p>79063816</text:p>
          </table:table-cell>
          <table:table-cell office:value-type="float" office:value="66358504" calcext:value-type="float">
            <text:p>66358504</text:p>
          </table:table-cell>
          <table:table-cell office:value-type="float" office:value="45618144" calcext:value-type="float">
            <text:p>45618144</text:p>
          </table:table-cell>
          <table:table-cell office:value-type="float" office:value="77009456" calcext:value-type="float">
            <text:p>77009456</text:p>
          </table:table-cell>
          <table:table-cell office:value-type="float" office:value="432949360" calcext:value-type="float">
            <text:p>432949360</text:p>
          </table:table-cell>
          <table:table-cell office:value-type="float" office:value="224283464" calcext:value-type="float">
            <text:p>224283464</text:p>
          </table:table-cell>
          <table:table-cell office:value-type="float" office:value="207514160" calcext:value-type="float">
            <text:p>207514160</text:p>
          </table:table-cell>
          <table:table-cell office:value-type="float" office:value="153895968" calcext:value-type="float">
            <text:p>153895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2128" calcext:value-type="float">
            <text:p>21352128</text:p>
          </table:table-cell>
          <table:table-cell office:value-type="float" office:value="153412992" calcext:value-type="float">
            <text:p>153412992</text:p>
          </table:table-cell>
          <table:table-cell office:value-type="float" office:value="79064488" calcext:value-type="float">
            <text:p>79064488</text:p>
          </table:table-cell>
          <table:table-cell office:value-type="float" office:value="66358656" calcext:value-type="float">
            <text:p>66358656</text:p>
          </table:table-cell>
          <table:table-cell office:value-type="float" office:value="45619016" calcext:value-type="float">
            <text:p>45619016</text:p>
          </table:table-cell>
          <table:table-cell office:value-type="float" office:value="77010936" calcext:value-type="float">
            <text:p>77010936</text:p>
          </table:table-cell>
          <table:table-cell office:value-type="float" office:value="433044072" calcext:value-type="float">
            <text:p>433044072</text:p>
          </table:table-cell>
          <table:table-cell office:value-type="float" office:value="224316416" calcext:value-type="float">
            <text:p>224316416</text:p>
          </table:table-cell>
          <table:table-cell office:value-type="float" office:value="207554400" calcext:value-type="float">
            <text:p>207554400</text:p>
          </table:table-cell>
          <table:table-cell office:value-type="float" office:value="153897432" calcext:value-type="float">
            <text:p>153897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3576" calcext:value-type="float">
            <text:p>21353576</text:p>
          </table:table-cell>
          <table:table-cell office:value-type="float" office:value="153420880" calcext:value-type="float">
            <text:p>153420880</text:p>
          </table:table-cell>
          <table:table-cell office:value-type="float" office:value="79064648" calcext:value-type="float">
            <text:p>79064648</text:p>
          </table:table-cell>
          <table:table-cell office:value-type="float" office:value="66361952" calcext:value-type="float">
            <text:p>66361952</text:p>
          </table:table-cell>
          <table:table-cell office:value-type="float" office:value="45619224" calcext:value-type="float">
            <text:p>45619224</text:p>
          </table:table-cell>
          <table:table-cell office:value-type="float" office:value="77011824" calcext:value-type="float">
            <text:p>77011824</text:p>
          </table:table-cell>
          <table:table-cell office:value-type="float" office:value="433289584" calcext:value-type="float">
            <text:p>433289584</text:p>
          </table:table-cell>
          <table:table-cell office:value-type="float" office:value="224362536" calcext:value-type="float">
            <text:p>224362536</text:p>
          </table:table-cell>
          <table:table-cell office:value-type="float" office:value="208737816" calcext:value-type="float">
            <text:p>208737816</text:p>
          </table:table-cell>
          <table:table-cell office:value-type="float" office:value="153981080" calcext:value-type="float">
            <text:p>1539810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3888" calcext:value-type="float">
            <text:p>21353888</text:p>
          </table:table-cell>
          <table:table-cell office:value-type="float" office:value="153438384" calcext:value-type="float">
            <text:p>153438384</text:p>
          </table:table-cell>
          <table:table-cell office:value-type="float" office:value="79066296" calcext:value-type="float">
            <text:p>79066296</text:p>
          </table:table-cell>
          <table:table-cell office:value-type="float" office:value="66364664" calcext:value-type="float">
            <text:p>66364664</text:p>
          </table:table-cell>
          <table:table-cell office:value-type="float" office:value="45619672" calcext:value-type="float">
            <text:p>45619672</text:p>
          </table:table-cell>
          <table:table-cell office:value-type="float" office:value="77014496" calcext:value-type="float">
            <text:p>77014496</text:p>
          </table:table-cell>
          <table:table-cell office:value-type="float" office:value="433649520" calcext:value-type="float">
            <text:p>433649520</text:p>
          </table:table-cell>
          <table:table-cell office:value-type="float" office:value="224448656" calcext:value-type="float">
            <text:p>224448656</text:p>
          </table:table-cell>
          <table:table-cell office:value-type="float" office:value="208858432" calcext:value-type="float">
            <text:p>208858432</text:p>
          </table:table-cell>
          <table:table-cell office:value-type="float" office:value="153988952" calcext:value-type="float">
            <text:p>153988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5144" calcext:value-type="float">
            <text:p>21355144</text:p>
          </table:table-cell>
          <table:table-cell office:value-type="float" office:value="153441816" calcext:value-type="float">
            <text:p>153441816</text:p>
          </table:table-cell>
          <table:table-cell office:value-type="float" office:value="79068856" calcext:value-type="float">
            <text:p>79068856</text:p>
          </table:table-cell>
          <table:table-cell office:value-type="float" office:value="66369248" calcext:value-type="float">
            <text:p>66369248</text:p>
          </table:table-cell>
          <table:table-cell office:value-type="float" office:value="45620272" calcext:value-type="float">
            <text:p>45620272</text:p>
          </table:table-cell>
          <table:table-cell office:value-type="float" office:value="77015648" calcext:value-type="float">
            <text:p>77015648</text:p>
          </table:table-cell>
          <table:table-cell office:value-type="float" office:value="433721440" calcext:value-type="float">
            <text:p>433721440</text:p>
          </table:table-cell>
          <table:table-cell office:value-type="float" office:value="224490496" calcext:value-type="float">
            <text:p>224490496</text:p>
          </table:table-cell>
          <table:table-cell office:value-type="float" office:value="209144736" calcext:value-type="float">
            <text:p>209144736</text:p>
          </table:table-cell>
          <table:table-cell office:value-type="float" office:value="154063808" calcext:value-type="float">
            <text:p>154063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6072" calcext:value-type="float">
            <text:p>21356072</text:p>
          </table:table-cell>
          <table:table-cell office:value-type="float" office:value="153442880" calcext:value-type="float">
            <text:p>153442880</text:p>
          </table:table-cell>
          <table:table-cell office:value-type="float" office:value="79068920" calcext:value-type="float">
            <text:p>79068920</text:p>
          </table:table-cell>
          <table:table-cell office:value-type="float" office:value="66372808" calcext:value-type="float">
            <text:p>66372808</text:p>
          </table:table-cell>
          <table:table-cell office:value-type="float" office:value="45620608" calcext:value-type="float">
            <text:p>45620608</text:p>
          </table:table-cell>
          <table:table-cell office:value-type="float" office:value="77016384" calcext:value-type="float">
            <text:p>77016384</text:p>
          </table:table-cell>
          <table:table-cell office:value-type="float" office:value="433744448" calcext:value-type="float">
            <text:p>433744448</text:p>
          </table:table-cell>
          <table:table-cell office:value-type="float" office:value="224654048" calcext:value-type="float">
            <text:p>224654048</text:p>
          </table:table-cell>
          <table:table-cell office:value-type="float" office:value="209268088" calcext:value-type="float">
            <text:p>209268088</text:p>
          </table:table-cell>
          <table:table-cell office:value-type="float" office:value="154197744" calcext:value-type="float">
            <text:p>154197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6704" calcext:value-type="float">
            <text:p>21356704</text:p>
          </table:table-cell>
          <table:table-cell office:value-type="float" office:value="153443072" calcext:value-type="float">
            <text:p>153443072</text:p>
          </table:table-cell>
          <table:table-cell office:value-type="float" office:value="79069136" calcext:value-type="float">
            <text:p>79069136</text:p>
          </table:table-cell>
          <table:table-cell office:value-type="float" office:value="66374480" calcext:value-type="float">
            <text:p>66374480</text:p>
          </table:table-cell>
          <table:table-cell office:value-type="float" office:value="45622584" calcext:value-type="float">
            <text:p>45622584</text:p>
          </table:table-cell>
          <table:table-cell office:value-type="float" office:value="77017480" calcext:value-type="float">
            <text:p>77017480</text:p>
          </table:table-cell>
          <table:table-cell office:value-type="float" office:value="434119128" calcext:value-type="float">
            <text:p>434119128</text:p>
          </table:table-cell>
          <table:table-cell office:value-type="float" office:value="224752200" calcext:value-type="float">
            <text:p>224752200</text:p>
          </table:table-cell>
          <table:table-cell office:value-type="float" office:value="209627664" calcext:value-type="float">
            <text:p>209627664</text:p>
          </table:table-cell>
          <table:table-cell office:value-type="float" office:value="154238784" calcext:value-type="float">
            <text:p>154238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6888" calcext:value-type="float">
            <text:p>21356888</text:p>
          </table:table-cell>
          <table:table-cell office:value-type="float" office:value="153471720" calcext:value-type="float">
            <text:p>153471720</text:p>
          </table:table-cell>
          <table:table-cell office:value-type="float" office:value="79069288" calcext:value-type="float">
            <text:p>79069288</text:p>
          </table:table-cell>
          <table:table-cell office:value-type="float" office:value="66375488" calcext:value-type="float">
            <text:p>66375488</text:p>
          </table:table-cell>
          <table:table-cell office:value-type="float" office:value="45623888" calcext:value-type="float">
            <text:p>45623888</text:p>
          </table:table-cell>
          <table:table-cell office:value-type="float" office:value="77018112" calcext:value-type="float">
            <text:p>77018112</text:p>
          </table:table-cell>
          <table:table-cell office:value-type="float" office:value="434280600" calcext:value-type="float">
            <text:p>434280600</text:p>
          </table:table-cell>
          <table:table-cell office:value-type="float" office:value="224953592" calcext:value-type="float">
            <text:p>224953592</text:p>
          </table:table-cell>
          <table:table-cell office:value-type="float" office:value="209690952" calcext:value-type="float">
            <text:p>209690952</text:p>
          </table:table-cell>
          <table:table-cell office:value-type="float" office:value="154558928" calcext:value-type="float">
            <text:p>1545589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7992" calcext:value-type="float">
            <text:p>21357992</text:p>
          </table:table-cell>
          <table:table-cell office:value-type="float" office:value="153472392" calcext:value-type="float">
            <text:p>153472392</text:p>
          </table:table-cell>
          <table:table-cell office:value-type="float" office:value="79070016" calcext:value-type="float">
            <text:p>79070016</text:p>
          </table:table-cell>
          <table:table-cell office:value-type="float" office:value="66375744" calcext:value-type="float">
            <text:p>66375744</text:p>
          </table:table-cell>
          <table:table-cell office:value-type="float" office:value="45624248" calcext:value-type="float">
            <text:p>45624248</text:p>
          </table:table-cell>
          <table:table-cell office:value-type="float" office:value="77019696" calcext:value-type="float">
            <text:p>77019696</text:p>
          </table:table-cell>
          <table:table-cell office:value-type="float" office:value="434573368" calcext:value-type="float">
            <text:p>434573368</text:p>
          </table:table-cell>
          <table:table-cell office:value-type="float" office:value="225185680" calcext:value-type="float">
            <text:p>225185680</text:p>
          </table:table-cell>
          <table:table-cell office:value-type="float" office:value="209698928" calcext:value-type="float">
            <text:p>209698928</text:p>
          </table:table-cell>
          <table:table-cell office:value-type="float" office:value="154636976" calcext:value-type="float">
            <text:p>154636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8160" calcext:value-type="float">
            <text:p>21358160</text:p>
          </table:table-cell>
          <table:table-cell office:value-type="float" office:value="153492200" calcext:value-type="float">
            <text:p>153492200</text:p>
          </table:table-cell>
          <table:table-cell office:value-type="float" office:value="79070072" calcext:value-type="float">
            <text:p>79070072</text:p>
          </table:table-cell>
          <table:table-cell office:value-type="float" office:value="66376208" calcext:value-type="float">
            <text:p>66376208</text:p>
          </table:table-cell>
          <table:table-cell office:value-type="float" office:value="45624792" calcext:value-type="float">
            <text:p>45624792</text:p>
          </table:table-cell>
          <table:table-cell office:value-type="float" office:value="77019832" calcext:value-type="float">
            <text:p>77019832</text:p>
          </table:table-cell>
          <table:table-cell office:value-type="float" office:value="434800192" calcext:value-type="float">
            <text:p>434800192</text:p>
          </table:table-cell>
          <table:table-cell office:value-type="float" office:value="225473352" calcext:value-type="float">
            <text:p>225473352</text:p>
          </table:table-cell>
          <table:table-cell office:value-type="float" office:value="209760216" calcext:value-type="float">
            <text:p>209760216</text:p>
          </table:table-cell>
          <table:table-cell office:value-type="float" office:value="154906936" calcext:value-type="float">
            <text:p>154906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8336" calcext:value-type="float">
            <text:p>21358336</text:p>
          </table:table-cell>
          <table:table-cell office:value-type="float" office:value="153501616" calcext:value-type="float">
            <text:p>153501616</text:p>
          </table:table-cell>
          <table:table-cell office:value-type="float" office:value="79070816" calcext:value-type="float">
            <text:p>79070816</text:p>
          </table:table-cell>
          <table:table-cell office:value-type="float" office:value="66377400" calcext:value-type="float">
            <text:p>66377400</text:p>
          </table:table-cell>
          <table:table-cell office:value-type="float" office:value="45625200" calcext:value-type="float">
            <text:p>45625200</text:p>
          </table:table-cell>
          <table:table-cell office:value-type="float" office:value="77021224" calcext:value-type="float">
            <text:p>77021224</text:p>
          </table:table-cell>
          <table:table-cell office:value-type="float" office:value="434930208" calcext:value-type="float">
            <text:p>434930208</text:p>
          </table:table-cell>
          <table:table-cell office:value-type="float" office:value="225657792" calcext:value-type="float">
            <text:p>225657792</text:p>
          </table:table-cell>
          <table:table-cell office:value-type="float" office:value="209765024" calcext:value-type="float">
            <text:p>209765024</text:p>
          </table:table-cell>
          <table:table-cell office:value-type="float" office:value="154996704" calcext:value-type="float">
            <text:p>154996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8824" calcext:value-type="float">
            <text:p>21358824</text:p>
          </table:table-cell>
          <table:table-cell office:value-type="float" office:value="153504256" calcext:value-type="float">
            <text:p>153504256</text:p>
          </table:table-cell>
          <table:table-cell office:value-type="float" office:value="79071368" calcext:value-type="float">
            <text:p>79071368</text:p>
          </table:table-cell>
          <table:table-cell office:value-type="float" office:value="66378264" calcext:value-type="float">
            <text:p>66378264</text:p>
          </table:table-cell>
          <table:table-cell office:value-type="float" office:value="45626000" calcext:value-type="float">
            <text:p>45626000</text:p>
          </table:table-cell>
          <table:table-cell office:value-type="float" office:value="77021880" calcext:value-type="float">
            <text:p>77021880</text:p>
          </table:table-cell>
          <table:table-cell office:value-type="float" office:value="435188736" calcext:value-type="float">
            <text:p>435188736</text:p>
          </table:table-cell>
          <table:table-cell office:value-type="float" office:value="225735568" calcext:value-type="float">
            <text:p>225735568</text:p>
          </table:table-cell>
          <table:table-cell office:value-type="float" office:value="209832280" calcext:value-type="float">
            <text:p>209832280</text:p>
          </table:table-cell>
          <table:table-cell office:value-type="float" office:value="155061784" calcext:value-type="float">
            <text:p>155061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9152" calcext:value-type="float">
            <text:p>21359152</text:p>
          </table:table-cell>
          <table:table-cell office:value-type="float" office:value="153520760" calcext:value-type="float">
            <text:p>153520760</text:p>
          </table:table-cell>
          <table:table-cell office:value-type="float" office:value="79073264" calcext:value-type="float">
            <text:p>79073264</text:p>
          </table:table-cell>
          <table:table-cell office:value-type="float" office:value="66379544" calcext:value-type="float">
            <text:p>66379544</text:p>
          </table:table-cell>
          <table:table-cell office:value-type="float" office:value="45626040" calcext:value-type="float">
            <text:p>45626040</text:p>
          </table:table-cell>
          <table:table-cell office:value-type="float" office:value="77022168" calcext:value-type="float">
            <text:p>77022168</text:p>
          </table:table-cell>
          <table:table-cell office:value-type="float" office:value="435208792" calcext:value-type="float">
            <text:p>435208792</text:p>
          </table:table-cell>
          <table:table-cell office:value-type="float" office:value="225814784" calcext:value-type="float">
            <text:p>225814784</text:p>
          </table:table-cell>
          <table:table-cell office:value-type="float" office:value="209845824" calcext:value-type="float">
            <text:p>209845824</text:p>
          </table:table-cell>
          <table:table-cell office:value-type="float" office:value="155140008" calcext:value-type="float">
            <text:p>155140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9520" calcext:value-type="float">
            <text:p>21359520</text:p>
          </table:table-cell>
          <table:table-cell office:value-type="float" office:value="153520768" calcext:value-type="float">
            <text:p>153520768</text:p>
          </table:table-cell>
          <table:table-cell office:value-type="float" office:value="79073280" calcext:value-type="float">
            <text:p>79073280</text:p>
          </table:table-cell>
          <table:table-cell office:value-type="float" office:value="66383144" calcext:value-type="float">
            <text:p>66383144</text:p>
          </table:table-cell>
          <table:table-cell office:value-type="float" office:value="45626200" calcext:value-type="float">
            <text:p>45626200</text:p>
          </table:table-cell>
          <table:table-cell office:value-type="float" office:value="77022368" calcext:value-type="float">
            <text:p>77022368</text:p>
          </table:table-cell>
          <table:table-cell office:value-type="float" office:value="435337688" calcext:value-type="float">
            <text:p>435337688</text:p>
          </table:table-cell>
          <table:table-cell office:value-type="float" office:value="225953408" calcext:value-type="float">
            <text:p>225953408</text:p>
          </table:table-cell>
          <table:table-cell office:value-type="float" office:value="209854672" calcext:value-type="float">
            <text:p>209854672</text:p>
          </table:table-cell>
          <table:table-cell office:value-type="float" office:value="155468976" calcext:value-type="float">
            <text:p>155468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9680" calcext:value-type="float">
            <text:p>21359680</text:p>
          </table:table-cell>
          <table:table-cell office:value-type="float" office:value="153521040" calcext:value-type="float">
            <text:p>153521040</text:p>
          </table:table-cell>
          <table:table-cell office:value-type="float" office:value="79074480" calcext:value-type="float">
            <text:p>79074480</text:p>
          </table:table-cell>
          <table:table-cell office:value-type="float" office:value="66383160" calcext:value-type="float">
            <text:p>66383160</text:p>
          </table:table-cell>
          <table:table-cell office:value-type="float" office:value="45626936" calcext:value-type="float">
            <text:p>45626936</text:p>
          </table:table-cell>
          <table:table-cell office:value-type="float" office:value="77023920" calcext:value-type="float">
            <text:p>77023920</text:p>
          </table:table-cell>
          <table:table-cell office:value-type="float" office:value="435345648" calcext:value-type="float">
            <text:p>435345648</text:p>
          </table:table-cell>
          <table:table-cell office:value-type="float" office:value="226001376" calcext:value-type="float">
            <text:p>226001376</text:p>
          </table:table-cell>
          <table:table-cell office:value-type="float" office:value="209862104" calcext:value-type="float">
            <text:p>209862104</text:p>
          </table:table-cell>
          <table:table-cell office:value-type="float" office:value="155839216" calcext:value-type="float">
            <text:p>155839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9792" calcext:value-type="float">
            <text:p>21359792</text:p>
          </table:table-cell>
          <table:table-cell office:value-type="float" office:value="153522552" calcext:value-type="float">
            <text:p>153522552</text:p>
          </table:table-cell>
          <table:table-cell office:value-type="float" office:value="79074968" calcext:value-type="float">
            <text:p>79074968</text:p>
          </table:table-cell>
          <table:table-cell office:value-type="float" office:value="66383504" calcext:value-type="float">
            <text:p>66383504</text:p>
          </table:table-cell>
          <table:table-cell office:value-type="float" office:value="45627912" calcext:value-type="float">
            <text:p>45627912</text:p>
          </table:table-cell>
          <table:table-cell office:value-type="float" office:value="77024000" calcext:value-type="float">
            <text:p>77024000</text:p>
          </table:table-cell>
          <table:table-cell office:value-type="float" office:value="435462848" calcext:value-type="float">
            <text:p>435462848</text:p>
          </table:table-cell>
          <table:table-cell office:value-type="float" office:value="226278608" calcext:value-type="float">
            <text:p>226278608</text:p>
          </table:table-cell>
          <table:table-cell office:value-type="float" office:value="209871864" calcext:value-type="float">
            <text:p>209871864</text:p>
          </table:table-cell>
          <table:table-cell office:value-type="float" office:value="156208360" calcext:value-type="float">
            <text:p>1562083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0080" calcext:value-type="float">
            <text:p>21360080</text:p>
          </table:table-cell>
          <table:table-cell office:value-type="float" office:value="153529544" calcext:value-type="float">
            <text:p>153529544</text:p>
          </table:table-cell>
          <table:table-cell office:value-type="float" office:value="79076184" calcext:value-type="float">
            <text:p>79076184</text:p>
          </table:table-cell>
          <table:table-cell office:value-type="float" office:value="66383736" calcext:value-type="float">
            <text:p>66383736</text:p>
          </table:table-cell>
          <table:table-cell office:value-type="float" office:value="45628000" calcext:value-type="float">
            <text:p>45628000</text:p>
          </table:table-cell>
          <table:table-cell office:value-type="float" office:value="77024424" calcext:value-type="float">
            <text:p>77024424</text:p>
          </table:table-cell>
          <table:table-cell office:value-type="float" office:value="435552048" calcext:value-type="float">
            <text:p>435552048</text:p>
          </table:table-cell>
          <table:table-cell office:value-type="float" office:value="226408456" calcext:value-type="float">
            <text:p>226408456</text:p>
          </table:table-cell>
          <table:table-cell office:value-type="float" office:value="209913528" calcext:value-type="float">
            <text:p>209913528</text:p>
          </table:table-cell>
          <table:table-cell office:value-type="float" office:value="156227272" calcext:value-type="float">
            <text:p>156227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0744" calcext:value-type="float">
            <text:p>21360744</text:p>
          </table:table-cell>
          <table:table-cell office:value-type="float" office:value="153535968" calcext:value-type="float">
            <text:p>153535968</text:p>
          </table:table-cell>
          <table:table-cell office:value-type="float" office:value="79076392" calcext:value-type="float">
            <text:p>79076392</text:p>
          </table:table-cell>
          <table:table-cell office:value-type="float" office:value="66384272" calcext:value-type="float">
            <text:p>66384272</text:p>
          </table:table-cell>
          <table:table-cell office:value-type="float" office:value="45629584" calcext:value-type="float">
            <text:p>45629584</text:p>
          </table:table-cell>
          <table:table-cell office:value-type="float" office:value="77025096" calcext:value-type="float">
            <text:p>77025096</text:p>
          </table:table-cell>
          <table:table-cell office:value-type="float" office:value="436265072" calcext:value-type="float">
            <text:p>436265072</text:p>
          </table:table-cell>
          <table:table-cell office:value-type="float" office:value="226534336" calcext:value-type="float">
            <text:p>226534336</text:p>
          </table:table-cell>
          <table:table-cell office:value-type="float" office:value="209953040" calcext:value-type="float">
            <text:p>209953040</text:p>
          </table:table-cell>
          <table:table-cell office:value-type="float" office:value="156719352" calcext:value-type="float">
            <text:p>156719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0752" calcext:value-type="float">
            <text:p>21360752</text:p>
          </table:table-cell>
          <table:table-cell office:value-type="float" office:value="153546552" calcext:value-type="float">
            <text:p>153546552</text:p>
          </table:table-cell>
          <table:table-cell office:value-type="float" office:value="79076584" calcext:value-type="float">
            <text:p>79076584</text:p>
          </table:table-cell>
          <table:table-cell office:value-type="float" office:value="66387544" calcext:value-type="float">
            <text:p>66387544</text:p>
          </table:table-cell>
          <table:table-cell office:value-type="float" office:value="45630456" calcext:value-type="float">
            <text:p>45630456</text:p>
          </table:table-cell>
          <table:table-cell office:value-type="float" office:value="77025416" calcext:value-type="float">
            <text:p>77025416</text:p>
          </table:table-cell>
          <table:table-cell office:value-type="float" office:value="436737064" calcext:value-type="float">
            <text:p>436737064</text:p>
          </table:table-cell>
          <table:table-cell office:value-type="float" office:value="226988560" calcext:value-type="float">
            <text:p>226988560</text:p>
          </table:table-cell>
          <table:table-cell office:value-type="float" office:value="209966248" calcext:value-type="float">
            <text:p>209966248</text:p>
          </table:table-cell>
          <table:table-cell office:value-type="float" office:value="157281488" calcext:value-type="float">
            <text:p>157281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1016" calcext:value-type="float">
            <text:p>21361016</text:p>
          </table:table-cell>
          <table:table-cell office:value-type="float" office:value="153552328" calcext:value-type="float">
            <text:p>153552328</text:p>
          </table:table-cell>
          <table:table-cell office:value-type="float" office:value="79076944" calcext:value-type="float">
            <text:p>79076944</text:p>
          </table:table-cell>
          <table:table-cell office:value-type="float" office:value="66389656" calcext:value-type="float">
            <text:p>66389656</text:p>
          </table:table-cell>
          <table:table-cell office:value-type="float" office:value="45631712" calcext:value-type="float">
            <text:p>45631712</text:p>
          </table:table-cell>
          <table:table-cell office:value-type="float" office:value="77025664" calcext:value-type="float">
            <text:p>77025664</text:p>
          </table:table-cell>
          <table:table-cell office:value-type="float" office:value="436737912" calcext:value-type="float">
            <text:p>436737912</text:p>
          </table:table-cell>
          <table:table-cell office:value-type="float" office:value="227127032" calcext:value-type="float">
            <text:p>227127032</text:p>
          </table:table-cell>
          <table:table-cell office:value-type="float" office:value="209981400" calcext:value-type="float">
            <text:p>209981400</text:p>
          </table:table-cell>
          <table:table-cell office:value-type="float" office:value="157548664" calcext:value-type="float">
            <text:p>157548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1384" calcext:value-type="float">
            <text:p>21361384</text:p>
          </table:table-cell>
          <table:table-cell office:value-type="float" office:value="153552920" calcext:value-type="float">
            <text:p>153552920</text:p>
          </table:table-cell>
          <table:table-cell office:value-type="float" office:value="79077088" calcext:value-type="float">
            <text:p>79077088</text:p>
          </table:table-cell>
          <table:table-cell office:value-type="float" office:value="66391544" calcext:value-type="float">
            <text:p>66391544</text:p>
          </table:table-cell>
          <table:table-cell office:value-type="float" office:value="45632032" calcext:value-type="float">
            <text:p>45632032</text:p>
          </table:table-cell>
          <table:table-cell office:value-type="float" office:value="77026344" calcext:value-type="float">
            <text:p>77026344</text:p>
          </table:table-cell>
          <table:table-cell office:value-type="float" office:value="436748968" calcext:value-type="float">
            <text:p>436748968</text:p>
          </table:table-cell>
          <table:table-cell office:value-type="float" office:value="227539496" calcext:value-type="float">
            <text:p>227539496</text:p>
          </table:table-cell>
          <table:table-cell office:value-type="float" office:value="209988624" calcext:value-type="float">
            <text:p>209988624</text:p>
          </table:table-cell>
          <table:table-cell office:value-type="float" office:value="157639984" calcext:value-type="float">
            <text:p>1576399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2824" calcext:value-type="float">
            <text:p>21362824</text:p>
          </table:table-cell>
          <table:table-cell office:value-type="float" office:value="153560816" calcext:value-type="float">
            <text:p>153560816</text:p>
          </table:table-cell>
          <table:table-cell office:value-type="float" office:value="79077472" calcext:value-type="float">
            <text:p>79077472</text:p>
          </table:table-cell>
          <table:table-cell office:value-type="float" office:value="66394016" calcext:value-type="float">
            <text:p>66394016</text:p>
          </table:table-cell>
          <table:table-cell office:value-type="float" office:value="45632184" calcext:value-type="float">
            <text:p>45632184</text:p>
          </table:table-cell>
          <table:table-cell office:value-type="float" office:value="77027200" calcext:value-type="float">
            <text:p>77027200</text:p>
          </table:table-cell>
          <table:table-cell office:value-type="float" office:value="436822072" calcext:value-type="float">
            <text:p>436822072</text:p>
          </table:table-cell>
          <table:table-cell office:value-type="float" office:value="227986616" calcext:value-type="float">
            <text:p>227986616</text:p>
          </table:table-cell>
          <table:table-cell office:value-type="float" office:value="210068296" calcext:value-type="float">
            <text:p>210068296</text:p>
          </table:table-cell>
          <table:table-cell office:value-type="float" office:value="157845088" calcext:value-type="float">
            <text:p>157845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3600" calcext:value-type="float">
            <text:p>21363600</text:p>
          </table:table-cell>
          <table:table-cell office:value-type="float" office:value="153562928" calcext:value-type="float">
            <text:p>153562928</text:p>
          </table:table-cell>
          <table:table-cell office:value-type="float" office:value="79078672" calcext:value-type="float">
            <text:p>79078672</text:p>
          </table:table-cell>
          <table:table-cell office:value-type="float" office:value="66395888" calcext:value-type="float">
            <text:p>66395888</text:p>
          </table:table-cell>
          <table:table-cell office:value-type="float" office:value="45634760" calcext:value-type="float">
            <text:p>45634760</text:p>
          </table:table-cell>
          <table:table-cell office:value-type="float" office:value="77027624" calcext:value-type="float">
            <text:p>77027624</text:p>
          </table:table-cell>
          <table:table-cell office:value-type="float" office:value="436824408" calcext:value-type="float">
            <text:p>436824408</text:p>
          </table:table-cell>
          <table:table-cell office:value-type="float" office:value="228563320" calcext:value-type="float">
            <text:p>228563320</text:p>
          </table:table-cell>
          <table:table-cell office:value-type="float" office:value="210126848" calcext:value-type="float">
            <text:p>210126848</text:p>
          </table:table-cell>
          <table:table-cell office:value-type="float" office:value="157852112" calcext:value-type="float">
            <text:p>157852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3688" calcext:value-type="float">
            <text:p>21363688</text:p>
          </table:table-cell>
          <table:table-cell office:value-type="float" office:value="153582088" calcext:value-type="float">
            <text:p>153582088</text:p>
          </table:table-cell>
          <table:table-cell office:value-type="float" office:value="79081672" calcext:value-type="float">
            <text:p>79081672</text:p>
          </table:table-cell>
          <table:table-cell office:value-type="float" office:value="66396936" calcext:value-type="float">
            <text:p>66396936</text:p>
          </table:table-cell>
          <table:table-cell office:value-type="float" office:value="45635112" calcext:value-type="float">
            <text:p>45635112</text:p>
          </table:table-cell>
          <table:table-cell office:value-type="float" office:value="77028400" calcext:value-type="float">
            <text:p>77028400</text:p>
          </table:table-cell>
          <table:table-cell office:value-type="float" office:value="437018512" calcext:value-type="float">
            <text:p>437018512</text:p>
          </table:table-cell>
          <table:table-cell office:value-type="float" office:value="228916032" calcext:value-type="float">
            <text:p>228916032</text:p>
          </table:table-cell>
          <table:table-cell office:value-type="float" office:value="210159096" calcext:value-type="float">
            <text:p>210159096</text:p>
          </table:table-cell>
          <table:table-cell office:value-type="float" office:value="157947520" calcext:value-type="float">
            <text:p>157947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4792" calcext:value-type="float">
            <text:p>21364792</text:p>
          </table:table-cell>
          <table:table-cell office:value-type="float" office:value="153592160" calcext:value-type="float">
            <text:p>153592160</text:p>
          </table:table-cell>
          <table:table-cell office:value-type="float" office:value="79083016" calcext:value-type="float">
            <text:p>79083016</text:p>
          </table:table-cell>
          <table:table-cell office:value-type="float" office:value="66397456" calcext:value-type="float">
            <text:p>66397456</text:p>
          </table:table-cell>
          <table:table-cell office:value-type="float" office:value="45637328" calcext:value-type="float">
            <text:p>45637328</text:p>
          </table:table-cell>
          <table:table-cell office:value-type="float" office:value="77028520" calcext:value-type="float">
            <text:p>77028520</text:p>
          </table:table-cell>
          <table:table-cell office:value-type="float" office:value="437154792" calcext:value-type="float">
            <text:p>437154792</text:p>
          </table:table-cell>
          <table:table-cell office:value-type="float" office:value="228955064" calcext:value-type="float">
            <text:p>228955064</text:p>
          </table:table-cell>
          <table:table-cell office:value-type="float" office:value="210173504" calcext:value-type="float">
            <text:p>210173504</text:p>
          </table:table-cell>
          <table:table-cell office:value-type="float" office:value="158203824" calcext:value-type="float">
            <text:p>158203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6088" calcext:value-type="float">
            <text:p>21366088</text:p>
          </table:table-cell>
          <table:table-cell office:value-type="float" office:value="153617728" calcext:value-type="float">
            <text:p>153617728</text:p>
          </table:table-cell>
          <table:table-cell office:value-type="float" office:value="79086456" calcext:value-type="float">
            <text:p>79086456</text:p>
          </table:table-cell>
          <table:table-cell office:value-type="float" office:value="66398608" calcext:value-type="float">
            <text:p>66398608</text:p>
          </table:table-cell>
          <table:table-cell office:value-type="float" office:value="45639816" calcext:value-type="float">
            <text:p>45639816</text:p>
          </table:table-cell>
          <table:table-cell office:value-type="float" office:value="77029600" calcext:value-type="float">
            <text:p>77029600</text:p>
          </table:table-cell>
          <table:table-cell office:value-type="float" office:value="437162336" calcext:value-type="float">
            <text:p>437162336</text:p>
          </table:table-cell>
          <table:table-cell office:value-type="float" office:value="229096392" calcext:value-type="float">
            <text:p>229096392</text:p>
          </table:table-cell>
          <table:table-cell office:value-type="float" office:value="210284240" calcext:value-type="float">
            <text:p>210284240</text:p>
          </table:table-cell>
          <table:table-cell office:value-type="float" office:value="158988952" calcext:value-type="float">
            <text:p>158988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6376" calcext:value-type="float">
            <text:p>21366376</text:p>
          </table:table-cell>
          <table:table-cell office:value-type="float" office:value="153624272" calcext:value-type="float">
            <text:p>153624272</text:p>
          </table:table-cell>
          <table:table-cell office:value-type="float" office:value="79087616" calcext:value-type="float">
            <text:p>79087616</text:p>
          </table:table-cell>
          <table:table-cell office:value-type="float" office:value="66402488" calcext:value-type="float">
            <text:p>66402488</text:p>
          </table:table-cell>
          <table:table-cell office:value-type="float" office:value="45640328" calcext:value-type="float">
            <text:p>45640328</text:p>
          </table:table-cell>
          <table:table-cell office:value-type="float" office:value="77029600" calcext:value-type="float">
            <text:p>77029600</text:p>
          </table:table-cell>
          <table:table-cell office:value-type="float" office:value="437837192" calcext:value-type="float">
            <text:p>437837192</text:p>
          </table:table-cell>
          <table:table-cell office:value-type="float" office:value="229871936" calcext:value-type="float">
            <text:p>229871936</text:p>
          </table:table-cell>
          <table:table-cell office:value-type="float" office:value="210301336" calcext:value-type="float">
            <text:p>210301336</text:p>
          </table:table-cell>
          <table:table-cell office:value-type="float" office:value="159646440" calcext:value-type="float">
            <text:p>1596464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7048" calcext:value-type="float">
            <text:p>21367048</text:p>
          </table:table-cell>
          <table:table-cell office:value-type="float" office:value="153628016" calcext:value-type="float">
            <text:p>153628016</text:p>
          </table:table-cell>
          <table:table-cell office:value-type="float" office:value="79088152" calcext:value-type="float">
            <text:p>79088152</text:p>
          </table:table-cell>
          <table:table-cell office:value-type="float" office:value="66403824" calcext:value-type="float">
            <text:p>66403824</text:p>
          </table:table-cell>
          <table:table-cell office:value-type="float" office:value="45641568" calcext:value-type="float">
            <text:p>45641568</text:p>
          </table:table-cell>
          <table:table-cell office:value-type="float" office:value="77030160" calcext:value-type="float">
            <text:p>77030160</text:p>
          </table:table-cell>
          <table:table-cell office:value-type="float" office:value="437989968" calcext:value-type="float">
            <text:p>437989968</text:p>
          </table:table-cell>
          <table:table-cell office:value-type="float" office:value="230266136" calcext:value-type="float">
            <text:p>230266136</text:p>
          </table:table-cell>
          <table:table-cell office:value-type="float" office:value="210311224" calcext:value-type="float">
            <text:p>210311224</text:p>
          </table:table-cell>
          <table:table-cell office:value-type="float" office:value="159783408" calcext:value-type="float">
            <text:p>159783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7224" calcext:value-type="float">
            <text:p>21367224</text:p>
          </table:table-cell>
          <table:table-cell office:value-type="float" office:value="153641280" calcext:value-type="float">
            <text:p>153641280</text:p>
          </table:table-cell>
          <table:table-cell office:value-type="float" office:value="79088256" calcext:value-type="float">
            <text:p>79088256</text:p>
          </table:table-cell>
          <table:table-cell office:value-type="float" office:value="66408064" calcext:value-type="float">
            <text:p>66408064</text:p>
          </table:table-cell>
          <table:table-cell office:value-type="float" office:value="45642568" calcext:value-type="float">
            <text:p>45642568</text:p>
          </table:table-cell>
          <table:table-cell office:value-type="float" office:value="77031928" calcext:value-type="float">
            <text:p>77031928</text:p>
          </table:table-cell>
          <table:table-cell office:value-type="float" office:value="438048600" calcext:value-type="float">
            <text:p>438048600</text:p>
          </table:table-cell>
          <table:table-cell office:value-type="float" office:value="230306368" calcext:value-type="float">
            <text:p>230306368</text:p>
          </table:table-cell>
          <table:table-cell office:value-type="float" office:value="210369024" calcext:value-type="float">
            <text:p>210369024</text:p>
          </table:table-cell>
          <table:table-cell office:value-type="float" office:value="160039368" calcext:value-type="float">
            <text:p>160039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7800" calcext:value-type="float">
            <text:p>21367800</text:p>
          </table:table-cell>
          <table:table-cell office:value-type="float" office:value="153650096" calcext:value-type="float">
            <text:p>153650096</text:p>
          </table:table-cell>
          <table:table-cell office:value-type="float" office:value="79088480" calcext:value-type="float">
            <text:p>79088480</text:p>
          </table:table-cell>
          <table:table-cell office:value-type="float" office:value="66411104" calcext:value-type="float">
            <text:p>66411104</text:p>
          </table:table-cell>
          <table:table-cell office:value-type="float" office:value="45642672" calcext:value-type="float">
            <text:p>45642672</text:p>
          </table:table-cell>
          <table:table-cell office:value-type="float" office:value="77032032" calcext:value-type="float">
            <text:p>77032032</text:p>
          </table:table-cell>
          <table:table-cell office:value-type="float" office:value="438281832" calcext:value-type="float">
            <text:p>438281832</text:p>
          </table:table-cell>
          <table:table-cell office:value-type="float" office:value="230333736" calcext:value-type="float">
            <text:p>230333736</text:p>
          </table:table-cell>
          <table:table-cell office:value-type="float" office:value="210372184" calcext:value-type="float">
            <text:p>210372184</text:p>
          </table:table-cell>
          <table:table-cell office:value-type="float" office:value="160052520" calcext:value-type="float">
            <text:p>160052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8752" calcext:value-type="float">
            <text:p>21368752</text:p>
          </table:table-cell>
          <table:table-cell office:value-type="float" office:value="153654472" calcext:value-type="float">
            <text:p>153654472</text:p>
          </table:table-cell>
          <table:table-cell office:value-type="float" office:value="79088496" calcext:value-type="float">
            <text:p>79088496</text:p>
          </table:table-cell>
          <table:table-cell office:value-type="float" office:value="66413032" calcext:value-type="float">
            <text:p>66413032</text:p>
          </table:table-cell>
          <table:table-cell office:value-type="float" office:value="45645808" calcext:value-type="float">
            <text:p>45645808</text:p>
          </table:table-cell>
          <table:table-cell office:value-type="float" office:value="77032208" calcext:value-type="float">
            <text:p>77032208</text:p>
          </table:table-cell>
          <table:table-cell office:value-type="float" office:value="438554112" calcext:value-type="float">
            <text:p>438554112</text:p>
          </table:table-cell>
          <table:table-cell office:value-type="float" office:value="230337584" calcext:value-type="float">
            <text:p>230337584</text:p>
          </table:table-cell>
          <table:table-cell office:value-type="float" office:value="210419912" calcext:value-type="float">
            <text:p>210419912</text:p>
          </table:table-cell>
          <table:table-cell office:value-type="float" office:value="160075432" calcext:value-type="float">
            <text:p>160075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9136" calcext:value-type="float">
            <text:p>21369136</text:p>
          </table:table-cell>
          <table:table-cell office:value-type="float" office:value="153664768" calcext:value-type="float">
            <text:p>153664768</text:p>
          </table:table-cell>
          <table:table-cell office:value-type="float" office:value="79088680" calcext:value-type="float">
            <text:p>79088680</text:p>
          </table:table-cell>
          <table:table-cell office:value-type="float" office:value="66418136" calcext:value-type="float">
            <text:p>66418136</text:p>
          </table:table-cell>
          <table:table-cell office:value-type="float" office:value="45646328" calcext:value-type="float">
            <text:p>45646328</text:p>
          </table:table-cell>
          <table:table-cell office:value-type="float" office:value="77032312" calcext:value-type="float">
            <text:p>77032312</text:p>
          </table:table-cell>
          <table:table-cell office:value-type="float" office:value="438671608" calcext:value-type="float">
            <text:p>438671608</text:p>
          </table:table-cell>
          <table:table-cell office:value-type="float" office:value="230339976" calcext:value-type="float">
            <text:p>230339976</text:p>
          </table:table-cell>
          <table:table-cell office:value-type="float" office:value="210465688" calcext:value-type="float">
            <text:p>210465688</text:p>
          </table:table-cell>
          <table:table-cell office:value-type="float" office:value="160085048" calcext:value-type="float">
            <text:p>160085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9840" calcext:value-type="float">
            <text:p>21369840</text:p>
          </table:table-cell>
          <table:table-cell office:value-type="float" office:value="153723016" calcext:value-type="float">
            <text:p>153723016</text:p>
          </table:table-cell>
          <table:table-cell office:value-type="float" office:value="79093168" calcext:value-type="float">
            <text:p>79093168</text:p>
          </table:table-cell>
          <table:table-cell office:value-type="float" office:value="66418256" calcext:value-type="float">
            <text:p>66418256</text:p>
          </table:table-cell>
          <table:table-cell office:value-type="float" office:value="45646368" calcext:value-type="float">
            <text:p>45646368</text:p>
          </table:table-cell>
          <table:table-cell office:value-type="float" office:value="77033312" calcext:value-type="float">
            <text:p>77033312</text:p>
          </table:table-cell>
          <table:table-cell office:value-type="float" office:value="438737992" calcext:value-type="float">
            <text:p>438737992</text:p>
          </table:table-cell>
          <table:table-cell office:value-type="float" office:value="230356024" calcext:value-type="float">
            <text:p>230356024</text:p>
          </table:table-cell>
          <table:table-cell office:value-type="float" office:value="210499024" calcext:value-type="float">
            <text:p>210499024</text:p>
          </table:table-cell>
          <table:table-cell office:value-type="float" office:value="160100224" calcext:value-type="float">
            <text:p>160100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9928" calcext:value-type="float">
            <text:p>21369928</text:p>
          </table:table-cell>
          <table:table-cell office:value-type="float" office:value="153748968" calcext:value-type="float">
            <text:p>153748968</text:p>
          </table:table-cell>
          <table:table-cell office:value-type="float" office:value="79093648" calcext:value-type="float">
            <text:p>79093648</text:p>
          </table:table-cell>
          <table:table-cell office:value-type="float" office:value="66420000" calcext:value-type="float">
            <text:p>66420000</text:p>
          </table:table-cell>
          <table:table-cell office:value-type="float" office:value="45646768" calcext:value-type="float">
            <text:p>45646768</text:p>
          </table:table-cell>
          <table:table-cell office:value-type="float" office:value="77034296" calcext:value-type="float">
            <text:p>77034296</text:p>
          </table:table-cell>
          <table:table-cell office:value-type="float" office:value="438820688" calcext:value-type="float">
            <text:p>438820688</text:p>
          </table:table-cell>
          <table:table-cell office:value-type="float" office:value="230364744" calcext:value-type="float">
            <text:p>230364744</text:p>
          </table:table-cell>
          <table:table-cell office:value-type="float" office:value="210624680" calcext:value-type="float">
            <text:p>210624680</text:p>
          </table:table-cell>
          <table:table-cell office:value-type="float" office:value="160102248" calcext:value-type="float">
            <text:p>160102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0080" calcext:value-type="float">
            <text:p>21370080</text:p>
          </table:table-cell>
          <table:table-cell office:value-type="float" office:value="153760864" calcext:value-type="float">
            <text:p>153760864</text:p>
          </table:table-cell>
          <table:table-cell office:value-type="float" office:value="79095312" calcext:value-type="float">
            <text:p>79095312</text:p>
          </table:table-cell>
          <table:table-cell office:value-type="float" office:value="66420112" calcext:value-type="float">
            <text:p>66420112</text:p>
          </table:table-cell>
          <table:table-cell office:value-type="float" office:value="45649000" calcext:value-type="float">
            <text:p>45649000</text:p>
          </table:table-cell>
          <table:table-cell office:value-type="float" office:value="77034328" calcext:value-type="float">
            <text:p>77034328</text:p>
          </table:table-cell>
          <table:table-cell office:value-type="float" office:value="438825880" calcext:value-type="float">
            <text:p>438825880</text:p>
          </table:table-cell>
          <table:table-cell office:value-type="float" office:value="230384272" calcext:value-type="float">
            <text:p>230384272</text:p>
          </table:table-cell>
          <table:table-cell office:value-type="float" office:value="210693096" calcext:value-type="float">
            <text:p>210693096</text:p>
          </table:table-cell>
          <table:table-cell office:value-type="float" office:value="160119200" calcext:value-type="float">
            <text:p>1601192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1376" calcext:value-type="float">
            <text:p>21371376</text:p>
          </table:table-cell>
          <table:table-cell office:value-type="float" office:value="153764552" calcext:value-type="float">
            <text:p>153764552</text:p>
          </table:table-cell>
          <table:table-cell office:value-type="float" office:value="79096568" calcext:value-type="float">
            <text:p>79096568</text:p>
          </table:table-cell>
          <table:table-cell office:value-type="float" office:value="66420432" calcext:value-type="float">
            <text:p>66420432</text:p>
          </table:table-cell>
          <table:table-cell office:value-type="float" office:value="45649648" calcext:value-type="float">
            <text:p>45649648</text:p>
          </table:table-cell>
          <table:table-cell office:value-type="float" office:value="77035752" calcext:value-type="float">
            <text:p>77035752</text:p>
          </table:table-cell>
          <table:table-cell office:value-type="float" office:value="438888592" calcext:value-type="float">
            <text:p>438888592</text:p>
          </table:table-cell>
          <table:table-cell office:value-type="float" office:value="230390080" calcext:value-type="float">
            <text:p>230390080</text:p>
          </table:table-cell>
          <table:table-cell office:value-type="float" office:value="210700792" calcext:value-type="float">
            <text:p>210700792</text:p>
          </table:table-cell>
          <table:table-cell office:value-type="float" office:value="160127760" calcext:value-type="float">
            <text:p>1601277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2032" calcext:value-type="float">
            <text:p>21372032</text:p>
          </table:table-cell>
          <table:table-cell office:value-type="float" office:value="153765800" calcext:value-type="float">
            <text:p>153765800</text:p>
          </table:table-cell>
          <table:table-cell office:value-type="float" office:value="79097104" calcext:value-type="float">
            <text:p>79097104</text:p>
          </table:table-cell>
          <table:table-cell office:value-type="float" office:value="66420472" calcext:value-type="float">
            <text:p>66420472</text:p>
          </table:table-cell>
          <table:table-cell office:value-type="float" office:value="45650360" calcext:value-type="float">
            <text:p>45650360</text:p>
          </table:table-cell>
          <table:table-cell office:value-type="float" office:value="77037176" calcext:value-type="float">
            <text:p>77037176</text:p>
          </table:table-cell>
          <table:table-cell office:value-type="float" office:value="438903280" calcext:value-type="float">
            <text:p>438903280</text:p>
          </table:table-cell>
          <table:table-cell office:value-type="float" office:value="230393920" calcext:value-type="float">
            <text:p>230393920</text:p>
          </table:table-cell>
          <table:table-cell office:value-type="float" office:value="210710224" calcext:value-type="float">
            <text:p>210710224</text:p>
          </table:table-cell>
          <table:table-cell office:value-type="float" office:value="160129176" calcext:value-type="float">
            <text:p>160129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2544" calcext:value-type="float">
            <text:p>21372544</text:p>
          </table:table-cell>
          <table:table-cell office:value-type="float" office:value="153773032" calcext:value-type="float">
            <text:p>153773032</text:p>
          </table:table-cell>
          <table:table-cell office:value-type="float" office:value="79097376" calcext:value-type="float">
            <text:p>79097376</text:p>
          </table:table-cell>
          <table:table-cell office:value-type="float" office:value="66420848" calcext:value-type="float">
            <text:p>66420848</text:p>
          </table:table-cell>
          <table:table-cell office:value-type="float" office:value="45651264" calcext:value-type="float">
            <text:p>45651264</text:p>
          </table:table-cell>
          <table:table-cell office:value-type="float" office:value="77037312" calcext:value-type="float">
            <text:p>77037312</text:p>
          </table:table-cell>
          <table:table-cell office:value-type="float" office:value="438956560" calcext:value-type="float">
            <text:p>438956560</text:p>
          </table:table-cell>
          <table:table-cell office:value-type="float" office:value="230394168" calcext:value-type="float">
            <text:p>230394168</text:p>
          </table:table-cell>
          <table:table-cell office:value-type="float" office:value="210719592" calcext:value-type="float">
            <text:p>210719592</text:p>
          </table:table-cell>
          <table:table-cell office:value-type="float" office:value="160133192" calcext:value-type="float">
            <text:p>160133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3944" calcext:value-type="float">
            <text:p>21373944</text:p>
          </table:table-cell>
          <table:table-cell office:value-type="float" office:value="153802672" calcext:value-type="float">
            <text:p>153802672</text:p>
          </table:table-cell>
          <table:table-cell office:value-type="float" office:value="79099872" calcext:value-type="float">
            <text:p>79099872</text:p>
          </table:table-cell>
          <table:table-cell office:value-type="float" office:value="66420848" calcext:value-type="float">
            <text:p>66420848</text:p>
          </table:table-cell>
          <table:table-cell office:value-type="float" office:value="45652016" calcext:value-type="float">
            <text:p>45652016</text:p>
          </table:table-cell>
          <table:table-cell office:value-type="float" office:value="77037576" calcext:value-type="float">
            <text:p>77037576</text:p>
          </table:table-cell>
          <table:table-cell office:value-type="float" office:value="438978984" calcext:value-type="float">
            <text:p>438978984</text:p>
          </table:table-cell>
          <table:table-cell office:value-type="float" office:value="230403312" calcext:value-type="float">
            <text:p>230403312</text:p>
          </table:table-cell>
          <table:table-cell office:value-type="float" office:value="210725040" calcext:value-type="float">
            <text:p>210725040</text:p>
          </table:table-cell>
          <table:table-cell office:value-type="float" office:value="160139480" calcext:value-type="float">
            <text:p>1601394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4000" calcext:value-type="float">
            <text:p>21374000</text:p>
          </table:table-cell>
          <table:table-cell office:value-type="float" office:value="153812232" calcext:value-type="float">
            <text:p>153812232</text:p>
          </table:table-cell>
          <table:table-cell office:value-type="float" office:value="79100472" calcext:value-type="float">
            <text:p>79100472</text:p>
          </table:table-cell>
          <table:table-cell office:value-type="float" office:value="66422968" calcext:value-type="float">
            <text:p>66422968</text:p>
          </table:table-cell>
          <table:table-cell office:value-type="float" office:value="45657824" calcext:value-type="float">
            <text:p>45657824</text:p>
          </table:table-cell>
          <table:table-cell office:value-type="float" office:value="77038088" calcext:value-type="float">
            <text:p>77038088</text:p>
          </table:table-cell>
          <table:table-cell office:value-type="float" office:value="438989504" calcext:value-type="float">
            <text:p>438989504</text:p>
          </table:table-cell>
          <table:table-cell office:value-type="float" office:value="230410608" calcext:value-type="float">
            <text:p>230410608</text:p>
          </table:table-cell>
          <table:table-cell office:value-type="float" office:value="210747056" calcext:value-type="float">
            <text:p>210747056</text:p>
          </table:table-cell>
          <table:table-cell office:value-type="float" office:value="160153752" calcext:value-type="float">
            <text:p>160153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4072" calcext:value-type="float">
            <text:p>21374072</text:p>
          </table:table-cell>
          <table:table-cell office:value-type="float" office:value="153839664" calcext:value-type="float">
            <text:p>153839664</text:p>
          </table:table-cell>
          <table:table-cell office:value-type="float" office:value="79100672" calcext:value-type="float">
            <text:p>79100672</text:p>
          </table:table-cell>
          <table:table-cell office:value-type="float" office:value="66423152" calcext:value-type="float">
            <text:p>66423152</text:p>
          </table:table-cell>
          <table:table-cell office:value-type="float" office:value="45658584" calcext:value-type="float">
            <text:p>45658584</text:p>
          </table:table-cell>
          <table:table-cell office:value-type="float" office:value="77038936" calcext:value-type="float">
            <text:p>77038936</text:p>
          </table:table-cell>
          <table:table-cell office:value-type="float" office:value="438993576" calcext:value-type="float">
            <text:p>438993576</text:p>
          </table:table-cell>
          <table:table-cell office:value-type="float" office:value="230415144" calcext:value-type="float">
            <text:p>230415144</text:p>
          </table:table-cell>
          <table:table-cell office:value-type="float" office:value="210749952" calcext:value-type="float">
            <text:p>210749952</text:p>
          </table:table-cell>
          <table:table-cell office:value-type="float" office:value="160170488" calcext:value-type="float">
            <text:p>160170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4864" calcext:value-type="float">
            <text:p>21374864</text:p>
          </table:table-cell>
          <table:table-cell office:value-type="float" office:value="153841752" calcext:value-type="float">
            <text:p>153841752</text:p>
          </table:table-cell>
          <table:table-cell office:value-type="float" office:value="79101392" calcext:value-type="float">
            <text:p>79101392</text:p>
          </table:table-cell>
          <table:table-cell office:value-type="float" office:value="66423928" calcext:value-type="float">
            <text:p>66423928</text:p>
          </table:table-cell>
          <table:table-cell office:value-type="float" office:value="45660184" calcext:value-type="float">
            <text:p>45660184</text:p>
          </table:table-cell>
          <table:table-cell office:value-type="float" office:value="77040288" calcext:value-type="float">
            <text:p>77040288</text:p>
          </table:table-cell>
          <table:table-cell office:value-type="float" office:value="439081080" calcext:value-type="float">
            <text:p>439081080</text:p>
          </table:table-cell>
          <table:table-cell office:value-type="float" office:value="230428176" calcext:value-type="float">
            <text:p>230428176</text:p>
          </table:table-cell>
          <table:table-cell office:value-type="float" office:value="210809032" calcext:value-type="float">
            <text:p>210809032</text:p>
          </table:table-cell>
          <table:table-cell office:value-type="float" office:value="160175296" calcext:value-type="float">
            <text:p>160175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5184" calcext:value-type="float">
            <text:p>21375184</text:p>
          </table:table-cell>
          <table:table-cell office:value-type="float" office:value="153850736" calcext:value-type="float">
            <text:p>153850736</text:p>
          </table:table-cell>
          <table:table-cell office:value-type="float" office:value="79101624" calcext:value-type="float">
            <text:p>79101624</text:p>
          </table:table-cell>
          <table:table-cell office:value-type="float" office:value="66426552" calcext:value-type="float">
            <text:p>66426552</text:p>
          </table:table-cell>
          <table:table-cell office:value-type="float" office:value="45660448" calcext:value-type="float">
            <text:p>45660448</text:p>
          </table:table-cell>
          <table:table-cell office:value-type="float" office:value="77040312" calcext:value-type="float">
            <text:p>77040312</text:p>
          </table:table-cell>
          <table:table-cell office:value-type="float" office:value="439179808" calcext:value-type="float">
            <text:p>439179808</text:p>
          </table:table-cell>
          <table:table-cell office:value-type="float" office:value="230439416" calcext:value-type="float">
            <text:p>230439416</text:p>
          </table:table-cell>
          <table:table-cell office:value-type="float" office:value="210819560" calcext:value-type="float">
            <text:p>210819560</text:p>
          </table:table-cell>
          <table:table-cell office:value-type="float" office:value="160186536" calcext:value-type="float">
            <text:p>160186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5576" calcext:value-type="float">
            <text:p>21375576</text:p>
          </table:table-cell>
          <table:table-cell office:value-type="float" office:value="153851408" calcext:value-type="float">
            <text:p>153851408</text:p>
          </table:table-cell>
          <table:table-cell office:value-type="float" office:value="79104272" calcext:value-type="float">
            <text:p>79104272</text:p>
          </table:table-cell>
          <table:table-cell office:value-type="float" office:value="66427064" calcext:value-type="float">
            <text:p>66427064</text:p>
          </table:table-cell>
          <table:table-cell office:value-type="float" office:value="45662848" calcext:value-type="float">
            <text:p>45662848</text:p>
          </table:table-cell>
          <table:table-cell office:value-type="float" office:value="77046056" calcext:value-type="float">
            <text:p>77046056</text:p>
          </table:table-cell>
          <table:table-cell office:value-type="float" office:value="439232336" calcext:value-type="float">
            <text:p>439232336</text:p>
          </table:table-cell>
          <table:table-cell office:value-type="float" office:value="230447768" calcext:value-type="float">
            <text:p>230447768</text:p>
          </table:table-cell>
          <table:table-cell office:value-type="float" office:value="210835696" calcext:value-type="float">
            <text:p>210835696</text:p>
          </table:table-cell>
          <table:table-cell office:value-type="float" office:value="160190624" calcext:value-type="float">
            <text:p>160190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5976" calcext:value-type="float">
            <text:p>21375976</text:p>
          </table:table-cell>
          <table:table-cell office:value-type="float" office:value="153869136" calcext:value-type="float">
            <text:p>153869136</text:p>
          </table:table-cell>
          <table:table-cell office:value-type="float" office:value="79105496" calcext:value-type="float">
            <text:p>79105496</text:p>
          </table:table-cell>
          <table:table-cell office:value-type="float" office:value="66430976" calcext:value-type="float">
            <text:p>66430976</text:p>
          </table:table-cell>
          <table:table-cell office:value-type="float" office:value="45663112" calcext:value-type="float">
            <text:p>45663112</text:p>
          </table:table-cell>
          <table:table-cell office:value-type="float" office:value="77048400" calcext:value-type="float">
            <text:p>77048400</text:p>
          </table:table-cell>
          <table:table-cell office:value-type="float" office:value="439265248" calcext:value-type="float">
            <text:p>439265248</text:p>
          </table:table-cell>
          <table:table-cell office:value-type="float" office:value="230450496" calcext:value-type="float">
            <text:p>230450496</text:p>
          </table:table-cell>
          <table:table-cell office:value-type="float" office:value="210905200" calcext:value-type="float">
            <text:p>210905200</text:p>
          </table:table-cell>
          <table:table-cell office:value-type="float" office:value="160199152" calcext:value-type="float">
            <text:p>160199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6064" calcext:value-type="float">
            <text:p>21376064</text:p>
          </table:table-cell>
          <table:table-cell office:value-type="float" office:value="153902760" calcext:value-type="float">
            <text:p>153902760</text:p>
          </table:table-cell>
          <table:table-cell office:value-type="float" office:value="79105720" calcext:value-type="float">
            <text:p>79105720</text:p>
          </table:table-cell>
          <table:table-cell office:value-type="float" office:value="66431712" calcext:value-type="float">
            <text:p>66431712</text:p>
          </table:table-cell>
          <table:table-cell office:value-type="float" office:value="45664792" calcext:value-type="float">
            <text:p>45664792</text:p>
          </table:table-cell>
          <table:table-cell office:value-type="float" office:value="77051168" calcext:value-type="float">
            <text:p>77051168</text:p>
          </table:table-cell>
          <table:table-cell office:value-type="float" office:value="439292776" calcext:value-type="float">
            <text:p>439292776</text:p>
          </table:table-cell>
          <table:table-cell office:value-type="float" office:value="230465000" calcext:value-type="float">
            <text:p>230465000</text:p>
          </table:table-cell>
          <table:table-cell office:value-type="float" office:value="211362344" calcext:value-type="float">
            <text:p>211362344</text:p>
          </table:table-cell>
          <table:table-cell office:value-type="float" office:value="160203264" calcext:value-type="float">
            <text:p>160203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6072" calcext:value-type="float">
            <text:p>21376072</text:p>
          </table:table-cell>
          <table:table-cell office:value-type="float" office:value="153922856" calcext:value-type="float">
            <text:p>153922856</text:p>
          </table:table-cell>
          <table:table-cell office:value-type="float" office:value="79106488" calcext:value-type="float">
            <text:p>79106488</text:p>
          </table:table-cell>
          <table:table-cell office:value-type="float" office:value="66431744" calcext:value-type="float">
            <text:p>66431744</text:p>
          </table:table-cell>
          <table:table-cell office:value-type="float" office:value="45667888" calcext:value-type="float">
            <text:p>45667888</text:p>
          </table:table-cell>
          <table:table-cell office:value-type="float" office:value="77051816" calcext:value-type="float">
            <text:p>77051816</text:p>
          </table:table-cell>
          <table:table-cell office:value-type="float" office:value="439331184" calcext:value-type="float">
            <text:p>439331184</text:p>
          </table:table-cell>
          <table:table-cell office:value-type="float" office:value="230465168" calcext:value-type="float">
            <text:p>230465168</text:p>
          </table:table-cell>
          <table:table-cell office:value-type="float" office:value="211390400" calcext:value-type="float">
            <text:p>211390400</text:p>
          </table:table-cell>
          <table:table-cell office:value-type="float" office:value="160226696" calcext:value-type="float">
            <text:p>160226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6840" calcext:value-type="float">
            <text:p>21376840</text:p>
          </table:table-cell>
          <table:table-cell office:value-type="float" office:value="153924456" calcext:value-type="float">
            <text:p>153924456</text:p>
          </table:table-cell>
          <table:table-cell office:value-type="float" office:value="79107440" calcext:value-type="float">
            <text:p>79107440</text:p>
          </table:table-cell>
          <table:table-cell office:value-type="float" office:value="66434584" calcext:value-type="float">
            <text:p>66434584</text:p>
          </table:table-cell>
          <table:table-cell office:value-type="float" office:value="45668472" calcext:value-type="float">
            <text:p>45668472</text:p>
          </table:table-cell>
          <table:table-cell office:value-type="float" office:value="77052248" calcext:value-type="float">
            <text:p>77052248</text:p>
          </table:table-cell>
          <table:table-cell office:value-type="float" office:value="439435752" calcext:value-type="float">
            <text:p>439435752</text:p>
          </table:table-cell>
          <table:table-cell office:value-type="float" office:value="230468752" calcext:value-type="float">
            <text:p>230468752</text:p>
          </table:table-cell>
          <table:table-cell office:value-type="float" office:value="211400952" calcext:value-type="float">
            <text:p>211400952</text:p>
          </table:table-cell>
          <table:table-cell office:value-type="float" office:value="160226704" calcext:value-type="float">
            <text:p>160226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6960" calcext:value-type="float">
            <text:p>21376960</text:p>
          </table:table-cell>
          <table:table-cell office:value-type="float" office:value="153930376" calcext:value-type="float">
            <text:p>153930376</text:p>
          </table:table-cell>
          <table:table-cell office:value-type="float" office:value="79107528" calcext:value-type="float">
            <text:p>79107528</text:p>
          </table:table-cell>
          <table:table-cell office:value-type="float" office:value="66438536" calcext:value-type="float">
            <text:p>66438536</text:p>
          </table:table-cell>
          <table:table-cell office:value-type="float" office:value="45668560" calcext:value-type="float">
            <text:p>45668560</text:p>
          </table:table-cell>
          <table:table-cell office:value-type="float" office:value="77054752" calcext:value-type="float">
            <text:p>77054752</text:p>
          </table:table-cell>
          <table:table-cell office:value-type="float" office:value="439511344" calcext:value-type="float">
            <text:p>439511344</text:p>
          </table:table-cell>
          <table:table-cell office:value-type="float" office:value="230481424" calcext:value-type="float">
            <text:p>230481424</text:p>
          </table:table-cell>
          <table:table-cell office:value-type="float" office:value="211689296" calcext:value-type="float">
            <text:p>211689296</text:p>
          </table:table-cell>
          <table:table-cell office:value-type="float" office:value="160252048" calcext:value-type="float">
            <text:p>160252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7424" calcext:value-type="float">
            <text:p>21377424</text:p>
          </table:table-cell>
          <table:table-cell office:value-type="float" office:value="153938336" calcext:value-type="float">
            <text:p>153938336</text:p>
          </table:table-cell>
          <table:table-cell office:value-type="float" office:value="79109256" calcext:value-type="float">
            <text:p>79109256</text:p>
          </table:table-cell>
          <table:table-cell office:value-type="float" office:value="66439200" calcext:value-type="float">
            <text:p>66439200</text:p>
          </table:table-cell>
          <table:table-cell office:value-type="float" office:value="45671544" calcext:value-type="float">
            <text:p>45671544</text:p>
          </table:table-cell>
          <table:table-cell office:value-type="float" office:value="77055088" calcext:value-type="float">
            <text:p>77055088</text:p>
          </table:table-cell>
          <table:table-cell office:value-type="float" office:value="439552512" calcext:value-type="float">
            <text:p>439552512</text:p>
          </table:table-cell>
          <table:table-cell office:value-type="float" office:value="230526256" calcext:value-type="float">
            <text:p>230526256</text:p>
          </table:table-cell>
          <table:table-cell office:value-type="float" office:value="211782024" calcext:value-type="float">
            <text:p>211782024</text:p>
          </table:table-cell>
          <table:table-cell office:value-type="float" office:value="160361032" calcext:value-type="float">
            <text:p>160361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8216" calcext:value-type="float">
            <text:p>21378216</text:p>
          </table:table-cell>
          <table:table-cell office:value-type="float" office:value="153951816" calcext:value-type="float">
            <text:p>153951816</text:p>
          </table:table-cell>
          <table:table-cell office:value-type="float" office:value="79110480" calcext:value-type="float">
            <text:p>79110480</text:p>
          </table:table-cell>
          <table:table-cell office:value-type="float" office:value="66441000" calcext:value-type="float">
            <text:p>66441000</text:p>
          </table:table-cell>
          <table:table-cell office:value-type="float" office:value="45672160" calcext:value-type="float">
            <text:p>45672160</text:p>
          </table:table-cell>
          <table:table-cell office:value-type="float" office:value="77055184" calcext:value-type="float">
            <text:p>77055184</text:p>
          </table:table-cell>
          <table:table-cell office:value-type="float" office:value="439718832" calcext:value-type="float">
            <text:p>439718832</text:p>
          </table:table-cell>
          <table:table-cell office:value-type="float" office:value="230541088" calcext:value-type="float">
            <text:p>230541088</text:p>
          </table:table-cell>
          <table:table-cell office:value-type="float" office:value="212129904" calcext:value-type="float">
            <text:p>212129904</text:p>
          </table:table-cell>
          <table:table-cell office:value-type="float" office:value="160365200" calcext:value-type="float">
            <text:p>1603652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8928" calcext:value-type="float">
            <text:p>21378928</text:p>
          </table:table-cell>
          <table:table-cell office:value-type="float" office:value="153951960" calcext:value-type="float">
            <text:p>153951960</text:p>
          </table:table-cell>
          <table:table-cell office:value-type="float" office:value="79110848" calcext:value-type="float">
            <text:p>79110848</text:p>
          </table:table-cell>
          <table:table-cell office:value-type="float" office:value="66446912" calcext:value-type="float">
            <text:p>66446912</text:p>
          </table:table-cell>
          <table:table-cell office:value-type="float" office:value="45672984" calcext:value-type="float">
            <text:p>45672984</text:p>
          </table:table-cell>
          <table:table-cell office:value-type="float" office:value="77055688" calcext:value-type="float">
            <text:p>77055688</text:p>
          </table:table-cell>
          <table:table-cell office:value-type="float" office:value="439965256" calcext:value-type="float">
            <text:p>439965256</text:p>
          </table:table-cell>
          <table:table-cell office:value-type="float" office:value="230544536" calcext:value-type="float">
            <text:p>230544536</text:p>
          </table:table-cell>
          <table:table-cell office:value-type="float" office:value="212318832" calcext:value-type="float">
            <text:p>212318832</text:p>
          </table:table-cell>
          <table:table-cell office:value-type="float" office:value="160494032" calcext:value-type="float">
            <text:p>160494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0080" calcext:value-type="float">
            <text:p>21380080</text:p>
          </table:table-cell>
          <table:table-cell office:value-type="float" office:value="153961856" calcext:value-type="float">
            <text:p>153961856</text:p>
          </table:table-cell>
          <table:table-cell office:value-type="float" office:value="79112160" calcext:value-type="float">
            <text:p>79112160</text:p>
          </table:table-cell>
          <table:table-cell office:value-type="float" office:value="66448552" calcext:value-type="float">
            <text:p>66448552</text:p>
          </table:table-cell>
          <table:table-cell office:value-type="float" office:value="45674952" calcext:value-type="float">
            <text:p>45674952</text:p>
          </table:table-cell>
          <table:table-cell office:value-type="float" office:value="77057128" calcext:value-type="float">
            <text:p>77057128</text:p>
          </table:table-cell>
          <table:table-cell office:value-type="float" office:value="440061008" calcext:value-type="float">
            <text:p>440061008</text:p>
          </table:table-cell>
          <table:table-cell office:value-type="float" office:value="230564840" calcext:value-type="float">
            <text:p>230564840</text:p>
          </table:table-cell>
          <table:table-cell office:value-type="float" office:value="212328520" calcext:value-type="float">
            <text:p>212328520</text:p>
          </table:table-cell>
          <table:table-cell office:value-type="float" office:value="160510784" calcext:value-type="float">
            <text:p>160510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0224" calcext:value-type="float">
            <text:p>21380224</text:p>
          </table:table-cell>
          <table:table-cell office:value-type="float" office:value="153963048" calcext:value-type="float">
            <text:p>153963048</text:p>
          </table:table-cell>
          <table:table-cell office:value-type="float" office:value="79113232" calcext:value-type="float">
            <text:p>79113232</text:p>
          </table:table-cell>
          <table:table-cell office:value-type="float" office:value="66451088" calcext:value-type="float">
            <text:p>66451088</text:p>
          </table:table-cell>
          <table:table-cell office:value-type="float" office:value="45675144" calcext:value-type="float">
            <text:p>45675144</text:p>
          </table:table-cell>
          <table:table-cell office:value-type="float" office:value="77057288" calcext:value-type="float">
            <text:p>77057288</text:p>
          </table:table-cell>
          <table:table-cell office:value-type="float" office:value="440129024" calcext:value-type="float">
            <text:p>440129024</text:p>
          </table:table-cell>
          <table:table-cell office:value-type="float" office:value="230608560" calcext:value-type="float">
            <text:p>230608560</text:p>
          </table:table-cell>
          <table:table-cell office:value-type="float" office:value="213043104" calcext:value-type="float">
            <text:p>213043104</text:p>
          </table:table-cell>
          <table:table-cell office:value-type="float" office:value="160874912" calcext:value-type="float">
            <text:p>160874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0640" calcext:value-type="float">
            <text:p>21380640</text:p>
          </table:table-cell>
          <table:table-cell office:value-type="float" office:value="153963312" calcext:value-type="float">
            <text:p>153963312</text:p>
          </table:table-cell>
          <table:table-cell office:value-type="float" office:value="79114048" calcext:value-type="float">
            <text:p>79114048</text:p>
          </table:table-cell>
          <table:table-cell office:value-type="float" office:value="66451384" calcext:value-type="float">
            <text:p>66451384</text:p>
          </table:table-cell>
          <table:table-cell office:value-type="float" office:value="45676096" calcext:value-type="float">
            <text:p>45676096</text:p>
          </table:table-cell>
          <table:table-cell office:value-type="float" office:value="77057528" calcext:value-type="float">
            <text:p>77057528</text:p>
          </table:table-cell>
          <table:table-cell office:value-type="float" office:value="440353008" calcext:value-type="float">
            <text:p>440353008</text:p>
          </table:table-cell>
          <table:table-cell office:value-type="float" office:value="230619752" calcext:value-type="float">
            <text:p>230619752</text:p>
          </table:table-cell>
          <table:table-cell office:value-type="float" office:value="213883888" calcext:value-type="float">
            <text:p>213883888</text:p>
          </table:table-cell>
          <table:table-cell office:value-type="float" office:value="160880608" calcext:value-type="float">
            <text:p>160880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0784" calcext:value-type="float">
            <text:p>21380784</text:p>
          </table:table-cell>
          <table:table-cell office:value-type="float" office:value="153966232" calcext:value-type="float">
            <text:p>153966232</text:p>
          </table:table-cell>
          <table:table-cell office:value-type="float" office:value="79116272" calcext:value-type="float">
            <text:p>79116272</text:p>
          </table:table-cell>
          <table:table-cell office:value-type="float" office:value="66451696" calcext:value-type="float">
            <text:p>66451696</text:p>
          </table:table-cell>
          <table:table-cell office:value-type="float" office:value="45677120" calcext:value-type="float">
            <text:p>45677120</text:p>
          </table:table-cell>
          <table:table-cell office:value-type="float" office:value="77059320" calcext:value-type="float">
            <text:p>77059320</text:p>
          </table:table-cell>
          <table:table-cell office:value-type="float" office:value="440538656" calcext:value-type="float">
            <text:p>440538656</text:p>
          </table:table-cell>
          <table:table-cell office:value-type="float" office:value="230647896" calcext:value-type="float">
            <text:p>230647896</text:p>
          </table:table-cell>
          <table:table-cell office:value-type="float" office:value="214164416" calcext:value-type="float">
            <text:p>214164416</text:p>
          </table:table-cell>
          <table:table-cell office:value-type="float" office:value="160894688" calcext:value-type="float">
            <text:p>160894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1976" calcext:value-type="float">
            <text:p>21381976</text:p>
          </table:table-cell>
          <table:table-cell office:value-type="float" office:value="153976920" calcext:value-type="float">
            <text:p>153976920</text:p>
          </table:table-cell>
          <table:table-cell office:value-type="float" office:value="79117880" calcext:value-type="float">
            <text:p>79117880</text:p>
          </table:table-cell>
          <table:table-cell office:value-type="float" office:value="66452328" calcext:value-type="float">
            <text:p>66452328</text:p>
          </table:table-cell>
          <table:table-cell office:value-type="float" office:value="45678712" calcext:value-type="float">
            <text:p>45678712</text:p>
          </table:table-cell>
          <table:table-cell office:value-type="float" office:value="77063544" calcext:value-type="float">
            <text:p>77063544</text:p>
          </table:table-cell>
          <table:table-cell office:value-type="float" office:value="440566592" calcext:value-type="float">
            <text:p>440566592</text:p>
          </table:table-cell>
          <table:table-cell office:value-type="float" office:value="230649672" calcext:value-type="float">
            <text:p>230649672</text:p>
          </table:table-cell>
          <table:table-cell office:value-type="float" office:value="214278248" calcext:value-type="float">
            <text:p>214278248</text:p>
          </table:table-cell>
          <table:table-cell office:value-type="float" office:value="161406488" calcext:value-type="float">
            <text:p>161406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2032" calcext:value-type="float">
            <text:p>21382032</text:p>
          </table:table-cell>
          <table:table-cell office:value-type="float" office:value="154020832" calcext:value-type="float">
            <text:p>154020832</text:p>
          </table:table-cell>
          <table:table-cell office:value-type="float" office:value="79120736" calcext:value-type="float">
            <text:p>79120736</text:p>
          </table:table-cell>
          <table:table-cell office:value-type="float" office:value="66458736" calcext:value-type="float">
            <text:p>66458736</text:p>
          </table:table-cell>
          <table:table-cell office:value-type="float" office:value="45680144" calcext:value-type="float">
            <text:p>45680144</text:p>
          </table:table-cell>
          <table:table-cell office:value-type="float" office:value="77067064" calcext:value-type="float">
            <text:p>77067064</text:p>
          </table:table-cell>
          <table:table-cell office:value-type="float" office:value="440890544" calcext:value-type="float">
            <text:p>440890544</text:p>
          </table:table-cell>
          <table:table-cell office:value-type="float" office:value="230669024" calcext:value-type="float">
            <text:p>230669024</text:p>
          </table:table-cell>
          <table:table-cell office:value-type="float" office:value="214500984" calcext:value-type="float">
            <text:p>214500984</text:p>
          </table:table-cell>
          <table:table-cell office:value-type="float" office:value="161913304" calcext:value-type="float">
            <text:p>161913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2264" calcext:value-type="float">
            <text:p>21382264</text:p>
          </table:table-cell>
          <table:table-cell office:value-type="float" office:value="154022800" calcext:value-type="float">
            <text:p>154022800</text:p>
          </table:table-cell>
          <table:table-cell office:value-type="float" office:value="79121488" calcext:value-type="float">
            <text:p>79121488</text:p>
          </table:table-cell>
          <table:table-cell office:value-type="float" office:value="66460968" calcext:value-type="float">
            <text:p>66460968</text:p>
          </table:table-cell>
          <table:table-cell office:value-type="float" office:value="45680680" calcext:value-type="float">
            <text:p>45680680</text:p>
          </table:table-cell>
          <table:table-cell office:value-type="float" office:value="77070704" calcext:value-type="float">
            <text:p>77070704</text:p>
          </table:table-cell>
          <table:table-cell office:value-type="float" office:value="441365648" calcext:value-type="float">
            <text:p>441365648</text:p>
          </table:table-cell>
          <table:table-cell office:value-type="float" office:value="230721584" calcext:value-type="float">
            <text:p>230721584</text:p>
          </table:table-cell>
          <table:table-cell office:value-type="float" office:value="215005208" calcext:value-type="float">
            <text:p>215005208</text:p>
          </table:table-cell>
          <table:table-cell office:value-type="float" office:value="162009216" calcext:value-type="float">
            <text:p>162009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2640" calcext:value-type="float">
            <text:p>21382640</text:p>
          </table:table-cell>
          <table:table-cell office:value-type="float" office:value="154035864" calcext:value-type="float">
            <text:p>154035864</text:p>
          </table:table-cell>
          <table:table-cell office:value-type="float" office:value="79121520" calcext:value-type="float">
            <text:p>79121520</text:p>
          </table:table-cell>
          <table:table-cell office:value-type="float" office:value="66461392" calcext:value-type="float">
            <text:p>66461392</text:p>
          </table:table-cell>
          <table:table-cell office:value-type="float" office:value="45682856" calcext:value-type="float">
            <text:p>45682856</text:p>
          </table:table-cell>
          <table:table-cell office:value-type="float" office:value="77073464" calcext:value-type="float">
            <text:p>77073464</text:p>
          </table:table-cell>
          <table:table-cell office:value-type="float" office:value="441379288" calcext:value-type="float">
            <text:p>441379288</text:p>
          </table:table-cell>
          <table:table-cell office:value-type="float" office:value="230832016" calcext:value-type="float">
            <text:p>230832016</text:p>
          </table:table-cell>
          <table:table-cell office:value-type="float" office:value="215289896" calcext:value-type="float">
            <text:p>215289896</text:p>
          </table:table-cell>
          <table:table-cell office:value-type="float" office:value="162066752" calcext:value-type="float">
            <text:p>162066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3480" calcext:value-type="float">
            <text:p>21383480</text:p>
          </table:table-cell>
          <table:table-cell office:value-type="float" office:value="154049472" calcext:value-type="float">
            <text:p>154049472</text:p>
          </table:table-cell>
          <table:table-cell office:value-type="float" office:value="79121568" calcext:value-type="float">
            <text:p>79121568</text:p>
          </table:table-cell>
          <table:table-cell office:value-type="float" office:value="66465440" calcext:value-type="float">
            <text:p>66465440</text:p>
          </table:table-cell>
          <table:table-cell office:value-type="float" office:value="45684200" calcext:value-type="float">
            <text:p>45684200</text:p>
          </table:table-cell>
          <table:table-cell office:value-type="float" office:value="77074000" calcext:value-type="float">
            <text:p>77074000</text:p>
          </table:table-cell>
          <table:table-cell office:value-type="float" office:value="441468928" calcext:value-type="float">
            <text:p>441468928</text:p>
          </table:table-cell>
          <table:table-cell office:value-type="float" office:value="230838304" calcext:value-type="float">
            <text:p>230838304</text:p>
          </table:table-cell>
          <table:table-cell office:value-type="float" office:value="215331112" calcext:value-type="float">
            <text:p>215331112</text:p>
          </table:table-cell>
          <table:table-cell office:value-type="float" office:value="162236824" calcext:value-type="float">
            <text:p>162236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3560" calcext:value-type="float">
            <text:p>21383560</text:p>
          </table:table-cell>
          <table:table-cell office:value-type="float" office:value="154052192" calcext:value-type="float">
            <text:p>154052192</text:p>
          </table:table-cell>
          <table:table-cell office:value-type="float" office:value="79126432" calcext:value-type="float">
            <text:p>79126432</text:p>
          </table:table-cell>
          <table:table-cell office:value-type="float" office:value="66466720" calcext:value-type="float">
            <text:p>66466720</text:p>
          </table:table-cell>
          <table:table-cell office:value-type="float" office:value="45684328" calcext:value-type="float">
            <text:p>45684328</text:p>
          </table:table-cell>
          <table:table-cell office:value-type="float" office:value="77074112" calcext:value-type="float">
            <text:p>77074112</text:p>
          </table:table-cell>
          <table:table-cell office:value-type="float" office:value="441740448" calcext:value-type="float">
            <text:p>441740448</text:p>
          </table:table-cell>
          <table:table-cell office:value-type="float" office:value="230898344" calcext:value-type="float">
            <text:p>230898344</text:p>
          </table:table-cell>
          <table:table-cell office:value-type="float" office:value="215488016" calcext:value-type="float">
            <text:p>215488016</text:p>
          </table:table-cell>
          <table:table-cell office:value-type="float" office:value="162379552" calcext:value-type="float">
            <text:p>162379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3584" calcext:value-type="float">
            <text:p>21383584</text:p>
          </table:table-cell>
          <table:table-cell office:value-type="float" office:value="154059840" calcext:value-type="float">
            <text:p>154059840</text:p>
          </table:table-cell>
          <table:table-cell office:value-type="float" office:value="79130120" calcext:value-type="float">
            <text:p>79130120</text:p>
          </table:table-cell>
          <table:table-cell office:value-type="float" office:value="66467424" calcext:value-type="float">
            <text:p>66467424</text:p>
          </table:table-cell>
          <table:table-cell office:value-type="float" office:value="45684848" calcext:value-type="float">
            <text:p>45684848</text:p>
          </table:table-cell>
          <table:table-cell office:value-type="float" office:value="77074552" calcext:value-type="float">
            <text:p>77074552</text:p>
          </table:table-cell>
          <table:table-cell office:value-type="float" office:value="442266832" calcext:value-type="float">
            <text:p>442266832</text:p>
          </table:table-cell>
          <table:table-cell office:value-type="float" office:value="231054376" calcext:value-type="float">
            <text:p>231054376</text:p>
          </table:table-cell>
          <table:table-cell office:value-type="float" office:value="215598096" calcext:value-type="float">
            <text:p>215598096</text:p>
          </table:table-cell>
          <table:table-cell office:value-type="float" office:value="162568704" calcext:value-type="float">
            <text:p>162568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3872" calcext:value-type="float">
            <text:p>21383872</text:p>
          </table:table-cell>
          <table:table-cell office:value-type="float" office:value="154089000" calcext:value-type="float">
            <text:p>154089000</text:p>
          </table:table-cell>
          <table:table-cell office:value-type="float" office:value="79134328" calcext:value-type="float">
            <text:p>79134328</text:p>
          </table:table-cell>
          <table:table-cell office:value-type="float" office:value="66468968" calcext:value-type="float">
            <text:p>66468968</text:p>
          </table:table-cell>
          <table:table-cell office:value-type="float" office:value="45685608" calcext:value-type="float">
            <text:p>45685608</text:p>
          </table:table-cell>
          <table:table-cell office:value-type="float" office:value="77074968" calcext:value-type="float">
            <text:p>77074968</text:p>
          </table:table-cell>
          <table:table-cell office:value-type="float" office:value="442353584" calcext:value-type="float">
            <text:p>442353584</text:p>
          </table:table-cell>
          <table:table-cell office:value-type="float" office:value="231349384" calcext:value-type="float">
            <text:p>231349384</text:p>
          </table:table-cell>
          <table:table-cell office:value-type="float" office:value="215872800" calcext:value-type="float">
            <text:p>215872800</text:p>
          </table:table-cell>
          <table:table-cell office:value-type="float" office:value="163115832" calcext:value-type="float">
            <text:p>163115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4176" calcext:value-type="float">
            <text:p>21384176</text:p>
          </table:table-cell>
          <table:table-cell office:value-type="float" office:value="154092416" calcext:value-type="float">
            <text:p>154092416</text:p>
          </table:table-cell>
          <table:table-cell office:value-type="float" office:value="79134976" calcext:value-type="float">
            <text:p>79134976</text:p>
          </table:table-cell>
          <table:table-cell office:value-type="float" office:value="66473400" calcext:value-type="float">
            <text:p>66473400</text:p>
          </table:table-cell>
          <table:table-cell office:value-type="float" office:value="45685800" calcext:value-type="float">
            <text:p>45685800</text:p>
          </table:table-cell>
          <table:table-cell office:value-type="float" office:value="77075496" calcext:value-type="float">
            <text:p>77075496</text:p>
          </table:table-cell>
          <table:table-cell office:value-type="float" office:value="442415304" calcext:value-type="float">
            <text:p>442415304</text:p>
          </table:table-cell>
          <table:table-cell office:value-type="float" office:value="231458880" calcext:value-type="float">
            <text:p>231458880</text:p>
          </table:table-cell>
          <table:table-cell office:value-type="float" office:value="216017728" calcext:value-type="float">
            <text:p>216017728</text:p>
          </table:table-cell>
          <table:table-cell office:value-type="float" office:value="165042520" calcext:value-type="float">
            <text:p>165042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4528" calcext:value-type="float">
            <text:p>21384528</text:p>
          </table:table-cell>
          <table:table-cell office:value-type="float" office:value="154107608" calcext:value-type="float">
            <text:p>154107608</text:p>
          </table:table-cell>
          <table:table-cell office:value-type="float" office:value="79135776" calcext:value-type="float">
            <text:p>79135776</text:p>
          </table:table-cell>
          <table:table-cell office:value-type="float" office:value="66474192" calcext:value-type="float">
            <text:p>66474192</text:p>
          </table:table-cell>
          <table:table-cell office:value-type="float" office:value="45686480" calcext:value-type="float">
            <text:p>45686480</text:p>
          </table:table-cell>
          <table:table-cell office:value-type="float" office:value="77075832" calcext:value-type="float">
            <text:p>77075832</text:p>
          </table:table-cell>
          <table:table-cell office:value-type="float" office:value="442430304" calcext:value-type="float">
            <text:p>442430304</text:p>
          </table:table-cell>
          <table:table-cell office:value-type="float" office:value="231514848" calcext:value-type="float">
            <text:p>231514848</text:p>
          </table:table-cell>
          <table:table-cell office:value-type="float" office:value="216092584" calcext:value-type="float">
            <text:p>216092584</text:p>
          </table:table-cell>
          <table:table-cell office:value-type="float" office:value="165421528" calcext:value-type="float">
            <text:p>165421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4640" calcext:value-type="float">
            <text:p>21384640</text:p>
          </table:table-cell>
          <table:table-cell office:value-type="float" office:value="154113496" calcext:value-type="float">
            <text:p>154113496</text:p>
          </table:table-cell>
          <table:table-cell office:value-type="float" office:value="79136688" calcext:value-type="float">
            <text:p>79136688</text:p>
          </table:table-cell>
          <table:table-cell office:value-type="float" office:value="66474312" calcext:value-type="float">
            <text:p>66474312</text:p>
          </table:table-cell>
          <table:table-cell office:value-type="float" office:value="45687584" calcext:value-type="float">
            <text:p>45687584</text:p>
          </table:table-cell>
          <table:table-cell office:value-type="float" office:value="77076496" calcext:value-type="float">
            <text:p>77076496</text:p>
          </table:table-cell>
          <table:table-cell office:value-type="float" office:value="442575648" calcext:value-type="float">
            <text:p>442575648</text:p>
          </table:table-cell>
          <table:table-cell office:value-type="float" office:value="231601664" calcext:value-type="float">
            <text:p>231601664</text:p>
          </table:table-cell>
          <table:table-cell office:value-type="float" office:value="216168088" calcext:value-type="float">
            <text:p>216168088</text:p>
          </table:table-cell>
          <table:table-cell office:value-type="float" office:value="165600448" calcext:value-type="float">
            <text:p>165600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4888" calcext:value-type="float">
            <text:p>21384888</text:p>
          </table:table-cell>
          <table:table-cell office:value-type="float" office:value="154114064" calcext:value-type="float">
            <text:p>154114064</text:p>
          </table:table-cell>
          <table:table-cell office:value-type="float" office:value="79139512" calcext:value-type="float">
            <text:p>79139512</text:p>
          </table:table-cell>
          <table:table-cell office:value-type="float" office:value="66474944" calcext:value-type="float">
            <text:p>66474944</text:p>
          </table:table-cell>
          <table:table-cell office:value-type="float" office:value="45688136" calcext:value-type="float">
            <text:p>45688136</text:p>
          </table:table-cell>
          <table:table-cell office:value-type="float" office:value="77077192" calcext:value-type="float">
            <text:p>77077192</text:p>
          </table:table-cell>
          <table:table-cell office:value-type="float" office:value="442606736" calcext:value-type="float">
            <text:p>442606736</text:p>
          </table:table-cell>
          <table:table-cell office:value-type="float" office:value="232454288" calcext:value-type="float">
            <text:p>232454288</text:p>
          </table:table-cell>
          <table:table-cell office:value-type="float" office:value="216176984" calcext:value-type="float">
            <text:p>216176984</text:p>
          </table:table-cell>
          <table:table-cell office:value-type="float" office:value="166170048" calcext:value-type="float">
            <text:p>166170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6208" calcext:value-type="float">
            <text:p>21386208</text:p>
          </table:table-cell>
          <table:table-cell office:value-type="float" office:value="154117152" calcext:value-type="float">
            <text:p>154117152</text:p>
          </table:table-cell>
          <table:table-cell office:value-type="float" office:value="79139664" calcext:value-type="float">
            <text:p>79139664</text:p>
          </table:table-cell>
          <table:table-cell office:value-type="float" office:value="66475376" calcext:value-type="float">
            <text:p>66475376</text:p>
          </table:table-cell>
          <table:table-cell office:value-type="float" office:value="45688416" calcext:value-type="float">
            <text:p>45688416</text:p>
          </table:table-cell>
          <table:table-cell office:value-type="float" office:value="77077816" calcext:value-type="float">
            <text:p>77077816</text:p>
          </table:table-cell>
          <table:table-cell office:value-type="float" office:value="442883080" calcext:value-type="float">
            <text:p>442883080</text:p>
          </table:table-cell>
          <table:table-cell office:value-type="float" office:value="232465472" calcext:value-type="float">
            <text:p>232465472</text:p>
          </table:table-cell>
          <table:table-cell office:value-type="float" office:value="216315128" calcext:value-type="float">
            <text:p>216315128</text:p>
          </table:table-cell>
          <table:table-cell office:value-type="float" office:value="166383384" calcext:value-type="float">
            <text:p>166383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7496" calcext:value-type="float">
            <text:p>21387496</text:p>
          </table:table-cell>
          <table:table-cell office:value-type="float" office:value="154119464" calcext:value-type="float">
            <text:p>154119464</text:p>
          </table:table-cell>
          <table:table-cell office:value-type="float" office:value="79139984" calcext:value-type="float">
            <text:p>79139984</text:p>
          </table:table-cell>
          <table:table-cell office:value-type="float" office:value="66475640" calcext:value-type="float">
            <text:p>66475640</text:p>
          </table:table-cell>
          <table:table-cell office:value-type="float" office:value="45688840" calcext:value-type="float">
            <text:p>45688840</text:p>
          </table:table-cell>
          <table:table-cell office:value-type="float" office:value="77078904" calcext:value-type="float">
            <text:p>77078904</text:p>
          </table:table-cell>
          <table:table-cell office:value-type="float" office:value="442886568" calcext:value-type="float">
            <text:p>442886568</text:p>
          </table:table-cell>
          <table:table-cell office:value-type="float" office:value="232957976" calcext:value-type="float">
            <text:p>232957976</text:p>
          </table:table-cell>
          <table:table-cell office:value-type="float" office:value="216343952" calcext:value-type="float">
            <text:p>216343952</text:p>
          </table:table-cell>
          <table:table-cell office:value-type="float" office:value="166427936" calcext:value-type="float">
            <text:p>166427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8264" calcext:value-type="float">
            <text:p>21388264</text:p>
          </table:table-cell>
          <table:table-cell office:value-type="float" office:value="154122664" calcext:value-type="float">
            <text:p>154122664</text:p>
          </table:table-cell>
          <table:table-cell office:value-type="float" office:value="79145096" calcext:value-type="float">
            <text:p>79145096</text:p>
          </table:table-cell>
          <table:table-cell office:value-type="float" office:value="66480552" calcext:value-type="float">
            <text:p>66480552</text:p>
          </table:table-cell>
          <table:table-cell office:value-type="float" office:value="45689288" calcext:value-type="float">
            <text:p>45689288</text:p>
          </table:table-cell>
          <table:table-cell office:value-type="float" office:value="77081424" calcext:value-type="float">
            <text:p>77081424</text:p>
          </table:table-cell>
          <table:table-cell office:value-type="float" office:value="443247552" calcext:value-type="float">
            <text:p>443247552</text:p>
          </table:table-cell>
          <table:table-cell office:value-type="float" office:value="233146360" calcext:value-type="float">
            <text:p>233146360</text:p>
          </table:table-cell>
          <table:table-cell office:value-type="float" office:value="216358080" calcext:value-type="float">
            <text:p>216358080</text:p>
          </table:table-cell>
          <table:table-cell office:value-type="float" office:value="166444776" calcext:value-type="float">
            <text:p>166444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8736" calcext:value-type="float">
            <text:p>21388736</text:p>
          </table:table-cell>
          <table:table-cell office:value-type="float" office:value="154133008" calcext:value-type="float">
            <text:p>154133008</text:p>
          </table:table-cell>
          <table:table-cell office:value-type="float" office:value="79145568" calcext:value-type="float">
            <text:p>79145568</text:p>
          </table:table-cell>
          <table:table-cell office:value-type="float" office:value="66482416" calcext:value-type="float">
            <text:p>66482416</text:p>
          </table:table-cell>
          <table:table-cell office:value-type="float" office:value="45689992" calcext:value-type="float">
            <text:p>45689992</text:p>
          </table:table-cell>
          <table:table-cell office:value-type="float" office:value="77082888" calcext:value-type="float">
            <text:p>77082888</text:p>
          </table:table-cell>
          <table:table-cell office:value-type="float" office:value="443266336" calcext:value-type="float">
            <text:p>443266336</text:p>
          </table:table-cell>
          <table:table-cell office:value-type="float" office:value="234135208" calcext:value-type="float">
            <text:p>234135208</text:p>
          </table:table-cell>
          <table:table-cell office:value-type="float" office:value="216425120" calcext:value-type="float">
            <text:p>216425120</text:p>
          </table:table-cell>
          <table:table-cell office:value-type="float" office:value="166475736" calcext:value-type="float">
            <text:p>166475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9072" calcext:value-type="float">
            <text:p>21389072</text:p>
          </table:table-cell>
          <table:table-cell office:value-type="float" office:value="154142936" calcext:value-type="float">
            <text:p>154142936</text:p>
          </table:table-cell>
          <table:table-cell office:value-type="float" office:value="79146248" calcext:value-type="float">
            <text:p>79146248</text:p>
          </table:table-cell>
          <table:table-cell office:value-type="float" office:value="66485112" calcext:value-type="float">
            <text:p>66485112</text:p>
          </table:table-cell>
          <table:table-cell office:value-type="float" office:value="45691120" calcext:value-type="float">
            <text:p>45691120</text:p>
          </table:table-cell>
          <table:table-cell office:value-type="float" office:value="77083008" calcext:value-type="float">
            <text:p>77083008</text:p>
          </table:table-cell>
          <table:table-cell office:value-type="float" office:value="443507960" calcext:value-type="float">
            <text:p>443507960</text:p>
          </table:table-cell>
          <table:table-cell office:value-type="float" office:value="234175880" calcext:value-type="float">
            <text:p>234175880</text:p>
          </table:table-cell>
          <table:table-cell office:value-type="float" office:value="216474224" calcext:value-type="float">
            <text:p>216474224</text:p>
          </table:table-cell>
          <table:table-cell office:value-type="float" office:value="166485792" calcext:value-type="float">
            <text:p>166485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9256" calcext:value-type="float">
            <text:p>21389256</text:p>
          </table:table-cell>
          <table:table-cell office:value-type="float" office:value="154155936" calcext:value-type="float">
            <text:p>154155936</text:p>
          </table:table-cell>
          <table:table-cell office:value-type="float" office:value="79146600" calcext:value-type="float">
            <text:p>79146600</text:p>
          </table:table-cell>
          <table:table-cell office:value-type="float" office:value="66485936" calcext:value-type="float">
            <text:p>66485936</text:p>
          </table:table-cell>
          <table:table-cell office:value-type="float" office:value="45691712" calcext:value-type="float">
            <text:p>45691712</text:p>
          </table:table-cell>
          <table:table-cell office:value-type="float" office:value="77084608" calcext:value-type="float">
            <text:p>77084608</text:p>
          </table:table-cell>
          <table:table-cell office:value-type="float" office:value="444589560" calcext:value-type="float">
            <text:p>444589560</text:p>
          </table:table-cell>
          <table:table-cell office:value-type="float" office:value="234408320" calcext:value-type="float">
            <text:p>234408320</text:p>
          </table:table-cell>
          <table:table-cell office:value-type="float" office:value="216491488" calcext:value-type="float">
            <text:p>216491488</text:p>
          </table:table-cell>
          <table:table-cell office:value-type="float" office:value="166489080" calcext:value-type="float">
            <text:p>1664890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9608" calcext:value-type="float">
            <text:p>21389608</text:p>
          </table:table-cell>
          <table:table-cell office:value-type="float" office:value="154157088" calcext:value-type="float">
            <text:p>154157088</text:p>
          </table:table-cell>
          <table:table-cell office:value-type="float" office:value="79147736" calcext:value-type="float">
            <text:p>79147736</text:p>
          </table:table-cell>
          <table:table-cell office:value-type="float" office:value="66486120" calcext:value-type="float">
            <text:p>66486120</text:p>
          </table:table-cell>
          <table:table-cell office:value-type="float" office:value="45692008" calcext:value-type="float">
            <text:p>45692008</text:p>
          </table:table-cell>
          <table:table-cell office:value-type="float" office:value="77086128" calcext:value-type="float">
            <text:p>77086128</text:p>
          </table:table-cell>
          <table:table-cell office:value-type="float" office:value="444635496" calcext:value-type="float">
            <text:p>444635496</text:p>
          </table:table-cell>
          <table:table-cell office:value-type="float" office:value="234645392" calcext:value-type="float">
            <text:p>234645392</text:p>
          </table:table-cell>
          <table:table-cell office:value-type="float" office:value="216507208" calcext:value-type="float">
            <text:p>216507208</text:p>
          </table:table-cell>
          <table:table-cell office:value-type="float" office:value="166491808" calcext:value-type="float">
            <text:p>166491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9768" calcext:value-type="float">
            <text:p>21389768</text:p>
          </table:table-cell>
          <table:table-cell office:value-type="float" office:value="154188160" calcext:value-type="float">
            <text:p>154188160</text:p>
          </table:table-cell>
          <table:table-cell office:value-type="float" office:value="79148824" calcext:value-type="float">
            <text:p>79148824</text:p>
          </table:table-cell>
          <table:table-cell office:value-type="float" office:value="66489152" calcext:value-type="float">
            <text:p>66489152</text:p>
          </table:table-cell>
          <table:table-cell office:value-type="float" office:value="45692248" calcext:value-type="float">
            <text:p>45692248</text:p>
          </table:table-cell>
          <table:table-cell office:value-type="float" office:value="77086176" calcext:value-type="float">
            <text:p>77086176</text:p>
          </table:table-cell>
          <table:table-cell office:value-type="float" office:value="444913800" calcext:value-type="float">
            <text:p>444913800</text:p>
          </table:table-cell>
          <table:table-cell office:value-type="float" office:value="235202392" calcext:value-type="float">
            <text:p>235202392</text:p>
          </table:table-cell>
          <table:table-cell office:value-type="float" office:value="216508904" calcext:value-type="float">
            <text:p>216508904</text:p>
          </table:table-cell>
          <table:table-cell office:value-type="float" office:value="166509040" calcext:value-type="float">
            <text:p>1665090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91184" calcext:value-type="float">
            <text:p>21391184</text:p>
          </table:table-cell>
          <table:table-cell office:value-type="float" office:value="154198528" calcext:value-type="float">
            <text:p>154198528</text:p>
          </table:table-cell>
          <table:table-cell office:value-type="float" office:value="79149496" calcext:value-type="float">
            <text:p>79149496</text:p>
          </table:table-cell>
          <table:table-cell office:value-type="float" office:value="66489192" calcext:value-type="float">
            <text:p>66489192</text:p>
          </table:table-cell>
          <table:table-cell office:value-type="float" office:value="45692264" calcext:value-type="float">
            <text:p>45692264</text:p>
          </table:table-cell>
          <table:table-cell office:value-type="float" office:value="77087896" calcext:value-type="float">
            <text:p>77087896</text:p>
          </table:table-cell>
          <table:table-cell office:value-type="float" office:value="445290464" calcext:value-type="float">
            <text:p>445290464</text:p>
          </table:table-cell>
          <table:table-cell office:value-type="float" office:value="236153368" calcext:value-type="float">
            <text:p>236153368</text:p>
          </table:table-cell>
          <table:table-cell office:value-type="float" office:value="216592128" calcext:value-type="float">
            <text:p>216592128</text:p>
          </table:table-cell>
          <table:table-cell office:value-type="float" office:value="166518568" calcext:value-type="float">
            <text:p>166518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91488" calcext:value-type="float">
            <text:p>21391488</text:p>
          </table:table-cell>
          <table:table-cell office:value-type="float" office:value="154201056" calcext:value-type="float">
            <text:p>154201056</text:p>
          </table:table-cell>
          <table:table-cell office:value-type="float" office:value="79150320" calcext:value-type="float">
            <text:p>79150320</text:p>
          </table:table-cell>
          <table:table-cell office:value-type="float" office:value="66489704" calcext:value-type="float">
            <text:p>66489704</text:p>
          </table:table-cell>
          <table:table-cell office:value-type="float" office:value="45692728" calcext:value-type="float">
            <text:p>45692728</text:p>
          </table:table-cell>
          <table:table-cell office:value-type="float" office:value="77089760" calcext:value-type="float">
            <text:p>77089760</text:p>
          </table:table-cell>
          <table:table-cell office:value-type="float" office:value="445400944" calcext:value-type="float">
            <text:p>445400944</text:p>
          </table:table-cell>
          <table:table-cell office:value-type="float" office:value="236277552" calcext:value-type="float">
            <text:p>236277552</text:p>
          </table:table-cell>
          <table:table-cell office:value-type="float" office:value="216603064" calcext:value-type="float">
            <text:p>216603064</text:p>
          </table:table-cell>
          <table:table-cell office:value-type="float" office:value="166518992" calcext:value-type="float">
            <text:p>166518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91592" calcext:value-type="float">
            <text:p>21391592</text:p>
          </table:table-cell>
          <table:table-cell office:value-type="float" office:value="154217480" calcext:value-type="float">
            <text:p>154217480</text:p>
          </table:table-cell>
          <table:table-cell office:value-type="float" office:value="79152160" calcext:value-type="float">
            <text:p>79152160</text:p>
          </table:table-cell>
          <table:table-cell office:value-type="float" office:value="66493552" calcext:value-type="float">
            <text:p>66493552</text:p>
          </table:table-cell>
          <table:table-cell office:value-type="float" office:value="45693056" calcext:value-type="float">
            <text:p>45693056</text:p>
          </table:table-cell>
          <table:table-cell office:value-type="float" office:value="77091120" calcext:value-type="float">
            <text:p>77091120</text:p>
          </table:table-cell>
          <table:table-cell office:value-type="float" office:value="445401992" calcext:value-type="float">
            <text:p>445401992</text:p>
          </table:table-cell>
          <table:table-cell office:value-type="float" office:value="236594720" calcext:value-type="float">
            <text:p>236594720</text:p>
          </table:table-cell>
          <table:table-cell office:value-type="float" office:value="216671488" calcext:value-type="float">
            <text:p>216671488</text:p>
          </table:table-cell>
          <table:table-cell office:value-type="float" office:value="166520600" calcext:value-type="float">
            <text:p>1665206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92016" calcext:value-type="float">
            <text:p>21392016</text:p>
          </table:table-cell>
          <table:table-cell office:value-type="float" office:value="154220448" calcext:value-type="float">
            <text:p>154220448</text:p>
          </table:table-cell>
          <table:table-cell office:value-type="float" office:value="79154232" calcext:value-type="float">
            <text:p>79154232</text:p>
          </table:table-cell>
          <table:table-cell office:value-type="float" office:value="66498496" calcext:value-type="float">
            <text:p>66498496</text:p>
          </table:table-cell>
          <table:table-cell office:value-type="float" office:value="45694264" calcext:value-type="float">
            <text:p>45694264</text:p>
          </table:table-cell>
          <table:table-cell office:value-type="float" office:value="77093104" calcext:value-type="float">
            <text:p>77093104</text:p>
          </table:table-cell>
          <table:table-cell office:value-type="float" office:value="445494312" calcext:value-type="float">
            <text:p>445494312</text:p>
          </table:table-cell>
          <table:table-cell office:value-type="float" office:value="236695736" calcext:value-type="float">
            <text:p>236695736</text:p>
          </table:table-cell>
          <table:table-cell office:value-type="float" office:value="216699744" calcext:value-type="float">
            <text:p>216699744</text:p>
          </table:table-cell>
          <table:table-cell office:value-type="float" office:value="166526000" calcext:value-type="float">
            <text:p>166526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93040" calcext:value-type="float">
            <text:p>21393040</text:p>
          </table:table-cell>
          <table:table-cell office:value-type="float" office:value="154223504" calcext:value-type="float">
            <text:p>154223504</text:p>
          </table:table-cell>
          <table:table-cell office:value-type="float" office:value="79155752" calcext:value-type="float">
            <text:p>79155752</text:p>
          </table:table-cell>
          <table:table-cell office:value-type="float" office:value="66500392" calcext:value-type="float">
            <text:p>66500392</text:p>
          </table:table-cell>
          <table:table-cell office:value-type="float" office:value="45694424" calcext:value-type="float">
            <text:p>45694424</text:p>
          </table:table-cell>
          <table:table-cell office:value-type="float" office:value="77094960" calcext:value-type="float">
            <text:p>77094960</text:p>
          </table:table-cell>
          <table:table-cell office:value-type="float" office:value="445534760" calcext:value-type="float">
            <text:p>445534760</text:p>
          </table:table-cell>
          <table:table-cell office:value-type="float" office:value="236724368" calcext:value-type="float">
            <text:p>236724368</text:p>
          </table:table-cell>
          <table:table-cell office:value-type="float" office:value="216744456" calcext:value-type="float">
            <text:p>216744456</text:p>
          </table:table-cell>
          <table:table-cell office:value-type="float" office:value="166529552" calcext:value-type="float">
            <text:p>166529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93392" calcext:value-type="float">
            <text:p>21393392</text:p>
          </table:table-cell>
          <table:table-cell office:value-type="float" office:value="154232520" calcext:value-type="float">
            <text:p>154232520</text:p>
          </table:table-cell>
          <table:table-cell office:value-type="float" office:value="79157400" calcext:value-type="float">
            <text:p>79157400</text:p>
          </table:table-cell>
          <table:table-cell office:value-type="float" office:value="66500968" calcext:value-type="float">
            <text:p>66500968</text:p>
          </table:table-cell>
          <table:table-cell office:value-type="float" office:value="45695624" calcext:value-type="float">
            <text:p>45695624</text:p>
          </table:table-cell>
          <table:table-cell office:value-type="float" office:value="77094984" calcext:value-type="float">
            <text:p>77094984</text:p>
          </table:table-cell>
          <table:table-cell office:value-type="float" office:value="445606264" calcext:value-type="float">
            <text:p>445606264</text:p>
          </table:table-cell>
          <table:table-cell office:value-type="float" office:value="236727128" calcext:value-type="float">
            <text:p>236727128</text:p>
          </table:table-cell>
          <table:table-cell office:value-type="float" office:value="216796560" calcext:value-type="float">
            <text:p>216796560</text:p>
          </table:table-cell>
          <table:table-cell office:value-type="float" office:value="166529824" calcext:value-type="float">
            <text:p>166529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95800" calcext:value-type="float">
            <text:p>21395800</text:p>
          </table:table-cell>
          <table:table-cell office:value-type="float" office:value="154238056" calcext:value-type="float">
            <text:p>154238056</text:p>
          </table:table-cell>
          <table:table-cell office:value-type="float" office:value="79157816" calcext:value-type="float">
            <text:p>79157816</text:p>
          </table:table-cell>
          <table:table-cell office:value-type="float" office:value="66501456" calcext:value-type="float">
            <text:p>66501456</text:p>
          </table:table-cell>
          <table:table-cell office:value-type="float" office:value="45697960" calcext:value-type="float">
            <text:p>45697960</text:p>
          </table:table-cell>
          <table:table-cell office:value-type="float" office:value="77095856" calcext:value-type="float">
            <text:p>77095856</text:p>
          </table:table-cell>
          <table:table-cell office:value-type="float" office:value="445606976" calcext:value-type="float">
            <text:p>445606976</text:p>
          </table:table-cell>
          <table:table-cell office:value-type="float" office:value="236734584" calcext:value-type="float">
            <text:p>236734584</text:p>
          </table:table-cell>
          <table:table-cell office:value-type="float" office:value="216904424" calcext:value-type="float">
            <text:p>216904424</text:p>
          </table:table-cell>
          <table:table-cell office:value-type="float" office:value="166539632" calcext:value-type="float">
            <text:p>166539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96648" calcext:value-type="float">
            <text:p>21396648</text:p>
          </table:table-cell>
          <table:table-cell office:value-type="float" office:value="154240080" calcext:value-type="float">
            <text:p>154240080</text:p>
          </table:table-cell>
          <table:table-cell office:value-type="float" office:value="79158552" calcext:value-type="float">
            <text:p>79158552</text:p>
          </table:table-cell>
          <table:table-cell office:value-type="float" office:value="66501904" calcext:value-type="float">
            <text:p>66501904</text:p>
          </table:table-cell>
          <table:table-cell office:value-type="float" office:value="45698288" calcext:value-type="float">
            <text:p>45698288</text:p>
          </table:table-cell>
          <table:table-cell office:value-type="float" office:value="77097240" calcext:value-type="float">
            <text:p>77097240</text:p>
          </table:table-cell>
          <table:table-cell office:value-type="float" office:value="445645792" calcext:value-type="float">
            <text:p>445645792</text:p>
          </table:table-cell>
          <table:table-cell office:value-type="float" office:value="236741432" calcext:value-type="float">
            <text:p>236741432</text:p>
          </table:table-cell>
          <table:table-cell office:value-type="float" office:value="217010168" calcext:value-type="float">
            <text:p>217010168</text:p>
          </table:table-cell>
          <table:table-cell office:value-type="float" office:value="166543288" calcext:value-type="float">
            <text:p>166543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96816" calcext:value-type="float">
            <text:p>21396816</text:p>
          </table:table-cell>
          <table:table-cell office:value-type="float" office:value="154250192" calcext:value-type="float">
            <text:p>154250192</text:p>
          </table:table-cell>
          <table:table-cell office:value-type="float" office:value="79159656" calcext:value-type="float">
            <text:p>79159656</text:p>
          </table:table-cell>
          <table:table-cell office:value-type="float" office:value="66502664" calcext:value-type="float">
            <text:p>66502664</text:p>
          </table:table-cell>
          <table:table-cell office:value-type="float" office:value="45698320" calcext:value-type="float">
            <text:p>45698320</text:p>
          </table:table-cell>
          <table:table-cell office:value-type="float" office:value="77098112" calcext:value-type="float">
            <text:p>77098112</text:p>
          </table:table-cell>
          <table:table-cell office:value-type="float" office:value="445646368" calcext:value-type="float">
            <text:p>445646368</text:p>
          </table:table-cell>
          <table:table-cell office:value-type="float" office:value="236746696" calcext:value-type="float">
            <text:p>236746696</text:p>
          </table:table-cell>
          <table:table-cell office:value-type="float" office:value="217037648" calcext:value-type="float">
            <text:p>217037648</text:p>
          </table:table-cell>
          <table:table-cell office:value-type="float" office:value="166546376" calcext:value-type="float">
            <text:p>166546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96976" calcext:value-type="float">
            <text:p>21396976</text:p>
          </table:table-cell>
          <table:table-cell office:value-type="float" office:value="154258240" calcext:value-type="float">
            <text:p>154258240</text:p>
          </table:table-cell>
          <table:table-cell office:value-type="float" office:value="79159864" calcext:value-type="float">
            <text:p>79159864</text:p>
          </table:table-cell>
          <table:table-cell office:value-type="float" office:value="66504424" calcext:value-type="float">
            <text:p>66504424</text:p>
          </table:table-cell>
          <table:table-cell office:value-type="float" office:value="45703720" calcext:value-type="float">
            <text:p>45703720</text:p>
          </table:table-cell>
          <table:table-cell office:value-type="float" office:value="77099304" calcext:value-type="float">
            <text:p>77099304</text:p>
          </table:table-cell>
          <table:table-cell office:value-type="float" office:value="445717880" calcext:value-type="float">
            <text:p>445717880</text:p>
          </table:table-cell>
          <table:table-cell office:value-type="float" office:value="236753152" calcext:value-type="float">
            <text:p>236753152</text:p>
          </table:table-cell>
          <table:table-cell office:value-type="float" office:value="217090344" calcext:value-type="float">
            <text:p>217090344</text:p>
          </table:table-cell>
          <table:table-cell office:value-type="float" office:value="166563152" calcext:value-type="float">
            <text:p>166563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98328" calcext:value-type="float">
            <text:p>21398328</text:p>
          </table:table-cell>
          <table:table-cell office:value-type="float" office:value="154264480" calcext:value-type="float">
            <text:p>154264480</text:p>
          </table:table-cell>
          <table:table-cell office:value-type="float" office:value="79161696" calcext:value-type="float">
            <text:p>79161696</text:p>
          </table:table-cell>
          <table:table-cell office:value-type="float" office:value="66505480" calcext:value-type="float">
            <text:p>66505480</text:p>
          </table:table-cell>
          <table:table-cell office:value-type="float" office:value="45704528" calcext:value-type="float">
            <text:p>45704528</text:p>
          </table:table-cell>
          <table:table-cell office:value-type="float" office:value="77102456" calcext:value-type="float">
            <text:p>77102456</text:p>
          </table:table-cell>
          <table:table-cell office:value-type="float" office:value="445725248" calcext:value-type="float">
            <text:p>445725248</text:p>
          </table:table-cell>
          <table:table-cell office:value-type="float" office:value="236762728" calcext:value-type="float">
            <text:p>236762728</text:p>
          </table:table-cell>
          <table:table-cell office:value-type="float" office:value="217130936" calcext:value-type="float">
            <text:p>217130936</text:p>
          </table:table-cell>
          <table:table-cell office:value-type="float" office:value="166564440" calcext:value-type="float">
            <text:p>1665644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98512" calcext:value-type="float">
            <text:p>21398512</text:p>
          </table:table-cell>
          <table:table-cell office:value-type="float" office:value="154272696" calcext:value-type="float">
            <text:p>154272696</text:p>
          </table:table-cell>
          <table:table-cell office:value-type="float" office:value="79162024" calcext:value-type="float">
            <text:p>79162024</text:p>
          </table:table-cell>
          <table:table-cell office:value-type="float" office:value="66506720" calcext:value-type="float">
            <text:p>66506720</text:p>
          </table:table-cell>
          <table:table-cell office:value-type="float" office:value="45705032" calcext:value-type="float">
            <text:p>45705032</text:p>
          </table:table-cell>
          <table:table-cell office:value-type="float" office:value="77113400" calcext:value-type="float">
            <text:p>77113400</text:p>
          </table:table-cell>
          <table:table-cell office:value-type="float" office:value="445765024" calcext:value-type="float">
            <text:p>445765024</text:p>
          </table:table-cell>
          <table:table-cell office:value-type="float" office:value="236767992" calcext:value-type="float">
            <text:p>236767992</text:p>
          </table:table-cell>
          <table:table-cell office:value-type="float" office:value="217134936" calcext:value-type="float">
            <text:p>217134936</text:p>
          </table:table-cell>
          <table:table-cell office:value-type="float" office:value="166619984" calcext:value-type="float">
            <text:p>1666199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98672" calcext:value-type="float">
            <text:p>21398672</text:p>
          </table:table-cell>
          <table:table-cell office:value-type="float" office:value="154279504" calcext:value-type="float">
            <text:p>154279504</text:p>
          </table:table-cell>
          <table:table-cell office:value-type="float" office:value="79162928" calcext:value-type="float">
            <text:p>79162928</text:p>
          </table:table-cell>
          <table:table-cell office:value-type="float" office:value="66507720" calcext:value-type="float">
            <text:p>66507720</text:p>
          </table:table-cell>
          <table:table-cell office:value-type="float" office:value="45705264" calcext:value-type="float">
            <text:p>45705264</text:p>
          </table:table-cell>
          <table:table-cell office:value-type="float" office:value="77117320" calcext:value-type="float">
            <text:p>77117320</text:p>
          </table:table-cell>
          <table:table-cell office:value-type="float" office:value="445839232" calcext:value-type="float">
            <text:p>445839232</text:p>
          </table:table-cell>
          <table:table-cell office:value-type="float" office:value="236778048" calcext:value-type="float">
            <text:p>236778048</text:p>
          </table:table-cell>
          <table:table-cell office:value-type="float" office:value="217150616" calcext:value-type="float">
            <text:p>217150616</text:p>
          </table:table-cell>
          <table:table-cell office:value-type="float" office:value="166623184" calcext:value-type="float">
            <text:p>166623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98952" calcext:value-type="float">
            <text:p>21398952</text:p>
          </table:table-cell>
          <table:table-cell office:value-type="float" office:value="154280312" calcext:value-type="float">
            <text:p>154280312</text:p>
          </table:table-cell>
          <table:table-cell office:value-type="float" office:value="79164056" calcext:value-type="float">
            <text:p>79164056</text:p>
          </table:table-cell>
          <table:table-cell office:value-type="float" office:value="66508008" calcext:value-type="float">
            <text:p>66508008</text:p>
          </table:table-cell>
          <table:table-cell office:value-type="float" office:value="45705688" calcext:value-type="float">
            <text:p>45705688</text:p>
          </table:table-cell>
          <table:table-cell office:value-type="float" office:value="77133992" calcext:value-type="float">
            <text:p>77133992</text:p>
          </table:table-cell>
          <table:table-cell office:value-type="float" office:value="446029904" calcext:value-type="float">
            <text:p>446029904</text:p>
          </table:table-cell>
          <table:table-cell office:value-type="float" office:value="236783616" calcext:value-type="float">
            <text:p>236783616</text:p>
          </table:table-cell>
          <table:table-cell office:value-type="float" office:value="217151792" calcext:value-type="float">
            <text:p>217151792</text:p>
          </table:table-cell>
          <table:table-cell office:value-type="float" office:value="166655208" calcext:value-type="float">
            <text:p>166655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02056" calcext:value-type="float">
            <text:p>21402056</text:p>
          </table:table-cell>
          <table:table-cell office:value-type="float" office:value="154286320" calcext:value-type="float">
            <text:p>154286320</text:p>
          </table:table-cell>
          <table:table-cell office:value-type="float" office:value="79166192" calcext:value-type="float">
            <text:p>79166192</text:p>
          </table:table-cell>
          <table:table-cell office:value-type="float" office:value="66510184" calcext:value-type="float">
            <text:p>66510184</text:p>
          </table:table-cell>
          <table:table-cell office:value-type="float" office:value="45706936" calcext:value-type="float">
            <text:p>45706936</text:p>
          </table:table-cell>
          <table:table-cell office:value-type="float" office:value="77136936" calcext:value-type="float">
            <text:p>77136936</text:p>
          </table:table-cell>
          <table:table-cell office:value-type="float" office:value="446060328" calcext:value-type="float">
            <text:p>446060328</text:p>
          </table:table-cell>
          <table:table-cell office:value-type="float" office:value="236785712" calcext:value-type="float">
            <text:p>236785712</text:p>
          </table:table-cell>
          <table:table-cell office:value-type="float" office:value="217181272" calcext:value-type="float">
            <text:p>217181272</text:p>
          </table:table-cell>
          <table:table-cell office:value-type="float" office:value="166658200" calcext:value-type="float">
            <text:p>1666582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03056" calcext:value-type="float">
            <text:p>21403056</text:p>
          </table:table-cell>
          <table:table-cell office:value-type="float" office:value="154288992" calcext:value-type="float">
            <text:p>154288992</text:p>
          </table:table-cell>
          <table:table-cell office:value-type="float" office:value="79166976" calcext:value-type="float">
            <text:p>79166976</text:p>
          </table:table-cell>
          <table:table-cell office:value-type="float" office:value="66512656" calcext:value-type="float">
            <text:p>66512656</text:p>
          </table:table-cell>
          <table:table-cell office:value-type="float" office:value="45707744" calcext:value-type="float">
            <text:p>45707744</text:p>
          </table:table-cell>
          <table:table-cell office:value-type="float" office:value="77141432" calcext:value-type="float">
            <text:p>77141432</text:p>
          </table:table-cell>
          <table:table-cell office:value-type="float" office:value="446079520" calcext:value-type="float">
            <text:p>446079520</text:p>
          </table:table-cell>
          <table:table-cell office:value-type="float" office:value="236789240" calcext:value-type="float">
            <text:p>236789240</text:p>
          </table:table-cell>
          <table:table-cell office:value-type="float" office:value="217193296" calcext:value-type="float">
            <text:p>217193296</text:p>
          </table:table-cell>
          <table:table-cell office:value-type="float" office:value="166674552" calcext:value-type="float">
            <text:p>166674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04560" calcext:value-type="float">
            <text:p>21404560</text:p>
          </table:table-cell>
          <table:table-cell office:value-type="float" office:value="154290360" calcext:value-type="float">
            <text:p>154290360</text:p>
          </table:table-cell>
          <table:table-cell office:value-type="float" office:value="79167248" calcext:value-type="float">
            <text:p>79167248</text:p>
          </table:table-cell>
          <table:table-cell office:value-type="float" office:value="66514864" calcext:value-type="float">
            <text:p>66514864</text:p>
          </table:table-cell>
          <table:table-cell office:value-type="float" office:value="45707840" calcext:value-type="float">
            <text:p>45707840</text:p>
          </table:table-cell>
          <table:table-cell office:value-type="float" office:value="77144016" calcext:value-type="float">
            <text:p>77144016</text:p>
          </table:table-cell>
          <table:table-cell office:value-type="float" office:value="446210936" calcext:value-type="float">
            <text:p>446210936</text:p>
          </table:table-cell>
          <table:table-cell office:value-type="float" office:value="236821640" calcext:value-type="float">
            <text:p>236821640</text:p>
          </table:table-cell>
          <table:table-cell office:value-type="float" office:value="217206072" calcext:value-type="float">
            <text:p>217206072</text:p>
          </table:table-cell>
          <table:table-cell office:value-type="float" office:value="166711832" calcext:value-type="float">
            <text:p>166711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05096" calcext:value-type="float">
            <text:p>21405096</text:p>
          </table:table-cell>
          <table:table-cell office:value-type="float" office:value="154299144" calcext:value-type="float">
            <text:p>154299144</text:p>
          </table:table-cell>
          <table:table-cell office:value-type="float" office:value="79170776" calcext:value-type="float">
            <text:p>79170776</text:p>
          </table:table-cell>
          <table:table-cell office:value-type="float" office:value="66515856" calcext:value-type="float">
            <text:p>66515856</text:p>
          </table:table-cell>
          <table:table-cell office:value-type="float" office:value="45708680" calcext:value-type="float">
            <text:p>45708680</text:p>
          </table:table-cell>
          <table:table-cell office:value-type="float" office:value="77158680" calcext:value-type="float">
            <text:p>77158680</text:p>
          </table:table-cell>
          <table:table-cell office:value-type="float" office:value="446287984" calcext:value-type="float">
            <text:p>446287984</text:p>
          </table:table-cell>
          <table:table-cell office:value-type="float" office:value="236825360" calcext:value-type="float">
            <text:p>236825360</text:p>
          </table:table-cell>
          <table:table-cell office:value-type="float" office:value="217206768" calcext:value-type="float">
            <text:p>217206768</text:p>
          </table:table-cell>
          <table:table-cell office:value-type="float" office:value="166727904" calcext:value-type="float">
            <text:p>166727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07184" calcext:value-type="float">
            <text:p>21407184</text:p>
          </table:table-cell>
          <table:table-cell office:value-type="float" office:value="154314240" calcext:value-type="float">
            <text:p>154314240</text:p>
          </table:table-cell>
          <table:table-cell office:value-type="float" office:value="79171192" calcext:value-type="float">
            <text:p>79171192</text:p>
          </table:table-cell>
          <table:table-cell office:value-type="float" office:value="66521960" calcext:value-type="float">
            <text:p>66521960</text:p>
          </table:table-cell>
          <table:table-cell office:value-type="float" office:value="45708904" calcext:value-type="float">
            <text:p>45708904</text:p>
          </table:table-cell>
          <table:table-cell office:value-type="float" office:value="77175040" calcext:value-type="float">
            <text:p>77175040</text:p>
          </table:table-cell>
          <table:table-cell office:value-type="float" office:value="446520560" calcext:value-type="float">
            <text:p>446520560</text:p>
          </table:table-cell>
          <table:table-cell office:value-type="float" office:value="236843232" calcext:value-type="float">
            <text:p>236843232</text:p>
          </table:table-cell>
          <table:table-cell office:value-type="float" office:value="217348464" calcext:value-type="float">
            <text:p>217348464</text:p>
          </table:table-cell>
          <table:table-cell office:value-type="float" office:value="166734792" calcext:value-type="float">
            <text:p>166734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07872" calcext:value-type="float">
            <text:p>21407872</text:p>
          </table:table-cell>
          <table:table-cell office:value-type="float" office:value="154315576" calcext:value-type="float">
            <text:p>154315576</text:p>
          </table:table-cell>
          <table:table-cell office:value-type="float" office:value="79178688" calcext:value-type="float">
            <text:p>79178688</text:p>
          </table:table-cell>
          <table:table-cell office:value-type="float" office:value="66523648" calcext:value-type="float">
            <text:p>66523648</text:p>
          </table:table-cell>
          <table:table-cell office:value-type="float" office:value="45709200" calcext:value-type="float">
            <text:p>45709200</text:p>
          </table:table-cell>
          <table:table-cell office:value-type="float" office:value="77181240" calcext:value-type="float">
            <text:p>77181240</text:p>
          </table:table-cell>
          <table:table-cell office:value-type="float" office:value="446581016" calcext:value-type="float">
            <text:p>446581016</text:p>
          </table:table-cell>
          <table:table-cell office:value-type="float" office:value="236853416" calcext:value-type="float">
            <text:p>236853416</text:p>
          </table:table-cell>
          <table:table-cell office:value-type="float" office:value="217355640" calcext:value-type="float">
            <text:p>217355640</text:p>
          </table:table-cell>
          <table:table-cell office:value-type="float" office:value="166900976" calcext:value-type="float">
            <text:p>166900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08016" calcext:value-type="float">
            <text:p>21408016</text:p>
          </table:table-cell>
          <table:table-cell office:value-type="float" office:value="154326768" calcext:value-type="float">
            <text:p>154326768</text:p>
          </table:table-cell>
          <table:table-cell office:value-type="float" office:value="79180088" calcext:value-type="float">
            <text:p>79180088</text:p>
          </table:table-cell>
          <table:table-cell office:value-type="float" office:value="66524504" calcext:value-type="float">
            <text:p>66524504</text:p>
          </table:table-cell>
          <table:table-cell office:value-type="float" office:value="45709640" calcext:value-type="float">
            <text:p>45709640</text:p>
          </table:table-cell>
          <table:table-cell office:value-type="float" office:value="77186688" calcext:value-type="float">
            <text:p>77186688</text:p>
          </table:table-cell>
          <table:table-cell office:value-type="float" office:value="446900904" calcext:value-type="float">
            <text:p>446900904</text:p>
          </table:table-cell>
          <table:table-cell office:value-type="float" office:value="236854592" calcext:value-type="float">
            <text:p>236854592</text:p>
          </table:table-cell>
          <table:table-cell office:value-type="float" office:value="217427032" calcext:value-type="float">
            <text:p>217427032</text:p>
          </table:table-cell>
          <table:table-cell office:value-type="float" office:value="167042704" calcext:value-type="float">
            <text:p>167042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08088" calcext:value-type="float">
            <text:p>21408088</text:p>
          </table:table-cell>
          <table:table-cell office:value-type="float" office:value="154339768" calcext:value-type="float">
            <text:p>154339768</text:p>
          </table:table-cell>
          <table:table-cell office:value-type="float" office:value="79180352" calcext:value-type="float">
            <text:p>79180352</text:p>
          </table:table-cell>
          <table:table-cell office:value-type="float" office:value="66525840" calcext:value-type="float">
            <text:p>66525840</text:p>
          </table:table-cell>
          <table:table-cell office:value-type="float" office:value="45710624" calcext:value-type="float">
            <text:p>45710624</text:p>
          </table:table-cell>
          <table:table-cell office:value-type="float" office:value="77198256" calcext:value-type="float">
            <text:p>77198256</text:p>
          </table:table-cell>
          <table:table-cell office:value-type="float" office:value="446969088" calcext:value-type="float">
            <text:p>446969088</text:p>
          </table:table-cell>
          <table:table-cell office:value-type="float" office:value="236945168" calcext:value-type="float">
            <text:p>236945168</text:p>
          </table:table-cell>
          <table:table-cell office:value-type="float" office:value="217510216" calcext:value-type="float">
            <text:p>217510216</text:p>
          </table:table-cell>
          <table:table-cell office:value-type="float" office:value="167107728" calcext:value-type="float">
            <text:p>167107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08184" calcext:value-type="float">
            <text:p>21408184</text:p>
          </table:table-cell>
          <table:table-cell office:value-type="float" office:value="154342568" calcext:value-type="float">
            <text:p>154342568</text:p>
          </table:table-cell>
          <table:table-cell office:value-type="float" office:value="79181352" calcext:value-type="float">
            <text:p>79181352</text:p>
          </table:table-cell>
          <table:table-cell office:value-type="float" office:value="66530912" calcext:value-type="float">
            <text:p>66530912</text:p>
          </table:table-cell>
          <table:table-cell office:value-type="float" office:value="45711416" calcext:value-type="float">
            <text:p>45711416</text:p>
          </table:table-cell>
          <table:table-cell office:value-type="float" office:value="77216784" calcext:value-type="float">
            <text:p>77216784</text:p>
          </table:table-cell>
          <table:table-cell office:value-type="float" office:value="447029200" calcext:value-type="float">
            <text:p>447029200</text:p>
          </table:table-cell>
          <table:table-cell office:value-type="float" office:value="236958144" calcext:value-type="float">
            <text:p>236958144</text:p>
          </table:table-cell>
          <table:table-cell office:value-type="float" office:value="218058384" calcext:value-type="float">
            <text:p>218058384</text:p>
          </table:table-cell>
          <table:table-cell office:value-type="float" office:value="167113520" calcext:value-type="float">
            <text:p>167113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08576" calcext:value-type="float">
            <text:p>21408576</text:p>
          </table:table-cell>
          <table:table-cell office:value-type="float" office:value="154367472" calcext:value-type="float">
            <text:p>154367472</text:p>
          </table:table-cell>
          <table:table-cell office:value-type="float" office:value="79183392" calcext:value-type="float">
            <text:p>79183392</text:p>
          </table:table-cell>
          <table:table-cell office:value-type="float" office:value="66532792" calcext:value-type="float">
            <text:p>66532792</text:p>
          </table:table-cell>
          <table:table-cell office:value-type="float" office:value="45716432" calcext:value-type="float">
            <text:p>45716432</text:p>
          </table:table-cell>
          <table:table-cell office:value-type="float" office:value="77235424" calcext:value-type="float">
            <text:p>77235424</text:p>
          </table:table-cell>
          <table:table-cell office:value-type="float" office:value="447425736" calcext:value-type="float">
            <text:p>447425736</text:p>
          </table:table-cell>
          <table:table-cell office:value-type="float" office:value="236970656" calcext:value-type="float">
            <text:p>236970656</text:p>
          </table:table-cell>
          <table:table-cell office:value-type="float" office:value="218481800" calcext:value-type="float">
            <text:p>218481800</text:p>
          </table:table-cell>
          <table:table-cell office:value-type="float" office:value="167116328" calcext:value-type="float">
            <text:p>167116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08784" calcext:value-type="float">
            <text:p>21408784</text:p>
          </table:table-cell>
          <table:table-cell office:value-type="float" office:value="154369912" calcext:value-type="float">
            <text:p>154369912</text:p>
          </table:table-cell>
          <table:table-cell office:value-type="float" office:value="79184312" calcext:value-type="float">
            <text:p>79184312</text:p>
          </table:table-cell>
          <table:table-cell office:value-type="float" office:value="66537696" calcext:value-type="float">
            <text:p>66537696</text:p>
          </table:table-cell>
          <table:table-cell office:value-type="float" office:value="45716968" calcext:value-type="float">
            <text:p>45716968</text:p>
          </table:table-cell>
          <table:table-cell office:value-type="float" office:value="77264200" calcext:value-type="float">
            <text:p>77264200</text:p>
          </table:table-cell>
          <table:table-cell office:value-type="float" office:value="447600768" calcext:value-type="float">
            <text:p>447600768</text:p>
          </table:table-cell>
          <table:table-cell office:value-type="float" office:value="237041152" calcext:value-type="float">
            <text:p>237041152</text:p>
          </table:table-cell>
          <table:table-cell office:value-type="float" office:value="218503664" calcext:value-type="float">
            <text:p>218503664</text:p>
          </table:table-cell>
          <table:table-cell office:value-type="float" office:value="167358536" calcext:value-type="float">
            <text:p>167358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09032" calcext:value-type="float">
            <text:p>21409032</text:p>
          </table:table-cell>
          <table:table-cell office:value-type="float" office:value="154372360" calcext:value-type="float">
            <text:p>154372360</text:p>
          </table:table-cell>
          <table:table-cell office:value-type="float" office:value="79187696" calcext:value-type="float">
            <text:p>79187696</text:p>
          </table:table-cell>
          <table:table-cell office:value-type="float" office:value="66540896" calcext:value-type="float">
            <text:p>66540896</text:p>
          </table:table-cell>
          <table:table-cell office:value-type="float" office:value="45717120" calcext:value-type="float">
            <text:p>45717120</text:p>
          </table:table-cell>
          <table:table-cell office:value-type="float" office:value="77290744" calcext:value-type="float">
            <text:p>77290744</text:p>
          </table:table-cell>
          <table:table-cell office:value-type="float" office:value="447641856" calcext:value-type="float">
            <text:p>447641856</text:p>
          </table:table-cell>
          <table:table-cell office:value-type="float" office:value="237046384" calcext:value-type="float">
            <text:p>237046384</text:p>
          </table:table-cell>
          <table:table-cell office:value-type="float" office:value="218782104" calcext:value-type="float">
            <text:p>218782104</text:p>
          </table:table-cell>
          <table:table-cell office:value-type="float" office:value="167419080" calcext:value-type="float">
            <text:p>1674190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09480" calcext:value-type="float">
            <text:p>21409480</text:p>
          </table:table-cell>
          <table:table-cell office:value-type="float" office:value="154390320" calcext:value-type="float">
            <text:p>154390320</text:p>
          </table:table-cell>
          <table:table-cell office:value-type="float" office:value="79187776" calcext:value-type="float">
            <text:p>79187776</text:p>
          </table:table-cell>
          <table:table-cell office:value-type="float" office:value="66540968" calcext:value-type="float">
            <text:p>66540968</text:p>
          </table:table-cell>
          <table:table-cell office:value-type="float" office:value="45717560" calcext:value-type="float">
            <text:p>45717560</text:p>
          </table:table-cell>
          <table:table-cell office:value-type="float" office:value="77304432" calcext:value-type="float">
            <text:p>77304432</text:p>
          </table:table-cell>
          <table:table-cell office:value-type="float" office:value="447687528" calcext:value-type="float">
            <text:p>447687528</text:p>
          </table:table-cell>
          <table:table-cell office:value-type="float" office:value="237052552" calcext:value-type="float">
            <text:p>237052552</text:p>
          </table:table-cell>
          <table:table-cell office:value-type="float" office:value="218798328" calcext:value-type="float">
            <text:p>218798328</text:p>
          </table:table-cell>
          <table:table-cell office:value-type="float" office:value="167493296" calcext:value-type="float">
            <text:p>167493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10768" calcext:value-type="float">
            <text:p>21410768</text:p>
          </table:table-cell>
          <table:table-cell office:value-type="float" office:value="154393952" calcext:value-type="float">
            <text:p>154393952</text:p>
          </table:table-cell>
          <table:table-cell office:value-type="float" office:value="79189600" calcext:value-type="float">
            <text:p>79189600</text:p>
          </table:table-cell>
          <table:table-cell office:value-type="float" office:value="66541424" calcext:value-type="float">
            <text:p>66541424</text:p>
          </table:table-cell>
          <table:table-cell office:value-type="float" office:value="45719400" calcext:value-type="float">
            <text:p>45719400</text:p>
          </table:table-cell>
          <table:table-cell office:value-type="float" office:value="77435456" calcext:value-type="float">
            <text:p>77435456</text:p>
          </table:table-cell>
          <table:table-cell office:value-type="float" office:value="447932080" calcext:value-type="float">
            <text:p>447932080</text:p>
          </table:table-cell>
          <table:table-cell office:value-type="float" office:value="237115480" calcext:value-type="float">
            <text:p>237115480</text:p>
          </table:table-cell>
          <table:table-cell office:value-type="float" office:value="218896144" calcext:value-type="float">
            <text:p>218896144</text:p>
          </table:table-cell>
          <table:table-cell office:value-type="float" office:value="167740416" calcext:value-type="float">
            <text:p>167740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10944" calcext:value-type="float">
            <text:p>21410944</text:p>
          </table:table-cell>
          <table:table-cell office:value-type="float" office:value="154402624" calcext:value-type="float">
            <text:p>154402624</text:p>
          </table:table-cell>
          <table:table-cell office:value-type="float" office:value="79192016" calcext:value-type="float">
            <text:p>79192016</text:p>
          </table:table-cell>
          <table:table-cell office:value-type="float" office:value="66543392" calcext:value-type="float">
            <text:p>66543392</text:p>
          </table:table-cell>
          <table:table-cell office:value-type="float" office:value="45719744" calcext:value-type="float">
            <text:p>45719744</text:p>
          </table:table-cell>
          <table:table-cell office:value-type="float" office:value="77494000" calcext:value-type="float">
            <text:p>77494000</text:p>
          </table:table-cell>
          <table:table-cell office:value-type="float" office:value="448158032" calcext:value-type="float">
            <text:p>448158032</text:p>
          </table:table-cell>
          <table:table-cell office:value-type="float" office:value="237153840" calcext:value-type="float">
            <text:p>237153840</text:p>
          </table:table-cell>
          <table:table-cell office:value-type="float" office:value="219009624" calcext:value-type="float">
            <text:p>219009624</text:p>
          </table:table-cell>
          <table:table-cell office:value-type="float" office:value="168034968" calcext:value-type="float">
            <text:p>168034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13088" calcext:value-type="float">
            <text:p>21413088</text:p>
          </table:table-cell>
          <table:table-cell office:value-type="float" office:value="154431536" calcext:value-type="float">
            <text:p>154431536</text:p>
          </table:table-cell>
          <table:table-cell office:value-type="float" office:value="79193632" calcext:value-type="float">
            <text:p>79193632</text:p>
          </table:table-cell>
          <table:table-cell office:value-type="float" office:value="66545008" calcext:value-type="float">
            <text:p>66545008</text:p>
          </table:table-cell>
          <table:table-cell office:value-type="float" office:value="45720832" calcext:value-type="float">
            <text:p>45720832</text:p>
          </table:table-cell>
          <table:table-cell office:value-type="float" office:value="77652896" calcext:value-type="float">
            <text:p>77652896</text:p>
          </table:table-cell>
          <table:table-cell office:value-type="float" office:value="448459248" calcext:value-type="float">
            <text:p>448459248</text:p>
          </table:table-cell>
          <table:table-cell office:value-type="float" office:value="237311664" calcext:value-type="float">
            <text:p>237311664</text:p>
          </table:table-cell>
          <table:table-cell office:value-type="float" office:value="219297336" calcext:value-type="float">
            <text:p>219297336</text:p>
          </table:table-cell>
          <table:table-cell office:value-type="float" office:value="168079152" calcext:value-type="float">
            <text:p>168079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13256" calcext:value-type="float">
            <text:p>21413256</text:p>
          </table:table-cell>
          <table:table-cell office:value-type="float" office:value="154455656" calcext:value-type="float">
            <text:p>154455656</text:p>
          </table:table-cell>
          <table:table-cell office:value-type="float" office:value="79197016" calcext:value-type="float">
            <text:p>79197016</text:p>
          </table:table-cell>
          <table:table-cell office:value-type="float" office:value="66555024" calcext:value-type="float">
            <text:p>66555024</text:p>
          </table:table-cell>
          <table:table-cell office:value-type="float" office:value="45721856" calcext:value-type="float">
            <text:p>45721856</text:p>
          </table:table-cell>
          <table:table-cell office:value-type="float" office:value="77720408" calcext:value-type="float">
            <text:p>77720408</text:p>
          </table:table-cell>
          <table:table-cell office:value-type="float" office:value="448618896" calcext:value-type="float">
            <text:p>448618896</text:p>
          </table:table-cell>
          <table:table-cell office:value-type="float" office:value="237655656" calcext:value-type="float">
            <text:p>237655656</text:p>
          </table:table-cell>
          <table:table-cell office:value-type="float" office:value="219353128" calcext:value-type="float">
            <text:p>219353128</text:p>
          </table:table-cell>
          <table:table-cell office:value-type="float" office:value="168421704" calcext:value-type="float">
            <text:p>168421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13512" calcext:value-type="float">
            <text:p>21413512</text:p>
          </table:table-cell>
          <table:table-cell office:value-type="float" office:value="154458856" calcext:value-type="float">
            <text:p>154458856</text:p>
          </table:table-cell>
          <table:table-cell office:value-type="float" office:value="79197280" calcext:value-type="float">
            <text:p>79197280</text:p>
          </table:table-cell>
          <table:table-cell office:value-type="float" office:value="66558224" calcext:value-type="float">
            <text:p>66558224</text:p>
          </table:table-cell>
          <table:table-cell office:value-type="float" office:value="45722416" calcext:value-type="float">
            <text:p>45722416</text:p>
          </table:table-cell>
          <table:table-cell office:value-type="float" office:value="77826528" calcext:value-type="float">
            <text:p>77826528</text:p>
          </table:table-cell>
          <table:table-cell office:value-type="float" office:value="449047096" calcext:value-type="float">
            <text:p>449047096</text:p>
          </table:table-cell>
          <table:table-cell office:value-type="float" office:value="237847384" calcext:value-type="float">
            <text:p>237847384</text:p>
          </table:table-cell>
          <table:table-cell office:value-type="float" office:value="219430104" calcext:value-type="float">
            <text:p>219430104</text:p>
          </table:table-cell>
          <table:table-cell office:value-type="float" office:value="168437544" calcext:value-type="float">
            <text:p>168437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14008" calcext:value-type="float">
            <text:p>21414008</text:p>
          </table:table-cell>
          <table:table-cell office:value-type="float" office:value="154466608" calcext:value-type="float">
            <text:p>154466608</text:p>
          </table:table-cell>
          <table:table-cell office:value-type="float" office:value="79198648" calcext:value-type="float">
            <text:p>79198648</text:p>
          </table:table-cell>
          <table:table-cell office:value-type="float" office:value="66558944" calcext:value-type="float">
            <text:p>66558944</text:p>
          </table:table-cell>
          <table:table-cell office:value-type="float" office:value="45724672" calcext:value-type="float">
            <text:p>45724672</text:p>
          </table:table-cell>
          <table:table-cell office:value-type="float" office:value="77908064" calcext:value-type="float">
            <text:p>77908064</text:p>
          </table:table-cell>
          <table:table-cell office:value-type="float" office:value="449062112" calcext:value-type="float">
            <text:p>449062112</text:p>
          </table:table-cell>
          <table:table-cell office:value-type="float" office:value="237917224" calcext:value-type="float">
            <text:p>237917224</text:p>
          </table:table-cell>
          <table:table-cell office:value-type="float" office:value="219482544" calcext:value-type="float">
            <text:p>219482544</text:p>
          </table:table-cell>
          <table:table-cell office:value-type="float" office:value="168505520" calcext:value-type="float">
            <text:p>168505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14952" calcext:value-type="float">
            <text:p>21414952</text:p>
          </table:table-cell>
          <table:table-cell office:value-type="float" office:value="154470160" calcext:value-type="float">
            <text:p>154470160</text:p>
          </table:table-cell>
          <table:table-cell office:value-type="float" office:value="79198880" calcext:value-type="float">
            <text:p>79198880</text:p>
          </table:table-cell>
          <table:table-cell office:value-type="float" office:value="66562792" calcext:value-type="float">
            <text:p>66562792</text:p>
          </table:table-cell>
          <table:table-cell office:value-type="float" office:value="45726640" calcext:value-type="float">
            <text:p>45726640</text:p>
          </table:table-cell>
          <table:table-cell office:value-type="float" office:value="78082520" calcext:value-type="float">
            <text:p>78082520</text:p>
          </table:table-cell>
          <table:table-cell office:value-type="float" office:value="449522536" calcext:value-type="float">
            <text:p>449522536</text:p>
          </table:table-cell>
          <table:table-cell office:value-type="float" office:value="237931032" calcext:value-type="float">
            <text:p>237931032</text:p>
          </table:table-cell>
          <table:table-cell office:value-type="float" office:value="219838136" calcext:value-type="float">
            <text:p>219838136</text:p>
          </table:table-cell>
          <table:table-cell office:value-type="float" office:value="168887192" calcext:value-type="float">
            <text:p>168887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15592" calcext:value-type="float">
            <text:p>21415592</text:p>
          </table:table-cell>
          <table:table-cell office:value-type="float" office:value="154471064" calcext:value-type="float">
            <text:p>154471064</text:p>
          </table:table-cell>
          <table:table-cell office:value-type="float" office:value="79199736" calcext:value-type="float">
            <text:p>79199736</text:p>
          </table:table-cell>
          <table:table-cell office:value-type="float" office:value="66563496" calcext:value-type="float">
            <text:p>66563496</text:p>
          </table:table-cell>
          <table:table-cell office:value-type="float" office:value="45726704" calcext:value-type="float">
            <text:p>45726704</text:p>
          </table:table-cell>
          <table:table-cell office:value-type="float" office:value="78128800" calcext:value-type="float">
            <text:p>78128800</text:p>
          </table:table-cell>
          <table:table-cell office:value-type="float" office:value="449831408" calcext:value-type="float">
            <text:p>449831408</text:p>
          </table:table-cell>
          <table:table-cell office:value-type="float" office:value="238001744" calcext:value-type="float">
            <text:p>238001744</text:p>
          </table:table-cell>
          <table:table-cell office:value-type="float" office:value="219896104" calcext:value-type="float">
            <text:p>219896104</text:p>
          </table:table-cell>
          <table:table-cell office:value-type="float" office:value="169077440" calcext:value-type="float">
            <text:p>1690774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15672" calcext:value-type="float">
            <text:p>21415672</text:p>
          </table:table-cell>
          <table:table-cell office:value-type="float" office:value="154473872" calcext:value-type="float">
            <text:p>154473872</text:p>
          </table:table-cell>
          <table:table-cell office:value-type="float" office:value="79200624" calcext:value-type="float">
            <text:p>79200624</text:p>
          </table:table-cell>
          <table:table-cell office:value-type="float" office:value="66565864" calcext:value-type="float">
            <text:p>66565864</text:p>
          </table:table-cell>
          <table:table-cell office:value-type="float" office:value="45726936" calcext:value-type="float">
            <text:p>45726936</text:p>
          </table:table-cell>
          <table:table-cell office:value-type="float" office:value="78223832" calcext:value-type="float">
            <text:p>78223832</text:p>
          </table:table-cell>
          <table:table-cell office:value-type="float" office:value="450159080" calcext:value-type="float">
            <text:p>450159080</text:p>
          </table:table-cell>
          <table:table-cell office:value-type="float" office:value="238154784" calcext:value-type="float">
            <text:p>238154784</text:p>
          </table:table-cell>
          <table:table-cell office:value-type="float" office:value="220630840" calcext:value-type="float">
            <text:p>220630840</text:p>
          </table:table-cell>
          <table:table-cell office:value-type="float" office:value="170705112" calcext:value-type="float">
            <text:p>170705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15984" calcext:value-type="float">
            <text:p>21415984</text:p>
          </table:table-cell>
          <table:table-cell office:value-type="float" office:value="154477912" calcext:value-type="float">
            <text:p>154477912</text:p>
          </table:table-cell>
          <table:table-cell office:value-type="float" office:value="79201600" calcext:value-type="float">
            <text:p>79201600</text:p>
          </table:table-cell>
          <table:table-cell office:value-type="float" office:value="66565896" calcext:value-type="float">
            <text:p>66565896</text:p>
          </table:table-cell>
          <table:table-cell office:value-type="float" office:value="45727480" calcext:value-type="float">
            <text:p>45727480</text:p>
          </table:table-cell>
          <table:table-cell office:value-type="float" office:value="78256664" calcext:value-type="float">
            <text:p>78256664</text:p>
          </table:table-cell>
          <table:table-cell office:value-type="float" office:value="450590392" calcext:value-type="float">
            <text:p>450590392</text:p>
          </table:table-cell>
          <table:table-cell office:value-type="float" office:value="238185064" calcext:value-type="float">
            <text:p>238185064</text:p>
          </table:table-cell>
          <table:table-cell office:value-type="float" office:value="220832976" calcext:value-type="float">
            <text:p>220832976</text:p>
          </table:table-cell>
          <table:table-cell office:value-type="float" office:value="170904344" calcext:value-type="float">
            <text:p>170904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16120" calcext:value-type="float">
            <text:p>21416120</text:p>
          </table:table-cell>
          <table:table-cell office:value-type="float" office:value="154483544" calcext:value-type="float">
            <text:p>154483544</text:p>
          </table:table-cell>
          <table:table-cell office:value-type="float" office:value="79201984" calcext:value-type="float">
            <text:p>79201984</text:p>
          </table:table-cell>
          <table:table-cell office:value-type="float" office:value="66566136" calcext:value-type="float">
            <text:p>66566136</text:p>
          </table:table-cell>
          <table:table-cell office:value-type="float" office:value="45728360" calcext:value-type="float">
            <text:p>45728360</text:p>
          </table:table-cell>
          <table:table-cell office:value-type="float" office:value="78685120" calcext:value-type="float">
            <text:p>78685120</text:p>
          </table:table-cell>
          <table:table-cell office:value-type="float" office:value="450599920" calcext:value-type="float">
            <text:p>450599920</text:p>
          </table:table-cell>
          <table:table-cell office:value-type="float" office:value="238313976" calcext:value-type="float">
            <text:p>238313976</text:p>
          </table:table-cell>
          <table:table-cell office:value-type="float" office:value="221063064" calcext:value-type="float">
            <text:p>221063064</text:p>
          </table:table-cell>
          <table:table-cell office:value-type="float" office:value="171100000" calcext:value-type="float">
            <text:p>171100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17328" calcext:value-type="float">
            <text:p>21417328</text:p>
          </table:table-cell>
          <table:table-cell office:value-type="float" office:value="154487272" calcext:value-type="float">
            <text:p>154487272</text:p>
          </table:table-cell>
          <table:table-cell office:value-type="float" office:value="79205896" calcext:value-type="float">
            <text:p>79205896</text:p>
          </table:table-cell>
          <table:table-cell office:value-type="float" office:value="66566840" calcext:value-type="float">
            <text:p>66566840</text:p>
          </table:table-cell>
          <table:table-cell office:value-type="float" office:value="45729112" calcext:value-type="float">
            <text:p>45729112</text:p>
          </table:table-cell>
          <table:table-cell office:value-type="float" office:value="78986560" calcext:value-type="float">
            <text:p>78986560</text:p>
          </table:table-cell>
          <table:table-cell office:value-type="float" office:value="451050864" calcext:value-type="float">
            <text:p>451050864</text:p>
          </table:table-cell>
          <table:table-cell office:value-type="float" office:value="238331416" calcext:value-type="float">
            <text:p>238331416</text:p>
          </table:table-cell>
          <table:table-cell office:value-type="float" office:value="222204960" calcext:value-type="float">
            <text:p>222204960</text:p>
          </table:table-cell>
          <table:table-cell office:value-type="float" office:value="172823056" calcext:value-type="float">
            <text:p>172823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17456" calcext:value-type="float">
            <text:p>21417456</text:p>
          </table:table-cell>
          <table:table-cell office:value-type="float" office:value="154487336" calcext:value-type="float">
            <text:p>154487336</text:p>
          </table:table-cell>
          <table:table-cell office:value-type="float" office:value="79209304" calcext:value-type="float">
            <text:p>79209304</text:p>
          </table:table-cell>
          <table:table-cell office:value-type="float" office:value="66568272" calcext:value-type="float">
            <text:p>66568272</text:p>
          </table:table-cell>
          <table:table-cell office:value-type="float" office:value="45730376" calcext:value-type="float">
            <text:p>45730376</text:p>
          </table:table-cell>
          <table:table-cell office:value-type="float" office:value="78995640" calcext:value-type="float">
            <text:p>78995640</text:p>
          </table:table-cell>
          <table:table-cell office:value-type="float" office:value="451094904" calcext:value-type="float">
            <text:p>451094904</text:p>
          </table:table-cell>
          <table:table-cell office:value-type="float" office:value="238889504" calcext:value-type="float">
            <text:p>238889504</text:p>
          </table:table-cell>
          <table:table-cell office:value-type="float" office:value="222310712" calcext:value-type="float">
            <text:p>222310712</text:p>
          </table:table-cell>
          <table:table-cell office:value-type="float" office:value="172836984" calcext:value-type="float">
            <text:p>1728369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17880" calcext:value-type="float">
            <text:p>21417880</text:p>
          </table:table-cell>
          <table:table-cell office:value-type="float" office:value="154489664" calcext:value-type="float">
            <text:p>154489664</text:p>
          </table:table-cell>
          <table:table-cell office:value-type="float" office:value="79212232" calcext:value-type="float">
            <text:p>79212232</text:p>
          </table:table-cell>
          <table:table-cell office:value-type="float" office:value="66569064" calcext:value-type="float">
            <text:p>66569064</text:p>
          </table:table-cell>
          <table:table-cell office:value-type="float" office:value="45731032" calcext:value-type="float">
            <text:p>45731032</text:p>
          </table:table-cell>
          <table:table-cell office:value-type="float" office:value="79451376" calcext:value-type="float">
            <text:p>79451376</text:p>
          </table:table-cell>
          <table:table-cell office:value-type="float" office:value="451229768" calcext:value-type="float">
            <text:p>451229768</text:p>
          </table:table-cell>
          <table:table-cell office:value-type="float" office:value="238921816" calcext:value-type="float">
            <text:p>238921816</text:p>
          </table:table-cell>
          <table:table-cell office:value-type="float" office:value="222398504" calcext:value-type="float">
            <text:p>222398504</text:p>
          </table:table-cell>
          <table:table-cell office:value-type="float" office:value="172840008" calcext:value-type="float">
            <text:p>172840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20008" calcext:value-type="float">
            <text:p>21420008</text:p>
          </table:table-cell>
          <table:table-cell office:value-type="float" office:value="154502624" calcext:value-type="float">
            <text:p>154502624</text:p>
          </table:table-cell>
          <table:table-cell office:value-type="float" office:value="79214504" calcext:value-type="float">
            <text:p>79214504</text:p>
          </table:table-cell>
          <table:table-cell office:value-type="float" office:value="66574576" calcext:value-type="float">
            <text:p>66574576</text:p>
          </table:table-cell>
          <table:table-cell office:value-type="float" office:value="45731288" calcext:value-type="float">
            <text:p>45731288</text:p>
          </table:table-cell>
          <table:table-cell office:value-type="float" office:value="79983680" calcext:value-type="float">
            <text:p>79983680</text:p>
          </table:table-cell>
          <table:table-cell office:value-type="float" office:value="451395512" calcext:value-type="float">
            <text:p>451395512</text:p>
          </table:table-cell>
          <table:table-cell office:value-type="float" office:value="239759680" calcext:value-type="float">
            <text:p>239759680</text:p>
          </table:table-cell>
          <table:table-cell office:value-type="float" office:value="222437080" calcext:value-type="float">
            <text:p>222437080</text:p>
          </table:table-cell>
          <table:table-cell office:value-type="float" office:value="172841176" calcext:value-type="float">
            <text:p>172841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20576" calcext:value-type="float">
            <text:p>21420576</text:p>
          </table:table-cell>
          <table:table-cell office:value-type="float" office:value="154503440" calcext:value-type="float">
            <text:p>154503440</text:p>
          </table:table-cell>
          <table:table-cell office:value-type="float" office:value="79215856" calcext:value-type="float">
            <text:p>79215856</text:p>
          </table:table-cell>
          <table:table-cell office:value-type="float" office:value="66577056" calcext:value-type="float">
            <text:p>66577056</text:p>
          </table:table-cell>
          <table:table-cell office:value-type="float" office:value="45732032" calcext:value-type="float">
            <text:p>45732032</text:p>
          </table:table-cell>
          <table:table-cell office:value-type="float" office:value="80276472" calcext:value-type="float">
            <text:p>80276472</text:p>
          </table:table-cell>
          <table:table-cell office:value-type="float" office:value="451510224" calcext:value-type="float">
            <text:p>451510224</text:p>
          </table:table-cell>
          <table:table-cell office:value-type="float" office:value="239844824" calcext:value-type="float">
            <text:p>239844824</text:p>
          </table:table-cell>
          <table:table-cell office:value-type="float" office:value="222441536" calcext:value-type="float">
            <text:p>222441536</text:p>
          </table:table-cell>
          <table:table-cell office:value-type="float" office:value="172851624" calcext:value-type="float">
            <text:p>172851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20872" calcext:value-type="float">
            <text:p>21420872</text:p>
          </table:table-cell>
          <table:table-cell office:value-type="float" office:value="154525504" calcext:value-type="float">
            <text:p>154525504</text:p>
          </table:table-cell>
          <table:table-cell office:value-type="float" office:value="79218096" calcext:value-type="float">
            <text:p>79218096</text:p>
          </table:table-cell>
          <table:table-cell office:value-type="float" office:value="66577968" calcext:value-type="float">
            <text:p>66577968</text:p>
          </table:table-cell>
          <table:table-cell office:value-type="float" office:value="45736256" calcext:value-type="float">
            <text:p>45736256</text:p>
          </table:table-cell>
          <table:table-cell office:value-type="float" office:value="80914488" calcext:value-type="float">
            <text:p>80914488</text:p>
          </table:table-cell>
          <table:table-cell office:value-type="float" office:value="451576880" calcext:value-type="float">
            <text:p>451576880</text:p>
          </table:table-cell>
          <table:table-cell office:value-type="float" office:value="240381336" calcext:value-type="float">
            <text:p>240381336</text:p>
          </table:table-cell>
          <table:table-cell office:value-type="float" office:value="222480240" calcext:value-type="float">
            <text:p>222480240</text:p>
          </table:table-cell>
          <table:table-cell office:value-type="float" office:value="172877696" calcext:value-type="float">
            <text:p>172877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22024" calcext:value-type="float">
            <text:p>21422024</text:p>
          </table:table-cell>
          <table:table-cell office:value-type="float" office:value="154533232" calcext:value-type="float">
            <text:p>154533232</text:p>
          </table:table-cell>
          <table:table-cell office:value-type="float" office:value="79219864" calcext:value-type="float">
            <text:p>79219864</text:p>
          </table:table-cell>
          <table:table-cell office:value-type="float" office:value="66578600" calcext:value-type="float">
            <text:p>66578600</text:p>
          </table:table-cell>
          <table:table-cell office:value-type="float" office:value="45736464" calcext:value-type="float">
            <text:p>45736464</text:p>
          </table:table-cell>
          <table:table-cell office:value-type="float" office:value="81061872" calcext:value-type="float">
            <text:p>81061872</text:p>
          </table:table-cell>
          <table:table-cell office:value-type="float" office:value="451612592" calcext:value-type="float">
            <text:p>451612592</text:p>
          </table:table-cell>
          <table:table-cell office:value-type="float" office:value="240420104" calcext:value-type="float">
            <text:p>240420104</text:p>
          </table:table-cell>
          <table:table-cell office:value-type="float" office:value="222501600" calcext:value-type="float">
            <text:p>222501600</text:p>
          </table:table-cell>
          <table:table-cell office:value-type="float" office:value="172879744" calcext:value-type="float">
            <text:p>172879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22880" calcext:value-type="float">
            <text:p>21422880</text:p>
          </table:table-cell>
          <table:table-cell office:value-type="float" office:value="154536384" calcext:value-type="float">
            <text:p>154536384</text:p>
          </table:table-cell>
          <table:table-cell office:value-type="float" office:value="79220272" calcext:value-type="float">
            <text:p>79220272</text:p>
          </table:table-cell>
          <table:table-cell office:value-type="float" office:value="66581744" calcext:value-type="float">
            <text:p>66581744</text:p>
          </table:table-cell>
          <table:table-cell office:value-type="float" office:value="45737096" calcext:value-type="float">
            <text:p>45737096</text:p>
          </table:table-cell>
          <table:table-cell office:value-type="float" office:value="81160672" calcext:value-type="float">
            <text:p>81160672</text:p>
          </table:table-cell>
          <table:table-cell office:value-type="float" office:value="451677712" calcext:value-type="float">
            <text:p>451677712</text:p>
          </table:table-cell>
          <table:table-cell office:value-type="float" office:value="240593544" calcext:value-type="float">
            <text:p>240593544</text:p>
          </table:table-cell>
          <table:table-cell office:value-type="float" office:value="222511320" calcext:value-type="float">
            <text:p>222511320</text:p>
          </table:table-cell>
          <table:table-cell office:value-type="float" office:value="172883608" calcext:value-type="float">
            <text:p>172883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23000" calcext:value-type="float">
            <text:p>21423000</text:p>
          </table:table-cell>
          <table:table-cell office:value-type="float" office:value="154545192" calcext:value-type="float">
            <text:p>154545192</text:p>
          </table:table-cell>
          <table:table-cell office:value-type="float" office:value="79221080" calcext:value-type="float">
            <text:p>79221080</text:p>
          </table:table-cell>
          <table:table-cell office:value-type="float" office:value="66582360" calcext:value-type="float">
            <text:p>66582360</text:p>
          </table:table-cell>
          <table:table-cell office:value-type="float" office:value="45739024" calcext:value-type="float">
            <text:p>45739024</text:p>
          </table:table-cell>
          <table:table-cell office:value-type="float" office:value="81357872" calcext:value-type="float">
            <text:p>81357872</text:p>
          </table:table-cell>
          <table:table-cell office:value-type="float" office:value="451699096" calcext:value-type="float">
            <text:p>451699096</text:p>
          </table:table-cell>
          <table:table-cell office:value-type="float" office:value="241095312" calcext:value-type="float">
            <text:p>241095312</text:p>
          </table:table-cell>
          <table:table-cell office:value-type="float" office:value="222562912" calcext:value-type="float">
            <text:p>222562912</text:p>
          </table:table-cell>
          <table:table-cell office:value-type="float" office:value="172884208" calcext:value-type="float">
            <text:p>172884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23448" calcext:value-type="float">
            <text:p>21423448</text:p>
          </table:table-cell>
          <table:table-cell office:value-type="float" office:value="154558720" calcext:value-type="float">
            <text:p>154558720</text:p>
          </table:table-cell>
          <table:table-cell office:value-type="float" office:value="79222688" calcext:value-type="float">
            <text:p>79222688</text:p>
          </table:table-cell>
          <table:table-cell office:value-type="float" office:value="66585888" calcext:value-type="float">
            <text:p>66585888</text:p>
          </table:table-cell>
          <table:table-cell office:value-type="float" office:value="45739216" calcext:value-type="float">
            <text:p>45739216</text:p>
          </table:table-cell>
          <table:table-cell office:value-type="float" office:value="81876496" calcext:value-type="float">
            <text:p>81876496</text:p>
          </table:table-cell>
          <table:table-cell office:value-type="float" office:value="451717024" calcext:value-type="float">
            <text:p>451717024</text:p>
          </table:table-cell>
          <table:table-cell office:value-type="float" office:value="242039984" calcext:value-type="float">
            <text:p>242039984</text:p>
          </table:table-cell>
          <table:table-cell office:value-type="float" office:value="222575528" calcext:value-type="float">
            <text:p>222575528</text:p>
          </table:table-cell>
          <table:table-cell office:value-type="float" office:value="172884960" calcext:value-type="float">
            <text:p>1728849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24592" calcext:value-type="float">
            <text:p>21424592</text:p>
          </table:table-cell>
          <table:table-cell office:value-type="float" office:value="154562136" calcext:value-type="float">
            <text:p>154562136</text:p>
          </table:table-cell>
          <table:table-cell office:value-type="float" office:value="79227808" calcext:value-type="float">
            <text:p>79227808</text:p>
          </table:table-cell>
          <table:table-cell office:value-type="float" office:value="66587688" calcext:value-type="float">
            <text:p>66587688</text:p>
          </table:table-cell>
          <table:table-cell office:value-type="float" office:value="45739392" calcext:value-type="float">
            <text:p>45739392</text:p>
          </table:table-cell>
          <table:table-cell office:value-type="float" office:value="82978688" calcext:value-type="float">
            <text:p>82978688</text:p>
          </table:table-cell>
          <table:table-cell office:value-type="float" office:value="451776920" calcext:value-type="float">
            <text:p>451776920</text:p>
          </table:table-cell>
          <table:table-cell office:value-type="float" office:value="242135280" calcext:value-type="float">
            <text:p>242135280</text:p>
          </table:table-cell>
          <table:table-cell office:value-type="float" office:value="222751560" calcext:value-type="float">
            <text:p>222751560</text:p>
          </table:table-cell>
          <table:table-cell office:value-type="float" office:value="172892688" calcext:value-type="float">
            <text:p>172892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25672" calcext:value-type="float">
            <text:p>21425672</text:p>
          </table:table-cell>
          <table:table-cell office:value-type="float" office:value="154563952" calcext:value-type="float">
            <text:p>154563952</text:p>
          </table:table-cell>
          <table:table-cell office:value-type="float" office:value="79229256" calcext:value-type="float">
            <text:p>79229256</text:p>
          </table:table-cell>
          <table:table-cell office:value-type="float" office:value="66588208" calcext:value-type="float">
            <text:p>66588208</text:p>
          </table:table-cell>
          <table:table-cell office:value-type="float" office:value="45739392" calcext:value-type="float">
            <text:p>45739392</text:p>
          </table:table-cell>
          <table:table-cell office:value-type="float" office:value="83328624" calcext:value-type="float">
            <text:p>83328624</text:p>
          </table:table-cell>
          <table:table-cell office:value-type="float" office:value="451792328" calcext:value-type="float">
            <text:p>451792328</text:p>
          </table:table-cell>
          <table:table-cell office:value-type="float" office:value="242208472" calcext:value-type="float">
            <text:p>242208472</text:p>
          </table:table-cell>
          <table:table-cell office:value-type="float" office:value="222762344" calcext:value-type="float">
            <text:p>222762344</text:p>
          </table:table-cell>
          <table:table-cell office:value-type="float" office:value="172898488" calcext:value-type="float">
            <text:p>172898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25920" calcext:value-type="float">
            <text:p>21425920</text:p>
          </table:table-cell>
          <table:table-cell office:value-type="float" office:value="154564880" calcext:value-type="float">
            <text:p>154564880</text:p>
          </table:table-cell>
          <table:table-cell office:value-type="float" office:value="79232352" calcext:value-type="float">
            <text:p>79232352</text:p>
          </table:table-cell>
          <table:table-cell office:value-type="float" office:value="66588432" calcext:value-type="float">
            <text:p>66588432</text:p>
          </table:table-cell>
          <table:table-cell office:value-type="float" office:value="45740064" calcext:value-type="float">
            <text:p>45740064</text:p>
          </table:table-cell>
          <table:table-cell office:value-type="float" office:value="83329952" calcext:value-type="float">
            <text:p>83329952</text:p>
          </table:table-cell>
          <table:table-cell office:value-type="float" office:value="451824088" calcext:value-type="float">
            <text:p>451824088</text:p>
          </table:table-cell>
          <table:table-cell office:value-type="float" office:value="242536072" calcext:value-type="float">
            <text:p>242536072</text:p>
          </table:table-cell>
          <table:table-cell office:value-type="float" office:value="222778240" calcext:value-type="float">
            <text:p>222778240</text:p>
          </table:table-cell>
          <table:table-cell office:value-type="float" office:value="172898632" calcext:value-type="float">
            <text:p>172898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26096" calcext:value-type="float">
            <text:p>21426096</text:p>
          </table:table-cell>
          <table:table-cell office:value-type="float" office:value="154577440" calcext:value-type="float">
            <text:p>154577440</text:p>
          </table:table-cell>
          <table:table-cell office:value-type="float" office:value="79234600" calcext:value-type="float">
            <text:p>79234600</text:p>
          </table:table-cell>
          <table:table-cell office:value-type="float" office:value="66592984" calcext:value-type="float">
            <text:p>66592984</text:p>
          </table:table-cell>
          <table:table-cell office:value-type="float" office:value="45740184" calcext:value-type="float">
            <text:p>45740184</text:p>
          </table:table-cell>
          <table:table-cell office:value-type="float" office:value="83347424" calcext:value-type="float">
            <text:p>83347424</text:p>
          </table:table-cell>
          <table:table-cell office:value-type="float" office:value="452394624" calcext:value-type="float">
            <text:p>452394624</text:p>
          </table:table-cell>
          <table:table-cell office:value-type="float" office:value="242612040" calcext:value-type="float">
            <text:p>242612040</text:p>
          </table:table-cell>
          <table:table-cell office:value-type="float" office:value="222805472" calcext:value-type="float">
            <text:p>222805472</text:p>
          </table:table-cell>
          <table:table-cell office:value-type="float" office:value="172906920" calcext:value-type="float">
            <text:p>1729069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27240" calcext:value-type="float">
            <text:p>21427240</text:p>
          </table:table-cell>
          <table:table-cell office:value-type="float" office:value="154592248" calcext:value-type="float">
            <text:p>154592248</text:p>
          </table:table-cell>
          <table:table-cell office:value-type="float" office:value="79234824" calcext:value-type="float">
            <text:p>79234824</text:p>
          </table:table-cell>
          <table:table-cell office:value-type="float" office:value="66595664" calcext:value-type="float">
            <text:p>66595664</text:p>
          </table:table-cell>
          <table:table-cell office:value-type="float" office:value="45742240" calcext:value-type="float">
            <text:p>45742240</text:p>
          </table:table-cell>
          <table:table-cell office:value-type="float" office:value="83364280" calcext:value-type="float">
            <text:p>83364280</text:p>
          </table:table-cell>
          <table:table-cell office:value-type="float" office:value="452577752" calcext:value-type="float">
            <text:p>452577752</text:p>
          </table:table-cell>
          <table:table-cell office:value-type="float" office:value="242848856" calcext:value-type="float">
            <text:p>242848856</text:p>
          </table:table-cell>
          <table:table-cell office:value-type="float" office:value="222897152" calcext:value-type="float">
            <text:p>222897152</text:p>
          </table:table-cell>
          <table:table-cell office:value-type="float" office:value="172913096" calcext:value-type="float">
            <text:p>172913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28328" calcext:value-type="float">
            <text:p>21428328</text:p>
          </table:table-cell>
          <table:table-cell office:value-type="float" office:value="154608432" calcext:value-type="float">
            <text:p>154608432</text:p>
          </table:table-cell>
          <table:table-cell office:value-type="float" office:value="79234960" calcext:value-type="float">
            <text:p>79234960</text:p>
          </table:table-cell>
          <table:table-cell office:value-type="float" office:value="66596000" calcext:value-type="float">
            <text:p>66596000</text:p>
          </table:table-cell>
          <table:table-cell office:value-type="float" office:value="45744112" calcext:value-type="float">
            <text:p>45744112</text:p>
          </table:table-cell>
          <table:table-cell office:value-type="float" office:value="83365264" calcext:value-type="float">
            <text:p>83365264</text:p>
          </table:table-cell>
          <table:table-cell office:value-type="float" office:value="453050584" calcext:value-type="float">
            <text:p>453050584</text:p>
          </table:table-cell>
          <table:table-cell office:value-type="float" office:value="243039352" calcext:value-type="float">
            <text:p>243039352</text:p>
          </table:table-cell>
          <table:table-cell office:value-type="float" office:value="223322816" calcext:value-type="float">
            <text:p>223322816</text:p>
          </table:table-cell>
          <table:table-cell office:value-type="float" office:value="172914648" calcext:value-type="float">
            <text:p>172914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29272" calcext:value-type="float">
            <text:p>21429272</text:p>
          </table:table-cell>
          <table:table-cell office:value-type="float" office:value="154610200" calcext:value-type="float">
            <text:p>154610200</text:p>
          </table:table-cell>
          <table:table-cell office:value-type="float" office:value="79242176" calcext:value-type="float">
            <text:p>79242176</text:p>
          </table:table-cell>
          <table:table-cell office:value-type="float" office:value="66601592" calcext:value-type="float">
            <text:p>66601592</text:p>
          </table:table-cell>
          <table:table-cell office:value-type="float" office:value="45744728" calcext:value-type="float">
            <text:p>45744728</text:p>
          </table:table-cell>
          <table:table-cell office:value-type="float" office:value="83392472" calcext:value-type="float">
            <text:p>83392472</text:p>
          </table:table-cell>
          <table:table-cell office:value-type="float" office:value="453836840" calcext:value-type="float">
            <text:p>453836840</text:p>
          </table:table-cell>
          <table:table-cell office:value-type="float" office:value="243072136" calcext:value-type="float">
            <text:p>243072136</text:p>
          </table:table-cell>
          <table:table-cell office:value-type="float" office:value="223325232" calcext:value-type="float">
            <text:p>223325232</text:p>
          </table:table-cell>
          <table:table-cell office:value-type="float" office:value="172918800" calcext:value-type="float">
            <text:p>1729188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29816" calcext:value-type="float">
            <text:p>21429816</text:p>
          </table:table-cell>
          <table:table-cell office:value-type="float" office:value="154640632" calcext:value-type="float">
            <text:p>154640632</text:p>
          </table:table-cell>
          <table:table-cell office:value-type="float" office:value="79245576" calcext:value-type="float">
            <text:p>79245576</text:p>
          </table:table-cell>
          <table:table-cell office:value-type="float" office:value="66602208" calcext:value-type="float">
            <text:p>66602208</text:p>
          </table:table-cell>
          <table:table-cell office:value-type="float" office:value="45746480" calcext:value-type="float">
            <text:p>45746480</text:p>
          </table:table-cell>
          <table:table-cell office:value-type="float" office:value="83397144" calcext:value-type="float">
            <text:p>83397144</text:p>
          </table:table-cell>
          <table:table-cell office:value-type="float" office:value="453838408" calcext:value-type="float">
            <text:p>453838408</text:p>
          </table:table-cell>
          <table:table-cell office:value-type="float" office:value="243102856" calcext:value-type="float">
            <text:p>243102856</text:p>
          </table:table-cell>
          <table:table-cell office:value-type="float" office:value="223350768" calcext:value-type="float">
            <text:p>223350768</text:p>
          </table:table-cell>
          <table:table-cell office:value-type="float" office:value="172920440" calcext:value-type="float">
            <text:p>1729204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32120" calcext:value-type="float">
            <text:p>21432120</text:p>
          </table:table-cell>
          <table:table-cell office:value-type="float" office:value="154673832" calcext:value-type="float">
            <text:p>154673832</text:p>
          </table:table-cell>
          <table:table-cell office:value-type="float" office:value="79248128" calcext:value-type="float">
            <text:p>79248128</text:p>
          </table:table-cell>
          <table:table-cell office:value-type="float" office:value="66602296" calcext:value-type="float">
            <text:p>66602296</text:p>
          </table:table-cell>
          <table:table-cell office:value-type="float" office:value="45748680" calcext:value-type="float">
            <text:p>45748680</text:p>
          </table:table-cell>
          <table:table-cell office:value-type="float" office:value="83401416" calcext:value-type="float">
            <text:p>83401416</text:p>
          </table:table-cell>
          <table:table-cell office:value-type="float" office:value="453960088" calcext:value-type="float">
            <text:p>453960088</text:p>
          </table:table-cell>
          <table:table-cell office:value-type="float" office:value="243126016" calcext:value-type="float">
            <text:p>243126016</text:p>
          </table:table-cell>
          <table:table-cell office:value-type="float" office:value="223483240" calcext:value-type="float">
            <text:p>223483240</text:p>
          </table:table-cell>
          <table:table-cell office:value-type="float" office:value="172920832" calcext:value-type="float">
            <text:p>172920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33280" calcext:value-type="float">
            <text:p>21433280</text:p>
          </table:table-cell>
          <table:table-cell office:value-type="float" office:value="154694392" calcext:value-type="float">
            <text:p>154694392</text:p>
          </table:table-cell>
          <table:table-cell office:value-type="float" office:value="79252112" calcext:value-type="float">
            <text:p>79252112</text:p>
          </table:table-cell>
          <table:table-cell office:value-type="float" office:value="66610264" calcext:value-type="float">
            <text:p>66610264</text:p>
          </table:table-cell>
          <table:table-cell office:value-type="float" office:value="45748832" calcext:value-type="float">
            <text:p>45748832</text:p>
          </table:table-cell>
          <table:table-cell office:value-type="float" office:value="83406376" calcext:value-type="float">
            <text:p>83406376</text:p>
          </table:table-cell>
          <table:table-cell office:value-type="float" office:value="454179872" calcext:value-type="float">
            <text:p>454179872</text:p>
          </table:table-cell>
          <table:table-cell office:value-type="float" office:value="243163960" calcext:value-type="float">
            <text:p>243163960</text:p>
          </table:table-cell>
          <table:table-cell office:value-type="float" office:value="223489856" calcext:value-type="float">
            <text:p>223489856</text:p>
          </table:table-cell>
          <table:table-cell office:value-type="float" office:value="172921680" calcext:value-type="float">
            <text:p>1729216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33400" calcext:value-type="float">
            <text:p>21433400</text:p>
          </table:table-cell>
          <table:table-cell office:value-type="float" office:value="154703728" calcext:value-type="float">
            <text:p>154703728</text:p>
          </table:table-cell>
          <table:table-cell office:value-type="float" office:value="79252592" calcext:value-type="float">
            <text:p>79252592</text:p>
          </table:table-cell>
          <table:table-cell office:value-type="float" office:value="66613904" calcext:value-type="float">
            <text:p>66613904</text:p>
          </table:table-cell>
          <table:table-cell office:value-type="float" office:value="45750296" calcext:value-type="float">
            <text:p>45750296</text:p>
          </table:table-cell>
          <table:table-cell office:value-type="float" office:value="83424472" calcext:value-type="float">
            <text:p>83424472</text:p>
          </table:table-cell>
          <table:table-cell office:value-type="float" office:value="454461824" calcext:value-type="float">
            <text:p>454461824</text:p>
          </table:table-cell>
          <table:table-cell office:value-type="float" office:value="243164688" calcext:value-type="float">
            <text:p>243164688</text:p>
          </table:table-cell>
          <table:table-cell office:value-type="float" office:value="223583888" calcext:value-type="float">
            <text:p>223583888</text:p>
          </table:table-cell>
          <table:table-cell office:value-type="float" office:value="172931376" calcext:value-type="float">
            <text:p>172931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33520" calcext:value-type="float">
            <text:p>21433520</text:p>
          </table:table-cell>
          <table:table-cell office:value-type="float" office:value="154703984" calcext:value-type="float">
            <text:p>154703984</text:p>
          </table:table-cell>
          <table:table-cell office:value-type="float" office:value="79253296" calcext:value-type="float">
            <text:p>79253296</text:p>
          </table:table-cell>
          <table:table-cell office:value-type="float" office:value="66614344" calcext:value-type="float">
            <text:p>66614344</text:p>
          </table:table-cell>
          <table:table-cell office:value-type="float" office:value="45750848" calcext:value-type="float">
            <text:p>45750848</text:p>
          </table:table-cell>
          <table:table-cell office:value-type="float" office:value="83424784" calcext:value-type="float">
            <text:p>83424784</text:p>
          </table:table-cell>
          <table:table-cell office:value-type="float" office:value="455544616" calcext:value-type="float">
            <text:p>455544616</text:p>
          </table:table-cell>
          <table:table-cell office:value-type="float" office:value="243172872" calcext:value-type="float">
            <text:p>243172872</text:p>
          </table:table-cell>
          <table:table-cell office:value-type="float" office:value="223651152" calcext:value-type="float">
            <text:p>223651152</text:p>
          </table:table-cell>
          <table:table-cell office:value-type="float" office:value="172936672" calcext:value-type="float">
            <text:p>172936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33592" calcext:value-type="float">
            <text:p>21433592</text:p>
          </table:table-cell>
          <table:table-cell office:value-type="float" office:value="154726120" calcext:value-type="float">
            <text:p>154726120</text:p>
          </table:table-cell>
          <table:table-cell office:value-type="float" office:value="79254768" calcext:value-type="float">
            <text:p>79254768</text:p>
          </table:table-cell>
          <table:table-cell office:value-type="float" office:value="66619840" calcext:value-type="float">
            <text:p>66619840</text:p>
          </table:table-cell>
          <table:table-cell office:value-type="float" office:value="45752408" calcext:value-type="float">
            <text:p>45752408</text:p>
          </table:table-cell>
          <table:table-cell office:value-type="float" office:value="83427376" calcext:value-type="float">
            <text:p>83427376</text:p>
          </table:table-cell>
          <table:table-cell office:value-type="float" office:value="455909104" calcext:value-type="float">
            <text:p>455909104</text:p>
          </table:table-cell>
          <table:table-cell office:value-type="float" office:value="243182360" calcext:value-type="float">
            <text:p>243182360</text:p>
          </table:table-cell>
          <table:table-cell office:value-type="float" office:value="223698688" calcext:value-type="float">
            <text:p>223698688</text:p>
          </table:table-cell>
          <table:table-cell office:value-type="float" office:value="172936992" calcext:value-type="float">
            <text:p>172936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34528" calcext:value-type="float">
            <text:p>21434528</text:p>
          </table:table-cell>
          <table:table-cell office:value-type="float" office:value="154729136" calcext:value-type="float">
            <text:p>154729136</text:p>
          </table:table-cell>
          <table:table-cell office:value-type="float" office:value="79256032" calcext:value-type="float">
            <text:p>79256032</text:p>
          </table:table-cell>
          <table:table-cell office:value-type="float" office:value="66621176" calcext:value-type="float">
            <text:p>66621176</text:p>
          </table:table-cell>
          <table:table-cell office:value-type="float" office:value="45753392" calcext:value-type="float">
            <text:p>45753392</text:p>
          </table:table-cell>
          <table:table-cell office:value-type="float" office:value="83433096" calcext:value-type="float">
            <text:p>83433096</text:p>
          </table:table-cell>
          <table:table-cell office:value-type="float" office:value="456048808" calcext:value-type="float">
            <text:p>456048808</text:p>
          </table:table-cell>
          <table:table-cell office:value-type="float" office:value="243201408" calcext:value-type="float">
            <text:p>243201408</text:p>
          </table:table-cell>
          <table:table-cell office:value-type="float" office:value="223808544" calcext:value-type="float">
            <text:p>223808544</text:p>
          </table:table-cell>
          <table:table-cell office:value-type="float" office:value="172941896" calcext:value-type="float">
            <text:p>172941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35176" calcext:value-type="float">
            <text:p>21435176</text:p>
          </table:table-cell>
          <table:table-cell office:value-type="float" office:value="154732328" calcext:value-type="float">
            <text:p>154732328</text:p>
          </table:table-cell>
          <table:table-cell office:value-type="float" office:value="79256120" calcext:value-type="float">
            <text:p>79256120</text:p>
          </table:table-cell>
          <table:table-cell office:value-type="float" office:value="66622704" calcext:value-type="float">
            <text:p>66622704</text:p>
          </table:table-cell>
          <table:table-cell office:value-type="float" office:value="45754536" calcext:value-type="float">
            <text:p>45754536</text:p>
          </table:table-cell>
          <table:table-cell office:value-type="float" office:value="83446296" calcext:value-type="float">
            <text:p>83446296</text:p>
          </table:table-cell>
          <table:table-cell office:value-type="float" office:value="456090632" calcext:value-type="float">
            <text:p>456090632</text:p>
          </table:table-cell>
          <table:table-cell office:value-type="float" office:value="243207328" calcext:value-type="float">
            <text:p>243207328</text:p>
          </table:table-cell>
          <table:table-cell office:value-type="float" office:value="224240408" calcext:value-type="float">
            <text:p>224240408</text:p>
          </table:table-cell>
          <table:table-cell office:value-type="float" office:value="172949312" calcext:value-type="float">
            <text:p>172949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36528" calcext:value-type="float">
            <text:p>21436528</text:p>
          </table:table-cell>
          <table:table-cell office:value-type="float" office:value="154742128" calcext:value-type="float">
            <text:p>154742128</text:p>
          </table:table-cell>
          <table:table-cell office:value-type="float" office:value="79257008" calcext:value-type="float">
            <text:p>79257008</text:p>
          </table:table-cell>
          <table:table-cell office:value-type="float" office:value="66623232" calcext:value-type="float">
            <text:p>66623232</text:p>
          </table:table-cell>
          <table:table-cell office:value-type="float" office:value="45756552" calcext:value-type="float">
            <text:p>45756552</text:p>
          </table:table-cell>
          <table:table-cell office:value-type="float" office:value="83453472" calcext:value-type="float">
            <text:p>83453472</text:p>
          </table:table-cell>
          <table:table-cell office:value-type="float" office:value="456870344" calcext:value-type="float">
            <text:p>456870344</text:p>
          </table:table-cell>
          <table:table-cell office:value-type="float" office:value="243241952" calcext:value-type="float">
            <text:p>243241952</text:p>
          </table:table-cell>
          <table:table-cell office:value-type="float" office:value="224642936" calcext:value-type="float">
            <text:p>224642936</text:p>
          </table:table-cell>
          <table:table-cell office:value-type="float" office:value="172961632" calcext:value-type="float">
            <text:p>172961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38192" calcext:value-type="float">
            <text:p>21438192</text:p>
          </table:table-cell>
          <table:table-cell office:value-type="float" office:value="154743888" calcext:value-type="float">
            <text:p>154743888</text:p>
          </table:table-cell>
          <table:table-cell office:value-type="float" office:value="79258280" calcext:value-type="float">
            <text:p>79258280</text:p>
          </table:table-cell>
          <table:table-cell office:value-type="float" office:value="66631320" calcext:value-type="float">
            <text:p>66631320</text:p>
          </table:table-cell>
          <table:table-cell office:value-type="float" office:value="45758376" calcext:value-type="float">
            <text:p>45758376</text:p>
          </table:table-cell>
          <table:table-cell office:value-type="float" office:value="83464624" calcext:value-type="float">
            <text:p>83464624</text:p>
          </table:table-cell>
          <table:table-cell office:value-type="float" office:value="457817176" calcext:value-type="float">
            <text:p>457817176</text:p>
          </table:table-cell>
          <table:table-cell office:value-type="float" office:value="243261264" calcext:value-type="float">
            <text:p>243261264</text:p>
          </table:table-cell>
          <table:table-cell office:value-type="float" office:value="224724392" calcext:value-type="float">
            <text:p>224724392</text:p>
          </table:table-cell>
          <table:table-cell office:value-type="float" office:value="172964760" calcext:value-type="float">
            <text:p>1729647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38896" calcext:value-type="float">
            <text:p>21438896</text:p>
          </table:table-cell>
          <table:table-cell office:value-type="float" office:value="154759936" calcext:value-type="float">
            <text:p>154759936</text:p>
          </table:table-cell>
          <table:table-cell office:value-type="float" office:value="79261632" calcext:value-type="float">
            <text:p>79261632</text:p>
          </table:table-cell>
          <table:table-cell office:value-type="float" office:value="66631416" calcext:value-type="float">
            <text:p>66631416</text:p>
          </table:table-cell>
          <table:table-cell office:value-type="float" office:value="45758440" calcext:value-type="float">
            <text:p>45758440</text:p>
          </table:table-cell>
          <table:table-cell office:value-type="float" office:value="83570488" calcext:value-type="float">
            <text:p>83570488</text:p>
          </table:table-cell>
          <table:table-cell office:value-type="float" office:value="457993800" calcext:value-type="float">
            <text:p>457993800</text:p>
          </table:table-cell>
          <table:table-cell office:value-type="float" office:value="243264664" calcext:value-type="float">
            <text:p>243264664</text:p>
          </table:table-cell>
          <table:table-cell office:value-type="float" office:value="224745264" calcext:value-type="float">
            <text:p>224745264</text:p>
          </table:table-cell>
          <table:table-cell office:value-type="float" office:value="172994000" calcext:value-type="float">
            <text:p>172994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40256" calcext:value-type="float">
            <text:p>21440256</text:p>
          </table:table-cell>
          <table:table-cell office:value-type="float" office:value="154768024" calcext:value-type="float">
            <text:p>154768024</text:p>
          </table:table-cell>
          <table:table-cell office:value-type="float" office:value="79261912" calcext:value-type="float">
            <text:p>79261912</text:p>
          </table:table-cell>
          <table:table-cell office:value-type="float" office:value="66632080" calcext:value-type="float">
            <text:p>66632080</text:p>
          </table:table-cell>
          <table:table-cell office:value-type="float" office:value="45759704" calcext:value-type="float">
            <text:p>45759704</text:p>
          </table:table-cell>
          <table:table-cell office:value-type="float" office:value="83668328" calcext:value-type="float">
            <text:p>83668328</text:p>
          </table:table-cell>
          <table:table-cell office:value-type="float" office:value="458022176" calcext:value-type="float">
            <text:p>458022176</text:p>
          </table:table-cell>
          <table:table-cell office:value-type="float" office:value="243289720" calcext:value-type="float">
            <text:p>243289720</text:p>
          </table:table-cell>
          <table:table-cell office:value-type="float" office:value="224764936" calcext:value-type="float">
            <text:p>224764936</text:p>
          </table:table-cell>
          <table:table-cell office:value-type="float" office:value="173005736" calcext:value-type="float">
            <text:p>173005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40752" calcext:value-type="float">
            <text:p>21440752</text:p>
          </table:table-cell>
          <table:table-cell office:value-type="float" office:value="154774680" calcext:value-type="float">
            <text:p>154774680</text:p>
          </table:table-cell>
          <table:table-cell office:value-type="float" office:value="79267520" calcext:value-type="float">
            <text:p>79267520</text:p>
          </table:table-cell>
          <table:table-cell office:value-type="float" office:value="66636712" calcext:value-type="float">
            <text:p>66636712</text:p>
          </table:table-cell>
          <table:table-cell office:value-type="float" office:value="45760408" calcext:value-type="float">
            <text:p>45760408</text:p>
          </table:table-cell>
          <table:table-cell office:value-type="float" office:value="83715952" calcext:value-type="float">
            <text:p>83715952</text:p>
          </table:table-cell>
          <table:table-cell office:value-type="float" office:value="458043520" calcext:value-type="float">
            <text:p>458043520</text:p>
          </table:table-cell>
          <table:table-cell office:value-type="float" office:value="243347512" calcext:value-type="float">
            <text:p>243347512</text:p>
          </table:table-cell>
          <table:table-cell office:value-type="float" office:value="224845296" calcext:value-type="float">
            <text:p>224845296</text:p>
          </table:table-cell>
          <table:table-cell office:value-type="float" office:value="173010584" calcext:value-type="float">
            <text:p>173010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41112" calcext:value-type="float">
            <text:p>21441112</text:p>
          </table:table-cell>
          <table:table-cell office:value-type="float" office:value="154823968" calcext:value-type="float">
            <text:p>154823968</text:p>
          </table:table-cell>
          <table:table-cell office:value-type="float" office:value="79267616" calcext:value-type="float">
            <text:p>79267616</text:p>
          </table:table-cell>
          <table:table-cell office:value-type="float" office:value="66639432" calcext:value-type="float">
            <text:p>66639432</text:p>
          </table:table-cell>
          <table:table-cell office:value-type="float" office:value="45760552" calcext:value-type="float">
            <text:p>45760552</text:p>
          </table:table-cell>
          <table:table-cell office:value-type="float" office:value="83834032" calcext:value-type="float">
            <text:p>83834032</text:p>
          </table:table-cell>
          <table:table-cell office:value-type="float" office:value="458168848" calcext:value-type="float">
            <text:p>458168848</text:p>
          </table:table-cell>
          <table:table-cell office:value-type="float" office:value="243393944" calcext:value-type="float">
            <text:p>243393944</text:p>
          </table:table-cell>
          <table:table-cell office:value-type="float" office:value="224949856" calcext:value-type="float">
            <text:p>224949856</text:p>
          </table:table-cell>
          <table:table-cell office:value-type="float" office:value="173083664" calcext:value-type="float">
            <text:p>173083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42432" calcext:value-type="float">
            <text:p>21442432</text:p>
          </table:table-cell>
          <table:table-cell office:value-type="float" office:value="154832064" calcext:value-type="float">
            <text:p>154832064</text:p>
          </table:table-cell>
          <table:table-cell office:value-type="float" office:value="79269192" calcext:value-type="float">
            <text:p>79269192</text:p>
          </table:table-cell>
          <table:table-cell office:value-type="float" office:value="66642240" calcext:value-type="float">
            <text:p>66642240</text:p>
          </table:table-cell>
          <table:table-cell office:value-type="float" office:value="45763752" calcext:value-type="float">
            <text:p>45763752</text:p>
          </table:table-cell>
          <table:table-cell office:value-type="float" office:value="84165128" calcext:value-type="float">
            <text:p>84165128</text:p>
          </table:table-cell>
          <table:table-cell office:value-type="float" office:value="458236056" calcext:value-type="float">
            <text:p>458236056</text:p>
          </table:table-cell>
          <table:table-cell office:value-type="float" office:value="243429960" calcext:value-type="float">
            <text:p>243429960</text:p>
          </table:table-cell>
          <table:table-cell office:value-type="float" office:value="225766472" calcext:value-type="float">
            <text:p>225766472</text:p>
          </table:table-cell>
          <table:table-cell office:value-type="float" office:value="173099832" calcext:value-type="float">
            <text:p>173099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42544" calcext:value-type="float">
            <text:p>21442544</text:p>
          </table:table-cell>
          <table:table-cell office:value-type="float" office:value="154846072" calcext:value-type="float">
            <text:p>154846072</text:p>
          </table:table-cell>
          <table:table-cell office:value-type="float" office:value="79273936" calcext:value-type="float">
            <text:p>79273936</text:p>
          </table:table-cell>
          <table:table-cell office:value-type="float" office:value="66642664" calcext:value-type="float">
            <text:p>66642664</text:p>
          </table:table-cell>
          <table:table-cell office:value-type="float" office:value="45765296" calcext:value-type="float">
            <text:p>45765296</text:p>
          </table:table-cell>
          <table:table-cell office:value-type="float" office:value="84405344" calcext:value-type="float">
            <text:p>84405344</text:p>
          </table:table-cell>
          <table:table-cell office:value-type="float" office:value="458283784" calcext:value-type="float">
            <text:p>458283784</text:p>
          </table:table-cell>
          <table:table-cell office:value-type="float" office:value="243437440" calcext:value-type="float">
            <text:p>243437440</text:p>
          </table:table-cell>
          <table:table-cell office:value-type="float" office:value="225949760" calcext:value-type="float">
            <text:p>225949760</text:p>
          </table:table-cell>
          <table:table-cell office:value-type="float" office:value="173116184" calcext:value-type="float">
            <text:p>173116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44344" calcext:value-type="float">
            <text:p>21444344</text:p>
          </table:table-cell>
          <table:table-cell office:value-type="float" office:value="154856056" calcext:value-type="float">
            <text:p>154856056</text:p>
          </table:table-cell>
          <table:table-cell office:value-type="float" office:value="79275480" calcext:value-type="float">
            <text:p>79275480</text:p>
          </table:table-cell>
          <table:table-cell office:value-type="float" office:value="66647296" calcext:value-type="float">
            <text:p>66647296</text:p>
          </table:table-cell>
          <table:table-cell office:value-type="float" office:value="45765360" calcext:value-type="float">
            <text:p>45765360</text:p>
          </table:table-cell>
          <table:table-cell office:value-type="float" office:value="84582424" calcext:value-type="float">
            <text:p>84582424</text:p>
          </table:table-cell>
          <table:table-cell office:value-type="float" office:value="458301240" calcext:value-type="float">
            <text:p>458301240</text:p>
          </table:table-cell>
          <table:table-cell office:value-type="float" office:value="243471800" calcext:value-type="float">
            <text:p>243471800</text:p>
          </table:table-cell>
          <table:table-cell office:value-type="float" office:value="226245456" calcext:value-type="float">
            <text:p>226245456</text:p>
          </table:table-cell>
          <table:table-cell office:value-type="float" office:value="173145472" calcext:value-type="float">
            <text:p>173145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46224" calcext:value-type="float">
            <text:p>21446224</text:p>
          </table:table-cell>
          <table:table-cell office:value-type="float" office:value="154861216" calcext:value-type="float">
            <text:p>154861216</text:p>
          </table:table-cell>
          <table:table-cell office:value-type="float" office:value="79278656" calcext:value-type="float">
            <text:p>79278656</text:p>
          </table:table-cell>
          <table:table-cell office:value-type="float" office:value="66653336" calcext:value-type="float">
            <text:p>66653336</text:p>
          </table:table-cell>
          <table:table-cell office:value-type="float" office:value="45766120" calcext:value-type="float">
            <text:p>45766120</text:p>
          </table:table-cell>
          <table:table-cell office:value-type="float" office:value="84588720" calcext:value-type="float">
            <text:p>84588720</text:p>
          </table:table-cell>
          <table:table-cell office:value-type="float" office:value="458363496" calcext:value-type="float">
            <text:p>458363496</text:p>
          </table:table-cell>
          <table:table-cell office:value-type="float" office:value="243489816" calcext:value-type="float">
            <text:p>243489816</text:p>
          </table:table-cell>
          <table:table-cell office:value-type="float" office:value="226664936" calcext:value-type="float">
            <text:p>226664936</text:p>
          </table:table-cell>
          <table:table-cell office:value-type="float" office:value="173161864" calcext:value-type="float">
            <text:p>1731618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47592" calcext:value-type="float">
            <text:p>21447592</text:p>
          </table:table-cell>
          <table:table-cell office:value-type="float" office:value="154895904" calcext:value-type="float">
            <text:p>154895904</text:p>
          </table:table-cell>
          <table:table-cell office:value-type="float" office:value="79280320" calcext:value-type="float">
            <text:p>79280320</text:p>
          </table:table-cell>
          <table:table-cell office:value-type="float" office:value="66656984" calcext:value-type="float">
            <text:p>66656984</text:p>
          </table:table-cell>
          <table:table-cell office:value-type="float" office:value="45768560" calcext:value-type="float">
            <text:p>45768560</text:p>
          </table:table-cell>
          <table:table-cell office:value-type="float" office:value="84594968" calcext:value-type="float">
            <text:p>84594968</text:p>
          </table:table-cell>
          <table:table-cell office:value-type="float" office:value="458368280" calcext:value-type="float">
            <text:p>458368280</text:p>
          </table:table-cell>
          <table:table-cell office:value-type="float" office:value="243749176" calcext:value-type="float">
            <text:p>243749176</text:p>
          </table:table-cell>
          <table:table-cell office:value-type="float" office:value="226855424" calcext:value-type="float">
            <text:p>226855424</text:p>
          </table:table-cell>
          <table:table-cell office:value-type="float" office:value="173169856" calcext:value-type="float">
            <text:p>173169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49992" calcext:value-type="float">
            <text:p>21449992</text:p>
          </table:table-cell>
          <table:table-cell office:value-type="float" office:value="154904728" calcext:value-type="float">
            <text:p>154904728</text:p>
          </table:table-cell>
          <table:table-cell office:value-type="float" office:value="79280904" calcext:value-type="float">
            <text:p>79280904</text:p>
          </table:table-cell>
          <table:table-cell office:value-type="float" office:value="66657120" calcext:value-type="float">
            <text:p>66657120</text:p>
          </table:table-cell>
          <table:table-cell office:value-type="float" office:value="45769896" calcext:value-type="float">
            <text:p>45769896</text:p>
          </table:table-cell>
          <table:table-cell office:value-type="float" office:value="84664928" calcext:value-type="float">
            <text:p>84664928</text:p>
          </table:table-cell>
          <table:table-cell office:value-type="float" office:value="458385632" calcext:value-type="float">
            <text:p>458385632</text:p>
          </table:table-cell>
          <table:table-cell office:value-type="float" office:value="244026824" calcext:value-type="float">
            <text:p>244026824</text:p>
          </table:table-cell>
          <table:table-cell office:value-type="float" office:value="227130528" calcext:value-type="float">
            <text:p>227130528</text:p>
          </table:table-cell>
          <table:table-cell office:value-type="float" office:value="173312888" calcext:value-type="float">
            <text:p>173312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55024" calcext:value-type="float">
            <text:p>21455024</text:p>
          </table:table-cell>
          <table:table-cell office:value-type="float" office:value="154908784" calcext:value-type="float">
            <text:p>154908784</text:p>
          </table:table-cell>
          <table:table-cell office:value-type="float" office:value="79281232" calcext:value-type="float">
            <text:p>79281232</text:p>
          </table:table-cell>
          <table:table-cell office:value-type="float" office:value="66659032" calcext:value-type="float">
            <text:p>66659032</text:p>
          </table:table-cell>
          <table:table-cell office:value-type="float" office:value="45771912" calcext:value-type="float">
            <text:p>45771912</text:p>
          </table:table-cell>
          <table:table-cell office:value-type="float" office:value="84670904" calcext:value-type="float">
            <text:p>84670904</text:p>
          </table:table-cell>
          <table:table-cell office:value-type="float" office:value="458455456" calcext:value-type="float">
            <text:p>458455456</text:p>
          </table:table-cell>
          <table:table-cell office:value-type="float" office:value="244068432" calcext:value-type="float">
            <text:p>244068432</text:p>
          </table:table-cell>
          <table:table-cell office:value-type="float" office:value="227488936" calcext:value-type="float">
            <text:p>227488936</text:p>
          </table:table-cell>
          <table:table-cell office:value-type="float" office:value="173376104" calcext:value-type="float">
            <text:p>173376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55160" calcext:value-type="float">
            <text:p>21455160</text:p>
          </table:table-cell>
          <table:table-cell office:value-type="float" office:value="154918024" calcext:value-type="float">
            <text:p>154918024</text:p>
          </table:table-cell>
          <table:table-cell office:value-type="float" office:value="79283704" calcext:value-type="float">
            <text:p>79283704</text:p>
          </table:table-cell>
          <table:table-cell office:value-type="float" office:value="66664504" calcext:value-type="float">
            <text:p>66664504</text:p>
          </table:table-cell>
          <table:table-cell office:value-type="float" office:value="45773080" calcext:value-type="float">
            <text:p>45773080</text:p>
          </table:table-cell>
          <table:table-cell office:value-type="float" office:value="84673440" calcext:value-type="float">
            <text:p>84673440</text:p>
          </table:table-cell>
          <table:table-cell office:value-type="float" office:value="458559592" calcext:value-type="float">
            <text:p>458559592</text:p>
          </table:table-cell>
          <table:table-cell office:value-type="float" office:value="244078832" calcext:value-type="float">
            <text:p>244078832</text:p>
          </table:table-cell>
          <table:table-cell office:value-type="float" office:value="228259640" calcext:value-type="float">
            <text:p>228259640</text:p>
          </table:table-cell>
          <table:table-cell office:value-type="float" office:value="173401016" calcext:value-type="float">
            <text:p>173401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55920" calcext:value-type="float">
            <text:p>21455920</text:p>
          </table:table-cell>
          <table:table-cell office:value-type="float" office:value="154924560" calcext:value-type="float">
            <text:p>154924560</text:p>
          </table:table-cell>
          <table:table-cell office:value-type="float" office:value="79284264" calcext:value-type="float">
            <text:p>79284264</text:p>
          </table:table-cell>
          <table:table-cell office:value-type="float" office:value="66670904" calcext:value-type="float">
            <text:p>66670904</text:p>
          </table:table-cell>
          <table:table-cell office:value-type="float" office:value="45773168" calcext:value-type="float">
            <text:p>45773168</text:p>
          </table:table-cell>
          <table:table-cell office:value-type="float" office:value="84725328" calcext:value-type="float">
            <text:p>84725328</text:p>
          </table:table-cell>
          <table:table-cell office:value-type="float" office:value="458693744" calcext:value-type="float">
            <text:p>458693744</text:p>
          </table:table-cell>
          <table:table-cell office:value-type="float" office:value="244087024" calcext:value-type="float">
            <text:p>244087024</text:p>
          </table:table-cell>
          <table:table-cell office:value-type="float" office:value="228396792" calcext:value-type="float">
            <text:p>228396792</text:p>
          </table:table-cell>
          <table:table-cell office:value-type="float" office:value="173404912" calcext:value-type="float">
            <text:p>173404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56048" calcext:value-type="float">
            <text:p>21456048</text:p>
          </table:table-cell>
          <table:table-cell office:value-type="float" office:value="154941712" calcext:value-type="float">
            <text:p>154941712</text:p>
          </table:table-cell>
          <table:table-cell office:value-type="float" office:value="79285256" calcext:value-type="float">
            <text:p>79285256</text:p>
          </table:table-cell>
          <table:table-cell office:value-type="float" office:value="66672816" calcext:value-type="float">
            <text:p>66672816</text:p>
          </table:table-cell>
          <table:table-cell office:value-type="float" office:value="45775160" calcext:value-type="float">
            <text:p>45775160</text:p>
          </table:table-cell>
          <table:table-cell office:value-type="float" office:value="85586560" calcext:value-type="float">
            <text:p>85586560</text:p>
          </table:table-cell>
          <table:table-cell office:value-type="float" office:value="459215232" calcext:value-type="float">
            <text:p>459215232</text:p>
          </table:table-cell>
          <table:table-cell office:value-type="float" office:value="244795576" calcext:value-type="float">
            <text:p>244795576</text:p>
          </table:table-cell>
          <table:table-cell office:value-type="float" office:value="228662744" calcext:value-type="float">
            <text:p>228662744</text:p>
          </table:table-cell>
          <table:table-cell office:value-type="float" office:value="173499008" calcext:value-type="float">
            <text:p>173499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56800" calcext:value-type="float">
            <text:p>21456800</text:p>
          </table:table-cell>
          <table:table-cell office:value-type="float" office:value="154948712" calcext:value-type="float">
            <text:p>154948712</text:p>
          </table:table-cell>
          <table:table-cell office:value-type="float" office:value="79287072" calcext:value-type="float">
            <text:p>79287072</text:p>
          </table:table-cell>
          <table:table-cell office:value-type="float" office:value="66675272" calcext:value-type="float">
            <text:p>66675272</text:p>
          </table:table-cell>
          <table:table-cell office:value-type="float" office:value="45776088" calcext:value-type="float">
            <text:p>45776088</text:p>
          </table:table-cell>
          <table:table-cell office:value-type="float" office:value="85665696" calcext:value-type="float">
            <text:p>85665696</text:p>
          </table:table-cell>
          <table:table-cell office:value-type="float" office:value="459427024" calcext:value-type="float">
            <text:p>459427024</text:p>
          </table:table-cell>
          <table:table-cell office:value-type="float" office:value="244884688" calcext:value-type="float">
            <text:p>244884688</text:p>
          </table:table-cell>
          <table:table-cell office:value-type="float" office:value="228806376" calcext:value-type="float">
            <text:p>228806376</text:p>
          </table:table-cell>
          <table:table-cell office:value-type="float" office:value="173849528" calcext:value-type="float">
            <text:p>173849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59064" calcext:value-type="float">
            <text:p>21459064</text:p>
          </table:table-cell>
          <table:table-cell office:value-type="float" office:value="154960640" calcext:value-type="float">
            <text:p>154960640</text:p>
          </table:table-cell>
          <table:table-cell office:value-type="float" office:value="79290136" calcext:value-type="float">
            <text:p>79290136</text:p>
          </table:table-cell>
          <table:table-cell office:value-type="float" office:value="66679304" calcext:value-type="float">
            <text:p>66679304</text:p>
          </table:table-cell>
          <table:table-cell office:value-type="float" office:value="45777048" calcext:value-type="float">
            <text:p>45777048</text:p>
          </table:table-cell>
          <table:table-cell office:value-type="float" office:value="86110168" calcext:value-type="float">
            <text:p>86110168</text:p>
          </table:table-cell>
          <table:table-cell office:value-type="float" office:value="459658640" calcext:value-type="float">
            <text:p>459658640</text:p>
          </table:table-cell>
          <table:table-cell office:value-type="float" office:value="244975400" calcext:value-type="float">
            <text:p>244975400</text:p>
          </table:table-cell>
          <table:table-cell office:value-type="float" office:value="228872360" calcext:value-type="float">
            <text:p>228872360</text:p>
          </table:table-cell>
          <table:table-cell office:value-type="float" office:value="174150800" calcext:value-type="float">
            <text:p>1741508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59184" calcext:value-type="float">
            <text:p>21459184</text:p>
          </table:table-cell>
          <table:table-cell office:value-type="float" office:value="154960648" calcext:value-type="float">
            <text:p>154960648</text:p>
          </table:table-cell>
          <table:table-cell office:value-type="float" office:value="79291992" calcext:value-type="float">
            <text:p>79291992</text:p>
          </table:table-cell>
          <table:table-cell office:value-type="float" office:value="66683576" calcext:value-type="float">
            <text:p>66683576</text:p>
          </table:table-cell>
          <table:table-cell office:value-type="float" office:value="45779936" calcext:value-type="float">
            <text:p>45779936</text:p>
          </table:table-cell>
          <table:table-cell office:value-type="float" office:value="86111504" calcext:value-type="float">
            <text:p>86111504</text:p>
          </table:table-cell>
          <table:table-cell office:value-type="float" office:value="459991648" calcext:value-type="float">
            <text:p>459991648</text:p>
          </table:table-cell>
          <table:table-cell office:value-type="float" office:value="246345680" calcext:value-type="float">
            <text:p>246345680</text:p>
          </table:table-cell>
          <table:table-cell office:value-type="float" office:value="228893912" calcext:value-type="float">
            <text:p>228893912</text:p>
          </table:table-cell>
          <table:table-cell office:value-type="float" office:value="174278656" calcext:value-type="float">
            <text:p>174278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59640" calcext:value-type="float">
            <text:p>21459640</text:p>
          </table:table-cell>
          <table:table-cell office:value-type="float" office:value="154965688" calcext:value-type="float">
            <text:p>154965688</text:p>
          </table:table-cell>
          <table:table-cell office:value-type="float" office:value="79295976" calcext:value-type="float">
            <text:p>79295976</text:p>
          </table:table-cell>
          <table:table-cell office:value-type="float" office:value="66686808" calcext:value-type="float">
            <text:p>66686808</text:p>
          </table:table-cell>
          <table:table-cell office:value-type="float" office:value="45780504" calcext:value-type="float">
            <text:p>45780504</text:p>
          </table:table-cell>
          <table:table-cell office:value-type="float" office:value="86588720" calcext:value-type="float">
            <text:p>86588720</text:p>
          </table:table-cell>
          <table:table-cell office:value-type="float" office:value="460101080" calcext:value-type="float">
            <text:p>460101080</text:p>
          </table:table-cell>
          <table:table-cell office:value-type="float" office:value="246565280" calcext:value-type="float">
            <text:p>246565280</text:p>
          </table:table-cell>
          <table:table-cell office:value-type="float" office:value="228917864" calcext:value-type="float">
            <text:p>228917864</text:p>
          </table:table-cell>
          <table:table-cell office:value-type="float" office:value="174377296" calcext:value-type="float">
            <text:p>174377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61280" calcext:value-type="float">
            <text:p>21461280</text:p>
          </table:table-cell>
          <table:table-cell office:value-type="float" office:value="154971592" calcext:value-type="float">
            <text:p>154971592</text:p>
          </table:table-cell>
          <table:table-cell office:value-type="float" office:value="79302960" calcext:value-type="float">
            <text:p>79302960</text:p>
          </table:table-cell>
          <table:table-cell office:value-type="float" office:value="66694744" calcext:value-type="float">
            <text:p>66694744</text:p>
          </table:table-cell>
          <table:table-cell office:value-type="float" office:value="45782768" calcext:value-type="float">
            <text:p>45782768</text:p>
          </table:table-cell>
          <table:table-cell office:value-type="float" office:value="87257712" calcext:value-type="float">
            <text:p>87257712</text:p>
          </table:table-cell>
          <table:table-cell office:value-type="float" office:value="460381680" calcext:value-type="float">
            <text:p>460381680</text:p>
          </table:table-cell>
          <table:table-cell office:value-type="float" office:value="246937200" calcext:value-type="float">
            <text:p>246937200</text:p>
          </table:table-cell>
          <table:table-cell office:value-type="float" office:value="229269584" calcext:value-type="float">
            <text:p>229269584</text:p>
          </table:table-cell>
          <table:table-cell office:value-type="float" office:value="174667168" calcext:value-type="float">
            <text:p>174667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63168" calcext:value-type="float">
            <text:p>21463168</text:p>
          </table:table-cell>
          <table:table-cell office:value-type="float" office:value="154988872" calcext:value-type="float">
            <text:p>154988872</text:p>
          </table:table-cell>
          <table:table-cell office:value-type="float" office:value="79305640" calcext:value-type="float">
            <text:p>79305640</text:p>
          </table:table-cell>
          <table:table-cell office:value-type="float" office:value="66699016" calcext:value-type="float">
            <text:p>66699016</text:p>
          </table:table-cell>
          <table:table-cell office:value-type="float" office:value="45783288" calcext:value-type="float">
            <text:p>45783288</text:p>
          </table:table-cell>
          <table:table-cell office:value-type="float" office:value="88133608" calcext:value-type="float">
            <text:p>88133608</text:p>
          </table:table-cell>
          <table:table-cell office:value-type="float" office:value="460455880" calcext:value-type="float">
            <text:p>460455880</text:p>
          </table:table-cell>
          <table:table-cell office:value-type="float" office:value="247333424" calcext:value-type="float">
            <text:p>247333424</text:p>
          </table:table-cell>
          <table:table-cell office:value-type="float" office:value="229276960" calcext:value-type="float">
            <text:p>229276960</text:p>
          </table:table-cell>
          <table:table-cell office:value-type="float" office:value="175603576" calcext:value-type="float">
            <text:p>175603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63416" calcext:value-type="float">
            <text:p>21463416</text:p>
          </table:table-cell>
          <table:table-cell office:value-type="float" office:value="154994816" calcext:value-type="float">
            <text:p>154994816</text:p>
          </table:table-cell>
          <table:table-cell office:value-type="float" office:value="79310560" calcext:value-type="float">
            <text:p>79310560</text:p>
          </table:table-cell>
          <table:table-cell office:value-type="float" office:value="66699408" calcext:value-type="float">
            <text:p>66699408</text:p>
          </table:table-cell>
          <table:table-cell office:value-type="float" office:value="45783608" calcext:value-type="float">
            <text:p>45783608</text:p>
          </table:table-cell>
          <table:table-cell office:value-type="float" office:value="89354648" calcext:value-type="float">
            <text:p>89354648</text:p>
          </table:table-cell>
          <table:table-cell office:value-type="float" office:value="461488128" calcext:value-type="float">
            <text:p>461488128</text:p>
          </table:table-cell>
          <table:table-cell office:value-type="float" office:value="248048408" calcext:value-type="float">
            <text:p>248048408</text:p>
          </table:table-cell>
          <table:table-cell office:value-type="float" office:value="229311296" calcext:value-type="float">
            <text:p>229311296</text:p>
          </table:table-cell>
          <table:table-cell office:value-type="float" office:value="175721520" calcext:value-type="float">
            <text:p>175721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64168" calcext:value-type="float">
            <text:p>21464168</text:p>
          </table:table-cell>
          <table:table-cell office:value-type="float" office:value="155021360" calcext:value-type="float">
            <text:p>155021360</text:p>
          </table:table-cell>
          <table:table-cell office:value-type="float" office:value="79310576" calcext:value-type="float">
            <text:p>79310576</text:p>
          </table:table-cell>
          <table:table-cell office:value-type="float" office:value="66700704" calcext:value-type="float">
            <text:p>66700704</text:p>
          </table:table-cell>
          <table:table-cell office:value-type="float" office:value="45783736" calcext:value-type="float">
            <text:p>45783736</text:p>
          </table:table-cell>
          <table:table-cell office:value-type="float" office:value="89672568" calcext:value-type="float">
            <text:p>89672568</text:p>
          </table:table-cell>
          <table:table-cell office:value-type="float" office:value="461831672" calcext:value-type="float">
            <text:p>461831672</text:p>
          </table:table-cell>
          <table:table-cell office:value-type="float" office:value="248068416" calcext:value-type="float">
            <text:p>248068416</text:p>
          </table:table-cell>
          <table:table-cell office:value-type="float" office:value="229423136" calcext:value-type="float">
            <text:p>229423136</text:p>
          </table:table-cell>
          <table:table-cell office:value-type="float" office:value="176098192" calcext:value-type="float">
            <text:p>176098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64576" calcext:value-type="float">
            <text:p>21464576</text:p>
          </table:table-cell>
          <table:table-cell office:value-type="float" office:value="155026352" calcext:value-type="float">
            <text:p>155026352</text:p>
          </table:table-cell>
          <table:table-cell office:value-type="float" office:value="79312680" calcext:value-type="float">
            <text:p>79312680</text:p>
          </table:table-cell>
          <table:table-cell office:value-type="float" office:value="66702008" calcext:value-type="float">
            <text:p>66702008</text:p>
          </table:table-cell>
          <table:table-cell office:value-type="float" office:value="45785008" calcext:value-type="float">
            <text:p>45785008</text:p>
          </table:table-cell>
          <table:table-cell office:value-type="float" office:value="89686792" calcext:value-type="float">
            <text:p>89686792</text:p>
          </table:table-cell>
          <table:table-cell office:value-type="float" office:value="461966776" calcext:value-type="float">
            <text:p>461966776</text:p>
          </table:table-cell>
          <table:table-cell office:value-type="float" office:value="248073856" calcext:value-type="float">
            <text:p>248073856</text:p>
          </table:table-cell>
          <table:table-cell office:value-type="float" office:value="229438688" calcext:value-type="float">
            <text:p>229438688</text:p>
          </table:table-cell>
          <table:table-cell office:value-type="float" office:value="176810512" calcext:value-type="float">
            <text:p>176810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66152" calcext:value-type="float">
            <text:p>21466152</text:p>
          </table:table-cell>
          <table:table-cell office:value-type="float" office:value="155033112" calcext:value-type="float">
            <text:p>155033112</text:p>
          </table:table-cell>
          <table:table-cell office:value-type="float" office:value="79315344" calcext:value-type="float">
            <text:p>79315344</text:p>
          </table:table-cell>
          <table:table-cell office:value-type="float" office:value="66703624" calcext:value-type="float">
            <text:p>66703624</text:p>
          </table:table-cell>
          <table:table-cell office:value-type="float" office:value="45788960" calcext:value-type="float">
            <text:p>45788960</text:p>
          </table:table-cell>
          <table:table-cell office:value-type="float" office:value="89739864" calcext:value-type="float">
            <text:p>89739864</text:p>
          </table:table-cell>
          <table:table-cell office:value-type="float" office:value="462036712" calcext:value-type="float">
            <text:p>462036712</text:p>
          </table:table-cell>
          <table:table-cell office:value-type="float" office:value="249473608" calcext:value-type="float">
            <text:p>249473608</text:p>
          </table:table-cell>
          <table:table-cell office:value-type="float" office:value="229506248" calcext:value-type="float">
            <text:p>229506248</text:p>
          </table:table-cell>
          <table:table-cell office:value-type="float" office:value="177134768" calcext:value-type="float">
            <text:p>177134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67184" calcext:value-type="float">
            <text:p>21467184</text:p>
          </table:table-cell>
          <table:table-cell office:value-type="float" office:value="155038240" calcext:value-type="float">
            <text:p>155038240</text:p>
          </table:table-cell>
          <table:table-cell office:value-type="float" office:value="79318272" calcext:value-type="float">
            <text:p>79318272</text:p>
          </table:table-cell>
          <table:table-cell office:value-type="float" office:value="66703760" calcext:value-type="float">
            <text:p>66703760</text:p>
          </table:table-cell>
          <table:table-cell office:value-type="float" office:value="45789424" calcext:value-type="float">
            <text:p>45789424</text:p>
          </table:table-cell>
          <table:table-cell office:value-type="float" office:value="89797432" calcext:value-type="float">
            <text:p>89797432</text:p>
          </table:table-cell>
          <table:table-cell office:value-type="float" office:value="462103432" calcext:value-type="float">
            <text:p>462103432</text:p>
          </table:table-cell>
          <table:table-cell office:value-type="float" office:value="249480544" calcext:value-type="float">
            <text:p>249480544</text:p>
          </table:table-cell>
          <table:table-cell office:value-type="float" office:value="229543680" calcext:value-type="float">
            <text:p>229543680</text:p>
          </table:table-cell>
          <table:table-cell office:value-type="float" office:value="177656632" calcext:value-type="float">
            <text:p>177656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67408" calcext:value-type="float">
            <text:p>21467408</text:p>
          </table:table-cell>
          <table:table-cell office:value-type="float" office:value="155039640" calcext:value-type="float">
            <text:p>155039640</text:p>
          </table:table-cell>
          <table:table-cell office:value-type="float" office:value="79320552" calcext:value-type="float">
            <text:p>79320552</text:p>
          </table:table-cell>
          <table:table-cell office:value-type="float" office:value="66706296" calcext:value-type="float">
            <text:p>66706296</text:p>
          </table:table-cell>
          <table:table-cell office:value-type="float" office:value="45789600" calcext:value-type="float">
            <text:p>45789600</text:p>
          </table:table-cell>
          <table:table-cell office:value-type="float" office:value="89798912" calcext:value-type="float">
            <text:p>89798912</text:p>
          </table:table-cell>
          <table:table-cell office:value-type="float" office:value="462462728" calcext:value-type="float">
            <text:p>462462728</text:p>
          </table:table-cell>
          <table:table-cell office:value-type="float" office:value="249488128" calcext:value-type="float">
            <text:p>249488128</text:p>
          </table:table-cell>
          <table:table-cell office:value-type="float" office:value="229621920" calcext:value-type="float">
            <text:p>229621920</text:p>
          </table:table-cell>
          <table:table-cell office:value-type="float" office:value="177747216" calcext:value-type="float">
            <text:p>177747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68192" calcext:value-type="float">
            <text:p>21468192</text:p>
          </table:table-cell>
          <table:table-cell office:value-type="float" office:value="155078448" calcext:value-type="float">
            <text:p>155078448</text:p>
          </table:table-cell>
          <table:table-cell office:value-type="float" office:value="79329552" calcext:value-type="float">
            <text:p>79329552</text:p>
          </table:table-cell>
          <table:table-cell office:value-type="float" office:value="66712400" calcext:value-type="float">
            <text:p>66712400</text:p>
          </table:table-cell>
          <table:table-cell office:value-type="float" office:value="45790448" calcext:value-type="float">
            <text:p>45790448</text:p>
          </table:table-cell>
          <table:table-cell office:value-type="float" office:value="89802032" calcext:value-type="float">
            <text:p>89802032</text:p>
          </table:table-cell>
          <table:table-cell office:value-type="float" office:value="462867192" calcext:value-type="float">
            <text:p>462867192</text:p>
          </table:table-cell>
          <table:table-cell office:value-type="float" office:value="249495136" calcext:value-type="float">
            <text:p>249495136</text:p>
          </table:table-cell>
          <table:table-cell office:value-type="float" office:value="229629728" calcext:value-type="float">
            <text:p>229629728</text:p>
          </table:table-cell>
          <table:table-cell office:value-type="float" office:value="178619432" calcext:value-type="float">
            <text:p>178619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68280" calcext:value-type="float">
            <text:p>21468280</text:p>
          </table:table-cell>
          <table:table-cell office:value-type="float" office:value="155106384" calcext:value-type="float">
            <text:p>155106384</text:p>
          </table:table-cell>
          <table:table-cell office:value-type="float" office:value="79332520" calcext:value-type="float">
            <text:p>79332520</text:p>
          </table:table-cell>
          <table:table-cell office:value-type="float" office:value="66714248" calcext:value-type="float">
            <text:p>66714248</text:p>
          </table:table-cell>
          <table:table-cell office:value-type="float" office:value="45791504" calcext:value-type="float">
            <text:p>45791504</text:p>
          </table:table-cell>
          <table:table-cell office:value-type="float" office:value="89821360" calcext:value-type="float">
            <text:p>89821360</text:p>
          </table:table-cell>
          <table:table-cell office:value-type="float" office:value="463426024" calcext:value-type="float">
            <text:p>463426024</text:p>
          </table:table-cell>
          <table:table-cell office:value-type="float" office:value="249505504" calcext:value-type="float">
            <text:p>249505504</text:p>
          </table:table-cell>
          <table:table-cell office:value-type="float" office:value="229652096" calcext:value-type="float">
            <text:p>229652096</text:p>
          </table:table-cell>
          <table:table-cell office:value-type="float" office:value="179052520" calcext:value-type="float">
            <text:p>179052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69480" calcext:value-type="float">
            <text:p>21469480</text:p>
          </table:table-cell>
          <table:table-cell office:value-type="float" office:value="155117424" calcext:value-type="float">
            <text:p>155117424</text:p>
          </table:table-cell>
          <table:table-cell office:value-type="float" office:value="79333512" calcext:value-type="float">
            <text:p>79333512</text:p>
          </table:table-cell>
          <table:table-cell office:value-type="float" office:value="66720064" calcext:value-type="float">
            <text:p>66720064</text:p>
          </table:table-cell>
          <table:table-cell office:value-type="float" office:value="45792048" calcext:value-type="float">
            <text:p>45792048</text:p>
          </table:table-cell>
          <table:table-cell office:value-type="float" office:value="89834800" calcext:value-type="float">
            <text:p>89834800</text:p>
          </table:table-cell>
          <table:table-cell office:value-type="float" office:value="463736392" calcext:value-type="float">
            <text:p>463736392</text:p>
          </table:table-cell>
          <table:table-cell office:value-type="float" office:value="249508896" calcext:value-type="float">
            <text:p>249508896</text:p>
          </table:table-cell>
          <table:table-cell office:value-type="float" office:value="229760784" calcext:value-type="float">
            <text:p>229760784</text:p>
          </table:table-cell>
          <table:table-cell office:value-type="float" office:value="179194440" calcext:value-type="float">
            <text:p>1791944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70336" calcext:value-type="float">
            <text:p>21470336</text:p>
          </table:table-cell>
          <table:table-cell office:value-type="float" office:value="155134216" calcext:value-type="float">
            <text:p>155134216</text:p>
          </table:table-cell>
          <table:table-cell office:value-type="float" office:value="79335736" calcext:value-type="float">
            <text:p>79335736</text:p>
          </table:table-cell>
          <table:table-cell office:value-type="float" office:value="66724512" calcext:value-type="float">
            <text:p>66724512</text:p>
          </table:table-cell>
          <table:table-cell office:value-type="float" office:value="45792264" calcext:value-type="float">
            <text:p>45792264</text:p>
          </table:table-cell>
          <table:table-cell office:value-type="float" office:value="89835240" calcext:value-type="float">
            <text:p>89835240</text:p>
          </table:table-cell>
          <table:table-cell office:value-type="float" office:value="464337064" calcext:value-type="float">
            <text:p>464337064</text:p>
          </table:table-cell>
          <table:table-cell office:value-type="float" office:value="249515808" calcext:value-type="float">
            <text:p>249515808</text:p>
          </table:table-cell>
          <table:table-cell office:value-type="float" office:value="229780760" calcext:value-type="float">
            <text:p>229780760</text:p>
          </table:table-cell>
          <table:table-cell office:value-type="float" office:value="179197680" calcext:value-type="float">
            <text:p>1791976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73816" calcext:value-type="float">
            <text:p>21473816</text:p>
          </table:table-cell>
          <table:table-cell office:value-type="float" office:value="155156936" calcext:value-type="float">
            <text:p>155156936</text:p>
          </table:table-cell>
          <table:table-cell office:value-type="float" office:value="79342096" calcext:value-type="float">
            <text:p>79342096</text:p>
          </table:table-cell>
          <table:table-cell office:value-type="float" office:value="66727808" calcext:value-type="float">
            <text:p>66727808</text:p>
          </table:table-cell>
          <table:table-cell office:value-type="float" office:value="45793536" calcext:value-type="float">
            <text:p>45793536</text:p>
          </table:table-cell>
          <table:table-cell office:value-type="float" office:value="89845632" calcext:value-type="float">
            <text:p>89845632</text:p>
          </table:table-cell>
          <table:table-cell office:value-type="float" office:value="464455440" calcext:value-type="float">
            <text:p>464455440</text:p>
          </table:table-cell>
          <table:table-cell office:value-type="float" office:value="249530072" calcext:value-type="float">
            <text:p>249530072</text:p>
          </table:table-cell>
          <table:table-cell office:value-type="float" office:value="229811032" calcext:value-type="float">
            <text:p>229811032</text:p>
          </table:table-cell>
          <table:table-cell office:value-type="float" office:value="179223560" calcext:value-type="float">
            <text:p>1792235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74256" calcext:value-type="float">
            <text:p>21474256</text:p>
          </table:table-cell>
          <table:table-cell office:value-type="float" office:value="155163400" calcext:value-type="float">
            <text:p>155163400</text:p>
          </table:table-cell>
          <table:table-cell office:value-type="float" office:value="79344384" calcext:value-type="float">
            <text:p>79344384</text:p>
          </table:table-cell>
          <table:table-cell office:value-type="float" office:value="66728200" calcext:value-type="float">
            <text:p>66728200</text:p>
          </table:table-cell>
          <table:table-cell office:value-type="float" office:value="45794056" calcext:value-type="float">
            <text:p>45794056</text:p>
          </table:table-cell>
          <table:table-cell office:value-type="float" office:value="89857304" calcext:value-type="float">
            <text:p>89857304</text:p>
          </table:table-cell>
          <table:table-cell office:value-type="float" office:value="464602864" calcext:value-type="float">
            <text:p>464602864</text:p>
          </table:table-cell>
          <table:table-cell office:value-type="float" office:value="249550592" calcext:value-type="float">
            <text:p>249550592</text:p>
          </table:table-cell>
          <table:table-cell office:value-type="float" office:value="229812736" calcext:value-type="float">
            <text:p>229812736</text:p>
          </table:table-cell>
          <table:table-cell office:value-type="float" office:value="179237792" calcext:value-type="float">
            <text:p>179237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74640" calcext:value-type="float">
            <text:p>21474640</text:p>
          </table:table-cell>
          <table:table-cell office:value-type="float" office:value="155213008" calcext:value-type="float">
            <text:p>155213008</text:p>
          </table:table-cell>
          <table:table-cell office:value-type="float" office:value="79354992" calcext:value-type="float">
            <text:p>79354992</text:p>
          </table:table-cell>
          <table:table-cell office:value-type="float" office:value="66728856" calcext:value-type="float">
            <text:p>66728856</text:p>
          </table:table-cell>
          <table:table-cell office:value-type="float" office:value="45794184" calcext:value-type="float">
            <text:p>45794184</text:p>
          </table:table-cell>
          <table:table-cell office:value-type="float" office:value="89877912" calcext:value-type="float">
            <text:p>89877912</text:p>
          </table:table-cell>
          <table:table-cell office:value-type="float" office:value="464607024" calcext:value-type="float">
            <text:p>464607024</text:p>
          </table:table-cell>
          <table:table-cell office:value-type="float" office:value="249563056" calcext:value-type="float">
            <text:p>249563056</text:p>
          </table:table-cell>
          <table:table-cell office:value-type="float" office:value="229817896" calcext:value-type="float">
            <text:p>229817896</text:p>
          </table:table-cell>
          <table:table-cell office:value-type="float" office:value="179241960" calcext:value-type="float">
            <text:p>1792419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78664" calcext:value-type="float">
            <text:p>21478664</text:p>
          </table:table-cell>
          <table:table-cell office:value-type="float" office:value="155213176" calcext:value-type="float">
            <text:p>155213176</text:p>
          </table:table-cell>
          <table:table-cell office:value-type="float" office:value="79357984" calcext:value-type="float">
            <text:p>79357984</text:p>
          </table:table-cell>
          <table:table-cell office:value-type="float" office:value="66734456" calcext:value-type="float">
            <text:p>66734456</text:p>
          </table:table-cell>
          <table:table-cell office:value-type="float" office:value="45794584" calcext:value-type="float">
            <text:p>45794584</text:p>
          </table:table-cell>
          <table:table-cell office:value-type="float" office:value="89886488" calcext:value-type="float">
            <text:p>89886488</text:p>
          </table:table-cell>
          <table:table-cell office:value-type="float" office:value="464633200" calcext:value-type="float">
            <text:p>464633200</text:p>
          </table:table-cell>
          <table:table-cell office:value-type="float" office:value="249565568" calcext:value-type="float">
            <text:p>249565568</text:p>
          </table:table-cell>
          <table:table-cell office:value-type="float" office:value="229840008" calcext:value-type="float">
            <text:p>229840008</text:p>
          </table:table-cell>
          <table:table-cell office:value-type="float" office:value="179256216" calcext:value-type="float">
            <text:p>179256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79288" calcext:value-type="float">
            <text:p>21479288</text:p>
          </table:table-cell>
          <table:table-cell office:value-type="float" office:value="155229144" calcext:value-type="float">
            <text:p>155229144</text:p>
          </table:table-cell>
          <table:table-cell office:value-type="float" office:value="79359232" calcext:value-type="float">
            <text:p>79359232</text:p>
          </table:table-cell>
          <table:table-cell office:value-type="float" office:value="66741624" calcext:value-type="float">
            <text:p>66741624</text:p>
          </table:table-cell>
          <table:table-cell office:value-type="float" office:value="45794664" calcext:value-type="float">
            <text:p>45794664</text:p>
          </table:table-cell>
          <table:table-cell office:value-type="float" office:value="89891824" calcext:value-type="float">
            <text:p>89891824</text:p>
          </table:table-cell>
          <table:table-cell office:value-type="float" office:value="464667552" calcext:value-type="float">
            <text:p>464667552</text:p>
          </table:table-cell>
          <table:table-cell office:value-type="float" office:value="249606736" calcext:value-type="float">
            <text:p>249606736</text:p>
          </table:table-cell>
          <table:table-cell office:value-type="float" office:value="229954184" calcext:value-type="float">
            <text:p>229954184</text:p>
          </table:table-cell>
          <table:table-cell office:value-type="float" office:value="179257536" calcext:value-type="float">
            <text:p>179257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79864" calcext:value-type="float">
            <text:p>21479864</text:p>
          </table:table-cell>
          <table:table-cell office:value-type="float" office:value="155240184" calcext:value-type="float">
            <text:p>155240184</text:p>
          </table:table-cell>
          <table:table-cell office:value-type="float" office:value="79359376" calcext:value-type="float">
            <text:p>79359376</text:p>
          </table:table-cell>
          <table:table-cell office:value-type="float" office:value="66742520" calcext:value-type="float">
            <text:p>66742520</text:p>
          </table:table-cell>
          <table:table-cell office:value-type="float" office:value="45794960" calcext:value-type="float">
            <text:p>45794960</text:p>
          </table:table-cell>
          <table:table-cell office:value-type="float" office:value="89906408" calcext:value-type="float">
            <text:p>89906408</text:p>
          </table:table-cell>
          <table:table-cell office:value-type="float" office:value="464694976" calcext:value-type="float">
            <text:p>464694976</text:p>
          </table:table-cell>
          <table:table-cell office:value-type="float" office:value="249611456" calcext:value-type="float">
            <text:p>249611456</text:p>
          </table:table-cell>
          <table:table-cell office:value-type="float" office:value="229977096" calcext:value-type="float">
            <text:p>229977096</text:p>
          </table:table-cell>
          <table:table-cell office:value-type="float" office:value="179259672" calcext:value-type="float">
            <text:p>179259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80280" calcext:value-type="float">
            <text:p>21480280</text:p>
          </table:table-cell>
          <table:table-cell office:value-type="float" office:value="155241296" calcext:value-type="float">
            <text:p>155241296</text:p>
          </table:table-cell>
          <table:table-cell office:value-type="float" office:value="79362712" calcext:value-type="float">
            <text:p>79362712</text:p>
          </table:table-cell>
          <table:table-cell office:value-type="float" office:value="66744656" calcext:value-type="float">
            <text:p>66744656</text:p>
          </table:table-cell>
          <table:table-cell office:value-type="float" office:value="45797400" calcext:value-type="float">
            <text:p>45797400</text:p>
          </table:table-cell>
          <table:table-cell office:value-type="float" office:value="89945752" calcext:value-type="float">
            <text:p>89945752</text:p>
          </table:table-cell>
          <table:table-cell office:value-type="float" office:value="464743136" calcext:value-type="float">
            <text:p>464743136</text:p>
          </table:table-cell>
          <table:table-cell office:value-type="float" office:value="249651768" calcext:value-type="float">
            <text:p>249651768</text:p>
          </table:table-cell>
          <table:table-cell office:value-type="float" office:value="230016672" calcext:value-type="float">
            <text:p>230016672</text:p>
          </table:table-cell>
          <table:table-cell office:value-type="float" office:value="179260352" calcext:value-type="float">
            <text:p>179260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80880" calcext:value-type="float">
            <text:p>21480880</text:p>
          </table:table-cell>
          <table:table-cell office:value-type="float" office:value="155265792" calcext:value-type="float">
            <text:p>155265792</text:p>
          </table:table-cell>
          <table:table-cell office:value-type="float" office:value="79362976" calcext:value-type="float">
            <text:p>79362976</text:p>
          </table:table-cell>
          <table:table-cell office:value-type="float" office:value="66746760" calcext:value-type="float">
            <text:p>66746760</text:p>
          </table:table-cell>
          <table:table-cell office:value-type="float" office:value="45798184" calcext:value-type="float">
            <text:p>45798184</text:p>
          </table:table-cell>
          <table:table-cell office:value-type="float" office:value="90108136" calcext:value-type="float">
            <text:p>90108136</text:p>
          </table:table-cell>
          <table:table-cell office:value-type="float" office:value="464745840" calcext:value-type="float">
            <text:p>464745840</text:p>
          </table:table-cell>
          <table:table-cell office:value-type="float" office:value="249679304" calcext:value-type="float">
            <text:p>249679304</text:p>
          </table:table-cell>
          <table:table-cell office:value-type="float" office:value="230033536" calcext:value-type="float">
            <text:p>230033536</text:p>
          </table:table-cell>
          <table:table-cell office:value-type="float" office:value="179269984" calcext:value-type="float">
            <text:p>1792699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81720" calcext:value-type="float">
            <text:p>21481720</text:p>
          </table:table-cell>
          <table:table-cell office:value-type="float" office:value="155274960" calcext:value-type="float">
            <text:p>155274960</text:p>
          </table:table-cell>
          <table:table-cell office:value-type="float" office:value="79368248" calcext:value-type="float">
            <text:p>79368248</text:p>
          </table:table-cell>
          <table:table-cell office:value-type="float" office:value="66748904" calcext:value-type="float">
            <text:p>66748904</text:p>
          </table:table-cell>
          <table:table-cell office:value-type="float" office:value="45798288" calcext:value-type="float">
            <text:p>45798288</text:p>
          </table:table-cell>
          <table:table-cell office:value-type="float" office:value="90197944" calcext:value-type="float">
            <text:p>90197944</text:p>
          </table:table-cell>
          <table:table-cell office:value-type="float" office:value="464867040" calcext:value-type="float">
            <text:p>464867040</text:p>
          </table:table-cell>
          <table:table-cell office:value-type="float" office:value="249679680" calcext:value-type="float">
            <text:p>249679680</text:p>
          </table:table-cell>
          <table:table-cell office:value-type="float" office:value="230056568" calcext:value-type="float">
            <text:p>230056568</text:p>
          </table:table-cell>
          <table:table-cell office:value-type="float" office:value="179279048" calcext:value-type="float">
            <text:p>179279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82896" calcext:value-type="float">
            <text:p>21482896</text:p>
          </table:table-cell>
          <table:table-cell office:value-type="float" office:value="155279168" calcext:value-type="float">
            <text:p>155279168</text:p>
          </table:table-cell>
          <table:table-cell office:value-type="float" office:value="79368472" calcext:value-type="float">
            <text:p>79368472</text:p>
          </table:table-cell>
          <table:table-cell office:value-type="float" office:value="66752296" calcext:value-type="float">
            <text:p>66752296</text:p>
          </table:table-cell>
          <table:table-cell office:value-type="float" office:value="45798656" calcext:value-type="float">
            <text:p>45798656</text:p>
          </table:table-cell>
          <table:table-cell office:value-type="float" office:value="91159056" calcext:value-type="float">
            <text:p>91159056</text:p>
          </table:table-cell>
          <table:table-cell office:value-type="float" office:value="464984976" calcext:value-type="float">
            <text:p>464984976</text:p>
          </table:table-cell>
          <table:table-cell office:value-type="float" office:value="249790552" calcext:value-type="float">
            <text:p>249790552</text:p>
          </table:table-cell>
          <table:table-cell office:value-type="float" office:value="230073096" calcext:value-type="float">
            <text:p>230073096</text:p>
          </table:table-cell>
          <table:table-cell office:value-type="float" office:value="179283968" calcext:value-type="float">
            <text:p>179283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85264" calcext:value-type="float">
            <text:p>21485264</text:p>
          </table:table-cell>
          <table:table-cell office:value-type="float" office:value="155286832" calcext:value-type="float">
            <text:p>155286832</text:p>
          </table:table-cell>
          <table:table-cell office:value-type="float" office:value="79370280" calcext:value-type="float">
            <text:p>79370280</text:p>
          </table:table-cell>
          <table:table-cell office:value-type="float" office:value="66760888" calcext:value-type="float">
            <text:p>66760888</text:p>
          </table:table-cell>
          <table:table-cell office:value-type="float" office:value="45799968" calcext:value-type="float">
            <text:p>45799968</text:p>
          </table:table-cell>
          <table:table-cell office:value-type="float" office:value="91167328" calcext:value-type="float">
            <text:p>91167328</text:p>
          </table:table-cell>
          <table:table-cell office:value-type="float" office:value="465003672" calcext:value-type="float">
            <text:p>465003672</text:p>
          </table:table-cell>
          <table:table-cell office:value-type="float" office:value="249939776" calcext:value-type="float">
            <text:p>249939776</text:p>
          </table:table-cell>
          <table:table-cell office:value-type="float" office:value="230329128" calcext:value-type="float">
            <text:p>230329128</text:p>
          </table:table-cell>
          <table:table-cell office:value-type="float" office:value="179284952" calcext:value-type="float">
            <text:p>179284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87320" calcext:value-type="float">
            <text:p>21487320</text:p>
          </table:table-cell>
          <table:table-cell office:value-type="float" office:value="155295600" calcext:value-type="float">
            <text:p>155295600</text:p>
          </table:table-cell>
          <table:table-cell office:value-type="float" office:value="79375824" calcext:value-type="float">
            <text:p>79375824</text:p>
          </table:table-cell>
          <table:table-cell office:value-type="float" office:value="66776416" calcext:value-type="float">
            <text:p>66776416</text:p>
          </table:table-cell>
          <table:table-cell office:value-type="float" office:value="45800352" calcext:value-type="float">
            <text:p>45800352</text:p>
          </table:table-cell>
          <table:table-cell office:value-type="float" office:value="91392856" calcext:value-type="float">
            <text:p>91392856</text:p>
          </table:table-cell>
          <table:table-cell office:value-type="float" office:value="465330528" calcext:value-type="float">
            <text:p>465330528</text:p>
          </table:table-cell>
          <table:table-cell office:value-type="float" office:value="250331704" calcext:value-type="float">
            <text:p>250331704</text:p>
          </table:table-cell>
          <table:table-cell office:value-type="float" office:value="230519344" calcext:value-type="float">
            <text:p>230519344</text:p>
          </table:table-cell>
          <table:table-cell office:value-type="float" office:value="179287376" calcext:value-type="float">
            <text:p>179287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89976" calcext:value-type="float">
            <text:p>21489976</text:p>
          </table:table-cell>
          <table:table-cell office:value-type="float" office:value="155333696" calcext:value-type="float">
            <text:p>155333696</text:p>
          </table:table-cell>
          <table:table-cell office:value-type="float" office:value="79395560" calcext:value-type="float">
            <text:p>79395560</text:p>
          </table:table-cell>
          <table:table-cell office:value-type="float" office:value="66776848" calcext:value-type="float">
            <text:p>66776848</text:p>
          </table:table-cell>
          <table:table-cell office:value-type="float" office:value="45800568" calcext:value-type="float">
            <text:p>45800568</text:p>
          </table:table-cell>
          <table:table-cell office:value-type="float" office:value="91519272" calcext:value-type="float">
            <text:p>91519272</text:p>
          </table:table-cell>
          <table:table-cell office:value-type="float" office:value="465563608" calcext:value-type="float">
            <text:p>465563608</text:p>
          </table:table-cell>
          <table:table-cell office:value-type="float" office:value="250479336" calcext:value-type="float">
            <text:p>250479336</text:p>
          </table:table-cell>
          <table:table-cell office:value-type="float" office:value="230861032" calcext:value-type="float">
            <text:p>230861032</text:p>
          </table:table-cell>
          <table:table-cell office:value-type="float" office:value="179293000" calcext:value-type="float">
            <text:p>179293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91176" calcext:value-type="float">
            <text:p>21491176</text:p>
          </table:table-cell>
          <table:table-cell office:value-type="float" office:value="155338144" calcext:value-type="float">
            <text:p>155338144</text:p>
          </table:table-cell>
          <table:table-cell office:value-type="float" office:value="79397304" calcext:value-type="float">
            <text:p>79397304</text:p>
          </table:table-cell>
          <table:table-cell office:value-type="float" office:value="66782616" calcext:value-type="float">
            <text:p>66782616</text:p>
          </table:table-cell>
          <table:table-cell office:value-type="float" office:value="45801560" calcext:value-type="float">
            <text:p>45801560</text:p>
          </table:table-cell>
          <table:table-cell office:value-type="float" office:value="91656776" calcext:value-type="float">
            <text:p>91656776</text:p>
          </table:table-cell>
          <table:table-cell office:value-type="float" office:value="465723976" calcext:value-type="float">
            <text:p>465723976</text:p>
          </table:table-cell>
          <table:table-cell office:value-type="float" office:value="250491544" calcext:value-type="float">
            <text:p>250491544</text:p>
          </table:table-cell>
          <table:table-cell office:value-type="float" office:value="231312864" calcext:value-type="float">
            <text:p>231312864</text:p>
          </table:table-cell>
          <table:table-cell office:value-type="float" office:value="179296400" calcext:value-type="float">
            <text:p>1792964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95824" calcext:value-type="float">
            <text:p>21495824</text:p>
          </table:table-cell>
          <table:table-cell office:value-type="float" office:value="155341136" calcext:value-type="float">
            <text:p>155341136</text:p>
          </table:table-cell>
          <table:table-cell office:value-type="float" office:value="79400736" calcext:value-type="float">
            <text:p>79400736</text:p>
          </table:table-cell>
          <table:table-cell office:value-type="float" office:value="66784648" calcext:value-type="float">
            <text:p>66784648</text:p>
          </table:table-cell>
          <table:table-cell office:value-type="float" office:value="45801984" calcext:value-type="float">
            <text:p>45801984</text:p>
          </table:table-cell>
          <table:table-cell office:value-type="float" office:value="91929744" calcext:value-type="float">
            <text:p>91929744</text:p>
          </table:table-cell>
          <table:table-cell office:value-type="float" office:value="465803112" calcext:value-type="float">
            <text:p>465803112</text:p>
          </table:table-cell>
          <table:table-cell office:value-type="float" office:value="250925904" calcext:value-type="float">
            <text:p>250925904</text:p>
          </table:table-cell>
          <table:table-cell office:value-type="float" office:value="231782704" calcext:value-type="float">
            <text:p>231782704</text:p>
          </table:table-cell>
          <table:table-cell office:value-type="float" office:value="179304168" calcext:value-type="float">
            <text:p>179304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96160" calcext:value-type="float">
            <text:p>21496160</text:p>
          </table:table-cell>
          <table:table-cell office:value-type="float" office:value="155347232" calcext:value-type="float">
            <text:p>155347232</text:p>
          </table:table-cell>
          <table:table-cell office:value-type="float" office:value="79402184" calcext:value-type="float">
            <text:p>79402184</text:p>
          </table:table-cell>
          <table:table-cell office:value-type="float" office:value="66784856" calcext:value-type="float">
            <text:p>66784856</text:p>
          </table:table-cell>
          <table:table-cell office:value-type="float" office:value="45802328" calcext:value-type="float">
            <text:p>45802328</text:p>
          </table:table-cell>
          <table:table-cell office:value-type="float" office:value="93840344" calcext:value-type="float">
            <text:p>93840344</text:p>
          </table:table-cell>
          <table:table-cell office:value-type="float" office:value="466079192" calcext:value-type="float">
            <text:p>466079192</text:p>
          </table:table-cell>
          <table:table-cell office:value-type="float" office:value="251075776" calcext:value-type="float">
            <text:p>251075776</text:p>
          </table:table-cell>
          <table:table-cell office:value-type="float" office:value="231817856" calcext:value-type="float">
            <text:p>231817856</text:p>
          </table:table-cell>
          <table:table-cell office:value-type="float" office:value="179328656" calcext:value-type="float">
            <text:p>179328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99064" calcext:value-type="float">
            <text:p>21499064</text:p>
          </table:table-cell>
          <table:table-cell office:value-type="float" office:value="155364624" calcext:value-type="float">
            <text:p>155364624</text:p>
          </table:table-cell>
          <table:table-cell office:value-type="float" office:value="79405912" calcext:value-type="float">
            <text:p>79405912</text:p>
          </table:table-cell>
          <table:table-cell office:value-type="float" office:value="66788336" calcext:value-type="float">
            <text:p>66788336</text:p>
          </table:table-cell>
          <table:table-cell office:value-type="float" office:value="45802800" calcext:value-type="float">
            <text:p>45802800</text:p>
          </table:table-cell>
          <table:table-cell office:value-type="float" office:value="95050640" calcext:value-type="float">
            <text:p>95050640</text:p>
          </table:table-cell>
          <table:table-cell office:value-type="float" office:value="466230664" calcext:value-type="float">
            <text:p>466230664</text:p>
          </table:table-cell>
          <table:table-cell office:value-type="float" office:value="251307472" calcext:value-type="float">
            <text:p>251307472</text:p>
          </table:table-cell>
          <table:table-cell office:value-type="float" office:value="232327296" calcext:value-type="float">
            <text:p>232327296</text:p>
          </table:table-cell>
          <table:table-cell office:value-type="float" office:value="179335368" calcext:value-type="float">
            <text:p>179335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00848" calcext:value-type="float">
            <text:p>21500848</text:p>
          </table:table-cell>
          <table:table-cell office:value-type="float" office:value="155472456" calcext:value-type="float">
            <text:p>155472456</text:p>
          </table:table-cell>
          <table:table-cell office:value-type="float" office:value="79412240" calcext:value-type="float">
            <text:p>79412240</text:p>
          </table:table-cell>
          <table:table-cell office:value-type="float" office:value="66790920" calcext:value-type="float">
            <text:p>66790920</text:p>
          </table:table-cell>
          <table:table-cell office:value-type="float" office:value="45803016" calcext:value-type="float">
            <text:p>45803016</text:p>
          </table:table-cell>
          <table:table-cell office:value-type="float" office:value="95730664" calcext:value-type="float">
            <text:p>95730664</text:p>
          </table:table-cell>
          <table:table-cell office:value-type="float" office:value="466415016" calcext:value-type="float">
            <text:p>466415016</text:p>
          </table:table-cell>
          <table:table-cell office:value-type="float" office:value="251571688" calcext:value-type="float">
            <text:p>251571688</text:p>
          </table:table-cell>
          <table:table-cell office:value-type="float" office:value="233390464" calcext:value-type="float">
            <text:p>233390464</text:p>
          </table:table-cell>
          <table:table-cell office:value-type="float" office:value="179348368" calcext:value-type="float">
            <text:p>179348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01072" calcext:value-type="float">
            <text:p>21501072</text:p>
          </table:table-cell>
          <table:table-cell office:value-type="float" office:value="155511232" calcext:value-type="float">
            <text:p>155511232</text:p>
          </table:table-cell>
          <table:table-cell office:value-type="float" office:value="79416304" calcext:value-type="float">
            <text:p>79416304</text:p>
          </table:table-cell>
          <table:table-cell office:value-type="float" office:value="66792792" calcext:value-type="float">
            <text:p>66792792</text:p>
          </table:table-cell>
          <table:table-cell office:value-type="float" office:value="45803048" calcext:value-type="float">
            <text:p>45803048</text:p>
          </table:table-cell>
          <table:table-cell office:value-type="float" office:value="95819280" calcext:value-type="float">
            <text:p>95819280</text:p>
          </table:table-cell>
          <table:table-cell office:value-type="float" office:value="466759192" calcext:value-type="float">
            <text:p>466759192</text:p>
          </table:table-cell>
          <table:table-cell office:value-type="float" office:value="251760472" calcext:value-type="float">
            <text:p>251760472</text:p>
          </table:table-cell>
          <table:table-cell office:value-type="float" office:value="234619760" calcext:value-type="float">
            <text:p>234619760</text:p>
          </table:table-cell>
          <table:table-cell office:value-type="float" office:value="179353224" calcext:value-type="float">
            <text:p>179353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01200" calcext:value-type="float">
            <text:p>21501200</text:p>
          </table:table-cell>
          <table:table-cell office:value-type="float" office:value="155526872" calcext:value-type="float">
            <text:p>155526872</text:p>
          </table:table-cell>
          <table:table-cell office:value-type="float" office:value="79418848" calcext:value-type="float">
            <text:p>79418848</text:p>
          </table:table-cell>
          <table:table-cell office:value-type="float" office:value="66797336" calcext:value-type="float">
            <text:p>66797336</text:p>
          </table:table-cell>
          <table:table-cell office:value-type="float" office:value="45803424" calcext:value-type="float">
            <text:p>45803424</text:p>
          </table:table-cell>
          <table:table-cell office:value-type="float" office:value="95894336" calcext:value-type="float">
            <text:p>95894336</text:p>
          </table:table-cell>
          <table:table-cell office:value-type="float" office:value="466871288" calcext:value-type="float">
            <text:p>466871288</text:p>
          </table:table-cell>
          <table:table-cell office:value-type="float" office:value="252009016" calcext:value-type="float">
            <text:p>252009016</text:p>
          </table:table-cell>
          <table:table-cell office:value-type="float" office:value="235140600" calcext:value-type="float">
            <text:p>235140600</text:p>
          </table:table-cell>
          <table:table-cell office:value-type="float" office:value="179390704" calcext:value-type="float">
            <text:p>179390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01464" calcext:value-type="float">
            <text:p>21501464</text:p>
          </table:table-cell>
          <table:table-cell office:value-type="float" office:value="155541616" calcext:value-type="float">
            <text:p>155541616</text:p>
          </table:table-cell>
          <table:table-cell office:value-type="float" office:value="79423608" calcext:value-type="float">
            <text:p>79423608</text:p>
          </table:table-cell>
          <table:table-cell office:value-type="float" office:value="66798520" calcext:value-type="float">
            <text:p>66798520</text:p>
          </table:table-cell>
          <table:table-cell office:value-type="float" office:value="45804744" calcext:value-type="float">
            <text:p>45804744</text:p>
          </table:table-cell>
          <table:table-cell office:value-type="float" office:value="96090592" calcext:value-type="float">
            <text:p>96090592</text:p>
          </table:table-cell>
          <table:table-cell office:value-type="float" office:value="467644216" calcext:value-type="float">
            <text:p>467644216</text:p>
          </table:table-cell>
          <table:table-cell office:value-type="float" office:value="252330944" calcext:value-type="float">
            <text:p>252330944</text:p>
          </table:table-cell>
          <table:table-cell office:value-type="float" office:value="235403760" calcext:value-type="float">
            <text:p>235403760</text:p>
          </table:table-cell>
          <table:table-cell office:value-type="float" office:value="179408224" calcext:value-type="float">
            <text:p>179408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01584" calcext:value-type="float">
            <text:p>21501584</text:p>
          </table:table-cell>
          <table:table-cell office:value-type="float" office:value="155568728" calcext:value-type="float">
            <text:p>155568728</text:p>
          </table:table-cell>
          <table:table-cell office:value-type="float" office:value="79425440" calcext:value-type="float">
            <text:p>79425440</text:p>
          </table:table-cell>
          <table:table-cell office:value-type="float" office:value="66798776" calcext:value-type="float">
            <text:p>66798776</text:p>
          </table:table-cell>
          <table:table-cell office:value-type="float" office:value="45806048" calcext:value-type="float">
            <text:p>45806048</text:p>
          </table:table-cell>
          <table:table-cell office:value-type="float" office:value="96113200" calcext:value-type="float">
            <text:p>96113200</text:p>
          </table:table-cell>
          <table:table-cell office:value-type="float" office:value="468169264" calcext:value-type="float">
            <text:p>468169264</text:p>
          </table:table-cell>
          <table:table-cell office:value-type="float" office:value="252511176" calcext:value-type="float">
            <text:p>252511176</text:p>
          </table:table-cell>
          <table:table-cell office:value-type="float" office:value="235569296" calcext:value-type="float">
            <text:p>235569296</text:p>
          </table:table-cell>
          <table:table-cell office:value-type="float" office:value="179575768" calcext:value-type="float">
            <text:p>179575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04776" calcext:value-type="float">
            <text:p>21504776</text:p>
          </table:table-cell>
          <table:table-cell office:value-type="float" office:value="155582456" calcext:value-type="float">
            <text:p>155582456</text:p>
          </table:table-cell>
          <table:table-cell office:value-type="float" office:value="79425864" calcext:value-type="float">
            <text:p>79425864</text:p>
          </table:table-cell>
          <table:table-cell office:value-type="float" office:value="66801320" calcext:value-type="float">
            <text:p>66801320</text:p>
          </table:table-cell>
          <table:table-cell office:value-type="float" office:value="45807336" calcext:value-type="float">
            <text:p>45807336</text:p>
          </table:table-cell>
          <table:table-cell office:value-type="float" office:value="96125240" calcext:value-type="float">
            <text:p>96125240</text:p>
          </table:table-cell>
          <table:table-cell office:value-type="float" office:value="468384424" calcext:value-type="float">
            <text:p>468384424</text:p>
          </table:table-cell>
          <table:table-cell office:value-type="float" office:value="253248776" calcext:value-type="float">
            <text:p>253248776</text:p>
          </table:table-cell>
          <table:table-cell office:value-type="float" office:value="235706104" calcext:value-type="float">
            <text:p>235706104</text:p>
          </table:table-cell>
          <table:table-cell office:value-type="float" office:value="179617600" calcext:value-type="float">
            <text:p>1796176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05256" calcext:value-type="float">
            <text:p>21505256</text:p>
          </table:table-cell>
          <table:table-cell office:value-type="float" office:value="155591104" calcext:value-type="float">
            <text:p>155591104</text:p>
          </table:table-cell>
          <table:table-cell office:value-type="float" office:value="79439800" calcext:value-type="float">
            <text:p>79439800</text:p>
          </table:table-cell>
          <table:table-cell office:value-type="float" office:value="66805080" calcext:value-type="float">
            <text:p>66805080</text:p>
          </table:table-cell>
          <table:table-cell office:value-type="float" office:value="45807368" calcext:value-type="float">
            <text:p>45807368</text:p>
          </table:table-cell>
          <table:table-cell office:value-type="float" office:value="96147008" calcext:value-type="float">
            <text:p>96147008</text:p>
          </table:table-cell>
          <table:table-cell office:value-type="float" office:value="468910536" calcext:value-type="float">
            <text:p>468910536</text:p>
          </table:table-cell>
          <table:table-cell office:value-type="float" office:value="253592168" calcext:value-type="float">
            <text:p>253592168</text:p>
          </table:table-cell>
          <table:table-cell office:value-type="float" office:value="235711704" calcext:value-type="float">
            <text:p>235711704</text:p>
          </table:table-cell>
          <table:table-cell office:value-type="float" office:value="179694752" calcext:value-type="float">
            <text:p>179694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05528" calcext:value-type="float">
            <text:p>21505528</text:p>
          </table:table-cell>
          <table:table-cell office:value-type="float" office:value="155611208" calcext:value-type="float">
            <text:p>155611208</text:p>
          </table:table-cell>
          <table:table-cell office:value-type="float" office:value="79442152" calcext:value-type="float">
            <text:p>79442152</text:p>
          </table:table-cell>
          <table:table-cell office:value-type="float" office:value="66813616" calcext:value-type="float">
            <text:p>66813616</text:p>
          </table:table-cell>
          <table:table-cell office:value-type="float" office:value="45807696" calcext:value-type="float">
            <text:p>45807696</text:p>
          </table:table-cell>
          <table:table-cell office:value-type="float" office:value="96185208" calcext:value-type="float">
            <text:p>96185208</text:p>
          </table:table-cell>
          <table:table-cell office:value-type="float" office:value="469054080" calcext:value-type="float">
            <text:p>469054080</text:p>
          </table:table-cell>
          <table:table-cell office:value-type="float" office:value="254030056" calcext:value-type="float">
            <text:p>254030056</text:p>
          </table:table-cell>
          <table:table-cell office:value-type="float" office:value="235771304" calcext:value-type="float">
            <text:p>235771304</text:p>
          </table:table-cell>
          <table:table-cell office:value-type="float" office:value="179726776" calcext:value-type="float">
            <text:p>179726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08064" calcext:value-type="float">
            <text:p>21508064</text:p>
          </table:table-cell>
          <table:table-cell office:value-type="float" office:value="155635448" calcext:value-type="float">
            <text:p>155635448</text:p>
          </table:table-cell>
          <table:table-cell office:value-type="float" office:value="79443592" calcext:value-type="float">
            <text:p>79443592</text:p>
          </table:table-cell>
          <table:table-cell office:value-type="float" office:value="66813640" calcext:value-type="float">
            <text:p>66813640</text:p>
          </table:table-cell>
          <table:table-cell office:value-type="float" office:value="45807696" calcext:value-type="float">
            <text:p>45807696</text:p>
          </table:table-cell>
          <table:table-cell office:value-type="float" office:value="96282664" calcext:value-type="float">
            <text:p>96282664</text:p>
          </table:table-cell>
          <table:table-cell office:value-type="float" office:value="469673624" calcext:value-type="float">
            <text:p>469673624</text:p>
          </table:table-cell>
          <table:table-cell office:value-type="float" office:value="254734904" calcext:value-type="float">
            <text:p>254734904</text:p>
          </table:table-cell>
          <table:table-cell office:value-type="float" office:value="235800712" calcext:value-type="float">
            <text:p>235800712</text:p>
          </table:table-cell>
          <table:table-cell office:value-type="float" office:value="179729472" calcext:value-type="float">
            <text:p>179729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08600" calcext:value-type="float">
            <text:p>21508600</text:p>
          </table:table-cell>
          <table:table-cell office:value-type="float" office:value="155642336" calcext:value-type="float">
            <text:p>155642336</text:p>
          </table:table-cell>
          <table:table-cell office:value-type="float" office:value="79452384" calcext:value-type="float">
            <text:p>79452384</text:p>
          </table:table-cell>
          <table:table-cell office:value-type="float" office:value="66820144" calcext:value-type="float">
            <text:p>66820144</text:p>
          </table:table-cell>
          <table:table-cell office:value-type="float" office:value="45807864" calcext:value-type="float">
            <text:p>45807864</text:p>
          </table:table-cell>
          <table:table-cell office:value-type="float" office:value="96295736" calcext:value-type="float">
            <text:p>96295736</text:p>
          </table:table-cell>
          <table:table-cell office:value-type="float" office:value="469877512" calcext:value-type="float">
            <text:p>469877512</text:p>
          </table:table-cell>
          <table:table-cell office:value-type="float" office:value="255197816" calcext:value-type="float">
            <text:p>255197816</text:p>
          </table:table-cell>
          <table:table-cell office:value-type="float" office:value="235913328" calcext:value-type="float">
            <text:p>235913328</text:p>
          </table:table-cell>
          <table:table-cell office:value-type="float" office:value="179731688" calcext:value-type="float">
            <text:p>179731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09480" calcext:value-type="float">
            <text:p>21509480</text:p>
          </table:table-cell>
          <table:table-cell office:value-type="float" office:value="155645384" calcext:value-type="float">
            <text:p>155645384</text:p>
          </table:table-cell>
          <table:table-cell office:value-type="float" office:value="79455920" calcext:value-type="float">
            <text:p>79455920</text:p>
          </table:table-cell>
          <table:table-cell office:value-type="float" office:value="66822248" calcext:value-type="float">
            <text:p>66822248</text:p>
          </table:table-cell>
          <table:table-cell office:value-type="float" office:value="45810864" calcext:value-type="float">
            <text:p>45810864</text:p>
          </table:table-cell>
          <table:table-cell office:value-type="float" office:value="96458528" calcext:value-type="float">
            <text:p>96458528</text:p>
          </table:table-cell>
          <table:table-cell office:value-type="float" office:value="469924112" calcext:value-type="float">
            <text:p>469924112</text:p>
          </table:table-cell>
          <table:table-cell office:value-type="float" office:value="255478032" calcext:value-type="float">
            <text:p>255478032</text:p>
          </table:table-cell>
          <table:table-cell office:value-type="float" office:value="236163568" calcext:value-type="float">
            <text:p>236163568</text:p>
          </table:table-cell>
          <table:table-cell office:value-type="float" office:value="180024504" calcext:value-type="float">
            <text:p>180024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09864" calcext:value-type="float">
            <text:p>21509864</text:p>
          </table:table-cell>
          <table:table-cell office:value-type="float" office:value="155668152" calcext:value-type="float">
            <text:p>155668152</text:p>
          </table:table-cell>
          <table:table-cell office:value-type="float" office:value="79466480" calcext:value-type="float">
            <text:p>79466480</text:p>
          </table:table-cell>
          <table:table-cell office:value-type="float" office:value="66822968" calcext:value-type="float">
            <text:p>66822968</text:p>
          </table:table-cell>
          <table:table-cell office:value-type="float" office:value="45811216" calcext:value-type="float">
            <text:p>45811216</text:p>
          </table:table-cell>
          <table:table-cell office:value-type="float" office:value="96849048" calcext:value-type="float">
            <text:p>96849048</text:p>
          </table:table-cell>
          <table:table-cell office:value-type="float" office:value="470117408" calcext:value-type="float">
            <text:p>470117408</text:p>
          </table:table-cell>
          <table:table-cell office:value-type="float" office:value="255565536" calcext:value-type="float">
            <text:p>255565536</text:p>
          </table:table-cell>
          <table:table-cell office:value-type="float" office:value="236313176" calcext:value-type="float">
            <text:p>236313176</text:p>
          </table:table-cell>
          <table:table-cell office:value-type="float" office:value="180308704" calcext:value-type="float">
            <text:p>180308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10264" calcext:value-type="float">
            <text:p>21510264</text:p>
          </table:table-cell>
          <table:table-cell office:value-type="float" office:value="155682736" calcext:value-type="float">
            <text:p>155682736</text:p>
          </table:table-cell>
          <table:table-cell office:value-type="float" office:value="79469736" calcext:value-type="float">
            <text:p>79469736</text:p>
          </table:table-cell>
          <table:table-cell office:value-type="float" office:value="66824504" calcext:value-type="float">
            <text:p>66824504</text:p>
          </table:table-cell>
          <table:table-cell office:value-type="float" office:value="45812192" calcext:value-type="float">
            <text:p>45812192</text:p>
          </table:table-cell>
          <table:table-cell office:value-type="float" office:value="96890416" calcext:value-type="float">
            <text:p>96890416</text:p>
          </table:table-cell>
          <table:table-cell office:value-type="float" office:value="470561944" calcext:value-type="float">
            <text:p>470561944</text:p>
          </table:table-cell>
          <table:table-cell office:value-type="float" office:value="255626648" calcext:value-type="float">
            <text:p>255626648</text:p>
          </table:table-cell>
          <table:table-cell office:value-type="float" office:value="236668144" calcext:value-type="float">
            <text:p>236668144</text:p>
          </table:table-cell>
          <table:table-cell office:value-type="float" office:value="180328592" calcext:value-type="float">
            <text:p>1803285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12776" calcext:value-type="float">
            <text:p>21512776</text:p>
          </table:table-cell>
          <table:table-cell office:value-type="float" office:value="155699920" calcext:value-type="float">
            <text:p>155699920</text:p>
          </table:table-cell>
          <table:table-cell office:value-type="float" office:value="79471104" calcext:value-type="float">
            <text:p>79471104</text:p>
          </table:table-cell>
          <table:table-cell office:value-type="float" office:value="66826432" calcext:value-type="float">
            <text:p>66826432</text:p>
          </table:table-cell>
          <table:table-cell office:value-type="float" office:value="45814528" calcext:value-type="float">
            <text:p>45814528</text:p>
          </table:table-cell>
          <table:table-cell office:value-type="float" office:value="97546912" calcext:value-type="float">
            <text:p>97546912</text:p>
          </table:table-cell>
          <table:table-cell office:value-type="float" office:value="470685288" calcext:value-type="float">
            <text:p>470685288</text:p>
          </table:table-cell>
          <table:table-cell office:value-type="float" office:value="255780968" calcext:value-type="float">
            <text:p>255780968</text:p>
          </table:table-cell>
          <table:table-cell office:value-type="float" office:value="238521120" calcext:value-type="float">
            <text:p>238521120</text:p>
          </table:table-cell>
          <table:table-cell office:value-type="float" office:value="180481200" calcext:value-type="float">
            <text:p>1804812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13568" calcext:value-type="float">
            <text:p>21513568</text:p>
          </table:table-cell>
          <table:table-cell office:value-type="float" office:value="155715088" calcext:value-type="float">
            <text:p>155715088</text:p>
          </table:table-cell>
          <table:table-cell office:value-type="float" office:value="79475960" calcext:value-type="float">
            <text:p>79475960</text:p>
          </table:table-cell>
          <table:table-cell office:value-type="float" office:value="66838544" calcext:value-type="float">
            <text:p>66838544</text:p>
          </table:table-cell>
          <table:table-cell office:value-type="float" office:value="45815696" calcext:value-type="float">
            <text:p>45815696</text:p>
          </table:table-cell>
          <table:table-cell office:value-type="float" office:value="98229376" calcext:value-type="float">
            <text:p>98229376</text:p>
          </table:table-cell>
          <table:table-cell office:value-type="float" office:value="470710224" calcext:value-type="float">
            <text:p>470710224</text:p>
          </table:table-cell>
          <table:table-cell office:value-type="float" office:value="255830768" calcext:value-type="float">
            <text:p>255830768</text:p>
          </table:table-cell>
          <table:table-cell office:value-type="float" office:value="239113072" calcext:value-type="float">
            <text:p>239113072</text:p>
          </table:table-cell>
          <table:table-cell office:value-type="float" office:value="181170112" calcext:value-type="float">
            <text:p>181170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14136" calcext:value-type="float">
            <text:p>21514136</text:p>
          </table:table-cell>
          <table:table-cell office:value-type="float" office:value="155726288" calcext:value-type="float">
            <text:p>155726288</text:p>
          </table:table-cell>
          <table:table-cell office:value-type="float" office:value="79476408" calcext:value-type="float">
            <text:p>79476408</text:p>
          </table:table-cell>
          <table:table-cell office:value-type="float" office:value="66840144" calcext:value-type="float">
            <text:p>66840144</text:p>
          </table:table-cell>
          <table:table-cell office:value-type="float" office:value="45816152" calcext:value-type="float">
            <text:p>45816152</text:p>
          </table:table-cell>
          <table:table-cell office:value-type="float" office:value="98438304" calcext:value-type="float">
            <text:p>98438304</text:p>
          </table:table-cell>
          <table:table-cell office:value-type="float" office:value="470809512" calcext:value-type="float">
            <text:p>470809512</text:p>
          </table:table-cell>
          <table:table-cell office:value-type="float" office:value="255843320" calcext:value-type="float">
            <text:p>255843320</text:p>
          </table:table-cell>
          <table:table-cell office:value-type="float" office:value="239118416" calcext:value-type="float">
            <text:p>239118416</text:p>
          </table:table-cell>
          <table:table-cell office:value-type="float" office:value="181472496" calcext:value-type="float">
            <text:p>181472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16120" calcext:value-type="float">
            <text:p>21516120</text:p>
          </table:table-cell>
          <table:table-cell office:value-type="float" office:value="155727744" calcext:value-type="float">
            <text:p>155727744</text:p>
          </table:table-cell>
          <table:table-cell office:value-type="float" office:value="79477800" calcext:value-type="float">
            <text:p>79477800</text:p>
          </table:table-cell>
          <table:table-cell office:value-type="float" office:value="66850704" calcext:value-type="float">
            <text:p>66850704</text:p>
          </table:table-cell>
          <table:table-cell office:value-type="float" office:value="45816168" calcext:value-type="float">
            <text:p>45816168</text:p>
          </table:table-cell>
          <table:table-cell office:value-type="float" office:value="98857144" calcext:value-type="float">
            <text:p>98857144</text:p>
          </table:table-cell>
          <table:table-cell office:value-type="float" office:value="470885368" calcext:value-type="float">
            <text:p>470885368</text:p>
          </table:table-cell>
          <table:table-cell office:value-type="float" office:value="255874656" calcext:value-type="float">
            <text:p>255874656</text:p>
          </table:table-cell>
          <table:table-cell office:value-type="float" office:value="240036368" calcext:value-type="float">
            <text:p>240036368</text:p>
          </table:table-cell>
          <table:table-cell office:value-type="float" office:value="181759072" calcext:value-type="float">
            <text:p>181759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16504" calcext:value-type="float">
            <text:p>21516504</text:p>
          </table:table-cell>
          <table:table-cell office:value-type="float" office:value="155755120" calcext:value-type="float">
            <text:p>155755120</text:p>
          </table:table-cell>
          <table:table-cell office:value-type="float" office:value="79478488" calcext:value-type="float">
            <text:p>79478488</text:p>
          </table:table-cell>
          <table:table-cell office:value-type="float" office:value="66857464" calcext:value-type="float">
            <text:p>66857464</text:p>
          </table:table-cell>
          <table:table-cell office:value-type="float" office:value="45818056" calcext:value-type="float">
            <text:p>45818056</text:p>
          </table:table-cell>
          <table:table-cell office:value-type="float" office:value="99150488" calcext:value-type="float">
            <text:p>99150488</text:p>
          </table:table-cell>
          <table:table-cell office:value-type="float" office:value="471022296" calcext:value-type="float">
            <text:p>471022296</text:p>
          </table:table-cell>
          <table:table-cell office:value-type="float" office:value="255899488" calcext:value-type="float">
            <text:p>255899488</text:p>
          </table:table-cell>
          <table:table-cell office:value-type="float" office:value="241569968" calcext:value-type="float">
            <text:p>241569968</text:p>
          </table:table-cell>
          <table:table-cell office:value-type="float" office:value="183344552" calcext:value-type="float">
            <text:p>183344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18864" calcext:value-type="float">
            <text:p>21518864</text:p>
          </table:table-cell>
          <table:table-cell office:value-type="float" office:value="155758808" calcext:value-type="float">
            <text:p>155758808</text:p>
          </table:table-cell>
          <table:table-cell office:value-type="float" office:value="79484280" calcext:value-type="float">
            <text:p>79484280</text:p>
          </table:table-cell>
          <table:table-cell office:value-type="float" office:value="66857800" calcext:value-type="float">
            <text:p>66857800</text:p>
          </table:table-cell>
          <table:table-cell office:value-type="float" office:value="45821552" calcext:value-type="float">
            <text:p>45821552</text:p>
          </table:table-cell>
          <table:table-cell office:value-type="float" office:value="99752728" calcext:value-type="float">
            <text:p>99752728</text:p>
          </table:table-cell>
          <table:table-cell office:value-type="float" office:value="471047704" calcext:value-type="float">
            <text:p>471047704</text:p>
          </table:table-cell>
          <table:table-cell office:value-type="float" office:value="255922944" calcext:value-type="float">
            <text:p>255922944</text:p>
          </table:table-cell>
          <table:table-cell office:value-type="float" office:value="241591304" calcext:value-type="float">
            <text:p>241591304</text:p>
          </table:table-cell>
          <table:table-cell office:value-type="float" office:value="183907872" calcext:value-type="float">
            <text:p>183907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21240" calcext:value-type="float">
            <text:p>21521240</text:p>
          </table:table-cell>
          <table:table-cell office:value-type="float" office:value="155770856" calcext:value-type="float">
            <text:p>155770856</text:p>
          </table:table-cell>
          <table:table-cell office:value-type="float" office:value="79501784" calcext:value-type="float">
            <text:p>79501784</text:p>
          </table:table-cell>
          <table:table-cell office:value-type="float" office:value="66868816" calcext:value-type="float">
            <text:p>66868816</text:p>
          </table:table-cell>
          <table:table-cell office:value-type="float" office:value="45822984" calcext:value-type="float">
            <text:p>45822984</text:p>
          </table:table-cell>
          <table:table-cell office:value-type="float" office:value="99894704" calcext:value-type="float">
            <text:p>99894704</text:p>
          </table:table-cell>
          <table:table-cell office:value-type="float" office:value="471052776" calcext:value-type="float">
            <text:p>471052776</text:p>
          </table:table-cell>
          <table:table-cell office:value-type="float" office:value="255928904" calcext:value-type="float">
            <text:p>255928904</text:p>
          </table:table-cell>
          <table:table-cell office:value-type="float" office:value="241609624" calcext:value-type="float">
            <text:p>241609624</text:p>
          </table:table-cell>
          <table:table-cell office:value-type="float" office:value="184803384" calcext:value-type="float">
            <text:p>184803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21648" calcext:value-type="float">
            <text:p>21521648</text:p>
          </table:table-cell>
          <table:table-cell office:value-type="float" office:value="155795256" calcext:value-type="float">
            <text:p>155795256</text:p>
          </table:table-cell>
          <table:table-cell office:value-type="float" office:value="79502360" calcext:value-type="float">
            <text:p>79502360</text:p>
          </table:table-cell>
          <table:table-cell office:value-type="float" office:value="66872536" calcext:value-type="float">
            <text:p>66872536</text:p>
          </table:table-cell>
          <table:table-cell office:value-type="float" office:value="45824488" calcext:value-type="float">
            <text:p>45824488</text:p>
          </table:table-cell>
          <table:table-cell office:value-type="float" office:value="100368640" calcext:value-type="float">
            <text:p>100368640</text:p>
          </table:table-cell>
          <table:table-cell office:value-type="float" office:value="471226368" calcext:value-type="float">
            <text:p>471226368</text:p>
          </table:table-cell>
          <table:table-cell office:value-type="float" office:value="255951488" calcext:value-type="float">
            <text:p>255951488</text:p>
          </table:table-cell>
          <table:table-cell office:value-type="float" office:value="241694712" calcext:value-type="float">
            <text:p>241694712</text:p>
          </table:table-cell>
          <table:table-cell office:value-type="float" office:value="185442176" calcext:value-type="float">
            <text:p>185442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23120" calcext:value-type="float">
            <text:p>21523120</text:p>
          </table:table-cell>
          <table:table-cell office:value-type="float" office:value="155847504" calcext:value-type="float">
            <text:p>155847504</text:p>
          </table:table-cell>
          <table:table-cell office:value-type="float" office:value="79511736" calcext:value-type="float">
            <text:p>79511736</text:p>
          </table:table-cell>
          <table:table-cell office:value-type="float" office:value="66893184" calcext:value-type="float">
            <text:p>66893184</text:p>
          </table:table-cell>
          <table:table-cell office:value-type="float" office:value="45824848" calcext:value-type="float">
            <text:p>45824848</text:p>
          </table:table-cell>
          <table:table-cell office:value-type="float" office:value="101757384" calcext:value-type="float">
            <text:p>101757384</text:p>
          </table:table-cell>
          <table:table-cell office:value-type="float" office:value="471228456" calcext:value-type="float">
            <text:p>471228456</text:p>
          </table:table-cell>
          <table:table-cell office:value-type="float" office:value="255978768" calcext:value-type="float">
            <text:p>255978768</text:p>
          </table:table-cell>
          <table:table-cell office:value-type="float" office:value="241788664" calcext:value-type="float">
            <text:p>241788664</text:p>
          </table:table-cell>
          <table:table-cell office:value-type="float" office:value="185556576" calcext:value-type="float">
            <text:p>185556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23688" calcext:value-type="float">
            <text:p>21523688</text:p>
          </table:table-cell>
          <table:table-cell office:value-type="float" office:value="155886976" calcext:value-type="float">
            <text:p>155886976</text:p>
          </table:table-cell>
          <table:table-cell office:value-type="float" office:value="79536288" calcext:value-type="float">
            <text:p>79536288</text:p>
          </table:table-cell>
          <table:table-cell office:value-type="float" office:value="66910416" calcext:value-type="float">
            <text:p>66910416</text:p>
          </table:table-cell>
          <table:table-cell office:value-type="float" office:value="45824880" calcext:value-type="float">
            <text:p>45824880</text:p>
          </table:table-cell>
          <table:table-cell office:value-type="float" office:value="102421088" calcext:value-type="float">
            <text:p>102421088</text:p>
          </table:table-cell>
          <table:table-cell office:value-type="float" office:value="471251552" calcext:value-type="float">
            <text:p>471251552</text:p>
          </table:table-cell>
          <table:table-cell office:value-type="float" office:value="256024248" calcext:value-type="float">
            <text:p>256024248</text:p>
          </table:table-cell>
          <table:table-cell office:value-type="float" office:value="241913600" calcext:value-type="float">
            <text:p>241913600</text:p>
          </table:table-cell>
          <table:table-cell office:value-type="float" office:value="185636264" calcext:value-type="float">
            <text:p>185636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25360" calcext:value-type="float">
            <text:p>21525360</text:p>
          </table:table-cell>
          <table:table-cell office:value-type="float" office:value="155913936" calcext:value-type="float">
            <text:p>155913936</text:p>
          </table:table-cell>
          <table:table-cell office:value-type="float" office:value="79543784" calcext:value-type="float">
            <text:p>79543784</text:p>
          </table:table-cell>
          <table:table-cell office:value-type="float" office:value="66913896" calcext:value-type="float">
            <text:p>66913896</text:p>
          </table:table-cell>
          <table:table-cell office:value-type="float" office:value="45826328" calcext:value-type="float">
            <text:p>45826328</text:p>
          </table:table-cell>
          <table:table-cell office:value-type="float" office:value="102462264" calcext:value-type="float">
            <text:p>102462264</text:p>
          </table:table-cell>
          <table:table-cell office:value-type="float" office:value="471255296" calcext:value-type="float">
            <text:p>471255296</text:p>
          </table:table-cell>
          <table:table-cell office:value-type="float" office:value="256033688" calcext:value-type="float">
            <text:p>256033688</text:p>
          </table:table-cell>
          <table:table-cell office:value-type="float" office:value="241974160" calcext:value-type="float">
            <text:p>241974160</text:p>
          </table:table-cell>
          <table:table-cell office:value-type="float" office:value="185638808" calcext:value-type="float">
            <text:p>185638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28112" calcext:value-type="float">
            <text:p>21528112</text:p>
          </table:table-cell>
          <table:table-cell office:value-type="float" office:value="155936976" calcext:value-type="float">
            <text:p>155936976</text:p>
          </table:table-cell>
          <table:table-cell office:value-type="float" office:value="79546624" calcext:value-type="float">
            <text:p>79546624</text:p>
          </table:table-cell>
          <table:table-cell office:value-type="float" office:value="66914312" calcext:value-type="float">
            <text:p>66914312</text:p>
          </table:table-cell>
          <table:table-cell office:value-type="float" office:value="45826672" calcext:value-type="float">
            <text:p>45826672</text:p>
          </table:table-cell>
          <table:table-cell office:value-type="float" office:value="102466544" calcext:value-type="float">
            <text:p>102466544</text:p>
          </table:table-cell>
          <table:table-cell office:value-type="float" office:value="471433104" calcext:value-type="float">
            <text:p>471433104</text:p>
          </table:table-cell>
          <table:table-cell office:value-type="float" office:value="256046304" calcext:value-type="float">
            <text:p>256046304</text:p>
          </table:table-cell>
          <table:table-cell office:value-type="float" office:value="241976824" calcext:value-type="float">
            <text:p>241976824</text:p>
          </table:table-cell>
          <table:table-cell office:value-type="float" office:value="185659360" calcext:value-type="float">
            <text:p>1856593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35400" calcext:value-type="float">
            <text:p>21535400</text:p>
          </table:table-cell>
          <table:table-cell office:value-type="float" office:value="155957000" calcext:value-type="float">
            <text:p>155957000</text:p>
          </table:table-cell>
          <table:table-cell office:value-type="float" office:value="79552336" calcext:value-type="float">
            <text:p>79552336</text:p>
          </table:table-cell>
          <table:table-cell office:value-type="float" office:value="66938104" calcext:value-type="float">
            <text:p>66938104</text:p>
          </table:table-cell>
          <table:table-cell office:value-type="float" office:value="45831384" calcext:value-type="float">
            <text:p>45831384</text:p>
          </table:table-cell>
          <table:table-cell office:value-type="float" office:value="102475392" calcext:value-type="float">
            <text:p>102475392</text:p>
          </table:table-cell>
          <table:table-cell office:value-type="float" office:value="471845552" calcext:value-type="float">
            <text:p>471845552</text:p>
          </table:table-cell>
          <table:table-cell office:value-type="float" office:value="256162448" calcext:value-type="float">
            <text:p>256162448</text:p>
          </table:table-cell>
          <table:table-cell office:value-type="float" office:value="242029688" calcext:value-type="float">
            <text:p>242029688</text:p>
          </table:table-cell>
          <table:table-cell office:value-type="float" office:value="185736328" calcext:value-type="float">
            <text:p>185736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36048" calcext:value-type="float">
            <text:p>21536048</text:p>
          </table:table-cell>
          <table:table-cell office:value-type="float" office:value="155980680" calcext:value-type="float">
            <text:p>155980680</text:p>
          </table:table-cell>
          <table:table-cell office:value-type="float" office:value="79562144" calcext:value-type="float">
            <text:p>79562144</text:p>
          </table:table-cell>
          <table:table-cell office:value-type="float" office:value="66943256" calcext:value-type="float">
            <text:p>66943256</text:p>
          </table:table-cell>
          <table:table-cell office:value-type="float" office:value="45831824" calcext:value-type="float">
            <text:p>45831824</text:p>
          </table:table-cell>
          <table:table-cell office:value-type="float" office:value="102479816" calcext:value-type="float">
            <text:p>102479816</text:p>
          </table:table-cell>
          <table:table-cell office:value-type="float" office:value="472501160" calcext:value-type="float">
            <text:p>472501160</text:p>
          </table:table-cell>
          <table:table-cell office:value-type="float" office:value="256165192" calcext:value-type="float">
            <text:p>256165192</text:p>
          </table:table-cell>
          <table:table-cell office:value-type="float" office:value="242178040" calcext:value-type="float">
            <text:p>242178040</text:p>
          </table:table-cell>
          <table:table-cell office:value-type="float" office:value="185779040" calcext:value-type="float">
            <text:p>1857790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39824" calcext:value-type="float">
            <text:p>21539824</text:p>
          </table:table-cell>
          <table:table-cell office:value-type="float" office:value="156053832" calcext:value-type="float">
            <text:p>156053832</text:p>
          </table:table-cell>
          <table:table-cell office:value-type="float" office:value="79574392" calcext:value-type="float">
            <text:p>79574392</text:p>
          </table:table-cell>
          <table:table-cell office:value-type="float" office:value="66943760" calcext:value-type="float">
            <text:p>66943760</text:p>
          </table:table-cell>
          <table:table-cell office:value-type="float" office:value="45834936" calcext:value-type="float">
            <text:p>45834936</text:p>
          </table:table-cell>
          <table:table-cell office:value-type="float" office:value="102481280" calcext:value-type="float">
            <text:p>102481280</text:p>
          </table:table-cell>
          <table:table-cell office:value-type="float" office:value="473140600" calcext:value-type="float">
            <text:p>473140600</text:p>
          </table:table-cell>
          <table:table-cell office:value-type="float" office:value="256235464" calcext:value-type="float">
            <text:p>256235464</text:p>
          </table:table-cell>
          <table:table-cell office:value-type="float" office:value="242237928" calcext:value-type="float">
            <text:p>242237928</text:p>
          </table:table-cell>
          <table:table-cell office:value-type="float" office:value="185843520" calcext:value-type="float">
            <text:p>185843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44264" calcext:value-type="float">
            <text:p>21544264</text:p>
          </table:table-cell>
          <table:table-cell office:value-type="float" office:value="156064624" calcext:value-type="float">
            <text:p>156064624</text:p>
          </table:table-cell>
          <table:table-cell office:value-type="float" office:value="79574680" calcext:value-type="float">
            <text:p>79574680</text:p>
          </table:table-cell>
          <table:table-cell office:value-type="float" office:value="66945552" calcext:value-type="float">
            <text:p>66945552</text:p>
          </table:table-cell>
          <table:table-cell office:value-type="float" office:value="45836808" calcext:value-type="float">
            <text:p>45836808</text:p>
          </table:table-cell>
          <table:table-cell office:value-type="float" office:value="102502424" calcext:value-type="float">
            <text:p>102502424</text:p>
          </table:table-cell>
          <table:table-cell office:value-type="float" office:value="473645280" calcext:value-type="float">
            <text:p>473645280</text:p>
          </table:table-cell>
          <table:table-cell office:value-type="float" office:value="257546712" calcext:value-type="float">
            <text:p>257546712</text:p>
          </table:table-cell>
          <table:table-cell office:value-type="float" office:value="242261672" calcext:value-type="float">
            <text:p>242261672</text:p>
          </table:table-cell>
          <table:table-cell office:value-type="float" office:value="186176496" calcext:value-type="float">
            <text:p>186176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45048" calcext:value-type="float">
            <text:p>21545048</text:p>
          </table:table-cell>
          <table:table-cell office:value-type="float" office:value="156072200" calcext:value-type="float">
            <text:p>156072200</text:p>
          </table:table-cell>
          <table:table-cell office:value-type="float" office:value="79578168" calcext:value-type="float">
            <text:p>79578168</text:p>
          </table:table-cell>
          <table:table-cell office:value-type="float" office:value="66949176" calcext:value-type="float">
            <text:p>66949176</text:p>
          </table:table-cell>
          <table:table-cell office:value-type="float" office:value="45837272" calcext:value-type="float">
            <text:p>45837272</text:p>
          </table:table-cell>
          <table:table-cell office:value-type="float" office:value="102504576" calcext:value-type="float">
            <text:p>102504576</text:p>
          </table:table-cell>
          <table:table-cell office:value-type="float" office:value="474448192" calcext:value-type="float">
            <text:p>474448192</text:p>
          </table:table-cell>
          <table:table-cell office:value-type="float" office:value="257640000" calcext:value-type="float">
            <text:p>257640000</text:p>
          </table:table-cell>
          <table:table-cell office:value-type="float" office:value="242606136" calcext:value-type="float">
            <text:p>242606136</text:p>
          </table:table-cell>
          <table:table-cell office:value-type="float" office:value="186314448" calcext:value-type="float">
            <text:p>186314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47608" calcext:value-type="float">
            <text:p>21547608</text:p>
          </table:table-cell>
          <table:table-cell office:value-type="float" office:value="156146896" calcext:value-type="float">
            <text:p>156146896</text:p>
          </table:table-cell>
          <table:table-cell office:value-type="float" office:value="79598656" calcext:value-type="float">
            <text:p>79598656</text:p>
          </table:table-cell>
          <table:table-cell office:value-type="float" office:value="66966248" calcext:value-type="float">
            <text:p>66966248</text:p>
          </table:table-cell>
          <table:table-cell office:value-type="float" office:value="45839240" calcext:value-type="float">
            <text:p>45839240</text:p>
          </table:table-cell>
          <table:table-cell office:value-type="float" office:value="102512672" calcext:value-type="float">
            <text:p>102512672</text:p>
          </table:table-cell>
          <table:table-cell office:value-type="float" office:value="474461160" calcext:value-type="float">
            <text:p>474461160</text:p>
          </table:table-cell>
          <table:table-cell office:value-type="float" office:value="257960912" calcext:value-type="float">
            <text:p>257960912</text:p>
          </table:table-cell>
          <table:table-cell office:value-type="float" office:value="242666512" calcext:value-type="float">
            <text:p>242666512</text:p>
          </table:table-cell>
          <table:table-cell office:value-type="float" office:value="186318640" calcext:value-type="float">
            <text:p>1863186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51920" calcext:value-type="float">
            <text:p>21551920</text:p>
          </table:table-cell>
          <table:table-cell office:value-type="float" office:value="156164336" calcext:value-type="float">
            <text:p>156164336</text:p>
          </table:table-cell>
          <table:table-cell office:value-type="float" office:value="79599432" calcext:value-type="float">
            <text:p>79599432</text:p>
          </table:table-cell>
          <table:table-cell office:value-type="float" office:value="66973136" calcext:value-type="float">
            <text:p>66973136</text:p>
          </table:table-cell>
          <table:table-cell office:value-type="float" office:value="45840528" calcext:value-type="float">
            <text:p>45840528</text:p>
          </table:table-cell>
          <table:table-cell office:value-type="float" office:value="102516608" calcext:value-type="float">
            <text:p>102516608</text:p>
          </table:table-cell>
          <table:table-cell office:value-type="float" office:value="475671304" calcext:value-type="float">
            <text:p>475671304</text:p>
          </table:table-cell>
          <table:table-cell office:value-type="float" office:value="258315528" calcext:value-type="float">
            <text:p>258315528</text:p>
          </table:table-cell>
          <table:table-cell office:value-type="float" office:value="242695688" calcext:value-type="float">
            <text:p>242695688</text:p>
          </table:table-cell>
          <table:table-cell office:value-type="float" office:value="187131544" calcext:value-type="float">
            <text:p>187131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54568" calcext:value-type="float">
            <text:p>21554568</text:p>
          </table:table-cell>
          <table:table-cell office:value-type="float" office:value="156183232" calcext:value-type="float">
            <text:p>156183232</text:p>
          </table:table-cell>
          <table:table-cell office:value-type="float" office:value="79605824" calcext:value-type="float">
            <text:p>79605824</text:p>
          </table:table-cell>
          <table:table-cell office:value-type="float" office:value="66992832" calcext:value-type="float">
            <text:p>66992832</text:p>
          </table:table-cell>
          <table:table-cell office:value-type="float" office:value="45840632" calcext:value-type="float">
            <text:p>45840632</text:p>
          </table:table-cell>
          <table:table-cell office:value-type="float" office:value="102518912" calcext:value-type="float">
            <text:p>102518912</text:p>
          </table:table-cell>
          <table:table-cell office:value-type="float" office:value="476005072" calcext:value-type="float">
            <text:p>476005072</text:p>
          </table:table-cell>
          <table:table-cell office:value-type="float" office:value="259443216" calcext:value-type="float">
            <text:p>259443216</text:p>
          </table:table-cell>
          <table:table-cell office:value-type="float" office:value="242934952" calcext:value-type="float">
            <text:p>242934952</text:p>
          </table:table-cell>
          <table:table-cell office:value-type="float" office:value="187145840" calcext:value-type="float">
            <text:p>1871458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56104" calcext:value-type="float">
            <text:p>21556104</text:p>
          </table:table-cell>
          <table:table-cell office:value-type="float" office:value="156200464" calcext:value-type="float">
            <text:p>156200464</text:p>
          </table:table-cell>
          <table:table-cell office:value-type="float" office:value="79626464" calcext:value-type="float">
            <text:p>79626464</text:p>
          </table:table-cell>
          <table:table-cell office:value-type="float" office:value="67005752" calcext:value-type="float">
            <text:p>67005752</text:p>
          </table:table-cell>
          <table:table-cell office:value-type="float" office:value="45840944" calcext:value-type="float">
            <text:p>45840944</text:p>
          </table:table-cell>
          <table:table-cell office:value-type="float" office:value="102521128" calcext:value-type="float">
            <text:p>102521128</text:p>
          </table:table-cell>
          <table:table-cell office:value-type="float" office:value="476395320" calcext:value-type="float">
            <text:p>476395320</text:p>
          </table:table-cell>
          <table:table-cell office:value-type="float" office:value="259512624" calcext:value-type="float">
            <text:p>259512624</text:p>
          </table:table-cell>
          <table:table-cell office:value-type="float" office:value="242946904" calcext:value-type="float">
            <text:p>242946904</text:p>
          </table:table-cell>
          <table:table-cell office:value-type="float" office:value="187947632" calcext:value-type="float">
            <text:p>187947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57184" calcext:value-type="float">
            <text:p>21557184</text:p>
          </table:table-cell>
          <table:table-cell office:value-type="float" office:value="156231656" calcext:value-type="float">
            <text:p>156231656</text:p>
          </table:table-cell>
          <table:table-cell office:value-type="float" office:value="79629320" calcext:value-type="float">
            <text:p>79629320</text:p>
          </table:table-cell>
          <table:table-cell office:value-type="float" office:value="67012304" calcext:value-type="float">
            <text:p>67012304</text:p>
          </table:table-cell>
          <table:table-cell office:value-type="float" office:value="45851840" calcext:value-type="float">
            <text:p>45851840</text:p>
          </table:table-cell>
          <table:table-cell office:value-type="float" office:value="102522160" calcext:value-type="float">
            <text:p>102522160</text:p>
          </table:table-cell>
          <table:table-cell office:value-type="float" office:value="476625616" calcext:value-type="float">
            <text:p>476625616</text:p>
          </table:table-cell>
          <table:table-cell office:value-type="float" office:value="259558016" calcext:value-type="float">
            <text:p>259558016</text:p>
          </table:table-cell>
          <table:table-cell office:value-type="float" office:value="243295688" calcext:value-type="float">
            <text:p>243295688</text:p>
          </table:table-cell>
          <table:table-cell office:value-type="float" office:value="187982656" calcext:value-type="float">
            <text:p>187982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58336" calcext:value-type="float">
            <text:p>21558336</text:p>
          </table:table-cell>
          <table:table-cell office:value-type="float" office:value="156240824" calcext:value-type="float">
            <text:p>156240824</text:p>
          </table:table-cell>
          <table:table-cell office:value-type="float" office:value="79629672" calcext:value-type="float">
            <text:p>79629672</text:p>
          </table:table-cell>
          <table:table-cell office:value-type="float" office:value="67032432" calcext:value-type="float">
            <text:p>67032432</text:p>
          </table:table-cell>
          <table:table-cell office:value-type="float" office:value="45852800" calcext:value-type="float">
            <text:p>45852800</text:p>
          </table:table-cell>
          <table:table-cell office:value-type="float" office:value="102525496" calcext:value-type="float">
            <text:p>102525496</text:p>
          </table:table-cell>
          <table:table-cell office:value-type="float" office:value="476637000" calcext:value-type="float">
            <text:p>476637000</text:p>
          </table:table-cell>
          <table:table-cell office:value-type="float" office:value="259778912" calcext:value-type="float">
            <text:p>259778912</text:p>
          </table:table-cell>
          <table:table-cell office:value-type="float" office:value="243375928" calcext:value-type="float">
            <text:p>243375928</text:p>
          </table:table-cell>
          <table:table-cell office:value-type="float" office:value="188607416" calcext:value-type="float">
            <text:p>188607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61600" calcext:value-type="float">
            <text:p>21561600</text:p>
          </table:table-cell>
          <table:table-cell office:value-type="float" office:value="156272096" calcext:value-type="float">
            <text:p>156272096</text:p>
          </table:table-cell>
          <table:table-cell office:value-type="float" office:value="79629784" calcext:value-type="float">
            <text:p>79629784</text:p>
          </table:table-cell>
          <table:table-cell office:value-type="float" office:value="67042592" calcext:value-type="float">
            <text:p>67042592</text:p>
          </table:table-cell>
          <table:table-cell office:value-type="float" office:value="45853168" calcext:value-type="float">
            <text:p>45853168</text:p>
          </table:table-cell>
          <table:table-cell office:value-type="float" office:value="102527088" calcext:value-type="float">
            <text:p>102527088</text:p>
          </table:table-cell>
          <table:table-cell office:value-type="float" office:value="476764504" calcext:value-type="float">
            <text:p>476764504</text:p>
          </table:table-cell>
          <table:table-cell office:value-type="float" office:value="260110544" calcext:value-type="float">
            <text:p>260110544</text:p>
          </table:table-cell>
          <table:table-cell office:value-type="float" office:value="245523800" calcext:value-type="float">
            <text:p>245523800</text:p>
          </table:table-cell>
          <table:table-cell office:value-type="float" office:value="188956032" calcext:value-type="float">
            <text:p>188956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61792" calcext:value-type="float">
            <text:p>21561792</text:p>
          </table:table-cell>
          <table:table-cell office:value-type="float" office:value="156392680" calcext:value-type="float">
            <text:p>156392680</text:p>
          </table:table-cell>
          <table:table-cell office:value-type="float" office:value="79631480" calcext:value-type="float">
            <text:p>79631480</text:p>
          </table:table-cell>
          <table:table-cell office:value-type="float" office:value="67053088" calcext:value-type="float">
            <text:p>67053088</text:p>
          </table:table-cell>
          <table:table-cell office:value-type="float" office:value="45855720" calcext:value-type="float">
            <text:p>45855720</text:p>
          </table:table-cell>
          <table:table-cell office:value-type="float" office:value="102527824" calcext:value-type="float">
            <text:p>102527824</text:p>
          </table:table-cell>
          <table:table-cell office:value-type="float" office:value="476894200" calcext:value-type="float">
            <text:p>476894200</text:p>
          </table:table-cell>
          <table:table-cell office:value-type="float" office:value="261493088" calcext:value-type="float">
            <text:p>261493088</text:p>
          </table:table-cell>
          <table:table-cell office:value-type="float" office:value="246776056" calcext:value-type="float">
            <text:p>246776056</text:p>
          </table:table-cell>
          <table:table-cell office:value-type="float" office:value="190302280" calcext:value-type="float">
            <text:p>1903022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71384" calcext:value-type="float">
            <text:p>21571384</text:p>
          </table:table-cell>
          <table:table-cell office:value-type="float" office:value="156401400" calcext:value-type="float">
            <text:p>156401400</text:p>
          </table:table-cell>
          <table:table-cell office:value-type="float" office:value="79633856" calcext:value-type="float">
            <text:p>79633856</text:p>
          </table:table-cell>
          <table:table-cell office:value-type="float" office:value="67062144" calcext:value-type="float">
            <text:p>67062144</text:p>
          </table:table-cell>
          <table:table-cell office:value-type="float" office:value="45855728" calcext:value-type="float">
            <text:p>45855728</text:p>
          </table:table-cell>
          <table:table-cell office:value-type="float" office:value="102534816" calcext:value-type="float">
            <text:p>102534816</text:p>
          </table:table-cell>
          <table:table-cell office:value-type="float" office:value="477027904" calcext:value-type="float">
            <text:p>477027904</text:p>
          </table:table-cell>
          <table:table-cell office:value-type="float" office:value="261567640" calcext:value-type="float">
            <text:p>261567640</text:p>
          </table:table-cell>
          <table:table-cell office:value-type="float" office:value="246826504" calcext:value-type="float">
            <text:p>246826504</text:p>
          </table:table-cell>
          <table:table-cell office:value-type="float" office:value="190495648" calcext:value-type="float">
            <text:p>190495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71464" calcext:value-type="float">
            <text:p>21571464</text:p>
          </table:table-cell>
          <table:table-cell office:value-type="float" office:value="156444808" calcext:value-type="float">
            <text:p>156444808</text:p>
          </table:table-cell>
          <table:table-cell office:value-type="float" office:value="79638792" calcext:value-type="float">
            <text:p>79638792</text:p>
          </table:table-cell>
          <table:table-cell office:value-type="float" office:value="67081672" calcext:value-type="float">
            <text:p>67081672</text:p>
          </table:table-cell>
          <table:table-cell office:value-type="float" office:value="45861192" calcext:value-type="float">
            <text:p>45861192</text:p>
          </table:table-cell>
          <table:table-cell office:value-type="float" office:value="102539880" calcext:value-type="float">
            <text:p>102539880</text:p>
          </table:table-cell>
          <table:table-cell office:value-type="float" office:value="477262048" calcext:value-type="float">
            <text:p>477262048</text:p>
          </table:table-cell>
          <table:table-cell office:value-type="float" office:value="262227456" calcext:value-type="float">
            <text:p>262227456</text:p>
          </table:table-cell>
          <table:table-cell office:value-type="float" office:value="246909792" calcext:value-type="float">
            <text:p>246909792</text:p>
          </table:table-cell>
          <table:table-cell office:value-type="float" office:value="190713432" calcext:value-type="float">
            <text:p>190713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72040" calcext:value-type="float">
            <text:p>21572040</text:p>
          </table:table-cell>
          <table:table-cell office:value-type="float" office:value="156579848" calcext:value-type="float">
            <text:p>156579848</text:p>
          </table:table-cell>
          <table:table-cell office:value-type="float" office:value="79650536" calcext:value-type="float">
            <text:p>79650536</text:p>
          </table:table-cell>
          <table:table-cell office:value-type="float" office:value="67117288" calcext:value-type="float">
            <text:p>67117288</text:p>
          </table:table-cell>
          <table:table-cell office:value-type="float" office:value="45861976" calcext:value-type="float">
            <text:p>45861976</text:p>
          </table:table-cell>
          <table:table-cell office:value-type="float" office:value="102545208" calcext:value-type="float">
            <text:p>102545208</text:p>
          </table:table-cell>
          <table:table-cell office:value-type="float" office:value="477347104" calcext:value-type="float">
            <text:p>477347104</text:p>
          </table:table-cell>
          <table:table-cell office:value-type="float" office:value="262236552" calcext:value-type="float">
            <text:p>262236552</text:p>
          </table:table-cell>
          <table:table-cell office:value-type="float" office:value="247223520" calcext:value-type="float">
            <text:p>247223520</text:p>
          </table:table-cell>
          <table:table-cell office:value-type="float" office:value="191243992" calcext:value-type="float">
            <text:p>191243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72616" calcext:value-type="float">
            <text:p>21572616</text:p>
          </table:table-cell>
          <table:table-cell office:value-type="float" office:value="156599440" calcext:value-type="float">
            <text:p>156599440</text:p>
          </table:table-cell>
          <table:table-cell office:value-type="float" office:value="79740216" calcext:value-type="float">
            <text:p>79740216</text:p>
          </table:table-cell>
          <table:table-cell office:value-type="float" office:value="67126632" calcext:value-type="float">
            <text:p>67126632</text:p>
          </table:table-cell>
          <table:table-cell office:value-type="float" office:value="45864136" calcext:value-type="float">
            <text:p>45864136</text:p>
          </table:table-cell>
          <table:table-cell office:value-type="float" office:value="102547600" calcext:value-type="float">
            <text:p>102547600</text:p>
          </table:table-cell>
          <table:table-cell office:value-type="float" office:value="477398328" calcext:value-type="float">
            <text:p>477398328</text:p>
          </table:table-cell>
          <table:table-cell office:value-type="float" office:value="262239464" calcext:value-type="float">
            <text:p>262239464</text:p>
          </table:table-cell>
          <table:table-cell office:value-type="float" office:value="247287168" calcext:value-type="float">
            <text:p>247287168</text:p>
          </table:table-cell>
          <table:table-cell office:value-type="float" office:value="191431688" calcext:value-type="float">
            <text:p>191431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77320" calcext:value-type="float">
            <text:p>21577320</text:p>
          </table:table-cell>
          <table:table-cell office:value-type="float" office:value="156641408" calcext:value-type="float">
            <text:p>156641408</text:p>
          </table:table-cell>
          <table:table-cell office:value-type="float" office:value="79743544" calcext:value-type="float">
            <text:p>79743544</text:p>
          </table:table-cell>
          <table:table-cell office:value-type="float" office:value="67127352" calcext:value-type="float">
            <text:p>67127352</text:p>
          </table:table-cell>
          <table:table-cell office:value-type="float" office:value="45865472" calcext:value-type="float">
            <text:p>45865472</text:p>
          </table:table-cell>
          <table:table-cell office:value-type="float" office:value="102549560" calcext:value-type="float">
            <text:p>102549560</text:p>
          </table:table-cell>
          <table:table-cell office:value-type="float" office:value="477399552" calcext:value-type="float">
            <text:p>477399552</text:p>
          </table:table-cell>
          <table:table-cell office:value-type="float" office:value="262244088" calcext:value-type="float">
            <text:p>262244088</text:p>
          </table:table-cell>
          <table:table-cell office:value-type="float" office:value="247593840" calcext:value-type="float">
            <text:p>247593840</text:p>
          </table:table-cell>
          <table:table-cell office:value-type="float" office:value="191961200" calcext:value-type="float">
            <text:p>1919612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78312" calcext:value-type="float">
            <text:p>21578312</text:p>
          </table:table-cell>
          <table:table-cell office:value-type="float" office:value="156643848" calcext:value-type="float">
            <text:p>156643848</text:p>
          </table:table-cell>
          <table:table-cell office:value-type="float" office:value="79761520" calcext:value-type="float">
            <text:p>79761520</text:p>
          </table:table-cell>
          <table:table-cell office:value-type="float" office:value="67128272" calcext:value-type="float">
            <text:p>67128272</text:p>
          </table:table-cell>
          <table:table-cell office:value-type="float" office:value="45866416" calcext:value-type="float">
            <text:p>45866416</text:p>
          </table:table-cell>
          <table:table-cell office:value-type="float" office:value="102560200" calcext:value-type="float">
            <text:p>102560200</text:p>
          </table:table-cell>
          <table:table-cell office:value-type="float" office:value="477489240" calcext:value-type="float">
            <text:p>477489240</text:p>
          </table:table-cell>
          <table:table-cell office:value-type="float" office:value="262273160" calcext:value-type="float">
            <text:p>262273160</text:p>
          </table:table-cell>
          <table:table-cell office:value-type="float" office:value="247852480" calcext:value-type="float">
            <text:p>247852480</text:p>
          </table:table-cell>
          <table:table-cell office:value-type="float" office:value="191995944" calcext:value-type="float">
            <text:p>191995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78696" calcext:value-type="float">
            <text:p>21578696</text:p>
          </table:table-cell>
          <table:table-cell office:value-type="float" office:value="156680904" calcext:value-type="float">
            <text:p>156680904</text:p>
          </table:table-cell>
          <table:table-cell office:value-type="float" office:value="79774712" calcext:value-type="float">
            <text:p>79774712</text:p>
          </table:table-cell>
          <table:table-cell office:value-type="float" office:value="67170200" calcext:value-type="float">
            <text:p>67170200</text:p>
          </table:table-cell>
          <table:table-cell office:value-type="float" office:value="45867056" calcext:value-type="float">
            <text:p>45867056</text:p>
          </table:table-cell>
          <table:table-cell office:value-type="float" office:value="102564312" calcext:value-type="float">
            <text:p>102564312</text:p>
          </table:table-cell>
          <table:table-cell office:value-type="float" office:value="477575392" calcext:value-type="float">
            <text:p>477575392</text:p>
          </table:table-cell>
          <table:table-cell office:value-type="float" office:value="262299624" calcext:value-type="float">
            <text:p>262299624</text:p>
          </table:table-cell>
          <table:table-cell office:value-type="float" office:value="247983152" calcext:value-type="float">
            <text:p>247983152</text:p>
          </table:table-cell>
          <table:table-cell office:value-type="float" office:value="192100168" calcext:value-type="float">
            <text:p>192100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90808" calcext:value-type="float">
            <text:p>21590808</text:p>
          </table:table-cell>
          <table:table-cell office:value-type="float" office:value="156694976" calcext:value-type="float">
            <text:p>156694976</text:p>
          </table:table-cell>
          <table:table-cell office:value-type="float" office:value="79794088" calcext:value-type="float">
            <text:p>79794088</text:p>
          </table:table-cell>
          <table:table-cell office:value-type="float" office:value="67190560" calcext:value-type="float">
            <text:p>67190560</text:p>
          </table:table-cell>
          <table:table-cell office:value-type="float" office:value="45867576" calcext:value-type="float">
            <text:p>45867576</text:p>
          </table:table-cell>
          <table:table-cell office:value-type="float" office:value="102570632" calcext:value-type="float">
            <text:p>102570632</text:p>
          </table:table-cell>
          <table:table-cell office:value-type="float" office:value="477705520" calcext:value-type="float">
            <text:p>477705520</text:p>
          </table:table-cell>
          <table:table-cell office:value-type="float" office:value="262317400" calcext:value-type="float">
            <text:p>262317400</text:p>
          </table:table-cell>
          <table:table-cell office:value-type="float" office:value="248055504" calcext:value-type="float">
            <text:p>248055504</text:p>
          </table:table-cell>
          <table:table-cell office:value-type="float" office:value="192315200" calcext:value-type="float">
            <text:p>1923152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91832" calcext:value-type="float">
            <text:p>21591832</text:p>
          </table:table-cell>
          <table:table-cell office:value-type="float" office:value="156761216" calcext:value-type="float">
            <text:p>156761216</text:p>
          </table:table-cell>
          <table:table-cell office:value-type="float" office:value="79829024" calcext:value-type="float">
            <text:p>79829024</text:p>
          </table:table-cell>
          <table:table-cell office:value-type="float" office:value="67192896" calcext:value-type="float">
            <text:p>67192896</text:p>
          </table:table-cell>
          <table:table-cell office:value-type="float" office:value="45869416" calcext:value-type="float">
            <text:p>45869416</text:p>
          </table:table-cell>
          <table:table-cell office:value-type="float" office:value="102571888" calcext:value-type="float">
            <text:p>102571888</text:p>
          </table:table-cell>
          <table:table-cell office:value-type="float" office:value="478009968" calcext:value-type="float">
            <text:p>478009968</text:p>
          </table:table-cell>
          <table:table-cell office:value-type="float" office:value="262321064" calcext:value-type="float">
            <text:p>262321064</text:p>
          </table:table-cell>
          <table:table-cell office:value-type="float" office:value="248125936" calcext:value-type="float">
            <text:p>248125936</text:p>
          </table:table-cell>
          <table:table-cell office:value-type="float" office:value="192321160" calcext:value-type="float">
            <text:p>1923211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605744" calcext:value-type="float">
            <text:p>21605744</text:p>
          </table:table-cell>
          <table:table-cell office:value-type="float" office:value="156878568" calcext:value-type="float">
            <text:p>156878568</text:p>
          </table:table-cell>
          <table:table-cell office:value-type="float" office:value="79882664" calcext:value-type="float">
            <text:p>79882664</text:p>
          </table:table-cell>
          <table:table-cell office:value-type="float" office:value="67215768" calcext:value-type="float">
            <text:p>67215768</text:p>
          </table:table-cell>
          <table:table-cell office:value-type="float" office:value="45878408" calcext:value-type="float">
            <text:p>45878408</text:p>
          </table:table-cell>
          <table:table-cell office:value-type="float" office:value="102576992" calcext:value-type="float">
            <text:p>102576992</text:p>
          </table:table-cell>
          <table:table-cell office:value-type="float" office:value="478139792" calcext:value-type="float">
            <text:p>478139792</text:p>
          </table:table-cell>
          <table:table-cell office:value-type="float" office:value="262428648" calcext:value-type="float">
            <text:p>262428648</text:p>
          </table:table-cell>
          <table:table-cell office:value-type="float" office:value="248176752" calcext:value-type="float">
            <text:p>248176752</text:p>
          </table:table-cell>
          <table:table-cell office:value-type="float" office:value="192711728" calcext:value-type="float">
            <text:p>192711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623720" calcext:value-type="float">
            <text:p>21623720</text:p>
          </table:table-cell>
          <table:table-cell office:value-type="float" office:value="156884512" calcext:value-type="float">
            <text:p>156884512</text:p>
          </table:table-cell>
          <table:table-cell office:value-type="float" office:value="79896320" calcext:value-type="float">
            <text:p>79896320</text:p>
          </table:table-cell>
          <table:table-cell office:value-type="float" office:value="67234208" calcext:value-type="float">
            <text:p>67234208</text:p>
          </table:table-cell>
          <table:table-cell office:value-type="float" office:value="45879704" calcext:value-type="float">
            <text:p>45879704</text:p>
          </table:table-cell>
          <table:table-cell office:value-type="float" office:value="102580680" calcext:value-type="float">
            <text:p>102580680</text:p>
          </table:table-cell>
          <table:table-cell office:value-type="float" office:value="478280096" calcext:value-type="float">
            <text:p>478280096</text:p>
          </table:table-cell>
          <table:table-cell office:value-type="float" office:value="262523936" calcext:value-type="float">
            <text:p>262523936</text:p>
          </table:table-cell>
          <table:table-cell office:value-type="float" office:value="248281216" calcext:value-type="float">
            <text:p>248281216</text:p>
          </table:table-cell>
          <table:table-cell office:value-type="float" office:value="193088448" calcext:value-type="float">
            <text:p>193088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636176" calcext:value-type="float">
            <text:p>21636176</text:p>
          </table:table-cell>
          <table:table-cell office:value-type="float" office:value="156947920" calcext:value-type="float">
            <text:p>156947920</text:p>
          </table:table-cell>
          <table:table-cell office:value-type="float" office:value="79909016" calcext:value-type="float">
            <text:p>79909016</text:p>
          </table:table-cell>
          <table:table-cell office:value-type="float" office:value="67355816" calcext:value-type="float">
            <text:p>67355816</text:p>
          </table:table-cell>
          <table:table-cell office:value-type="float" office:value="45879992" calcext:value-type="float">
            <text:p>45879992</text:p>
          </table:table-cell>
          <table:table-cell office:value-type="float" office:value="102580976" calcext:value-type="float">
            <text:p>102580976</text:p>
          </table:table-cell>
          <table:table-cell office:value-type="float" office:value="479117104" calcext:value-type="float">
            <text:p>479117104</text:p>
          </table:table-cell>
          <table:table-cell office:value-type="float" office:value="262528592" calcext:value-type="float">
            <text:p>262528592</text:p>
          </table:table-cell>
          <table:table-cell office:value-type="float" office:value="248285040" calcext:value-type="float">
            <text:p>248285040</text:p>
          </table:table-cell>
          <table:table-cell office:value-type="float" office:value="193264160" calcext:value-type="float">
            <text:p>1932641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639824" calcext:value-type="float">
            <text:p>21639824</text:p>
          </table:table-cell>
          <table:table-cell office:value-type="float" office:value="156998576" calcext:value-type="float">
            <text:p>156998576</text:p>
          </table:table-cell>
          <table:table-cell office:value-type="float" office:value="79909088" calcext:value-type="float">
            <text:p>79909088</text:p>
          </table:table-cell>
          <table:table-cell office:value-type="float" office:value="67369168" calcext:value-type="float">
            <text:p>67369168</text:p>
          </table:table-cell>
          <table:table-cell office:value-type="float" office:value="45882064" calcext:value-type="float">
            <text:p>45882064</text:p>
          </table:table-cell>
          <table:table-cell office:value-type="float" office:value="102582968" calcext:value-type="float">
            <text:p>102582968</text:p>
          </table:table-cell>
          <table:table-cell office:value-type="float" office:value="479731784" calcext:value-type="float">
            <text:p>479731784</text:p>
          </table:table-cell>
          <table:table-cell office:value-type="float" office:value="262531504" calcext:value-type="float">
            <text:p>262531504</text:p>
          </table:table-cell>
          <table:table-cell office:value-type="float" office:value="248336992" calcext:value-type="float">
            <text:p>248336992</text:p>
          </table:table-cell>
          <table:table-cell office:value-type="float" office:value="193726840" calcext:value-type="float">
            <text:p>1937268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641912" calcext:value-type="float">
            <text:p>21641912</text:p>
          </table:table-cell>
          <table:table-cell office:value-type="float" office:value="157060408" calcext:value-type="float">
            <text:p>157060408</text:p>
          </table:table-cell>
          <table:table-cell office:value-type="float" office:value="79935736" calcext:value-type="float">
            <text:p>79935736</text:p>
          </table:table-cell>
          <table:table-cell office:value-type="float" office:value="67387184" calcext:value-type="float">
            <text:p>67387184</text:p>
          </table:table-cell>
          <table:table-cell office:value-type="float" office:value="45886512" calcext:value-type="float">
            <text:p>45886512</text:p>
          </table:table-cell>
          <table:table-cell office:value-type="float" office:value="102587112" calcext:value-type="float">
            <text:p>102587112</text:p>
          </table:table-cell>
          <table:table-cell office:value-type="float" office:value="480535200" calcext:value-type="float">
            <text:p>480535200</text:p>
          </table:table-cell>
          <table:table-cell office:value-type="float" office:value="262576080" calcext:value-type="float">
            <text:p>262576080</text:p>
          </table:table-cell>
          <table:table-cell office:value-type="float" office:value="248337488" calcext:value-type="float">
            <text:p>248337488</text:p>
          </table:table-cell>
          <table:table-cell office:value-type="float" office:value="193876080" calcext:value-type="float">
            <text:p>1938760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646184" calcext:value-type="float">
            <text:p>21646184</text:p>
          </table:table-cell>
          <table:table-cell office:value-type="float" office:value="157187792" calcext:value-type="float">
            <text:p>157187792</text:p>
          </table:table-cell>
          <table:table-cell office:value-type="float" office:value="80009120" calcext:value-type="float">
            <text:p>80009120</text:p>
          </table:table-cell>
          <table:table-cell office:value-type="float" office:value="67413352" calcext:value-type="float">
            <text:p>67413352</text:p>
          </table:table-cell>
          <table:table-cell office:value-type="float" office:value="45886664" calcext:value-type="float">
            <text:p>45886664</text:p>
          </table:table-cell>
          <table:table-cell office:value-type="float" office:value="102596576" calcext:value-type="float">
            <text:p>102596576</text:p>
          </table:table-cell>
          <table:table-cell office:value-type="float" office:value="480929240" calcext:value-type="float">
            <text:p>480929240</text:p>
          </table:table-cell>
          <table:table-cell office:value-type="float" office:value="262778104" calcext:value-type="float">
            <text:p>262778104</text:p>
          </table:table-cell>
          <table:table-cell office:value-type="float" office:value="248433480" calcext:value-type="float">
            <text:p>248433480</text:p>
          </table:table-cell>
          <table:table-cell office:value-type="float" office:value="195496392" calcext:value-type="float">
            <text:p>195496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656608" calcext:value-type="float">
            <text:p>21656608</text:p>
          </table:table-cell>
          <table:table-cell office:value-type="float" office:value="157217728" calcext:value-type="float">
            <text:p>157217728</text:p>
          </table:table-cell>
          <table:table-cell office:value-type="float" office:value="80041080" calcext:value-type="float">
            <text:p>80041080</text:p>
          </table:table-cell>
          <table:table-cell office:value-type="float" office:value="67429144" calcext:value-type="float">
            <text:p>67429144</text:p>
          </table:table-cell>
          <table:table-cell office:value-type="float" office:value="45888904" calcext:value-type="float">
            <text:p>45888904</text:p>
          </table:table-cell>
          <table:table-cell office:value-type="float" office:value="102601424" calcext:value-type="float">
            <text:p>102601424</text:p>
          </table:table-cell>
          <table:table-cell office:value-type="float" office:value="481407552" calcext:value-type="float">
            <text:p>481407552</text:p>
          </table:table-cell>
          <table:table-cell office:value-type="float" office:value="262792640" calcext:value-type="float">
            <text:p>262792640</text:p>
          </table:table-cell>
          <table:table-cell office:value-type="float" office:value="248443840" calcext:value-type="float">
            <text:p>248443840</text:p>
          </table:table-cell>
          <table:table-cell office:value-type="float" office:value="196032392" calcext:value-type="float">
            <text:p>196032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658984" calcext:value-type="float">
            <text:p>21658984</text:p>
          </table:table-cell>
          <table:table-cell office:value-type="float" office:value="157265048" calcext:value-type="float">
            <text:p>157265048</text:p>
          </table:table-cell>
          <table:table-cell office:value-type="float" office:value="80083376" calcext:value-type="float">
            <text:p>80083376</text:p>
          </table:table-cell>
          <table:table-cell office:value-type="float" office:value="67453416" calcext:value-type="float">
            <text:p>67453416</text:p>
          </table:table-cell>
          <table:table-cell office:value-type="float" office:value="45889872" calcext:value-type="float">
            <text:p>45889872</text:p>
          </table:table-cell>
          <table:table-cell office:value-type="float" office:value="102616072" calcext:value-type="float">
            <text:p>102616072</text:p>
          </table:table-cell>
          <table:table-cell office:value-type="float" office:value="481723136" calcext:value-type="float">
            <text:p>481723136</text:p>
          </table:table-cell>
          <table:table-cell office:value-type="float" office:value="262841632" calcext:value-type="float">
            <text:p>262841632</text:p>
          </table:table-cell>
          <table:table-cell office:value-type="float" office:value="248687768" calcext:value-type="float">
            <text:p>248687768</text:p>
          </table:table-cell>
          <table:table-cell office:value-type="float" office:value="196187488" calcext:value-type="float">
            <text:p>196187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664256" calcext:value-type="float">
            <text:p>21664256</text:p>
          </table:table-cell>
          <table:table-cell office:value-type="float" office:value="157309840" calcext:value-type="float">
            <text:p>157309840</text:p>
          </table:table-cell>
          <table:table-cell office:value-type="float" office:value="80222888" calcext:value-type="float">
            <text:p>80222888</text:p>
          </table:table-cell>
          <table:table-cell office:value-type="float" office:value="67470352" calcext:value-type="float">
            <text:p>67470352</text:p>
          </table:table-cell>
          <table:table-cell office:value-type="float" office:value="45890152" calcext:value-type="float">
            <text:p>45890152</text:p>
          </table:table-cell>
          <table:table-cell office:value-type="float" office:value="102655240" calcext:value-type="float">
            <text:p>102655240</text:p>
          </table:table-cell>
          <table:table-cell office:value-type="float" office:value="482114064" calcext:value-type="float">
            <text:p>482114064</text:p>
          </table:table-cell>
          <table:table-cell office:value-type="float" office:value="262920600" calcext:value-type="float">
            <text:p>262920600</text:p>
          </table:table-cell>
          <table:table-cell office:value-type="float" office:value="248724584" calcext:value-type="float">
            <text:p>248724584</text:p>
          </table:table-cell>
          <table:table-cell office:value-type="float" office:value="196384424" calcext:value-type="float">
            <text:p>196384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665472" calcext:value-type="float">
            <text:p>21665472</text:p>
          </table:table-cell>
          <table:table-cell office:value-type="float" office:value="157318848" calcext:value-type="float">
            <text:p>157318848</text:p>
          </table:table-cell>
          <table:table-cell office:value-type="float" office:value="80229704" calcext:value-type="float">
            <text:p>80229704</text:p>
          </table:table-cell>
          <table:table-cell office:value-type="float" office:value="67485400" calcext:value-type="float">
            <text:p>67485400</text:p>
          </table:table-cell>
          <table:table-cell office:value-type="float" office:value="45891632" calcext:value-type="float">
            <text:p>45891632</text:p>
          </table:table-cell>
          <table:table-cell office:value-type="float" office:value="102699696" calcext:value-type="float">
            <text:p>102699696</text:p>
          </table:table-cell>
          <table:table-cell office:value-type="float" office:value="482416464" calcext:value-type="float">
            <text:p>482416464</text:p>
          </table:table-cell>
          <table:table-cell office:value-type="float" office:value="262956256" calcext:value-type="float">
            <text:p>262956256</text:p>
          </table:table-cell>
          <table:table-cell office:value-type="float" office:value="248770456" calcext:value-type="float">
            <text:p>248770456</text:p>
          </table:table-cell>
          <table:table-cell office:value-type="float" office:value="197033808" calcext:value-type="float">
            <text:p>197033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671912" calcext:value-type="float">
            <text:p>21671912</text:p>
          </table:table-cell>
          <table:table-cell office:value-type="float" office:value="157379168" calcext:value-type="float">
            <text:p>157379168</text:p>
          </table:table-cell>
          <table:table-cell office:value-type="float" office:value="80241440" calcext:value-type="float">
            <text:p>80241440</text:p>
          </table:table-cell>
          <table:table-cell office:value-type="float" office:value="67497240" calcext:value-type="float">
            <text:p>67497240</text:p>
          </table:table-cell>
          <table:table-cell office:value-type="float" office:value="45892288" calcext:value-type="float">
            <text:p>45892288</text:p>
          </table:table-cell>
          <table:table-cell office:value-type="float" office:value="102720608" calcext:value-type="float">
            <text:p>102720608</text:p>
          </table:table-cell>
          <table:table-cell office:value-type="float" office:value="482836592" calcext:value-type="float">
            <text:p>482836592</text:p>
          </table:table-cell>
          <table:table-cell office:value-type="float" office:value="263273528" calcext:value-type="float">
            <text:p>263273528</text:p>
          </table:table-cell>
          <table:table-cell office:value-type="float" office:value="248861728" calcext:value-type="float">
            <text:p>248861728</text:p>
          </table:table-cell>
          <table:table-cell office:value-type="float" office:value="198136792" calcext:value-type="float">
            <text:p>198136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690080" calcext:value-type="float">
            <text:p>21690080</text:p>
          </table:table-cell>
          <table:table-cell office:value-type="float" office:value="157387872" calcext:value-type="float">
            <text:p>157387872</text:p>
          </table:table-cell>
          <table:table-cell office:value-type="float" office:value="80286584" calcext:value-type="float">
            <text:p>80286584</text:p>
          </table:table-cell>
          <table:table-cell office:value-type="float" office:value="67505168" calcext:value-type="float">
            <text:p>67505168</text:p>
          </table:table-cell>
          <table:table-cell office:value-type="float" office:value="45892760" calcext:value-type="float">
            <text:p>45892760</text:p>
          </table:table-cell>
          <table:table-cell office:value-type="float" office:value="102800112" calcext:value-type="float">
            <text:p>102800112</text:p>
          </table:table-cell>
          <table:table-cell office:value-type="float" office:value="483367000" calcext:value-type="float">
            <text:p>483367000</text:p>
          </table:table-cell>
          <table:table-cell office:value-type="float" office:value="264068608" calcext:value-type="float">
            <text:p>264068608</text:p>
          </table:table-cell>
          <table:table-cell office:value-type="float" office:value="249206888" calcext:value-type="float">
            <text:p>249206888</text:p>
          </table:table-cell>
          <table:table-cell office:value-type="float" office:value="198336048" calcext:value-type="float">
            <text:p>198336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694944" calcext:value-type="float">
            <text:p>21694944</text:p>
          </table:table-cell>
          <table:table-cell office:value-type="float" office:value="157391904" calcext:value-type="float">
            <text:p>157391904</text:p>
          </table:table-cell>
          <table:table-cell office:value-type="float" office:value="80293664" calcext:value-type="float">
            <text:p>80293664</text:p>
          </table:table-cell>
          <table:table-cell office:value-type="float" office:value="67569304" calcext:value-type="float">
            <text:p>67569304</text:p>
          </table:table-cell>
          <table:table-cell office:value-type="float" office:value="45893016" calcext:value-type="float">
            <text:p>45893016</text:p>
          </table:table-cell>
          <table:table-cell office:value-type="float" office:value="102905784" calcext:value-type="float">
            <text:p>102905784</text:p>
          </table:table-cell>
          <table:table-cell office:value-type="float" office:value="483696376" calcext:value-type="float">
            <text:p>483696376</text:p>
          </table:table-cell>
          <table:table-cell office:value-type="float" office:value="264072880" calcext:value-type="float">
            <text:p>264072880</text:p>
          </table:table-cell>
          <table:table-cell office:value-type="float" office:value="249396432" calcext:value-type="float">
            <text:p>249396432</text:p>
          </table:table-cell>
          <table:table-cell office:value-type="float" office:value="198351112" calcext:value-type="float">
            <text:p>198351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699144" calcext:value-type="float">
            <text:p>21699144</text:p>
          </table:table-cell>
          <table:table-cell office:value-type="float" office:value="157394872" calcext:value-type="float">
            <text:p>157394872</text:p>
          </table:table-cell>
          <table:table-cell office:value-type="float" office:value="80312160" calcext:value-type="float">
            <text:p>80312160</text:p>
          </table:table-cell>
          <table:table-cell office:value-type="float" office:value="67609112" calcext:value-type="float">
            <text:p>67609112</text:p>
          </table:table-cell>
          <table:table-cell office:value-type="float" office:value="45893192" calcext:value-type="float">
            <text:p>45893192</text:p>
          </table:table-cell>
          <table:table-cell office:value-type="float" office:value="103023376" calcext:value-type="float">
            <text:p>103023376</text:p>
          </table:table-cell>
          <table:table-cell office:value-type="float" office:value="483848616" calcext:value-type="float">
            <text:p>483848616</text:p>
          </table:table-cell>
          <table:table-cell office:value-type="float" office:value="265532376" calcext:value-type="float">
            <text:p>265532376</text:p>
          </table:table-cell>
          <table:table-cell office:value-type="float" office:value="250646152" calcext:value-type="float">
            <text:p>250646152</text:p>
          </table:table-cell>
          <table:table-cell office:value-type="float" office:value="198454672" calcext:value-type="float">
            <text:p>198454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703968" calcext:value-type="float">
            <text:p>21703968</text:p>
          </table:table-cell>
          <table:table-cell office:value-type="float" office:value="157443952" calcext:value-type="float">
            <text:p>157443952</text:p>
          </table:table-cell>
          <table:table-cell office:value-type="float" office:value="80317392" calcext:value-type="float">
            <text:p>80317392</text:p>
          </table:table-cell>
          <table:table-cell office:value-type="float" office:value="67631000" calcext:value-type="float">
            <text:p>67631000</text:p>
          </table:table-cell>
          <table:table-cell office:value-type="float" office:value="45896472" calcext:value-type="float">
            <text:p>45896472</text:p>
          </table:table-cell>
          <table:table-cell office:value-type="float" office:value="104608976" calcext:value-type="float">
            <text:p>104608976</text:p>
          </table:table-cell>
          <table:table-cell office:value-type="float" office:value="483924216" calcext:value-type="float">
            <text:p>483924216</text:p>
          </table:table-cell>
          <table:table-cell office:value-type="float" office:value="266772664" calcext:value-type="float">
            <text:p>266772664</text:p>
          </table:table-cell>
          <table:table-cell office:value-type="float" office:value="250962336" calcext:value-type="float">
            <text:p>250962336</text:p>
          </table:table-cell>
          <table:table-cell office:value-type="float" office:value="198454944" calcext:value-type="float">
            <text:p>198454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710616" calcext:value-type="float">
            <text:p>21710616</text:p>
          </table:table-cell>
          <table:table-cell office:value-type="float" office:value="157450360" calcext:value-type="float">
            <text:p>157450360</text:p>
          </table:table-cell>
          <table:table-cell office:value-type="float" office:value="80326184" calcext:value-type="float">
            <text:p>80326184</text:p>
          </table:table-cell>
          <table:table-cell office:value-type="float" office:value="67682560" calcext:value-type="float">
            <text:p>67682560</text:p>
          </table:table-cell>
          <table:table-cell office:value-type="float" office:value="45898464" calcext:value-type="float">
            <text:p>45898464</text:p>
          </table:table-cell>
          <table:table-cell office:value-type="float" office:value="106118464" calcext:value-type="float">
            <text:p>106118464</text:p>
          </table:table-cell>
          <table:table-cell office:value-type="float" office:value="484071680" calcext:value-type="float">
            <text:p>484071680</text:p>
          </table:table-cell>
          <table:table-cell office:value-type="float" office:value="267470584" calcext:value-type="float">
            <text:p>267470584</text:p>
          </table:table-cell>
          <table:table-cell office:value-type="float" office:value="251049184" calcext:value-type="float">
            <text:p>251049184</text:p>
          </table:table-cell>
          <table:table-cell office:value-type="float" office:value="198459936" calcext:value-type="float">
            <text:p>198459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730824" calcext:value-type="float">
            <text:p>21730824</text:p>
          </table:table-cell>
          <table:table-cell office:value-type="float" office:value="157666984" calcext:value-type="float">
            <text:p>157666984</text:p>
          </table:table-cell>
          <table:table-cell office:value-type="float" office:value="80384440" calcext:value-type="float">
            <text:p>80384440</text:p>
          </table:table-cell>
          <table:table-cell office:value-type="float" office:value="67714152" calcext:value-type="float">
            <text:p>67714152</text:p>
          </table:table-cell>
          <table:table-cell office:value-type="float" office:value="45904688" calcext:value-type="float">
            <text:p>45904688</text:p>
          </table:table-cell>
          <table:table-cell office:value-type="float" office:value="106407328" calcext:value-type="float">
            <text:p>106407328</text:p>
          </table:table-cell>
          <table:table-cell office:value-type="float" office:value="484093944" calcext:value-type="float">
            <text:p>484093944</text:p>
          </table:table-cell>
          <table:table-cell office:value-type="float" office:value="267589696" calcext:value-type="float">
            <text:p>267589696</text:p>
          </table:table-cell>
          <table:table-cell office:value-type="float" office:value="251726640" calcext:value-type="float">
            <text:p>251726640</text:p>
          </table:table-cell>
          <table:table-cell office:value-type="float" office:value="198483248" calcext:value-type="float">
            <text:p>198483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749112" calcext:value-type="float">
            <text:p>21749112</text:p>
          </table:table-cell>
          <table:table-cell office:value-type="float" office:value="157721440" calcext:value-type="float">
            <text:p>157721440</text:p>
          </table:table-cell>
          <table:table-cell office:value-type="float" office:value="80385624" calcext:value-type="float">
            <text:p>80385624</text:p>
          </table:table-cell>
          <table:table-cell office:value-type="float" office:value="67745088" calcext:value-type="float">
            <text:p>67745088</text:p>
          </table:table-cell>
          <table:table-cell office:value-type="float" office:value="45905712" calcext:value-type="float">
            <text:p>45905712</text:p>
          </table:table-cell>
          <table:table-cell office:value-type="float" office:value="106653824" calcext:value-type="float">
            <text:p>106653824</text:p>
          </table:table-cell>
          <table:table-cell office:value-type="float" office:value="484097992" calcext:value-type="float">
            <text:p>484097992</text:p>
          </table:table-cell>
          <table:table-cell office:value-type="float" office:value="267685560" calcext:value-type="float">
            <text:p>267685560</text:p>
          </table:table-cell>
          <table:table-cell office:value-type="float" office:value="252550016" calcext:value-type="float">
            <text:p>252550016</text:p>
          </table:table-cell>
          <table:table-cell office:value-type="float" office:value="198693336" calcext:value-type="float">
            <text:p>198693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754432" calcext:value-type="float">
            <text:p>21754432</text:p>
          </table:table-cell>
          <table:table-cell office:value-type="float" office:value="157798504" calcext:value-type="float">
            <text:p>157798504</text:p>
          </table:table-cell>
          <table:table-cell office:value-type="float" office:value="80431184" calcext:value-type="float">
            <text:p>80431184</text:p>
          </table:table-cell>
          <table:table-cell office:value-type="float" office:value="67777728" calcext:value-type="float">
            <text:p>67777728</text:p>
          </table:table-cell>
          <table:table-cell office:value-type="float" office:value="45907376" calcext:value-type="float">
            <text:p>45907376</text:p>
          </table:table-cell>
          <table:table-cell office:value-type="float" office:value="108729840" calcext:value-type="float">
            <text:p>108729840</text:p>
          </table:table-cell>
          <table:table-cell office:value-type="float" office:value="484569688" calcext:value-type="float">
            <text:p>484569688</text:p>
          </table:table-cell>
          <table:table-cell office:value-type="float" office:value="267748960" calcext:value-type="float">
            <text:p>267748960</text:p>
          </table:table-cell>
          <table:table-cell office:value-type="float" office:value="252682640" calcext:value-type="float">
            <text:p>252682640</text:p>
          </table:table-cell>
          <table:table-cell office:value-type="float" office:value="199420760" calcext:value-type="float">
            <text:p>1994207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756112" calcext:value-type="float">
            <text:p>21756112</text:p>
          </table:table-cell>
          <table:table-cell office:value-type="float" office:value="158115688" calcext:value-type="float">
            <text:p>158115688</text:p>
          </table:table-cell>
          <table:table-cell office:value-type="float" office:value="80455000" calcext:value-type="float">
            <text:p>80455000</text:p>
          </table:table-cell>
          <table:table-cell office:value-type="float" office:value="67864904" calcext:value-type="float">
            <text:p>67864904</text:p>
          </table:table-cell>
          <table:table-cell office:value-type="float" office:value="45918792" calcext:value-type="float">
            <text:p>45918792</text:p>
          </table:table-cell>
          <table:table-cell office:value-type="float" office:value="108849584" calcext:value-type="float">
            <text:p>108849584</text:p>
          </table:table-cell>
          <table:table-cell office:value-type="float" office:value="484707768" calcext:value-type="float">
            <text:p>484707768</text:p>
          </table:table-cell>
          <table:table-cell office:value-type="float" office:value="267813432" calcext:value-type="float">
            <text:p>267813432</text:p>
          </table:table-cell>
          <table:table-cell office:value-type="float" office:value="253008040" calcext:value-type="float">
            <text:p>253008040</text:p>
          </table:table-cell>
          <table:table-cell office:value-type="float" office:value="199438008" calcext:value-type="float">
            <text:p>199438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769424" calcext:value-type="float">
            <text:p>21769424</text:p>
          </table:table-cell>
          <table:table-cell office:value-type="float" office:value="158153024" calcext:value-type="float">
            <text:p>158153024</text:p>
          </table:table-cell>
          <table:table-cell office:value-type="float" office:value="80477120" calcext:value-type="float">
            <text:p>80477120</text:p>
          </table:table-cell>
          <table:table-cell office:value-type="float" office:value="67907392" calcext:value-type="float">
            <text:p>67907392</text:p>
          </table:table-cell>
          <table:table-cell office:value-type="float" office:value="45922664" calcext:value-type="float">
            <text:p>45922664</text:p>
          </table:table-cell>
          <table:table-cell office:value-type="float" office:value="108910408" calcext:value-type="float">
            <text:p>108910408</text:p>
          </table:table-cell>
          <table:table-cell office:value-type="float" office:value="484750352" calcext:value-type="float">
            <text:p>484750352</text:p>
          </table:table-cell>
          <table:table-cell office:value-type="float" office:value="268396200" calcext:value-type="float">
            <text:p>268396200</text:p>
          </table:table-cell>
          <table:table-cell office:value-type="float" office:value="253556424" calcext:value-type="float">
            <text:p>253556424</text:p>
          </table:table-cell>
          <table:table-cell office:value-type="float" office:value="199745368" calcext:value-type="float">
            <text:p>199745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789976" calcext:value-type="float">
            <text:p>21789976</text:p>
          </table:table-cell>
          <table:table-cell office:value-type="float" office:value="158162344" calcext:value-type="float">
            <text:p>158162344</text:p>
          </table:table-cell>
          <table:table-cell office:value-type="float" office:value="80586224" calcext:value-type="float">
            <text:p>80586224</text:p>
          </table:table-cell>
          <table:table-cell office:value-type="float" office:value="67913720" calcext:value-type="float">
            <text:p>67913720</text:p>
          </table:table-cell>
          <table:table-cell office:value-type="float" office:value="45933408" calcext:value-type="float">
            <text:p>45933408</text:p>
          </table:table-cell>
          <table:table-cell office:value-type="float" office:value="108928536" calcext:value-type="float">
            <text:p>108928536</text:p>
          </table:table-cell>
          <table:table-cell office:value-type="float" office:value="485911776" calcext:value-type="float">
            <text:p>485911776</text:p>
          </table:table-cell>
          <table:table-cell office:value-type="float" office:value="268580728" calcext:value-type="float">
            <text:p>268580728</text:p>
          </table:table-cell>
          <table:table-cell office:value-type="float" office:value="253565344" calcext:value-type="float">
            <text:p>253565344</text:p>
          </table:table-cell>
          <table:table-cell office:value-type="float" office:value="199826016" calcext:value-type="float">
            <text:p>199826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792912" calcext:value-type="float">
            <text:p>21792912</text:p>
          </table:table-cell>
          <table:table-cell office:value-type="float" office:value="158178488" calcext:value-type="float">
            <text:p>158178488</text:p>
          </table:table-cell>
          <table:table-cell office:value-type="float" office:value="80589424" calcext:value-type="float">
            <text:p>80589424</text:p>
          </table:table-cell>
          <table:table-cell office:value-type="float" office:value="67934544" calcext:value-type="float">
            <text:p>67934544</text:p>
          </table:table-cell>
          <table:table-cell office:value-type="float" office:value="45933624" calcext:value-type="float">
            <text:p>45933624</text:p>
          </table:table-cell>
          <table:table-cell office:value-type="float" office:value="109154520" calcext:value-type="float">
            <text:p>109154520</text:p>
          </table:table-cell>
          <table:table-cell office:value-type="float" office:value="488382360" calcext:value-type="float">
            <text:p>488382360</text:p>
          </table:table-cell>
          <table:table-cell office:value-type="float" office:value="268769376" calcext:value-type="float">
            <text:p>268769376</text:p>
          </table:table-cell>
          <table:table-cell office:value-type="float" office:value="253882936" calcext:value-type="float">
            <text:p>253882936</text:p>
          </table:table-cell>
          <table:table-cell office:value-type="float" office:value="200434312" calcext:value-type="float">
            <text:p>200434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800792" calcext:value-type="float">
            <text:p>21800792</text:p>
          </table:table-cell>
          <table:table-cell office:value-type="float" office:value="158233144" calcext:value-type="float">
            <text:p>158233144</text:p>
          </table:table-cell>
          <table:table-cell office:value-type="float" office:value="80615536" calcext:value-type="float">
            <text:p>80615536</text:p>
          </table:table-cell>
          <table:table-cell office:value-type="float" office:value="67946264" calcext:value-type="float">
            <text:p>67946264</text:p>
          </table:table-cell>
          <table:table-cell office:value-type="float" office:value="45935016" calcext:value-type="float">
            <text:p>45935016</text:p>
          </table:table-cell>
          <table:table-cell office:value-type="float" office:value="109162392" calcext:value-type="float">
            <text:p>109162392</text:p>
          </table:table-cell>
          <table:table-cell office:value-type="float" office:value="489189536" calcext:value-type="float">
            <text:p>489189536</text:p>
          </table:table-cell>
          <table:table-cell office:value-type="float" office:value="268851088" calcext:value-type="float">
            <text:p>268851088</text:p>
          </table:table-cell>
          <table:table-cell office:value-type="float" office:value="254102072" calcext:value-type="float">
            <text:p>254102072</text:p>
          </table:table-cell>
          <table:table-cell office:value-type="float" office:value="200639264" calcext:value-type="float">
            <text:p>200639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808168" calcext:value-type="float">
            <text:p>21808168</text:p>
          </table:table-cell>
          <table:table-cell office:value-type="float" office:value="158242760" calcext:value-type="float">
            <text:p>158242760</text:p>
          </table:table-cell>
          <table:table-cell office:value-type="float" office:value="80683504" calcext:value-type="float">
            <text:p>80683504</text:p>
          </table:table-cell>
          <table:table-cell office:value-type="float" office:value="67969464" calcext:value-type="float">
            <text:p>67969464</text:p>
          </table:table-cell>
          <table:table-cell office:value-type="float" office:value="45935064" calcext:value-type="float">
            <text:p>45935064</text:p>
          </table:table-cell>
          <table:table-cell office:value-type="float" office:value="109212504" calcext:value-type="float">
            <text:p>109212504</text:p>
          </table:table-cell>
          <table:table-cell office:value-type="float" office:value="489431608" calcext:value-type="float">
            <text:p>489431608</text:p>
          </table:table-cell>
          <table:table-cell office:value-type="float" office:value="268935376" calcext:value-type="float">
            <text:p>268935376</text:p>
          </table:table-cell>
          <table:table-cell office:value-type="float" office:value="254370512" calcext:value-type="float">
            <text:p>254370512</text:p>
          </table:table-cell>
          <table:table-cell office:value-type="float" office:value="201088864" calcext:value-type="float">
            <text:p>2010888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836336" calcext:value-type="float">
            <text:p>21836336</text:p>
          </table:table-cell>
          <table:table-cell office:value-type="float" office:value="158462104" calcext:value-type="float">
            <text:p>158462104</text:p>
          </table:table-cell>
          <table:table-cell office:value-type="float" office:value="80691992" calcext:value-type="float">
            <text:p>80691992</text:p>
          </table:table-cell>
          <table:table-cell office:value-type="float" office:value="68032112" calcext:value-type="float">
            <text:p>68032112</text:p>
          </table:table-cell>
          <table:table-cell office:value-type="float" office:value="45958472" calcext:value-type="float">
            <text:p>45958472</text:p>
          </table:table-cell>
          <table:table-cell office:value-type="float" office:value="110619760" calcext:value-type="float">
            <text:p>110619760</text:p>
          </table:table-cell>
          <table:table-cell office:value-type="float" office:value="489723848" calcext:value-type="float">
            <text:p>489723848</text:p>
          </table:table-cell>
          <table:table-cell office:value-type="float" office:value="268945600" calcext:value-type="float">
            <text:p>268945600</text:p>
          </table:table-cell>
          <table:table-cell office:value-type="float" office:value="254663296" calcext:value-type="float">
            <text:p>254663296</text:p>
          </table:table-cell>
          <table:table-cell office:value-type="float" office:value="201172208" calcext:value-type="float">
            <text:p>201172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866784" calcext:value-type="float">
            <text:p>21866784</text:p>
          </table:table-cell>
          <table:table-cell office:value-type="float" office:value="158483488" calcext:value-type="float">
            <text:p>158483488</text:p>
          </table:table-cell>
          <table:table-cell office:value-type="float" office:value="80692392" calcext:value-type="float">
            <text:p>80692392</text:p>
          </table:table-cell>
          <table:table-cell office:value-type="float" office:value="68057448" calcext:value-type="float">
            <text:p>68057448</text:p>
          </table:table-cell>
          <table:table-cell office:value-type="float" office:value="45959640" calcext:value-type="float">
            <text:p>45959640</text:p>
          </table:table-cell>
          <table:table-cell office:value-type="float" office:value="111270392" calcext:value-type="float">
            <text:p>111270392</text:p>
          </table:table-cell>
          <table:table-cell office:value-type="float" office:value="489746880" calcext:value-type="float">
            <text:p>489746880</text:p>
          </table:table-cell>
          <table:table-cell office:value-type="float" office:value="269029080" calcext:value-type="float">
            <text:p>269029080</text:p>
          </table:table-cell>
          <table:table-cell office:value-type="float" office:value="254912664" calcext:value-type="float">
            <text:p>254912664</text:p>
          </table:table-cell>
          <table:table-cell office:value-type="float" office:value="202649536" calcext:value-type="float">
            <text:p>202649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948568" calcext:value-type="float">
            <text:p>21948568</text:p>
          </table:table-cell>
          <table:table-cell office:value-type="float" office:value="158530704" calcext:value-type="float">
            <text:p>158530704</text:p>
          </table:table-cell>
          <table:table-cell office:value-type="float" office:value="80697512" calcext:value-type="float">
            <text:p>80697512</text:p>
          </table:table-cell>
          <table:table-cell office:value-type="float" office:value="68095128" calcext:value-type="float">
            <text:p>68095128</text:p>
          </table:table-cell>
          <table:table-cell office:value-type="float" office:value="45959960" calcext:value-type="float">
            <text:p>45959960</text:p>
          </table:table-cell>
          <table:table-cell office:value-type="float" office:value="111846032" calcext:value-type="float">
            <text:p>111846032</text:p>
          </table:table-cell>
          <table:table-cell office:value-type="float" office:value="490253128" calcext:value-type="float">
            <text:p>490253128</text:p>
          </table:table-cell>
          <table:table-cell office:value-type="float" office:value="269574088" calcext:value-type="float">
            <text:p>269574088</text:p>
          </table:table-cell>
          <table:table-cell office:value-type="float" office:value="255008072" calcext:value-type="float">
            <text:p>255008072</text:p>
          </table:table-cell>
          <table:table-cell office:value-type="float" office:value="204716720" calcext:value-type="float">
            <text:p>2047167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061680" calcext:value-type="float">
            <text:p>22061680</text:p>
          </table:table-cell>
          <table:table-cell office:value-type="float" office:value="158536296" calcext:value-type="float">
            <text:p>158536296</text:p>
          </table:table-cell>
          <table:table-cell office:value-type="float" office:value="80707168" calcext:value-type="float">
            <text:p>80707168</text:p>
          </table:table-cell>
          <table:table-cell office:value-type="float" office:value="68167152" calcext:value-type="float">
            <text:p>68167152</text:p>
          </table:table-cell>
          <table:table-cell office:value-type="float" office:value="45967808" calcext:value-type="float">
            <text:p>45967808</text:p>
          </table:table-cell>
          <table:table-cell office:value-type="float" office:value="112514592" calcext:value-type="float">
            <text:p>112514592</text:p>
          </table:table-cell>
          <table:table-cell office:value-type="float" office:value="490363736" calcext:value-type="float">
            <text:p>490363736</text:p>
          </table:table-cell>
          <table:table-cell office:value-type="float" office:value="270287168" calcext:value-type="float">
            <text:p>270287168</text:p>
          </table:table-cell>
          <table:table-cell office:value-type="float" office:value="255973600" calcext:value-type="float">
            <text:p>255973600</text:p>
          </table:table-cell>
          <table:table-cell office:value-type="float" office:value="204725048" calcext:value-type="float">
            <text:p>204725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111200" calcext:value-type="float">
            <text:p>22111200</text:p>
          </table:table-cell>
          <table:table-cell office:value-type="float" office:value="158556912" calcext:value-type="float">
            <text:p>158556912</text:p>
          </table:table-cell>
          <table:table-cell office:value-type="float" office:value="80766288" calcext:value-type="float">
            <text:p>80766288</text:p>
          </table:table-cell>
          <table:table-cell office:value-type="float" office:value="68173040" calcext:value-type="float">
            <text:p>68173040</text:p>
          </table:table-cell>
          <table:table-cell office:value-type="float" office:value="45968376" calcext:value-type="float">
            <text:p>45968376</text:p>
          </table:table-cell>
          <table:table-cell office:value-type="float" office:value="112687552" calcext:value-type="float">
            <text:p>112687552</text:p>
          </table:table-cell>
          <table:table-cell office:value-type="float" office:value="490815632" calcext:value-type="float">
            <text:p>490815632</text:p>
          </table:table-cell>
          <table:table-cell office:value-type="float" office:value="270500136" calcext:value-type="float">
            <text:p>270500136</text:p>
          </table:table-cell>
          <table:table-cell office:value-type="float" office:value="256523328" calcext:value-type="float">
            <text:p>256523328</text:p>
          </table:table-cell>
          <table:table-cell office:value-type="float" office:value="204739640" calcext:value-type="float">
            <text:p>2047396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127016" calcext:value-type="float">
            <text:p>22127016</text:p>
          </table:table-cell>
          <table:table-cell office:value-type="float" office:value="158651608" calcext:value-type="float">
            <text:p>158651608</text:p>
          </table:table-cell>
          <table:table-cell office:value-type="float" office:value="80773896" calcext:value-type="float">
            <text:p>80773896</text:p>
          </table:table-cell>
          <table:table-cell office:value-type="float" office:value="68237040" calcext:value-type="float">
            <text:p>68237040</text:p>
          </table:table-cell>
          <table:table-cell office:value-type="float" office:value="45972120" calcext:value-type="float">
            <text:p>45972120</text:p>
          </table:table-cell>
          <table:table-cell office:value-type="float" office:value="113869984" calcext:value-type="float">
            <text:p>113869984</text:p>
          </table:table-cell>
          <table:table-cell office:value-type="float" office:value="492912824" calcext:value-type="float">
            <text:p>492912824</text:p>
          </table:table-cell>
          <table:table-cell office:value-type="float" office:value="271655008" calcext:value-type="float">
            <text:p>271655008</text:p>
          </table:table-cell>
          <table:table-cell office:value-type="float" office:value="259245056" calcext:value-type="float">
            <text:p>259245056</text:p>
          </table:table-cell>
          <table:table-cell office:value-type="float" office:value="204752760" calcext:value-type="float">
            <text:p>2047527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192376" calcext:value-type="float">
            <text:p>22192376</text:p>
          </table:table-cell>
          <table:table-cell office:value-type="float" office:value="158703432" calcext:value-type="float">
            <text:p>158703432</text:p>
          </table:table-cell>
          <table:table-cell office:value-type="float" office:value="80824472" calcext:value-type="float">
            <text:p>80824472</text:p>
          </table:table-cell>
          <table:table-cell office:value-type="float" office:value="68252312" calcext:value-type="float">
            <text:p>68252312</text:p>
          </table:table-cell>
          <table:table-cell office:value-type="float" office:value="45974472" calcext:value-type="float">
            <text:p>45974472</text:p>
          </table:table-cell>
          <table:table-cell office:value-type="float" office:value="114607904" calcext:value-type="float">
            <text:p>114607904</text:p>
          </table:table-cell>
          <table:table-cell office:value-type="float" office:value="494840664" calcext:value-type="float">
            <text:p>494840664</text:p>
          </table:table-cell>
          <table:table-cell office:value-type="float" office:value="271819976" calcext:value-type="float">
            <text:p>271819976</text:p>
          </table:table-cell>
          <table:table-cell office:value-type="float" office:value="260779440" calcext:value-type="float">
            <text:p>260779440</text:p>
          </table:table-cell>
          <table:table-cell office:value-type="float" office:value="204761816" calcext:value-type="float">
            <text:p>204761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285248" calcext:value-type="float">
            <text:p>22285248</text:p>
          </table:table-cell>
          <table:table-cell office:value-type="float" office:value="158786608" calcext:value-type="float">
            <text:p>158786608</text:p>
          </table:table-cell>
          <table:table-cell office:value-type="float" office:value="80830544" calcext:value-type="float">
            <text:p>80830544</text:p>
          </table:table-cell>
          <table:table-cell office:value-type="float" office:value="68267952" calcext:value-type="float">
            <text:p>68267952</text:p>
          </table:table-cell>
          <table:table-cell office:value-type="float" office:value="45975952" calcext:value-type="float">
            <text:p>45975952</text:p>
          </table:table-cell>
          <table:table-cell office:value-type="float" office:value="115108136" calcext:value-type="float">
            <text:p>115108136</text:p>
          </table:table-cell>
          <table:table-cell office:value-type="float" office:value="495676000" calcext:value-type="float">
            <text:p>495676000</text:p>
          </table:table-cell>
          <table:table-cell office:value-type="float" office:value="271974304" calcext:value-type="float">
            <text:p>271974304</text:p>
          </table:table-cell>
          <table:table-cell office:value-type="float" office:value="260920456" calcext:value-type="float">
            <text:p>260920456</text:p>
          </table:table-cell>
          <table:table-cell office:value-type="float" office:value="204765016" calcext:value-type="float">
            <text:p>204765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316824" calcext:value-type="float">
            <text:p>22316824</text:p>
          </table:table-cell>
          <table:table-cell office:value-type="float" office:value="158835736" calcext:value-type="float">
            <text:p>158835736</text:p>
          </table:table-cell>
          <table:table-cell office:value-type="float" office:value="80846512" calcext:value-type="float">
            <text:p>80846512</text:p>
          </table:table-cell>
          <table:table-cell office:value-type="float" office:value="68271464" calcext:value-type="float">
            <text:p>68271464</text:p>
          </table:table-cell>
          <table:table-cell office:value-type="float" office:value="45993424" calcext:value-type="float">
            <text:p>45993424</text:p>
          </table:table-cell>
          <table:table-cell office:value-type="float" office:value="115233136" calcext:value-type="float">
            <text:p>115233136</text:p>
          </table:table-cell>
          <table:table-cell office:value-type="float" office:value="495901672" calcext:value-type="float">
            <text:p>495901672</text:p>
          </table:table-cell>
          <table:table-cell office:value-type="float" office:value="274745744" calcext:value-type="float">
            <text:p>274745744</text:p>
          </table:table-cell>
          <table:table-cell office:value-type="float" office:value="261026728" calcext:value-type="float">
            <text:p>261026728</text:p>
          </table:table-cell>
          <table:table-cell office:value-type="float" office:value="204780344" calcext:value-type="float">
            <text:p>204780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414584" calcext:value-type="float">
            <text:p>22414584</text:p>
          </table:table-cell>
          <table:table-cell office:value-type="float" office:value="158960320" calcext:value-type="float">
            <text:p>158960320</text:p>
          </table:table-cell>
          <table:table-cell office:value-type="float" office:value="80970016" calcext:value-type="float">
            <text:p>80970016</text:p>
          </table:table-cell>
          <table:table-cell office:value-type="float" office:value="68313152" calcext:value-type="float">
            <text:p>68313152</text:p>
          </table:table-cell>
          <table:table-cell office:value-type="float" office:value="46008512" calcext:value-type="float">
            <text:p>46008512</text:p>
          </table:table-cell>
          <table:table-cell office:value-type="float" office:value="115234760" calcext:value-type="float">
            <text:p>115234760</text:p>
          </table:table-cell>
          <table:table-cell office:value-type="float" office:value="496446272" calcext:value-type="float">
            <text:p>496446272</text:p>
          </table:table-cell>
          <table:table-cell office:value-type="float" office:value="275027384" calcext:value-type="float">
            <text:p>275027384</text:p>
          </table:table-cell>
          <table:table-cell office:value-type="float" office:value="261061096" calcext:value-type="float">
            <text:p>261061096</text:p>
          </table:table-cell>
          <table:table-cell office:value-type="float" office:value="204781304" calcext:value-type="float">
            <text:p>204781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418368" calcext:value-type="float">
            <text:p>22418368</text:p>
          </table:table-cell>
          <table:table-cell office:value-type="float" office:value="159002808" calcext:value-type="float">
            <text:p>159002808</text:p>
          </table:table-cell>
          <table:table-cell office:value-type="float" office:value="81002936" calcext:value-type="float">
            <text:p>81002936</text:p>
          </table:table-cell>
          <table:table-cell office:value-type="float" office:value="68398864" calcext:value-type="float">
            <text:p>68398864</text:p>
          </table:table-cell>
          <table:table-cell office:value-type="float" office:value="46025712" calcext:value-type="float">
            <text:p>46025712</text:p>
          </table:table-cell>
          <table:table-cell office:value-type="float" office:value="115313904" calcext:value-type="float">
            <text:p>115313904</text:p>
          </table:table-cell>
          <table:table-cell office:value-type="float" office:value="496653136" calcext:value-type="float">
            <text:p>496653136</text:p>
          </table:table-cell>
          <table:table-cell office:value-type="float" office:value="275080592" calcext:value-type="float">
            <text:p>275080592</text:p>
          </table:table-cell>
          <table:table-cell office:value-type="float" office:value="261790104" calcext:value-type="float">
            <text:p>261790104</text:p>
          </table:table-cell>
          <table:table-cell office:value-type="float" office:value="204795416" calcext:value-type="float">
            <text:p>204795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656416" calcext:value-type="float">
            <text:p>22656416</text:p>
          </table:table-cell>
          <table:table-cell office:value-type="float" office:value="159008080" calcext:value-type="float">
            <text:p>159008080</text:p>
          </table:table-cell>
          <table:table-cell office:value-type="float" office:value="81008176" calcext:value-type="float">
            <text:p>81008176</text:p>
          </table:table-cell>
          <table:table-cell office:value-type="float" office:value="68421256" calcext:value-type="float">
            <text:p>68421256</text:p>
          </table:table-cell>
          <table:table-cell office:value-type="float" office:value="46028336" calcext:value-type="float">
            <text:p>46028336</text:p>
          </table:table-cell>
          <table:table-cell office:value-type="float" office:value="115349368" calcext:value-type="float">
            <text:p>115349368</text:p>
          </table:table-cell>
          <table:table-cell office:value-type="float" office:value="496743256" calcext:value-type="float">
            <text:p>496743256</text:p>
          </table:table-cell>
          <table:table-cell office:value-type="float" office:value="277114952" calcext:value-type="float">
            <text:p>277114952</text:p>
          </table:table-cell>
          <table:table-cell office:value-type="float" office:value="262073064" calcext:value-type="float">
            <text:p>262073064</text:p>
          </table:table-cell>
          <table:table-cell office:value-type="float" office:value="204801608" calcext:value-type="float">
            <text:p>204801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783168" calcext:value-type="float">
            <text:p>22783168</text:p>
          </table:table-cell>
          <table:table-cell office:value-type="float" office:value="159162400" calcext:value-type="float">
            <text:p>159162400</text:p>
          </table:table-cell>
          <table:table-cell office:value-type="float" office:value="81010024" calcext:value-type="float">
            <text:p>81010024</text:p>
          </table:table-cell>
          <table:table-cell office:value-type="float" office:value="68436616" calcext:value-type="float">
            <text:p>68436616</text:p>
          </table:table-cell>
          <table:table-cell office:value-type="float" office:value="46035328" calcext:value-type="float">
            <text:p>46035328</text:p>
          </table:table-cell>
          <table:table-cell office:value-type="float" office:value="115682816" calcext:value-type="float">
            <text:p>115682816</text:p>
          </table:table-cell>
          <table:table-cell office:value-type="float" office:value="497135832" calcext:value-type="float">
            <text:p>497135832</text:p>
          </table:table-cell>
          <table:table-cell office:value-type="float" office:value="277571688" calcext:value-type="float">
            <text:p>277571688</text:p>
          </table:table-cell>
          <table:table-cell office:value-type="float" office:value="263222640" calcext:value-type="float">
            <text:p>263222640</text:p>
          </table:table-cell>
          <table:table-cell office:value-type="float" office:value="204859072" calcext:value-type="float">
            <text:p>204859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808504" calcext:value-type="float">
            <text:p>22808504</text:p>
          </table:table-cell>
          <table:table-cell office:value-type="float" office:value="159205592" calcext:value-type="float">
            <text:p>159205592</text:p>
          </table:table-cell>
          <table:table-cell office:value-type="float" office:value="81211968" calcext:value-type="float">
            <text:p>81211968</text:p>
          </table:table-cell>
          <table:table-cell office:value-type="float" office:value="68525984" calcext:value-type="float">
            <text:p>68525984</text:p>
          </table:table-cell>
          <table:table-cell office:value-type="float" office:value="46041512" calcext:value-type="float">
            <text:p>46041512</text:p>
          </table:table-cell>
          <table:table-cell office:value-type="float" office:value="118184392" calcext:value-type="float">
            <text:p>118184392</text:p>
          </table:table-cell>
          <table:table-cell office:value-type="float" office:value="497485552" calcext:value-type="float">
            <text:p>497485552</text:p>
          </table:table-cell>
          <table:table-cell office:value-type="float" office:value="277686696" calcext:value-type="float">
            <text:p>277686696</text:p>
          </table:table-cell>
          <table:table-cell office:value-type="float" office:value="263771216" calcext:value-type="float">
            <text:p>263771216</text:p>
          </table:table-cell>
          <table:table-cell office:value-type="float" office:value="204870024" calcext:value-type="float">
            <text:p>204870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026704" calcext:value-type="float">
            <text:p>23026704</text:p>
          </table:table-cell>
          <table:table-cell office:value-type="float" office:value="159367128" calcext:value-type="float">
            <text:p>159367128</text:p>
          </table:table-cell>
          <table:table-cell office:value-type="float" office:value="81225376" calcext:value-type="float">
            <text:p>81225376</text:p>
          </table:table-cell>
          <table:table-cell office:value-type="float" office:value="68527192" calcext:value-type="float">
            <text:p>68527192</text:p>
          </table:table-cell>
          <table:table-cell office:value-type="float" office:value="46046784" calcext:value-type="float">
            <text:p>46046784</text:p>
          </table:table-cell>
          <table:table-cell office:value-type="float" office:value="121195304" calcext:value-type="float">
            <text:p>121195304</text:p>
          </table:table-cell>
          <table:table-cell office:value-type="float" office:value="497823776" calcext:value-type="float">
            <text:p>497823776</text:p>
          </table:table-cell>
          <table:table-cell office:value-type="float" office:value="280098232" calcext:value-type="float">
            <text:p>280098232</text:p>
          </table:table-cell>
          <table:table-cell office:value-type="float" office:value="264303616" calcext:value-type="float">
            <text:p>264303616</text:p>
          </table:table-cell>
          <table:table-cell office:value-type="float" office:value="206182160" calcext:value-type="float">
            <text:p>2061821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145480" calcext:value-type="float">
            <text:p>23145480</text:p>
          </table:table-cell>
          <table:table-cell office:value-type="float" office:value="159520360" calcext:value-type="float">
            <text:p>159520360</text:p>
          </table:table-cell>
          <table:table-cell office:value-type="float" office:value="81282144" calcext:value-type="float">
            <text:p>81282144</text:p>
          </table:table-cell>
          <table:table-cell office:value-type="float" office:value="68550992" calcext:value-type="float">
            <text:p>68550992</text:p>
          </table:table-cell>
          <table:table-cell office:value-type="float" office:value="46077968" calcext:value-type="float">
            <text:p>46077968</text:p>
          </table:table-cell>
          <table:table-cell office:value-type="float" office:value="121462168" calcext:value-type="float">
            <text:p>121462168</text:p>
          </table:table-cell>
          <table:table-cell office:value-type="float" office:value="500525040" calcext:value-type="float">
            <text:p>500525040</text:p>
          </table:table-cell>
          <table:table-cell office:value-type="float" office:value="281436064" calcext:value-type="float">
            <text:p>281436064</text:p>
          </table:table-cell>
          <table:table-cell office:value-type="float" office:value="264753408" calcext:value-type="float">
            <text:p>264753408</text:p>
          </table:table-cell>
          <table:table-cell office:value-type="float" office:value="207025288" calcext:value-type="float">
            <text:p>207025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357032" calcext:value-type="float">
            <text:p>23357032</text:p>
          </table:table-cell>
          <table:table-cell office:value-type="float" office:value="159573248" calcext:value-type="float">
            <text:p>159573248</text:p>
          </table:table-cell>
          <table:table-cell office:value-type="float" office:value="81374768" calcext:value-type="float">
            <text:p>81374768</text:p>
          </table:table-cell>
          <table:table-cell office:value-type="float" office:value="68566384" calcext:value-type="float">
            <text:p>68566384</text:p>
          </table:table-cell>
          <table:table-cell office:value-type="float" office:value="46088872" calcext:value-type="float">
            <text:p>46088872</text:p>
          </table:table-cell>
          <table:table-cell office:value-type="float" office:value="122062416" calcext:value-type="float">
            <text:p>122062416</text:p>
          </table:table-cell>
          <table:table-cell office:value-type="float" office:value="501832480" calcext:value-type="float">
            <text:p>501832480</text:p>
          </table:table-cell>
          <table:table-cell office:value-type="float" office:value="281519512" calcext:value-type="float">
            <text:p>281519512</text:p>
          </table:table-cell>
          <table:table-cell office:value-type="float" office:value="265880000" calcext:value-type="float">
            <text:p>265880000</text:p>
          </table:table-cell>
          <table:table-cell office:value-type="float" office:value="209772624" calcext:value-type="float">
            <text:p>209772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250968" calcext:value-type="float">
            <text:p>24250968</text:p>
          </table:table-cell>
          <table:table-cell office:value-type="float" office:value="159629600" calcext:value-type="float">
            <text:p>159629600</text:p>
          </table:table-cell>
          <table:table-cell office:value-type="float" office:value="81420880" calcext:value-type="float">
            <text:p>81420880</text:p>
          </table:table-cell>
          <table:table-cell office:value-type="float" office:value="68621696" calcext:value-type="float">
            <text:p>68621696</text:p>
          </table:table-cell>
          <table:table-cell office:value-type="float" office:value="46090272" calcext:value-type="float">
            <text:p>46090272</text:p>
          </table:table-cell>
          <table:table-cell office:value-type="float" office:value="122232464" calcext:value-type="float">
            <text:p>122232464</text:p>
          </table:table-cell>
          <table:table-cell office:value-type="float" office:value="501950368" calcext:value-type="float">
            <text:p>501950368</text:p>
          </table:table-cell>
          <table:table-cell office:value-type="float" office:value="281527296" calcext:value-type="float">
            <text:p>281527296</text:p>
          </table:table-cell>
          <table:table-cell office:value-type="float" office:value="266532408" calcext:value-type="float">
            <text:p>266532408</text:p>
          </table:table-cell>
          <table:table-cell office:value-type="float" office:value="210311448" calcext:value-type="float">
            <text:p>210311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475656" calcext:value-type="float">
            <text:p>24475656</text:p>
          </table:table-cell>
          <table:table-cell office:value-type="float" office:value="159777344" calcext:value-type="float">
            <text:p>159777344</text:p>
          </table:table-cell>
          <table:table-cell office:value-type="float" office:value="81433920" calcext:value-type="float">
            <text:p>81433920</text:p>
          </table:table-cell>
          <table:table-cell office:value-type="float" office:value="68647680" calcext:value-type="float">
            <text:p>68647680</text:p>
          </table:table-cell>
          <table:table-cell office:value-type="float" office:value="46117520" calcext:value-type="float">
            <text:p>46117520</text:p>
          </table:table-cell>
          <table:table-cell office:value-type="float" office:value="122339528" calcext:value-type="float">
            <text:p>122339528</text:p>
          </table:table-cell>
          <table:table-cell office:value-type="float" office:value="502910744" calcext:value-type="float">
            <text:p>502910744</text:p>
          </table:table-cell>
          <table:table-cell office:value-type="float" office:value="281553152" calcext:value-type="float">
            <text:p>281553152</text:p>
          </table:table-cell>
          <table:table-cell office:value-type="float" office:value="266679576" calcext:value-type="float">
            <text:p>266679576</text:p>
          </table:table-cell>
          <table:table-cell office:value-type="float" office:value="211139752" calcext:value-type="float">
            <text:p>211139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578400" calcext:value-type="float">
            <text:p>24578400</text:p>
          </table:table-cell>
          <table:table-cell office:value-type="float" office:value="159837384" calcext:value-type="float">
            <text:p>159837384</text:p>
          </table:table-cell>
          <table:table-cell office:value-type="float" office:value="81470824" calcext:value-type="float">
            <text:p>81470824</text:p>
          </table:table-cell>
          <table:table-cell office:value-type="float" office:value="68651712" calcext:value-type="float">
            <text:p>68651712</text:p>
          </table:table-cell>
          <table:table-cell office:value-type="float" office:value="46117880" calcext:value-type="float">
            <text:p>46117880</text:p>
          </table:table-cell>
          <table:table-cell office:value-type="float" office:value="127395432" calcext:value-type="float">
            <text:p>127395432</text:p>
          </table:table-cell>
          <table:table-cell office:value-type="float" office:value="503338584" calcext:value-type="float">
            <text:p>503338584</text:p>
          </table:table-cell>
          <table:table-cell office:value-type="float" office:value="282262664" calcext:value-type="float">
            <text:p>282262664</text:p>
          </table:table-cell>
          <table:table-cell office:value-type="float" office:value="267154336" calcext:value-type="float">
            <text:p>267154336</text:p>
          </table:table-cell>
          <table:table-cell office:value-type="float" office:value="211160880" calcext:value-type="float">
            <text:p>2111608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690232" calcext:value-type="float">
            <text:p>24690232</text:p>
          </table:table-cell>
          <table:table-cell office:value-type="float" office:value="159901584" calcext:value-type="float">
            <text:p>159901584</text:p>
          </table:table-cell>
          <table:table-cell office:value-type="float" office:value="81547200" calcext:value-type="float">
            <text:p>81547200</text:p>
          </table:table-cell>
          <table:table-cell office:value-type="float" office:value="68652096" calcext:value-type="float">
            <text:p>68652096</text:p>
          </table:table-cell>
          <table:table-cell office:value-type="float" office:value="46119896" calcext:value-type="float">
            <text:p>46119896</text:p>
          </table:table-cell>
          <table:table-cell office:value-type="float" office:value="127985752" calcext:value-type="float">
            <text:p>127985752</text:p>
          </table:table-cell>
          <table:table-cell office:value-type="float" office:value="504109176" calcext:value-type="float">
            <text:p>504109176</text:p>
          </table:table-cell>
          <table:table-cell office:value-type="float" office:value="282465144" calcext:value-type="float">
            <text:p>282465144</text:p>
          </table:table-cell>
          <table:table-cell office:value-type="float" office:value="267660712" calcext:value-type="float">
            <text:p>267660712</text:p>
          </table:table-cell>
          <table:table-cell office:value-type="float" office:value="211265648" calcext:value-type="float">
            <text:p>211265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739824" calcext:value-type="float">
            <text:p>24739824</text:p>
          </table:table-cell>
          <table:table-cell office:value-type="float" office:value="159906656" calcext:value-type="float">
            <text:p>159906656</text:p>
          </table:table-cell>
          <table:table-cell office:value-type="float" office:value="81751872" calcext:value-type="float">
            <text:p>81751872</text:p>
          </table:table-cell>
          <table:table-cell office:value-type="float" office:value="68656440" calcext:value-type="float">
            <text:p>68656440</text:p>
          </table:table-cell>
          <table:table-cell office:value-type="float" office:value="46150936" calcext:value-type="float">
            <text:p>46150936</text:p>
          </table:table-cell>
          <table:table-cell office:value-type="float" office:value="127995992" calcext:value-type="float">
            <text:p>127995992</text:p>
          </table:table-cell>
          <table:table-cell office:value-type="float" office:value="510168616" calcext:value-type="float">
            <text:p>510168616</text:p>
          </table:table-cell>
          <table:table-cell office:value-type="float" office:value="284782904" calcext:value-type="float">
            <text:p>284782904</text:p>
          </table:table-cell>
          <table:table-cell office:value-type="float" office:value="267829512" calcext:value-type="float">
            <text:p>267829512</text:p>
          </table:table-cell>
          <table:table-cell office:value-type="float" office:value="211406584" calcext:value-type="float">
            <text:p>211406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083800" calcext:value-type="float">
            <text:p>25083800</text:p>
          </table:table-cell>
          <table:table-cell office:value-type="float" office:value="160163800" calcext:value-type="float">
            <text:p>160163800</text:p>
          </table:table-cell>
          <table:table-cell office:value-type="float" office:value="82189816" calcext:value-type="float">
            <text:p>82189816</text:p>
          </table:table-cell>
          <table:table-cell office:value-type="float" office:value="68666056" calcext:value-type="float">
            <text:p>68666056</text:p>
          </table:table-cell>
          <table:table-cell office:value-type="float" office:value="46242624" calcext:value-type="float">
            <text:p>46242624</text:p>
          </table:table-cell>
          <table:table-cell office:value-type="float" office:value="128033176" calcext:value-type="float">
            <text:p>128033176</text:p>
          </table:table-cell>
          <table:table-cell office:value-type="float" office:value="512404176" calcext:value-type="float">
            <text:p>512404176</text:p>
          </table:table-cell>
          <table:table-cell office:value-type="float" office:value="285960944" calcext:value-type="float">
            <text:p>285960944</text:p>
          </table:table-cell>
          <table:table-cell office:value-type="float" office:value="267989064" calcext:value-type="float">
            <text:p>267989064</text:p>
          </table:table-cell>
          <table:table-cell office:value-type="float" office:value="211889024" calcext:value-type="float">
            <text:p>211889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420832" calcext:value-type="float">
            <text:p>25420832</text:p>
          </table:table-cell>
          <table:table-cell office:value-type="float" office:value="160340504" calcext:value-type="float">
            <text:p>160340504</text:p>
          </table:table-cell>
          <table:table-cell office:value-type="float" office:value="82242760" calcext:value-type="float">
            <text:p>82242760</text:p>
          </table:table-cell>
          <table:table-cell office:value-type="float" office:value="68760848" calcext:value-type="float">
            <text:p>68760848</text:p>
          </table:table-cell>
          <table:table-cell office:value-type="float" office:value="46361424" calcext:value-type="float">
            <text:p>46361424</text:p>
          </table:table-cell>
          <table:table-cell office:value-type="float" office:value="128034040" calcext:value-type="float">
            <text:p>128034040</text:p>
          </table:table-cell>
          <table:table-cell office:value-type="float" office:value="515210248" calcext:value-type="float">
            <text:p>515210248</text:p>
          </table:table-cell>
          <table:table-cell office:value-type="float" office:value="286099888" calcext:value-type="float">
            <text:p>286099888</text:p>
          </table:table-cell>
          <table:table-cell office:value-type="float" office:value="268059800" calcext:value-type="float">
            <text:p>268059800</text:p>
          </table:table-cell>
          <table:table-cell office:value-type="float" office:value="213106360" calcext:value-type="float">
            <text:p>2131063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518336" calcext:value-type="float">
            <text:p>25518336</text:p>
          </table:table-cell>
          <table:table-cell office:value-type="float" office:value="160415224" calcext:value-type="float">
            <text:p>160415224</text:p>
          </table:table-cell>
          <table:table-cell office:value-type="float" office:value="82305184" calcext:value-type="float">
            <text:p>82305184</text:p>
          </table:table-cell>
          <table:table-cell office:value-type="float" office:value="68785512" calcext:value-type="float">
            <text:p>68785512</text:p>
          </table:table-cell>
          <table:table-cell office:value-type="float" office:value="46463600" calcext:value-type="float">
            <text:p>46463600</text:p>
          </table:table-cell>
          <table:table-cell office:value-type="float" office:value="129240504" calcext:value-type="float">
            <text:p>129240504</text:p>
          </table:table-cell>
          <table:table-cell office:value-type="float" office:value="515661768" calcext:value-type="float">
            <text:p>515661768</text:p>
          </table:table-cell>
          <table:table-cell office:value-type="float" office:value="286866800" calcext:value-type="float">
            <text:p>286866800</text:p>
          </table:table-cell>
          <table:table-cell office:value-type="float" office:value="268159768" calcext:value-type="float">
            <text:p>268159768</text:p>
          </table:table-cell>
          <table:table-cell office:value-type="float" office:value="213173288" calcext:value-type="float">
            <text:p>213173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521504" calcext:value-type="float">
            <text:p>25521504</text:p>
          </table:table-cell>
          <table:table-cell office:value-type="float" office:value="160568328" calcext:value-type="float">
            <text:p>160568328</text:p>
          </table:table-cell>
          <table:table-cell office:value-type="float" office:value="82494216" calcext:value-type="float">
            <text:p>82494216</text:p>
          </table:table-cell>
          <table:table-cell office:value-type="float" office:value="68791032" calcext:value-type="float">
            <text:p>68791032</text:p>
          </table:table-cell>
          <table:table-cell office:value-type="float" office:value="46515800" calcext:value-type="float">
            <text:p>46515800</text:p>
          </table:table-cell>
          <table:table-cell office:value-type="float" office:value="131110736" calcext:value-type="float">
            <text:p>131110736</text:p>
          </table:table-cell>
          <table:table-cell office:value-type="float" office:value="516878112" calcext:value-type="float">
            <text:p>516878112</text:p>
          </table:table-cell>
          <table:table-cell office:value-type="float" office:value="287725912" calcext:value-type="float">
            <text:p>287725912</text:p>
          </table:table-cell>
          <table:table-cell office:value-type="float" office:value="269185144" calcext:value-type="float">
            <text:p>269185144</text:p>
          </table:table-cell>
          <table:table-cell office:value-type="float" office:value="216205368" calcext:value-type="float">
            <text:p>216205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96520" calcext:value-type="float">
            <text:p>25696520</text:p>
          </table:table-cell>
          <table:table-cell office:value-type="float" office:value="160852320" calcext:value-type="float">
            <text:p>160852320</text:p>
          </table:table-cell>
          <table:table-cell office:value-type="float" office:value="82606656" calcext:value-type="float">
            <text:p>82606656</text:p>
          </table:table-cell>
          <table:table-cell office:value-type="float" office:value="68892304" calcext:value-type="float">
            <text:p>68892304</text:p>
          </table:table-cell>
          <table:table-cell office:value-type="float" office:value="46644544" calcext:value-type="float">
            <text:p>46644544</text:p>
          </table:table-cell>
          <table:table-cell office:value-type="float" office:value="131394160" calcext:value-type="float">
            <text:p>131394160</text:p>
          </table:table-cell>
          <table:table-cell office:value-type="float" office:value="517464712" calcext:value-type="float">
            <text:p>517464712</text:p>
          </table:table-cell>
          <table:table-cell office:value-type="float" office:value="287970568" calcext:value-type="float">
            <text:p>287970568</text:p>
          </table:table-cell>
          <table:table-cell office:value-type="float" office:value="271293584" calcext:value-type="float">
            <text:p>271293584</text:p>
          </table:table-cell>
          <table:table-cell office:value-type="float" office:value="217449912" calcext:value-type="float">
            <text:p>217449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895832" calcext:value-type="float">
            <text:p>25895832</text:p>
          </table:table-cell>
          <table:table-cell office:value-type="float" office:value="161078080" calcext:value-type="float">
            <text:p>161078080</text:p>
          </table:table-cell>
          <table:table-cell office:value-type="float" office:value="82760224" calcext:value-type="float">
            <text:p>82760224</text:p>
          </table:table-cell>
          <table:table-cell office:value-type="float" office:value="68896472" calcext:value-type="float">
            <text:p>68896472</text:p>
          </table:table-cell>
          <table:table-cell office:value-type="float" office:value="46656800" calcext:value-type="float">
            <text:p>46656800</text:p>
          </table:table-cell>
          <table:table-cell office:value-type="float" office:value="131657752" calcext:value-type="float">
            <text:p>131657752</text:p>
          </table:table-cell>
          <table:table-cell office:value-type="float" office:value="518985096" calcext:value-type="float">
            <text:p>518985096</text:p>
          </table:table-cell>
          <table:table-cell office:value-type="float" office:value="288422296" calcext:value-type="float">
            <text:p>288422296</text:p>
          </table:table-cell>
          <table:table-cell office:value-type="float" office:value="273986184" calcext:value-type="float">
            <text:p>273986184</text:p>
          </table:table-cell>
          <table:table-cell office:value-type="float" office:value="217648704" calcext:value-type="float">
            <text:p>217648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243872" calcext:value-type="float">
            <text:p>26243872</text:p>
          </table:table-cell>
          <table:table-cell office:value-type="float" office:value="161109672" calcext:value-type="float">
            <text:p>161109672</text:p>
          </table:table-cell>
          <table:table-cell office:value-type="float" office:value="82912216" calcext:value-type="float">
            <text:p>82912216</text:p>
          </table:table-cell>
          <table:table-cell office:value-type="float" office:value="68957040" calcext:value-type="float">
            <text:p>68957040</text:p>
          </table:table-cell>
          <table:table-cell office:value-type="float" office:value="46710832" calcext:value-type="float">
            <text:p>46710832</text:p>
          </table:table-cell>
          <table:table-cell office:value-type="float" office:value="134189200" calcext:value-type="float">
            <text:p>134189200</text:p>
          </table:table-cell>
          <table:table-cell office:value-type="float" office:value="521993280" calcext:value-type="float">
            <text:p>521993280</text:p>
          </table:table-cell>
          <table:table-cell office:value-type="float" office:value="294166216" calcext:value-type="float">
            <text:p>294166216</text:p>
          </table:table-cell>
          <table:table-cell office:value-type="float" office:value="275044936" calcext:value-type="float">
            <text:p>275044936</text:p>
          </table:table-cell>
          <table:table-cell office:value-type="float" office:value="222788688" calcext:value-type="float">
            <text:p>222788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348800" calcext:value-type="float">
            <text:p>26348800</text:p>
          </table:table-cell>
          <table:table-cell office:value-type="float" office:value="161480344" calcext:value-type="float">
            <text:p>161480344</text:p>
          </table:table-cell>
          <table:table-cell office:value-type="float" office:value="83228344" calcext:value-type="float">
            <text:p>83228344</text:p>
          </table:table-cell>
          <table:table-cell office:value-type="float" office:value="69065368" calcext:value-type="float">
            <text:p>69065368</text:p>
          </table:table-cell>
          <table:table-cell office:value-type="float" office:value="46800752" calcext:value-type="float">
            <text:p>46800752</text:p>
          </table:table-cell>
          <table:table-cell office:value-type="float" office:value="134391456" calcext:value-type="float">
            <text:p>134391456</text:p>
          </table:table-cell>
          <table:table-cell office:value-type="float" office:value="522297088" calcext:value-type="float">
            <text:p>522297088</text:p>
          </table:table-cell>
          <table:table-cell office:value-type="float" office:value="296986248" calcext:value-type="float">
            <text:p>296986248</text:p>
          </table:table-cell>
          <table:table-cell office:value-type="float" office:value="275773512" calcext:value-type="float">
            <text:p>275773512</text:p>
          </table:table-cell>
          <table:table-cell office:value-type="float" office:value="223993880" calcext:value-type="float">
            <text:p>2239938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760448" calcext:value-type="float">
            <text:p>26760448</text:p>
          </table:table-cell>
          <table:table-cell office:value-type="float" office:value="161591904" calcext:value-type="float">
            <text:p>161591904</text:p>
          </table:table-cell>
          <table:table-cell office:value-type="float" office:value="83579040" calcext:value-type="float">
            <text:p>83579040</text:p>
          </table:table-cell>
          <table:table-cell office:value-type="float" office:value="69105048" calcext:value-type="float">
            <text:p>69105048</text:p>
          </table:table-cell>
          <table:table-cell office:value-type="float" office:value="46831336" calcext:value-type="float">
            <text:p>46831336</text:p>
          </table:table-cell>
          <table:table-cell office:value-type="float" office:value="134633376" calcext:value-type="float">
            <text:p>134633376</text:p>
          </table:table-cell>
          <table:table-cell office:value-type="float" office:value="524490096" calcext:value-type="float">
            <text:p>524490096</text:p>
          </table:table-cell>
          <table:table-cell office:value-type="float" office:value="298339224" calcext:value-type="float">
            <text:p>298339224</text:p>
          </table:table-cell>
          <table:table-cell office:value-type="float" office:value="280957552" calcext:value-type="float">
            <text:p>280957552</text:p>
          </table:table-cell>
          <table:table-cell office:value-type="float" office:value="225336824" calcext:value-type="float">
            <text:p>225336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769608" calcext:value-type="float">
            <text:p>26769608</text:p>
          </table:table-cell>
          <table:table-cell office:value-type="float" office:value="162323832" calcext:value-type="float">
            <text:p>162323832</text:p>
          </table:table-cell>
          <table:table-cell office:value-type="float" office:value="84113568" calcext:value-type="float">
            <text:p>84113568</text:p>
          </table:table-cell>
          <table:table-cell office:value-type="float" office:value="69223592" calcext:value-type="float">
            <text:p>69223592</text:p>
          </table:table-cell>
          <table:table-cell office:value-type="float" office:value="46839960" calcext:value-type="float">
            <text:p>46839960</text:p>
          </table:table-cell>
          <table:table-cell office:value-type="float" office:value="140828520" calcext:value-type="float">
            <text:p>140828520</text:p>
          </table:table-cell>
          <table:table-cell office:value-type="float" office:value="524940088" calcext:value-type="float">
            <text:p>524940088</text:p>
          </table:table-cell>
          <table:table-cell office:value-type="float" office:value="301108576" calcext:value-type="float">
            <text:p>301108576</text:p>
          </table:table-cell>
          <table:table-cell office:value-type="float" office:value="282025392" calcext:value-type="float">
            <text:p>282025392</text:p>
          </table:table-cell>
          <table:table-cell office:value-type="float" office:value="230270024" calcext:value-type="float">
            <text:p>230270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773088" calcext:value-type="float">
            <text:p>26773088</text:p>
          </table:table-cell>
          <table:table-cell office:value-type="float" office:value="162665336" calcext:value-type="float">
            <text:p>162665336</text:p>
          </table:table-cell>
          <table:table-cell office:value-type="float" office:value="84912392" calcext:value-type="float">
            <text:p>84912392</text:p>
          </table:table-cell>
          <table:table-cell office:value-type="float" office:value="69416176" calcext:value-type="float">
            <text:p>69416176</text:p>
          </table:table-cell>
          <table:table-cell office:value-type="float" office:value="46959936" calcext:value-type="float">
            <text:p>46959936</text:p>
          </table:table-cell>
          <table:table-cell office:value-type="float" office:value="142841008" calcext:value-type="float">
            <text:p>142841008</text:p>
          </table:table-cell>
          <table:table-cell office:value-type="float" office:value="527097864" calcext:value-type="float">
            <text:p>527097864</text:p>
          </table:table-cell>
          <table:table-cell office:value-type="float" office:value="302104232" calcext:value-type="float">
            <text:p>302104232</text:p>
          </table:table-cell>
          <table:table-cell office:value-type="float" office:value="283291920" calcext:value-type="float">
            <text:p>283291920</text:p>
          </table:table-cell>
          <table:table-cell office:value-type="float" office:value="230328288" calcext:value-type="float">
            <text:p>230328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852016" calcext:value-type="float">
            <text:p>26852016</text:p>
          </table:table-cell>
          <table:table-cell office:value-type="float" office:value="164110568" calcext:value-type="float">
            <text:p>164110568</text:p>
          </table:table-cell>
          <table:table-cell office:value-type="float" office:value="85667096" calcext:value-type="float">
            <text:p>85667096</text:p>
          </table:table-cell>
          <table:table-cell office:value-type="float" office:value="69677168" calcext:value-type="float">
            <text:p>69677168</text:p>
          </table:table-cell>
          <table:table-cell office:value-type="float" office:value="47295352" calcext:value-type="float">
            <text:p>47295352</text:p>
          </table:table-cell>
          <table:table-cell office:value-type="float" office:value="147360896" calcext:value-type="float">
            <text:p>147360896</text:p>
          </table:table-cell>
          <table:table-cell office:value-type="float" office:value="528601504" calcext:value-type="float">
            <text:p>528601504</text:p>
          </table:table-cell>
          <table:table-cell office:value-type="float" office:value="306321904" calcext:value-type="float">
            <text:p>306321904</text:p>
          </table:table-cell>
          <table:table-cell office:value-type="float" office:value="291077552" calcext:value-type="float">
            <text:p>291077552</text:p>
          </table:table-cell>
          <table:table-cell office:value-type="float" office:value="233729968" calcext:value-type="float">
            <text:p>233729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194008" calcext:value-type="float">
            <text:p>27194008</text:p>
          </table:table-cell>
          <table:table-cell office:value-type="float" office:value="166834944" calcext:value-type="float">
            <text:p>166834944</text:p>
          </table:table-cell>
          <table:table-cell office:value-type="float" office:value="86013264" calcext:value-type="float">
            <text:p>86013264</text:p>
          </table:table-cell>
          <table:table-cell office:value-type="float" office:value="70131288" calcext:value-type="float">
            <text:p>70131288</text:p>
          </table:table-cell>
          <table:table-cell office:value-type="float" office:value="48967520" calcext:value-type="float">
            <text:p>48967520</text:p>
          </table:table-cell>
          <table:table-cell office:value-type="float" office:value="152924216" calcext:value-type="float">
            <text:p>152924216</text:p>
          </table:table-cell>
          <table:table-cell office:value-type="float" office:value="536023664" calcext:value-type="float">
            <text:p>536023664</text:p>
          </table:table-cell>
          <table:table-cell office:value-type="float" office:value="308093904" calcext:value-type="float">
            <text:p>308093904</text:p>
          </table:table-cell>
          <table:table-cell office:value-type="float" office:value="292645352" calcext:value-type="float">
            <text:p>292645352</text:p>
          </table:table-cell>
          <table:table-cell office:value-type="float" office:value="234365688" calcext:value-type="float">
            <text:p>234365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220408" calcext:value-type="float">
            <text:p>27220408</text:p>
          </table:table-cell>
          <table:table-cell office:value-type="float" office:value="169010048" calcext:value-type="float">
            <text:p>169010048</text:p>
          </table:table-cell>
          <table:table-cell office:value-type="float" office:value="91519064" calcext:value-type="float">
            <text:p>91519064</text:p>
          </table:table-cell>
          <table:table-cell office:value-type="float" office:value="71524952" calcext:value-type="float">
            <text:p>71524952</text:p>
          </table:table-cell>
          <table:table-cell office:value-type="float" office:value="49204560" calcext:value-type="float">
            <text:p>49204560</text:p>
          </table:table-cell>
          <table:table-cell office:value-type="float" office:value="160005784" calcext:value-type="float">
            <text:p>160005784</text:p>
          </table:table-cell>
          <table:table-cell office:value-type="float" office:value="549041776" calcext:value-type="float">
            <text:p>549041776</text:p>
          </table:table-cell>
          <table:table-cell office:value-type="float" office:value="313325464" calcext:value-type="float">
            <text:p>313325464</text:p>
          </table:table-cell>
          <table:table-cell office:value-type="float" office:value="309055592" calcext:value-type="float">
            <text:p>309055592</text:p>
          </table:table-cell>
          <table:table-cell office:value-type="float" office:value="237139464" calcext:value-type="float">
            <text:p>237139464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K2:Sheet1.K10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 style:data-style-name="N2" text:time-value="21:05:08.720346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4-10-24T21:07:34.759333107</dc:date>
    <meta:editing-duration>P0D</meta:editing-duration>
    <meta:editing-cycles>3</meta:editing-cycles>
    <meta:document-statistic meta:table-count="1" meta:cell-count="100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Sheet1.M3:Sheet1.Q3" chart:error-lower-range="Sheet1.M3:Sheet1.Q3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error-category="cell-range" chart:error-upper-range="Sheet1.M3:Sheet1.Q3" chart:error-lower-range="Sheet1.M3:Sheet1.Q3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M3:Sheet1.Q3" chart:error-lower-range="Sheet1.M3:Sheet1.Q3" char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bar" chart:style-name="ch1">
        <chart:title svg:x="5.6cm" svg:y="0.316cm" chart:style-name="ch2">
          <text:p>Performance Sierpinski</text:p>
        </chart:title>
        <chart:plot-area chart:style-name="ch3" table:cell-range-address="Sheet1.M1:Sheet1.Q2" chart:data-source-has-labels="row" svg:x="1.33cm" svg:y="1.661cm" svg:width="14.029cm" svg:height="6.744cm">
          <chartooo:coordinate-region svg:x="3.248cm" svg:y="1.86cm" svg:width="12.111cm" svg:height="5.898cm"/>
          <chart:axis chart:dimension="x" chart:name="primary-x" chart:style-name="ch4" chartooo:axis-type="auto">
            <chartooo:date-scale/>
            <chart:categories table:cell-range-address="Sheet1.M1:Sheet1.Q1"/>
          </chart:axis>
          <chart:axis chart:dimension="y" chart:name="primary-y" chart:style-name="ch5">
            <chart:title svg:x="0.451cm" svg:y="5.619cm" chart:style-name="ch6">
              <text:p>Tiempo</text:p>
            </chart:title>
            <chart:grid chart:style-name="ch7" chart:class="major"/>
          </chart:axis>
          <chart:series chart:style-name="ch8" chart:values-cell-range-address="Sheet1.M2:Sheet1.Q2" chart:class="chart:bar">
            <chart:error-indicator chart:style-name="ch9" chart:dimension="y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M1:Sheet1.Q1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1305632.6112957">
                <text:p>21305632.6112957</text:p>
                <draw:g>
                  <svg:desc>Sheet1.M2:Sheet1.Q2</svg:desc>
                </draw:g>
              </table:table-cell>
              <table:table-cell office:value-type="float" office:value="152193164.398671">
                <text:p>152193164.398671</text:p>
              </table:table-cell>
              <table:table-cell office:value-type="float" office:value="78923792.6245847">
                <text:p>78923792.6245847</text:p>
              </table:table-cell>
              <table:table-cell office:value-type="float" office:value="66131772.1594684">
                <text:p>66131772.1594684</text:p>
              </table:table-cell>
              <table:table-cell office:value-type="float" office:value="45549092.8372093">
                <text:p>45549092.8372093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43859.5627004869">
                <text:p>43859.5627004869</text:p>
                <draw:g>
                  <svg:desc>Sheet1.M3:Sheet1.Q3</svg:desc>
                </draw:g>
              </table:table-cell>
              <table:table-cell office:value-type="float" office:value="854484.421194426">
                <text:p>854484.421194426</text:p>
              </table:table-cell>
              <table:table-cell office:value-type="float" office:value="117578.94761854">
                <text:p>117578.94761854</text:p>
              </table:table-cell>
              <table:table-cell office:value-type="float" office:value="183442.7137864">
                <text:p>183442.7137864</text:p>
              </table:table-cell>
              <table:table-cell office:value-type="float" office:value="64420.3400286049">
                <text:p>64420.3400286049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43859.5627004869">
                <text:p>43859.5627004869</text:p>
                <draw:g>
                  <svg:desc>Sheet1.M3:Sheet1.Q3</svg:desc>
                </draw:g>
              </table:table-cell>
              <table:table-cell office:value-type="float" office:value="854484.421194426">
                <text:p>854484.421194426</text:p>
              </table:table-cell>
              <table:table-cell office:value-type="float" office:value="117578.94761854">
                <text:p>117578.94761854</text:p>
              </table:table-cell>
              <table:table-cell office:value-type="float" office:value="183442.7137864">
                <text:p>183442.7137864</text:p>
              </table:table-cell>
              <table:table-cell office:value-type="float" office:value="64420.3400286049">
                <text:p>64420.34002860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